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Arial" style:font-name-asian="Arial" style:font-name-complex="Arial" fo:font-size="8pt" style:font-size-asian="8pt" style:font-size-complex="8pt"/>
    </style:style>
    <style:style style:name="co1" style:family="table-column">
      <style:table-column-properties fo:break-before="auto" style:column-width="2.98979166666667cm" style:use-optimal-column-width="true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dt_proc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dt_util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_load</text:p>
          </table:table-cell>
          <table:table-cell office:value-type="float" office:value="0.88246380787500001" table:style-name="ce1">
            <text:p>0.882463808</text:p>
          </table:table-cell>
          <table:table-cell office:value-type="float" office:value="0.87796760024999998" table:style-name="ce1">
            <text:p>0.8779676</text:p>
          </table:table-cell>
          <table:table-cell office:value-type="float" office:value="0.88298719962499994" table:style-name="ce1">
            <text:p>0.8829872</text:p>
          </table:table-cell>
          <table:table-cell office:value-type="float" office:value="0.88057158887500009" table:style-name="ce1">
            <text:p>0.880571589</text:p>
          </table:table-cell>
          <table:table-cell office:value-type="float" office:value="0.87321812825" table:style-name="ce1">
            <text:p>0.873218128</text:p>
          </table:table-cell>
          <table:table-cell office:value-type="float" office:value="0.87565348249999997" table:style-name="ce1">
            <text:p>0.875653483</text:p>
          </table:table-cell>
          <table:table-cell office:value-type="float" office:value="0.88005935599999996" table:style-name="ce1">
            <text:p>0.880059356</text:p>
          </table:table-cell>
          <table:table-cell office:value-type="float" office:value="0.87394139362500001" table:style-name="ce1">
            <text:p>0.873941394</text:p>
          </table:table-cell>
          <table:table-cell office:value-type="float" office:value="0.87118020250000006" table:style-name="ce1">
            <text:p>0.871180203</text:p>
          </table:table-cell>
          <table:table-cell office:value-type="float" office:value="0.87300962449999997" table:style-name="ce1">
            <text:p>0.873009625</text:p>
          </table:table-cell>
          <table:table-cell office:value-type="float" office:value="0.88142536750000011" table:style-name="ce1">
            <text:p>0.881425368</text:p>
          </table:table-cell>
          <table:table-cell office:value-type="float" office:value="0.87252691937499993" table:style-name="ce1">
            <text:p>0.872526919</text:p>
          </table:table-cell>
          <table:table-cell office:value-type="float" office:value="0.86525934699999996" table:style-name="ce1">
            <text:p>0.865259347</text:p>
          </table:table-cell>
          <table:table-cell office:value-type="float" office:value="0.84703595649999996" table:style-name="ce1">
            <text:p>0.847035957</text:p>
          </table:table-cell>
          <table:table-cell office:value-type="float" office:value="0.88059662787500004" table:style-name="ce1">
            <text:p>0.880596628</text:p>
          </table:table-cell>
          <table:table-cell office:value-type="float" office:value="0.89382935262499996" table:style-name="ce1">
            <text:p>0.893829353</text:p>
          </table:table-cell>
          <table:table-cell office:value-type="float" office:value="0.867936903875" table:style-name="ce1">
            <text:p>0.867936904</text:p>
          </table:table-cell>
          <table:table-cell office:value-type="float" office:value="0.89019537437499996" table:style-name="ce1">
            <text:p>0.890195374</text:p>
          </table:table-cell>
          <table:table-cell office:value-type="float" office:value="0.86699054937500009" table:style-name="ce1">
            <text:p>0.866990549</text:p>
          </table:table-cell>
          <table:table-cell office:value-type="float" office:value="0.87222301175000005" table:style-name="ce1">
            <text:p>0.87222301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2_load</text:p>
          </table:table-cell>
          <table:table-cell office:value-type="float" office:value="0.90865587530900005" table:style-name="ce1">
            <text:p>0.908655875</text:p>
          </table:table-cell>
          <table:table-cell office:value-type="float" office:value="0.904026066086" table:style-name="ce1">
            <text:p>0.904026066</text:p>
          </table:table-cell>
          <table:table-cell office:value-type="float" office:value="0.90919481927099999" table:style-name="ce1">
            <text:p>0.909194819</text:p>
          </table:table-cell>
          <table:table-cell office:value-type="float" office:value="0.90670743037300006" table:style-name="ce1">
            <text:p>0.90670743</text:p>
          </table:table-cell>
          <table:table-cell office:value-type="float" office:value="0.89913546691800006" table:style-name="ce1">
            <text:p>0.899135467</text:p>
          </table:table-cell>
          <table:table-cell office:value-type="float" office:value="0.90164318597999993" table:style-name="ce1">
            <text:p>0.901643186</text:p>
          </table:table-cell>
          <table:table-cell office:value-type="float" office:value="0.90617997686399998" table:style-name="ce1">
            <text:p>0.906179977</text:p>
          </table:table-cell>
          <table:table-cell office:value-type="float" office:value="0.89988022360700004" table:style-name="ce1">
            <text:p>0.899880224</text:p>
          </table:table-cell>
          <table:table-cell office:value-type="float" office:value="0.89703698566000001" table:style-name="ce1">
            <text:p>0.897036986</text:p>
          </table:table-cell>
          <table:table-cell office:value-type="float" office:value="0.89892076762799999" table:style-name="ce1">
            <text:p>0.898920768</text:p>
          </table:table-cell>
          <table:table-cell office:value-type="float" office:value="0.90758657842000012" table:style-name="ce1">
            <text:p>0.907586578</text:p>
          </table:table-cell>
          <table:table-cell office:value-type="float" office:value="0.89842371926499998" table:style-name="ce1">
            <text:p>0.898423719</text:p>
          </table:table-cell>
          <table:table-cell office:value-type="float" office:value="0.89094019616800002" table:style-name="ce1">
            <text:p>0.890940196</text:p>
          </table:table-cell>
          <table:table-cell office:value-type="float" office:value="0.87217531063600007" table:style-name="ce1">
            <text:p>0.872175311</text:p>
          </table:table-cell>
          <table:table-cell office:value-type="float" office:value="0.90673321338900015" table:style-name="ce1">
            <text:p>0.906733213</text:p>
          </table:table-cell>
          <table:table-cell office:value-type="float" office:value="0.92035913910300005" table:style-name="ce1">
            <text:p>0.920359139</text:p>
          </table:table-cell>
          <table:table-cell office:value-type="float" office:value="0.89369731473299996" table:style-name="ce1">
            <text:p>0.893697315</text:p>
          </table:table-cell>
          <table:table-cell office:value-type="float" office:value="0.9166171797849999" table:style-name="ce1">
            <text:p>0.91661718</text:p>
          </table:table-cell>
          <table:table-cell office:value-type="float" office:value="0.89272283998500002" table:style-name="ce1">
            <text:p>0.89272284</text:p>
          </table:table-cell>
          <table:table-cell office:value-type="float" office:value="0.89811078124200006" table:style-name="ce1">
            <text:p>0.89811078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3_load</text:p>
          </table:table-cell>
          <table:table-cell office:value-type="float" office:value="0.92175190902600002" table:style-name="ce1">
            <text:p>0.921751909</text:p>
          </table:table-cell>
          <table:table-cell office:value-type="float" office:value="0.91705529900399996" table:style-name="ce1">
            <text:p>0.917055299</text:p>
          </table:table-cell>
          <table:table-cell office:value-type="float" office:value="0.92229862909399996" table:style-name="ce1">
            <text:p>0.922298629</text:p>
          </table:table-cell>
          <table:table-cell office:value-type="float" office:value="0.91977535112200015" table:style-name="ce1">
            <text:p>0.919775351</text:p>
          </table:table-cell>
          <table:table-cell office:value-type="float" office:value="0.91209413625200009" table:style-name="ce1">
            <text:p>0.912094136</text:p>
          </table:table-cell>
          <table:table-cell office:value-type="float" office:value="0.91463803771999996" table:style-name="ce1">
            <text:p>0.914638038</text:p>
          </table:table-cell>
          <table:table-cell office:value-type="float" office:value="0.91924028729599994" table:style-name="ce1">
            <text:p>0.919240287</text:p>
          </table:table-cell>
          <table:table-cell office:value-type="float" office:value="0.91284963859800006" table:style-name="ce1">
            <text:p>0.912849639</text:p>
          </table:table-cell>
          <table:table-cell office:value-type="float" office:value="0.90996537724000004" table:style-name="ce1">
            <text:p>0.909965377</text:p>
          </table:table-cell>
          <table:table-cell office:value-type="float" office:value="0.91187633919199995" table:style-name="ce1">
            <text:p>0.911876339</text:p>
          </table:table-cell>
          <table:table-cell office:value-type="float" office:value="0.92066718388000013" table:style-name="ce1">
            <text:p>0.920667184</text:p>
          </table:table-cell>
          <table:table-cell office:value-type="float" office:value="0.91137211921000005" table:style-name="ce1">
            <text:p>0.911372119</text:p>
          </table:table-cell>
          <table:table-cell office:value-type="float" office:value="0.90378062075200005" table:style-name="ce1">
            <text:p>0.903780621</text:p>
          </table:table-cell>
          <table:table-cell office:value-type="float" office:value="0.88474498770400001" table:style-name="ce1">
            <text:p>0.884744988</text:p>
          </table:table-cell>
          <table:table-cell office:value-type="float" office:value="0.91980150614600009" table:style-name="ce1">
            <text:p>0.919801506</text:p>
          </table:table-cell>
          <table:table-cell office:value-type="float" office:value="0.93362403234199998" table:style-name="ce1">
            <text:p>0.933624032</text:p>
          </table:table-cell>
          <table:table-cell office:value-type="float" office:value="0.90657752016199999" table:style-name="ce1">
            <text:p>0.90657752</text:p>
          </table:table-cell>
          <table:table-cell office:value-type="float" office:value="0.92982808248999993" table:style-name="ce1">
            <text:p>0.929828082</text:p>
          </table:table-cell>
          <table:table-cell office:value-type="float" office:value="0.90558898529000009" table:style-name="ce1">
            <text:p>0.905588985</text:p>
          </table:table-cell>
          <table:table-cell office:value-type="float" office:value="0.91105466598800011" table:style-name="ce1">
            <text:p>0.91105466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4_load</text:p>
          </table:table-cell>
          <table:table-cell office:value-type="float" office:value="1.3740687658669999" table:style-name="ce1">
            <text:p>1.374068766</text:p>
          </table:table-cell>
          <table:table-cell office:value-type="float" office:value="1.3670649590179997" table:style-name="ce1">
            <text:p>1.367064959</text:p>
          </table:table-cell>
          <table:table-cell office:value-type="float" office:value="1.3748840606729997" table:style-name="ce1">
            <text:p>1.374884061</text:p>
          </table:table-cell>
          <table:table-cell office:value-type="float" office:value="1.371121229299" table:style-name="ce1">
            <text:p>1.371121229</text:p>
          </table:table-cell>
          <table:table-cell office:value-type="float" office:value="1.3596666386339999" table:style-name="ce1">
            <text:p>1.359666639</text:p>
          </table:table-cell>
          <table:table-cell office:value-type="float" office:value="1.3634602247399998" table:style-name="ce1">
            <text:p>1.363460225</text:p>
          </table:table-cell>
          <table:table-cell office:value-type="float" office:value="1.3703233168319997" table:style-name="ce1">
            <text:p>1.370323317</text:p>
          </table:table-cell>
          <table:table-cell office:value-type="float" office:value="1.360793279441" table:style-name="ce1">
            <text:p>1.360793279</text:p>
          </table:table-cell>
          <table:table-cell office:value-type="float" office:value="1.3564921325799999" table:style-name="ce1">
            <text:p>1.356492133</text:p>
          </table:table-cell>
          <table:table-cell office:value-type="float" office:value="1.3593418493639999" table:style-name="ce1">
            <text:p>1.359341849</text:p>
          </table:table-cell>
          <table:table-cell office:value-type="float" office:value="1.3724511724599999" table:style-name="ce1">
            <text:p>1.372451172</text:p>
          </table:table-cell>
          <table:table-cell office:value-type="float" office:value="1.3585899326949999" table:style-name="ce1">
            <text:p>1.358589933</text:p>
          </table:table-cell>
          <table:table-cell office:value-type="float" office:value="1.347269131384" table:style-name="ce1">
            <text:p>1.347269131</text:p>
          </table:table-cell>
          <table:table-cell office:value-type="float" office:value="1.318882295668" table:style-name="ce1">
            <text:p>1.318882296</text:p>
          </table:table-cell>
          <table:table-cell office:value-type="float" office:value="1.3711602329070001" table:style-name="ce1">
            <text:p>1.371160233</text:p>
          </table:table-cell>
          <table:table-cell office:value-type="float" office:value="1.3917730372889998" table:style-name="ce1">
            <text:p>1.391773037</text:p>
          </table:table-cell>
          <table:table-cell office:value-type="float" office:value="1.3514399999789999" table:style-name="ce1">
            <text:p>1.35144</text:p>
          </table:table-cell>
          <table:table-cell office:value-type="float" office:value="1.3861123374549997" table:style-name="ce1">
            <text:p>1.386112337</text:p>
          </table:table-cell>
          <table:table-cell office:value-type="float" office:value="1.349965850055" table:style-name="ce1">
            <text:p>1.34996585</text:p>
          </table:table-cell>
          <table:table-cell office:value-type="float" office:value="1.358116531446" table:style-name="ce1">
            <text:p>1.35811653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5_load</text:p>
          </table:table-cell>
          <table:table-cell office:value-type="float" office:value="0.35862245919499997" table:style-name="ce1">
            <text:p>0.358622459</text:p>
          </table:table-cell>
          <table:table-cell office:value-type="float" office:value="0.35679828352999998" table:style-name="ce1">
            <text:p>0.356798284</text:p>
          </table:table-cell>
          <table:table-cell office:value-type="float" office:value="0.35883480670499995" table:style-name="ce1">
            <text:p>0.358834807</text:p>
          </table:table-cell>
          <table:table-cell office:value-type="float" office:value="0.35785475891500002" table:style-name="ce1">
            <text:p>0.357854759</text:p>
          </table:table-cell>
          <table:table-cell office:value-type="float" office:value="0.35487135488999999" table:style-name="ce1">
            <text:p>0.354871355</text:p>
          </table:table-cell>
          <table:table-cell office:value-type="float" office:value="0.35585941289999995" table:style-name="ce1">
            <text:p>0.355859413</text:p>
          </table:table-cell>
          <table:table-cell office:value-type="float" office:value="0.35764693871999997" table:style-name="ce1">
            <text:p>0.357646939</text:p>
          </table:table-cell>
          <table:table-cell office:value-type="float" office:value="0.355164793985" table:style-name="ce1">
            <text:p>0.355164794</text:p>
          </table:table-cell>
          <table:table-cell office:value-type="float" office:value="0.35404453929999996" table:style-name="ce1">
            <text:p>0.354044539</text:p>
          </table:table-cell>
          <table:table-cell office:value-type="float" office:value="0.35478676193999997" table:style-name="ce1">
            <text:p>0.354786762</text:p>
          </table:table-cell>
          <table:table-cell office:value-type="float" office:value="0.3582011491" table:style-name="ce1">
            <text:p>0.358201149</text:p>
          </table:table-cell>
          <table:table-cell office:value-type="float" office:value="0.354590921575" table:style-name="ce1">
            <text:p>0.354590922</text:p>
          </table:table-cell>
          <table:table-cell office:value-type="float" office:value="0.35164236363999996" table:style-name="ce1">
            <text:p>0.351642364</text:p>
          </table:table-cell>
          <table:table-cell office:value-type="float" office:value="0.34424887377999996" table:style-name="ce1">
            <text:p>0.344248874</text:p>
          </table:table-cell>
          <table:table-cell office:value-type="float" office:value="0.357864917595" table:style-name="ce1">
            <text:p>0.357864918</text:p>
          </table:table-cell>
          <table:table-cell office:value-type="float" office:value="0.36323362306499996" table:style-name="ce1">
            <text:p>0.363233623</text:p>
          </table:table-cell>
          <table:table-cell office:value-type="float" office:value="0.35272868671499996" table:style-name="ce1">
            <text:p>0.352728687</text:p>
          </table:table-cell>
          <table:table-cell office:value-type="float" office:value="0.36175926617499993" table:style-name="ce1">
            <text:p>0.361759266</text:p>
          </table:table-cell>
          <table:table-cell office:value-type="float" office:value="0.35234473717499998" table:style-name="ce1">
            <text:p>0.352344737</text:p>
          </table:table-cell>
          <table:table-cell office:value-type="float" office:value="0.35446762190999997" table:style-name="ce1">
            <text:p>0.3544676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6_load</text:p>
          </table:table-cell>
          <table:table-cell office:value-type="float" office:value="1.2562044624139999" table:style-name="ce1">
            <text:p>1.256204462</text:p>
          </table:table-cell>
          <table:table-cell office:value-type="float" office:value="1.2498018627559999" table:style-name="ce1">
            <text:p>1.249801863</text:p>
          </table:table-cell>
          <table:table-cell office:value-type="float" office:value="1.2569497722659999" table:style-name="ce1">
            <text:p>1.256949772</text:p>
          </table:table-cell>
          <table:table-cell office:value-type="float" office:value="1.2535099425580001" table:style-name="ce1">
            <text:p>1.253509943</text:p>
          </table:table-cell>
          <table:table-cell office:value-type="float" office:value="1.2430386146279999" table:style-name="ce1">
            <text:p>1.243038615</text:p>
          </table:table-cell>
          <table:table-cell office:value-type="float" office:value="1.2465065590799997" table:style-name="ce1">
            <text:p>1.246506559</text:p>
          </table:table-cell>
          <table:table-cell office:value-type="float" office:value="1.2527805229439999" table:style-name="ce1">
            <text:p>1.252780523</text:p>
          </table:table-cell>
          <table:table-cell office:value-type="float" office:value="1.2440685445219999" table:style-name="ce1">
            <text:p>1.244068545</text:p>
          </table:table-cell>
          <table:table-cell office:value-type="float" office:value="1.2401366083599998" table:style-name="ce1">
            <text:p>1.240136608</text:p>
          </table:table-cell>
          <table:table-cell office:value-type="float" office:value="1.2427417052879999" table:style-name="ce1">
            <text:p>1.242741705</text:p>
          </table:table-cell>
          <table:table-cell office:value-type="float" office:value="1.25472572332" table:style-name="ce1">
            <text:p>1.254725723</text:p>
          </table:table-cell>
          <table:table-cell office:value-type="float" office:value="1.2420543331899998" table:style-name="ce1">
            <text:p>1.242054333</text:p>
          </table:table-cell>
          <table:table-cell office:value-type="float" office:value="1.2317053101279998" table:style-name="ce1">
            <text:p>1.23170531</text:p>
          </table:table-cell>
          <table:table-cell office:value-type="float" office:value="1.2057552020559998" table:style-name="ce1">
            <text:p>1.205755202</text:p>
          </table:table-cell>
          <table:table-cell office:value-type="float" office:value="1.253545598094" table:style-name="ce1">
            <text:p>1.253545598</text:p>
          </table:table-cell>
          <table:table-cell office:value-type="float" office:value="1.2723889981379999" table:style-name="ce1">
            <text:p>1.272388998</text:p>
          </table:table-cell>
          <table:table-cell office:value-type="float" office:value="1.2355181511179998" table:style-name="ce1">
            <text:p>1.235518151</text:p>
          </table:table-cell>
          <table:table-cell office:value-type="float" office:value="1.2672142131099997" table:style-name="ce1">
            <text:p>1.267214213</text:p>
          </table:table-cell>
          <table:table-cell office:value-type="float" office:value="1.23417054231" table:style-name="ce1">
            <text:p>1.234170542</text:p>
          </table:table-cell>
          <table:table-cell office:value-type="float" office:value="1.241621568732" table:style-name="ce1">
            <text:p>1.24162156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7_load</text:p>
          </table:table-cell>
          <table:table-cell office:value-type="float" office:value="1.2622487856679998" table:style-name="ce1">
            <text:p>1.262248786</text:p>
          </table:table-cell>
          <table:table-cell office:value-type="float" office:value="1.2558153548719999" table:style-name="ce1">
            <text:p>1.255815355</text:p>
          </table:table-cell>
          <table:table-cell office:value-type="float" office:value="1.2629976844919999" table:style-name="ce1">
            <text:p>1.262997684</text:p>
          </table:table-cell>
          <table:table-cell office:value-type="float" office:value="1.259541290596" table:style-name="ce1">
            <text:p>1.259541291</text:p>
          </table:table-cell>
          <table:table-cell office:value-type="float" office:value="1.2490195389359999" table:style-name="ce1">
            <text:p>1.249019539</text:p>
          </table:table-cell>
          <table:table-cell office:value-type="float" office:value="1.2525041829599999" table:style-name="ce1">
            <text:p>1.252504183</text:p>
          </table:table-cell>
          <table:table-cell office:value-type="float" office:value="1.2588083585279999" table:style-name="ce1">
            <text:p>1.258808359</text:p>
          </table:table-cell>
          <table:table-cell office:value-type="float" office:value="1.250054428364" table:style-name="ce1">
            <text:p>1.250054428</text:p>
          </table:table-cell>
          <table:table-cell office:value-type="float" office:value="1.24610355832" table:style-name="ce1">
            <text:p>1.246103558</text:p>
          </table:table-cell>
          <table:table-cell office:value-type="float" office:value="1.2487211998559999" table:style-name="ce1">
            <text:p>1.2487212</text:p>
          </table:table-cell>
          <table:table-cell office:value-type="float" office:value="1.2607629258399999" table:style-name="ce1">
            <text:p>1.260762926</text:p>
          </table:table-cell>
          <table:table-cell office:value-type="float" office:value="1.24803051778" table:style-name="ce1">
            <text:p>1.248030518</text:p>
          </table:table-cell>
          <table:table-cell office:value-type="float" office:value="1.2376316599359998" table:style-name="ce1">
            <text:p>1.23763166</text:p>
          </table:table-cell>
          <table:table-cell office:value-type="float" office:value="1.2115565914719999" table:style-name="ce1">
            <text:p>1.211556591</text:p>
          </table:table-cell>
          <table:table-cell office:value-type="float" office:value="1.259577117828" table:style-name="ce1">
            <text:p>1.259577118</text:p>
          </table:table-cell>
          <table:table-cell office:value-type="float" office:value="1.278511256556" table:style-name="ce1">
            <text:p>1.278511257</text:p>
          </table:table-cell>
          <table:table-cell office:value-type="float" office:value="1.2414628613159999" table:style-name="ce1">
            <text:p>1.241462861</text:p>
          </table:table-cell>
          <table:table-cell office:value-type="float" office:value="1.2733115528199999" table:style-name="ce1">
            <text:p>1.273311553</text:p>
          </table:table-cell>
          <table:table-cell office:value-type="float" office:value="1.2401087632199999" table:style-name="ce1">
            <text:p>1.240108763</text:p>
          </table:table-cell>
          <table:table-cell office:value-type="float" office:value="1.247595669384" table:style-name="ce1">
            <text:p>1.24759566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8_load</text:p>
          </table:table-cell>
          <table:table-cell office:value-type="float" office:value="1.1735987112759998" table:style-name="ce1">
            <text:p>1.173598711</text:p>
          </table:table-cell>
          <table:table-cell office:value-type="float" office:value="1.1676174705039997" table:style-name="ce1">
            <text:p>1.167617471</text:p>
          </table:table-cell>
          <table:table-cell office:value-type="float" office:value="1.1742949718439997" table:style-name="ce1">
            <text:p>1.174294972</text:p>
          </table:table-cell>
          <table:table-cell office:value-type="float" office:value="1.1710815193719999" table:style-name="ce1">
            <text:p>1.171081519</text:p>
          </table:table-cell>
          <table:table-cell office:value-type="float" office:value="1.161299315752" table:style-name="ce1">
            <text:p>1.161299316</text:p>
          </table:table-cell>
          <table:table-cell office:value-type="float" office:value="1.1645390327199998" table:style-name="ce1">
            <text:p>1.164539033</text:p>
          </table:table-cell>
          <table:table-cell office:value-type="float" office:value="1.1704001032959996" table:style-name="ce1">
            <text:p>1.170400103</text:p>
          </table:table-cell>
          <table:table-cell office:value-type="float" office:value="1.1622614653479999" table:style-name="ce1">
            <text:p>1.162261465</text:p>
          </table:table-cell>
          <table:table-cell office:value-type="float" office:value="1.1585882922399997" table:style-name="ce1">
            <text:p>1.158588292</text:p>
          </table:table-cell>
          <table:table-cell office:value-type="float" office:value="1.1610219461919997" table:style-name="ce1">
            <text:p>1.161021946</text:p>
          </table:table-cell>
          <table:table-cell office:value-type="float" office:value="1.17221728888" table:style-name="ce1">
            <text:p>1.172217289</text:p>
          </table:table-cell>
          <table:table-cell office:value-type="float" office:value="1.1603798104599998" table:style-name="ce1">
            <text:p>1.16037981</text:p>
          </table:table-cell>
          <table:table-cell office:value-type="float" office:value="1.1507118627519999" table:style-name="ce1">
            <text:p>1.150711863</text:p>
          </table:table-cell>
          <table:table-cell office:value-type="float" office:value="1.1264695467039998" table:style-name="ce1">
            <text:p>1.126469547</text:p>
          </table:table-cell>
          <table:table-cell office:value-type="float" office:value="1.171114828396" table:style-name="ce1">
            <text:p>1.171114828</text:p>
          </table:table-cell>
          <table:table-cell office:value-type="float" office:value="1.1887181330919998" table:style-name="ce1">
            <text:p>1.188718133</text:p>
          </table:table-cell>
          <table:table-cell office:value-type="float" office:value="1.1542737784119999" table:style-name="ce1">
            <text:p>1.154273778</text:p>
          </table:table-cell>
          <table:table-cell office:value-type="float" office:value="1.1838839037399997" table:style-name="ce1">
            <text:p>1.183883904</text:p>
          </table:table-cell>
          <table:table-cell office:value-type="float" office:value="1.1530148565399998" table:style-name="ce1">
            <text:p>1.153014857</text:p>
          </table:table-cell>
          <table:table-cell office:value-type="float" office:value="1.1599755264879998" table:style-name="ce1">
            <text:p>1.15997552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9_load</text:p>
          </table:table-cell>
          <table:table-cell office:value-type="float" office:value="1.0416309868969997" table:style-name="ce1">
            <text:p>1.041630987</text:p>
          </table:table-cell>
          <table:table-cell office:value-type="float" office:value="1.0363228926379997" table:style-name="ce1">
            <text:p>1.036322893</text:p>
          </table:table-cell>
          <table:table-cell office:value-type="float" office:value="1.0422488882429997" table:style-name="ce1">
            <text:p>1.042248888</text:p>
          </table:table-cell>
          <table:table-cell office:value-type="float" office:value="1.0393970872089999" table:style-name="ce1">
            <text:p>1.039397087</text:p>
          </table:table-cell>
          <table:table-cell office:value-type="float" office:value="1.0307158016939999" table:style-name="ce1">
            <text:p>1.030715802</text:p>
          </table:table-cell>
          <table:table-cell office:value-type="float" office:value="1.0335909113399997" table:style-name="ce1">
            <text:p>1.033590911</text:p>
          </table:table-cell>
          <table:table-cell office:value-type="float" office:value="1.0387923597119997" table:style-name="ce1">
            <text:p>1.03879236</text:p>
          </table:table-cell>
          <table:table-cell office:value-type="float" office:value="1.0315696681309998" table:style-name="ce1">
            <text:p>1.031569668</text:p>
          </table:table-cell>
          <table:table-cell office:value-type="float" office:value="1.0283098847799998" table:style-name="ce1">
            <text:p>1.028309885</text:p>
          </table:table-cell>
          <table:table-cell office:value-type="float" office:value="1.0304696481239999" table:style-name="ce1">
            <text:p>1.030469648</text:p>
          </table:table-cell>
          <table:table-cell office:value-type="float" office:value="1.0404050338599999" table:style-name="ce1">
            <text:p>1.040405034</text:p>
          </table:table-cell>
          <table:table-cell office:value-type="float" office:value="1.0298997802449998" table:style-name="ce1">
            <text:p>1.02989978</text:p>
          </table:table-cell>
          <table:table-cell office:value-type="float" office:value="1.0213198919439999" table:style-name="ce1">
            <text:p>1.021319892</text:p>
          </table:table-cell>
          <table:table-cell office:value-type="float" office:value="0.9998058777879999" table:style-name="ce1">
            <text:p>0.999805878</text:p>
          </table:table-cell>
          <table:table-cell office:value-type="float" office:value="1.039426647537" table:style-name="ce1">
            <text:p>1.039426648</text:p>
          </table:table-cell>
          <table:table-cell office:value-type="float" office:value="1.0550488242989997" table:style-name="ce1">
            <text:p>1.055048824</text:p>
          </table:table-cell>
          <table:table-cell office:value-type="float" office:value="1.0244809390889997" table:style-name="ce1">
            <text:p>1.024480939</text:p>
          </table:table-cell>
          <table:table-cell office:value-type="float" office:value="1.0507586534049997" table:style-name="ce1">
            <text:p>1.050758653</text:p>
          </table:table-cell>
          <table:table-cell office:value-type="float" office:value="1.0233637000049998" table:style-name="ce1">
            <text:p>1.0233637</text:p>
          </table:table-cell>
          <table:table-cell office:value-type="float" office:value="1.0295409955859998" table:style-name="ce1">
            <text:p>1.02954099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0_load</text:p>
          </table:table-cell>
          <table:table-cell office:value-type="float" office:value="0.9469365892510001" table:style-name="ce1">
            <text:p>0.946936589</text:p>
          </table:table-cell>
          <table:table-cell office:value-type="float" office:value="0.94211151615400002" table:style-name="ce1">
            <text:p>0.942111516</text:p>
          </table:table-cell>
          <table:table-cell office:value-type="float" office:value="0.947498263369" table:style-name="ce1">
            <text:p>0.947498263</text:p>
          </table:table-cell>
          <table:table-cell office:value-type="float" office:value="0.9449059679470001" table:style-name="ce1">
            <text:p>0.944905968</text:p>
          </table:table-cell>
          <table:table-cell office:value-type="float" office:value="0.93701465420200014" table:style-name="ce1">
            <text:p>0.937014654</text:p>
          </table:table-cell>
          <table:table-cell office:value-type="float" office:value="0.93962813722000005" table:style-name="ce1">
            <text:p>0.939628137</text:p>
          </table:table-cell>
          <table:table-cell office:value-type="float" office:value="0.944356268896" table:style-name="ce1">
            <text:p>0.944356269</text:p>
          </table:table-cell>
          <table:table-cell office:value-type="float" office:value="0.93779082127300006" table:style-name="ce1">
            <text:p>0.937790821</text:p>
          </table:table-cell>
          <table:table-cell office:value-type="float" office:value="0.93482766874000001" table:style-name="ce1">
            <text:p>0.934827669</text:p>
          </table:table-cell>
          <table:table-cell office:value-type="float" office:value="0.93679089989200004" table:style-name="ce1">
            <text:p>0.9367909</text:p>
          </table:table-cell>
          <table:table-cell office:value-type="float" office:value="0.94582219438000015" table:style-name="ce1">
            <text:p>0.945822194</text:p>
          </table:table-cell>
          <table:table-cell office:value-type="float" office:value="0.936272888335" table:style-name="ce1">
            <text:p>0.936272888</text:p>
          </table:table-cell>
          <table:table-cell office:value-type="float" office:value="0.92847374495200008" table:style-name="ce1">
            <text:p>0.928473745</text:p>
          </table:table-cell>
          <table:table-cell office:value-type="float" office:value="0.90891744360400006" table:style-name="ce1">
            <text:p>0.908917444</text:p>
          </table:table-cell>
          <table:table-cell office:value-type="float" office:value="0.94493283837100017" table:style-name="ce1">
            <text:p>0.944932838</text:p>
          </table:table-cell>
          <table:table-cell office:value-type="float" office:value="0.95913344241700005" table:style-name="ce1">
            <text:p>0.959133442</text:p>
          </table:table-cell>
          <table:table-cell office:value-type="float" office:value="0.93134714598700008" table:style-name="ce1">
            <text:p>0.931347146</text:p>
          </table:table-cell>
          <table:table-cell office:value-type="float" office:value="0.95523366461500003" table:style-name="ce1">
            <text:p>0.955233665</text:p>
          </table:table-cell>
          <table:table-cell office:value-type="float" office:value="0.93033157241500009" table:style-name="ce1">
            <text:p>0.930331572</text:p>
          </table:table-cell>
          <table:table-cell office:value-type="float" office:value="0.93594675203800004" table:style-name="ce1">
            <text:p>0.93594675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1_load</text:p>
          </table:table-cell>
          <table:table-cell office:value-type="float" office:value="0.34552642547800005" table:style-name="ce1">
            <text:p>0.345526425</text:p>
          </table:table-cell>
          <table:table-cell office:value-type="float" office:value="0.34376905061200003" table:style-name="ce1">
            <text:p>0.343769051</text:p>
          </table:table-cell>
          <table:table-cell office:value-type="float" office:value="0.34573099688200004" table:style-name="ce1">
            <text:p>0.345730997</text:p>
          </table:table-cell>
          <table:table-cell office:value-type="float" office:value="0.34478683816600003" table:style-name="ce1">
            <text:p>0.344786838</text:p>
          </table:table-cell>
          <table:table-cell office:value-type="float" office:value="0.34191268555600002" table:style-name="ce1">
            <text:p>0.341912686</text:p>
          </table:table-cell>
          <table:table-cell office:value-type="float" office:value="0.34286456116000003" table:style-name="ce1">
            <text:p>0.342864561</text:p>
          </table:table-cell>
          <table:table-cell office:value-type="float" office:value="0.34458662828800002" table:style-name="ce1">
            <text:p>0.344586628</text:p>
          </table:table-cell>
          <table:table-cell office:value-type="float" office:value="0.34219537899400004" table:style-name="ce1">
            <text:p>0.342195379</text:p>
          </table:table-cell>
          <table:table-cell office:value-type="float" office:value="0.34111614772000004" table:style-name="ce1">
            <text:p>0.341116148</text:p>
          </table:table-cell>
          <table:table-cell office:value-type="float" office:value="0.34183119037600002" table:style-name="ce1">
            <text:p>0.34183119</text:p>
          </table:table-cell>
          <table:table-cell office:value-type="float" office:value="0.34512054364000005" table:style-name="ce1">
            <text:p>0.345120544</text:p>
          </table:table-cell>
          <table:table-cell office:value-type="float" office:value="0.34164252163000003" table:style-name="ce1">
            <text:p>0.341642522</text:p>
          </table:table-cell>
          <table:table-cell office:value-type="float" office:value="0.33880193905600003" table:style-name="ce1">
            <text:p>0.338801939</text:p>
          </table:table-cell>
          <table:table-cell office:value-type="float" office:value="0.33167919671200002" table:style-name="ce1">
            <text:p>0.331679197</text:p>
          </table:table-cell>
          <table:table-cell office:value-type="float" office:value="0.34479662483800005" table:style-name="ce1">
            <text:p>0.344796625</text:p>
          </table:table-cell>
          <table:table-cell office:value-type="float" office:value="0.34996872982600002" table:style-name="ce1">
            <text:p>0.34996873</text:p>
          </table:table-cell>
          <table:table-cell office:value-type="float" office:value="0.33984848128600004" table:style-name="ce1">
            <text:p>0.339848481</text:p>
          </table:table-cell>
          <table:table-cell office:value-type="float" office:value="0.34854836347000001" table:style-name="ce1">
            <text:p>0.348548363</text:p>
          </table:table-cell>
          <table:table-cell office:value-type="float" office:value="0.33947859187000007" table:style-name="ce1">
            <text:p>0.339478592</text:p>
          </table:table-cell>
          <table:table-cell office:value-type="float" office:value="0.34152373716400003" table:style-name="ce1">
            <text:p>0.34152373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2_load</text:p>
          </table:table-cell>
          <table:table-cell office:value-type="float" office:value="0.19643311854600001" table:style-name="ce1">
            <text:p>0.196433119</text:p>
          </table:table-cell>
          <table:table-cell office:value-type="float" office:value="0.19543624508399998" table:style-name="ce1">
            <text:p>0.195436245</text:p>
          </table:table-cell>
          <table:table-cell office:value-type="float" office:value="0.19654916197399999" table:style-name="ce1">
            <text:p>0.196549162</text:p>
          </table:table-cell>
          <table:table-cell office:value-type="float" office:value="0.19601358656200002" table:style-name="ce1">
            <text:p>0.196013587</text:p>
          </table:table-cell>
          <table:table-cell office:value-type="float" office:value="0.194383219292" table:style-name="ce1">
            <text:p>0.194383219</text:p>
          </table:table-cell>
          <table:table-cell office:value-type="float" office:value="0.19492317211999999" table:style-name="ce1">
            <text:p>0.194923172</text:p>
          </table:table-cell>
          <table:table-cell office:value-type="float" office:value="0.19590001721599998" table:style-name="ce1">
            <text:p>0.195900017</text:p>
          </table:table-cell>
          <table:table-cell office:value-type="float" office:value="0.194543577558" table:style-name="ce1">
            <text:p>0.194543578</text:p>
          </table:table-cell>
          <table:table-cell office:value-type="float" office:value="0.19393138204000002" table:style-name="ce1">
            <text:p>0.193931382</text:p>
          </table:table-cell>
          <table:table-cell office:value-type="float" office:value="0.194336991032" table:style-name="ce1">
            <text:p>0.194336991</text:p>
          </table:table-cell>
          <table:table-cell office:value-type="float" office:value="0.19620288148000004" table:style-name="ce1">
            <text:p>0.196202881</text:p>
          </table:table-cell>
          <table:table-cell office:value-type="float" office:value="0.19422996841000001" table:style-name="ce1">
            <text:p>0.194229968</text:p>
          </table:table-cell>
          <table:table-cell office:value-type="float" office:value="0.192618643792" table:style-name="ce1">
            <text:p>0.192618644</text:p>
          </table:table-cell>
          <table:table-cell office:value-type="float" office:value="0.188578257784" table:style-name="ce1">
            <text:p>0.188578258</text:p>
          </table:table-cell>
          <table:table-cell office:value-type="float" office:value="0.19601913806600002" table:style-name="ce1">
            <text:p>0.196019138</text:p>
          </table:table-cell>
          <table:table-cell office:value-type="float" office:value="0.19895302218200001" table:style-name="ce1">
            <text:p>0.198953022</text:p>
          </table:table-cell>
          <table:table-cell office:value-type="float" office:value="0.19321229640199999" table:style-name="ce1">
            <text:p>0.193212296</text:p>
          </table:table-cell>
          <table:table-cell office:value-type="float" office:value="0.19814731728999999" table:style-name="ce1">
            <text:p>0.198147317</text:p>
          </table:table-cell>
          <table:table-cell office:value-type="float" office:value="0.19300247609000001" table:style-name="ce1">
            <text:p>0.193002476</text:p>
          </table:table-cell>
          <table:table-cell office:value-type="float" office:value="0.19416258774800002" table:style-name="ce1">
            <text:p>0.19416258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3_load</text:p>
          </table:table-cell>
          <table:table-cell office:value-type="float" office:value="0.20147005459100001" table:style-name="ce1">
            <text:p>0.201470055</text:p>
          </table:table-cell>
          <table:table-cell office:value-type="float" office:value="0.20044748851399999" table:style-name="ce1">
            <text:p>0.200447489</text:p>
          </table:table-cell>
          <table:table-cell office:value-type="float" office:value="0.20158908882900001" table:style-name="ce1">
            <text:p>0.201589089</text:p>
          </table:table-cell>
          <table:table-cell office:value-type="float" office:value="0.20103970992700002" table:style-name="ce1">
            <text:p>0.20103971</text:p>
          </table:table-cell>
          <table:table-cell office:value-type="float" office:value="0.19936732288200001" table:style-name="ce1">
            <text:p>0.199367323</text:p>
          </table:table-cell>
          <table:table-cell office:value-type="float" office:value="0.19992119202" table:style-name="ce1">
            <text:p>0.199921192</text:p>
          </table:table-cell>
          <table:table-cell office:value-type="float" office:value="0.20092321353599998" table:style-name="ce1">
            <text:p>0.200923214</text:p>
          </table:table-cell>
          <table:table-cell office:value-type="float" office:value="0.19953181409300003" table:style-name="ce1">
            <text:p>0.199531814</text:p>
          </table:table-cell>
          <table:table-cell office:value-type="float" office:value="0.19890384034" table:style-name="ce1">
            <text:p>0.19890384</text:p>
          </table:table-cell>
          <table:table-cell office:value-type="float" office:value="0.19931990317199999" table:style-name="ce1">
            <text:p>0.199319903</text:p>
          </table:table-cell>
          <table:table-cell office:value-type="float" office:value="0.20123388358000002" table:style-name="ce1">
            <text:p>0.201233884</text:p>
          </table:table-cell>
          <table:table-cell office:value-type="float" office:value="0.19921012223500001" table:style-name="ce1">
            <text:p>0.199210122</text:p>
          </table:table-cell>
          <table:table-cell office:value-type="float" office:value="0.19755726863200002" table:style-name="ce1">
            <text:p>0.197557269</text:p>
          </table:table-cell>
          <table:table-cell office:value-type="float" office:value="0.19341274896400001" table:style-name="ce1">
            <text:p>0.193412749</text:p>
          </table:table-cell>
          <table:table-cell office:value-type="float" office:value="0.20104540451100003" table:style-name="ce1">
            <text:p>0.201045405</text:p>
          </table:table-cell>
          <table:table-cell office:value-type="float" office:value="0.20405490419700001" table:style-name="ce1">
            <text:p>0.204054904</text:p>
          </table:table-cell>
          <table:table-cell office:value-type="float" office:value="0.19816622156700001" table:style-name="ce1">
            <text:p>0.198166222</text:p>
          </table:table-cell>
          <table:table-cell office:value-type="float" office:value="0.20322843371499999" table:style-name="ce1">
            <text:p>0.203228434</text:p>
          </table:table-cell>
          <table:table-cell office:value-type="float" office:value="0.19795099351500003" table:style-name="ce1">
            <text:p>0.197950994</text:p>
          </table:table-cell>
          <table:table-cell office:value-type="float" office:value="0.19914100495800002" table:style-name="ce1">
            <text:p>0.19914100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4_load</text:p>
          </table:table-cell>
          <table:table-cell office:value-type="float" office:value="0.165204115067" table:style-name="ce1">
            <text:p>0.165204115</text:p>
          </table:table-cell>
          <table:table-cell office:value-type="float" office:value="0.16436653581800001" table:style-name="ce1">
            <text:p>0.164366536</text:p>
          </table:table-cell>
          <table:table-cell office:value-type="float" office:value="0.16530161547300001" table:style-name="ce1">
            <text:p>0.165301615</text:p>
          </table:table-cell>
          <table:table-cell office:value-type="float" office:value="0.16485162169900003" table:style-name="ce1">
            <text:p>0.164851622</text:p>
          </table:table-cell>
          <table:table-cell office:value-type="float" office:value="0.16348177703400002" table:style-name="ce1">
            <text:p>0.163481777</text:p>
          </table:table-cell>
          <table:table-cell office:value-type="float" office:value="0.16393544873999999" table:style-name="ce1">
            <text:p>0.163935449</text:p>
          </table:table-cell>
          <table:table-cell office:value-type="float" office:value="0.16475620003200001" table:style-name="ce1">
            <text:p>0.1647562</text:p>
          </table:table-cell>
          <table:table-cell office:value-type="float" office:value="0.163616511041" table:style-name="ce1">
            <text:p>0.163616511</text:p>
          </table:table-cell>
          <table:table-cell office:value-type="float" office:value="0.16310214058" table:style-name="ce1">
            <text:p>0.163102141</text:p>
          </table:table-cell>
          <table:table-cell office:value-type="float" office:value="0.16344293576400001" table:style-name="ce1">
            <text:p>0.163442936</text:p>
          </table:table-cell>
          <table:table-cell office:value-type="float" office:value="0.16501066846000001" table:style-name="ce1">
            <text:p>0.165010668</text:p>
          </table:table-cell>
          <table:table-cell office:value-type="float" office:value="0.16335301469499999" table:style-name="ce1">
            <text:p>0.163353015</text:p>
          </table:table-cell>
          <table:table-cell office:value-type="float" office:value="0.161999169784" table:style-name="ce1">
            <text:p>0.16199917</text:p>
          </table:table-cell>
          <table:table-cell office:value-type="float" office:value="0.158604412468" table:style-name="ce1">
            <text:p>0.158604412</text:p>
          </table:table-cell>
          <table:table-cell office:value-type="float" office:value="0.16485628610700001" table:style-name="ce1">
            <text:p>0.164856286</text:p>
          </table:table-cell>
          <table:table-cell office:value-type="float" office:value="0.167321353689" table:style-name="ce1">
            <text:p>0.167321354</text:p>
          </table:table-cell>
          <table:table-cell office:value-type="float" office:value="0.16249796037899999" table:style-name="ce1">
            <text:p>0.16249796</text:p>
          </table:table-cell>
          <table:table-cell office:value-type="float" office:value="0.16664439545499998" table:style-name="ce1">
            <text:p>0.166644395</text:p>
          </table:table-cell>
          <table:table-cell office:value-type="float" office:value="0.16232166805500001" table:style-name="ce1">
            <text:p>0.162321668</text:p>
          </table:table-cell>
          <table:table-cell office:value-type="float" office:value="0.16329640104600002" table:style-name="ce1">
            <text:p>0.16329640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5_load</text:p>
          </table:table-cell>
          <table:table-cell office:value-type="float" office:value="0.29787701049230003" table:style-name="ce1">
            <text:p>0.29787701</text:p>
          </table:table-cell>
          <table:table-cell office:value-type="float" office:value="0.29636268776419999" table:style-name="ce1">
            <text:p>0.296362688</text:p>
          </table:table-cell>
          <table:table-cell office:value-type="float" office:value="0.29805328883370003" table:style-name="ce1">
            <text:p>0.298053289</text:p>
          </table:table-cell>
          <table:table-cell office:value-type="float" office:value="0.29723971113310005" table:style-name="ce1">
            <text:p>0.297239711</text:p>
          </table:table-cell>
          <table:table-cell office:value-type="float" office:value="0.29476306559460003" table:style-name="ce1">
            <text:p>0.294763066</text:p>
          </table:table-cell>
          <table:table-cell office:value-type="float" office:value="0.29558329290599999" table:style-name="ce1">
            <text:p>0.295583293</text:p>
          </table:table-cell>
          <table:table-cell office:value-type="float" office:value="0.29706719110079999" table:style-name="ce1">
            <text:p>0.297067191</text:p>
          </table:table-cell>
          <table:table-cell office:value-type="float" office:value="0.29500666137290005" table:style-name="ce1">
            <text:p>0.295006661</text:p>
          </table:table-cell>
          <table:table-cell office:value-type="float" office:value="0.294076692202" table:style-name="ce1">
            <text:p>0.294076692</text:p>
          </table:table-cell>
          <table:table-cell office:value-type="float" office:value="0.29469284153160002" table:style-name="ce1">
            <text:p>0.294692842</text:p>
          </table:table-cell>
          <table:table-cell office:value-type="float" office:value="0.29752726377400007" table:style-name="ce1">
            <text:p>0.297527264</text:p>
          </table:table-cell>
          <table:table-cell office:value-type="float" office:value="0.29453026644550001" table:style-name="ce1">
            <text:p>0.294530266</text:p>
          </table:table-cell>
          <table:table-cell office:value-type="float" office:value="0.29208254806959999" table:style-name="ce1">
            <text:p>0.292082548</text:p>
          </table:table-cell>
          <table:table-cell office:value-type="float" office:value="0.28594491014920004" table:style-name="ce1">
            <text:p>0.28594491</text:p>
          </table:table-cell>
          <table:table-cell office:value-type="float" office:value="0.29724814426830004" table:style-name="ce1">
            <text:p>0.297248144</text:p>
          </table:table-cell>
          <table:table-cell office:value-type="float" office:value="0.30170492596410003" table:style-name="ce1">
            <text:p>0.301704926</text:p>
          </table:table-cell>
          <table:table-cell office:value-type="float" office:value="0.29298434922510003" table:style-name="ce1">
            <text:p>0.292984349</text:p>
          </table:table-cell>
          <table:table-cell office:value-type="float" office:value="0.30048100208950002" table:style-name="ce1">
            <text:p>0.300481002</text:p>
          </table:table-cell>
          <table:table-cell office:value-type="float" office:value="0.29266561702950006" table:style-name="ce1">
            <text:p>0.292665617</text:p>
          </table:table-cell>
          <table:table-cell office:value-type="float" office:value="0.29442791035740001" table:style-name="ce1">
            <text:p>0.2944279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6_load</text:p>
          </table:table-cell>
          <table:table-cell office:value-type="float" office:value="0.36063723361299999" table:style-name="ce1">
            <text:p>0.360637234</text:p>
          </table:table-cell>
          <table:table-cell office:value-type="float" office:value="0.35880278090199996" table:style-name="ce1">
            <text:p>0.358802781</text:p>
          </table:table-cell>
          <table:table-cell office:value-type="float" office:value="0.36085077744699995" table:style-name="ce1">
            <text:p>0.360850777</text:p>
          </table:table-cell>
          <table:table-cell office:value-type="float" office:value="0.35986520826099999" table:style-name="ce1">
            <text:p>0.359865208</text:p>
          </table:table-cell>
          <table:table-cell office:value-type="float" office:value="0.35686499632599999" table:style-name="ce1">
            <text:p>0.356864996</text:p>
          </table:table-cell>
          <table:table-cell office:value-type="float" office:value="0.35785862085999998" table:style-name="ce1">
            <text:p>0.357858621</text:p>
          </table:table-cell>
          <table:table-cell office:value-type="float" office:value="0.35965621724799995" table:style-name="ce1">
            <text:p>0.359656217</text:p>
          </table:table-cell>
          <table:table-cell office:value-type="float" office:value="0.357160088599" table:style-name="ce1">
            <text:p>0.357160089</text:p>
          </table:table-cell>
          <table:table-cell office:value-type="float" office:value="0.35603352261999999" table:style-name="ce1">
            <text:p>0.356033523</text:p>
          </table:table-cell>
          <table:table-cell office:value-type="float" office:value="0.35677992679599996" table:style-name="ce1">
            <text:p>0.356779927</text:p>
          </table:table-cell>
          <table:table-cell office:value-type="float" office:value="0.36021354994000004" table:style-name="ce1">
            <text:p>0.36021355</text:p>
          </table:table-cell>
          <table:table-cell office:value-type="float" office:value="0.35658298310499997" table:style-name="ce1">
            <text:p>0.356582983</text:p>
          </table:table-cell>
          <table:table-cell office:value-type="float" office:value="0.35361781357599997" table:style-name="ce1">
            <text:p>0.353617814</text:p>
          </table:table-cell>
          <table:table-cell office:value-type="float" office:value="0.346182670252" table:style-name="ce1">
            <text:p>0.34618267</text:p>
          </table:table-cell>
          <table:table-cell office:value-type="float" office:value="0.359875424173" table:style-name="ce1">
            <text:p>0.359875424</text:p>
          </table:table-cell>
          <table:table-cell office:value-type="float" office:value="0.36527437587099998" table:style-name="ce1">
            <text:p>0.365274376</text:p>
          </table:table-cell>
          <table:table-cell office:value-type="float" office:value="0.35471025678099999" table:style-name="ce1">
            <text:p>0.354710257</text:p>
          </table:table-cell>
          <table:table-cell office:value-type="float" office:value="0.36379171274499994" table:style-name="ce1">
            <text:p>0.363791713</text:p>
          </table:table-cell>
          <table:table-cell office:value-type="float" office:value="0.35432414414500002" table:style-name="ce1">
            <text:p>0.354324144</text:p>
          </table:table-cell>
          <table:table-cell office:value-type="float" office:value="0.35645898879400001" table:style-name="ce1">
            <text:p>0.35645898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7_load</text:p>
          </table:table-cell>
          <table:table-cell office:value-type="float" office:value="0.31731958362599999" table:style-name="ce1">
            <text:p>0.317319584</text:p>
          </table:table-cell>
          <table:table-cell office:value-type="float" office:value="0.31570608740399997" table:style-name="ce1">
            <text:p>0.315706087</text:p>
          </table:table-cell>
          <table:table-cell office:value-type="float" office:value="0.317507406494" table:style-name="ce1">
            <text:p>0.317507406</text:p>
          </table:table-cell>
          <table:table-cell office:value-type="float" office:value="0.31664054732200003" table:style-name="ce1">
            <text:p>0.316640547</text:p>
          </table:table-cell>
          <table:table-cell office:value-type="float" office:value="0.31400170545200001" table:style-name="ce1">
            <text:p>0.314001705</text:p>
          </table:table-cell>
          <table:table-cell office:value-type="float" office:value="0.31487564971999998" table:style-name="ce1">
            <text:p>0.31487565</text:p>
          </table:table-cell>
          <table:table-cell office:value-type="float" office:value="0.31645672889599996" table:style-name="ce1">
            <text:p>0.316456729</text:p>
          </table:table-cell>
          <table:table-cell office:value-type="float" office:value="0.31426125439800001" table:style-name="ce1">
            <text:p>0.314261254</text:p>
          </table:table-cell>
          <table:table-cell office:value-type="float" office:value="0.31327038124000001" table:style-name="ce1">
            <text:p>0.313270381</text:p>
          </table:table-cell>
          <table:table-cell office:value-type="float" office:value="0.31392688239200001" table:style-name="ce1">
            <text:p>0.313926882</text:p>
          </table:table-cell>
          <table:table-cell office:value-type="float" office:value="0.31694693188" table:style-name="ce1">
            <text:p>0.316946932</text:p>
          </table:table-cell>
          <table:table-cell office:value-type="float" office:value="0.31375366021000001" table:style-name="ce1">
            <text:p>0.31375366</text:p>
          </table:table-cell>
          <table:table-cell office:value-type="float" office:value="0.31114563995200001" table:style-name="ce1">
            <text:p>0.31114564</text:p>
          </table:table-cell>
          <table:table-cell office:value-type="float" office:value="0.30460604610399999" table:style-name="ce1">
            <text:p>0.304606046</text:p>
          </table:table-cell>
          <table:table-cell office:value-type="float" office:value="0.31664953274600005" table:style-name="ce1">
            <text:p>0.316649533</text:p>
          </table:table-cell>
          <table:table-cell office:value-type="float" office:value="0.32139819054199997" table:style-name="ce1">
            <text:p>0.321398191</text:p>
          </table:table-cell>
          <table:table-cell office:value-type="float" office:value="0.31210650036199999" table:style-name="ce1">
            <text:p>0.3121065</text:p>
          </table:table-cell>
          <table:table-cell office:value-type="float" office:value="0.32009411149" table:style-name="ce1">
            <text:p>0.320094111</text:p>
          </table:table-cell>
          <table:table-cell office:value-type="float" office:value="0.31176689429000004" table:style-name="ce1">
            <text:p>0.311766894</text:p>
          </table:table-cell>
          <table:table-cell office:value-type="float" office:value="0.31364460078799999" table:style-name="ce1">
            <text:p>0.31364460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8_load</text:p>
          </table:table-cell>
          <table:table-cell office:value-type="float" office:value="0.27500932084800001" table:style-name="ce1">
            <text:p>0.275009321</text:p>
          </table:table-cell>
          <table:table-cell office:value-type="float" office:value="0.27361164259199999" table:style-name="ce1">
            <text:p>0.273611643</text:p>
          </table:table-cell>
          <table:table-cell office:value-type="float" office:value="0.27517202091199999" table:style-name="ce1">
            <text:p>0.275172021</text:p>
          </table:table-cell>
          <table:table-cell office:value-type="float" office:value="0.27442111105600003" table:style-name="ce1">
            <text:p>0.274421111</text:p>
          </table:table-cell>
          <table:table-cell office:value-type="float" office:value="0.27213523529600003" table:style-name="ce1">
            <text:p>0.272135235</text:p>
          </table:table-cell>
          <table:table-cell office:value-type="float" office:value="0.27289228256000003" table:style-name="ce1">
            <text:p>0.272892283</text:p>
          </table:table-cell>
          <table:table-cell office:value-type="float" office:value="0.27426187980799999" table:style-name="ce1">
            <text:p>0.27426188</text:p>
          </table:table-cell>
          <table:table-cell office:value-type="float" office:value="0.27236006750400005" table:style-name="ce1">
            <text:p>0.272360068</text:p>
          </table:table-cell>
          <table:table-cell office:value-type="float" office:value="0.27150173152000001" table:style-name="ce1">
            <text:p>0.271501732</text:p>
          </table:table-cell>
          <table:table-cell office:value-type="float" office:value="0.27207042041599999" table:style-name="ce1">
            <text:p>0.27207042</text:p>
          </table:table-cell>
          <table:table-cell office:value-type="float" office:value="0.27468651424000007" table:style-name="ce1">
            <text:p>0.274686514</text:p>
          </table:table-cell>
          <table:table-cell office:value-type="float" office:value="0.27192036808000003" table:style-name="ce1">
            <text:p>0.271920368</text:p>
          </table:table-cell>
          <table:table-cell office:value-type="float" office:value="0.26966119129600002" table:style-name="ce1">
            <text:p>0.269661191</text:p>
          </table:table-cell>
          <table:table-cell office:value-type="float" office:value="0.26399632019200003" table:style-name="ce1">
            <text:p>0.26399632</text:p>
          </table:table-cell>
          <table:table-cell office:value-type="float" office:value="0.27442889460800007" table:style-name="ce1">
            <text:p>0.274428895</text:p>
          </table:table-cell>
          <table:table-cell office:value-type="float" office:value="0.27854238161600003" table:style-name="ce1">
            <text:p>0.278542382</text:p>
          </table:table-cell>
          <table:table-cell office:value-type="float" office:value="0.27049352897600004" table:style-name="ce1">
            <text:p>0.270493529</text:p>
          </table:table-cell>
          <table:table-cell office:value-type="float" office:value="0.27741273352000001" table:style-name="ce1">
            <text:p>0.277412734</text:p>
          </table:table-cell>
          <table:table-cell office:value-type="float" office:value="0.27019934792000005" table:style-name="ce1">
            <text:p>0.270199348</text:p>
          </table:table-cell>
          <table:table-cell office:value-type="float" office:value="0.27182589622400005" table:style-name="ce1">
            <text:p>0.27182589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9_load</text:p>
          </table:table-cell>
          <table:table-cell office:value-type="float" office:value="0.52081179984400006" table:style-name="ce1">
            <text:p>0.5208118</text:p>
          </table:table-cell>
          <table:table-cell office:value-type="float" office:value="0.51816032197600004" table:style-name="ce1">
            <text:p>0.518160322</text:p>
          </table:table-cell>
          <table:table-cell office:value-type="float" office:value="0.52112045143599994" table:style-name="ce1">
            <text:p>0.521120451</text:p>
          </table:table-cell>
          <table:table-cell office:value-type="float" office:value="0.51969593126800007" table:style-name="ce1">
            <text:p>0.519695931</text:p>
          </table:table-cell>
          <table:table-cell office:value-type="float" office:value="0.515359490488" table:style-name="ce1">
            <text:p>0.51535949</text:p>
          </table:table-cell>
          <table:table-cell office:value-type="float" office:value="0.51679565368000002" table:style-name="ce1">
            <text:p>0.516795654</text:p>
          </table:table-cell>
          <table:table-cell office:value-type="float" office:value="0.51939386022400003" table:style-name="ce1">
            <text:p>0.51939386</text:p>
          </table:table-cell>
          <table:table-cell office:value-type="float" office:value="0.51578601041200001" table:style-name="ce1">
            <text:p>0.51578601</text:p>
          </table:table-cell>
          <table:table-cell office:value-type="float" office:value="0.51415769655999999" table:style-name="ce1">
            <text:p>0.514157697</text:p>
          </table:table-cell>
          <table:table-cell office:value-type="float" office:value="0.51523653284799997" table:style-name="ce1">
            <text:p>0.515236533</text:p>
          </table:table-cell>
          <table:table-cell office:value-type="float" office:value="0.52019941672000003" table:style-name="ce1">
            <text:p>0.520199417</text:p>
          </table:table-cell>
          <table:table-cell office:value-type="float" office:value="0.51495187474000004" table:style-name="ce1">
            <text:p>0.514951875</text:p>
          </table:table-cell>
          <table:table-cell office:value-type="float" office:value="0.51066608348800002" table:style-name="ce1">
            <text:p>0.510666083</text:p>
          </table:table-cell>
          <table:table-cell office:value-type="float" office:value="0.49991948977600004" table:style-name="ce1">
            <text:p>0.49991949</text:p>
          </table:table-cell>
          <table:table-cell office:value-type="float" office:value="0.51971069712400009" table:style-name="ce1">
            <text:p>0.519710697</text:p>
          </table:table-cell>
          <table:table-cell office:value-type="float" office:value="0.52751422394799996" table:style-name="ce1">
            <text:p>0.527514224</text:p>
          </table:table-cell>
          <table:table-cell office:value-type="float" office:value="0.51224507702800004" table:style-name="ce1">
            <text:p>0.512245077</text:p>
          </table:table-cell>
          <table:table-cell office:value-type="float" office:value="0.52537121505999995" table:style-name="ce1">
            <text:p>0.525371215</text:p>
          </table:table-cell>
          <table:table-cell office:value-type="float" office:value="0.51168699826000008" table:style-name="ce1">
            <text:p>0.511686998</text:p>
          </table:table-cell>
          <table:table-cell office:value-type="float" office:value="0.51477265607200007" table:style-name="ce1">
            <text:p>0.51477265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20_load</text:p>
          </table:table-cell>
          <table:table-cell office:value-type="float" office:value="0.59344441761290012" table:style-name="ce1">
            <text:p>0.593444418</text:p>
          </table:table-cell>
          <table:table-cell office:value-type="float" office:value="0.59042245223660006" table:style-name="ce1">
            <text:p>0.590422452</text:p>
          </table:table-cell>
          <table:table-cell office:value-type="float" office:value="0.59379619668510009" table:style-name="ce1">
            <text:p>0.593796197</text:p>
          </table:table-cell>
          <table:table-cell office:value-type="float" office:value="0.59217263019130006" table:style-name="ce1">
            <text:p>0.59217263</text:p>
          </table:table-cell>
          <table:table-cell office:value-type="float" office:value="0.58723026425580005" table:style-name="ce1">
            <text:p>0.587230264</text:p>
          </table:table-cell>
          <table:table-cell office:value-type="float" office:value="0.58886710063800007" table:style-name="ce1">
            <text:p>0.588867101</text:p>
          </table:table-cell>
          <table:table-cell office:value-type="float" office:value="0.59182835115840005" table:style-name="ce1">
            <text:p>0.591828351</text:p>
          </table:table-cell>
          <table:table-cell office:value-type="float" office:value="0.58771638124670011" table:style-name="ce1">
            <text:p>0.587716381</text:p>
          </table:table-cell>
          <table:table-cell office:value-type="float" office:value="0.58586054524600006" table:style-name="ce1">
            <text:p>0.585860545</text:p>
          </table:table-cell>
          <table:table-cell office:value-type="float" office:value="0.5870901259068001" table:style-name="ce1">
            <text:p>0.587090126</text:p>
          </table:table-cell>
          <table:table-cell office:value-type="float" office:value="0.59274646700200018" table:style-name="ce1">
            <text:p>0.592746467</text:p>
          </table:table-cell>
          <table:table-cell office:value-type="float" office:value="0.58676569289650005" table:style-name="ce1">
            <text:p>0.586765693</text:p>
          </table:table-cell>
          <table:table-cell office:value-type="float" office:value="0.58188105368080001" table:style-name="ce1">
            <text:p>0.581881054</text:p>
          </table:table-cell>
          <table:table-cell office:value-type="float" office:value="0.56963285259160013" table:style-name="ce1">
            <text:p>0.569632853</text:p>
          </table:table-cell>
          <table:table-cell office:value-type="float" office:value="0.59218945926090016" table:style-name="ce1">
            <text:p>0.592189459</text:p>
          </table:table-cell>
          <table:table-cell office:value-type="float" office:value="0.60108336260430006" table:style-name="ce1">
            <text:p>0.601083363</text:p>
          </table:table-cell>
          <table:table-cell office:value-type="float" office:value="0.58368067790730005" table:style-name="ce1">
            <text:p>0.583680678</text:p>
          </table:table-cell>
          <table:table-cell office:value-type="float" office:value="0.59864091390850005" table:style-name="ce1">
            <text:p>0.598640914</text:p>
          </table:table-cell>
          <table:table-cell office:value-type="float" office:value="0.58304461952850006" table:style-name="ce1">
            <text:p>0.58304462</text:p>
          </table:table-cell>
          <table:table-cell office:value-type="float" office:value="0.58656143224020008" table:style-name="ce1">
            <text:p>0.58656143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21_load</text:p>
          </table:table-cell>
          <table:table-cell office:value-type="float" office:value="0.70818582071800007" table:style-name="ce1">
            <text:p>0.708185821</text:p>
          </table:table-cell>
          <table:table-cell office:value-type="float" office:value="0.70457857757200004" table:style-name="ce1">
            <text:p>0.704578578</text:p>
          </table:table-cell>
          <table:table-cell office:value-type="float" office:value="0.70860573044200004" table:style-name="ce1">
            <text:p>0.70860573</text:p>
          </table:table-cell>
          <table:table-cell office:value-type="float" office:value="0.70666772044600012" table:style-name="ce1">
            <text:p>0.70666772</text:p>
          </table:table-cell>
          <table:table-cell office:value-type="float" office:value="0.70076814403600007" table:style-name="ce1">
            <text:p>0.700768144</text:p>
          </table:table-cell>
          <table:table-cell office:value-type="float" office:value="0.70272199396000001" table:style-name="ce1">
            <text:p>0.702721994</text:p>
          </table:table-cell>
          <table:table-cell office:value-type="float" office:value="0.70625676332800003" table:style-name="ce1">
            <text:p>0.706256763</text:p>
          </table:table-cell>
          <table:table-cell office:value-type="float" office:value="0.70134840951400013" table:style-name="ce1">
            <text:p>0.70134841</text:p>
          </table:table-cell>
          <table:table-cell office:value-type="float" office:value="0.69913314532000004" table:style-name="ce1">
            <text:p>0.699133145</text:p>
          </table:table-cell>
          <table:table-cell office:value-type="float" office:value="0.70060086445600001" table:style-name="ce1">
            <text:p>0.700600864</text:p>
          </table:table-cell>
          <table:table-cell office:value-type="float" office:value="0.70735269484000018" table:style-name="ce1">
            <text:p>0.707352695</text:p>
          </table:table-cell>
          <table:table-cell office:value-type="float" office:value="0.70021359703000008" table:style-name="ce1">
            <text:p>0.700213597</text:p>
          </table:table-cell>
          <table:table-cell office:value-type="float" office:value="0.69438292753600006" table:style-name="ce1">
            <text:p>0.694382928</text:p>
          </table:table-cell>
          <table:table-cell office:value-type="float" office:value="0.67976256167200011" table:style-name="ce1">
            <text:p>0.679762562</text:p>
          </table:table-cell>
          <table:table-cell office:value-type="float" office:value="0.70668780887800009" table:style-name="ce1">
            <text:p>0.706687809</text:p>
          </table:table-cell>
          <table:table-cell office:value-type="float" office:value="0.71730423490600004" table:style-name="ce1">
            <text:p>0.717304235</text:p>
          </table:table-cell>
          <table:table-cell office:value-type="float" office:value="0.69653109316600004" table:style-name="ce1">
            <text:p>0.696531093</text:p>
          </table:table-cell>
          <table:table-cell office:value-type="float" office:value="0.71438874607000002" table:style-name="ce1">
            <text:p>0.714388746</text:p>
          </table:table-cell>
          <table:table-cell office:value-type="float" office:value="0.69577184647000012" table:style-name="ce1">
            <text:p>0.695771846</text:p>
          </table:table-cell>
          <table:table-cell office:value-type="float" office:value="0.69996977628400014" table:style-name="ce1">
            <text:p>0.69996977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_load</text:p>
          </table:table-cell>
          <table:table-cell office:value-type="float" office:value="4.5900203950000007" table:style-name="ce1">
            <text:p>4.590020395</text:p>
          </table:table-cell>
          <table:table-cell office:value-type="float" office:value="5.6199542550000006" table:style-name="ce1">
            <text:p>5.619954255</text:p>
          </table:table-cell>
          <table:table-cell office:value-type="float" office:value="6.1759329050000007" table:style-name="ce1">
            <text:p>6.175932905</text:p>
          </table:table-cell>
          <table:table-cell office:value-type="float" office:value="6.0969274550000003" table:style-name="ce1">
            <text:p>6.096927455</text:p>
          </table:table-cell>
          <table:table-cell office:value-type="float" office:value="6.0319524449999999" table:style-name="ce1">
            <text:p>6.031952445</text:p>
          </table:table-cell>
          <table:table-cell office:value-type="float" office:value="5.9286085550000003" table:style-name="ce1">
            <text:p>5.928608555</text:p>
          </table:table-cell>
          <table:table-cell office:value-type="float" office:value="6.1267878600000012" table:style-name="ce1">
            <text:p>6.12678786</text:p>
          </table:table-cell>
          <table:table-cell office:value-type="float" office:value="5.9502041300000004" table:style-name="ce1">
            <text:p>5.95020413</text:p>
          </table:table-cell>
          <table:table-cell office:value-type="float" office:value="5.9002710699999996" table:style-name="ce1">
            <text:p>5.90027107</text:p>
          </table:table-cell>
          <table:table-cell office:value-type="float" office:value="4.8271590700000004" table:style-name="ce1">
            <text:p>4.82715907</text:p>
          </table:table-cell>
          <table:table-cell office:value-type="float" office:value="4.9831182650000008" table:style-name="ce1">
            <text:p>4.983118265</text:p>
          </table:table-cell>
          <table:table-cell office:value-type="float" office:value="6.1512747950000009" table:style-name="ce1">
            <text:p>6.151274795</text:p>
          </table:table-cell>
          <table:table-cell office:value-type="float" office:value="2.6035814450000001" table:style-name="ce1">
            <text:p>2.603581445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4.3335117749999998" table:style-name="ce1">
            <text:p>4.333511775</text:p>
          </table:table-cell>
          <table:table-cell office:value-type="float" office:value="4.9034752100000008" table:style-name="ce1">
            <text:p>4.90347521</text:p>
          </table:table-cell>
          <table:table-cell office:value-type="float" office:value="3.836264125" table:style-name="ce1">
            <text:p>3.836264125</text:p>
          </table:table-cell>
          <table:table-cell office:value-type="float" office:value="4.3621347950000002" table:style-name="ce1">
            <text:p>4.36213479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_load</text:p>
          </table:table-cell>
          <table:table-cell office:value-type="float" office:value="0.45990203950000003" table:style-name="ce1">
            <text:p>0.45990204</text:p>
          </table:table-cell>
          <table:table-cell office:value-type="float" office:value="0.56289542550000005" table:style-name="ce1">
            <text:p>0.562895426</text:p>
          </table:table-cell>
          <table:table-cell office:value-type="float" office:value="0.61849329050000001" table:style-name="ce1">
            <text:p>0.618493291</text:p>
          </table:table-cell>
          <table:table-cell office:value-type="float" office:value="0.61059274549999998" table:style-name="ce1">
            <text:p>0.610592746</text:p>
          </table:table-cell>
          <table:table-cell office:value-type="float" office:value="0.60409524449999996" table:style-name="ce1">
            <text:p>0.604095245</text:p>
          </table:table-cell>
          <table:table-cell office:value-type="float" office:value="0.59376085550000002" table:style-name="ce1">
            <text:p>0.593760856</text:p>
          </table:table-cell>
          <table:table-cell office:value-type="float" office:value="0.61357878600000004" table:style-name="ce1">
            <text:p>0.613578786</text:p>
          </table:table-cell>
          <table:table-cell office:value-type="float" office:value="0.59592041299999998" table:style-name="ce1">
            <text:p>0.595920413</text:p>
          </table:table-cell>
          <table:table-cell office:value-type="float" office:value="0.59092710699999995" table:style-name="ce1">
            <text:p>0.590927107</text:p>
          </table:table-cell>
          <table:table-cell office:value-type="float" office:value="0.48361590700000001" table:style-name="ce1">
            <text:p>0.483615907</text:p>
          </table:table-cell>
          <table:table-cell office:value-type="float" office:value="0.49921182650000001" table:style-name="ce1">
            <text:p>0.499211827</text:p>
          </table:table-cell>
          <table:table-cell office:value-type="float" office:value="0.61602747950000003" table:style-name="ce1">
            <text:p>0.61602748</text:p>
          </table:table-cell>
          <table:table-cell office:value-type="float" office:value="0.26125814450000001" table:style-name="ce1">
            <text:p>0.261258145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0.43425117749999997" table:style-name="ce1">
            <text:p>0.434251178</text:p>
          </table:table-cell>
          <table:table-cell office:value-type="float" office:value="0.49124752100000002" table:style-name="ce1">
            <text:p>0.491247521</text:p>
          </table:table-cell>
          <table:table-cell office:value-type="float" office:value="0.38452641250000003" table:style-name="ce1">
            <text:p>0.384526413</text:p>
          </table:table-cell>
          <table:table-cell office:value-type="float" office:value="0.43711347950000001" table:style-name="ce1">
            <text:p>0.4371134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_load</text:p>
          </table:table-cell>
          <table:table-cell office:value-type="float" office:value="6.517408960900001" table:style-name="ce1">
            <text:p>6.517408961</text:p>
          </table:table-cell>
          <table:table-cell office:value-type="float" office:value="7.9799150421000018" table:style-name="ce1">
            <text:p>7.979915042</text:p>
          </table:table-cell>
          <table:table-cell office:value-type="float" office:value="8.7694047251000011" table:style-name="ce1">
            <text:p>8.769404725</text:p>
          </table:table-cell>
          <table:table-cell office:value-type="float" office:value="8.6572169860999999" table:style-name="ce1">
            <text:p>8.657216986</text:p>
          </table:table-cell>
          <table:table-cell office:value-type="float" office:value="8.5649524718999999" table:style-name="ce1">
            <text:p>8.564952472</text:p>
          </table:table-cell>
          <table:table-cell office:value-type="float" office:value="8.4182041481000009" table:style-name="ce1">
            <text:p>8.418204148</text:p>
          </table:table-cell>
          <table:table-cell office:value-type="float" office:value="8.6996187612" table:style-name="ce1">
            <text:p>8.699618761</text:p>
          </table:table-cell>
          <table:table-cell office:value-type="float" office:value="8.4488698646000007" table:style-name="ce1">
            <text:p>8.448869865</text:p>
          </table:table-cell>
          <table:table-cell office:value-type="float" office:value="8.3779649194000001" table:style-name="ce1">
            <text:p>8.377964919</text:p>
          </table:table-cell>
          <table:table-cell office:value-type="float" office:value="6.8541458794000008" table:style-name="ce1">
            <text:p>6.854145879</text:p>
          </table:table-cell>
          <table:table-cell office:value-type="float" office:value="7.0756079363000008" table:style-name="ce1">
            <text:p>7.075607936</text:p>
          </table:table-cell>
          <table:table-cell office:value-type="float" office:value="8.7343902089000007" table:style-name="ce1">
            <text:p>8.734390209</text:p>
          </table:table-cell>
          <table:table-cell office:value-type="float" office:value="3.6966656519000005" table:style-name="ce1">
            <text:p>3.696665652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6.1531667205000007" table:style-name="ce1">
            <text:p>6.153166721</text:p>
          </table:table-cell>
          <table:table-cell office:value-type="float" office:value="6.9625147982000009" table:style-name="ce1">
            <text:p>6.962514798</text:p>
          </table:table-cell>
          <table:table-cell office:value-type="float" office:value="5.4470750575000011" table:style-name="ce1">
            <text:p>5.447075058</text:p>
          </table:table-cell>
          <table:table-cell office:value-type="float" office:value="6.1938114089000011" table:style-name="ce1">
            <text:p>6.19381140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_load</text:p>
          </table:table-cell>
          <table:table-cell office:value-type="float" office:value="6.517408960900001" table:style-name="ce1">
            <text:p>6.517408961</text:p>
          </table:table-cell>
          <table:table-cell office:value-type="float" office:value="7.9799150421000018" table:style-name="ce1">
            <text:p>7.979915042</text:p>
          </table:table-cell>
          <table:table-cell office:value-type="float" office:value="8.7694047251000011" table:style-name="ce1">
            <text:p>8.769404725</text:p>
          </table:table-cell>
          <table:table-cell office:value-type="float" office:value="8.6572169860999999" table:style-name="ce1">
            <text:p>8.657216986</text:p>
          </table:table-cell>
          <table:table-cell office:value-type="float" office:value="8.5649524718999999" table:style-name="ce1">
            <text:p>8.564952472</text:p>
          </table:table-cell>
          <table:table-cell office:value-type="float" office:value="8.4182041481000009" table:style-name="ce1">
            <text:p>8.418204148</text:p>
          </table:table-cell>
          <table:table-cell office:value-type="float" office:value="8.6996187612" table:style-name="ce1">
            <text:p>8.699618761</text:p>
          </table:table-cell>
          <table:table-cell office:value-type="float" office:value="8.4488698646000007" table:style-name="ce1">
            <text:p>8.448869865</text:p>
          </table:table-cell>
          <table:table-cell office:value-type="float" office:value="8.3779649194000001" table:style-name="ce1">
            <text:p>8.377964919</text:p>
          </table:table-cell>
          <table:table-cell office:value-type="float" office:value="6.8541458794000008" table:style-name="ce1">
            <text:p>6.854145879</text:p>
          </table:table-cell>
          <table:table-cell office:value-type="float" office:value="7.0756079363000008" table:style-name="ce1">
            <text:p>7.075607936</text:p>
          </table:table-cell>
          <table:table-cell office:value-type="float" office:value="8.7343902089000007" table:style-name="ce1">
            <text:p>8.734390209</text:p>
          </table:table-cell>
          <table:table-cell office:value-type="float" office:value="3.6966656519000005" table:style-name="ce1">
            <text:p>3.696665652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6.1531667205000007" table:style-name="ce1">
            <text:p>6.153166721</text:p>
          </table:table-cell>
          <table:table-cell office:value-type="float" office:value="6.9625147982000009" table:style-name="ce1">
            <text:p>6.962514798</text:p>
          </table:table-cell>
          <table:table-cell office:value-type="float" office:value="5.4470750575000011" table:style-name="ce1">
            <text:p>5.447075058</text:p>
          </table:table-cell>
          <table:table-cell office:value-type="float" office:value="6.1938114089000011" table:style-name="ce1">
            <text:p>6.19381140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5_load</text:p>
          </table:table-cell>
          <table:table-cell office:value-type="float" office:value="3.2133142765000002" table:style-name="ce1">
            <text:p>3.213314277</text:p>
          </table:table-cell>
          <table:table-cell office:value-type="float" office:value="3.9342679785000003" table:style-name="ce1">
            <text:p>3.934267979</text:p>
          </table:table-cell>
          <table:table-cell office:value-type="float" office:value="4.3234530335000008" table:style-name="ce1">
            <text:p>4.323453034</text:p>
          </table:table-cell>
          <table:table-cell office:value-type="float" office:value="4.2681492185000005" table:style-name="ce1">
            <text:p>4.268149219</text:p>
          </table:table-cell>
          <table:table-cell office:value-type="float" office:value="4.2226667114999996" table:style-name="ce1">
            <text:p>4.222666712</text:p>
          </table:table-cell>
          <table:table-cell office:value-type="float" office:value="4.1503259885000006" table:style-name="ce1">
            <text:p>4.150325989</text:p>
          </table:table-cell>
          <table:table-cell office:value-type="float" office:value="4.2890515020000004" table:style-name="ce1">
            <text:p>4.289051502</text:p>
          </table:table-cell>
          <table:table-cell office:value-type="float" office:value="4.1654428910000005" table:style-name="ce1">
            <text:p>4.165442891</text:p>
          </table:table-cell>
          <table:table-cell office:value-type="float" office:value="4.1304897489999997" table:style-name="ce1">
            <text:p>4.130489749</text:p>
          </table:table-cell>
          <table:table-cell office:value-type="float" office:value="3.379311349" table:style-name="ce1">
            <text:p>3.379311349</text:p>
          </table:table-cell>
          <table:table-cell office:value-type="float" office:value="3.4884827855" table:style-name="ce1">
            <text:p>3.488482786</text:p>
          </table:table-cell>
          <table:table-cell office:value-type="float" office:value="4.3061923565000004" table:style-name="ce1">
            <text:p>4.306192357</text:p>
          </table:table-cell>
          <table:table-cell office:value-type="float" office:value="1.8228070114999999" table:style-name="ce1">
            <text:p>1.822807012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3.0337582424999998" table:style-name="ce1">
            <text:p>3.033758243</text:p>
          </table:table-cell>
          <table:table-cell office:value-type="float" office:value="3.4327326469999999" table:style-name="ce1">
            <text:p>3.432732647</text:p>
          </table:table-cell>
          <table:table-cell office:value-type="float" office:value="2.6856848874999999" table:style-name="ce1">
            <text:p>2.685684888</text:p>
          </table:table-cell>
          <table:table-cell office:value-type="float" office:value="3.0537943565000001" table:style-name="ce1">
            <text:p>3.05379435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6_load</text:p>
          </table:table-cell>
          <table:table-cell office:value-type="float" office:value="1.0105844869" table:style-name="ce1">
            <text:p>1.010584487</text:p>
          </table:table-cell>
          <table:table-cell office:value-type="float" office:value="1.2371699361000001" table:style-name="ce1">
            <text:p>1.237169936</text:p>
          </table:table-cell>
          <table:table-cell office:value-type="float" office:value="1.3594852391000001" table:style-name="ce1">
            <text:p>1.359485239</text:p>
          </table:table-cell>
          <table:table-cell office:value-type="float" office:value="1.3421040401" table:style-name="ce1">
            <text:p>1.34210404</text:p>
          </table:table-cell>
          <table:table-cell office:value-type="float" office:value="1.3278095378999999" table:style-name="ce1">
            <text:p>1.327809538</text:p>
          </table:table-cell>
          <table:table-cell office:value-type="float" office:value="1.3050738821000001" table:style-name="ce1">
            <text:p>1.305073882</text:p>
          </table:table-cell>
          <table:table-cell office:value-type="float" office:value="1.3486733292000002" table:style-name="ce1">
            <text:p>1.348673329</text:p>
          </table:table-cell>
          <table:table-cell office:value-type="float" office:value="1.3098249086" table:style-name="ce1">
            <text:p>1.309824909</text:p>
          </table:table-cell>
          <table:table-cell office:value-type="float" office:value="1.2988396353999998" table:style-name="ce1">
            <text:p>1.298839635</text:p>
          </table:table-cell>
          <table:table-cell office:value-type="float" office:value="1.0627549954" table:style-name="ce1">
            <text:p>1.062754995</text:p>
          </table:table-cell>
          <table:table-cell office:value-type="float" office:value="1.0970660183000001" table:style-name="ce1">
            <text:p>1.097066018</text:p>
          </table:table-cell>
          <table:table-cell office:value-type="float" office:value="1.3540604549000002" table:style-name="ce1">
            <text:p>1.354060455</text:p>
          </table:table-cell>
          <table:table-cell office:value-type="float" office:value="0.57356791790000006" table:style-name="ce1">
            <text:p>0.573567918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0.95415259050000001" table:style-name="ce1">
            <text:p>0.954152591</text:p>
          </table:table-cell>
          <table:table-cell office:value-type="float" office:value="1.0795445462" table:style-name="ce1">
            <text:p>1.079544546</text:p>
          </table:table-cell>
          <table:table-cell office:value-type="float" office:value="0.84475810750000013" table:style-name="ce1">
            <text:p>0.844758108</text:p>
          </table:table-cell>
          <table:table-cell office:value-type="float" office:value="0.96044965490000012" table:style-name="ce1">
            <text:p>0.96044965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7_load</text:p>
          </table:table-cell>
          <table:table-cell office:value-type="float" office:value="0.91880407900000005" table:style-name="ce1">
            <text:p>0.918804079</text:p>
          </table:table-cell>
          <table:table-cell office:value-type="float" office:value="1.124790851" table:style-name="ce1">
            <text:p>1.124790851</text:p>
          </table:table-cell>
          <table:table-cell office:value-type="float" office:value="1.2359865809999999" table:style-name="ce1">
            <text:p>1.235986581</text:p>
          </table:table-cell>
          <table:table-cell office:value-type="float" office:value="1.2201854909999998" table:style-name="ce1">
            <text:p>1.220185491</text:p>
          </table:table-cell>
          <table:table-cell office:value-type="float" office:value="1.2071904889999998" table:style-name="ce1">
            <text:p>1.207190489</text:p>
          </table:table-cell>
          <table:table-cell office:value-type="float" office:value="1.1865217109999999" table:style-name="ce1">
            <text:p>1.186521711</text:p>
          </table:table-cell>
          <table:table-cell office:value-type="float" office:value="1.226157572" table:style-name="ce1">
            <text:p>1.226157572</text:p>
          </table:table-cell>
          <table:table-cell office:value-type="float" office:value="1.1908408259999999" table:style-name="ce1">
            <text:p>1.190840826</text:p>
          </table:table-cell>
          <table:table-cell office:value-type="float" office:value="1.1808542139999998" table:style-name="ce1">
            <text:p>1.180854214</text:p>
          </table:table-cell>
          <table:table-cell office:value-type="float" office:value="0.96623181400000002" table:style-name="ce1">
            <text:p>0.966231814</text:p>
          </table:table-cell>
          <table:table-cell office:value-type="float" office:value="0.99742365300000002" table:style-name="ce1">
            <text:p>0.997423653</text:p>
          </table:table-cell>
          <table:table-cell office:value-type="float" office:value="1.2310549589999999" table:style-name="ce1">
            <text:p>1.231054959</text:p>
          </table:table-cell>
          <table:table-cell office:value-type="float" office:value="0.52151628900000002" table:style-name="ce1">
            <text:p>0.521516289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0.86750235499999995" table:style-name="ce1">
            <text:p>0.867502355</text:p>
          </table:table-cell>
          <table:table-cell office:value-type="float" office:value="0.98149504200000004" table:style-name="ce1">
            <text:p>0.981495042</text:p>
          </table:table-cell>
          <table:table-cell office:value-type="float" office:value="0.76805282500000005" table:style-name="ce1">
            <text:p>0.768052825</text:p>
          </table:table-cell>
          <table:table-cell office:value-type="float" office:value="0.87322695900000002" table:style-name="ce1">
            <text:p>0.87322695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8_load</text:p>
          </table:table-cell>
          <table:table-cell office:value-type="float" office:value="2.2955101975000001" table:style-name="ce1">
            <text:p>2.295510198</text:p>
          </table:table-cell>
          <table:table-cell office:value-type="float" office:value="2.8104771275" table:style-name="ce1">
            <text:p>2.810477128</text:p>
          </table:table-cell>
          <table:table-cell office:value-type="float" office:value="3.0884664525000001" table:style-name="ce1">
            <text:p>3.088466453</text:p>
          </table:table-cell>
          <table:table-cell office:value-type="float" office:value="3.0489637274999999" table:style-name="ce1">
            <text:p>3.048963728</text:p>
          </table:table-cell>
          <table:table-cell office:value-type="float" office:value="3.0164762224999997" table:style-name="ce1">
            <text:p>3.016476223</text:p>
          </table:table-cell>
          <table:table-cell office:value-type="float" office:value="2.9648042774999999" table:style-name="ce1">
            <text:p>2.964804278</text:p>
          </table:table-cell>
          <table:table-cell office:value-type="float" office:value="3.0638939300000003" table:style-name="ce1">
            <text:p>3.06389393</text:p>
          </table:table-cell>
          <table:table-cell office:value-type="float" office:value="2.9756020649999999" table:style-name="ce1">
            <text:p>2.975602065</text:p>
          </table:table-cell>
          <table:table-cell office:value-type="float" office:value="2.9506355349999995" table:style-name="ce1">
            <text:p>2.950635535</text:p>
          </table:table-cell>
          <table:table-cell office:value-type="float" office:value="2.4140795349999999" table:style-name="ce1">
            <text:p>2.414079535</text:p>
          </table:table-cell>
          <table:table-cell office:value-type="float" office:value="2.4920591325000001" table:style-name="ce1">
            <text:p>2.492059133</text:p>
          </table:table-cell>
          <table:table-cell office:value-type="float" office:value="3.0761373975000001" table:style-name="ce1">
            <text:p>3.076137398</text:p>
          </table:table-cell>
          <table:table-cell office:value-type="float" office:value="1.3022907225" table:style-name="ce1">
            <text:p>1.302290723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2.1672558874999996" table:style-name="ce1">
            <text:p>2.167255888</text:p>
          </table:table-cell>
          <table:table-cell office:value-type="float" office:value="2.4522376050000001" table:style-name="ce1">
            <text:p>2.452237605</text:p>
          </table:table-cell>
          <table:table-cell office:value-type="float" office:value="1.9186320625" table:style-name="ce1">
            <text:p>1.918632063</text:p>
          </table:table-cell>
          <table:table-cell office:value-type="float" office:value="2.1815673974999998" table:style-name="ce1">
            <text:p>2.18156739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9_load</text:p>
          </table:table-cell>
          <table:table-cell office:value-type="float" office:value="0.91880407900000005" table:style-name="ce1">
            <text:p>0.918804079</text:p>
          </table:table-cell>
          <table:table-cell office:value-type="float" office:value="1.124790851" table:style-name="ce1">
            <text:p>1.124790851</text:p>
          </table:table-cell>
          <table:table-cell office:value-type="float" office:value="1.2359865809999999" table:style-name="ce1">
            <text:p>1.235986581</text:p>
          </table:table-cell>
          <table:table-cell office:value-type="float" office:value="1.2201854909999998" table:style-name="ce1">
            <text:p>1.220185491</text:p>
          </table:table-cell>
          <table:table-cell office:value-type="float" office:value="1.2071904889999998" table:style-name="ce1">
            <text:p>1.207190489</text:p>
          </table:table-cell>
          <table:table-cell office:value-type="float" office:value="1.1865217109999999" table:style-name="ce1">
            <text:p>1.186521711</text:p>
          </table:table-cell>
          <table:table-cell office:value-type="float" office:value="1.226157572" table:style-name="ce1">
            <text:p>1.226157572</text:p>
          </table:table-cell>
          <table:table-cell office:value-type="float" office:value="1.1908408259999999" table:style-name="ce1">
            <text:p>1.190840826</text:p>
          </table:table-cell>
          <table:table-cell office:value-type="float" office:value="1.1808542139999998" table:style-name="ce1">
            <text:p>1.180854214</text:p>
          </table:table-cell>
          <table:table-cell office:value-type="float" office:value="0.96623181400000002" table:style-name="ce1">
            <text:p>0.966231814</text:p>
          </table:table-cell>
          <table:table-cell office:value-type="float" office:value="0.99742365300000002" table:style-name="ce1">
            <text:p>0.997423653</text:p>
          </table:table-cell>
          <table:table-cell office:value-type="float" office:value="1.2310549589999999" table:style-name="ce1">
            <text:p>1.231054959</text:p>
          </table:table-cell>
          <table:table-cell office:value-type="float" office:value="0.52151628900000002" table:style-name="ce1">
            <text:p>0.521516289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0.86750235499999995" table:style-name="ce1">
            <text:p>0.867502355</text:p>
          </table:table-cell>
          <table:table-cell office:value-type="float" office:value="0.98149504200000004" table:style-name="ce1">
            <text:p>0.981495042</text:p>
          </table:table-cell>
          <table:table-cell office:value-type="float" office:value="0.76805282500000005" table:style-name="ce1">
            <text:p>0.768052825</text:p>
          </table:table-cell>
          <table:table-cell office:value-type="float" office:value="0.87322695900000002" table:style-name="ce1">
            <text:p>0.87322695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0_load</text:p>
          </table:table-cell>
          <table:table-cell office:value-type="float" office:value="0.91880407900000005" table:style-name="ce1">
            <text:p>0.918804079</text:p>
          </table:table-cell>
          <table:table-cell office:value-type="float" office:value="1.124790851" table:style-name="ce1">
            <text:p>1.124790851</text:p>
          </table:table-cell>
          <table:table-cell office:value-type="float" office:value="1.2359865809999999" table:style-name="ce1">
            <text:p>1.235986581</text:p>
          </table:table-cell>
          <table:table-cell office:value-type="float" office:value="1.2201854909999998" table:style-name="ce1">
            <text:p>1.220185491</text:p>
          </table:table-cell>
          <table:table-cell office:value-type="float" office:value="1.2071904889999998" table:style-name="ce1">
            <text:p>1.207190489</text:p>
          </table:table-cell>
          <table:table-cell office:value-type="float" office:value="1.1865217109999999" table:style-name="ce1">
            <text:p>1.186521711</text:p>
          </table:table-cell>
          <table:table-cell office:value-type="float" office:value="1.226157572" table:style-name="ce1">
            <text:p>1.226157572</text:p>
          </table:table-cell>
          <table:table-cell office:value-type="float" office:value="1.1908408259999999" table:style-name="ce1">
            <text:p>1.190840826</text:p>
          </table:table-cell>
          <table:table-cell office:value-type="float" office:value="1.1808542139999998" table:style-name="ce1">
            <text:p>1.180854214</text:p>
          </table:table-cell>
          <table:table-cell office:value-type="float" office:value="0.96623181400000002" table:style-name="ce1">
            <text:p>0.966231814</text:p>
          </table:table-cell>
          <table:table-cell office:value-type="float" office:value="0.99742365300000002" table:style-name="ce1">
            <text:p>0.997423653</text:p>
          </table:table-cell>
          <table:table-cell office:value-type="float" office:value="1.2310549589999999" table:style-name="ce1">
            <text:p>1.231054959</text:p>
          </table:table-cell>
          <table:table-cell office:value-type="float" office:value="0.52151628900000002" table:style-name="ce1">
            <text:p>0.521516289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0.86750235499999995" table:style-name="ce1">
            <text:p>0.867502355</text:p>
          </table:table-cell>
          <table:table-cell office:value-type="float" office:value="0.98149504200000004" table:style-name="ce1">
            <text:p>0.981495042</text:p>
          </table:table-cell>
          <table:table-cell office:value-type="float" office:value="0.76805282500000005" table:style-name="ce1">
            <text:p>0.768052825</text:p>
          </table:table-cell>
          <table:table-cell office:value-type="float" office:value="0.87322695900000002" table:style-name="ce1">
            <text:p>0.87322695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1_load</text:p>
          </table:table-cell>
          <table:table-cell office:value-type="float" office:value="3.6722163160000001" table:style-name="ce1">
            <text:p>3.672216316</text:p>
          </table:table-cell>
          <table:table-cell office:value-type="float" office:value="4.4961634040000007" table:style-name="ce1">
            <text:p>4.496163404</text:p>
          </table:table-cell>
          <table:table-cell office:value-type="float" office:value="4.9409463240000004" table:style-name="ce1">
            <text:p>4.940946324</text:p>
          </table:table-cell>
          <table:table-cell office:value-type="float" office:value="4.8777419640000002" table:style-name="ce1">
            <text:p>4.877741964</text:p>
          </table:table-cell>
          <table:table-cell office:value-type="float" office:value="4.825761956" table:style-name="ce1">
            <text:p>4.825761956</text:p>
          </table:table-cell>
          <table:table-cell office:value-type="float" office:value="4.7430868440000005" table:style-name="ce1">
            <text:p>4.743086844</text:p>
          </table:table-cell>
          <table:table-cell office:value-type="float" office:value="4.9016302880000007" table:style-name="ce1">
            <text:p>4.901630288</text:p>
          </table:table-cell>
          <table:table-cell office:value-type="float" office:value="4.7603633040000002" table:style-name="ce1">
            <text:p>4.760363304</text:p>
          </table:table-cell>
          <table:table-cell office:value-type="float" office:value="4.7204168559999999" table:style-name="ce1">
            <text:p>4.720416856</text:p>
          </table:table-cell>
          <table:table-cell office:value-type="float" office:value="3.861927256" table:style-name="ce1">
            <text:p>3.861927256</text:p>
          </table:table-cell>
          <table:table-cell office:value-type="float" office:value="3.986694612" table:style-name="ce1">
            <text:p>3.986694612</text:p>
          </table:table-cell>
          <table:table-cell office:value-type="float" office:value="4.9212198360000006" table:style-name="ce1">
            <text:p>4.921219836</text:p>
          </table:table-cell>
          <table:table-cell office:value-type="float" office:value="2.083065156" table:style-name="ce1">
            <text:p>2.083065156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3.4670094199999997" table:style-name="ce1">
            <text:p>3.46700942</text:p>
          </table:table-cell>
          <table:table-cell office:value-type="float" office:value="3.922980168" table:style-name="ce1">
            <text:p>3.922980168</text:p>
          </table:table-cell>
          <table:table-cell office:value-type="float" office:value="3.0692113000000001" table:style-name="ce1">
            <text:p>3.0692113</text:p>
          </table:table-cell>
          <table:table-cell office:value-type="float" office:value="3.489907836" table:style-name="ce1">
            <text:p>3.48990783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2_load</text:p>
          </table:table-cell>
          <table:table-cell office:value-type="float" office:value="3.6722163160000001" table:style-name="ce1">
            <text:p>3.672216316</text:p>
          </table:table-cell>
          <table:table-cell office:value-type="float" office:value="4.4961634040000007" table:style-name="ce1">
            <text:p>4.496163404</text:p>
          </table:table-cell>
          <table:table-cell office:value-type="float" office:value="4.9409463240000004" table:style-name="ce1">
            <text:p>4.940946324</text:p>
          </table:table-cell>
          <table:table-cell office:value-type="float" office:value="4.8777419640000002" table:style-name="ce1">
            <text:p>4.877741964</text:p>
          </table:table-cell>
          <table:table-cell office:value-type="float" office:value="4.825761956" table:style-name="ce1">
            <text:p>4.825761956</text:p>
          </table:table-cell>
          <table:table-cell office:value-type="float" office:value="4.7430868440000005" table:style-name="ce1">
            <text:p>4.743086844</text:p>
          </table:table-cell>
          <table:table-cell office:value-type="float" office:value="4.9016302880000007" table:style-name="ce1">
            <text:p>4.901630288</text:p>
          </table:table-cell>
          <table:table-cell office:value-type="float" office:value="4.7603633040000002" table:style-name="ce1">
            <text:p>4.760363304</text:p>
          </table:table-cell>
          <table:table-cell office:value-type="float" office:value="4.7204168559999999" table:style-name="ce1">
            <text:p>4.720416856</text:p>
          </table:table-cell>
          <table:table-cell office:value-type="float" office:value="3.861927256" table:style-name="ce1">
            <text:p>3.861927256</text:p>
          </table:table-cell>
          <table:table-cell office:value-type="float" office:value="3.986694612" table:style-name="ce1">
            <text:p>3.986694612</text:p>
          </table:table-cell>
          <table:table-cell office:value-type="float" office:value="4.9212198360000006" table:style-name="ce1">
            <text:p>4.921219836</text:p>
          </table:table-cell>
          <table:table-cell office:value-type="float" office:value="2.083065156" table:style-name="ce1">
            <text:p>2.083065156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3.4670094199999997" table:style-name="ce1">
            <text:p>3.46700942</text:p>
          </table:table-cell>
          <table:table-cell office:value-type="float" office:value="3.922980168" table:style-name="ce1">
            <text:p>3.922980168</text:p>
          </table:table-cell>
          <table:table-cell office:value-type="float" office:value="3.0692113000000001" table:style-name="ce1">
            <text:p>3.0692113</text:p>
          </table:table-cell>
          <table:table-cell office:value-type="float" office:value="3.489907836" table:style-name="ce1">
            <text:p>3.48990783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3_load</text:p>
          </table:table-cell>
          <table:table-cell office:value-type="float" office:value="3.6722163160000001" table:style-name="ce1">
            <text:p>3.672216316</text:p>
          </table:table-cell>
          <table:table-cell office:value-type="float" office:value="4.4961634040000007" table:style-name="ce1">
            <text:p>4.496163404</text:p>
          </table:table-cell>
          <table:table-cell office:value-type="float" office:value="4.9409463240000004" table:style-name="ce1">
            <text:p>4.940946324</text:p>
          </table:table-cell>
          <table:table-cell office:value-type="float" office:value="4.8777419640000002" table:style-name="ce1">
            <text:p>4.877741964</text:p>
          </table:table-cell>
          <table:table-cell office:value-type="float" office:value="4.825761956" table:style-name="ce1">
            <text:p>4.825761956</text:p>
          </table:table-cell>
          <table:table-cell office:value-type="float" office:value="4.7430868440000005" table:style-name="ce1">
            <text:p>4.743086844</text:p>
          </table:table-cell>
          <table:table-cell office:value-type="float" office:value="4.9016302880000007" table:style-name="ce1">
            <text:p>4.901630288</text:p>
          </table:table-cell>
          <table:table-cell office:value-type="float" office:value="4.7603633040000002" table:style-name="ce1">
            <text:p>4.760363304</text:p>
          </table:table-cell>
          <table:table-cell office:value-type="float" office:value="4.7204168559999999" table:style-name="ce1">
            <text:p>4.720416856</text:p>
          </table:table-cell>
          <table:table-cell office:value-type="float" office:value="3.861927256" table:style-name="ce1">
            <text:p>3.861927256</text:p>
          </table:table-cell>
          <table:table-cell office:value-type="float" office:value="3.986694612" table:style-name="ce1">
            <text:p>3.986694612</text:p>
          </table:table-cell>
          <table:table-cell office:value-type="float" office:value="4.9212198360000006" table:style-name="ce1">
            <text:p>4.921219836</text:p>
          </table:table-cell>
          <table:table-cell office:value-type="float" office:value="2.083065156" table:style-name="ce1">
            <text:p>2.083065156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3.4670094199999997" table:style-name="ce1">
            <text:p>3.46700942</text:p>
          </table:table-cell>
          <table:table-cell office:value-type="float" office:value="3.922980168" table:style-name="ce1">
            <text:p>3.922980168</text:p>
          </table:table-cell>
          <table:table-cell office:value-type="float" office:value="3.0692113000000001" table:style-name="ce1">
            <text:p>3.0692113</text:p>
          </table:table-cell>
          <table:table-cell office:value-type="float" office:value="3.489907836" table:style-name="ce1">
            <text:p>3.48990783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4_load</text:p>
          </table:table-cell>
          <table:table-cell office:value-type="float" office:value="0.55168244740000005" table:style-name="ce1">
            <text:p>0.551682447</text:p>
          </table:table-cell>
          <table:table-cell office:value-type="float" office:value="0.67527451059999999" table:style-name="ce1">
            <text:p>0.675274511</text:p>
          </table:table-cell>
          <table:table-cell office:value-type="float" office:value="0.74199194859999995" table:style-name="ce1">
            <text:p>0.741991949</text:p>
          </table:table-cell>
          <table:table-cell office:value-type="float" office:value="0.73251129459999997" table:style-name="ce1">
            <text:p>0.732511295</text:p>
          </table:table-cell>
          <table:table-cell office:value-type="float" office:value="0.72471429339999993" table:style-name="ce1">
            <text:p>0.724714293</text:p>
          </table:table-cell>
          <table:table-cell office:value-type="float" office:value="0.71231302659999995" table:style-name="ce1">
            <text:p>0.712313027</text:p>
          </table:table-cell>
          <table:table-cell office:value-type="float" office:value="0.73609454320000001" table:style-name="ce1">
            <text:p>0.736094543</text:p>
          </table:table-cell>
          <table:table-cell office:value-type="float" office:value="0.71490449559999991" table:style-name="ce1">
            <text:p>0.714904496</text:p>
          </table:table-cell>
          <table:table-cell office:value-type="float" office:value="0.70891252839999996" table:style-name="ce1">
            <text:p>0.708912528</text:p>
          </table:table-cell>
          <table:table-cell office:value-type="float" office:value="0.58013908839999995" table:style-name="ce1">
            <text:p>0.580139088</text:p>
          </table:table-cell>
          <table:table-cell office:value-type="float" office:value="0.59885419179999999" table:style-name="ce1">
            <text:p>0.598854192</text:p>
          </table:table-cell>
          <table:table-cell office:value-type="float" office:value="0.73903297540000001" table:style-name="ce1">
            <text:p>0.739032975</text:p>
          </table:table-cell>
          <table:table-cell office:value-type="float" office:value="0.31330977339999999" table:style-name="ce1">
            <text:p>0.313309773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0.52090141299999992" table:style-name="ce1">
            <text:p>0.520901413</text:p>
          </table:table-cell>
          <table:table-cell office:value-type="float" office:value="0.58929702520000005" table:style-name="ce1">
            <text:p>0.589297025</text:p>
          </table:table-cell>
          <table:table-cell office:value-type="float" office:value="0.461231695" table:style-name="ce1">
            <text:p>0.461231695</text:p>
          </table:table-cell>
          <table:table-cell office:value-type="float" office:value="0.52433617539999999" table:style-name="ce1">
            <text:p>0.52433617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5_load</text:p>
          </table:table-cell>
          <table:table-cell office:value-type="float" office:value="23.863906054000001" table:style-name="ce1">
            <text:p>23.86390605</text:p>
          </table:table-cell>
          <table:table-cell office:value-type="float" office:value="29.219562126000003" table:style-name="ce1">
            <text:p>29.21956213</text:p>
          </table:table-cell>
          <table:table-cell office:value-type="float" office:value="32.110651105999999" table:style-name="ce1">
            <text:p>32.11065111</text:p>
          </table:table-cell>
          <table:table-cell office:value-type="float" office:value="31.699822766" table:style-name="ce1">
            <text:p>31.69982277</text:p>
          </table:table-cell>
          <table:table-cell office:value-type="float" office:value="31.361952714000001" table:style-name="ce1">
            <text:p>31.36195271</text:p>
          </table:table-cell>
          <table:table-cell office:value-type="float" office:value="30.824564486000003" table:style-name="ce1">
            <text:p>30.82456449</text:p>
          </table:table-cell>
          <table:table-cell office:value-type="float" office:value="31.855096872000004" table:style-name="ce1">
            <text:p>31.85509687</text:p>
          </table:table-cell>
          <table:table-cell office:value-type="float" office:value="30.936861476000001" table:style-name="ce1">
            <text:p>30.93686148</text:p>
          </table:table-cell>
          <table:table-cell office:value-type="float" office:value="30.677209563999998" table:style-name="ce1">
            <text:p>30.67720956</text:p>
          </table:table-cell>
          <table:table-cell office:value-type="float" office:value="25.097027164" table:style-name="ce1">
            <text:p>25.09702716</text:p>
          </table:table-cell>
          <table:table-cell office:value-type="float" office:value="25.908014978000001" table:style-name="ce1">
            <text:p>25.90801498</text:p>
          </table:table-cell>
          <table:table-cell office:value-type="float" office:value="31.982428934000001" table:style-name="ce1">
            <text:p>31.98242893</text:p>
          </table:table-cell>
          <table:table-cell office:value-type="float" office:value="13.534423514" table:style-name="ce1">
            <text:p>13.5344235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22.530061230000001" table:style-name="ce1">
            <text:p>22.53006123</text:p>
          </table:table-cell>
          <table:table-cell office:value-type="float" office:value="25.493871092000003" table:style-name="ce1">
            <text:p>25.49387109</text:p>
          </table:table-cell>
          <table:table-cell office:value-type="float" office:value="19.944373450000004" table:style-name="ce1">
            <text:p>19.94437345</text:p>
          </table:table-cell>
          <table:table-cell office:value-type="float" office:value="22.678900934000001" table:style-name="ce1">
            <text:p>22.6789009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6_load</text:p>
          </table:table-cell>
          <table:table-cell office:value-type="float" office:value="2.5222078050130001" table:style-name="ce1">
            <text:p>2.522207805</text:p>
          </table:table-cell>
          <table:table-cell office:value-type="float" office:value="3.0880534676970002" table:style-name="ce1">
            <text:p>3.088053468</text:p>
          </table:table-cell>
          <table:table-cell office:value-type="float" office:value="3.3935081380069998" table:style-name="ce1">
            <text:p>3.393508138</text:p>
          </table:table-cell>
          <table:table-cell office:value-type="float" office:value="3.3501025437769996" table:style-name="ce1">
            <text:p>3.350102544</text:p>
          </table:table-cell>
          <table:table-cell office:value-type="float" office:value="3.3144052732829996" table:style-name="ce1">
            <text:p>3.314405273</text:p>
          </table:table-cell>
          <table:table-cell office:value-type="float" office:value="3.2576281401169997" table:style-name="ce1">
            <text:p>3.25762814</text:p>
          </table:table-cell>
          <table:table-cell office:value-type="float" office:value="3.366507850284" table:style-name="ce1">
            <text:p>3.36650785</text:p>
          </table:table-cell>
          <table:table-cell office:value-type="float" office:value="3.2694927490219996" table:style-name="ce1">
            <text:p>3.269492749</text:p>
          </table:table-cell>
          <table:table-cell office:value-type="float" office:value="3.2420595258579996" table:style-name="ce1">
            <text:p>3.242059526</text:p>
          </table:table-cell>
          <table:table-cell office:value-type="float" office:value="2.6524917930579996" table:style-name="ce1">
            <text:p>2.652491793</text:p>
          </table:table-cell>
          <table:table-cell office:value-type="float" office:value="2.7381757747909998" table:style-name="ce1">
            <text:p>2.738175775</text:p>
          </table:table-cell>
          <table:table-cell office:value-type="float" office:value="3.379960972373" table:style-name="ce1">
            <text:p>3.379960972</text:p>
          </table:table-cell>
          <table:table-cell office:value-type="float" office:value="1.4308582458829999" table:style-name="ce1">
            <text:p>1.430858246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2.3812819691849998" table:style-name="ce1">
            <text:p>2.381281969</text:p>
          </table:table-cell>
          <table:table-cell office:value-type="float" office:value="2.6944198803739998" table:style-name="ce1">
            <text:p>2.69441988</text:p>
          </table:table-cell>
          <table:table-cell office:value-type="float" office:value="2.1080941102750002" table:style-name="ce1">
            <text:p>2.10809411</text:p>
          </table:table-cell>
          <table:table-cell office:value-type="float" office:value="2.3970074563729997" table:style-name="ce1">
            <text:p>2.39700745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7_load</text:p>
          </table:table-cell>
          <table:table-cell office:value-type="float" office:value="17.155676040589" table:style-name="ce1">
            <text:p>17.15567604</text:p>
          </table:table-cell>
          <table:table-cell office:value-type="float" office:value="21.005774796041003" table:style-name="ce1">
            <text:p>21.0057748</text:p>
          </table:table-cell>
          <table:table-cell office:value-type="float" office:value="23.084134185471001" table:style-name="ce1">
            <text:p>23.08413419</text:p>
          </table:table-cell>
          <table:table-cell office:value-type="float" office:value="22.788796012281001" table:style-name="ce1">
            <text:p>22.78879601</text:p>
          </table:table-cell>
          <table:table-cell office:value-type="float" office:value="22.545906429898999" table:style-name="ce1">
            <text:p>22.54590643</text:p>
          </table:table-cell>
          <table:table-cell office:value-type="float" office:value="22.159586300301001" table:style-name="ce1">
            <text:p>22.1595863</text:p>
          </table:table-cell>
          <table:table-cell office:value-type="float" office:value="22.900420178252002" table:style-name="ce1">
            <text:p>22.90042018</text:p>
          </table:table-cell>
          <table:table-cell office:value-type="float" office:value="22.240314878766" table:style-name="ce1">
            <text:p>22.24031488</text:p>
          </table:table-cell>
          <table:table-cell office:value-type="float" office:value="22.053655113873997" table:style-name="ce1">
            <text:p>22.05365511</text:p>
          </table:table-cell>
          <table:table-cell office:value-type="float" office:value="18.042147835474001" table:style-name="ce1">
            <text:p>18.04214784</text:p>
          </table:table-cell>
          <table:table-cell office:value-type="float" office:value="18.625154498223001" table:style-name="ce1">
            <text:p>18.6251545</text:p>
          </table:table-cell>
          <table:table-cell office:value-type="float" office:value="22.991957238669002" table:style-name="ce1">
            <text:p>22.99195724</text:p>
          </table:table-cell>
          <table:table-cell office:value-type="float" office:value="9.7299699576989997" table:style-name="ce1">
            <text:p>9.729969958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6.196795517304999" table:style-name="ce1">
            <text:p>16.19679552</text:p>
          </table:table-cell>
          <table:table-cell office:value-type="float" office:value="18.327432830022001" table:style-name="ce1">
            <text:p>18.32743283</text:p>
          </table:table-cell>
          <table:table-cell office:value-type="float" office:value="14.337984352074999" table:style-name="ce1">
            <text:p>14.33798435</text:p>
          </table:table-cell>
          <table:table-cell office:value-type="float" office:value="16.303794090669001" table:style-name="ce1">
            <text:p>16.3037940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8_load</text:p>
          </table:table-cell>
          <table:table-cell office:value-type="float" office:value="1.6172529831190001" table:style-name="ce1">
            <text:p>1.617252983</text:p>
          </table:table-cell>
          <table:table-cell office:value-type="float" office:value="1.9799956886110002" table:style-name="ce1">
            <text:p>1.979995689</text:p>
          </table:table-cell>
          <table:table-cell office:value-type="float" office:value="2.1758113691409999" table:style-name="ce1">
            <text:p>2.175811369</text:p>
          </table:table-cell>
          <table:table-cell office:value-type="float" office:value="2.1479856496509999" table:style-name="ce1">
            <text:p>2.14798565</text:p>
          </table:table-cell>
          <table:table-cell office:value-type="float" office:value="2.1251014511289998" table:style-name="ce1">
            <text:p>2.125101451</text:p>
          </table:table-cell>
          <table:table-cell office:value-type="float" office:value="2.0887037330710001" table:style-name="ce1">
            <text:p>2.088703733</text:p>
          </table:table-cell>
          <table:table-cell office:value-type="float" office:value="2.1585024842920002" table:style-name="ce1">
            <text:p>2.158502484</text:p>
          </table:table-cell>
          <table:table-cell office:value-type="float" office:value="2.096309694586" table:style-name="ce1">
            <text:p>2.096309695</text:p>
          </table:table-cell>
          <table:table-cell office:value-type="float" office:value="2.0787232708539998" table:style-name="ce1">
            <text:p>2.078723271</text:p>
          </table:table-cell>
          <table:table-cell office:value-type="float" office:value="1.7007732244540001" table:style-name="ce1">
            <text:p>1.700773224</text:p>
          </table:table-cell>
          <table:table-cell office:value-type="float" office:value="1.7557020529330001" table:style-name="ce1">
            <text:p>1.755702053</text:p>
          </table:table-cell>
          <table:table-cell office:value-type="float" office:value="2.167126782799" table:style-name="ce1">
            <text:p>2.167126783</text:p>
          </table:table-cell>
          <table:table-cell office:value-type="float" office:value="0.91762918492900014" table:style-name="ce1">
            <text:p>0.917629185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.5269106471549998" table:style-name="ce1">
            <text:p>1.526910647</text:p>
          </table:table-cell>
          <table:table-cell office:value-type="float" office:value="1.7276517689620001" table:style-name="ce1">
            <text:p>1.727651769</text:p>
          </table:table-cell>
          <table:table-cell office:value-type="float" office:value="1.351780024825" table:style-name="ce1">
            <text:p>1.351780025</text:p>
          </table:table-cell>
          <table:table-cell office:value-type="float" office:value="1.536991674799" table:style-name="ce1">
            <text:p>1.53699167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9_load</text:p>
          </table:table-cell>
          <table:table-cell office:value-type="float" office:value="1.128981213091" table:style-name="ce1">
            <text:p>1.128981213</text:p>
          </table:table-cell>
          <table:table-cell office:value-type="float" office:value="1.382138955879" table:style-name="ce1">
            <text:p>1.382138956</text:p>
          </table:table-cell>
          <table:table-cell office:value-type="float" office:value="1.5187985080490001" table:style-name="ce1">
            <text:p>1.518798508</text:p>
          </table:table-cell>
          <table:table-cell office:value-type="float" office:value="1.499378968439" table:style-name="ce1">
            <text:p>1.499378968</text:p>
          </table:table-cell>
          <table:table-cell office:value-type="float" office:value="1.483408110981" table:style-name="ce1">
            <text:p>1.483408111</text:p>
          </table:table-cell>
          <table:table-cell office:value-type="float" office:value="1.4580061828190001" table:style-name="ce1">
            <text:p>1.458006183</text:p>
          </table:table-cell>
          <table:table-cell office:value-type="float" office:value="1.5067186559880001" table:style-name="ce1">
            <text:p>1.506718656</text:p>
          </table:table-cell>
          <table:table-cell office:value-type="float" office:value="1.4633143751539999" table:style-name="ce1">
            <text:p>1.463314375</text:p>
          </table:table-cell>
          <table:table-cell office:value-type="float" office:value="1.451040829006" table:style-name="ce1">
            <text:p>1.451040829</text:p>
          </table:table-cell>
          <table:table-cell office:value-type="float" office:value="1.187269899406" table:style-name="ce1">
            <text:p>1.187269899</text:p>
          </table:table-cell>
          <table:table-cell office:value-type="float" office:value="1.225604669537" table:style-name="ce1">
            <text:p>1.22560467</text:p>
          </table:table-cell>
          <table:table-cell office:value-type="float" office:value="1.5127375446110001" table:style-name="ce1">
            <text:p>1.512737545</text:p>
          </table:table-cell>
          <table:table-cell office:value-type="float" office:value="0.64071451918100009" table:style-name="ce1">
            <text:p>0.640714519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.0659313942949999" table:style-name="ce1">
            <text:p>1.065931394</text:p>
          </table:table-cell>
          <table:table-cell office:value-type="float" office:value="1.206028406618" table:style-name="ce1">
            <text:p>1.206028407</text:p>
          </table:table-cell>
          <table:table-cell office:value-type="float" office:value="0.94370792192500008" table:style-name="ce1">
            <text:p>0.943707922</text:p>
          </table:table-cell>
          <table:table-cell office:value-type="float" office:value="1.0729669326110001" table:style-name="ce1">
            <text:p>1.07296693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0_load</text:p>
          </table:table-cell>
          <table:table-cell office:value-type="float" office:value="3.2096430601840003" table:style-name="ce1">
            <text:p>3.20964306</text:p>
          </table:table-cell>
          <table:table-cell office:value-type="float" office:value="3.9297728150960003" table:style-name="ce1">
            <text:p>3.929772815</text:p>
          </table:table-cell>
          <table:table-cell office:value-type="float" office:value="4.318513087176" table:style-name="ce1">
            <text:p>4.318513087</text:p>
          </table:table-cell>
          <table:table-cell office:value-type="float" office:value="4.2632724765360006" table:style-name="ce1">
            <text:p>4.263272477</text:p>
          </table:table-cell>
          <table:table-cell office:value-type="float" office:value="4.2178419495439998" table:style-name="ce1">
            <text:p>4.21784195</text:p>
          </table:table-cell>
          <table:table-cell office:value-type="float" office:value="4.1455839016560008" table:style-name="ce1">
            <text:p>4.145583902</text:p>
          </table:table-cell>
          <table:table-cell office:value-type="float" office:value="4.2841508717120007" table:style-name="ce1">
            <text:p>4.284150872</text:p>
          </table:table-cell>
          <table:table-cell office:value-type="float" office:value="4.1606835276960004" table:style-name="ce1">
            <text:p>4.160683528</text:p>
          </table:table-cell>
          <table:table-cell office:value-type="float" office:value="4.1257703321439996" table:style-name="ce1">
            <text:p>4.125770332</text:p>
          </table:table-cell>
          <table:table-cell office:value-type="float" office:value="3.375450421744" table:style-name="ce1">
            <text:p>3.375450422</text:p>
          </table:table-cell>
          <table:table-cell office:value-type="float" office:value="3.484497090888" table:style-name="ce1">
            <text:p>3.484497091</text:p>
          </table:table-cell>
          <table:table-cell office:value-type="float" office:value="4.3012721366640001" table:style-name="ce1">
            <text:p>4.301272137</text:p>
          </table:table-cell>
          <table:table-cell office:value-type="float" office:value="1.8207249463440001" table:style-name="ce1">
            <text:p>1.820724946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3.0302922330799995" table:style-name="ce1">
            <text:p>3.030292233</text:p>
          </table:table-cell>
          <table:table-cell office:value-type="float" office:value="3.4288106668320002" table:style-name="ce1">
            <text:p>3.428810667</text:p>
          </table:table-cell>
          <table:table-cell office:value-type="float" office:value="2.6826166761999999" table:style-name="ce1">
            <text:p>2.682616676</text:p>
          </table:table-cell>
          <table:table-cell office:value-type="float" office:value="3.050305448664" table:style-name="ce1">
            <text:p>3.05030544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1_load</text:p>
          </table:table-cell>
          <table:table-cell office:value-type="float" office:value="1.762266027601" table:style-name="ce1">
            <text:p>1.762266028</text:p>
          </table:table-cell>
          <table:table-cell office:value-type="float" office:value="2.157554643069" table:style-name="ce1">
            <text:p>2.157554643</text:p>
          </table:table-cell>
          <table:table-cell office:value-type="float" office:value="2.370939248939" table:style-name="ce1">
            <text:p>2.370939249</text:p>
          </table:table-cell>
          <table:table-cell office:value-type="float" office:value="2.3406169572289999" table:style-name="ce1">
            <text:p>2.340616957</text:p>
          </table:table-cell>
          <table:table-cell office:value-type="float" office:value="2.315679548391" table:style-name="ce1">
            <text:p>2.315679548</text:p>
          </table:table-cell>
          <table:table-cell office:value-type="float" office:value="2.2760161634089999" table:style-name="ce1">
            <text:p>2.276016163</text:p>
          </table:table-cell>
          <table:table-cell office:value-type="float" office:value="2.3520773806680002" table:style-name="ce1">
            <text:p>2.352077381</text:p>
          </table:table-cell>
          <table:table-cell office:value-type="float" office:value="2.2843045450939998" table:style-name="ce1">
            <text:p>2.284304545</text:p>
          </table:table-cell>
          <table:table-cell office:value-type="float" office:value="2.2651402366659998" table:style-name="ce1">
            <text:p>2.265140237</text:p>
          </table:table-cell>
          <table:table-cell office:value-type="float" office:value="1.853279851066" table:style-name="ce1">
            <text:p>1.853279851</text:p>
          </table:table-cell>
          <table:table-cell office:value-type="float" office:value="1.9131369901069999" table:style-name="ce1">
            <text:p>1.91313699</text:p>
          </table:table-cell>
          <table:table-cell office:value-type="float" office:value="2.361475466321" table:style-name="ce1">
            <text:p>2.361475466</text:p>
          </table:table-cell>
          <table:table-cell office:value-type="float" office:value="0.99987075859100005" table:style-name="ce1">
            <text:p>0.999870759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.6638180192449998" table:style-name="ce1">
            <text:p>1.663818019</text:p>
          </table:table-cell>
          <table:table-cell office:value-type="float" office:value="1.882569985598" table:style-name="ce1">
            <text:p>1.882569986</text:p>
          </table:table-cell>
          <table:table-cell office:value-type="float" office:value="1.4729743711750001" table:style-name="ce1">
            <text:p>1.472974371</text:p>
          </table:table-cell>
          <table:table-cell office:value-type="float" office:value="1.6748035343209999" table:style-name="ce1">
            <text:p>1.67480353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2_load</text:p>
          </table:table-cell>
          <table:table-cell office:value-type="float" office:value="0.60583288806100011" table:style-name="ce1">
            <text:p>0.605832888</text:p>
          </table:table-cell>
          <table:table-cell office:value-type="float" office:value="0.74157817080900013" table:style-name="ce1">
            <text:p>0.741578171</text:p>
          </table:table-cell>
          <table:table-cell office:value-type="float" office:value="0.81485615687900004" table:style-name="ce1">
            <text:p>0.814856157</text:p>
          </table:table-cell>
          <table:table-cell office:value-type="float" office:value="0.80444323856900002" table:style-name="ce1">
            <text:p>0.804443239</text:p>
          </table:table-cell>
          <table:table-cell office:value-type="float" office:value="0.79587953225099994" table:style-name="ce1">
            <text:p>0.795879532</text:p>
          </table:table-cell>
          <table:table-cell office:value-type="float" office:value="0.78225880754900001" table:style-name="ce1">
            <text:p>0.782258808</text:p>
          </table:table-cell>
          <table:table-cell office:value-type="float" office:value="0.80837883994800008" table:style-name="ce1">
            <text:p>0.80837884</text:p>
          </table:table-cell>
          <table:table-cell office:value-type="float" office:value="0.78510510433400005" table:style-name="ce1">
            <text:p>0.785105104</text:p>
          </table:table-cell>
          <table:table-cell office:value-type="float" office:value="0.77852392702599993" table:style-name="ce1">
            <text:p>0.778523927</text:p>
          </table:table-cell>
          <table:table-cell office:value-type="float" office:value="0.6370877654260001" table:style-name="ce1">
            <text:p>0.637087765</text:p>
          </table:table-cell>
          <table:table-cell office:value-type="float" office:value="0.657643187327" table:style-name="ce1">
            <text:p>0.657643187</text:p>
          </table:table-cell>
          <table:table-cell office:value-type="float" office:value="0.81160621798100008" table:style-name="ce1">
            <text:p>0.811606218</text:p>
          </table:table-cell>
          <table:table-cell office:value-type="float" office:value="0.34402023445100005" table:style-name="ce1">
            <text:p>0.344020234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0.57202505194499997" table:style-name="ce1">
            <text:p>0.572025052</text:p>
          </table:table-cell>
          <table:table-cell office:value-type="float" office:value="0.64714623267800009" table:style-name="ce1">
            <text:p>0.647146233</text:p>
          </table:table-cell>
          <table:table-cell office:value-type="float" office:value="0.50648781167500001" table:style-name="ce1">
            <text:p>0.506487812</text:p>
          </table:table-cell>
          <table:table-cell office:value-type="float" office:value="0.57579756598100007" table:style-name="ce1">
            <text:p>0.57579756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3_load</text:p>
          </table:table-cell>
          <table:table-cell office:value-type="float" office:value="0.98947499308300002" table:style-name="ce1">
            <text:p>0.989474993</text:p>
          </table:table-cell>
          <table:table-cell office:value-type="float" office:value="1.211322746527" table:style-name="ce1">
            <text:p>1.211322747</text:p>
          </table:table-cell>
          <table:table-cell office:value-type="float" office:value="1.3310805477369998" table:style-name="ce1">
            <text:p>1.331080548</text:p>
          </table:table-cell>
          <table:table-cell office:value-type="float" office:value="1.3140627738069999" table:style-name="ce1">
            <text:p>1.314062774</text:p>
          </table:table-cell>
          <table:table-cell office:value-type="float" office:value="1.3000671566529998" table:style-name="ce1">
            <text:p>1.300067157</text:p>
          </table:table-cell>
          <table:table-cell office:value-type="float" office:value="1.2778068827469999" table:style-name="ce1">
            <text:p>1.277806883</text:p>
          </table:table-cell>
          <table:table-cell office:value-type="float" office:value="1.3204947050439999" table:style-name="ce1">
            <text:p>1.320494705</text:p>
          </table:table-cell>
          <table:table-cell office:value-type="float" office:value="1.2824585696019999" table:style-name="ce1">
            <text:p>1.28245857</text:p>
          </table:table-cell>
          <table:table-cell office:value-type="float" office:value="1.2717029884779998" table:style-name="ce1">
            <text:p>1.271702988</text:p>
          </table:table-cell>
          <table:table-cell office:value-type="float" office:value="1.0405546636779999" table:style-name="ce1">
            <text:p>1.040554664</text:p>
          </table:table-cell>
          <table:table-cell office:value-type="float" office:value="1.0741482742809998" table:style-name="ce1">
            <text:p>1.074148274</text:p>
          </table:table-cell>
          <table:table-cell office:value-type="float" office:value="1.3257691908429998" table:style-name="ce1">
            <text:p>1.325769191</text:p>
          </table:table-cell>
          <table:table-cell office:value-type="float" office:value="0.56159604325300005" table:style-name="ce1">
            <text:p>0.561596043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0.93422303633499992" table:style-name="ce1">
            <text:p>0.934223036</text:p>
          </table:table-cell>
          <table:table-cell office:value-type="float" office:value="1.0569931602339999" table:style-name="ce1">
            <text:p>1.05699316</text:p>
          </table:table-cell>
          <table:table-cell office:value-type="float" office:value="0.82711589252500006" table:style-name="ce1">
            <text:p>0.827115893</text:p>
          </table:table-cell>
          <table:table-cell office:value-type="float" office:value="0.94038843484299994" table:style-name="ce1">
            <text:p>0.94038843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4_load</text:p>
          </table:table-cell>
          <table:table-cell office:value-type="float" office:value="1.0684061438770001" table:style-name="ce1">
            <text:p>1.068406144</text:p>
          </table:table-cell>
          <table:table-cell office:value-type="float" office:value="1.3079687597130001" table:style-name="ce1">
            <text:p>1.30796876</text:p>
          </table:table-cell>
          <table:table-cell office:value-type="float" office:value="1.437289393703" table:style-name="ce1">
            <text:p>1.437289394</text:p>
          </table:table-cell>
          <table:table-cell office:value-type="float" office:value="1.4189127260329999" table:style-name="ce1">
            <text:p>1.418912726</text:p>
          </table:table-cell>
          <table:table-cell office:value-type="float" office:value="1.4037995387069999" table:style-name="ce1">
            <text:p>1.403799539</text:p>
          </table:table-cell>
          <table:table-cell office:value-type="float" office:value="1.3797617498929999" table:style-name="ce1">
            <text:p>1.37976175</text:p>
          </table:table-cell>
          <table:table-cell office:value-type="float" office:value="1.425858256236" table:style-name="ce1">
            <text:p>1.425858256</text:p>
          </table:table-cell>
          <table:table-cell office:value-type="float" office:value="1.3847848806379999" table:style-name="ce1">
            <text:p>1.384784881</text:p>
          </table:table-cell>
          <table:table-cell office:value-type="float" office:value="1.3731704508819997" table:style-name="ce1">
            <text:p>1.373170451</text:p>
          </table:table-cell>
          <table:table-cell office:value-type="float" office:value="1.1235645996819998" table:style-name="ce1">
            <text:p>1.1235646</text:p>
          </table:table-cell>
          <table:table-cell office:value-type="float" office:value="1.1598407084389999" table:style-name="ce1">
            <text:p>1.159840708</text:p>
          </table:table-cell>
          <table:table-cell office:value-type="float" office:value="1.431553917317" table:style-name="ce1">
            <text:p>1.431553917</text:p>
          </table:table-cell>
          <table:table-cell office:value-type="float" office:value="0.60636044410700007" table:style-name="ce1">
            <text:p>0.606360444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.0087422388649998" table:style-name="ce1">
            <text:p>1.008742239</text:p>
          </table:table-cell>
          <table:table-cell office:value-type="float" office:value="1.141315733846" table:style-name="ce1">
            <text:p>1.141315734</text:p>
          </table:table-cell>
          <table:table-cell office:value-type="float" office:value="0.8930824354750001" table:style-name="ce1">
            <text:p>0.893082435</text:p>
          </table:table-cell>
          <table:table-cell office:value-type="float" office:value="1.0153999533169999" table:style-name="ce1">
            <text:p>1.01539995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5_load</text:p>
          </table:table-cell>
          <table:table-cell office:value-type="float" office:value="1.3914731796850002" table:style-name="ce1">
            <text:p>1.39147318</text:p>
          </table:table-cell>
          <table:table-cell office:value-type="float" office:value="1.7035431392650002" table:style-name="ce1">
            <text:p>1.703543139</text:p>
          </table:table-cell>
          <table:table-cell office:value-type="float" office:value="1.8720046702150002" table:style-name="ce1">
            <text:p>1.87200467</text:p>
          </table:table-cell>
          <table:table-cell office:value-type="float" office:value="1.848066018865" table:style-name="ce1">
            <text:p>1.848066019</text:p>
          </table:table-cell>
          <table:table-cell office:value-type="float" office:value="1.8283785908349999" table:style-name="ce1">
            <text:p>1.828378591</text:p>
          </table:table-cell>
          <table:table-cell office:value-type="float" office:value="1.7970653921650002" table:style-name="ce1">
            <text:p>1.797065392</text:p>
          </table:table-cell>
          <table:table-cell office:value-type="float" office:value="1.8571137215800002" table:style-name="ce1">
            <text:p>1.857113722</text:p>
          </table:table-cell>
          <table:table-cell office:value-type="float" office:value="1.8036088513899999" table:style-name="ce1">
            <text:p>1.803608851</text:p>
          </table:table-cell>
          <table:table-cell office:value-type="float" office:value="1.7884791342099999" table:style-name="ce1">
            <text:p>1.788479134</text:p>
          </table:table-cell>
          <table:table-cell office:value-type="float" office:value="1.4633261982100001" table:style-name="ce1">
            <text:p>1.463326198</text:p>
          </table:table-cell>
          <table:table-cell office:value-type="float" office:value="1.5105818342950001" table:style-name="ce1">
            <text:p>1.510581834</text:p>
          </table:table-cell>
          <table:table-cell office:value-type="float" office:value="1.8645332628850002" table:style-name="ce1">
            <text:p>1.864533263</text:p>
          </table:table-cell>
          <table:table-cell office:value-type="float" office:value="0.78958217783500007" table:style-name="ce1">
            <text:p>0.789582178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.313751067825" table:style-name="ce1">
            <text:p>1.313751068</text:p>
          </table:table-cell>
          <table:table-cell office:value-type="float" office:value="1.48644998863" table:style-name="ce1">
            <text:p>1.486449989</text:p>
          </table:table-cell>
          <table:table-cell office:value-type="float" office:value="1.163085029875" table:style-name="ce1">
            <text:p>1.16308503</text:p>
          </table:table-cell>
          <table:table-cell office:value-type="float" office:value="1.3224238428850001" table:style-name="ce1">
            <text:p>1.32242384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6_load</text:p>
          </table:table-cell>
          <table:table-cell office:value-type="float" office:value="6.9735575881630014" table:style-name="ce1">
            <text:p>6.973557588</text:p>
          </table:table-cell>
          <table:table-cell office:value-type="float" office:value="8.5384390950469999" table:style-name="ce1">
            <text:p>8.538439095</text:p>
          </table:table-cell>
          <table:table-cell office:value-type="float" office:value="9.3831930558569994" table:style-name="ce1">
            <text:p>9.383193056</text:p>
          </table:table-cell>
          <table:table-cell office:value-type="float" office:value="9.263152175126999" table:style-name="ce1">
            <text:p>9.263152175</text:p>
          </table:table-cell>
          <table:table-cell office:value-type="float" office:value="9.1644291449329991" table:style-name="ce1">
            <text:p>9.164429145</text:p>
          </table:table-cell>
          <table:table-cell office:value-type="float" office:value="9.0074084384669995" table:style-name="ce1">
            <text:p>9.007408438</text:p>
          </table:table-cell>
          <table:table-cell office:value-type="float" office:value="9.3085220744840012" table:style-name="ce1">
            <text:p>9.308522074</text:p>
          </table:table-cell>
          <table:table-cell office:value-type="float" office:value="9.0402207551220002" table:style-name="ce1">
            <text:p>9.040220755</text:p>
          </table:table-cell>
          <table:table-cell office:value-type="float" office:value="8.964352463757999" table:style-name="ce1">
            <text:p>8.964352464</text:p>
          </table:table-cell>
          <table:table-cell office:value-type="float" office:value="7.3338660909580007" table:style-name="ce1">
            <text:p>7.333866091</text:p>
          </table:table-cell>
          <table:table-cell office:value-type="float" office:value="7.5708304918410008" table:style-name="ce1">
            <text:p>7.570830492</text:p>
          </table:table-cell>
          <table:table-cell office:value-type="float" office:value="9.3457275235230011" table:style-name="ce1">
            <text:p>9.345727524</text:p>
          </table:table-cell>
          <table:table-cell office:value-type="float" office:value="3.9553622475330004" table:style-name="ce1">
            <text:p>3.955362248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6.5838183909349999" table:style-name="ce1">
            <text:p>6.583818391</text:p>
          </table:table-cell>
          <table:table-cell office:value-type="float" office:value="7.4498208340740009" table:style-name="ce1">
            <text:p>7.449820834</text:p>
          </table:table-cell>
          <table:table-cell office:value-type="float" office:value="5.8283003115250009" table:style-name="ce1">
            <text:p>5.828300312</text:p>
          </table:table-cell>
          <table:table-cell office:value-type="float" office:value="6.6273082075230008" table:style-name="ce1">
            <text:p>6.62730820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7_load</text:p>
          </table:table-cell>
          <table:table-cell office:value-type="float" office:value="5.9300143503400005" table:style-name="ce1">
            <text:p>5.93001435</text:p>
          </table:table-cell>
          <table:table-cell office:value-type="float" office:value="7.2606888974600006" table:style-name="ce1">
            <text:p>7.260688897</text:p>
          </table:table-cell>
          <table:table-cell office:value-type="float" office:value="7.9790133132600003" table:style-name="ce1">
            <text:p>7.979013313</text:p>
          </table:table-cell>
          <table:table-cell office:value-type="float" office:value="7.8769382718600003" table:style-name="ce1">
            <text:p>7.876938272</text:p>
          </table:table-cell>
          <table:table-cell office:value-type="float" office:value="7.7929905589399997" table:style-name="ce1">
            <text:p>7.792990559</text:p>
          </table:table-cell>
          <table:table-cell office:value-type="float" office:value="7.6594702530600003" table:style-name="ce1">
            <text:p>7.659470253</text:p>
          </table:table-cell>
          <table:table-cell office:value-type="float" office:value="7.9155179151200006" table:style-name="ce1">
            <text:p>7.915517915</text:p>
          </table:table-cell>
          <table:table-cell office:value-type="float" office:value="7.6873717359600002" table:style-name="ce1">
            <text:p>7.687371736</text:p>
          </table:table-cell>
          <table:table-cell office:value-type="float" office:value="7.6228582224399997" table:style-name="ce1">
            <text:p>7.622858222</text:p>
          </table:table-cell>
          <table:table-cell office:value-type="float" office:value="6.2363975184400005" table:style-name="ce1">
            <text:p>6.236397518</text:p>
          </table:table-cell>
          <table:table-cell office:value-type="float" office:value="6.4378967983800006" table:style-name="ce1">
            <text:p>6.437896798</text:p>
          </table:table-cell>
          <table:table-cell office:value-type="float" office:value="7.9471550351400007" table:style-name="ce1">
            <text:p>7.947155035</text:p>
          </table:table-cell>
          <table:table-cell office:value-type="float" office:value="3.3635352269399998" table:style-name="ce1">
            <text:p>3.363535227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5.5986052132999999" table:style-name="ce1">
            <text:p>5.598605213</text:p>
          </table:table-cell>
          <table:table-cell office:value-type="float" office:value="6.3349979713200009" table:style-name="ce1">
            <text:p>6.334997971</text:p>
          </table:table-cell>
          <table:table-cell office:value-type="float" office:value="4.9561612495000009" table:style-name="ce1">
            <text:p>4.95616125</text:p>
          </table:table-cell>
          <table:table-cell office:value-type="float" office:value="5.6355861551400004" table:style-name="ce1">
            <text:p>5.63558615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8_load</text:p>
          </table:table-cell>
          <table:table-cell office:value-type="float" office:value="3.8979961194340005" table:style-name="ce1">
            <text:p>3.897996119</text:p>
          </table:table-cell>
          <table:table-cell office:value-type="float" office:value="4.7726159533460013" table:style-name="ce1">
            <text:p>4.772615953</text:p>
          </table:table-cell>
          <table:table-cell office:value-type="float" office:value="5.2447530229260009" table:style-name="ce1">
            <text:p>5.244753023</text:p>
          </table:table-cell>
          <table:table-cell office:value-type="float" office:value="5.1776615947860005" table:style-name="ce1">
            <text:p>5.177661595</text:p>
          </table:table-cell>
          <table:table-cell office:value-type="float" office:value="5.1224848162940004" table:style-name="ce1">
            <text:p>5.122484816</text:p>
          </table:table-cell>
          <table:table-cell office:value-type="float" office:value="5.0347251849060006" table:style-name="ce1">
            <text:p>5.034725185</text:p>
          </table:table-cell>
          <table:table-cell office:value-type="float" office:value="5.2030190507120011" table:style-name="ce1">
            <text:p>5.203019051</text:p>
          </table:table-cell>
          <table:table-cell office:value-type="float" office:value="5.0530641471960003" table:style-name="ce1">
            <text:p>5.053064147</text:p>
          </table:table-cell>
          <table:table-cell office:value-type="float" office:value="5.0106609926440004" table:style-name="ce1">
            <text:p>5.010660993</text:p>
          </table:table-cell>
          <table:table-cell office:value-type="float" office:value="4.0993742822440007" table:style-name="ce1">
            <text:p>4.099374282</text:p>
          </table:table-cell>
          <table:table-cell office:value-type="float" office:value="4.231814830638001" table:style-name="ce1">
            <text:p>4.231814831</text:p>
          </table:table-cell>
          <table:table-cell office:value-type="float" office:value="5.2238133559140012" table:style-name="ce1">
            <text:p>5.223813356</text:p>
          </table:table-cell>
          <table:table-cell office:value-type="float" office:value="2.211112163094" table:style-name="ce1">
            <text:p>2.211112163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3.6801689993300002" table:style-name="ce1">
            <text:p>3.680168999</text:p>
          </table:table-cell>
          <table:table-cell office:value-type="float" office:value="4.1641819483320006" table:style-name="ce1">
            <text:p>4.164181948</text:p>
          </table:table-cell>
          <table:table-cell office:value-type="float" office:value="3.2579062949500006" table:style-name="ce1">
            <text:p>3.257906295</text:p>
          </table:table-cell>
          <table:table-cell office:value-type="float" office:value="3.7044756679140005" table:style-name="ce1">
            <text:p>3.70447566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9_load</text:p>
          </table:table-cell>
          <table:table-cell office:value-type="float" office:value="1.850375219185" table:style-name="ce1">
            <text:p>1.850375219</text:p>
          </table:table-cell>
          <table:table-cell office:value-type="float" office:value="2.2654385647650002" table:style-name="ce1">
            <text:p>2.265438565</text:p>
          </table:table-cell>
          <table:table-cell office:value-type="float" office:value="2.4894979607150001" table:style-name="ce1">
            <text:p>2.489497961</text:p>
          </table:table-cell>
          <table:table-cell office:value-type="float" office:value="2.4576587643650001" table:style-name="ce1">
            <text:p>2.457658764</text:p>
          </table:table-cell>
          <table:table-cell office:value-type="float" office:value="2.4314738353349998" table:style-name="ce1">
            <text:p>2.431473835</text:p>
          </table:table-cell>
          <table:table-cell office:value-type="float" office:value="2.3898262476650003" table:style-name="ce1">
            <text:p>2.389826248</text:p>
          </table:table-cell>
          <table:table-cell office:value-type="float" office:value="2.46969250758" table:style-name="ce1">
            <text:p>2.469692508</text:p>
          </table:table-cell>
          <table:table-cell office:value-type="float" office:value="2.39852926439" table:style-name="ce1">
            <text:p>2.398529264</text:p>
          </table:table-cell>
          <table:table-cell office:value-type="float" office:value="2.37840624121" table:style-name="ce1">
            <text:p>2.378406241</text:p>
          </table:table-cell>
          <table:table-cell office:value-type="float" office:value="1.9459421052100001" table:style-name="ce1">
            <text:p>1.945942105</text:p>
          </table:table-cell>
          <table:table-cell office:value-type="float" office:value="2.0087936607949999" table:style-name="ce1">
            <text:p>2.008793661</text:p>
          </table:table-cell>
          <table:table-cell office:value-type="float" office:value="2.4795607423850003" table:style-name="ce1">
            <text:p>2.479560742</text:p>
          </table:table-cell>
          <table:table-cell office:value-type="float" office:value="1.0498403223349999" table:style-name="ce1">
            <text:p>1.049840322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.7470022453249998" table:style-name="ce1">
            <text:p>1.747002245</text:p>
          </table:table-cell>
          <table:table-cell office:value-type="float" office:value="1.9766975096300001" table:style-name="ce1">
            <text:p>1.97669751</text:p>
          </table:table-cell>
          <table:table-cell office:value-type="float" office:value="1.5466114423750001" table:style-name="ce1">
            <text:p>1.546611442</text:p>
          </table:table-cell>
          <table:table-cell office:value-type="float" office:value="1.758537322385" table:style-name="ce1">
            <text:p>1.7585373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0_load</text:p>
          </table:table-cell>
          <table:table-cell office:value-type="float" office:value="0.55902488003200002" table:style-name="ce1">
            <text:p>0.55902488</text:p>
          </table:table-cell>
          <table:table-cell office:value-type="float" office:value="0.68426483740800004" table:style-name="ce1">
            <text:p>0.684264837</text:p>
          </table:table-cell>
          <table:table-cell office:value-type="float" office:value="0.75187184124799999" table:style-name="ce1">
            <text:p>0.751871841</text:p>
          </table:table-cell>
          <table:table-cell office:value-type="float" office:value="0.74226477852799999" table:style-name="ce1">
            <text:p>0.742264779</text:p>
          </table:table-cell>
          <table:table-cell office:value-type="float" office:value="0.73436381731199996" table:style-name="ce1">
            <text:p>0.734363817</text:p>
          </table:table-cell>
          <table:table-cell office:value-type="float" office:value="0.72179720028799998" table:style-name="ce1">
            <text:p>0.7217972</text:p>
          </table:table-cell>
          <table:table-cell office:value-type="float" office:value="0.74589580377600007" table:style-name="ce1">
            <text:p>0.745895804</text:p>
          </table:table-cell>
          <table:table-cell office:value-type="float" office:value="0.72442322220799993" table:style-name="ce1">
            <text:p>0.724423222</text:p>
          </table:table-cell>
          <table:table-cell office:value-type="float" office:value="0.7183513621119999" table:style-name="ce1">
            <text:p>0.718351362</text:p>
          </table:table-cell>
          <table:table-cell office:value-type="float" office:value="0.58786094291199997" table:style-name="ce1">
            <text:p>0.587860943</text:p>
          </table:table-cell>
          <table:table-cell office:value-type="float" office:value="0.60682558102399997" table:style-name="ce1">
            <text:p>0.606825581</text:p>
          </table:table-cell>
          <table:table-cell office:value-type="float" office:value="0.748873415072" table:style-name="ce1">
            <text:p>0.748873415</text:p>
          </table:table-cell>
          <table:table-cell office:value-type="float" office:value="0.31747390371200002" table:style-name="ce1">
            <text:p>0.317473904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0.52783343183999998" table:style-name="ce1">
            <text:p>0.527833432</text:p>
          </table:table-cell>
          <table:table-cell office:value-type="float" office:value="0.59714098553600004" table:style-name="ce1">
            <text:p>0.597140986</text:p>
          </table:table-cell>
          <table:table-cell office:value-type="float" office:value="0.46736811760000002" table:style-name="ce1">
            <text:p>0.467368118</text:p>
          </table:table-cell>
          <table:table-cell office:value-type="float" office:value="0.53131399107199995" table:style-name="ce1">
            <text:p>0.53131399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1_load</text:p>
          </table:table-cell>
          <table:table-cell office:value-type="float" office:value="1.776950892865" table:style-name="ce1">
            <text:p>1.776950893</text:p>
          </table:table-cell>
          <table:table-cell office:value-type="float" office:value="2.1755352966850001" table:style-name="ce1">
            <text:p>2.175535297</text:p>
          </table:table-cell>
          <table:table-cell office:value-type="float" office:value="2.3906990342349999" table:style-name="ce1">
            <text:p>2.390699034</text:p>
          </table:table-cell>
          <table:table-cell office:value-type="float" office:value="2.3601239250849999" table:style-name="ce1">
            <text:p>2.360123925</text:p>
          </table:table-cell>
          <table:table-cell office:value-type="float" office:value="2.3349785962149996" table:style-name="ce1">
            <text:p>2.334978596</text:p>
          </table:table-cell>
          <table:table-cell office:value-type="float" office:value="2.294984510785" table:style-name="ce1">
            <text:p>2.294984511</text:p>
          </table:table-cell>
          <table:table-cell office:value-type="float" office:value="2.3716799018200003" table:style-name="ce1">
            <text:p>2.371679902</text:p>
          </table:table-cell>
          <table:table-cell office:value-type="float" office:value="2.3033419983100001" table:style-name="ce1">
            <text:p>2.303341998</text:p>
          </table:table-cell>
          <table:table-cell office:value-type="float" office:value="2.2840179040899997" table:style-name="ce1">
            <text:p>2.284017904</text:p>
          </table:table-cell>
          <table:table-cell office:value-type="float" office:value="1.8687235600900001" table:style-name="ce1">
            <text:p>1.86872356</text:p>
          </table:table-cell>
          <table:table-cell office:value-type="float" office:value="1.9290797685550001" table:style-name="ce1">
            <text:p>1.929079769</text:p>
          </table:table-cell>
          <table:table-cell office:value-type="float" office:value="2.381156345665" table:style-name="ce1">
            <text:p>2.381156346</text:p>
          </table:table-cell>
          <table:table-cell office:value-type="float" office:value="1.0081990192149999" table:style-name="ce1">
            <text:p>1.008199019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.6776820569249999" table:style-name="ce1">
            <text:p>1.677682057</text:p>
          </table:table-cell>
          <table:table-cell office:value-type="float" office:value="1.89825790627" table:style-name="ce1">
            <text:p>1.898257906</text:p>
          </table:table-cell>
          <table:table-cell office:value-type="float" office:value="1.4852472163750001" table:style-name="ce1">
            <text:p>1.485247216</text:p>
          </table:table-cell>
          <table:table-cell office:value-type="float" office:value="1.6887591656650001" table:style-name="ce1">
            <text:p>1.68875916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2_load</text:p>
          </table:table-cell>
          <table:table-cell office:value-type="float" office:value="1.8604710640540003" table:style-name="ce1">
            <text:p>1.860471064</text:p>
          </table:table-cell>
          <table:table-cell office:value-type="float" office:value="2.2778002641260002" table:style-name="ce1">
            <text:p>2.277800264</text:p>
          </table:table-cell>
          <table:table-cell office:value-type="float" office:value="2.5030828131060003" table:style-name="ce1">
            <text:p>2.503082813</text:p>
          </table:table-cell>
          <table:table-cell office:value-type="float" office:value="2.471069804766" table:style-name="ce1">
            <text:p>2.471069805</text:p>
          </table:table-cell>
          <table:table-cell office:value-type="float" office:value="2.4447419307140001" table:style-name="ce1">
            <text:p>2.444741931</text:p>
          </table:table-cell>
          <table:table-cell office:value-type="float" office:value="2.4028669864860004" table:style-name="ce1">
            <text:p>2.402866986</text:p>
          </table:table-cell>
          <table:table-cell office:value-type="float" office:value="2.4831692408720003" table:style-name="ce1">
            <text:p>2.483169241</text:p>
          </table:table-cell>
          <table:table-cell office:value-type="float" office:value="2.4116175134760001" table:style-name="ce1">
            <text:p>2.411617513</text:p>
          </table:table-cell>
          <table:table-cell office:value-type="float" office:value="2.3913846375639998" table:style-name="ce1">
            <text:p>2.391384638</text:p>
          </table:table-cell>
          <table:table-cell office:value-type="float" office:value="1.9565596551640001" table:style-name="ce1">
            <text:p>1.956559655</text:p>
          </table:table-cell>
          <table:table-cell office:value-type="float" office:value="2.019754320978" table:style-name="ce1">
            <text:p>2.019754321</text:p>
          </table:table-cell>
          <table:table-cell office:value-type="float" office:value="2.4930913469340004" table:style-name="ce1">
            <text:p>2.493091347</text:p>
          </table:table-cell>
          <table:table-cell office:value-type="float" office:value="1.055566001514" table:style-name="ce1">
            <text:p>1.055566002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.75653377123" table:style-name="ce1">
            <text:p>1.756533771</text:p>
          </table:table-cell>
          <table:table-cell office:value-type="float" office:value="1.9874829550920001" table:style-name="ce1">
            <text:p>1.987482955</text:p>
          </table:table-cell>
          <table:table-cell office:value-type="float" office:value="1.5550490234500001" table:style-name="ce1">
            <text:p>1.555049023</text:p>
          </table:table-cell>
          <table:table-cell office:value-type="float" office:value="1.7681318189340001" table:style-name="ce1">
            <text:p>1.76813181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3_load</text:p>
          </table:table-cell>
          <table:table-cell office:value-type="float" office:value="1.042707629665" table:style-name="ce1">
            <text:p>1.04270763</text:p>
          </table:table-cell>
          <table:table-cell office:value-type="float" office:value="1.2765026158849999" table:style-name="ce1">
            <text:p>1.276502616</text:p>
          </table:table-cell>
          <table:table-cell office:value-type="float" office:value="1.4027097694349999" table:style-name="ce1">
            <text:p>1.402709769</text:p>
          </table:table-cell>
          <table:table-cell office:value-type="float" office:value="1.3847755322849999" table:style-name="ce1">
            <text:p>1.384775532</text:p>
          </table:table-cell>
          <table:table-cell office:value-type="float" office:value="1.3700262050149998" table:style-name="ce1">
            <text:p>1.370026205</text:p>
          </table:table-cell>
          <table:table-cell office:value-type="float" office:value="1.346567141985" table:style-name="ce1">
            <text:p>1.346567142</text:p>
          </table:table-cell>
          <table:table-cell office:value-type="float" office:value="1.3915538442199999" table:style-name="ce1">
            <text:p>1.391553844</text:p>
          </table:table-cell>
          <table:table-cell office:value-type="float" office:value="1.3514693375099998" table:style-name="ce1">
            <text:p>1.351469338</text:p>
          </table:table-cell>
          <table:table-cell office:value-type="float" office:value="1.3401345328899998" table:style-name="ce1">
            <text:p>1.340134533</text:p>
          </table:table-cell>
          <table:table-cell office:value-type="float" office:value="1.0965381088899999" table:style-name="ce1">
            <text:p>1.096538109</text:p>
          </table:table-cell>
          <table:table-cell office:value-type="float" office:value="1.131940846155" table:style-name="ce1">
            <text:p>1.131940846</text:p>
          </table:table-cell>
          <table:table-cell office:value-type="float" office:value="1.3971123784649999" table:style-name="ce1">
            <text:p>1.397112378</text:p>
          </table:table-cell>
          <table:table-cell office:value-type="float" office:value="0.59178598801500004" table:style-name="ce1">
            <text:p>0.591785988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0.9844801729249999" table:style-name="ce1">
            <text:p>0.984480173</text:p>
          </table:table-cell>
          <table:table-cell office:value-type="float" office:value="1.11386187267" table:style-name="ce1">
            <text:p>1.113861873</text:p>
          </table:table-cell>
          <table:table-cell office:value-type="float" office:value="0.87160495637500002" table:style-name="ce1">
            <text:p>0.871604956</text:p>
          </table:table-cell>
          <table:table-cell office:value-type="float" office:value="0.990977598465" table:style-name="ce1">
            <text:p>0.99097759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4_load</text:p>
          </table:table-cell>
          <table:table-cell office:value-type="float" office:value="0.93624235650100018" table:style-name="ce1">
            <text:p>0.936242357</text:p>
          </table:table-cell>
          <table:table-cell office:value-type="float" office:value="1.1461428771690001" table:style-name="ce1">
            <text:p>1.146142877</text:p>
          </table:table-cell>
          <table:table-cell office:value-type="float" office:value="1.2594513260390001" table:style-name="ce1">
            <text:p>1.259451326</text:p>
          </table:table-cell>
          <table:table-cell office:value-type="float" office:value="1.243350015329" table:style-name="ce1">
            <text:p>1.243350015</text:p>
          </table:table-cell>
          <table:table-cell office:value-type="float" office:value="1.2301081082909999" table:style-name="ce1">
            <text:p>1.230108108</text:p>
          </table:table-cell>
          <table:table-cell office:value-type="float" office:value="1.2090466235090001" table:style-name="ce1">
            <text:p>1.209046624</text:p>
          </table:table-cell>
          <table:table-cell office:value-type="float" office:value="1.2494355658680001" table:style-name="ce1">
            <text:p>1.249435566</text:p>
          </table:table-cell>
          <table:table-cell office:value-type="float" office:value="1.213447801694" table:style-name="ce1">
            <text:p>1.213447802</text:p>
          </table:table-cell>
          <table:table-cell office:value-type="float" office:value="1.203271444066" table:style-name="ce1">
            <text:p>1.203271444</text:p>
          </table:table-cell>
          <table:table-cell office:value-type="float" office:value="0.98457121846600015" table:style-name="ce1">
            <text:p>0.984571218</text:p>
          </table:table-cell>
          <table:table-cell office:value-type="float" office:value="1.016355702407" table:style-name="ce1">
            <text:p>1.016355702</text:p>
          </table:table-cell>
          <table:table-cell office:value-type="float" office:value="1.2544260032210002" table:style-name="ce1">
            <text:p>1.254426003</text:p>
          </table:table-cell>
          <table:table-cell office:value-type="float" office:value="0.53140609849100007" table:style-name="ce1">
            <text:p>0.531406098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0.88396589974500006" table:style-name="ce1">
            <text:p>0.8839659</text:p>
          </table:table-cell>
          <table:table-cell office:value-type="float" office:value="1.000124447798" table:style-name="ce1">
            <text:p>1.000124448</text:p>
          </table:table-cell>
          <table:table-cell office:value-type="float" office:value="0.78262682867500011" table:style-name="ce1">
            <text:p>0.782626829</text:p>
          </table:table-cell>
          <table:table-cell office:value-type="float" office:value="0.88979927122100011" table:style-name="ce1">
            <text:p>0.88979927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5_load</text:p>
          </table:table-cell>
          <table:table-cell office:value-type="float" office:value="1.2336108780969999" table:style-name="ce1">
            <text:p>1.233610878</text:p>
          </table:table-cell>
          <table:table-cell office:value-type="float" office:value="1.5102511128930001" table:style-name="ce1">
            <text:p>1.510251113</text:p>
          </table:table-cell>
          <table:table-cell office:value-type="float" office:value="1.6595869782829999" table:style-name="ce1">
            <text:p>1.659586978</text:p>
          </table:table-cell>
          <table:table-cell office:value-type="float" office:value="1.6383661144129997" table:style-name="ce1">
            <text:p>1.638366114</text:p>
          </table:table-cell>
          <table:table-cell office:value-type="float" office:value="1.6209138267269998" table:style-name="ce1">
            <text:p>1.620913827</text:p>
          </table:table-cell>
          <table:table-cell office:value-type="float" office:value="1.593155657873" table:style-name="ce1">
            <text:p>1.593155658</text:p>
          </table:table-cell>
          <table:table-cell office:value-type="float" office:value="1.6463866191959999" table:style-name="ce1">
            <text:p>1.646386619</text:p>
          </table:table-cell>
          <table:table-cell office:value-type="float" office:value="1.5989562293179997" table:style-name="ce1">
            <text:p>1.598956229</text:p>
          </table:table-cell>
          <table:table-cell office:value-type="float" office:value="1.5855442094019998" table:style-name="ce1">
            <text:p>1.585544209</text:p>
          </table:table-cell>
          <table:table-cell office:value-type="float" office:value="1.2973063262019999" table:style-name="ce1">
            <text:p>1.297306326</text:p>
          </table:table-cell>
          <table:table-cell office:value-type="float" office:value="1.339196965979" table:style-name="ce1">
            <text:p>1.339196966</text:p>
          </table:table-cell>
          <table:table-cell office:value-type="float" office:value="1.6529638099369999" table:style-name="ce1">
            <text:p>1.65296381</text:p>
          </table:table-cell>
          <table:table-cell office:value-type="float" office:value="0.70005337612700003" table:style-name="ce1">
            <text:p>0.700053376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.1647126627649997" table:style-name="ce1">
            <text:p>1.164712663</text:p>
          </table:table-cell>
          <table:table-cell office:value-type="float" office:value="1.317804841406" table:style-name="ce1">
            <text:p>1.317804841</text:p>
          </table:table-cell>
          <table:table-cell office:value-type="float" office:value="1.0311519439749999" table:style-name="ce1">
            <text:p>1.031151944</text:p>
          </table:table-cell>
          <table:table-cell office:value-type="float" office:value="1.1724008059369999" table:style-name="ce1">
            <text:p>1.17240080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6_load</text:p>
          </table:table-cell>
          <table:table-cell office:value-type="float" office:value="1.107871719274" table:style-name="ce1">
            <text:p>1.107871719</text:p>
          </table:table-cell>
          <table:table-cell office:value-type="float" office:value="1.3562917663059999" table:style-name="ce1">
            <text:p>1.356291766</text:p>
          </table:table-cell>
          <table:table-cell office:value-type="float" office:value="1.4903938166859998" table:style-name="ce1">
            <text:p>1.490393817</text:p>
          </table:table-cell>
          <table:table-cell office:value-type="float" office:value="1.4713377021459997" table:style-name="ce1">
            <text:p>1.471337702</text:p>
          </table:table-cell>
          <table:table-cell office:value-type="float" office:value="1.4556657297339997" table:style-name="ce1">
            <text:p>1.45566573</text:p>
          </table:table-cell>
          <table:table-cell office:value-type="float" office:value="1.4307391834659999" table:style-name="ce1">
            <text:p>1.430739183</text:p>
          </table:table-cell>
          <table:table-cell office:value-type="float" office:value="1.4785400318319999" table:style-name="ce1">
            <text:p>1.478540032</text:p>
          </table:table-cell>
          <table:table-cell office:value-type="float" office:value="1.4359480361559998" table:style-name="ce1">
            <text:p>1.435948036</text:p>
          </table:table-cell>
          <table:table-cell office:value-type="float" office:value="1.4239041820839997" table:style-name="ce1">
            <text:p>1.423904182</text:p>
          </table:table-cell>
          <table:table-cell office:value-type="float" office:value="1.1650695676839999" table:style-name="ce1">
            <text:p>1.165069568</text:p>
          </table:table-cell>
          <table:table-cell office:value-type="float" office:value="1.2026869255179999" table:style-name="ce1">
            <text:p>1.202686926</text:p>
          </table:table-cell>
          <table:table-cell office:value-type="float" office:value="1.484446280554" table:style-name="ce1">
            <text:p>1.484446281</text:p>
          </table:table-cell>
          <table:table-cell office:value-type="float" office:value="0.62874264453399997" table:style-name="ce1">
            <text:p>0.628742645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.0460018401299997" table:style-name="ce1">
            <text:p>1.04600184</text:p>
          </table:table-cell>
          <table:table-cell office:value-type="float" office:value="1.183477020652" table:style-name="ce1">
            <text:p>1.183477021</text:p>
          </table:table-cell>
          <table:table-cell office:value-type="float" office:value="0.92606570695000001" table:style-name="ce1">
            <text:p>0.926065707</text:p>
          </table:table-cell>
          <table:table-cell office:value-type="float" office:value="1.0529057125539998" table:style-name="ce1">
            <text:p>1.05290571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7_load</text:p>
          </table:table-cell>
          <table:table-cell office:value-type="float" office:value="2.375359152373" table:style-name="ce1">
            <text:p>2.375359152</text:p>
          </table:table-cell>
          <table:table-cell office:value-type="float" office:value="2.9082469315370005" table:style-name="ce1">
            <text:p>2.908246932</text:p>
          </table:table-cell>
          <table:table-cell office:value-type="float" office:value="3.1959102850470003" table:style-name="ce1">
            <text:p>3.195910285</text:p>
          </table:table-cell>
          <table:table-cell office:value-type="float" office:value="3.1550328652170001" table:style-name="ce1">
            <text:p>3.155032865</text:p>
          </table:table-cell>
          <table:table-cell office:value-type="float" office:value="3.121414795043" table:style-name="ce1">
            <text:p>3.121414795</text:p>
          </table:table-cell>
          <table:table-cell office:value-type="float" office:value="3.067944666357" table:style-name="ce1">
            <text:p>3.067944666</text:p>
          </table:table-cell>
          <table:table-cell office:value-type="float" office:value="3.1704826387640002" table:style-name="ce1">
            <text:p>3.170482639</text:p>
          </table:table-cell>
          <table:table-cell office:value-type="float" office:value="3.0791182168620002" table:style-name="ce1">
            <text:p>3.079118217</text:p>
          </table:table-cell>
          <table:table-cell office:value-type="float" office:value="3.0532828516179999" table:style-name="ce1">
            <text:p>3.053282852</text:p>
          </table:table-cell>
          <table:table-cell office:value-type="float" office:value="2.498054702818" table:style-name="ce1">
            <text:p>2.498054703</text:p>
          </table:table-cell>
          <table:table-cell office:value-type="float" office:value="2.5787479903110002" table:style-name="ce1">
            <text:p>2.57874799</text:p>
          </table:table-cell>
          <table:table-cell office:value-type="float" office:value="3.1831521789330002" table:style-name="ce1">
            <text:p>3.183152179</text:p>
          </table:table-cell>
          <table:table-cell office:value-type="float" office:value="1.3475756396430001" table:style-name="ce1">
            <text:p>1.34757564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2.242641592385" table:style-name="ce1">
            <text:p>2.242641592</text:p>
          </table:table-cell>
          <table:table-cell office:value-type="float" office:value="2.537540673654" table:style-name="ce1">
            <text:p>2.537540674</text:p>
          </table:table-cell>
          <table:table-cell office:value-type="float" office:value="1.9853656582750001" table:style-name="ce1">
            <text:p>1.985365658</text:p>
          </table:table-cell>
          <table:table-cell office:value-type="float" office:value="2.2574511429330002" table:style-name="ce1">
            <text:p>2.25745114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8_load</text:p>
          </table:table-cell>
          <table:table-cell office:value-type="float" office:value="0.90136580149900003" table:style-name="ce1">
            <text:p>0.901365801</text:p>
          </table:table-cell>
          <table:table-cell office:value-type="float" office:value="1.1034388248309999" table:style-name="ce1">
            <text:p>1.103438825</text:p>
          </table:table-cell>
          <table:table-cell office:value-type="float" office:value="1.2125218359609999" table:style-name="ce1">
            <text:p>1.212521836</text:p>
          </table:table-cell>
          <table:table-cell office:value-type="float" office:value="1.1970209666709999" table:style-name="ce1">
            <text:p>1.197020967</text:p>
          </table:table-cell>
          <table:table-cell office:value-type="float" office:value="1.1842728697089997" table:style-name="ce1">
            <text:p>1.18427287</text:p>
          </table:table-cell>
          <table:table-cell office:value-type="float" office:value="1.1639967984909998" table:style-name="ce1">
            <text:p>1.163996798</text:p>
          </table:table-cell>
          <table:table-cell office:value-type="float" office:value="1.2028795781319999" table:style-name="ce1">
            <text:p>1.202879578</text:p>
          </table:table-cell>
          <table:table-cell office:value-type="float" office:value="1.1682338503059999" table:style-name="ce1">
            <text:p>1.16823385</text:p>
          </table:table-cell>
          <table:table-cell office:value-type="float" office:value="1.1584369839339999" table:style-name="ce1">
            <text:p>1.158436984</text:p>
          </table:table-cell>
          <table:table-cell office:value-type="float" office:value="0.947892409534" table:style-name="ce1">
            <text:p>0.94789241</text:p>
          </table:table-cell>
          <table:table-cell office:value-type="float" office:value="0.97849160359300003" table:style-name="ce1">
            <text:p>0.978491604</text:p>
          </table:table-cell>
          <table:table-cell office:value-type="float" office:value="1.2076839147789999" table:style-name="ce1">
            <text:p>1.207683915</text:p>
          </table:table-cell>
          <table:table-cell office:value-type="float" office:value="0.51162647950899998" table:style-name="ce1">
            <text:p>0.51162648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0.85103881025499994" table:style-name="ce1">
            <text:p>0.85103881</text:p>
          </table:table-cell>
          <table:table-cell office:value-type="float" office:value="0.96286563620200005" table:style-name="ce1">
            <text:p>0.962865636</text:p>
          </table:table-cell>
          <table:table-cell office:value-type="float" office:value="0.75347882132499999" table:style-name="ce1">
            <text:p>0.753478821</text:p>
          </table:table-cell>
          <table:table-cell office:value-type="float" office:value="0.85665464677900005" table:style-name="ce1">
            <text:p>0.85665464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9_load</text:p>
          </table:table-cell>
          <table:table-cell office:value-type="float" office:value="0.65631211240599996" table:style-name="ce1">
            <text:p>0.656312112</text:p>
          </table:table-cell>
          <table:table-cell office:value-type="float" office:value="0.80338666761400002" table:style-name="ce1">
            <text:p>0.803386668</text:p>
          </table:table-cell>
          <table:table-cell office:value-type="float" office:value="0.88278041883399994" table:style-name="ce1">
            <text:p>0.882780419</text:p>
          </table:table-cell>
          <table:table-cell office:value-type="float" office:value="0.87149844057399994" table:style-name="ce1">
            <text:p>0.871498441</text:p>
          </table:table-cell>
          <table:table-cell office:value-type="float" office:value="0.86222000914599994" table:style-name="ce1">
            <text:p>0.862220009</text:p>
          </table:table-cell>
          <table:table-cell office:value-type="float" office:value="0.84746250165399994" table:style-name="ce1">
            <text:p>0.847462502</text:p>
          </table:table-cell>
          <table:table-cell office:value-type="float" office:value="0.87576250640800002" table:style-name="ce1">
            <text:p>0.875762506</text:p>
          </table:table-cell>
          <table:table-cell office:value-type="float" office:value="0.8505463497639999" table:style-name="ce1">
            <text:p>0.85054635</text:p>
          </table:table-cell>
          <table:table-cell office:value-type="float" office:value="0.84341590879599992" table:style-name="ce1">
            <text:p>0.843415909</text:p>
          </table:table-cell>
          <table:table-cell office:value-type="float" office:value="0.69017551519599996" table:style-name="ce1">
            <text:p>0.690175515</text:p>
          </table:table-cell>
          <table:table-cell office:value-type="float" office:value="0.71244648824199996" table:style-name="ce1">
            <text:p>0.712446488</text:p>
          </table:table-cell>
          <table:table-cell office:value-type="float" office:value="0.87925924072600004" table:style-name="ce1">
            <text:p>0.879259241</text:p>
          </table:table-cell>
          <table:table-cell office:value-type="float" office:value="0.37264863034599999" table:style-name="ce1">
            <text:p>0.37264863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0.61968268146999994" table:style-name="ce1">
            <text:p>0.619682681</text:p>
          </table:table-cell>
          <table:table-cell office:value-type="float" office:value="0.70107345998799997" table:style-name="ce1">
            <text:p>0.70107346</text:p>
          </table:table-cell>
          <table:table-cell office:value-type="float" office:value="0.54867571705000007" table:style-name="ce1">
            <text:p>0.548675717</text:p>
          </table:table-cell>
          <table:table-cell office:value-type="float" office:value="0.62377004872599995" table:style-name="ce1">
            <text:p>0.62377004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0_load</text:p>
          </table:table-cell>
          <table:table-cell office:value-type="float" office:value="0.53240856174100004" table:style-name="ce1">
            <text:p>0.532408562</text:p>
          </table:table-cell>
          <table:table-cell office:value-type="float" office:value="0.65167490272899997" table:style-name="ce1">
            <text:p>0.651674903</text:p>
          </table:table-cell>
          <table:table-cell office:value-type="float" office:value="0.71605723039899993" table:style-name="ce1">
            <text:p>0.71605723</text:p>
          </table:table-cell>
          <table:table-cell office:value-type="float" office:value="0.70690839928899996" table:style-name="ce1">
            <text:p>0.706908399</text:p>
          </table:table-cell>
          <table:table-cell office:value-type="float" office:value="0.69938429313099992" table:style-name="ce1">
            <text:p>0.699384293</text:p>
          </table:table-cell>
          <table:table-cell office:value-type="float" office:value="0.68741707066899993" table:style-name="ce1">
            <text:p>0.687417071</text:p>
          </table:table-cell>
          <table:table-cell office:value-type="float" office:value="0.71036623418800005" table:style-name="ce1">
            <text:p>0.710366234</text:p>
          </table:table-cell>
          <table:table-cell office:value-type="float" office:value="0.68991783825399988" table:style-name="ce1">
            <text:p>0.689917838</text:p>
          </table:table-cell>
          <table:table-cell office:value-type="float" office:value="0.68413558990599987" table:style-name="ce1">
            <text:p>0.68413559</text:p>
          </table:table-cell>
          <table:table-cell office:value-type="float" office:value="0.55986922030599995" table:style-name="ce1">
            <text:p>0.55986922</text:p>
          </table:table-cell>
          <table:table-cell office:value-type="float" office:value="0.57792929508699997" table:style-name="ce1">
            <text:p>0.577929295</text:p>
          </table:table-cell>
          <table:table-cell office:value-type="float" office:value="0.71320182126099996" table:style-name="ce1">
            <text:p>0.713201821</text:p>
          </table:table-cell>
          <table:table-cell office:value-type="float" office:value="0.30237893133099997" table:style-name="ce1">
            <text:p>0.30237893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0.50270486354499988" table:style-name="ce1">
            <text:p>0.502704864</text:p>
          </table:table-cell>
          <table:table-cell office:value-type="float" office:value="0.56870662931799998" table:style-name="ce1">
            <text:p>0.568706629</text:p>
          </table:table-cell>
          <table:table-cell office:value-type="float" office:value="0.44512358567499999" table:style-name="ce1">
            <text:p>0.445123586</text:p>
          </table:table-cell>
          <table:table-cell office:value-type="float" office:value="0.50601940926099997" table:style-name="ce1">
            <text:p>0.50601940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1_load</text:p>
          </table:table-cell>
          <table:table-cell office:value-type="float" office:value="0.46816227621100004" table:style-name="ce1">
            <text:p>0.468162276</text:p>
          </table:table-cell>
          <table:table-cell office:value-type="float" office:value="0.5730095431590001" table:style-name="ce1">
            <text:p>0.573009543</text:p>
          </table:table-cell>
          <table:table-cell office:value-type="float" office:value="0.62960816972900002" table:style-name="ce1">
            <text:p>0.62960817</text:p>
          </table:table-cell>
          <table:table-cell office:value-type="float" office:value="0.62156541491899997" table:style-name="ce1">
            <text:p>0.621565415</text:p>
          </table:table-cell>
          <table:table-cell office:value-type="float" office:value="0.61495095890099993" table:style-name="ce1">
            <text:p>0.614950959</text:p>
          </table:table-cell>
          <table:table-cell office:value-type="float" office:value="0.604430550899" table:style-name="ce1">
            <text:p>0.604430551</text:p>
          </table:table-cell>
          <table:table-cell office:value-type="float" office:value="0.62460520414800003" table:style-name="ce1">
            <text:p>0.624605204</text:p>
          </table:table-cell>
          <table:table-cell office:value-type="float" office:value="0.60662898043400004" table:style-name="ce1">
            <text:p>0.60662898</text:p>
          </table:table-cell>
          <table:table-cell office:value-type="float" office:value="0.60154579492599991" table:style-name="ce1">
            <text:p>0.601545795</text:p>
          </table:table-cell>
          <table:table-cell office:value-type="float" office:value="0.49230299332600003" table:style-name="ce1">
            <text:p>0.492302993</text:p>
          </table:table-cell>
          <table:table-cell office:value-type="float" office:value="0.50817963937700006" table:style-name="ce1">
            <text:p>0.508179639</text:p>
          </table:table-cell>
          <table:table-cell office:value-type="float" office:value="0.62709797413099999" table:style-name="ce1">
            <text:p>0.627097974</text:p>
          </table:table-cell>
          <table:table-cell office:value-type="float" office:value="0.265942791101" table:style-name="ce1">
            <text:p>0.26594279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0.44204969869499999" table:style-name="ce1">
            <text:p>0.442049699</text:p>
          </table:table-cell>
          <table:table-cell office:value-type="float" office:value="0.50007197637800005" table:style-name="ce1">
            <text:p>0.500071976</text:p>
          </table:table-cell>
          <table:table-cell office:value-type="float" office:value="0.39142988792500005" table:style-name="ce1">
            <text:p>0.391429888</text:p>
          </table:table-cell>
          <table:table-cell office:value-type="float" office:value="0.44496352213100004" table:style-name="ce1">
            <text:p>0.4449635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2_load</text:p>
          </table:table-cell>
          <table:table-cell office:value-type="float" office:value="0.61317532069300007" table:style-name="ce1">
            <text:p>0.613175321</text:p>
          </table:table-cell>
          <table:table-cell office:value-type="float" office:value="0.75056849761700006" table:style-name="ce1">
            <text:p>0.750568498</text:p>
          </table:table-cell>
          <table:table-cell office:value-type="float" office:value="0.82473604952700008" table:style-name="ce1">
            <text:p>0.82473605</text:p>
          </table:table-cell>
          <table:table-cell office:value-type="float" office:value="0.81419672249700004" table:style-name="ce1">
            <text:p>0.814196722</text:p>
          </table:table-cell>
          <table:table-cell office:value-type="float" office:value="0.80552905616299997" table:style-name="ce1">
            <text:p>0.805529056</text:p>
          </table:table-cell>
          <table:table-cell office:value-type="float" office:value="0.79174298123700004" table:style-name="ce1">
            <text:p>0.791742981</text:p>
          </table:table-cell>
          <table:table-cell office:value-type="float" office:value="0.81818010052400014" table:style-name="ce1">
            <text:p>0.818180101</text:p>
          </table:table-cell>
          <table:table-cell office:value-type="float" office:value="0.79462383094200006" table:style-name="ce1">
            <text:p>0.794623831</text:p>
          </table:table-cell>
          <table:table-cell office:value-type="float" office:value="0.78796276073799998" table:style-name="ce1">
            <text:p>0.787962761</text:p>
          </table:table-cell>
          <table:table-cell office:value-type="float" office:value="0.64480961993800001" table:style-name="ce1">
            <text:p>0.64480962</text:p>
          </table:table-cell>
          <table:table-cell office:value-type="float" office:value="0.66561457655100009" table:style-name="ce1">
            <text:p>0.665614577</text:p>
          </table:table-cell>
          <table:table-cell office:value-type="float" office:value="0.82144665765300007" table:style-name="ce1">
            <text:p>0.821446658</text:p>
          </table:table-cell>
          <table:table-cell office:value-type="float" office:value="0.34818436476300002" table:style-name="ce1">
            <text:p>0.348184365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0.57895707078500003" table:style-name="ce1">
            <text:p>0.578957071</text:p>
          </table:table-cell>
          <table:table-cell office:value-type="float" office:value="0.65499019301400008" table:style-name="ce1">
            <text:p>0.654990193</text:p>
          </table:table-cell>
          <table:table-cell office:value-type="float" office:value="0.51262423427500003" table:style-name="ce1">
            <text:p>0.512624234</text:p>
          </table:table-cell>
          <table:table-cell office:value-type="float" office:value="0.58277538165300002" table:style-name="ce1">
            <text:p>0.58277538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3_load</text:p>
          </table:table-cell>
          <table:table-cell office:value-type="float" office:value="0.91880407900000005" table:style-name="ce1">
            <text:p>0.918804079</text:p>
          </table:table-cell>
          <table:table-cell office:value-type="float" office:value="1.124790851" table:style-name="ce1">
            <text:p>1.124790851</text:p>
          </table:table-cell>
          <table:table-cell office:value-type="float" office:value="1.2359865809999999" table:style-name="ce1">
            <text:p>1.235986581</text:p>
          </table:table-cell>
          <table:table-cell office:value-type="float" office:value="1.2201854909999998" table:style-name="ce1">
            <text:p>1.220185491</text:p>
          </table:table-cell>
          <table:table-cell office:value-type="float" office:value="1.2071904889999998" table:style-name="ce1">
            <text:p>1.207190489</text:p>
          </table:table-cell>
          <table:table-cell office:value-type="float" office:value="1.1865217109999999" table:style-name="ce1">
            <text:p>1.186521711</text:p>
          </table:table-cell>
          <table:table-cell office:value-type="float" office:value="1.226157572" table:style-name="ce1">
            <text:p>1.226157572</text:p>
          </table:table-cell>
          <table:table-cell office:value-type="float" office:value="1.1908408259999999" table:style-name="ce1">
            <text:p>1.190840826</text:p>
          </table:table-cell>
          <table:table-cell office:value-type="float" office:value="1.1808542139999998" table:style-name="ce1">
            <text:p>1.180854214</text:p>
          </table:table-cell>
          <table:table-cell office:value-type="float" office:value="0.96623181400000002" table:style-name="ce1">
            <text:p>0.966231814</text:p>
          </table:table-cell>
          <table:table-cell office:value-type="float" office:value="0.99742365300000002" table:style-name="ce1">
            <text:p>0.997423653</text:p>
          </table:table-cell>
          <table:table-cell office:value-type="float" office:value="1.2310549589999999" table:style-name="ce1">
            <text:p>1.231054959</text:p>
          </table:table-cell>
          <table:table-cell office:value-type="float" office:value="0.52151628900000002" table:style-name="ce1">
            <text:p>0.521516289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0.86750235499999995" table:style-name="ce1">
            <text:p>0.867502355</text:p>
          </table:table-cell>
          <table:table-cell office:value-type="float" office:value="0.98149504200000004" table:style-name="ce1">
            <text:p>0.981495042</text:p>
          </table:table-cell>
          <table:table-cell office:value-type="float" office:value="0.76805282500000005" table:style-name="ce1">
            <text:p>0.768052825</text:p>
          </table:table-cell>
          <table:table-cell office:value-type="float" office:value="0.87322695900000002" table:style-name="ce1">
            <text:p>0.87322695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4_load</text:p>
          </table:table-cell>
          <table:table-cell office:value-type="float" office:value="0.91880407900000005" table:style-name="ce1">
            <text:p>0.918804079</text:p>
          </table:table-cell>
          <table:table-cell office:value-type="float" office:value="1.124790851" table:style-name="ce1">
            <text:p>1.124790851</text:p>
          </table:table-cell>
          <table:table-cell office:value-type="float" office:value="1.2359865809999999" table:style-name="ce1">
            <text:p>1.235986581</text:p>
          </table:table-cell>
          <table:table-cell office:value-type="float" office:value="1.2201854909999998" table:style-name="ce1">
            <text:p>1.220185491</text:p>
          </table:table-cell>
          <table:table-cell office:value-type="float" office:value="1.2071904889999998" table:style-name="ce1">
            <text:p>1.207190489</text:p>
          </table:table-cell>
          <table:table-cell office:value-type="float" office:value="1.1865217109999999" table:style-name="ce1">
            <text:p>1.186521711</text:p>
          </table:table-cell>
          <table:table-cell office:value-type="float" office:value="1.226157572" table:style-name="ce1">
            <text:p>1.226157572</text:p>
          </table:table-cell>
          <table:table-cell office:value-type="float" office:value="1.1908408259999999" table:style-name="ce1">
            <text:p>1.190840826</text:p>
          </table:table-cell>
          <table:table-cell office:value-type="float" office:value="1.1808542139999998" table:style-name="ce1">
            <text:p>1.180854214</text:p>
          </table:table-cell>
          <table:table-cell office:value-type="float" office:value="0.96623181400000002" table:style-name="ce1">
            <text:p>0.966231814</text:p>
          </table:table-cell>
          <table:table-cell office:value-type="float" office:value="0.99742365300000002" table:style-name="ce1">
            <text:p>0.997423653</text:p>
          </table:table-cell>
          <table:table-cell office:value-type="float" office:value="1.2310549589999999" table:style-name="ce1">
            <text:p>1.231054959</text:p>
          </table:table-cell>
          <table:table-cell office:value-type="float" office:value="0.52151628900000002" table:style-name="ce1">
            <text:p>0.521516289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0.86750235499999995" table:style-name="ce1">
            <text:p>0.867502355</text:p>
          </table:table-cell>
          <table:table-cell office:value-type="float" office:value="0.98149504200000004" table:style-name="ce1">
            <text:p>0.981495042</text:p>
          </table:table-cell>
          <table:table-cell office:value-type="float" office:value="0.76805282500000005" table:style-name="ce1">
            <text:p>0.768052825</text:p>
          </table:table-cell>
          <table:table-cell office:value-type="float" office:value="0.87322695900000002" table:style-name="ce1">
            <text:p>0.87322695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5_load</text:p>
          </table:table-cell>
          <table:table-cell office:value-type="float" office:value="5.8749461056000012" table:style-name="ce1">
            <text:p>5.874946106</text:p>
          </table:table-cell>
          <table:table-cell office:value-type="float" office:value="7.1932614464000011" table:style-name="ce1">
            <text:p>7.193261446</text:p>
          </table:table-cell>
          <table:table-cell office:value-type="float" office:value="7.9049141184000007" table:style-name="ce1">
            <text:p>7.904914118</text:p>
          </table:table-cell>
          <table:table-cell office:value-type="float" office:value="7.8037871424" table:style-name="ce1">
            <text:p>7.803787142</text:p>
          </table:table-cell>
          <table:table-cell office:value-type="float" office:value="7.7206191296000002" table:style-name="ce1">
            <text:p>7.72061913</text:p>
          </table:table-cell>
          <table:table-cell office:value-type="float" office:value="7.5883389504000007" table:style-name="ce1">
            <text:p>7.58833895</text:p>
          </table:table-cell>
          <table:table-cell office:value-type="float" office:value="7.8420084608000016" table:style-name="ce1">
            <text:p>7.842008461</text:p>
          </table:table-cell>
          <table:table-cell office:value-type="float" office:value="7.6159812864000003" table:style-name="ce1">
            <text:p>7.615981286</text:p>
          </table:table-cell>
          <table:table-cell office:value-type="float" office:value="7.5520669696000002" table:style-name="ce1">
            <text:p>7.55206697</text:p>
          </table:table-cell>
          <table:table-cell office:value-type="float" office:value="6.1784836096000006" table:style-name="ce1">
            <text:p>6.17848361</text:p>
          </table:table-cell>
          <table:table-cell office:value-type="float" office:value="6.3781113792000008" table:style-name="ce1">
            <text:p>6.378111379</text:p>
          </table:table-cell>
          <table:table-cell office:value-type="float" office:value="7.8733517376000011" table:style-name="ce1">
            <text:p>7.873351738</text:p>
          </table:table-cell>
          <table:table-cell office:value-type="float" office:value="3.3323042496000004" table:style-name="ce1">
            <text:p>3.33230425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5.5466150720000007" table:style-name="ce1">
            <text:p>5.546615072</text:p>
          </table:table-cell>
          <table:table-cell office:value-type="float" office:value="6.2761682688000011" table:style-name="ce1">
            <text:p>6.276168269</text:p>
          </table:table-cell>
          <table:table-cell office:value-type="float" office:value="4.9101380800000012" table:style-name="ce1">
            <text:p>4.91013808</text:p>
          </table:table-cell>
          <table:table-cell office:value-type="float" office:value="5.5832525376000008" table:style-name="ce1">
            <text:p>5.58325253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6_load</text:p>
          </table:table-cell>
          <table:table-cell office:value-type="float" office:value="3.706175066923" table:style-name="ce1">
            <text:p>3.706175067</text:p>
          </table:table-cell>
          <table:table-cell office:value-type="float" office:value="4.5377436654870005" table:style-name="ce1">
            <text:p>4.537743665</text:p>
          </table:table-cell>
          <table:table-cell office:value-type="float" office:value="4.9866408274970002" table:style-name="ce1">
            <text:p>4.986640827</text:p>
          </table:table-cell>
          <table:table-cell office:value-type="float" office:value="4.9228518271670003" table:style-name="ce1">
            <text:p>4.922851827</text:p>
          </table:table-cell>
          <table:table-cell office:value-type="float" office:value="4.8703910040930003" table:style-name="ce1">
            <text:p>4.870391004</text:p>
          </table:table-cell>
          <table:table-cell office:value-type="float" office:value="4.7869511473070006" table:style-name="ce1">
            <text:p>4.786951147</text:p>
          </table:table-cell>
          <table:table-cell office:value-type="float" office:value="4.9469611181640003" table:style-name="ce1">
            <text:p>4.946961118</text:p>
          </table:table-cell>
          <table:table-cell office:value-type="float" office:value="4.804387414562" table:style-name="ce1">
            <text:p>4.804387415</text:p>
          </table:table-cell>
          <table:table-cell office:value-type="float" office:value="4.7640714619180002" table:style-name="ce1">
            <text:p>4.764071462</text:p>
          </table:table-cell>
          <table:table-cell office:value-type="float" office:value="3.8976408331179999" table:style-name="ce1">
            <text:p>3.897640833</text:p>
          </table:table-cell>
          <table:table-cell office:value-type="float" office:value="4.023562287161" table:style-name="ce1">
            <text:p>4.023562287</text:p>
          </table:table-cell>
          <table:table-cell office:value-type="float" office:value="4.9667318694830005" table:style-name="ce1">
            <text:p>4.966731869</text:p>
          </table:table-cell>
          <table:table-cell office:value-type="float" office:value="2.1023242586929998" table:style-name="ce1">
            <text:p>2.102324259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3.4990700071349998" table:style-name="ce1">
            <text:p>3.499070007</text:p>
          </table:table-cell>
          <table:table-cell office:value-type="float" office:value="3.9592584845539998" table:style-name="ce1">
            <text:p>3.959258485</text:p>
          </table:table-cell>
          <table:table-cell office:value-type="float" office:value="3.0975922545249999" table:style-name="ce1">
            <text:p>3.097592255</text:p>
          </table:table-cell>
          <table:table-cell office:value-type="float" office:value="3.5221802334830001" table:style-name="ce1">
            <text:p>3.52218023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7_load</text:p>
          </table:table-cell>
          <table:table-cell office:value-type="float" office:value="3.0719724483340003" table:style-name="ce1">
            <text:p>3.071972448</text:p>
          </table:table-cell>
          <table:table-cell office:value-type="float" office:value="3.7612041874460003" table:style-name="ce1">
            <text:p>3.761204187</text:p>
          </table:table-cell>
          <table:table-cell office:value-type="float" office:value="4.1332651000260006" table:style-name="ce1">
            <text:p>4.1332651</text:p>
          </table:table-cell>
          <table:table-cell office:value-type="float" office:value="4.0803946528860005" table:style-name="ce1">
            <text:p>4.080394653</text:p>
          </table:table-cell>
          <table:table-cell office:value-type="float" office:value="4.0369133761940006" table:style-name="ce1">
            <text:p>4.036913376</text:p>
          </table:table-cell>
          <table:table-cell office:value-type="float" office:value="3.9677556450060001" table:style-name="ce1">
            <text:p>3.967755645</text:p>
          </table:table-cell>
          <table:table-cell office:value-type="float" office:value="4.100377235912001" table:style-name="ce1">
            <text:p>4.100377236</text:p>
          </table:table-cell>
          <table:table-cell office:value-type="float" office:value="3.982207403796" table:style-name="ce1">
            <text:p>3.982207404</text:p>
          </table:table-cell>
          <table:table-cell office:value-type="float" office:value="3.9487922000439997" table:style-name="ce1">
            <text:p>3.9487922</text:p>
          </table:table-cell>
          <table:table-cell office:value-type="float" office:value="3.230665649644" table:style-name="ce1">
            <text:p>3.23066565</text:p>
          </table:table-cell>
          <table:table-cell office:value-type="float" office:value="3.335033542938" table:style-name="ce1">
            <text:p>3.335033543</text:p>
          </table:table-cell>
          <table:table-cell office:value-type="float" office:value="4.1167638928140002" table:style-name="ce1">
            <text:p>4.116763893</text:p>
          </table:table-cell>
          <table:table-cell office:value-type="float" office:value="1.7426475029940001" table:style-name="ce1">
            <text:p>1.742647503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2.9003168798299996" table:style-name="ce1">
            <text:p>2.90031688</text:p>
          </table:table-cell>
          <table:table-cell office:value-type="float" office:value="3.2817364105319999" table:style-name="ce1">
            <text:p>3.281736411</text:p>
          </table:table-cell>
          <table:table-cell office:value-type="float" office:value="2.5675587524500001" table:style-name="ce1">
            <text:p>2.567558752</text:p>
          </table:table-cell>
          <table:table-cell office:value-type="float" office:value="2.9194714048140002" table:style-name="ce1">
            <text:p>2.91947140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8_load</text:p>
          </table:table-cell>
          <table:table-cell office:value-type="float" office:value="5.5133312984740011" table:style-name="ce1">
            <text:p>5.513331298</text:p>
          </table:table-cell>
          <table:table-cell office:value-type="float" office:value="6.7504878511060014" table:style-name="ce1">
            <text:p>6.750487851</text:p>
          </table:table-cell>
          <table:table-cell office:value-type="float" office:value="7.4183294054860012" table:style-name="ce1">
            <text:p>7.418329405</text:p>
          </table:table-cell>
          <table:table-cell office:value-type="float" office:value="7.3234280589459999" table:style-name="ce1">
            <text:p>7.323428059</text:p>
          </table:table-cell>
          <table:table-cell office:value-type="float" office:value="7.2453800769340004" table:style-name="ce1">
            <text:p>7.245380077</text:p>
          </table:table-cell>
          <table:table-cell office:value-type="float" office:value="7.1212433962660011" table:style-name="ce1">
            <text:p>7.121243396</text:p>
          </table:table-cell>
          <table:table-cell office:value-type="float" office:value="7.3592963774320008" table:style-name="ce1">
            <text:p>7.359296377</text:p>
          </table:table-cell>
          <table:table-cell office:value-type="float" office:value="7.1471840009560008" table:style-name="ce1">
            <text:p>7.147184001</text:p>
          </table:table-cell>
          <table:table-cell office:value-type="float" office:value="7.0872044092840003" table:style-name="ce1">
            <text:p>7.087204409</text:p>
          </table:table-cell>
          <table:table-cell office:value-type="float" office:value="5.7981822748840006" table:style-name="ce1">
            <text:p>5.798182275</text:p>
          </table:table-cell>
          <table:table-cell office:value-type="float" office:value="5.9855204599180007" table:style-name="ce1">
            <text:p>5.98552046</text:p>
          </table:table-cell>
          <table:table-cell office:value-type="float" office:value="7.3887100837540007" table:style-name="ce1">
            <text:p>7.388710084</text:p>
          </table:table-cell>
          <table:table-cell office:value-type="float" office:value="3.1272208317340002" table:style-name="ce1">
            <text:p>3.127220832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5.20521314413" table:style-name="ce1">
            <text:p>5.205213144</text:p>
          </table:table-cell>
          <table:table-cell office:value-type="float" office:value="5.8898532222520004" table:style-name="ce1">
            <text:p>5.889853222</text:p>
          </table:table-cell>
          <table:table-cell office:value-type="float" office:value="4.6079192669500006" table:style-name="ce1">
            <text:p>4.607919267</text:p>
          </table:table-cell>
          <table:table-cell office:value-type="float" office:value="5.2395951157540006" table:style-name="ce1">
            <text:p>5.23959511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9_load</text:p>
          </table:table-cell>
          <table:table-cell office:value-type="float" office:value="0.28460146041100004" table:style-name="ce1">
            <text:p>0.28460146</text:p>
          </table:table-cell>
          <table:table-cell office:value-type="float" office:value="0.34825137295900005" table:style-name="ce1">
            <text:p>0.348251373</text:p>
          </table:table-cell>
          <table:table-cell office:value-type="float" office:value="0.38261085352899998" table:style-name="ce1">
            <text:p>0.382610854</text:p>
          </table:table-cell>
          <table:table-cell office:value-type="float" office:value="0.37772831671899998" table:style-name="ce1">
            <text:p>0.377728317</text:p>
          </table:table-cell>
          <table:table-cell office:value-type="float" office:value="0.37371286110099999" table:style-name="ce1">
            <text:p>0.373712861</text:p>
          </table:table-cell>
          <table:table-cell office:value-type="float" office:value="0.36732620869900001" table:style-name="ce1">
            <text:p>0.367326209</text:p>
          </table:table-cell>
          <table:table-cell office:value-type="float" office:value="0.37957368974800004" table:style-name="ce1">
            <text:p>0.37957369</text:p>
          </table:table-cell>
          <table:table-cell office:value-type="float" office:value="0.36866081523399996" table:style-name="ce1">
            <text:p>0.368660815</text:p>
          </table:table-cell>
          <table:table-cell office:value-type="float" office:value="0.36557495212599994" table:style-name="ce1">
            <text:p>0.365574952</text:p>
          </table:table-cell>
          <table:table-cell office:value-type="float" office:value="0.29925663052599999" table:style-name="ce1">
            <text:p>0.299256631</text:p>
          </table:table-cell>
          <table:table-cell office:value-type="float" office:value="0.30889490877699999" table:style-name="ce1">
            <text:p>0.308894909</text:p>
          </table:table-cell>
          <table:table-cell office:value-type="float" office:value="0.38108698233100002" table:style-name="ce1">
            <text:p>0.381086982</text:p>
          </table:table-cell>
          <table:table-cell office:value-type="float" office:value="0.16183953330100001" table:style-name="ce1">
            <text:p>0.161839533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0.26874922769499998" table:style-name="ce1">
            <text:p>0.268749228</text:p>
          </table:table-cell>
          <table:table-cell office:value-type="float" office:value="0.303972967978" table:style-name="ce1">
            <text:p>0.303972968</text:p>
          </table:table-cell>
          <table:table-cell office:value-type="float" office:value="0.23801932292500003" table:style-name="ce1">
            <text:p>0.238019323</text:p>
          </table:table-cell>
          <table:table-cell office:value-type="float" office:value="0.27051813033100003" table:style-name="ce1">
            <text:p>0.2705181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_load</text:p>
          </table:table-cell>
          <table:table-cell office:value-type="float" office:value="8.9342199912319984" table:style-name="ce1">
            <text:p>8.934219991</text:p>
          </table:table-cell>
          <table:table-cell office:value-type="float" office:value="8.2619322717279999" table:style-name="ce1">
            <text:p>8.261932272</text:p>
          </table:table-cell>
          <table:table-cell office:value-type="float" office:value="9.569533999187998" table:style-name="ce1">
            <text:p>9.569533999</text:p>
          </table:table-cell>
          <table:table-cell office:value-type="float" office:value="9.6958151494039981" table:style-name="ce1">
            <text:p>9.695815149</text:p>
          </table:table-cell>
          <table:table-cell office:value-type="float" office:value="9.5605971040079982" table:style-name="ce1">
            <text:p>9.560597104</text:p>
          </table:table-cell>
          <table:table-cell office:value-type="float" office:value="9.6829393434079982" table:style-name="ce1">
            <text:p>9.682939343</text:p>
          </table:table-cell>
          <table:table-cell office:value-type="float" office:value="10.380418676055998" table:style-name="ce1">
            <text:p>10.38041868</text:p>
          </table:table-cell>
          <table:table-cell office:value-type="float" office:value="10.278891684504" table:style-name="ce1">
            <text:p>10.27889168</text:p>
          </table:table-cell>
          <table:table-cell office:value-type="float" office:value="7.8196004241479997" table:style-name="ce1">
            <text:p>7.819600424</text:p>
          </table:table-cell>
          <table:table-cell office:value-type="float" office:value="8.5359625570639981" table:style-name="ce1">
            <text:p>8.535962557</text:p>
          </table:table-cell>
          <table:table-cell office:value-type="float" office:value="8.9813359715639987" table:style-name="ce1">
            <text:p>8.981335972</text:p>
          </table:table-cell>
          <table:table-cell office:value-type="float" office:value="8.9528333759399992" table:style-name="ce1">
            <text:p>8.952833376</text:p>
          </table:table-cell>
          <table:table-cell office:value-type="float" office:value="9.3116510047040002" table:style-name="ce1">
            <text:p>9.311651005</text:p>
          </table:table-cell>
          <table:table-cell office:value-type="float" office:value="8.7438208291119999" table:style-name="ce1">
            <text:p>8.743820829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1.471905959008" table:style-name="ce1">
            <text:p>11.47190596</text:p>
          </table:table-cell>
          <table:table-cell office:value-type="float" office:value="10.894393877019999" table:style-name="ce1">
            <text:p>10.89439388</text:p>
          </table:table-cell>
          <table:table-cell office:value-type="float" office:value="8.4120806777919999" table:style-name="ce1">
            <text:p>8.41208067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_load</text:p>
          </table:table-cell>
          <table:table-cell office:value-type="float" office:value="0.38139260384000001" table:style-name="ce1">
            <text:p>0.381392604</text:p>
          </table:table-cell>
          <table:table-cell office:value-type="float" office:value="0.35276538136000002" table:style-name="ce1">
            <text:p>0.352765381</text:p>
          </table:table-cell>
          <table:table-cell office:value-type="float" office:value="0.40844541905999998" table:style-name="ce1">
            <text:p>0.408445419</text:p>
          </table:table-cell>
          <table:table-cell office:value-type="float" office:value="0.41382269797999999" table:style-name="ce1">
            <text:p>0.413822698</text:p>
          </table:table-cell>
          <table:table-cell office:value-type="float" office:value="0.40806486995999997" table:style-name="ce1">
            <text:p>0.40806487</text:p>
          </table:table-cell>
          <table:table-cell office:value-type="float" office:value="0.41327442296" table:style-name="ce1">
            <text:p>0.413274423</text:p>
          </table:table-cell>
          <table:table-cell office:value-type="float" office:value="0.44297434971999999" table:style-name="ce1">
            <text:p>0.44297435</text:p>
          </table:table-cell>
          <table:table-cell office:value-type="float" office:value="0.43865114748000006" table:style-name="ce1">
            <text:p>0.438651147</text:p>
          </table:table-cell>
          <table:table-cell office:value-type="float" office:value="0.33393009426000003" table:style-name="ce1">
            <text:p>0.333930094</text:p>
          </table:table-cell>
          <table:table-cell office:value-type="float" office:value="0.36443408467999999" table:style-name="ce1">
            <text:p>0.364434085</text:p>
          </table:table-cell>
          <table:table-cell office:value-type="float" office:value="0.38339888718000004" table:style-name="ce1">
            <text:p>0.383398887</text:p>
          </table:table-cell>
          <table:table-cell office:value-type="float" office:value="0.3821851953" table:style-name="ce1">
            <text:p>0.382185195</text:p>
          </table:table-cell>
          <table:table-cell office:value-type="float" office:value="0.39746429648000003" table:style-name="ce1">
            <text:p>0.397464296</text:p>
          </table:table-cell>
          <table:table-cell office:value-type="float" office:value="0.37328506444000004" table:style-name="ce1">
            <text:p>0.373285064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0.48945184496000005" table:style-name="ce1">
            <text:p>0.489451845</text:p>
          </table:table-cell>
          <table:table-cell office:value-type="float" office:value="0.46486033990000003" table:style-name="ce1">
            <text:p>0.46486034</text:p>
          </table:table-cell>
          <table:table-cell office:value-type="float" office:value="0.35915897104" table:style-name="ce1">
            <text:p>0.35915897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_load</text:p>
          </table:table-cell>
          <table:table-cell office:value-type="float" office:value="0.66868912305600003" table:style-name="ce1">
            <text:p>0.668689123</text:p>
          </table:table-cell>
          <table:table-cell office:value-type="float" office:value="0.61844081412400009" table:style-name="ce1">
            <text:p>0.618440814</text:p>
          </table:table-cell>
          <table:table-cell office:value-type="float" office:value="0.716173932929" table:style-name="ce1">
            <text:p>0.716173933</text:p>
          </table:table-cell>
          <table:table-cell office:value-type="float" office:value="0.72561247250700001" table:style-name="ce1">
            <text:p>0.725612473</text:p>
          </table:table-cell>
          <table:table-cell office:value-type="float" office:value="0.715505969114" table:style-name="ce1">
            <text:p>0.715505969</text:p>
          </table:table-cell>
          <table:table-cell office:value-type="float" office:value="0.724650105564" table:style-name="ce1">
            <text:p>0.724650106</text:p>
          </table:table-cell>
          <table:table-cell office:value-type="float" office:value="0.77678129279800001" table:style-name="ce1">
            <text:p>0.776781293</text:p>
          </table:table-cell>
          <table:table-cell office:value-type="float" office:value="0.76919293518200005" table:style-name="ce1">
            <text:p>0.769192935</text:p>
          </table:table-cell>
          <table:table-cell office:value-type="float" office:value="0.58537992860900001" table:style-name="ce1">
            <text:p>0.585379929</text:p>
          </table:table-cell>
          <table:table-cell office:value-type="float" office:value="0.63892245916199997" table:style-name="ce1">
            <text:p>0.638922459</text:p>
          </table:table-cell>
          <table:table-cell office:value-type="float" office:value="0.6722106782870001" table:style-name="ce1">
            <text:p>0.672210678</text:p>
          </table:table-cell>
          <table:table-cell office:value-type="float" office:value="0.67008032964500008" table:style-name="ce1">
            <text:p>0.67008033</text:p>
          </table:table-cell>
          <table:table-cell office:value-type="float" office:value="0.69689917303200011" table:style-name="ce1">
            <text:p>0.696899173</text:p>
          </table:table-cell>
          <table:table-cell office:value-type="float" office:value="0.65445825784600009" table:style-name="ce1">
            <text:p>0.654458258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0.85836152786400011" table:style-name="ce1">
            <text:p>0.858361528</text:p>
          </table:table-cell>
          <table:table-cell office:value-type="float" office:value="0.81519696503500005" table:style-name="ce1">
            <text:p>0.815196965</text:p>
          </table:table-cell>
          <table:table-cell office:value-type="float" office:value="0.62966324653600003" table:style-name="ce1">
            <text:p>0.62966324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4_load</text:p>
          </table:table-cell>
          <table:table-cell office:value-type="float" office:value="0.64166122751999999" table:style-name="ce1">
            <text:p>0.641661228</text:p>
          </table:table-cell>
          <table:table-cell office:value-type="float" office:value="0.59344695808000003" table:style-name="ce1">
            <text:p>0.593446958</text:p>
          </table:table-cell>
          <table:table-cell office:value-type="float" office:value="0.68722386367999999" table:style-name="ce1">
            <text:p>0.687223864</text:p>
          </table:table-cell>
          <table:table-cell office:value-type="float" office:value="0.69628033343999995" table:style-name="ce1">
            <text:p>0.696280333</text:p>
          </table:table-cell>
          <table:table-cell office:value-type="float" office:value="0.68658293887999999" table:style-name="ce1">
            <text:p>0.686582939</text:p>
          </table:table-cell>
          <table:table-cell office:value-type="float" office:value="0.69535692287999995" table:style-name="ce1">
            <text:p>0.695356923</text:p>
          </table:table-cell>
          <table:table-cell office:value-type="float" office:value="0.74537785215999997" table:style-name="ce1">
            <text:p>0.745377852</text:p>
          </table:table-cell>
          <table:table-cell office:value-type="float" office:value="0.73809666944000007" table:style-name="ce1">
            <text:p>0.738096669</text:p>
          </table:table-cell>
          <table:table-cell office:value-type="float" office:value="0.56172436928000002" table:style-name="ce1">
            <text:p>0.561724369</text:p>
          </table:table-cell>
          <table:table-cell office:value-type="float" office:value="0.61309951104000004" table:style-name="ce1">
            <text:p>0.613099511</text:p>
          </table:table-cell>
          <table:table-cell office:value-type="float" office:value="0.64504023104000008" table:style-name="ce1">
            <text:p>0.645040231</text:p>
          </table:table-cell>
          <table:table-cell office:value-type="float" office:value="0.64299611840000004" table:style-name="ce1">
            <text:p>0.642996118</text:p>
          </table:table-cell>
          <table:table-cell office:value-type="float" office:value="0.66872934144000007" table:style-name="ce1">
            <text:p>0.668729341</text:p>
          </table:table-cell>
          <table:table-cell office:value-type="float" office:value="0.62800642432000009" table:style-name="ce1">
            <text:p>0.628006424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0.8236557388800001" table:style-name="ce1">
            <text:p>0.823655739</text:p>
          </table:table-cell>
          <table:table-cell office:value-type="float" office:value="0.78223846720000001" table:style-name="ce1">
            <text:p>0.782238467</text:p>
          </table:table-cell>
          <table:table-cell office:value-type="float" office:value="0.60421510911999998" table:style-name="ce1">
            <text:p>0.60421510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5_load</text:p>
          </table:table-cell>
          <table:table-cell office:value-type="float" office:value="0.45546905827200002" table:style-name="ce1">
            <text:p>0.455469058</text:p>
          </table:table-cell>
          <table:table-cell office:value-type="float" office:value="0.42126706088800003" table:style-name="ce1">
            <text:p>0.421267061</text:p>
          </table:table-cell>
          <table:table-cell office:value-type="float" office:value="0.48779005329799996" table:style-name="ce1">
            <text:p>0.487790053</text:p>
          </table:table-cell>
          <table:table-cell office:value-type="float" office:value="0.49421448653399996" table:style-name="ce1">
            <text:p>0.494214487</text:p>
          </table:table-cell>
          <table:table-cell office:value-type="float" office:value="0.48733539726799996" table:style-name="ce1">
            <text:p>0.487335397</text:p>
          </table:table-cell>
          <table:table-cell office:value-type="float" office:value="0.49355944216800002" table:style-name="ce1">
            <text:p>0.493559442</text:p>
          </table:table-cell>
          <table:table-cell office:value-type="float" office:value="0.52904303887600002" table:style-name="ce1">
            <text:p>0.529043039</text:p>
          </table:table-cell>
          <table:table-cell office:value-type="float" office:value="0.52387794988400005" table:style-name="ce1">
            <text:p>0.52387795</text:p>
          </table:table-cell>
          <table:table-cell office:value-type="float" office:value="0.39876384945800003" table:style-name="ce1">
            <text:p>0.398763849</text:p>
          </table:table-cell>
          <table:table-cell office:value-type="float" office:value="0.43520809064400001" table:style-name="ce1">
            <text:p>0.435208091</text:p>
          </table:table-cell>
          <table:table-cell office:value-type="float" office:value="0.45786603889400002" table:style-name="ce1">
            <text:p>0.457866039</text:p>
          </table:table-cell>
          <table:table-cell office:value-type="float" office:value="0.45641599649000003" table:style-name="ce1">
            <text:p>0.456415996</text:p>
          </table:table-cell>
          <table:table-cell office:value-type="float" office:value="0.47467050158400004" table:style-name="ce1">
            <text:p>0.474670502</text:p>
          </table:table-cell>
          <table:table-cell office:value-type="float" office:value="0.44578268225200002" table:style-name="ce1">
            <text:p>0.445782682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0.58457141476800001" table:style-name="ce1">
            <text:p>0.584571415</text:p>
          </table:table-cell>
          <table:table-cell office:value-type="float" office:value="0.55519103767" table:style-name="ce1">
            <text:p>0.555191038</text:p>
          </table:table-cell>
          <table:table-cell office:value-type="float" office:value="0.42890571803200001" table:style-name="ce1">
            <text:p>0.42890571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6_load</text:p>
          </table:table-cell>
          <table:table-cell office:value-type="float" office:value="1.6597119593759999" table:style-name="ce1">
            <text:p>1.659711959</text:p>
          </table:table-cell>
          <table:table-cell office:value-type="float" office:value="1.5348822024040001" table:style-name="ce1">
            <text:p>1.534882202</text:p>
          </table:table-cell>
          <table:table-cell office:value-type="float" office:value="1.7776764720589997" table:style-name="ce1">
            <text:p>1.777676472</text:p>
          </table:table-cell>
          <table:table-cell office:value-type="float" office:value="1.8011242382969999" table:style-name="ce1">
            <text:p>1.801124238</text:p>
          </table:table-cell>
          <table:table-cell office:value-type="float" office:value="1.7760170776939999" table:style-name="ce1">
            <text:p>1.776017078</text:p>
          </table:table-cell>
          <table:table-cell office:value-type="float" office:value="1.7987334706439999" table:style-name="ce1">
            <text:p>1.798733471</text:p>
          </table:table-cell>
          <table:table-cell office:value-type="float" office:value="1.9282407828579997" table:style-name="ce1">
            <text:p>1.928240783</text:p>
          </table:table-cell>
          <table:table-cell office:value-type="float" office:value="1.9093893457220001" table:style-name="ce1">
            <text:p>1.909389346</text:p>
          </table:table-cell>
          <table:table-cell office:value-type="float" office:value="1.4527504373389999" table:style-name="ce1">
            <text:p>1.452750437</text:p>
          </table:table-cell>
          <table:table-cell office:value-type="float" office:value="1.5857638903019999" table:style-name="ce1">
            <text:p>1.58576389</text:p>
          </table:table-cell>
          <table:table-cell office:value-type="float" office:value="1.668460410677" table:style-name="ce1">
            <text:p>1.668460411</text:p>
          </table:table-cell>
          <table:table-cell office:value-type="float" office:value="1.663168075295" table:style-name="ce1">
            <text:p>1.663168075</text:p>
          </table:table-cell>
          <table:table-cell office:value-type="float" office:value="1.7297929980719999" table:style-name="ce1">
            <text:p>1.729792998</text:p>
          </table:table-cell>
          <table:table-cell office:value-type="float" office:value="1.624358820466" table:style-name="ce1">
            <text:p>1.62435882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2.1309071239440001" table:style-name="ce1">
            <text:p>2.130907124</text:p>
          </table:table-cell>
          <table:table-cell office:value-type="float" office:value="2.0236752189849998" table:style-name="ce1">
            <text:p>2.023675219</text:p>
          </table:table-cell>
          <table:table-cell office:value-type="float" office:value="1.562761618456" table:style-name="ce1">
            <text:p>1.56276161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7_load</text:p>
          </table:table-cell>
          <table:table-cell office:value-type="float" office:value="0.52454034686399997" table:style-name="ce1">
            <text:p>0.524540347</text:p>
          </table:table-cell>
          <table:table-cell office:value-type="float" office:value="0.48514024855600002" table:style-name="ce1">
            <text:p>0.485140249</text:p>
          </table:table-cell>
          <table:table-cell office:value-type="float" office:value="0.56177356360099995" table:style-name="ce1">
            <text:p>0.561773564</text:p>
          </table:table-cell>
          <table:table-cell office:value-type="float" office:value="0.56917439748299992" table:style-name="ce1">
            <text:p>0.569174397</text:p>
          </table:table-cell>
          <table:table-cell office:value-type="float" office:value="0.56124980786599998" table:style-name="ce1">
            <text:p>0.561249808</text:p>
          </table:table-cell>
          <table:table-cell office:value-type="float" office:value="0.56841979791600006" table:style-name="ce1">
            <text:p>0.568419798</text:p>
          </table:table-cell>
          <table:table-cell office:value-type="float" office:value="0.60929627606199999" table:style-name="ce1">
            <text:p>0.609296276</text:p>
          </table:table-cell>
          <table:table-cell office:value-type="float" office:value="0.60334618455800004" table:style-name="ce1">
            <text:p>0.603346185</text:p>
          </table:table-cell>
          <table:table-cell office:value-type="float" office:value="0.45921694552100001" table:style-name="ce1">
            <text:p>0.459216946</text:p>
          </table:table-cell>
          <table:table-cell office:value-type="float" office:value="0.50120006917799997" table:style-name="ce1">
            <text:p>0.501200069</text:p>
          </table:table-cell>
          <table:table-cell office:value-type="float" office:value="0.52730162630300004" table:style-name="ce1">
            <text:p>0.527301626</text:p>
          </table:table-cell>
          <table:table-cell office:value-type="float" office:value="0.52563120300499999" table:style-name="ce1">
            <text:p>0.525631203</text:p>
          </table:table-cell>
          <table:table-cell office:value-type="float" office:value="0.54666007120800009" table:style-name="ce1">
            <text:p>0.546660071</text:p>
          </table:table-cell>
          <table:table-cell office:value-type="float" office:value="0.51338181237400005" table:style-name="ce1">
            <text:p>0.513381812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0.67326398661600007" table:style-name="ce1">
            <text:p>0.673263987</text:p>
          </table:table-cell>
          <table:table-cell office:value-type="float" office:value="0.63941830991500004" table:style-name="ce1">
            <text:p>0.63941831</text:p>
          </table:table-cell>
          <table:table-cell office:value-type="float" office:value="0.49393984698400001" table:style-name="ce1">
            <text:p>0.49393984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8_load</text:p>
          </table:table-cell>
          <table:table-cell office:value-type="float" office:value="0.81183686608000005" table:style-name="ce1">
            <text:p>0.811836866</text:p>
          </table:table-cell>
          <table:table-cell office:value-type="float" office:value="0.75081568132000009" table:style-name="ce1">
            <text:p>0.750815681</text:p>
          </table:table-cell>
          <table:table-cell office:value-type="float" office:value="0.86950207746999997" table:style-name="ce1">
            <text:p>0.869502077</text:p>
          </table:table-cell>
          <table:table-cell office:value-type="float" office:value="0.88096417200999999" table:style-name="ce1">
            <text:p>0.880964172</text:p>
          </table:table-cell>
          <table:table-cell office:value-type="float" office:value="0.86869090701999996" table:style-name="ce1">
            <text:p>0.868690907</text:p>
          </table:table-cell>
          <table:table-cell office:value-type="float" office:value="0.87979548052000001" table:style-name="ce1">
            <text:p>0.879795481</text:p>
          </table:table-cell>
          <table:table-cell office:value-type="float" office:value="0.94310321913999995" table:style-name="ce1">
            <text:p>0.943103219</text:p>
          </table:table-cell>
          <table:table-cell office:value-type="float" office:value="0.93388797226000009" table:style-name="ce1">
            <text:p>0.933887972</text:p>
          </table:table-cell>
          <table:table-cell office:value-type="float" office:value="0.71066677987000004" table:style-name="ce1">
            <text:p>0.71066678</text:p>
          </table:table-cell>
          <table:table-cell office:value-type="float" office:value="0.77568844366" table:style-name="ce1">
            <text:p>0.775688444</text:p>
          </table:table-cell>
          <table:table-cell office:value-type="float" office:value="0.8161134174100001" table:style-name="ce1">
            <text:p>0.816113417</text:p>
          </table:table-cell>
          <table:table-cell office:value-type="float" office:value="0.81352633735000013" table:style-name="ce1">
            <text:p>0.813526337</text:p>
          </table:table-cell>
          <table:table-cell office:value-type="float" office:value="0.84609494776000016" table:style-name="ce1">
            <text:p>0.846094948</text:p>
          </table:table-cell>
          <table:table-cell office:value-type="float" office:value="0.79455500578000005" table:style-name="ce1">
            <text:p>0.794555006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.0421736695200001" table:style-name="ce1">
            <text:p>1.04217367</text:p>
          </table:table-cell>
          <table:table-cell office:value-type="float" office:value="0.98975493505000012" table:style-name="ce1">
            <text:p>0.989754935</text:p>
          </table:table-cell>
          <table:table-cell office:value-type="float" office:value="0.76444412248000004" table:style-name="ce1">
            <text:p>0.7644441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9_load</text:p>
          </table:table-cell>
          <table:table-cell office:value-type="float" office:value="9.2105051456000009" table:style-name="ce1">
            <text:p>9.210505146</text:p>
          </table:table-cell>
          <table:table-cell office:value-type="float" office:value="8.5174250224000012" table:style-name="ce1">
            <text:p>8.517425022</text:p>
          </table:table-cell>
          <table:table-cell office:value-type="float" office:value="9.8654680403999997" table:style-name="ce1">
            <text:p>9.86546804</text:p>
          </table:table-cell>
          <table:table-cell office:value-type="float" office:value="9.9956547931999999" table:style-name="ce1">
            <text:p>9.995654793</text:p>
          </table:table-cell>
          <table:table-cell office:value-type="float" office:value="9.8562547463999994" table:style-name="ce1">
            <text:p>9.856254746</text:p>
          </table:table-cell>
          <table:table-cell office:value-type="float" office:value="9.9823807664000004" table:style-name="ce1">
            <text:p>9.982380766</text:p>
          </table:table-cell>
          <table:table-cell office:value-type="float" office:value="10.7014316248" table:style-name="ce1">
            <text:p>10.70143162</text:p>
          </table:table-cell>
          <table:table-cell office:value-type="float" office:value="10.596764623200002" table:style-name="ce1">
            <text:p>10.59676462</text:p>
          </table:table-cell>
          <table:table-cell office:value-type="float" office:value="8.0614128084000001" table:style-name="ce1">
            <text:p>8.061412808</text:p>
          </table:table-cell>
          <table:table-cell office:value-type="float" office:value="8.7999304711999997" table:style-name="ce1">
            <text:p>8.799930471</text:p>
          </table:table-cell>
          <table:table-cell office:value-type="float" office:value="9.2590783212000005" table:style-name="ce1">
            <text:p>9.259078321</text:p>
          </table:table-cell>
          <table:table-cell office:value-type="float" office:value="9.229694202000001" table:style-name="ce1">
            <text:p>9.229694202</text:p>
          </table:table-cell>
          <table:table-cell office:value-type="float" office:value="9.5996092832000013" table:style-name="ce1">
            <text:p>9.599609283</text:p>
          </table:table-cell>
          <table:table-cell office:value-type="float" office:value="9.0142173496000009" table:style-name="ce1">
            <text:p>9.01421735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1.826676246400002" table:style-name="ce1">
            <text:p>11.82667625</text:p>
          </table:table-cell>
          <table:table-cell office:value-type="float" office:value="11.231302966000001" table:style-name="ce1">
            <text:p>11.23130297</text:p>
          </table:table-cell>
          <table:table-cell office:value-type="float" office:value="8.6722171935999999" table:style-name="ce1">
            <text:p>8.67221719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0_load</text:p>
          </table:table-cell>
          <table:table-cell office:value-type="float" office:value="15.338830200096" table:style-name="ce1">
            <text:p>15.3388302</text:p>
          </table:table-cell>
          <table:table-cell office:value-type="float" office:value="14.184550455784001" table:style-name="ce1">
            <text:p>14.18455046</text:p>
          </table:table-cell>
          <table:table-cell office:value-type="float" office:value="16.429628186414" table:style-name="ce1">
            <text:p>16.42962819</text:p>
          </table:table-cell>
          <table:table-cell office:value-type="float" office:value="16.646445732762" table:style-name="ce1">
            <text:p>16.64644573</text:p>
          </table:table-cell>
          <table:table-cell office:value-type="float" office:value="16.414284046123999" table:style-name="ce1">
            <text:p>16.41428405</text:p>
          </table:table-cell>
          <table:table-cell office:value-type="float" office:value="16.624338706824002" table:style-name="ce1">
            <text:p>16.62433871</text:p>
          </table:table-cell>
          <table:table-cell office:value-type="float" office:value="17.821871016868002" table:style-name="ce1">
            <text:p>17.82187102</text:p>
          </table:table-cell>
          <table:table-cell office:value-type="float" office:value="17.647554951812005" table:style-name="ce1">
            <text:p>17.64755495</text:p>
          </table:table-cell>
          <table:table-cell office:value-type="float" office:value="13.425091853294001" table:style-name="ce1">
            <text:p>13.42509185</text:p>
          </table:table-cell>
          <table:table-cell office:value-type="float" office:value="14.655044856491999" table:style-name="ce1">
            <text:p>14.65504486</text:p>
          </table:table-cell>
          <table:table-cell office:value-type="float" office:value="15.419725656242001" table:style-name="ce1">
            <text:p>15.41972566</text:p>
          </table:table-cell>
          <table:table-cell office:value-type="float" office:value="15.370788322070002" table:style-name="ce1">
            <text:p>15.37078832</text:p>
          </table:table-cell>
          <table:table-cell office:value-type="float" office:value="15.986857764912001" table:style-name="ce1">
            <text:p>15.98685776</text:p>
          </table:table-cell>
          <table:table-cell office:value-type="float" office:value="15.011925677236" table:style-name="ce1">
            <text:p>15.01192568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9.695892548624006" table:style-name="ce1">
            <text:p>19.69589255</text:p>
          </table:table-cell>
          <table:table-cell office:value-type="float" office:value="18.704337178810004" table:style-name="ce1">
            <text:p>18.70433718</text:p>
          </table:table-cell>
          <table:table-cell office:value-type="float" office:value="14.442346721776001" table:style-name="ce1">
            <text:p>14.4423467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1_load</text:p>
          </table:table-cell>
          <table:table-cell office:value-type="float" office:value="0.47299809688400002" table:style-name="ce1">
            <text:p>0.472998097</text:p>
          </table:table-cell>
          <table:table-cell office:value-type="float" office:value="0.43257896748399999" table:style-name="ce1">
            <text:p>0.432578967</text:p>
          </table:table-cell>
          <table:table-cell office:value-type="float" office:value="0.37279081396800001" table:style-name="ce1">
            <text:p>0.372790814</text:p>
          </table:table-cell>
          <table:table-cell office:value-type="float" office:value="0.36872310239600004" table:style-name="ce1">
            <text:p>0.368723102</text:p>
          </table:table-cell>
          <table:table-cell office:value-type="float" office:value="0.38896542382000004" table:style-name="ce1">
            <text:p>0.388965424</text:p>
          </table:table-cell>
          <table:table-cell office:value-type="float" office:value="0.45834866379200001" table:style-name="ce1">
            <text:p>0.458348664</text:p>
          </table:table-cell>
          <table:table-cell office:value-type="float" office:value="0.47079383854400003" table:style-name="ce1">
            <text:p>0.470793839</text:p>
          </table:table-cell>
          <table:table-cell office:value-type="float" office:value="0.46332530668400002" table:style-name="ce1">
            <text:p>0.463325307</text:p>
          </table:table-cell>
          <table:table-cell office:value-type="float" office:value="0.33636282884800001" table:style-name="ce1">
            <text:p>0.336362829</text:p>
          </table:table-cell>
          <table:table-cell office:value-type="float" office:value="0.43370561561600002" table:style-name="ce1">
            <text:p>0.433705616</text:p>
          </table:table-cell>
          <table:table-cell office:value-type="float" office:value="0.45524258655200001" table:style-name="ce1">
            <text:p>0.455242587</text:p>
          </table:table-cell>
          <table:table-cell office:value-type="float" office:value="0.46075638501600003" table:style-name="ce1">
            <text:p>0.460756385</text:p>
          </table:table-cell>
          <table:table-cell office:value-type="float" office:value="0.45694113789200003" table:style-name="ce1">
            <text:p>0.456941138</text:p>
          </table:table-cell>
          <table:table-cell office:value-type="float" office:value="0.43269695002800002" table:style-name="ce1">
            <text:p>0.43269695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0.45104143378000006" table:style-name="ce1">
            <text:p>0.451041434</text:p>
          </table:table-cell>
          <table:table-cell office:value-type="float" office:value="0.46802938895600005" table:style-name="ce1">
            <text:p>0.468029389</text:p>
          </table:table-cell>
          <table:table-cell office:value-type="float" office:value="0.36072979594800003" table:style-name="ce1">
            <text:p>0.36072979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2_load</text:p>
          </table:table-cell>
          <table:table-cell office:value-type="float" office:value="0.65058153927600004" table:style-name="ce1">
            <text:p>0.650581539</text:p>
          </table:table-cell>
          <table:table-cell office:value-type="float" office:value="0.59495521267600004" table:style-name="ce1">
            <text:p>0.594955213</text:p>
          </table:table-cell>
          <table:table-cell office:value-type="float" office:value="0.51267250635200001" table:style-name="ce1">
            <text:p>0.512672506</text:p>
          </table:table-cell>
          <table:table-cell office:value-type="float" office:value="0.50707436864400002" table:style-name="ce1">
            <text:p>0.507074369</text:p>
          </table:table-cell>
          <table:table-cell office:value-type="float" office:value="0.53493261298000006" table:style-name="ce1">
            <text:p>0.534932613</text:p>
          </table:table-cell>
          <table:table-cell office:value-type="float" office:value="0.63042043828799998" table:style-name="ce1">
            <text:p>0.630420438</text:p>
          </table:table-cell>
          <table:table-cell office:value-type="float" office:value="0.64754795601600001" table:style-name="ce1">
            <text:p>0.647547956</text:p>
          </table:table-cell>
          <table:table-cell office:value-type="float" office:value="0.63726948147600004" table:style-name="ce1">
            <text:p>0.637269481</text:p>
          </table:table-cell>
          <table:table-cell office:value-type="float" office:value="0.46253894267200002" table:style-name="ce1">
            <text:p>0.462538943</text:p>
          </table:table-cell>
          <table:table-cell office:value-type="float" office:value="0.59650574822400004" table:style-name="ce1">
            <text:p>0.596505748</text:p>
          </table:table-cell>
          <table:table-cell office:value-type="float" office:value="0.62614573792799999" table:style-name="ce1">
            <text:p>0.626145738</text:p>
          </table:table-cell>
          <table:table-cell office:value-type="float" office:value="0.63373403482400004" table:style-name="ce1">
            <text:p>0.633734035</text:p>
          </table:table-cell>
          <table:table-cell office:value-type="float" office:value="0.628483348188" table:style-name="ce1">
            <text:p>0.628483348</text:p>
          </table:table-cell>
          <table:table-cell office:value-type="float" office:value="0.59511758469200005" table:style-name="ce1">
            <text:p>0.595117585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0.62036395342000006" table:style-name="ce1">
            <text:p>0.620363953</text:p>
          </table:table-cell>
          <table:table-cell office:value-type="float" office:value="0.64374341648400002" table:style-name="ce1">
            <text:p>0.643743416</text:p>
          </table:table-cell>
          <table:table-cell office:value-type="float" office:value="0.49607367957200005" table:style-name="ce1">
            <text:p>0.4960736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3_load</text:p>
          </table:table-cell>
          <table:table-cell office:value-type="float" office:value="0.60151243019400003" table:style-name="ce1">
            <text:p>0.60151243</text:p>
          </table:table-cell>
          <table:table-cell office:value-type="float" office:value="0.55008809229400002" table:style-name="ce1">
            <text:p>0.550088092</text:p>
          </table:table-cell>
          <table:table-cell office:value-type="float" office:value="0.47402098608800003" table:style-name="ce1">
            <text:p>0.474020986</text:p>
          </table:table-cell>
          <table:table-cell office:value-type="float" office:value="0.46884572928600005" table:style-name="ce1">
            <text:p>0.468845729</text:p>
          </table:table-cell>
          <table:table-cell office:value-type="float" office:value="0.49459957387000003" table:style-name="ce1">
            <text:p>0.494599574</text:p>
          </table:table-cell>
          <table:table-cell office:value-type="float" office:value="0.58287429007199998" table:style-name="ce1">
            <text:p>0.58287429</text:p>
          </table:table-cell>
          <table:table-cell office:value-type="float" office:value="0.59870800250400003" table:style-name="ce1">
            <text:p>0.598708003</text:p>
          </table:table-cell>
          <table:table-cell office:value-type="float" office:value="0.58920595949400001" table:style-name="ce1">
            <text:p>0.589205959</text:p>
          </table:table-cell>
          <table:table-cell office:value-type="float" office:value="0.42767449016800002" table:style-name="ce1">
            <text:p>0.42767449</text:p>
          </table:table-cell>
          <table:table-cell office:value-type="float" office:value="0.55152150105600006" table:style-name="ce1">
            <text:p>0.551521501</text:p>
          </table:table-cell>
          <table:table-cell office:value-type="float" office:value="0.57892249873199997" table:style-name="ce1">
            <text:p>0.578922499</text:p>
          </table:table-cell>
          <table:table-cell office:value-type="float" office:value="0.58593757895600007" table:style-name="ce1">
            <text:p>0.585937579</text:p>
          </table:table-cell>
          <table:table-cell office:value-type="float" office:value="0.58108352692200005" table:style-name="ce1">
            <text:p>0.581083527</text:p>
          </table:table-cell>
          <table:table-cell office:value-type="float" office:value="0.55023819879800007" table:style-name="ce1">
            <text:p>0.550238199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0.57357746773000007" table:style-name="ce1">
            <text:p>0.573577468</text:p>
          </table:table-cell>
          <table:table-cell office:value-type="float" office:value="0.59519085624599999" table:style-name="ce1">
            <text:p>0.595190856</text:p>
          </table:table-cell>
          <table:table-cell office:value-type="float" office:value="0.45867602751800002" table:style-name="ce1">
            <text:p>0.45867602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4_load</text:p>
          </table:table-cell>
          <table:table-cell office:value-type="float" office:value="0.38654299993000002" table:style-name="ce1">
            <text:p>0.386543</text:p>
          </table:table-cell>
          <table:table-cell office:value-type="float" office:value="0.35352737442999999" table:style-name="ce1">
            <text:p>0.353527374</text:p>
          </table:table-cell>
          <table:table-cell office:value-type="float" office:value="0.30469051636" table:style-name="ce1">
            <text:p>0.304690516</text:p>
          </table:table-cell>
          <table:table-cell office:value-type="float" office:value="0.30136788067000003" table:style-name="ce1">
            <text:p>0.301367881</text:p>
          </table:table-cell>
          <table:table-cell office:value-type="float" office:value="0.31790245015000002" table:style-name="ce1">
            <text:p>0.31790245</text:p>
          </table:table-cell>
          <table:table-cell office:value-type="float" office:value="0.37457687884000002" table:style-name="ce1">
            <text:p>0.374576879</text:p>
          </table:table-cell>
          <table:table-cell office:value-type="float" office:value="0.38474249188000004" table:style-name="ce1">
            <text:p>0.384742492</text:p>
          </table:table-cell>
          <table:table-cell office:value-type="float" office:value="0.37864195842999998" table:style-name="ce1">
            <text:p>0.378641958</text:p>
          </table:table-cell>
          <table:table-cell office:value-type="float" office:value="0.27493498395999999" table:style-name="ce1">
            <text:p>0.274934984</text:p>
          </table:table-cell>
          <table:table-cell office:value-type="float" office:value="0.35444765632000003" table:style-name="ce1">
            <text:p>0.354447656</text:p>
          </table:table-cell>
          <table:table-cell office:value-type="float" office:value="0.37203973654" table:style-name="ce1">
            <text:p>0.372039737</text:p>
          </table:table-cell>
          <table:table-cell office:value-type="float" office:value="0.37654358182000003" table:style-name="ce1">
            <text:p>0.376543582</text:p>
          </table:table-cell>
          <table:table-cell office:value-type="float" office:value="0.37342716709000001" table:style-name="ce1">
            <text:p>0.373427167</text:p>
          </table:table-cell>
          <table:table-cell office:value-type="float" office:value="0.35362374631000004" table:style-name="ce1">
            <text:p>0.353623746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0.36860810185000004" table:style-name="ce1">
            <text:p>0.368608102</text:p>
          </table:table-cell>
          <table:table-cell office:value-type="float" office:value="0.38248440187000005" table:style-name="ce1">
            <text:p>0.382484402</text:p>
          </table:table-cell>
          <table:table-cell office:value-type="float" office:value="0.29483869471000002" table:style-name="ce1">
            <text:p>0.29483869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5_load</text:p>
          </table:table-cell>
          <table:table-cell office:value-type="float" office:value="0.68212596654299995" table:style-name="ce1">
            <text:p>0.682125967</text:p>
          </table:table-cell>
          <table:table-cell office:value-type="float" office:value="0.62379836149299994" table:style-name="ce1">
            <text:p>0.623798361</text:p>
          </table:table-cell>
          <table:table-cell office:value-type="float" office:value="0.53751991223599993" table:style-name="ce1">
            <text:p>0.537519912</text:p>
          </table:table-cell>
          <table:table-cell office:value-type="float" office:value="0.53164992251699994" table:style-name="ce1">
            <text:p>0.531649923</text:p>
          </table:table-cell>
          <table:table-cell office:value-type="float" office:value="0.560860995265" table:style-name="ce1">
            <text:p>0.560860995</text:p>
          </table:table-cell>
          <table:table-cell office:value-type="float" office:value="0.66098581928399991" table:style-name="ce1">
            <text:p>0.660985819</text:p>
          </table:table-cell>
          <table:table-cell office:value-type="float" office:value="0.678945068988" table:style-name="ce1">
            <text:p>0.678945069</text:p>
          </table:table-cell>
          <table:table-cell office:value-type="float" office:value="0.66816745989299986" table:style-name="ce1">
            <text:p>0.66816746</text:p>
          </table:table-cell>
          <table:table-cell office:value-type="float" office:value="0.48495180499599999" table:style-name="ce1">
            <text:p>0.484951805</text:p>
          </table:table-cell>
          <table:table-cell office:value-type="float" office:value="0.6254241928319999" table:style-name="ce1">
            <text:p>0.625424193</text:p>
          </table:table-cell>
          <table:table-cell office:value-type="float" office:value="0.6565035345539999" table:style-name="ce1">
            <text:p>0.656503535</text:p>
          </table:table-cell>
          <table:table-cell office:value-type="float" office:value="0.66446032788199993" table:style-name="ce1">
            <text:p>0.664460328</text:p>
          </table:table-cell>
          <table:table-cell office:value-type="float" office:value="0.65895466185899998" table:style-name="ce1">
            <text:p>0.658954662</text:p>
          </table:table-cell>
          <table:table-cell office:value-type="float" office:value="0.62396861848099994" table:style-name="ce1">
            <text:p>0.623968618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0.65044097993500005" table:style-name="ce1">
            <text:p>0.65044098</text:p>
          </table:table-cell>
          <table:table-cell office:value-type="float" office:value="0.67495577663700002" table:style-name="ce1">
            <text:p>0.674955777</text:p>
          </table:table-cell>
          <table:table-cell office:value-type="float" office:value="0.5201150273209999" table:style-name="ce1">
            <text:p>0.52011502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6_load</text:p>
          </table:table-cell>
          <table:table-cell office:value-type="float" office:value="0.35149363630000002" table:style-name="ce1">
            <text:p>0.351493636</text:p>
          </table:table-cell>
          <table:table-cell office:value-type="float" office:value="0.32147943129999995" table:style-name="ce1">
            <text:p>0.321479431</text:p>
          </table:table-cell>
          <table:table-cell office:value-type="float" office:value="0.27708228759999998" table:style-name="ce1">
            <text:p>0.277082288</text:p>
          </table:table-cell>
          <table:table-cell office:value-type="float" office:value="0.27406170969999999" table:style-name="ce1">
            <text:p>0.27406171</text:p>
          </table:table-cell>
          <table:table-cell office:value-type="float" office:value="0.28909313650000001" table:style-name="ce1">
            <text:p>0.289093137</text:p>
          </table:table-cell>
          <table:table-cell office:value-type="float" office:value="0.34061534439999996" table:style-name="ce1">
            <text:p>0.340615344</text:p>
          </table:table-cell>
          <table:table-cell office:value-type="float" office:value="0.34985681079999997" table:style-name="ce1">
            <text:p>0.349856811</text:p>
          </table:table-cell>
          <table:table-cell office:value-type="float" office:value="0.34431087129999999" table:style-name="ce1">
            <text:p>0.344310871</text:p>
          </table:table-cell>
          <table:table-cell office:value-type="float" office:value="0.25003180359999999" table:style-name="ce1">
            <text:p>0.250031804</text:p>
          </table:table-cell>
          <table:table-cell office:value-type="float" office:value="0.32231605120000001" table:style-name="ce1">
            <text:p>0.322316051</text:p>
          </table:table-cell>
          <table:table-cell office:value-type="float" office:value="0.33830885139999994" table:style-name="ce1">
            <text:p>0.338308851</text:p>
          </table:table-cell>
          <table:table-cell office:value-type="float" office:value="0.34240325620000001" table:style-name="ce1">
            <text:p>0.342403256</text:p>
          </table:table-cell>
          <table:table-cell office:value-type="float" office:value="0.33957015190000001" table:style-name="ce1">
            <text:p>0.339570152</text:p>
          </table:table-cell>
          <table:table-cell office:value-type="float" office:value="0.32156704209999998" table:style-name="ce1">
            <text:p>0.321567042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0.33518918349999999" table:style-name="ce1">
            <text:p>0.335189184</text:p>
          </table:table-cell>
          <table:table-cell office:value-type="float" office:value="0.34780400169999998" table:style-name="ce1">
            <text:p>0.347804002</text:p>
          </table:table-cell>
          <table:table-cell office:value-type="float" office:value="0.26812608609999999" table:style-name="ce1">
            <text:p>0.26812608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7_load</text:p>
          </table:table-cell>
          <table:table-cell office:value-type="float" office:value="0.40757261810800005" table:style-name="ce1">
            <text:p>0.407572618</text:p>
          </table:table-cell>
          <table:table-cell office:value-type="float" office:value="0.37275614030800003" table:style-name="ce1">
            <text:p>0.37275614</text:p>
          </table:table-cell>
          <table:table-cell office:value-type="float" office:value="0.32125545361600005" table:style-name="ce1">
            <text:p>0.321255454</text:p>
          </table:table-cell>
          <table:table-cell office:value-type="float" office:value="0.31775158325200004" table:style-name="ce1">
            <text:p>0.317751583</text:p>
          </table:table-cell>
          <table:table-cell office:value-type="float" office:value="0.33518803834000005" table:style-name="ce1">
            <text:p>0.335188038</text:p>
          </table:table-cell>
          <table:table-cell office:value-type="float" office:value="0.394953799504" table:style-name="ce1">
            <text:p>0.3949538</text:p>
          </table:table-cell>
          <table:table-cell office:value-type="float" office:value="0.40567390052800001" table:style-name="ce1">
            <text:p>0.405673901</text:p>
          </table:table-cell>
          <table:table-cell office:value-type="float" office:value="0.39924061070799999" table:style-name="ce1">
            <text:p>0.399240611</text:p>
          </table:table-cell>
          <table:table-cell office:value-type="float" office:value="0.28987689217600004" table:style-name="ce1">
            <text:p>0.289876892</text:p>
          </table:table-cell>
          <table:table-cell office:value-type="float" office:value="0.37372661939200003" table:style-name="ce1">
            <text:p>0.373726619</text:p>
          </table:table-cell>
          <table:table-cell office:value-type="float" office:value="0.39227826762400003" table:style-name="ce1">
            <text:p>0.392278268</text:p>
          </table:table-cell>
          <table:table-cell office:value-type="float" office:value="0.39702777719200005" table:style-name="ce1">
            <text:p>0.397027777</text:p>
          </table:table-cell>
          <table:table-cell office:value-type="float" office:value="0.39374137620400002" table:style-name="ce1">
            <text:p>0.393741376</text:p>
          </table:table-cell>
          <table:table-cell office:value-type="float" office:value="0.37285776883600003" table:style-name="ce1">
            <text:p>0.372857769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0.38865945286000003" table:style-name="ce1">
            <text:p>0.388659453</text:p>
          </table:table-cell>
          <table:table-cell office:value-type="float" office:value="0.40329264197200004" table:style-name="ce1">
            <text:p>0.403292642</text:p>
          </table:table-cell>
          <table:table-cell office:value-type="float" office:value="0.31086625987600003" table:style-name="ce1">
            <text:p>0.3108662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8_load</text:p>
          </table:table-cell>
          <table:table-cell office:value-type="float" office:value="16.322320330370001" table:style-name="ce1">
            <text:p>16.32232033</text:p>
          </table:table-cell>
          <table:table-cell office:value-type="float" office:value="14.924658850869999" table:style-name="ce1">
            <text:p>14.92465885</text:p>
          </table:table-cell>
          <table:table-cell office:value-type="float" office:value="12.857231859240001" table:style-name="ce1">
            <text:p>12.85723186</text:p>
          </table:table-cell>
          <table:table-cell office:value-type="float" office:value="12.716573615030001" table:style-name="ce1">
            <text:p>12.71657362</text:p>
          </table:table-cell>
          <table:table-cell office:value-type="float" office:value="13.41653705635" table:style-name="ce1">
            <text:p>13.41653706</text:p>
          </table:table-cell>
          <table:table-cell office:value-type="float" office:value="15.81575453756" table:style-name="ce1">
            <text:p>15.81575454</text:p>
          </table:table-cell>
          <table:table-cell office:value-type="float" office:value="16.246098822920001" table:style-name="ce1">
            <text:p>16.24609882</text:p>
          </table:table-cell>
          <table:table-cell office:value-type="float" office:value="15.987842906869998" table:style-name="ce1">
            <text:p>15.98784291</text:p>
          </table:table-cell>
          <table:table-cell office:value-type="float" office:value="11.597580987640001" table:style-name="ce1">
            <text:p>11.59758099</text:p>
          </table:table-cell>
          <table:table-cell office:value-type="float" office:value="14.963617450879999" table:style-name="ce1">
            <text:p>14.96361745</text:p>
          </table:table-cell>
          <table:table-cell office:value-type="float" office:value="15.70834884686" table:style-name="ce1">
            <text:p>15.70834885</text:p>
          </table:table-cell>
          <table:table-cell office:value-type="float" office:value="15.89901163038" table:style-name="ce1">
            <text:p>15.89901163</text:p>
          </table:table-cell>
          <table:table-cell office:value-type="float" office:value="15.76708340681" table:style-name="ce1">
            <text:p>15.76708341</text:p>
          </table:table-cell>
          <table:table-cell office:value-type="float" office:value="14.928738593789999" table:style-name="ce1">
            <text:p>14.92873859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5.563076311650001" table:style-name="ce1">
            <text:p>15.56307631</text:p>
          </table:table-cell>
          <table:table-cell office:value-type="float" office:value="16.150506345830003" table:style-name="ce1">
            <text:p>16.15050635</text:p>
          </table:table-cell>
          <table:table-cell office:value-type="float" office:value="12.44017140939" table:style-name="ce1">
            <text:p>12.4401714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9_load</text:p>
          </table:table-cell>
          <table:table-cell office:value-type="float" office:value="0.6587597241230001" table:style-name="ce1">
            <text:p>0.658759724</text:p>
          </table:table-cell>
          <table:table-cell office:value-type="float" office:value="0.60243306607300007" table:style-name="ce1">
            <text:p>0.602433066</text:p>
          </table:table-cell>
          <table:table-cell office:value-type="float" office:value="0.51911442639600003" table:style-name="ce1">
            <text:p>0.519114426</text:p>
          </table:table-cell>
          <table:table-cell office:value-type="float" office:value="0.51344580853700006" table:style-name="ce1">
            <text:p>0.513445809</text:p>
          </table:table-cell>
          <table:table-cell office:value-type="float" office:value="0.54165478616500007" table:style-name="ce1">
            <text:p>0.541654786</text:p>
          </table:table-cell>
          <table:table-cell office:value-type="float" office:value="0.63834479632399999" table:style-name="ce1">
            <text:p>0.638344796</text:p>
          </table:table-cell>
          <table:table-cell office:value-type="float" office:value="0.65568794826800003" table:style-name="ce1">
            <text:p>0.655687948</text:p>
          </table:table-cell>
          <table:table-cell office:value-type="float" office:value="0.64528006847300001" table:style-name="ce1">
            <text:p>0.645280068</text:p>
          </table:table-cell>
          <table:table-cell office:value-type="float" office:value="0.46834968475600003" table:style-name="ce1">
            <text:p>0.468349685</text:p>
          </table:table-cell>
          <table:table-cell office:value-type="float" office:value="0.60400312275200008" table:style-name="ce1">
            <text:p>0.604003123</text:p>
          </table:table-cell>
          <table:table-cell office:value-type="float" office:value="0.63401627779400005" table:style-name="ce1">
            <text:p>0.634016278</text:p>
          </table:table-cell>
          <table:table-cell office:value-type="float" office:value="0.64170011080200007" table:style-name="ce1">
            <text:p>0.641700111</text:p>
          </table:table-cell>
          <table:table-cell office:value-type="float" office:value="0.63638331839900009" table:style-name="ce1">
            <text:p>0.636383318</text:p>
          </table:table-cell>
          <table:table-cell office:value-type="float" office:value="0.60259748234100008" table:style-name="ce1">
            <text:p>0.602597482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0.62816170103500013" table:style-name="ce1">
            <text:p>0.628161701</text:p>
          </table:table-cell>
          <table:table-cell office:value-type="float" office:value="0.65183550985700012" table:style-name="ce1">
            <text:p>0.65183551</text:p>
          </table:table-cell>
          <table:table-cell office:value-type="float" office:value="0.50230662158100003" table:style-name="ce1">
            <text:p>0.5023066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0_load</text:p>
          </table:table-cell>
          <table:table-cell office:value-type="float" office:value="0.76624443925500008" table:style-name="ce1">
            <text:p>0.766244439</text:p>
          </table:table-cell>
          <table:table-cell office:value-type="float" office:value="0.700713425005" table:style-name="ce1">
            <text:p>0.700713425</text:p>
          </table:table-cell>
          <table:table-cell office:value-type="float" office:value="0.60377966126000004" table:style-name="ce1">
            <text:p>0.603779661</text:p>
          </table:table-cell>
          <table:table-cell office:value-type="float" office:value="0.59718473284500007" table:style-name="ce1">
            <text:p>0.597184733</text:p>
          </table:table-cell>
          <table:table-cell office:value-type="float" office:value="0.63000334802500002" table:style-name="ce1">
            <text:p>0.630003348</text:p>
          </table:table-cell>
          <table:table-cell office:value-type="float" office:value="0.74249350193999997" table:style-name="ce1">
            <text:p>0.742493502</text:p>
          </table:table-cell>
          <table:table-cell office:value-type="float" office:value="0.76267070358" table:style-name="ce1">
            <text:p>0.762670704</text:p>
          </table:table-cell>
          <table:table-cell office:value-type="float" office:value="0.750562069005" table:style-name="ce1">
            <text:p>0.750562069</text:p>
          </table:table-cell>
          <table:table-cell office:value-type="float" office:value="0.54471943785999999" table:style-name="ce1">
            <text:p>0.544719438</text:p>
          </table:table-cell>
          <table:table-cell office:value-type="float" office:value="0.70254004512000001" table:style-name="ce1">
            <text:p>0.702540045</text:p>
          </table:table-cell>
          <table:table-cell office:value-type="float" office:value="0.73745765889000003" table:style-name="ce1">
            <text:p>0.737457659</text:p>
          </table:table-cell>
          <table:table-cell office:value-type="float" office:value="0.74639710937000003" table:style-name="ce1">
            <text:p>0.746397109</text:p>
          </table:table-cell>
          <table:table-cell office:value-type="float" office:value="0.74021149831499999" table:style-name="ce1">
            <text:p>0.740211498</text:p>
          </table:table-cell>
          <table:table-cell office:value-type="float" office:value="0.70090470858499998" table:style-name="ce1">
            <text:p>0.700904709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0.73064638397500004" table:style-name="ce1">
            <text:p>0.730646384</text:p>
          </table:table-cell>
          <table:table-cell office:value-type="float" office:value="0.75818873704500001" table:style-name="ce1">
            <text:p>0.758188737</text:p>
          </table:table-cell>
          <table:table-cell office:value-type="float" office:value="0.58422528798500006" table:style-name="ce1">
            <text:p>0.58422528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1_load</text:p>
          </table:table-cell>
          <table:table-cell office:value-type="float" office:value="7.8275228985790006" table:style-name="ce1">
            <text:p>7.827522899</text:p>
          </table:table-cell>
          <table:table-cell office:value-type="float" office:value="7.1573057009290002" table:style-name="ce1">
            <text:p>7.157305701</text:p>
          </table:table-cell>
          <table:table-cell office:value-type="float" office:value="6.1659174821080001" table:style-name="ce1">
            <text:p>6.165917482</text:p>
          </table:table-cell>
          <table:table-cell office:value-type="float" office:value="6.0984679776010005" table:style-name="ce1">
            <text:p>6.098467978</text:p>
          </table:table-cell>
          <table:table-cell office:value-type="float" office:value="6.4341197380450001" table:style-name="ce1">
            <text:p>6.434119738</text:p>
          </table:table-cell>
          <table:table-cell office:value-type="float" office:value="7.5846106404519995" table:style-name="ce1">
            <text:p>7.58461064</text:p>
          </table:table-cell>
          <table:table-cell office:value-type="float" office:value="7.7909725851639999" table:style-name="ce1">
            <text:p>7.790972585</text:p>
          </table:table-cell>
          <table:table-cell office:value-type="float" office:value="7.6671317561289998" table:style-name="ce1">
            <text:p>7.667131756</text:p>
          </table:table-cell>
          <table:table-cell office:value-type="float" office:value="5.5618801743880004" table:style-name="ce1">
            <text:p>5.561880174</text:p>
          </table:table-cell>
          <table:table-cell office:value-type="float" office:value="7.1759874232960001" table:style-name="ce1">
            <text:p>7.175987423</text:p>
          </table:table-cell>
          <table:table-cell office:value-type="float" office:value="7.533106651762" table:style-name="ce1">
            <text:p>7.533106652</text:p>
          </table:table-cell>
          <table:table-cell office:value-type="float" office:value="7.6245347109460004" table:style-name="ce1">
            <text:p>7.624534711</text:p>
          </table:table-cell>
          <table:table-cell office:value-type="float" office:value="7.5612714919270001" table:style-name="ce1">
            <text:p>7.561271492</text:p>
          </table:table-cell>
          <table:table-cell office:value-type="float" office:value="7.159262050093" table:style-name="ce1">
            <text:p>7.15926205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7.4634444675550009" table:style-name="ce1">
            <text:p>7.463444468</text:p>
          </table:table-cell>
          <table:table-cell office:value-type="float" office:value="7.7451333579610004" table:style-name="ce1">
            <text:p>7.745133358</text:p>
          </table:table-cell>
          <table:table-cell office:value-type="float" office:value="5.9659255026130005" table:style-name="ce1">
            <text:p>5.96592550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2_load</text:p>
          </table:table-cell>
          <table:table-cell office:value-type="float" office:value="2.6202328292899999" table:style-name="ce1">
            <text:p>2.620232829</text:p>
          </table:table-cell>
          <table:table-cell office:value-type="float" office:value="2.1734559183319999" table:style-name="ce1">
            <text:p>2.173455918</text:p>
          </table:table-cell>
          <table:table-cell office:value-type="float" office:value="2.9549103990060002" table:style-name="ce1">
            <text:p>2.954910399</text:p>
          </table:table-cell>
          <table:table-cell office:value-type="float" office:value="2.9497035221979999" table:style-name="ce1">
            <text:p>2.949703522</text:p>
          </table:table-cell>
          <table:table-cell office:value-type="float" office:value="2.7105633390000001" table:style-name="ce1">
            <text:p>2.710563339</text:p>
          </table:table-cell>
          <table:table-cell office:value-type="float" office:value="2.9511814180579998" table:style-name="ce1">
            <text:p>2.951181418</text:p>
          </table:table-cell>
          <table:table-cell office:value-type="float" office:value="2.3577031691560002" table:style-name="ce1">
            <text:p>2.357703169</text:p>
          </table:table-cell>
          <table:table-cell office:value-type="float" office:value="2.304220658662" table:style-name="ce1">
            <text:p>2.304220659</text:p>
          </table:table-cell>
          <table:table-cell office:value-type="float" office:value="3.6058713142680006" table:style-name="ce1">
            <text:p>3.605871314</text:p>
          </table:table-cell>
          <table:table-cell office:value-type="float" office:value="3.1259626679740005" table:style-name="ce1">
            <text:p>3.125962668</text:p>
          </table:table-cell>
          <table:table-cell office:value-type="float" office:value="2.7322612362700003" table:style-name="ce1">
            <text:p>2.732261236</text:p>
          </table:table-cell>
          <table:table-cell office:value-type="float" office:value="2.3710823814080002" table:style-name="ce1">
            <text:p>2.37108238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3.7539868229840003" table:style-name="ce1">
            <text:p>3.753986823</text:p>
          </table:table-cell>
          <table:table-cell office:value-type="float" office:value="3.938944160738" table:style-name="ce1">
            <text:p>3.938944161</text:p>
          </table:table-cell>
          <table:table-cell office:value-type="float" office:value="3.940900183114" table:style-name="ce1">
            <text:p>3.940900183</text:p>
          </table:table-cell>
          <table:table-cell office:value-type="float" office:value="4.0027767909000005" table:style-name="ce1">
            <text:p>4.002776791</text:p>
          </table:table-cell>
          <table:table-cell office:value-type="float" office:value="4.0302102954600008" table:style-name="ce1">
            <text:p>4.030210295</text:p>
          </table:table-cell>
          <table:table-cell office:value-type="float" office:value="4.6374790258640006" table:style-name="ce1">
            <text:p>4.63747902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3_load</text:p>
          </table:table-cell>
          <table:table-cell office:value-type="float" office:value="2.6202328292899999" table:style-name="ce1">
            <text:p>2.620232829</text:p>
          </table:table-cell>
          <table:table-cell office:value-type="float" office:value="2.1734559183319999" table:style-name="ce1">
            <text:p>2.173455918</text:p>
          </table:table-cell>
          <table:table-cell office:value-type="float" office:value="2.9549103990060002" table:style-name="ce1">
            <text:p>2.954910399</text:p>
          </table:table-cell>
          <table:table-cell office:value-type="float" office:value="2.9497035221979999" table:style-name="ce1">
            <text:p>2.949703522</text:p>
          </table:table-cell>
          <table:table-cell office:value-type="float" office:value="2.7105633390000001" table:style-name="ce1">
            <text:p>2.710563339</text:p>
          </table:table-cell>
          <table:table-cell office:value-type="float" office:value="2.9511814180579998" table:style-name="ce1">
            <text:p>2.951181418</text:p>
          </table:table-cell>
          <table:table-cell office:value-type="float" office:value="2.3577031691560002" table:style-name="ce1">
            <text:p>2.357703169</text:p>
          </table:table-cell>
          <table:table-cell office:value-type="float" office:value="2.304220658662" table:style-name="ce1">
            <text:p>2.304220659</text:p>
          </table:table-cell>
          <table:table-cell office:value-type="float" office:value="3.6058713142680006" table:style-name="ce1">
            <text:p>3.605871314</text:p>
          </table:table-cell>
          <table:table-cell office:value-type="float" office:value="3.1259626679740005" table:style-name="ce1">
            <text:p>3.125962668</text:p>
          </table:table-cell>
          <table:table-cell office:value-type="float" office:value="2.7322612362700003" table:style-name="ce1">
            <text:p>2.732261236</text:p>
          </table:table-cell>
          <table:table-cell office:value-type="float" office:value="2.3710823814080002" table:style-name="ce1">
            <text:p>2.37108238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3.7539868229840003" table:style-name="ce1">
            <text:p>3.753986823</text:p>
          </table:table-cell>
          <table:table-cell office:value-type="float" office:value="3.938944160738" table:style-name="ce1">
            <text:p>3.938944161</text:p>
          </table:table-cell>
          <table:table-cell office:value-type="float" office:value="3.940900183114" table:style-name="ce1">
            <text:p>3.940900183</text:p>
          </table:table-cell>
          <table:table-cell office:value-type="float" office:value="4.0027767909000005" table:style-name="ce1">
            <text:p>4.002776791</text:p>
          </table:table-cell>
          <table:table-cell office:value-type="float" office:value="4.0302102954600008" table:style-name="ce1">
            <text:p>4.030210295</text:p>
          </table:table-cell>
          <table:table-cell office:value-type="float" office:value="4.6374790258640006" table:style-name="ce1">
            <text:p>4.63747902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4_load</text:p>
          </table:table-cell>
          <table:table-cell office:value-type="float" office:value="0.29240905079000001" table:style-name="ce1">
            <text:p>0.292409051</text:p>
          </table:table-cell>
          <table:table-cell office:value-type="float" office:value="0.24270181053200002" table:style-name="ce1">
            <text:p>0.242701811</text:p>
          </table:table-cell>
          <table:table-cell office:value-type="float" office:value="0.32964440910600001" table:style-name="ce1">
            <text:p>0.329644409</text:p>
          </table:table-cell>
          <table:table-cell office:value-type="float" office:value="0.329065105498" table:style-name="ce1">
            <text:p>0.329065105</text:p>
          </table:table-cell>
          <table:table-cell office:value-type="float" office:value="0.30245898900000001" table:style-name="ce1">
            <text:p>0.302458989</text:p>
          </table:table-cell>
          <table:table-cell office:value-type="float" office:value="0.32922953235800001" table:style-name="ce1">
            <text:p>0.329229532</text:p>
          </table:table-cell>
          <table:table-cell office:value-type="float" office:value="0.26320068175600003" table:style-name="ce1">
            <text:p>0.263200682</text:p>
          </table:table-cell>
          <table:table-cell office:value-type="float" office:value="0.257250356362" table:style-name="ce1">
            <text:p>0.257250356</text:p>
          </table:table-cell>
          <table:table-cell office:value-type="float" office:value="0.40206863206800003" table:style-name="ce1">
            <text:p>0.402068632</text:p>
          </table:table-cell>
          <table:table-cell office:value-type="float" office:value="0.34867524087400004" table:style-name="ce1">
            <text:p>0.348675241</text:p>
          </table:table-cell>
          <table:table-cell office:value-type="float" office:value="0.30487304077000005" table:style-name="ce1">
            <text:p>0.304873041</text:p>
          </table:table-cell>
          <table:table-cell office:value-type="float" office:value="0.26468921820800001" table:style-name="ce1">
            <text:p>0.264689218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0.41854757938400006" table:style-name="ce1">
            <text:p>0.418547579</text:p>
          </table:table-cell>
          <table:table-cell office:value-type="float" office:value="0.43912545303799999" table:style-name="ce1">
            <text:p>0.439125453</text:p>
          </table:table-cell>
          <table:table-cell office:value-type="float" office:value="0.439343075014" table:style-name="ce1">
            <text:p>0.439343075</text:p>
          </table:table-cell>
          <table:table-cell office:value-type="float" office:value="0.44622730590000004" table:style-name="ce1">
            <text:p>0.446227306</text:p>
          </table:table-cell>
          <table:table-cell office:value-type="float" office:value="0.44927948646000004" table:style-name="ce1">
            <text:p>0.449279486</text:p>
          </table:table-cell>
          <table:table-cell office:value-type="float" office:value="0.51684263026400012" table:style-name="ce1">
            <text:p>0.5168426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5_load</text:p>
          </table:table-cell>
          <table:table-cell office:value-type="float" office:value="0.22516080830000001" table:style-name="ce1">
            <text:p>0.225160808</text:p>
          </table:table-cell>
          <table:table-cell office:value-type="float" office:value="0.18692446964000001" table:style-name="ce1">
            <text:p>0.18692447</text:p>
          </table:table-cell>
          <table:table-cell office:value-type="float" office:value="0.25380339161999999" table:style-name="ce1">
            <text:p>0.253803392</text:p>
          </table:table-cell>
          <table:table-cell office:value-type="float" office:value="0.25335777345999999" table:style-name="ce1">
            <text:p>0.253357773</text:p>
          </table:table-cell>
          <table:table-cell office:value-type="float" office:value="0.23289153000000001" table:style-name="ce1">
            <text:p>0.23289153</text:p>
          </table:table-cell>
          <table:table-cell office:value-type="float" office:value="0.25348425565999999" table:style-name="ce1">
            <text:p>0.253484256</text:p>
          </table:table-cell>
          <table:table-cell office:value-type="float" office:value="0.20269283212000003" table:style-name="ce1">
            <text:p>0.202692832</text:p>
          </table:table-cell>
          <table:table-cell office:value-type="float" office:value="0.19811565874000001" table:style-name="ce1">
            <text:p>0.198115659</text:p>
          </table:table-cell>
          <table:table-cell office:value-type="float" office:value="0.30951433236000003" table:style-name="ce1">
            <text:p>0.309514332</text:p>
          </table:table-cell>
          <table:table-cell office:value-type="float" office:value="0.26844249298000006" table:style-name="ce1">
            <text:p>0.268442493</text:p>
          </table:table-cell>
          <table:table-cell office:value-type="float" office:value="0.23474849290000002" table:style-name="ce1">
            <text:p>0.234748493</text:p>
          </table:table-cell>
          <table:table-cell office:value-type="float" office:value="0.20383786016" table:style-name="ce1">
            <text:p>0.20383786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0.32219044568000005" table:style-name="ce1">
            <text:p>0.322190446</text:p>
          </table:table-cell>
          <table:table-cell office:value-type="float" office:value="0.33801957925999998" table:style-name="ce1">
            <text:p>0.338019579</text:p>
          </table:table-cell>
          <table:table-cell office:value-type="float" office:value="0.33818698077999998" table:style-name="ce1">
            <text:p>0.338186981</text:p>
          </table:table-cell>
          <table:table-cell office:value-type="float" office:value="0.34348254299999997" table:style-name="ce1">
            <text:p>0.343482543</text:p>
          </table:table-cell>
          <table:table-cell office:value-type="float" office:value="0.34583037420000001" table:style-name="ce1">
            <text:p>0.345830374</text:p>
          </table:table-cell>
          <table:table-cell office:value-type="float" office:value="0.39780202328000003" table:style-name="ce1">
            <text:p>0.39780202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6_load</text:p>
          </table:table-cell>
          <table:table-cell office:value-type="float" office:value="0.84936244372000003" table:style-name="ce1">
            <text:p>0.849362444</text:p>
          </table:table-cell>
          <table:table-cell office:value-type="float" office:value="0.70465260817599995" table:style-name="ce1">
            <text:p>0.704652608</text:p>
          </table:table-cell>
          <table:table-cell office:value-type="float" office:value="0.95776360520799997" table:style-name="ce1">
            <text:p>0.957763605</text:p>
          </table:table-cell>
          <table:table-cell office:value-type="float" office:value="0.95607711186399991" table:style-name="ce1">
            <text:p>0.956077112</text:p>
          </table:table-cell>
          <table:table-cell office:value-type="float" office:value="0.87862025200000005" table:style-name="ce1">
            <text:p>0.878620252</text:p>
          </table:table-cell>
          <table:table-cell office:value-type="float" office:value="0.95655579834399995" table:style-name="ce1">
            <text:p>0.956555798</text:p>
          </table:table-cell>
          <table:table-cell office:value-type="float" office:value="0.76432979540800006" table:style-name="ce1">
            <text:p>0.764329795</text:p>
          </table:table-cell>
          <table:table-cell office:value-type="float" office:value="0.74700695461599997" table:style-name="ce1">
            <text:p>0.747006955</text:p>
          </table:table-cell>
          <table:table-cell office:value-type="float" office:value="1.168608088624" table:style-name="ce1">
            <text:p>1.168608089</text:p>
          </table:table-cell>
          <table:table-cell office:value-type="float" office:value="1.0131669734319999" table:style-name="ce1">
            <text:p>1.013166973</text:p>
          </table:table-cell>
          <table:table-cell office:value-type="float" office:value="0.88564814236" table:style-name="ce1">
            <text:p>0.885648142</text:p>
          </table:table-cell>
          <table:table-cell office:value-type="float" office:value="0.76866328614399992" table:style-name="ce1">
            <text:p>0.768663286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.2165823021119999" table:style-name="ce1">
            <text:p>1.216582302</text:p>
          </table:table-cell>
          <table:table-cell office:value-type="float" office:value="1.2764894845839998" table:style-name="ce1">
            <text:p>1.276489485</text:p>
          </table:table-cell>
          <table:table-cell office:value-type="float" office:value="1.2771230349519997" table:style-name="ce1">
            <text:p>1.277123035</text:p>
          </table:table-cell>
          <table:table-cell office:value-type="float" office:value="1.2971647011999998" table:style-name="ce1">
            <text:p>1.297164701</text:p>
          </table:table-cell>
          <table:table-cell office:value-type="float" office:value="1.3060503392799998" table:style-name="ce1">
            <text:p>1.306050339</text:p>
          </table:table-cell>
          <table:table-cell office:value-type="float" office:value="1.502743041952" table:style-name="ce1">
            <text:p>1.50274304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7_load</text:p>
          </table:table-cell>
          <table:table-cell office:value-type="float" office:value="0.73555772565999999" table:style-name="ce1">
            <text:p>0.735557726</text:p>
          </table:table-cell>
          <table:table-cell office:value-type="float" office:value="0.61026018512799995" table:style-name="ce1">
            <text:p>0.610260185</text:p>
          </table:table-cell>
          <table:table-cell office:value-type="float" office:value="0.82941726792399995" table:style-name="ce1">
            <text:p>0.829417268</text:p>
          </table:table-cell>
          <table:table-cell office:value-type="float" office:value="0.82795701149199996" table:style-name="ce1">
            <text:p>0.827957011</text:p>
          </table:table-cell>
          <table:table-cell office:value-type="float" office:value="0.76089070599999997" table:style-name="ce1">
            <text:p>0.760890706</text:p>
          </table:table-cell>
          <table:table-cell office:value-type="float" office:value="0.828371483932" table:style-name="ce1">
            <text:p>0.828371484</text:p>
          </table:table-cell>
          <table:table-cell office:value-type="float" office:value="0.66193189602400004" table:style-name="ce1">
            <text:p>0.661931896</text:p>
          </table:table-cell>
          <table:table-cell office:value-type="float" office:value="0.6469328509479999" table:style-name="ce1">
            <text:p>0.646932851</text:p>
          </table:table-cell>
          <table:table-cell office:value-type="float" office:value="1.0119777352719999" table:style-name="ce1">
            <text:p>1.011977735</text:p>
          </table:table-cell>
          <table:table-cell office:value-type="float" office:value="0.87738847699600009" table:style-name="ce1">
            <text:p>0.877388477</text:p>
          </table:table-cell>
          <table:table-cell office:value-type="float" office:value="0.76697583057999996" table:style-name="ce1">
            <text:p>0.766975831</text:p>
          </table:table-cell>
          <table:table-cell office:value-type="float" office:value="0.66568406483199993" table:style-name="ce1">
            <text:p>0.665684065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.053516383536" table:style-name="ce1">
            <text:p>1.053516384</text:p>
          </table:table-cell>
          <table:table-cell office:value-type="float" office:value="1.1053872366519999" table:style-name="ce1">
            <text:p>1.105387237</text:p>
          </table:table-cell>
          <table:table-cell office:value-type="float" office:value="1.1059357985559999" table:style-name="ce1">
            <text:p>1.105935799</text:p>
          </table:table-cell>
          <table:table-cell office:value-type="float" office:value="1.1232889485999997" table:style-name="ce1">
            <text:p>1.123288949</text:p>
          </table:table-cell>
          <table:table-cell office:value-type="float" office:value="1.1309826108399998" table:style-name="ce1">
            <text:p>1.130982611</text:p>
          </table:table-cell>
          <table:table-cell office:value-type="float" office:value="1.3012897070559999" table:style-name="ce1">
            <text:p>1.30128970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8_load</text:p>
          </table:table-cell>
          <table:table-cell office:value-type="float" office:value="1.4287319174799999" table:style-name="ce1">
            <text:p>1.428731917</text:p>
          </table:table-cell>
          <table:table-cell office:value-type="float" office:value="1.1851958527840001" table:style-name="ce1">
            <text:p>1.185195853</text:p>
          </table:table-cell>
          <table:table-cell office:value-type="float" office:value="1.6111631404719999" table:style-name="ce1">
            <text:p>1.61116314</text:p>
          </table:table-cell>
          <table:table-cell office:value-type="float" office:value="1.6083248955759999" table:style-name="ce1">
            <text:p>1.608324896</text:p>
          </table:table-cell>
          <table:table-cell office:value-type="float" office:value="1.477970668" table:style-name="ce1">
            <text:p>1.477970668</text:p>
          </table:table-cell>
          <table:table-cell office:value-type="float" office:value="1.6091304898959999" table:style-name="ce1">
            <text:p>1.60913049</text:p>
          </table:table-cell>
          <table:table-cell office:value-type="float" office:value="1.2856281922720001" table:style-name="ce1">
            <text:p>1.285628192</text:p>
          </table:table-cell>
          <table:table-cell office:value-type="float" office:value="1.256475118744" table:style-name="ce1">
            <text:p>1.256475119</text:p>
          </table:table-cell>
          <table:table-cell office:value-type="float" office:value="1.9659989784160001" table:style-name="ce1">
            <text:p>1.965998978</text:p>
          </table:table-cell>
          <table:table-cell office:value-type="float" office:value="1.7044029552880002" table:style-name="ce1">
            <text:p>1.704402955</text:p>
          </table:table-cell>
          <table:table-cell office:value-type="float" office:value="1.4897980932400001" table:style-name="ce1">
            <text:p>1.489798093</text:p>
          </table:table-cell>
          <table:table-cell office:value-type="float" office:value="1.2929211400959999" table:style-name="ce1">
            <text:p>1.29292114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2.0467360694080003" table:style-name="ce1">
            <text:p>2.046736069</text:p>
          </table:table-cell>
          <table:table-cell office:value-type="float" office:value="2.1475554740559999" table:style-name="ce1">
            <text:p>2.147555474</text:p>
          </table:table-cell>
          <table:table-cell office:value-type="float" office:value="2.1486216929680002" table:style-name="ce1">
            <text:p>2.148621693</text:p>
          </table:table-cell>
          <table:table-cell office:value-type="float" office:value="2.1823503508000002" table:style-name="ce1">
            <text:p>2.182350351</text:p>
          </table:table-cell>
          <table:table-cell office:value-type="float" office:value="2.1973042295200003" table:style-name="ce1">
            <text:p>2.19730423</text:p>
          </table:table-cell>
          <table:table-cell office:value-type="float" office:value="2.5283236559680002" table:style-name="ce1">
            <text:p>2.52832365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9_load</text:p>
          </table:table-cell>
          <table:table-cell office:value-type="float" office:value="0.84936244372000003" table:style-name="ce1">
            <text:p>0.849362444</text:p>
          </table:table-cell>
          <table:table-cell office:value-type="float" office:value="0.70465260817599995" table:style-name="ce1">
            <text:p>0.704652608</text:p>
          </table:table-cell>
          <table:table-cell office:value-type="float" office:value="0.95776360520799997" table:style-name="ce1">
            <text:p>0.957763605</text:p>
          </table:table-cell>
          <table:table-cell office:value-type="float" office:value="0.95607711186399991" table:style-name="ce1">
            <text:p>0.956077112</text:p>
          </table:table-cell>
          <table:table-cell office:value-type="float" office:value="0.87862025200000005" table:style-name="ce1">
            <text:p>0.878620252</text:p>
          </table:table-cell>
          <table:table-cell office:value-type="float" office:value="0.95655579834399995" table:style-name="ce1">
            <text:p>0.956555798</text:p>
          </table:table-cell>
          <table:table-cell office:value-type="float" office:value="0.76432979540800006" table:style-name="ce1">
            <text:p>0.764329795</text:p>
          </table:table-cell>
          <table:table-cell office:value-type="float" office:value="0.74700695461599997" table:style-name="ce1">
            <text:p>0.747006955</text:p>
          </table:table-cell>
          <table:table-cell office:value-type="float" office:value="1.168608088624" table:style-name="ce1">
            <text:p>1.168608089</text:p>
          </table:table-cell>
          <table:table-cell office:value-type="float" office:value="1.0131669734319999" table:style-name="ce1">
            <text:p>1.013166973</text:p>
          </table:table-cell>
          <table:table-cell office:value-type="float" office:value="0.88564814236" table:style-name="ce1">
            <text:p>0.885648142</text:p>
          </table:table-cell>
          <table:table-cell office:value-type="float" office:value="0.76866328614399992" table:style-name="ce1">
            <text:p>0.768663286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.2165823021119999" table:style-name="ce1">
            <text:p>1.216582302</text:p>
          </table:table-cell>
          <table:table-cell office:value-type="float" office:value="1.2764894845839998" table:style-name="ce1">
            <text:p>1.276489485</text:p>
          </table:table-cell>
          <table:table-cell office:value-type="float" office:value="1.2771230349519997" table:style-name="ce1">
            <text:p>1.277123035</text:p>
          </table:table-cell>
          <table:table-cell office:value-type="float" office:value="1.2971647011999998" table:style-name="ce1">
            <text:p>1.297164701</text:p>
          </table:table-cell>
          <table:table-cell office:value-type="float" office:value="1.3060503392799998" table:style-name="ce1">
            <text:p>1.306050339</text:p>
          </table:table-cell>
          <table:table-cell office:value-type="float" office:value="1.502743041952" table:style-name="ce1">
            <text:p>1.50274304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0_load</text:p>
          </table:table-cell>
          <table:table-cell office:value-type="float" office:value="0.73555772565999999" table:style-name="ce1">
            <text:p>0.735557726</text:p>
          </table:table-cell>
          <table:table-cell office:value-type="float" office:value="0.61026018512799995" table:style-name="ce1">
            <text:p>0.610260185</text:p>
          </table:table-cell>
          <table:table-cell office:value-type="float" office:value="0.82941726792399995" table:style-name="ce1">
            <text:p>0.829417268</text:p>
          </table:table-cell>
          <table:table-cell office:value-type="float" office:value="0.82795701149199996" table:style-name="ce1">
            <text:p>0.827957011</text:p>
          </table:table-cell>
          <table:table-cell office:value-type="float" office:value="0.76089070599999997" table:style-name="ce1">
            <text:p>0.760890706</text:p>
          </table:table-cell>
          <table:table-cell office:value-type="float" office:value="0.828371483932" table:style-name="ce1">
            <text:p>0.828371484</text:p>
          </table:table-cell>
          <table:table-cell office:value-type="float" office:value="0.66193189602400004" table:style-name="ce1">
            <text:p>0.661931896</text:p>
          </table:table-cell>
          <table:table-cell office:value-type="float" office:value="0.6469328509479999" table:style-name="ce1">
            <text:p>0.646932851</text:p>
          </table:table-cell>
          <table:table-cell office:value-type="float" office:value="1.0119777352719999" table:style-name="ce1">
            <text:p>1.011977735</text:p>
          </table:table-cell>
          <table:table-cell office:value-type="float" office:value="0.87738847699600009" table:style-name="ce1">
            <text:p>0.877388477</text:p>
          </table:table-cell>
          <table:table-cell office:value-type="float" office:value="0.76697583057999996" table:style-name="ce1">
            <text:p>0.766975831</text:p>
          </table:table-cell>
          <table:table-cell office:value-type="float" office:value="0.66568406483199993" table:style-name="ce1">
            <text:p>0.665684065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.053516383536" table:style-name="ce1">
            <text:p>1.053516384</text:p>
          </table:table-cell>
          <table:table-cell office:value-type="float" office:value="1.1053872366519999" table:style-name="ce1">
            <text:p>1.105387237</text:p>
          </table:table-cell>
          <table:table-cell office:value-type="float" office:value="1.1059357985559999" table:style-name="ce1">
            <text:p>1.105935799</text:p>
          </table:table-cell>
          <table:table-cell office:value-type="float" office:value="1.1232889485999997" table:style-name="ce1">
            <text:p>1.123288949</text:p>
          </table:table-cell>
          <table:table-cell office:value-type="float" office:value="1.1309826108399998" table:style-name="ce1">
            <text:p>1.130982611</text:p>
          </table:table-cell>
          <table:table-cell office:value-type="float" office:value="1.3012897070559999" table:style-name="ce1">
            <text:p>1.30128970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1_load</text:p>
          </table:table-cell>
          <table:table-cell office:value-type="float" office:value="1.4287319174799999" table:style-name="ce1">
            <text:p>1.428731917</text:p>
          </table:table-cell>
          <table:table-cell office:value-type="float" office:value="1.1851958527840001" table:style-name="ce1">
            <text:p>1.185195853</text:p>
          </table:table-cell>
          <table:table-cell office:value-type="float" office:value="1.6111631404719999" table:style-name="ce1">
            <text:p>1.61116314</text:p>
          </table:table-cell>
          <table:table-cell office:value-type="float" office:value="1.6083248955759999" table:style-name="ce1">
            <text:p>1.608324896</text:p>
          </table:table-cell>
          <table:table-cell office:value-type="float" office:value="1.477970668" table:style-name="ce1">
            <text:p>1.477970668</text:p>
          </table:table-cell>
          <table:table-cell office:value-type="float" office:value="1.6091304898959999" table:style-name="ce1">
            <text:p>1.60913049</text:p>
          </table:table-cell>
          <table:table-cell office:value-type="float" office:value="1.2856281922720001" table:style-name="ce1">
            <text:p>1.285628192</text:p>
          </table:table-cell>
          <table:table-cell office:value-type="float" office:value="1.256475118744" table:style-name="ce1">
            <text:p>1.256475119</text:p>
          </table:table-cell>
          <table:table-cell office:value-type="float" office:value="1.9659989784160001" table:style-name="ce1">
            <text:p>1.965998978</text:p>
          </table:table-cell>
          <table:table-cell office:value-type="float" office:value="1.7044029552880002" table:style-name="ce1">
            <text:p>1.704402955</text:p>
          </table:table-cell>
          <table:table-cell office:value-type="float" office:value="1.4897980932400001" table:style-name="ce1">
            <text:p>1.489798093</text:p>
          </table:table-cell>
          <table:table-cell office:value-type="float" office:value="1.2929211400959999" table:style-name="ce1">
            <text:p>1.29292114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2.0467360694080003" table:style-name="ce1">
            <text:p>2.046736069</text:p>
          </table:table-cell>
          <table:table-cell office:value-type="float" office:value="2.1475554740559999" table:style-name="ce1">
            <text:p>2.147555474</text:p>
          </table:table-cell>
          <table:table-cell office:value-type="float" office:value="2.1486216929680002" table:style-name="ce1">
            <text:p>2.148621693</text:p>
          </table:table-cell>
          <table:table-cell office:value-type="float" office:value="2.1823503508000002" table:style-name="ce1">
            <text:p>2.182350351</text:p>
          </table:table-cell>
          <table:table-cell office:value-type="float" office:value="2.1973042295200003" table:style-name="ce1">
            <text:p>2.19730423</text:p>
          </table:table-cell>
          <table:table-cell office:value-type="float" office:value="2.5283236559680002" table:style-name="ce1">
            <text:p>2.52832365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2_load</text:p>
          </table:table-cell>
          <table:table-cell office:value-type="float" office:value="3.06165719025" table:style-name="ce1">
            <text:p>3.06165719</text:p>
          </table:table-cell>
          <table:table-cell office:value-type="float" office:value="2.5395841047000003" table:style-name="ce1">
            <text:p>2.539584105</text:p>
          </table:table-cell>
          <table:table-cell office:value-type="float" office:value="3.45273861635" table:style-name="ce1">
            <text:p>3.452738616</text:p>
          </table:table-cell>
          <table:table-cell office:value-type="float" office:value="3.4466542145500001" table:style-name="ce1">
            <text:p>3.446654215</text:p>
          </table:table-cell>
          <table:table-cell office:value-type="float" office:value="3.1672112750000001" table:style-name="ce1">
            <text:p>3.167211275</text:p>
          </table:table-cell>
          <table:table-cell office:value-type="float" office:value="3.44838118305" table:style-name="ce1">
            <text:p>3.448381183</text:p>
          </table:table-cell>
          <table:table-cell office:value-type="float" office:value="2.7548829001000001" table:style-name="ce1">
            <text:p>2.7548829</text:p>
          </table:table-cell>
          <table:table-cell office:value-type="float" office:value="2.6923868789499998" table:style-name="ce1">
            <text:p>2.692386879</text:p>
          </table:table-cell>
          <table:table-cell office:value-type="float" office:value="4.2134072303000005" table:style-name="ce1">
            <text:p>4.21340723</text:p>
          </table:table-cell>
          <table:table-cell office:value-type="float" office:value="3.6526186541500008" table:style-name="ce1">
            <text:p>3.652618654</text:p>
          </table:table-cell>
          <table:table-cell office:value-type="float" office:value="3.1925659607500001" table:style-name="ce1">
            <text:p>3.192565961</text:p>
          </table:table-cell>
          <table:table-cell office:value-type="float" office:value="2.7705169368" table:style-name="ce1">
            <text:p>2.770516937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4.386484931400001" table:style-name="ce1">
            <text:p>4.386484931</text:p>
          </table:table-cell>
          <table:table-cell office:value-type="float" office:value="4.6026134860500001" table:style-name="ce1">
            <text:p>4.602613486</text:p>
          </table:table-cell>
          <table:table-cell office:value-type="float" office:value="4.6048991606500005" table:style-name="ce1">
            <text:p>4.604899161</text:p>
          </table:table-cell>
          <table:table-cell office:value-type="float" office:value="4.6772039525000002" table:style-name="ce1">
            <text:p>4.677203953</text:p>
          </table:table-cell>
          <table:table-cell office:value-type="float" office:value="4.7092608785000003" table:style-name="ce1">
            <text:p>4.709260879</text:p>
          </table:table-cell>
          <table:table-cell office:value-type="float" office:value="5.418873779400001" table:style-name="ce1">
            <text:p>5.41887377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3_load</text:p>
          </table:table-cell>
          <table:table-cell office:value-type="float" office:value="5.4670750947000002" table:style-name="ce1">
            <text:p>5.467075095</text:p>
          </table:table-cell>
          <table:table-cell office:value-type="float" office:value="4.5346966827599999" table:style-name="ce1">
            <text:p>4.534696683</text:p>
          </table:table-cell>
          <table:table-cell office:value-type="float" office:value="6.1655134725799998" table:style-name="ce1">
            <text:p>6.165513473</text:p>
          </table:table-cell>
          <table:table-cell office:value-type="float" office:value="6.1546472451399996" table:style-name="ce1">
            <text:p>6.154647245</text:p>
          </table:table-cell>
          <table:table-cell office:value-type="float" office:value="5.6555857700000001" table:style-name="ce1">
            <text:p>5.65558577</text:p>
          </table:table-cell>
          <table:table-cell office:value-type="float" office:value="6.1577314649400003" table:style-name="ce1">
            <text:p>6.157731465</text:p>
          </table:table-cell>
          <table:table-cell office:value-type="float" office:value="4.919202137080001" table:style-name="ce1">
            <text:p>4.919202137</text:p>
          </table:table-cell>
          <table:table-cell office:value-type="float" office:value="4.80758952466" table:style-name="ce1">
            <text:p>4.807589525</text:p>
          </table:table-cell>
          <table:table-cell office:value-type="float" office:value="7.5240033352400006" table:style-name="ce1">
            <text:p>7.524003335</text:p>
          </table:table-cell>
          <table:table-cell office:value-type="float" office:value="6.5224823288200007" table:style-name="ce1">
            <text:p>6.522482329</text:p>
          </table:table-cell>
          <table:table-cell office:value-type="float" office:value="5.7008670961000005" table:style-name="ce1">
            <text:p>5.700867096</text:p>
          </table:table-cell>
          <table:table-cell office:value-type="float" office:value="4.9471232054400005" table:style-name="ce1">
            <text:p>4.947123205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7.8331054831200007" table:style-name="ce1">
            <text:p>7.833105483</text:p>
          </table:table-cell>
          <table:table-cell office:value-type="float" office:value="8.2190928173399982" table:style-name="ce1">
            <text:p>8.219092817</text:p>
          </table:table-cell>
          <table:table-cell office:value-type="float" office:value="8.2231748390199986" table:style-name="ce1">
            <text:p>8.223174839</text:p>
          </table:table-cell>
          <table:table-cell office:value-type="float" office:value="8.3523050869999995" table:style-name="ce1">
            <text:p>8.352305087</text:p>
          </table:table-cell>
          <table:table-cell office:value-type="float" office:value="8.4095560477999989" table:style-name="ce1">
            <text:p>8.409556048</text:p>
          </table:table-cell>
          <table:table-cell office:value-type="float" office:value="9.6768647215199994" table:style-name="ce1">
            <text:p>9.6768647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4_load</text:p>
          </table:table-cell>
          <table:table-cell office:value-type="float" office:value="4.0531376885000006" table:style-name="ce1">
            <text:p>4.053137689</text:p>
          </table:table-cell>
          <table:table-cell office:value-type="float" office:value="3.3619423358000002" table:style-name="ce1">
            <text:p>3.361942336</text:p>
          </table:table-cell>
          <table:table-cell office:value-type="float" office:value="4.5709074639000002" table:style-name="ce1">
            <text:p>4.570907464</text:p>
          </table:table-cell>
          <table:table-cell office:value-type="float" office:value="4.5628520586999999" table:style-name="ce1">
            <text:p>4.562852059</text:p>
          </table:table-cell>
          <table:table-cell office:value-type="float" office:value="4.192885350000001" table:style-name="ce1">
            <text:p>4.19288535</text:p>
          </table:table-cell>
          <table:table-cell office:value-type="float" office:value="4.5651384677000006" table:style-name="ce1">
            <text:p>4.565138468</text:p>
          </table:table-cell>
          <table:table-cell office:value-type="float" office:value="3.6469858114000004" table:style-name="ce1">
            <text:p>3.646985811</text:p>
          </table:table-cell>
          <table:table-cell office:value-type="float" office:value="3.5642446002999999" table:style-name="ce1">
            <text:p>3.5642446</text:p>
          </table:table-cell>
          <table:table-cell office:value-type="float" office:value="5.577989854200001" table:style-name="ce1">
            <text:p>5.577989854</text:p>
          </table:table-cell>
          <table:table-cell office:value-type="float" office:value="4.8355373731000011" table:style-name="ce1">
            <text:p>4.835537373</text:p>
          </table:table-cell>
          <table:table-cell office:value-type="float" office:value="4.2264535255000002" table:style-name="ce1">
            <text:p>4.226453526</text:p>
          </table:table-cell>
          <table:table-cell office:value-type="float" office:value="3.6676843951999998" table:style-name="ce1">
            <text:p>3.667684395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5.8071349796000007" table:style-name="ce1">
            <text:p>5.80713498</text:p>
          </table:table-cell>
          <table:table-cell office:value-type="float" office:value="6.0932770097000004" table:style-name="ce1">
            <text:p>6.09327701</text:p>
          </table:table-cell>
          <table:table-cell office:value-type="float" office:value="6.0963031141000004" table:style-name="ce1">
            <text:p>6.096303114</text:p>
          </table:table-cell>
          <table:table-cell office:value-type="float" office:value="6.1920305850000004" table:style-name="ce1">
            <text:p>6.192030585</text:p>
          </table:table-cell>
          <table:table-cell office:value-type="float" office:value="6.2344721490000001" table:style-name="ce1">
            <text:p>6.234472149</text:p>
          </table:table-cell>
          <table:table-cell office:value-type="float" office:value="7.1739596516000015" table:style-name="ce1">
            <text:p>7.17395965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5_load</text:p>
          </table:table-cell>
          <table:table-cell office:value-type="float" office:value="3.6867209826250003" table:style-name="ce1">
            <text:p>3.686720983</text:p>
          </table:table-cell>
          <table:table-cell office:value-type="float" office:value="3.05802733735" table:style-name="ce1">
            <text:p>3.058027337</text:p>
          </table:table-cell>
          <table:table-cell office:value-type="float" office:value="4.157671150675001" table:style-name="ce1">
            <text:p>4.157671151</text:p>
          </table:table-cell>
          <table:table-cell office:value-type="float" office:value="4.1503441597750008" table:style-name="ce1">
            <text:p>4.15034416</text:p>
          </table:table-cell>
          <table:table-cell office:value-type="float" office:value="3.8138318875000001" table:style-name="ce1">
            <text:p>3.813831888</text:p>
          </table:table-cell>
          <table:table-cell office:value-type="float" office:value="4.1524238190250005" table:style-name="ce1">
            <text:p>4.152423819</text:p>
          </table:table-cell>
          <table:table-cell office:value-type="float" office:value="3.3172956050500004" table:style-name="ce1">
            <text:p>3.317295605</text:p>
          </table:table-cell>
          <table:table-cell office:value-type="float" office:value="3.2420363119749998" table:style-name="ce1">
            <text:p>3.242036312</text:p>
          </table:table-cell>
          <table:table-cell office:value-type="float" office:value="5.0736875801500014" table:style-name="ce1">
            <text:p>5.07368758</text:p>
          </table:table-cell>
          <table:table-cell office:value-type="float" office:value="4.3983717595750011" table:style-name="ce1">
            <text:p>4.39837176</text:p>
          </table:table-cell>
          <table:table-cell office:value-type="float" office:value="3.8443646428750005" table:style-name="ce1">
            <text:p>3.844364643</text:p>
          </table:table-cell>
          <table:table-cell office:value-type="float" office:value="3.3361225083999999" table:style-name="ce1">
            <text:p>3.336122508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5.2821121357000012" table:style-name="ce1">
            <text:p>5.282112136</text:p>
          </table:table-cell>
          <table:table-cell office:value-type="float" office:value="5.5423796205250007" table:style-name="ce1">
            <text:p>5.542379621</text:p>
          </table:table-cell>
          <table:table-cell office:value-type="float" office:value="5.5451320878250003" table:style-name="ce1">
            <text:p>5.545132088</text:p>
          </table:table-cell>
          <table:table-cell office:value-type="float" office:value="5.6322033512500003" table:style-name="ce1">
            <text:p>5.632203351</text:p>
          </table:table-cell>
          <table:table-cell office:value-type="float" office:value="5.6708071142500005" table:style-name="ce1">
            <text:p>5.670807114</text:p>
          </table:table-cell>
          <table:table-cell office:value-type="float" office:value="6.5253409597000012" table:style-name="ce1">
            <text:p>6.5253409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6_load</text:p>
          </table:table-cell>
          <table:table-cell office:value-type="float" office:value="1.30630562987" table:style-name="ce1">
            <text:p>1.30630563</text:p>
          </table:table-cell>
          <table:table-cell office:value-type="float" office:value="1.0836524885959999" table:style-name="ce1">
            <text:p>1.083652489</text:p>
          </table:table-cell>
          <table:table-cell office:value-type="float" office:value="1.4730935958179998" table:style-name="ce1">
            <text:p>1.473093596</text:p>
          </table:table-cell>
          <table:table-cell office:value-type="float" office:value="1.4704987269939997" table:style-name="ce1">
            <text:p>1.470498727</text:p>
          </table:table-cell>
          <table:table-cell office:value-type="float" office:value="1.3513222169999999" table:style-name="ce1">
            <text:p>1.351322217</text:p>
          </table:table-cell>
          <table:table-cell office:value-type="float" office:value="1.4712352425739998" table:style-name="ce1">
            <text:p>1.471235243</text:p>
          </table:table-cell>
          <table:table-cell office:value-type="float" office:value="1.175472876268" table:style-name="ce1">
            <text:p>1.175472876</text:p>
          </table:table-cell>
          <table:table-cell office:value-type="float" office:value="1.1488196435859999" table:style-name="ce1">
            <text:p>1.148819644</text:p>
          </table:table-cell>
          <table:table-cell office:value-type="float" office:value="1.797502689204" table:style-name="ce1">
            <text:p>1.797502689</text:p>
          </table:table-cell>
          <table:table-cell office:value-type="float" office:value="1.5583382091220002" table:style-name="ce1">
            <text:p>1.558338209</text:p>
          </table:table-cell>
          <table:table-cell office:value-type="float" office:value="1.36213545481" table:style-name="ce1">
            <text:p>1.362135455</text:p>
          </table:table-cell>
          <table:table-cell office:value-type="float" office:value="1.182140462624" table:style-name="ce1">
            <text:p>1.182140463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.871316672152" table:style-name="ce1">
            <text:p>1.871316672</text:p>
          </table:table-cell>
          <table:table-cell office:value-type="float" office:value="1.9634909346139997" table:style-name="ce1">
            <text:p>1.963490935</text:p>
          </table:table-cell>
          <table:table-cell office:value-type="float" office:value="1.9644657265419998" table:style-name="ce1">
            <text:p>1.964465727</text:p>
          </table:table-cell>
          <table:table-cell office:value-type="float" office:value="1.9953021926999999" table:style-name="ce1">
            <text:p>1.995302193</text:p>
          </table:table-cell>
          <table:table-cell office:value-type="float" office:value="2.0089737943799997" table:style-name="ce1">
            <text:p>2.008973794</text:p>
          </table:table-cell>
          <table:table-cell office:value-type="float" office:value="2.311608704792" table:style-name="ce1">
            <text:p>2.31160870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7_load</text:p>
          </table:table-cell>
          <table:table-cell office:value-type="float" office:value="1.8029080359499998" table:style-name="ce1">
            <text:p>1.802908036</text:p>
          </table:table-cell>
          <table:table-cell office:value-type="float" office:value="1.4955466982599999" table:style-name="ce1">
            <text:p>1.495546698</text:p>
          </table:table-cell>
          <table:table-cell office:value-type="float" office:value="2.0331503403299998" table:style-name="ce1">
            <text:p>2.03315034</text:p>
          </table:table-cell>
          <table:table-cell office:value-type="float" office:value="2.0295682558899997" table:style-name="ce1">
            <text:p>2.029568256</text:p>
          </table:table-cell>
          <table:table-cell office:value-type="float" office:value="1.8650511449999998" table:style-name="ce1">
            <text:p>1.865051145</text:p>
          </table:table-cell>
          <table:table-cell office:value-type="float" office:value="2.0305849781899998" table:style-name="ce1">
            <text:p>2.030584978</text:p>
          </table:table-cell>
          <table:table-cell office:value-type="float" office:value="1.6223000735799999" table:style-name="ce1">
            <text:p>1.622300074</text:p>
          </table:table-cell>
          <table:table-cell office:value-type="float" office:value="1.5855066414099996" table:style-name="ce1">
            <text:p>1.585506641</text:p>
          </table:table-cell>
          <table:table-cell office:value-type="float" office:value="2.4809805947400001" table:style-name="ce1">
            <text:p>2.480980595</text:p>
          </table:table-cell>
          <table:table-cell office:value-type="float" office:value="2.1508261935699999" table:style-name="ce1">
            <text:p>2.150826194</text:p>
          </table:table-cell>
          <table:table-cell office:value-type="float" office:value="1.8799782698499998" table:style-name="ce1">
            <text:p>1.87997827</text:p>
          </table:table-cell>
          <table:table-cell office:value-type="float" office:value="1.6315043374399998" table:style-name="ce1">
            <text:p>1.631504337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2.58287704412" table:style-name="ce1">
            <text:p>2.582877044</text:p>
          </table:table-cell>
          <table:table-cell office:value-type="float" office:value="2.7101189255899993" table:style-name="ce1">
            <text:p>2.710118926</text:p>
          </table:table-cell>
          <table:table-cell office:value-type="float" office:value="2.7114645762699996" table:style-name="ce1">
            <text:p>2.711464576</text:p>
          </table:table-cell>
          <table:table-cell office:value-type="float" office:value="2.7540327494999994" table:style-name="ce1">
            <text:p>2.75403275</text:p>
          </table:table-cell>
          <table:table-cell office:value-type="float" office:value="2.7729057002999995" table:style-name="ce1">
            <text:p>2.7729057</text:p>
          </table:table-cell>
          <table:table-cell office:value-type="float" office:value="3.1906778025199998" table:style-name="ce1">
            <text:p>3.19067780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8_load</text:p>
          </table:table-cell>
          <table:table-cell office:value-type="float" office:value="1.5425366355399999" table:style-name="ce1">
            <text:p>1.542536636</text:p>
          </table:table-cell>
          <table:table-cell office:value-type="float" office:value="1.2795882758319999" table:style-name="ce1">
            <text:p>1.279588276</text:p>
          </table:table-cell>
          <table:table-cell office:value-type="float" office:value="1.7395094777559998" table:style-name="ce1">
            <text:p>1.739509478</text:p>
          </table:table-cell>
          <table:table-cell office:value-type="float" office:value="1.7364449959479999" table:style-name="ce1">
            <text:p>1.736444996</text:p>
          </table:table-cell>
          <table:table-cell office:value-type="float" office:value="1.5957002140000001" table:style-name="ce1">
            <text:p>1.595700214</text:p>
          </table:table-cell>
          <table:table-cell office:value-type="float" office:value="1.7373148043079998" table:style-name="ce1">
            <text:p>1.737314804</text:p>
          </table:table-cell>
          <table:table-cell office:value-type="float" office:value="1.3880260916560001" table:style-name="ce1">
            <text:p>1.388026092</text:p>
          </table:table-cell>
          <table:table-cell office:value-type="float" office:value="1.3565492224119999" table:style-name="ce1">
            <text:p>1.356549222</text:p>
          </table:table-cell>
          <table:table-cell office:value-type="float" office:value="2.1226293317680001" table:style-name="ce1">
            <text:p>2.122629332</text:p>
          </table:table-cell>
          <table:table-cell office:value-type="float" office:value="1.8401814517240001" table:style-name="ce1">
            <text:p>1.840181452</text:p>
          </table:table-cell>
          <table:table-cell office:value-type="float" office:value="1.6084704050199998" table:style-name="ce1">
            <text:p>1.608470405</text:p>
          </table:table-cell>
          <table:table-cell office:value-type="float" office:value="1.3959003614079999" table:style-name="ce1">
            <text:p>1.39590036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2.2098019879840001" table:style-name="ce1">
            <text:p>2.209801988</text:p>
          </table:table-cell>
          <table:table-cell office:value-type="float" office:value="2.3186577219879996" table:style-name="ce1">
            <text:p>2.318657722</text:p>
          </table:table-cell>
          <table:table-cell office:value-type="float" office:value="2.3198089293640001" table:style-name="ce1">
            <text:p>2.319808929</text:p>
          </table:table-cell>
          <table:table-cell office:value-type="float" office:value="2.3562261034" table:style-name="ce1">
            <text:p>2.356226103</text:p>
          </table:table-cell>
          <table:table-cell office:value-type="float" office:value="2.37237195796" table:style-name="ce1">
            <text:p>2.372371958</text:p>
          </table:table-cell>
          <table:table-cell office:value-type="float" office:value="2.7297769908639999" table:style-name="ce1">
            <text:p>2.72977699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9_load</text:p>
          </table:table-cell>
          <table:table-cell office:value-type="float" office:value="0.53036437036999995" table:style-name="ce1">
            <text:p>0.53036437</text:p>
          </table:table-cell>
          <table:table-cell office:value-type="float" office:value="0.44006778599599999" table:style-name="ce1">
            <text:p>0.440067786</text:p>
          </table:table-cell>
          <table:table-cell office:value-type="float" office:value="0.59800493251800002" table:style-name="ce1">
            <text:p>0.598004933</text:p>
          </table:table-cell>
          <table:table-cell office:value-type="float" office:value="0.59695258809399998" table:style-name="ce1">
            <text:p>0.596952588</text:p>
          </table:table-cell>
          <table:table-cell office:value-type="float" office:value="0.54862076700000006" table:style-name="ce1">
            <text:p>0.548620767</text:p>
          </table:table-cell>
          <table:table-cell office:value-type="float" office:value="0.59725128067400002" table:style-name="ce1">
            <text:p>0.597251281</text:p>
          </table:table-cell>
          <table:table-cell office:value-type="float" office:value="0.47730538046800003" table:style-name="ce1">
            <text:p>0.47730538</text:p>
          </table:table-cell>
          <table:table-cell office:value-type="float" office:value="0.46649620948599996" table:style-name="ce1">
            <text:p>0.466496209</text:p>
          </table:table-cell>
          <table:table-cell office:value-type="float" office:value="0.72956846180400003" table:style-name="ce1">
            <text:p>0.729568462</text:p>
          </table:table-cell>
          <table:table-cell office:value-type="float" office:value="0.63257573342200002" table:style-name="ce1">
            <text:p>0.632575733</text:p>
          </table:table-cell>
          <table:table-cell office:value-type="float" office:value="0.55300605630999999" table:style-name="ce1">
            <text:p>0.553006056</text:p>
          </table:table-cell>
          <table:table-cell office:value-type="float" office:value="0.48000940822400001" table:style-name="ce1">
            <text:p>0.480009408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0.75950359095200004" table:style-name="ce1">
            <text:p>0.759503591</text:p>
          </table:table-cell>
          <table:table-cell office:value-type="float" office:value="0.79688469871399992" table:style-name="ce1">
            <text:p>0.796884699</text:p>
          </table:table-cell>
          <table:table-cell office:value-type="float" office:value="0.79728002384199992" table:style-name="ce1">
            <text:p>0.797280024</text:p>
          </table:table-cell>
          <table:table-cell office:value-type="float" office:value="0.80978569769999997" table:style-name="ce1">
            <text:p>0.809785698</text:p>
          </table:table-cell>
          <table:table-cell office:value-type="float" office:value="0.81533019137999996" table:style-name="ce1">
            <text:p>0.815330191</text:p>
          </table:table-cell>
          <table:table-cell office:value-type="float" office:value="0.938063239592" table:style-name="ce1">
            <text:p>0.9380632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40_load</text:p>
          </table:table-cell>
          <table:table-cell office:value-type="float" office:value="8.8708707530400002" table:style-name="ce1">
            <text:p>8.870870753</text:p>
          </table:table-cell>
          <table:table-cell office:value-type="float" office:value="7.3578882448320009" table:style-name="ce1">
            <text:p>7.357888245</text:p>
          </table:table-cell>
          <table:table-cell office:value-type="float" office:value="10.004235742256" table:style-name="ce1">
            <text:p>10.00423574</text:p>
          </table:table-cell>
          <table:table-cell office:value-type="float" office:value="9.9866029744479992" table:style-name="ce1">
            <text:p>9.986602974</text:p>
          </table:table-cell>
          <table:table-cell office:value-type="float" office:value="9.1767694639999995" table:style-name="ce1">
            <text:p>9.176769464</text:p>
          </table:table-cell>
          <table:table-cell office:value-type="float" office:value="9.9916077778079995" table:style-name="ce1">
            <text:p>9.991607778</text:p>
          </table:table-cell>
          <table:table-cell office:value-type="float" office:value="7.9818302186560013" table:style-name="ce1">
            <text:p>7.981830219</text:p>
          </table:table-cell>
          <table:table-cell office:value-type="float" office:value="7.8007149889120004" table:style-name="ce1">
            <text:p>7.800714989</text:p>
          </table:table-cell>
          <table:table-cell office:value-type="float" office:value="12.208674812768001" table:style-name="ce1">
            <text:p>12.20867481</text:p>
          </table:table-cell>
          <table:table-cell office:value-type="float" office:value="10.583493722224" table:style-name="ce1">
            <text:p>10.58349372</text:p>
          </table:table-cell>
          <table:table-cell office:value-type="float" office:value="9.2502480575200003" table:style-name="ce1">
            <text:p>9.250248058</text:p>
          </table:table-cell>
          <table:table-cell office:value-type="float" office:value="8.0271380974079989" table:style-name="ce1">
            <text:p>8.027138097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2.710258865984001" table:style-name="ce1">
            <text:p>12.71025887</text:p>
          </table:table-cell>
          <table:table-cell office:value-type="float" office:value="13.336605505487999" table:style-name="ce1">
            <text:p>13.33660551</text:p>
          </table:table-cell>
          <table:table-cell office:value-type="float" office:value="13.343229454864" table:style-name="ce1">
            <text:p>13.34322945</text:p>
          </table:table-cell>
          <table:table-cell office:value-type="float" office:value="13.552770778399999" table:style-name="ce1">
            <text:p>13.55277078</text:p>
          </table:table-cell>
          <table:table-cell office:value-type="float" office:value="13.64567265296" table:style-name="ce1">
            <text:p>13.64567265</text:p>
          </table:table-cell>
          <table:table-cell office:value-type="float" office:value="15.702150828864001" table:style-name="ce1">
            <text:p>15.7021508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41_load</text:p>
          </table:table-cell>
          <table:table-cell office:value-type="float" office:value="2.5529845868000001" table:style-name="ce1">
            <text:p>2.552984587</text:p>
          </table:table-cell>
          <table:table-cell office:value-type="float" office:value="2.11767857744" table:style-name="ce1">
            <text:p>2.117678577</text:p>
          </table:table-cell>
          <table:table-cell office:value-type="float" office:value="2.8790693815199999" table:style-name="ce1">
            <text:p>2.879069382</text:p>
          </table:table-cell>
          <table:table-cell office:value-type="float" office:value="2.8739961901599997" table:style-name="ce1">
            <text:p>2.87399619</text:p>
          </table:table-cell>
          <table:table-cell office:value-type="float" office:value="2.6409958799999997" table:style-name="ce1">
            <text:p>2.64099588</text:p>
          </table:table-cell>
          <table:table-cell office:value-type="float" office:value="2.8754361413599998" table:style-name="ce1">
            <text:p>2.875436141</text:p>
          </table:table-cell>
          <table:table-cell office:value-type="float" office:value="2.2971953195200001" table:style-name="ce1">
            <text:p>2.29719532</text:p>
          </table:table-cell>
          <table:table-cell office:value-type="float" office:value="2.2450859610399996" table:style-name="ce1">
            <text:p>2.245085961</text:p>
          </table:table-cell>
          <table:table-cell office:value-type="float" office:value="3.5133170145600001" table:style-name="ce1">
            <text:p>3.513317015</text:p>
          </table:table-cell>
          <table:table-cell office:value-type="float" office:value="3.0457299200800003" table:style-name="ce1">
            <text:p>3.04572992</text:p>
          </table:table-cell>
          <table:table-cell office:value-type="float" office:value="2.6621366884" table:style-name="ce1">
            <text:p>2.662136688</text:p>
          </table:table-cell>
          <table:table-cell office:value-type="float" office:value="2.3102310233599996" table:style-name="ce1">
            <text:p>2.310231023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3.6576296892800002" table:style-name="ce1">
            <text:p>3.657629689</text:p>
          </table:table-cell>
          <table:table-cell office:value-type="float" office:value="3.8378382869599994" table:style-name="ce1">
            <text:p>3.837838287</text:p>
          </table:table-cell>
          <table:table-cell office:value-type="float" office:value="3.8397440888799999" table:style-name="ce1">
            <text:p>3.839744089</text:p>
          </table:table-cell>
          <table:table-cell office:value-type="float" office:value="3.9000320279999996" table:style-name="ce1">
            <text:p>3.900032028</text:p>
          </table:table-cell>
          <table:table-cell office:value-type="float" office:value="3.9267611832" table:style-name="ce1">
            <text:p>3.926761183</text:p>
          </table:table-cell>
          <table:table-cell office:value-type="float" office:value="4.5184384188800006" table:style-name="ce1">
            <text:p>4.51843841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42_load</text:p>
          </table:table-cell>
          <table:table-cell office:value-type="float" office:value="2.5529845868000001" table:style-name="ce1">
            <text:p>2.552984587</text:p>
          </table:table-cell>
          <table:table-cell office:value-type="float" office:value="2.11767857744" table:style-name="ce1">
            <text:p>2.117678577</text:p>
          </table:table-cell>
          <table:table-cell office:value-type="float" office:value="2.8790693815199999" table:style-name="ce1">
            <text:p>2.879069382</text:p>
          </table:table-cell>
          <table:table-cell office:value-type="float" office:value="2.8739961901599997" table:style-name="ce1">
            <text:p>2.87399619</text:p>
          </table:table-cell>
          <table:table-cell office:value-type="float" office:value="2.6409958799999997" table:style-name="ce1">
            <text:p>2.64099588</text:p>
          </table:table-cell>
          <table:table-cell office:value-type="float" office:value="2.8754361413599998" table:style-name="ce1">
            <text:p>2.875436141</text:p>
          </table:table-cell>
          <table:table-cell office:value-type="float" office:value="2.2971953195200001" table:style-name="ce1">
            <text:p>2.29719532</text:p>
          </table:table-cell>
          <table:table-cell office:value-type="float" office:value="2.2450859610399996" table:style-name="ce1">
            <text:p>2.245085961</text:p>
          </table:table-cell>
          <table:table-cell office:value-type="float" office:value="3.5133170145600001" table:style-name="ce1">
            <text:p>3.513317015</text:p>
          </table:table-cell>
          <table:table-cell office:value-type="float" office:value="3.0457299200800003" table:style-name="ce1">
            <text:p>3.04572992</text:p>
          </table:table-cell>
          <table:table-cell office:value-type="float" office:value="2.6621366884" table:style-name="ce1">
            <text:p>2.662136688</text:p>
          </table:table-cell>
          <table:table-cell office:value-type="float" office:value="2.3102310233599996" table:style-name="ce1">
            <text:p>2.310231023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3.6576296892800002" table:style-name="ce1">
            <text:p>3.657629689</text:p>
          </table:table-cell>
          <table:table-cell office:value-type="float" office:value="3.8378382869599994" table:style-name="ce1">
            <text:p>3.837838287</text:p>
          </table:table-cell>
          <table:table-cell office:value-type="float" office:value="3.8397440888799999" table:style-name="ce1">
            <text:p>3.839744089</text:p>
          </table:table-cell>
          <table:table-cell office:value-type="float" office:value="3.9000320279999996" table:style-name="ce1">
            <text:p>3.900032028</text:p>
          </table:table-cell>
          <table:table-cell office:value-type="float" office:value="3.9267611832" table:style-name="ce1">
            <text:p>3.926761183</text:p>
          </table:table-cell>
          <table:table-cell office:value-type="float" office:value="4.5184384188800006" table:style-name="ce1">
            <text:p>4.51843841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43_load</text:p>
          </table:table-cell>
          <table:table-cell office:value-type="float" office:value="2.5529845868000001" table:style-name="ce1">
            <text:p>2.552984587</text:p>
          </table:table-cell>
          <table:table-cell office:value-type="float" office:value="2.11767857744" table:style-name="ce1">
            <text:p>2.117678577</text:p>
          </table:table-cell>
          <table:table-cell office:value-type="float" office:value="2.8790693815199999" table:style-name="ce1">
            <text:p>2.879069382</text:p>
          </table:table-cell>
          <table:table-cell office:value-type="float" office:value="2.8739961901599997" table:style-name="ce1">
            <text:p>2.87399619</text:p>
          </table:table-cell>
          <table:table-cell office:value-type="float" office:value="2.6409958799999997" table:style-name="ce1">
            <text:p>2.64099588</text:p>
          </table:table-cell>
          <table:table-cell office:value-type="float" office:value="2.8754361413599998" table:style-name="ce1">
            <text:p>2.875436141</text:p>
          </table:table-cell>
          <table:table-cell office:value-type="float" office:value="2.2971953195200001" table:style-name="ce1">
            <text:p>2.29719532</text:p>
          </table:table-cell>
          <table:table-cell office:value-type="float" office:value="2.2450859610399996" table:style-name="ce1">
            <text:p>2.245085961</text:p>
          </table:table-cell>
          <table:table-cell office:value-type="float" office:value="3.5133170145600001" table:style-name="ce1">
            <text:p>3.513317015</text:p>
          </table:table-cell>
          <table:table-cell office:value-type="float" office:value="3.0457299200800003" table:style-name="ce1">
            <text:p>3.04572992</text:p>
          </table:table-cell>
          <table:table-cell office:value-type="float" office:value="2.6621366884" table:style-name="ce1">
            <text:p>2.662136688</text:p>
          </table:table-cell>
          <table:table-cell office:value-type="float" office:value="2.3102310233599996" table:style-name="ce1">
            <text:p>2.310231023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3.6576296892800002" table:style-name="ce1">
            <text:p>3.657629689</text:p>
          </table:table-cell>
          <table:table-cell office:value-type="float" office:value="3.8378382869599994" table:style-name="ce1">
            <text:p>3.837838287</text:p>
          </table:table-cell>
          <table:table-cell office:value-type="float" office:value="3.8397440888799999" table:style-name="ce1">
            <text:p>3.839744089</text:p>
          </table:table-cell>
          <table:table-cell office:value-type="float" office:value="3.9000320279999996" table:style-name="ce1">
            <text:p>3.900032028</text:p>
          </table:table-cell>
          <table:table-cell office:value-type="float" office:value="3.9267611832" table:style-name="ce1">
            <text:p>3.926761183</text:p>
          </table:table-cell>
          <table:table-cell office:value-type="float" office:value="4.5184384188800006" table:style-name="ce1">
            <text:p>4.51843841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44_load</text:p>
          </table:table-cell>
          <table:table-cell office:value-type="float" office:value="7.501765508500001" table:style-name="ce1">
            <text:p>7.501765509</text:p>
          </table:table-cell>
          <table:table-cell office:value-type="float" office:value="6.2223187918000011" table:style-name="ce1">
            <text:p>6.222318792</text:p>
          </table:table-cell>
          <table:table-cell office:value-type="float" office:value="8.4601904119000011" table:style-name="ce1">
            <text:p>8.460190412</text:p>
          </table:table-cell>
          <table:table-cell office:value-type="float" office:value="8.4452793426999992" table:style-name="ce1">
            <text:p>8.445279343</text:p>
          </table:table-cell>
          <table:table-cell office:value-type="float" office:value="7.7604473500000015" table:style-name="ce1">
            <text:p>7.76044735</text:p>
          </table:table-cell>
          <table:table-cell office:value-type="float" office:value="8.4495116317000001" table:style-name="ce1">
            <text:p>8.449511632</text:p>
          </table:table-cell>
          <table:table-cell office:value-type="float" office:value="6.749952459400002" table:style-name="ce1">
            <text:p>6.749952459</text:p>
          </table:table-cell>
          <table:table-cell office:value-type="float" office:value="6.596793196300001" table:style-name="ce1">
            <text:p>6.596793196</text:p>
          </table:table-cell>
          <table:table-cell office:value-type="float" office:value="10.324364198200001" table:style-name="ce1">
            <text:p>10.3243642</text:p>
          </table:table-cell>
          <table:table-cell office:value-type="float" office:value="8.9500372651000006" table:style-name="ce1">
            <text:p>8.950037265</text:p>
          </table:table-cell>
          <table:table-cell office:value-type="float" office:value="7.8225841855000011" table:style-name="ce1">
            <text:p>7.822584186</text:p>
          </table:table-cell>
          <table:table-cell office:value-type="float" office:value="6.7882668592000011" table:style-name="ce1">
            <text:p>6.788266859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0.748526451600002" table:style-name="ce1">
            <text:p>10.74852645</text:p>
          </table:table-cell>
          <table:table-cell office:value-type="float" office:value="11.278193613700001" table:style-name="ce1">
            <text:p>11.27819361</text:p>
          </table:table-cell>
          <table:table-cell office:value-type="float" office:value="11.283795126100001" table:style-name="ce1">
            <text:p>11.28379513</text:p>
          </table:table-cell>
          <table:table-cell office:value-type="float" office:value="11.460992785" table:style-name="ce1">
            <text:p>11.46099279</text:p>
          </table:table-cell>
          <table:table-cell office:value-type="float" office:value="11.539554829" table:style-name="ce1">
            <text:p>11.53955483</text:p>
          </table:table-cell>
          <table:table-cell office:value-type="float" office:value="13.278606163600003" table:style-name="ce1">
            <text:p>13.2786061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45_load</text:p>
          </table:table-cell>
          <table:table-cell office:value-type="float" office:value="22.503296525500001" table:style-name="ce1">
            <text:p>22.50329653</text:p>
          </table:table-cell>
          <table:table-cell office:value-type="float" office:value="18.664956375400003" table:style-name="ce1">
            <text:p>18.66495638</text:p>
          </table:table-cell>
          <table:table-cell office:value-type="float" office:value="25.378571235700001" table:style-name="ce1">
            <text:p>25.37857124</text:p>
          </table:table-cell>
          <table:table-cell office:value-type="float" office:value="25.333838028100001" table:style-name="ce1">
            <text:p>25.33383803</text:p>
          </table:table-cell>
          <table:table-cell office:value-type="float" office:value="23.279342050000004" table:style-name="ce1">
            <text:p>23.27934205</text:p>
          </table:table-cell>
          <table:table-cell office:value-type="float" office:value="25.346534895100003" table:style-name="ce1">
            <text:p>25.3465349</text:p>
          </table:table-cell>
          <table:table-cell office:value-type="float" office:value="20.247857378200003" table:style-name="ce1">
            <text:p>20.24785738</text:p>
          </table:table-cell>
          <table:table-cell office:value-type="float" office:value="19.7883795889" table:style-name="ce1">
            <text:p>19.78837959</text:p>
          </table:table-cell>
          <table:table-cell office:value-type="float" office:value="30.971092594600005" table:style-name="ce1">
            <text:p>30.97109259</text:p>
          </table:table-cell>
          <table:table-cell office:value-type="float" office:value="26.848111795300007" table:style-name="ce1">
            <text:p>26.8481118</text:p>
          </table:table-cell>
          <table:table-cell office:value-type="float" office:value="23.465752556500004" table:style-name="ce1">
            <text:p>23.46575256</text:p>
          </table:table-cell>
          <table:table-cell office:value-type="float" office:value="20.362800577600002" table:style-name="ce1">
            <text:p>20.36280058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32.243579354799998" table:style-name="ce1">
            <text:p>32.24357935</text:p>
          </table:table-cell>
          <table:table-cell office:value-type="float" office:value="33.832580841099997" table:style-name="ce1">
            <text:p>33.83258084</text:p>
          </table:table-cell>
          <table:table-cell office:value-type="float" office:value="33.849385378299999" table:style-name="ce1">
            <text:p>33.84938538</text:p>
          </table:table-cell>
          <table:table-cell office:value-type="float" office:value="34.380978354999996" table:style-name="ce1">
            <text:p>34.38097836</text:p>
          </table:table-cell>
          <table:table-cell office:value-type="float" office:value="34.616664487000001" table:style-name="ce1">
            <text:p>34.61666449</text:p>
          </table:table-cell>
          <table:table-cell office:value-type="float" office:value="39.833818490800006" table:style-name="ce1">
            <text:p>39.8338184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46_load</text:p>
          </table:table-cell>
          <table:table-cell office:value-type="float" office:value="4.6742484840000005" table:style-name="ce1">
            <text:p>4.674248484</text:p>
          </table:table-cell>
          <table:table-cell office:value-type="float" office:value="4.2740590840000001" table:style-name="ce1">
            <text:p>4.274059084</text:p>
          </table:table-cell>
          <table:table-cell office:value-type="float" office:value="3.6820971679999999" table:style-name="ce1">
            <text:p>3.682097168</text:p>
          </table:table-cell>
          <table:table-cell office:value-type="float" office:value="3.641822796" table:style-name="ce1">
            <text:p>3.641822796</text:p>
          </table:table-cell>
          <table:table-cell office:value-type="float" office:value="3.8422418199999999" table:style-name="ce1">
            <text:p>3.84224182</text:p>
          </table:table-cell>
          <table:table-cell office:value-type="float" office:value="4.5292045920000001" table:style-name="ce1">
            <text:p>4.529204592</text:p>
          </table:table-cell>
          <table:table-cell office:value-type="float" office:value="4.6524241440000003" table:style-name="ce1">
            <text:p>4.652424144</text:p>
          </table:table-cell>
          <table:table-cell office:value-type="float" office:value="4.578478284" table:style-name="ce1">
            <text:p>4.578478284</text:p>
          </table:table-cell>
          <table:table-cell office:value-type="float" office:value="3.3214240479999999" table:style-name="ce1">
            <text:p>3.321424048</text:p>
          </table:table-cell>
          <table:table-cell office:value-type="float" office:value="4.2852140160000003" table:style-name="ce1">
            <text:p>4.285214016</text:p>
          </table:table-cell>
          <table:table-cell office:value-type="float" office:value="4.498451352" table:style-name="ce1">
            <text:p>4.498451352</text:p>
          </table:table-cell>
          <table:table-cell office:value-type="float" office:value="4.5530434160000004" table:style-name="ce1">
            <text:p>4.553043416</text:p>
          </table:table-cell>
          <table:table-cell office:value-type="float" office:value="4.5152686920000003" table:style-name="ce1">
            <text:p>4.515268692</text:p>
          </table:table-cell>
          <table:table-cell office:value-type="float" office:value="4.2752272280000003" table:style-name="ce1">
            <text:p>4.275227228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4.4568557800000006" table:style-name="ce1">
            <text:p>4.45685578</text:p>
          </table:table-cell>
          <table:table-cell office:value-type="float" office:value="4.6250533560000004" table:style-name="ce1">
            <text:p>4.625053356</text:p>
          </table:table-cell>
          <table:table-cell office:value-type="float" office:value="3.5626811479999998" table:style-name="ce1">
            <text:p>3.56268114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47_load</text:p>
          </table:table-cell>
          <table:table-cell office:value-type="float" office:value="14.843237185184" table:style-name="ce1">
            <text:p>14.84323719</text:p>
          </table:table-cell>
          <table:table-cell office:value-type="float" office:value="13.572235650784" table:style-name="ce1">
            <text:p>13.57223565</text:p>
          </table:table-cell>
          <table:table-cell office:value-type="float" office:value="11.692164605567999" table:style-name="ce1">
            <text:p>11.69216461</text:p>
          </table:table-cell>
          <table:table-cell office:value-type="float" office:value="11.564253200096001" table:style-name="ce1">
            <text:p>11.5642532</text:p>
          </table:table-cell>
          <table:table-cell office:value-type="float" office:value="12.20078402032" table:style-name="ce1">
            <text:p>12.20078402</text:p>
          </table:table-cell>
          <table:table-cell office:value-type="float" office:value="14.382577784192" table:style-name="ce1">
            <text:p>14.38257778</text:p>
          </table:table-cell>
          <table:table-cell office:value-type="float" office:value="14.773923081344" table:style-name="ce1">
            <text:p>14.77392308</text:p>
          </table:table-cell>
          <table:table-cell office:value-type="float" office:value="14.539071029983999" table:style-name="ce1">
            <text:p>14.53907103</text:p>
          </table:table-cell>
          <table:table-cell office:value-type="float" office:value="10.546666776447999" table:style-name="ce1">
            <text:p>10.54666678</text:p>
          </table:table-cell>
          <table:table-cell office:value-type="float" office:value="13.607663714816001" table:style-name="ce1">
            <text:p>13.60766371</text:p>
          </table:table-cell>
          <table:table-cell office:value-type="float" office:value="14.284905493951999" table:style-name="ce1">
            <text:p>14.28490549</text:p>
          </table:table-cell>
          <table:table-cell office:value-type="float" office:value="14.458289889216001" table:style-name="ce1">
            <text:p>14.45828989</text:p>
          </table:table-cell>
          <table:table-cell office:value-type="float" office:value="14.338317365791999" table:style-name="ce1">
            <text:p>14.33831737</text:p>
          </table:table-cell>
          <table:table-cell office:value-type="float" office:value="13.575945676128001" table:style-name="ce1">
            <text:p>13.57594568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4.152797957280001" table:style-name="ce1">
            <text:p>14.15279796</text:p>
          </table:table-cell>
          <table:table-cell office:value-type="float" office:value="14.686993458656001" table:style-name="ce1">
            <text:p>14.68699346</text:p>
          </table:table-cell>
          <table:table-cell office:value-type="float" office:value="11.312899326047999" table:style-name="ce1">
            <text:p>11.3128993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_load</text:p>
          </table:table-cell>
          <table:table-cell office:value-type="float" office:value="0.64282568292100006" table:style-name="ce1">
            <text:p>0.642825683</text:p>
          </table:table-cell>
          <table:table-cell office:value-type="float" office:value="0.64289015482599998" table:style-name="ce1">
            <text:p>0.642890155</text:p>
          </table:table-cell>
          <table:table-cell office:value-type="float" office:value="0.6876992304370001" table:style-name="ce1">
            <text:p>0.68769923</text:p>
          </table:table-cell>
          <table:table-cell office:value-type="float" office:value="0.69036701006800005" table:style-name="ce1">
            <text:p>0.69036701</text:p>
          </table:table-cell>
          <table:table-cell office:value-type="float" office:value="0.66431906455599998" table:style-name="ce1">
            <text:p>0.664319065</text:p>
          </table:table-cell>
          <table:table-cell office:value-type="float" office:value="0.711768018502" table:style-name="ce1">
            <text:p>0.711768019</text:p>
          </table:table-cell>
          <table:table-cell office:value-type="float" office:value="0.60676548028300004" table:style-name="ce1">
            <text:p>0.60676548</text:p>
          </table:table-cell>
          <table:table-cell office:value-type="float" office:value="0.58966778028700007" table:style-name="ce1">
            <text:p>0.58966778</text:p>
          </table:table-cell>
          <table:table-cell office:value-type="float" office:value="0.63878027232700008" table:style-name="ce1">
            <text:p>0.638780272</text:p>
          </table:table-cell>
          <table:table-cell office:value-type="float" office:value="0.56493483351400009" table:style-name="ce1">
            <text:p>0.564934834</text:p>
          </table:table-cell>
          <table:table-cell office:value-type="float" office:value="0.58001027231799995" table:style-name="ce1">
            <text:p>0.580010272</text:p>
          </table:table-cell>
          <table:table-cell office:value-type="float" office:value="0.56037622604500004" table:style-name="ce1">
            <text:p>0.560376226</text:p>
          </table:table-cell>
          <table:table-cell office:value-type="float" office:value="0.58717504831599998" table:style-name="ce1">
            <text:p>0.587175048</text:p>
          </table:table-cell>
          <table:table-cell office:value-type="float" office:value="0.58447264574800006" table:style-name="ce1">
            <text:p>0.584472646</text:p>
          </table:table-cell>
          <table:table-cell office:value-type="float" office:value="0.62890014570399999" table:style-name="ce1">
            <text:p>0.628900146</text:p>
          </table:table-cell>
          <table:table-cell office:value-type="float" office:value="0.63389298498400004" table:style-name="ce1">
            <text:p>0.633892985</text:p>
          </table:table-cell>
          <table:table-cell office:value-type="float" office:value="0.63103490923600003" table:style-name="ce1">
            <text:p>0.631034909</text:p>
          </table:table-cell>
          <table:table-cell office:value-type="float" office:value="0.63825903491500002" table:style-name="ce1">
            <text:p>0.638259035</text:p>
          </table:table-cell>
          <table:table-cell office:value-type="float" office:value="0.65178518179599998" table:style-name="ce1">
            <text:p>0.651785182</text:p>
          </table:table-cell>
          <table:table-cell office:value-type="float" office:value="0.66529269927099999" table:style-name="ce1">
            <text:p>0.66529269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_load</text:p>
          </table:table-cell>
          <table:table-cell office:value-type="float" office:value="1.339894577987" table:style-name="ce1">
            <text:p>1.339894578</text:p>
          </table:table-cell>
          <table:table-cell office:value-type="float" office:value="1.3400290710219998" table:style-name="ce1">
            <text:p>1.340029071</text:p>
          </table:table-cell>
          <table:table-cell office:value-type="float" office:value="1.4335040284389999" table:style-name="ce1">
            <text:p>1.433504028</text:p>
          </table:table-cell>
          <table:table-cell office:value-type="float" office:value="1.439069208796" table:style-name="ce1">
            <text:p>1.439069209</text:p>
          </table:table-cell>
          <table:table-cell office:value-type="float" office:value="1.3847313193319999" table:style-name="ce1">
            <text:p>1.384731319</text:p>
          </table:table-cell>
          <table:table-cell office:value-type="float" office:value="1.4837132529939998" table:style-name="ce1">
            <text:p>1.483713253</text:p>
          </table:table-cell>
          <table:table-cell office:value-type="float" office:value="1.2646703994009998" table:style-name="ce1">
            <text:p>1.264670399</text:p>
          </table:table-cell>
          <table:table-cell office:value-type="float" office:value="1.2290033663889999" table:style-name="ce1">
            <text:p>1.229003366</text:p>
          </table:table-cell>
          <table:table-cell office:value-type="float" office:value="1.3314555602689999" table:style-name="ce1">
            <text:p>1.33145556</text:p>
          </table:table-cell>
          <table:table-cell office:value-type="float" office:value="1.177408658958" table:style-name="ce1">
            <text:p>1.177408659</text:p>
          </table:table-cell>
          <table:table-cell office:value-type="float" office:value="1.2088571095459999" table:style-name="ce1">
            <text:p>1.20885711</text:p>
          </table:table-cell>
          <table:table-cell office:value-type="float" office:value="1.1678990756149998" table:style-name="ce1">
            <text:p>1.167899076</text:p>
          </table:table-cell>
          <table:table-cell office:value-type="float" office:value="1.2238033480519999" table:style-name="ce1">
            <text:p>1.223803348</text:p>
          </table:table-cell>
          <table:table-cell office:value-type="float" office:value="1.2181659417559998" table:style-name="ce1">
            <text:p>1.218165942</text:p>
          </table:table-cell>
          <table:table-cell office:value-type="float" office:value="1.310844904888" table:style-name="ce1">
            <text:p>1.310844905</text:p>
          </table:table-cell>
          <table:table-cell office:value-type="float" office:value="1.3212603270479999" table:style-name="ce1">
            <text:p>1.321260327</text:p>
          </table:table-cell>
          <table:table-cell office:value-type="float" office:value="1.3152981752919999" table:style-name="ce1">
            <text:p>1.315298175</text:p>
          </table:table-cell>
          <table:table-cell office:value-type="float" office:value="1.3303682215049999" table:style-name="ce1">
            <text:p>1.330368222</text:p>
          </table:table-cell>
          <table:table-cell office:value-type="float" office:value="1.3585847376119999" table:style-name="ce1">
            <text:p>1.358584738</text:p>
          </table:table-cell>
          <table:table-cell office:value-type="float" office:value="1.386762391437" table:style-name="ce1">
            <text:p>1.38676239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_load</text:p>
          </table:table-cell>
          <table:table-cell office:value-type="float" office:value="0.63880799476500005" table:style-name="ce1">
            <text:p>0.638807995</text:p>
          </table:table-cell>
          <table:table-cell office:value-type="float" office:value="0.63887206309" table:style-name="ce1">
            <text:p>0.638872063</text:p>
          </table:table-cell>
          <table:table-cell office:value-type="float" office:value="0.68340064370500009" table:style-name="ce1">
            <text:p>0.683400644</text:p>
          </table:table-cell>
          <table:table-cell office:value-type="float" office:value="0.68605172362" table:style-name="ce1">
            <text:p>0.686051724</text:p>
          </table:table-cell>
          <table:table-cell office:value-type="float" office:value="0.66016683254000008" table:style-name="ce1">
            <text:p>0.660166833</text:p>
          </table:table-cell>
          <table:table-cell office:value-type="float" office:value="0.70731876643000002" table:style-name="ce1">
            <text:p>0.707318766</text:p>
          </table:table-cell>
          <table:table-cell office:value-type="float" office:value="0.60297352109500002" table:style-name="ce1">
            <text:p>0.602973521</text:p>
          </table:table-cell>
          <table:table-cell office:value-type="float" office:value="0.58598284895500008" table:style-name="ce1">
            <text:p>0.585982849</text:p>
          </table:table-cell>
          <table:table-cell office:value-type="float" office:value="0.63478790755500003" table:style-name="ce1">
            <text:p>0.634787908</text:p>
          </table:table-cell>
          <table:table-cell office:value-type="float" office:value="0.56140472501000005" table:style-name="ce1">
            <text:p>0.561404725</text:p>
          </table:table-cell>
          <table:table-cell office:value-type="float" office:value="0.57638579486999997" table:style-name="ce1">
            <text:p>0.576385795</text:p>
          </table:table-cell>
          <table:table-cell office:value-type="float" office:value="0.55687465342499998" table:style-name="ce1">
            <text:p>0.556874653</text:p>
          </table:table-cell>
          <table:table-cell office:value-type="float" office:value="0.58350572093999997" table:style-name="ce1">
            <text:p>0.583505721</text:p>
          </table:table-cell>
          <table:table-cell office:value-type="float" office:value="0.58082023482" table:style-name="ce1">
            <text:p>0.580820235</text:p>
          </table:table-cell>
          <table:table-cell office:value-type="float" office:value="0.62496962836000003" table:style-name="ce1">
            <text:p>0.624969628</text:p>
          </table:table-cell>
          <table:table-cell office:value-type="float" office:value="0.62993121356000004" table:style-name="ce1">
            <text:p>0.629931214</text:p>
          </table:table-cell>
          <table:table-cell office:value-type="float" office:value="0.62709102874" table:style-name="ce1">
            <text:p>0.627091029</text:p>
          </table:table-cell>
          <table:table-cell office:value-type="float" office:value="0.63426993297500001" table:style-name="ce1">
            <text:p>0.634269933</text:p>
          </table:table-cell>
          <table:table-cell office:value-type="float" office:value="0.64771140914000003" table:style-name="ce1">
            <text:p>0.647711409</text:p>
          </table:table-cell>
          <table:table-cell office:value-type="float" office:value="0.66113437251500007" table:style-name="ce1">
            <text:p>0.66113437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_load</text:p>
          </table:table-cell>
          <table:table-cell office:value-type="float" office:value="4.6032617826980005" table:style-name="ce1">
            <text:p>4.603261783</text:p>
          </table:table-cell>
          <table:table-cell office:value-type="float" office:value="4.6037240835880002" table:style-name="ce1">
            <text:p>4.603724084</text:p>
          </table:table-cell>
          <table:table-cell office:value-type="float" office:value="4.9250311015060007" table:style-name="ce1">
            <text:p>4.925031102</text:p>
          </table:table-cell>
          <table:table-cell office:value-type="float" office:value="4.9441606261840008" table:style-name="ce1">
            <text:p>4.944160626</text:p>
          </table:table-cell>
          <table:table-cell office:value-type="float" office:value="4.7573817743280005" table:style-name="ce1">
            <text:p>4.757381774</text:p>
          </table:table-cell>
          <table:table-cell office:value-type="float" office:value="5.0976182484760004" table:style-name="ce1">
            <text:p>5.097618248</text:p>
          </table:table-cell>
          <table:table-cell office:value-type="float" office:value="4.3446892498540004" table:style-name="ce1">
            <text:p>4.34468925</text:p>
          </table:table-cell>
          <table:table-cell office:value-type="float" office:value="4.2220888408060002" table:style-name="ce1">
            <text:p>4.222088841</text:p>
          </table:table-cell>
          <table:table-cell office:value-type="float" office:value="4.5742538463260001" table:style-name="ce1">
            <text:p>4.574253846</text:p>
          </table:table-cell>
          <table:table-cell office:value-type="float" office:value="4.0447392913320002" table:style-name="ce1">
            <text:p>4.044739291</text:p>
          </table:table-cell>
          <table:table-cell office:value-type="float" office:value="4.1528389166839998" table:style-name="ce1">
            <text:p>4.152838917</text:p>
          </table:table-cell>
          <table:table-cell office:value-type="float" office:value="4.0120514362100002" table:style-name="ce1">
            <text:p>4.012051436</text:p>
          </table:table-cell>
          <table:table-cell office:value-type="float" office:value="4.2042145092080005" table:style-name="ce1">
            <text:p>4.204214509</text:p>
          </table:table-cell>
          <table:table-cell office:value-type="float" office:value="4.184836718024" table:style-name="ce1">
            <text:p>4.184836718</text:p>
          </table:table-cell>
          <table:table-cell office:value-type="float" office:value="4.5034076175519999" table:style-name="ce1">
            <text:p>4.503407618</text:p>
          </table:table-cell>
          <table:table-cell office:value-type="float" office:value="4.5392091661920002" table:style-name="ce1">
            <text:p>4.539209166</text:p>
          </table:table-cell>
          <table:table-cell office:value-type="float" office:value="4.5187151081680001" table:style-name="ce1">
            <text:p>4.518715108</text:p>
          </table:table-cell>
          <table:table-cell office:value-type="float" office:value="4.5705162722699999" table:style-name="ce1">
            <text:p>4.570516272</text:p>
          </table:table-cell>
          <table:table-cell office:value-type="float" office:value="4.667506577448" table:style-name="ce1">
            <text:p>4.667506577</text:p>
          </table:table-cell>
          <table:table-cell office:value-type="float" office:value="4.764363298998" table:style-name="ce1">
            <text:p>4.76436329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_load</text:p>
          </table:table-cell>
          <table:table-cell office:value-type="float" office:value="0.84270566868200003" table:style-name="ce1">
            <text:p>0.842705669</text:p>
          </table:table-cell>
          <table:table-cell office:value-type="float" office:value="0.84279021869199988" table:style-name="ce1">
            <text:p>0.842790219</text:p>
          </table:table-cell>
          <table:table-cell office:value-type="float" office:value="0.90155392035400006" table:style-name="ce1">
            <text:p>0.90155392</text:p>
          </table:table-cell>
          <table:table-cell office:value-type="float" office:value="0.90505251085600003" table:style-name="ce1">
            <text:p>0.905052511</text:p>
          </table:table-cell>
          <table:table-cell office:value-type="float" office:value="0.87089260735200003" table:style-name="ce1">
            <text:p>0.870892607</text:p>
          </table:table-cell>
          <table:table-cell office:value-type="float" office:value="0.93311830908399995" table:style-name="ce1">
            <text:p>0.933118309</text:p>
          </table:table-cell>
          <table:table-cell office:value-type="float" office:value="0.79541544988599999" table:style-name="ce1">
            <text:p>0.79541545</text:p>
          </table:table-cell>
          <table:table-cell office:value-type="float" office:value="0.77299311405399995" table:style-name="ce1">
            <text:p>0.772993114</text:p>
          </table:table-cell>
          <table:table-cell office:value-type="float" office:value="0.83740041973400003" table:style-name="ce1">
            <text:p>0.83740042</text:p>
          </table:table-cell>
          <table:table-cell office:value-type="float" office:value="0.74055773158799998" table:style-name="ce1">
            <text:p>0.740557732</text:p>
          </table:table-cell>
          <table:table-cell office:value-type="float" office:value="0.76032802535599997" table:style-name="ce1">
            <text:p>0.760328025</text:p>
          </table:table-cell>
          <table:table-cell office:value-type="float" office:value="0.73457946388999995" table:style-name="ce1">
            <text:p>0.734579464</text:p>
          </table:table-cell>
          <table:table-cell office:value-type="float" office:value="0.76972408527199998" table:style-name="ce1">
            <text:p>0.769724085</text:p>
          </table:table-cell>
          <table:table-cell office:value-type="float" office:value="0.76618008941600002" table:style-name="ce1">
            <text:p>0.766180089</text:p>
          </table:table-cell>
          <table:table-cell office:value-type="float" office:value="0.82444338356799995" table:style-name="ce1">
            <text:p>0.824443384</text:p>
          </table:table-cell>
          <table:table-cell office:value-type="float" office:value="0.83099111332800002" table:style-name="ce1">
            <text:p>0.830991113</text:p>
          </table:table-cell>
          <table:table-cell office:value-type="float" office:value="0.82724296391199992" table:style-name="ce1">
            <text:p>0.827242964</text:p>
          </table:table-cell>
          <table:table-cell office:value-type="float" office:value="0.83671685642999993" table:style-name="ce1">
            <text:p>0.836716856</text:p>
          </table:table-cell>
          <table:table-cell office:value-type="float" office:value="0.85445537143200001" table:style-name="ce1">
            <text:p>0.854455371</text:p>
          </table:table-cell>
          <table:table-cell office:value-type="float" office:value="0.87216945538199997" table:style-name="ce1">
            <text:p>0.87216945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_load</text:p>
          </table:table-cell>
          <table:table-cell office:value-type="float" office:value="2.7099262391829999" table:style-name="ce1">
            <text:p>2.709926239</text:p>
          </table:table-cell>
          <table:table-cell office:value-type="float" office:value="2.7101983529979998" table:style-name="ce1">
            <text:p>2.710198353</text:p>
          </table:table-cell>
          <table:table-cell office:value-type="float" office:value="2.8993221040510004" table:style-name="ce1">
            <text:p>2.899322104</text:p>
          </table:table-cell>
          <table:table-cell office:value-type="float" office:value="2.9105818875640002" table:style-name="ce1">
            <text:p>2.910581888</text:p>
          </table:table-cell>
          <table:table-cell office:value-type="float" office:value="2.8006424367879998" table:style-name="ce1">
            <text:p>2.800642437</text:p>
          </table:table-cell>
          <table:table-cell office:value-type="float" office:value="3.000908209546" table:style-name="ce1">
            <text:p>3.00090821</text:p>
          </table:table-cell>
          <table:table-cell office:value-type="float" office:value="2.5577284825089999" table:style-name="ce1">
            <text:p>2.557728483</text:p>
          </table:table-cell>
          <table:table-cell office:value-type="float" office:value="2.4855649506010002" table:style-name="ce1">
            <text:p>2.485564951</text:p>
          </table:table-cell>
          <table:table-cell office:value-type="float" office:value="2.692851947521" table:style-name="ce1">
            <text:p>2.692851948</text:p>
          </table:table-cell>
          <table:table-cell office:value-type="float" office:value="2.3811756588219999" table:style-name="ce1">
            <text:p>2.381175659</text:p>
          </table:table-cell>
          <table:table-cell office:value-type="float" office:value="2.4448039193139999" table:style-name="ce1">
            <text:p>2.444803919</text:p>
          </table:table-cell>
          <table:table-cell office:value-type="float" office:value="2.361935339035" table:style-name="ce1">
            <text:p>2.361935339</text:p>
          </table:table-cell>
          <table:table-cell office:value-type="float" office:value="2.4750439832679998" table:style-name="ce1">
            <text:p>2.475043983</text:p>
          </table:table-cell>
          <table:table-cell office:value-type="float" office:value="2.4636380682040002" table:style-name="ce1">
            <text:p>2.463638068</text:p>
          </table:table-cell>
          <table:table-cell office:value-type="float" office:value="2.651151319192" table:style-name="ce1">
            <text:p>2.651151319</text:p>
          </table:table-cell>
          <table:table-cell office:value-type="float" office:value="2.6722243826320002" table:style-name="ce1">
            <text:p>2.672224383</text:p>
          </table:table-cell>
          <table:table-cell office:value-type="float" office:value="2.6601614244279999" table:style-name="ce1">
            <text:p>2.660161424</text:p>
          </table:table-cell>
          <table:table-cell office:value-type="float" office:value="2.690651983045" table:style-name="ce1">
            <text:p>2.690651983</text:p>
          </table:table-cell>
          <table:table-cell office:value-type="float" office:value="2.7477412133080001" table:style-name="ce1">
            <text:p>2.747741213</text:p>
          </table:table-cell>
          <table:table-cell office:value-type="float" office:value="2.8047518152330002" table:style-name="ce1">
            <text:p>2.80475181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_load</text:p>
          </table:table-cell>
          <table:table-cell office:value-type="float" office:value="0.94917440481600013" table:style-name="ce1">
            <text:p>0.949174405</text:p>
          </table:table-cell>
          <table:table-cell office:value-type="float" office:value="0.94926964969600003" table:style-name="ce1">
            <text:p>0.94926965</text:p>
          </table:table-cell>
          <table:table-cell office:value-type="float" office:value="1.0154664687520001" table:style-name="ce1">
            <text:p>1.015466469</text:p>
          </table:table-cell>
          <table:table-cell office:value-type="float" office:value="1.019407601728" table:style-name="ce1">
            <text:p>1.019407602</text:p>
          </table:table-cell>
          <table:table-cell office:value-type="float" office:value="0.98092675577600008" table:style-name="ce1">
            <text:p>0.980926756</text:p>
          </table:table-cell>
          <table:table-cell office:value-type="float" office:value="1.051023488992" table:style-name="ce1">
            <text:p>1.051023489</text:p>
          </table:table-cell>
          <table:table-cell office:value-type="float" office:value="0.89590236836800008" table:style-name="ce1">
            <text:p>0.895902368</text:p>
          </table:table-cell>
          <table:table-cell office:value-type="float" office:value="0.87064379435200012" table:style-name="ce1">
            <text:p>0.870643794</text:p>
          </table:table-cell>
          <table:table-cell office:value-type="float" office:value="0.94319808619200007" table:style-name="ce1">
            <text:p>0.943198086</text:p>
          </table:table-cell>
          <table:table-cell office:value-type="float" office:value="0.83410560694400016" table:style-name="ce1">
            <text:p>0.834105607</text:p>
          </table:table-cell>
          <table:table-cell office:value-type="float" office:value="0.85637667772800008" table:style-name="ce1">
            <text:p>0.856376678</text:p>
          </table:table-cell>
          <table:table-cell office:value-type="float" office:value="0.82737113832000009" table:style-name="ce1">
            <text:p>0.827371138</text:p>
          </table:table-cell>
          <table:table-cell office:value-type="float" office:value="0.86696126073600011" table:style-name="ce1">
            <text:p>0.866961261</text:p>
          </table:table-cell>
          <table:table-cell office:value-type="float" office:value="0.86296897900800007" table:style-name="ce1">
            <text:p>0.862968979</text:p>
          </table:table-cell>
          <table:table-cell office:value-type="float" office:value="0.92860209318400011" table:style-name="ce1">
            <text:p>0.928602093</text:p>
          </table:table-cell>
          <table:table-cell office:value-type="float" office:value="0.93597805606400009" table:style-name="ce1">
            <text:p>0.935978056</text:p>
          </table:table-cell>
          <table:table-cell office:value-type="float" office:value="0.93175579705599998" table:style-name="ce1">
            <text:p>0.931755797</text:p>
          </table:table-cell>
          <table:table-cell office:value-type="float" office:value="0.94242805784000006" table:style-name="ce1">
            <text:p>0.942428058</text:p>
          </table:table-cell>
          <table:table-cell office:value-type="float" office:value="0.96241034681600013" table:style-name="ce1">
            <text:p>0.962410347</text:p>
          </table:table-cell>
          <table:table-cell office:value-type="float" office:value="0.98236511441600005" table:style-name="ce1">
            <text:p>0.98236511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_load</text:p>
          </table:table-cell>
          <table:table-cell office:value-type="float" office:value="0.865807375579" table:style-name="ce1">
            <text:p>0.865807376</text:p>
          </table:table-cell>
          <table:table-cell office:value-type="float" office:value="0.8658942461739999" table:style-name="ce1">
            <text:p>0.865894246</text:p>
          </table:table-cell>
          <table:table-cell office:value-type="float" office:value="0.92627079406300006" table:style-name="ce1">
            <text:p>0.926270794</text:p>
          </table:table-cell>
          <table:table-cell office:value-type="float" office:value="0.92986540793200001" table:style-name="ce1">
            <text:p>0.929865408</text:p>
          </table:table-cell>
          <table:table-cell office:value-type="float" office:value="0.89476794144400007" table:style-name="ce1">
            <text:p>0.894767941</text:p>
          </table:table-cell>
          <table:table-cell office:value-type="float" office:value="0.95870150849800007" table:style-name="ce1">
            <text:p>0.958701508</text:p>
          </table:table-cell>
          <table:table-cell office:value-type="float" office:value="0.81721921521699992" table:style-name="ce1">
            <text:p>0.817219215</text:p>
          </table:table-cell>
          <table:table-cell office:value-type="float" office:value="0.79418146921300004" table:style-name="ce1">
            <text:p>0.794181469</text:p>
          </table:table-cell>
          <table:table-cell office:value-type="float" office:value="0.86035651717299999" table:style-name="ce1">
            <text:p>0.860356517</text:p>
          </table:table-cell>
          <table:table-cell office:value-type="float" office:value="0.76085585548599999" table:style-name="ce1">
            <text:p>0.760855855</text:p>
          </table:table-cell>
          <table:table-cell office:value-type="float" office:value="0.78116877068199997" table:style-name="ce1">
            <text:p>0.781168771</text:p>
          </table:table-cell>
          <table:table-cell office:value-type="float" office:value="0.75471350645500002" table:style-name="ce1">
            <text:p>0.754713506</text:p>
          </table:table-cell>
          <table:table-cell office:value-type="float" office:value="0.79082271768400003" table:style-name="ce1">
            <text:p>0.790822718</text:p>
          </table:table-cell>
          <table:table-cell office:value-type="float" office:value="0.78718145225199998" table:style-name="ce1">
            <text:p>0.787181452</text:p>
          </table:table-cell>
          <table:table-cell office:value-type="float" office:value="0.84704385829600004" table:style-name="ce1">
            <text:p>0.847043858</text:p>
          </table:table-cell>
          <table:table-cell office:value-type="float" office:value="0.85377129901600002" table:style-name="ce1">
            <text:p>0.853771299</text:p>
          </table:table-cell>
          <table:table-cell office:value-type="float" office:value="0.84992027676399995" table:style-name="ce1">
            <text:p>0.849920277</text:p>
          </table:table-cell>
          <table:table-cell office:value-type="float" office:value="0.85965419258499998" table:style-name="ce1">
            <text:p>0.859654193</text:p>
          </table:table-cell>
          <table:table-cell office:value-type="float" office:value="0.87787956420400004" table:style-name="ce1">
            <text:p>0.877879564</text:p>
          </table:table-cell>
          <table:table-cell office:value-type="float" office:value="0.89607983422900006" table:style-name="ce1">
            <text:p>0.89607983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_load</text:p>
          </table:table-cell>
          <table:table-cell office:value-type="float" office:value="3.1649294228499998" table:style-name="ce1">
            <text:p>3.164929423</text:p>
          </table:table-cell>
          <table:table-cell office:value-type="float" office:value="3.1652472420999995" table:style-name="ce1">
            <text:p>3.165247242</text:p>
          </table:table-cell>
          <table:table-cell office:value-type="float" office:value="3.38613705145" table:style-name="ce1">
            <text:p>3.386137051</text:p>
          </table:table-cell>
          <table:table-cell office:value-type="float" office:value="3.3992880778000001" table:style-name="ce1">
            <text:p>3.399288078</text:p>
          </table:table-cell>
          <table:table-cell office:value-type="float" office:value="3.2708827125999997" table:style-name="ce1">
            <text:p>3.270882713</text:p>
          </table:table-cell>
          <table:table-cell office:value-type="float" office:value="3.5047860066999998" table:style-name="ce1">
            <text:p>3.504786007</text:p>
          </table:table-cell>
          <table:table-cell office:value-type="float" office:value="2.9871678605499996" table:style-name="ce1">
            <text:p>2.987167861</text:p>
          </table:table-cell>
          <table:table-cell office:value-type="float" office:value="2.9028834239500001" table:style-name="ce1">
            <text:p>2.902883424</text:p>
          </table:table-cell>
          <table:table-cell office:value-type="float" office:value="3.14498725795" table:style-name="ce1">
            <text:p>3.144987258</text:p>
          </table:table-cell>
          <table:table-cell office:value-type="float" office:value="2.7809604469" table:style-name="ce1">
            <text:p>2.780960447</text:p>
          </table:table-cell>
          <table:table-cell office:value-type="float" office:value="2.8552759902999996" table:style-name="ce1">
            <text:p>2.85527599</text:p>
          </table:table-cell>
          <table:table-cell office:value-type="float" office:value="2.7584884382500001" table:style-name="ce1">
            <text:p>2.758488438</text:p>
          </table:table-cell>
          <table:table-cell office:value-type="float" office:value="2.8905953086" table:style-name="ce1">
            <text:p>2.890595309</text:p>
          </table:table-cell>
          <table:table-cell office:value-type="float" office:value="2.8772736057999997" table:style-name="ce1">
            <text:p>2.877273606</text:p>
          </table:table-cell>
          <table:table-cell office:value-type="float" office:value="3.0962824084" table:style-name="ce1">
            <text:p>3.096282408</text:p>
          </table:table-cell>
          <table:table-cell office:value-type="float" office:value="3.1208949964000001" table:style-name="ce1">
            <text:p>3.120894996</text:p>
          </table:table-cell>
          <table:table-cell office:value-type="float" office:value="3.1068058905999996" table:style-name="ce1">
            <text:p>3.106805891</text:p>
          </table:table-cell>
          <table:table-cell office:value-type="float" office:value="3.1424177777499995" table:style-name="ce1">
            <text:p>3.142417778</text:p>
          </table:table-cell>
          <table:table-cell office:value-type="float" office:value="3.2090959665999996" table:style-name="ce1">
            <text:p>3.209095967</text:p>
          </table:table-cell>
          <table:table-cell office:value-type="float" office:value="3.2756823203500001" table:style-name="ce1">
            <text:p>3.2756823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0_load</text:p>
          </table:table-cell>
          <table:table-cell office:value-type="float" office:value="3.270393736945" table:style-name="ce1">
            <text:p>3.270393737</text:p>
          </table:table-cell>
          <table:table-cell office:value-type="float" office:value="3.2707221501699997" table:style-name="ce1">
            <text:p>3.27072215</text:p>
          </table:table-cell>
          <table:table-cell office:value-type="float" office:value="3.4989749531650003" table:style-name="ce1">
            <text:p>3.498974953</text:p>
          </table:table-cell>
          <table:table-cell office:value-type="float" office:value="3.5125643470600001" table:style-name="ce1">
            <text:p>3.512564347</text:p>
          </table:table-cell>
          <table:table-cell office:value-type="float" office:value="3.37987880302" table:style-name="ce1">
            <text:p>3.379878803</text:p>
          </table:table-cell>
          <table:table-cell office:value-type="float" office:value="3.6215788735899999" table:style-name="ce1">
            <text:p>3.621578874</text:p>
          </table:table-cell>
          <table:table-cell office:value-type="float" office:value="3.0867067892349995" table:style-name="ce1">
            <text:p>3.086706789</text:p>
          </table:table-cell>
          <table:table-cell office:value-type="float" office:value="2.9996128714150001" table:style-name="ce1">
            <text:p>2.999612871</text:p>
          </table:table-cell>
          <table:table-cell office:value-type="float" office:value="3.2497868332149999" table:style-name="ce1">
            <text:p>3.249786833</text:p>
          </table:table-cell>
          <table:table-cell office:value-type="float" office:value="2.8736257951300002" table:style-name="ce1">
            <text:p>2.873625795</text:p>
          </table:table-cell>
          <table:table-cell office:value-type="float" office:value="2.9504185233099998" table:style-name="ce1">
            <text:p>2.950418523</text:p>
          </table:table-cell>
          <table:table-cell office:value-type="float" office:value="2.8504047195249997" table:style-name="ce1">
            <text:p>2.85040472</text:p>
          </table:table-cell>
          <table:table-cell office:value-type="float" office:value="2.9869151522199999" table:style-name="ce1">
            <text:p>2.986915152</text:p>
          </table:table-cell>
          <table:table-cell office:value-type="float" office:value="2.9731493926599999" table:style-name="ce1">
            <text:p>2.973149393</text:p>
          </table:table-cell>
          <table:table-cell office:value-type="float" office:value="3.1994584886799999" table:style-name="ce1">
            <text:p>3.199458489</text:p>
          </table:table-cell>
          <table:table-cell office:value-type="float" office:value="3.2248914962799997" table:style-name="ce1">
            <text:p>3.224891496</text:p>
          </table:table-cell>
          <table:table-cell office:value-type="float" office:value="3.2103327536199995" table:style-name="ce1">
            <text:p>3.210332754</text:p>
          </table:table-cell>
          <table:table-cell office:value-type="float" office:value="3.2471317036749996" table:style-name="ce1">
            <text:p>3.247131704</text:p>
          </table:table-cell>
          <table:table-cell office:value-type="float" office:value="3.3160324988199998" table:style-name="ce1">
            <text:p>3.316032499</text:p>
          </table:table-cell>
          <table:table-cell office:value-type="float" office:value="3.3848383976949998" table:style-name="ce1">
            <text:p>3.38483839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1_load</text:p>
          </table:table-cell>
          <table:table-cell office:value-type="float" office:value="2.3171972219340002" table:style-name="ce1">
            <text:p>2.317197222</text:p>
          </table:table-cell>
          <table:table-cell office:value-type="float" office:value="2.3174298858039997" table:style-name="ce1">
            <text:p>2.317429886</text:p>
          </table:table-cell>
          <table:table-cell office:value-type="float" office:value="2.479135250998" table:style-name="ce1">
            <text:p>2.479135251</text:p>
          </table:table-cell>
          <table:table-cell office:value-type="float" office:value="2.488762637272" table:style-name="ce1">
            <text:p>2.488762637</text:p>
          </table:table-cell>
          <table:table-cell office:value-type="float" office:value="2.3947617572239999" table:style-name="ce1">
            <text:p>2.394761757</text:p>
          </table:table-cell>
          <table:table-cell office:value-type="float" office:value="2.5659938195079999" table:style-name="ce1">
            <text:p>2.56599382</text:p>
          </table:table-cell>
          <table:table-cell office:value-type="float" office:value="2.187064471882" table:style-name="ce1">
            <text:p>2.187064472</text:p>
          </table:table-cell>
          <table:table-cell office:value-type="float" office:value="2.1253629128979998" table:style-name="ce1">
            <text:p>2.125362913</text:p>
          </table:table-cell>
          <table:table-cell office:value-type="float" office:value="2.3025982910580001" table:style-name="ce1">
            <text:p>2.302598291</text:p>
          </table:table-cell>
          <table:table-cell office:value-type="float" office:value="2.036107552556" table:style-name="ce1">
            <text:p>2.036107553</text:p>
          </table:table-cell>
          <table:table-cell office:value-type="float" office:value="2.0905112487720001" table:style-name="ce1">
            <text:p>2.090511249</text:p>
          </table:table-cell>
          <table:table-cell office:value-type="float" office:value="2.0196566154300002" table:style-name="ce1">
            <text:p>2.019656615</text:p>
          </table:table-cell>
          <table:table-cell office:value-type="float" office:value="2.1163672322639999" table:style-name="ce1">
            <text:p>2.116367232</text:p>
          </table:table-cell>
          <table:table-cell office:value-type="float" office:value="2.106614899992" table:style-name="ce1">
            <text:p>2.1066149</text:p>
          </table:table-cell>
          <table:table-cell office:value-type="float" office:value="2.2669432488160002" table:style-name="ce1">
            <text:p>2.266943249</text:p>
          </table:table-cell>
          <table:table-cell office:value-type="float" office:value="2.2849612259360002" table:style-name="ce1">
            <text:p>2.284961226</text:p>
          </table:table-cell>
          <table:table-cell office:value-type="float" office:value="2.2746471059439997" table:style-name="ce1">
            <text:p>2.274647106</text:p>
          </table:table-cell>
          <table:table-cell office:value-type="float" office:value="2.3007172684099997" table:style-name="ce1">
            <text:p>2.300717268</text:p>
          </table:table-cell>
          <table:table-cell office:value-type="float" office:value="2.3495299361840001" table:style-name="ce1">
            <text:p>2.349529936</text:p>
          </table:table-cell>
          <table:table-cell office:value-type="float" office:value="2.3982753748340002" table:style-name="ce1">
            <text:p>2.39827537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2_load</text:p>
          </table:table-cell>
          <table:table-cell office:value-type="float" office:value="2.4799135922520001" table:style-name="ce1">
            <text:p>2.479913592</text:p>
          </table:table-cell>
          <table:table-cell office:value-type="float" office:value="2.4801626011119997" table:style-name="ce1">
            <text:p>2.480162601</text:p>
          </table:table-cell>
          <table:table-cell office:value-type="float" office:value="2.6532280136440001" table:style-name="ce1">
            <text:p>2.653228014</text:p>
          </table:table-cell>
          <table:table-cell office:value-type="float" office:value="2.6635317384159998" table:style-name="ce1">
            <text:p>2.663531738</text:p>
          </table:table-cell>
          <table:table-cell office:value-type="float" office:value="2.5629271538719998" table:style-name="ce1">
            <text:p>2.562927154</text:p>
          </table:table-cell>
          <table:table-cell office:value-type="float" office:value="2.7461885284239997" table:style-name="ce1">
            <text:p>2.746188528</text:p>
          </table:table-cell>
          <table:table-cell office:value-type="float" office:value="2.3406388189959997" table:style-name="ce1">
            <text:p>2.340638819</text:p>
          </table:table-cell>
          <table:table-cell office:value-type="float" office:value="2.274602631844" table:style-name="ce1">
            <text:p>2.274602632</text:p>
          </table:table-cell>
          <table:table-cell office:value-type="float" office:value="2.4642890643239999" table:style-name="ce1">
            <text:p>2.464289064</text:p>
          </table:table-cell>
          <table:table-cell office:value-type="float" office:value="2.1790769469679998" table:style-name="ce1">
            <text:p>2.179076947</text:p>
          </table:table-cell>
          <table:table-cell office:value-type="float" office:value="2.2373025854159998" table:style-name="ce1">
            <text:p>2.237302585</text:p>
          </table:table-cell>
          <table:table-cell office:value-type="float" office:value="2.1614703065400001" table:style-name="ce1">
            <text:p>2.161470307</text:p>
          </table:table-cell>
          <table:table-cell office:value-type="float" office:value="2.2649749909920001" table:style-name="ce1">
            <text:p>2.264974991</text:p>
          </table:table-cell>
          <table:table-cell office:value-type="float" office:value="2.2545375425760001" table:style-name="ce1">
            <text:p>2.254537543</text:p>
          </table:table-cell>
          <table:table-cell office:value-type="float" office:value="2.426129201248" table:style-name="ce1">
            <text:p>2.426129201</text:p>
          </table:table-cell>
          <table:table-cell office:value-type="float" office:value="2.4454129686080002" table:style-name="ce1">
            <text:p>2.445412969</text:p>
          </table:table-cell>
          <table:table-cell office:value-type="float" office:value="2.4343742660319996" table:style-name="ce1">
            <text:p>2.434374266</text:p>
          </table:table-cell>
          <table:table-cell office:value-type="float" office:value="2.4622758969799996" table:style-name="ce1">
            <text:p>2.462275897</text:p>
          </table:table-cell>
          <table:table-cell office:value-type="float" office:value="2.5145177287519997" table:style-name="ce1">
            <text:p>2.514517729</text:p>
          </table:table-cell>
          <table:table-cell office:value-type="float" office:value="2.5666876084519998" table:style-name="ce1">
            <text:p>2.56668760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3_load</text:p>
          </table:table-cell>
          <table:table-cell office:value-type="float" office:value="2.3473298831039999" table:style-name="ce1">
            <text:p>2.347329883</text:p>
          </table:table-cell>
          <table:table-cell office:value-type="float" office:value="2.3475655738239998" table:style-name="ce1">
            <text:p>2.347565574</text:p>
          </table:table-cell>
          <table:table-cell office:value-type="float" office:value="2.511374651488" table:style-name="ce1">
            <text:p>2.511374651</text:p>
          </table:table-cell>
          <table:table-cell office:value-type="float" office:value="2.5211272856319997" table:style-name="ce1">
            <text:p>2.521127286</text:p>
          </table:table-cell>
          <table:table-cell office:value-type="float" office:value="2.4259034973439997" table:style-name="ce1">
            <text:p>2.425903497</text:p>
          </table:table-cell>
          <table:table-cell office:value-type="float" office:value="2.5993632100479998" table:style-name="ce1">
            <text:p>2.59936321</text:p>
          </table:table-cell>
          <table:table-cell office:value-type="float" office:value="2.2155041657919998" table:style-name="ce1">
            <text:p>2.215504166</text:p>
          </table:table-cell>
          <table:table-cell office:value-type="float" office:value="2.1529998978879998" table:style-name="ce1">
            <text:p>2.152999898</text:p>
          </table:table-cell>
          <table:table-cell office:value-type="float" office:value="2.3325410268479998" table:style-name="ce1">
            <text:p>2.332541027</text:p>
          </table:table-cell>
          <table:table-cell office:value-type="float" office:value="2.0625833663359998" table:style-name="ce1">
            <text:p>2.062583366</text:p>
          </table:table-cell>
          <table:table-cell office:value-type="float" office:value="2.1176948296319997" table:style-name="ce1">
            <text:p>2.11769483</text:p>
          </table:table-cell>
          <table:table-cell office:value-type="float" office:value="2.0459184100799996" table:style-name="ce1">
            <text:p>2.04591841</text:p>
          </table:table-cell>
          <table:table-cell office:value-type="float" office:value="2.1438871875839998" table:style-name="ce1">
            <text:p>2.143887188</text:p>
          </table:table-cell>
          <table:table-cell office:value-type="float" office:value="2.1340079819519997" table:style-name="ce1">
            <text:p>2.134007982</text:p>
          </table:table-cell>
          <table:table-cell office:value-type="float" office:value="2.2964221288959998" table:style-name="ce1">
            <text:p>2.296422129</text:p>
          </table:table-cell>
          <table:table-cell office:value-type="float" office:value="2.3146745116159999" table:style-name="ce1">
            <text:p>2.314674512</text:p>
          </table:table-cell>
          <table:table-cell office:value-type="float" office:value="2.3042262096639998" table:style-name="ce1">
            <text:p>2.30422621</text:p>
          </table:table-cell>
          <table:table-cell office:value-type="float" office:value="2.3306355329599997" table:style-name="ce1">
            <text:p>2.330635533</text:p>
          </table:table-cell>
          <table:table-cell office:value-type="float" office:value="2.3800832311039999" table:style-name="ce1">
            <text:p>2.380083231</text:p>
          </table:table-cell>
          <table:table-cell office:value-type="float" office:value="2.4294628255039998" table:style-name="ce1">
            <text:p>2.42946282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4_load</text:p>
          </table:table-cell>
          <table:table-cell office:value-type="float" office:value="3.3728447849230001" table:style-name="ce1">
            <text:p>3.372844785</text:p>
          </table:table-cell>
          <table:table-cell office:value-type="float" office:value="3.3731834894379999" table:style-name="ce1">
            <text:p>3.373183489</text:p>
          </table:table-cell>
          <table:table-cell office:value-type="float" office:value="3.6085889148310004" table:style-name="ce1">
            <text:p>3.608588915</text:p>
          </table:table-cell>
          <table:table-cell office:value-type="float" office:value="3.6226041514840004" table:style-name="ce1">
            <text:p>3.622604151</text:p>
          </table:table-cell>
          <table:table-cell office:value-type="float" office:value="3.4857607194280003" table:style-name="ce1">
            <text:p>3.485760719</text:p>
          </table:table-cell>
          <table:table-cell office:value-type="float" office:value="3.7350348014260004" table:style-name="ce1">
            <text:p>3.735034801</text:p>
          </table:table-cell>
          <table:table-cell office:value-type="float" office:value="3.183401748529" table:style-name="ce1">
            <text:p>3.183401749</text:p>
          </table:table-cell>
          <table:table-cell office:value-type="float" office:value="3.0935786203810003" table:style-name="ce1">
            <text:p>3.09357862</text:p>
          </table:table-cell>
          <table:table-cell office:value-type="float" office:value="3.3515921349010003" table:style-name="ce1">
            <text:p>3.351592135</text:p>
          </table:table-cell>
          <table:table-cell office:value-type="float" office:value="2.9636435619820003" table:style-name="ce1">
            <text:p>2.963643562</text:p>
          </table:table-cell>
          <table:table-cell office:value-type="float" office:value="3.0428426982340002" table:style-name="ce1">
            <text:p>3.042842698</text:p>
          </table:table-cell>
          <table:table-cell office:value-type="float" office:value="2.9396948213350003" table:style-name="ce1">
            <text:p>2.939694821</text:p>
          </table:table-cell>
          <table:table-cell office:value-type="float" office:value="3.0804830003079999" table:style-name="ce1">
            <text:p>3.080483</text:p>
          </table:table-cell>
          <table:table-cell office:value-type="float" office:value="3.0662858713240002" table:style-name="ce1">
            <text:p>3.066285871</text:p>
          </table:table-cell>
          <table:table-cell office:value-type="float" office:value="3.299686680952" table:style-name="ce1">
            <text:p>3.299686681</text:p>
          </table:table-cell>
          <table:table-cell office:value-type="float" office:value="3.3259166675920002" table:style-name="ce1">
            <text:p>3.325916668</text:p>
          </table:table-cell>
          <table:table-cell office:value-type="float" office:value="3.310901706268" table:style-name="ce1">
            <text:p>3.310901706</text:p>
          </table:table-cell>
          <table:table-cell office:value-type="float" office:value="3.3488538031449999" table:style-name="ce1">
            <text:p>3.348853803</text:p>
          </table:table-cell>
          <table:table-cell office:value-type="float" office:value="3.4199137015480003" table:style-name="ce1">
            <text:p>3.419913702</text:p>
          </table:table-cell>
          <table:table-cell office:value-type="float" office:value="3.4908757299730002" table:style-name="ce1">
            <text:p>3.4908757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5_load</text:p>
          </table:table-cell>
          <table:table-cell office:value-type="float" office:value="0.33145485083100001" table:style-name="ce1">
            <text:p>0.331454851</text:p>
          </table:table-cell>
          <table:table-cell office:value-type="float" office:value="0.33148804528600001" table:style-name="ce1">
            <text:p>0.331488045</text:p>
          </table:table-cell>
          <table:table-cell office:value-type="float" office:value="0.35455875870700004" table:style-name="ce1">
            <text:p>0.354558759</text:p>
          </table:table-cell>
          <table:table-cell office:value-type="float" office:value="0.35593231034800005" table:style-name="ce1">
            <text:p>0.35593231</text:p>
          </table:table-cell>
          <table:table-cell office:value-type="float" office:value="0.34252108331600001" table:style-name="ce1">
            <text:p>0.342521083</text:p>
          </table:table-cell>
          <table:table-cell office:value-type="float" office:value="0.36695098292200001" table:style-name="ce1">
            <text:p>0.366950983</text:p>
          </table:table-cell>
          <table:table-cell office:value-type="float" office:value="0.31288864321300003" table:style-name="ce1">
            <text:p>0.312888643</text:p>
          </table:table-cell>
          <table:table-cell office:value-type="float" office:value="0.30408560205700003" table:style-name="ce1">
            <text:p>0.304085602</text:p>
          </table:table-cell>
          <table:table-cell office:value-type="float" office:value="0.32937200249700005" table:style-name="ce1">
            <text:p>0.329372002</text:p>
          </table:table-cell>
          <table:table-cell office:value-type="float" office:value="0.29135142445400003" table:style-name="ce1">
            <text:p>0.291351424</text:p>
          </table:table-cell>
          <table:table-cell office:value-type="float" office:value="0.29911327009799998" table:style-name="ce1">
            <text:p>0.29911327</text:p>
          </table:table-cell>
          <table:table-cell office:value-type="float" office:value="0.28900434799500002" table:style-name="ce1">
            <text:p>0.289004348</text:p>
          </table:table-cell>
          <table:table-cell office:value-type="float" office:value="0.30280217667600001" table:style-name="ce1">
            <text:p>0.302802177</text:p>
          </table:table-cell>
          <table:table-cell office:value-type="float" office:value="0.30141079882800004" table:style-name="ce1">
            <text:p>0.301410799</text:p>
          </table:table-cell>
          <table:table-cell office:value-type="float" office:value="0.324285051544" table:style-name="ce1">
            <text:p>0.324285052</text:p>
          </table:table-cell>
          <table:table-cell office:value-type="float" office:value="0.32685569962400002" table:style-name="ce1">
            <text:p>0.3268557</text:p>
          </table:table-cell>
          <table:table-cell office:value-type="float" office:value="0.32538417079600002" table:style-name="ce1">
            <text:p>0.325384171</text:p>
          </table:table-cell>
          <table:table-cell office:value-type="float" office:value="0.32910363456500002" table:style-name="ce1">
            <text:p>0.329103635</text:p>
          </table:table-cell>
          <table:table-cell office:value-type="float" office:value="0.33606780095600003" table:style-name="ce1">
            <text:p>0.336067801</text:p>
          </table:table-cell>
          <table:table-cell office:value-type="float" office:value="0.34302237568100002" table:style-name="ce1">
            <text:p>0.34302237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6_load</text:p>
          </table:table-cell>
          <table:table-cell office:value-type="float" office:value="0.90397541306100004" table:style-name="ce1">
            <text:p>0.903975413</text:p>
          </table:table-cell>
          <table:table-cell office:value-type="float" office:value="0.90406611766599998" table:style-name="ce1">
            <text:p>0.904066118</text:p>
          </table:table-cell>
          <table:table-cell office:value-type="float" office:value="0.96710736801700015" table:style-name="ce1">
            <text:p>0.967107368</text:p>
          </table:table-cell>
          <table:table-cell office:value-type="float" office:value="0.97086062918800009" table:style-name="ce1">
            <text:p>0.970860629</text:p>
          </table:table-cell>
          <table:table-cell office:value-type="float" office:value="0.93421414559600002" table:style-name="ce1">
            <text:p>0.934214146</text:p>
          </table:table-cell>
          <table:table-cell office:value-type="float" office:value="1.000969403182" table:style-name="ce1">
            <text:p>1.000969403</text:p>
          </table:table-cell>
          <table:table-cell office:value-type="float" office:value="0.85324282750299996" table:style-name="ce1">
            <text:p>0.853242828</text:p>
          </table:table-cell>
          <table:table-cell office:value-type="float" office:value="0.82918831686700001" table:style-name="ce1">
            <text:p>0.829188317</text:p>
          </table:table-cell>
          <table:table-cell office:value-type="float" office:value="0.89828398250700003" table:style-name="ce1">
            <text:p>0.898283983</text:p>
          </table:table-cell>
          <table:table-cell office:value-type="float" office:value="0.79439188627400004" table:style-name="ce1">
            <text:p>0.794391886</text:p>
          </table:table-cell>
          <table:table-cell office:value-type="float" office:value="0.815601306438" table:style-name="ce1">
            <text:p>0.815601306</text:p>
          </table:table-cell>
          <table:table-cell office:value-type="float" office:value="0.78797844634500003" table:style-name="ce1">
            <text:p>0.787978446</text:p>
          </table:table-cell>
          <table:table-cell office:value-type="float" office:value="0.82568132775600001" table:style-name="ce1">
            <text:p>0.825681328</text:p>
          </table:table-cell>
          <table:table-cell office:value-type="float" office:value="0.821879356068" table:style-name="ce1">
            <text:p>0.821879356</text:p>
          </table:table-cell>
          <table:table-cell office:value-type="float" office:value="0.88438377306400007" table:style-name="ce1">
            <text:p>0.884383773</text:p>
          </table:table-cell>
          <table:table-cell office:value-type="float" office:value="0.89140812754400001" table:style-name="ce1">
            <text:p>0.891408128</text:p>
          </table:table-cell>
          <table:table-cell office:value-type="float" office:value="0.88738714147599995" table:style-name="ce1">
            <text:p>0.887387141</text:p>
          </table:table-cell>
          <table:table-cell office:value-type="float" office:value="0.89755066101500003" table:style-name="ce1">
            <text:p>0.897550661</text:p>
          </table:table-cell>
          <table:table-cell office:value-type="float" office:value="0.91658040443600008" table:style-name="ce1">
            <text:p>0.916580404</text:p>
          </table:table-cell>
          <table:table-cell office:value-type="float" office:value="0.93558393841100007" table:style-name="ce1">
            <text:p>0.93558393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7_load</text:p>
          </table:table-cell>
          <table:table-cell office:value-type="float" office:value="22.510097893990004" table:style-name="ce1">
            <text:p>22.51009789</text:p>
          </table:table-cell>
          <table:table-cell office:value-type="float" office:value="22.512358950940001" table:style-name="ce1">
            <text:p>22.51235895</text:p>
          </table:table-cell>
          <table:table-cell office:value-type="float" office:value="24.083832166030003" table:style-name="ce1">
            <text:p>24.08383217</text:p>
          </table:table-cell>
          <table:table-cell office:value-type="float" office:value="24.177392324920003" table:style-name="ce1">
            <text:p>24.17739232</text:p>
          </table:table-cell>
          <table:table-cell office:value-type="float" office:value="23.263879869640004" table:style-name="ce1">
            <text:p>23.26387987</text:p>
          </table:table-cell>
          <table:table-cell office:value-type="float" office:value="24.927934733380003" table:style-name="ce1">
            <text:p>24.92793473</text:p>
          </table:table-cell>
          <table:table-cell office:value-type="float" office:value="21.245451350770001" table:style-name="ce1">
            <text:p>21.24545135</text:p>
          </table:table-cell>
          <table:table-cell office:value-type="float" office:value="20.645827787530003" table:style-name="ce1">
            <text:p>20.64582779</text:p>
          </table:table-cell>
          <table:table-cell office:value-type="float" office:value="22.368223635130001" table:style-name="ce1">
            <text:p>22.36822364</text:p>
          </table:table-cell>
          <table:table-cell office:value-type="float" office:value="19.778432893660003" table:style-name="ce1">
            <text:p>19.77843289</text:p>
          </table:table-cell>
          <table:table-cell office:value-type="float" office:value="20.30713490242" table:style-name="ce1">
            <text:p>20.3071349</text:p>
          </table:table-cell>
          <table:table-cell office:value-type="float" office:value="19.618560603550002" table:style-name="ce1">
            <text:p>19.6185606</text:p>
          </table:table-cell>
          <table:table-cell office:value-type="float" office:value="20.55840662404" table:style-name="ce1">
            <text:p>20.55840662</text:p>
          </table:table-cell>
          <table:table-cell office:value-type="float" office:value="20.463632224120001" table:style-name="ce1">
            <text:p>20.46363222</text:p>
          </table:table-cell>
          <table:table-cell office:value-type="float" office:value="22.021723419760001" table:style-name="ce1">
            <text:p>22.02172342</text:p>
          </table:table-cell>
          <table:table-cell office:value-type="float" office:value="22.196824402960001" table:style-name="ce1">
            <text:p>22.1968244</text:p>
          </table:table-cell>
          <table:table-cell office:value-type="float" office:value="22.09659047884" table:style-name="ce1">
            <text:p>22.09659048</text:p>
          </table:table-cell>
          <table:table-cell office:value-type="float" office:value="22.349943618850002" table:style-name="ce1">
            <text:p>22.34994362</text:p>
          </table:table-cell>
          <table:table-cell office:value-type="float" office:value="22.824311305240002" table:style-name="ce1">
            <text:p>22.82431131</text:p>
          </table:table-cell>
          <table:table-cell office:value-type="float" office:value="23.298025650490001" table:style-name="ce1">
            <text:p>23.2980256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8_load</text:p>
          </table:table-cell>
          <table:table-cell office:value-type="float" office:value="0.69204236283200005" table:style-name="ce1">
            <text:p>0.692042363</text:p>
          </table:table-cell>
          <table:table-cell office:value-type="float" office:value="0.69211177859200002" table:style-name="ce1">
            <text:p>0.692111779</text:p>
          </table:table-cell>
          <table:table-cell office:value-type="float" office:value="0.74035691790400016" table:style-name="ce1">
            <text:p>0.740356918</text:p>
          </table:table-cell>
          <table:table-cell office:value-type="float" office:value="0.74322926905600006" table:style-name="ce1">
            <text:p>0.743229269</text:p>
          </table:table-cell>
          <table:table-cell office:value-type="float" office:value="0.71518390675200005" table:style-name="ce1">
            <text:p>0.715183907</text:p>
          </table:table-cell>
          <table:table-cell office:value-type="float" office:value="0.76627135638400012" table:style-name="ce1">
            <text:p>0.766271356</text:p>
          </table:table-cell>
          <table:table-cell office:value-type="float" office:value="0.65321698033600006" table:style-name="ce1">
            <text:p>0.65321698</text:p>
          </table:table-cell>
          <table:table-cell office:value-type="float" office:value="0.63480818910400005" table:style-name="ce1">
            <text:p>0.634808189</text:p>
          </table:table-cell>
          <table:table-cell office:value-type="float" office:value="0.68768674078400005" table:style-name="ce1">
            <text:p>0.687686741</text:p>
          </table:table-cell>
          <table:table-cell office:value-type="float" office:value="0.60817866268800014" table:style-name="ce1">
            <text:p>0.608178663</text:p>
          </table:table-cell>
          <table:table-cell office:value-type="float" office:value="0.62441012105600002" table:style-name="ce1">
            <text:p>0.624410121</text:p>
          </table:table-cell>
          <table:table-cell office:value-type="float" office:value="0.60327049064000005" table:style-name="ce1">
            <text:p>0.603270491</text:p>
          </table:table-cell>
          <table:table-cell office:value-type="float" office:value="0.63212430867200009" table:style-name="ce1">
            <text:p>0.632124309</text:p>
          </table:table-cell>
          <table:table-cell office:value-type="float" office:value="0.62921467961600008" table:style-name="ce1">
            <text:p>0.62921468</text:p>
          </table:table-cell>
          <table:table-cell office:value-type="float" office:value="0.67704898316800011" table:style-name="ce1">
            <text:p>0.677048983</text:p>
          </table:table-cell>
          <table:table-cell office:value-type="float" office:value="0.68242468492800012" table:style-name="ce1">
            <text:p>0.682424685</text:p>
          </table:table-cell>
          <table:table-cell office:value-type="float" office:value="0.67934744531199998" table:style-name="ce1">
            <text:p>0.679347445</text:p>
          </table:table-cell>
          <table:table-cell office:value-type="float" office:value="0.68712553368000007" table:style-name="ce1">
            <text:p>0.687125534</text:p>
          </table:table-cell>
          <table:table-cell office:value-type="float" office:value="0.70168889683200009" table:style-name="ce1">
            <text:p>0.701688897</text:p>
          </table:table-cell>
          <table:table-cell office:value-type="float" office:value="0.71623220203200011" table:style-name="ce1">
            <text:p>0.71623220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9_load</text:p>
          </table:table-cell>
          <table:table-cell office:value-type="float" office:value="1.0365591222089998" table:style-name="ce1">
            <text:p>1.036559122</text:p>
          </table:table-cell>
          <table:table-cell office:value-type="float" office:value="1.0366631449539998" table:style-name="ce1">
            <text:p>1.036663145</text:p>
          </table:table-cell>
          <table:table-cell office:value-type="float" office:value="1.108960730173" table:style-name="ce1">
            <text:p>1.10896073</text:p>
          </table:table-cell>
          <table:table-cell office:value-type="float" office:value="1.1132650819719998" table:style-name="ce1">
            <text:p>1.113265082</text:p>
          </table:table-cell>
          <table:table-cell office:value-type="float" office:value="1.0712378021239999" table:style-name="ce1">
            <text:p>1.071237802</text:p>
          </table:table-cell>
          <table:table-cell office:value-type="float" office:value="1.1477947215579998" table:style-name="ce1">
            <text:p>1.147794722</text:p>
          </table:table-cell>
          <table:table-cell office:value-type="float" office:value="0.97837748070699992" table:style-name="ce1">
            <text:p>0.978377481</text:p>
          </table:table-cell>
          <table:table-cell office:value-type="float" office:value="0.95079105082299997" table:style-name="ce1">
            <text:p>0.950791051</text:p>
          </table:table-cell>
          <table:table-cell office:value-type="float" office:value="1.0300320199829998" table:style-name="ce1">
            <text:p>1.03003202</text:p>
          </table:table-cell>
          <table:table-cell office:value-type="float" office:value="0.91088546690600003" table:style-name="ce1">
            <text:p>0.910885467</text:p>
          </table:table-cell>
          <table:table-cell office:value-type="float" office:value="0.93520906222199995" table:style-name="ce1">
            <text:p>0.935209062</text:p>
          </table:table-cell>
          <table:table-cell office:value-type="float" office:value="0.903530342805" table:style-name="ce1">
            <text:p>0.903530343</text:p>
          </table:table-cell>
          <table:table-cell office:value-type="float" office:value="0.94676913116399997" table:style-name="ce1">
            <text:p>0.946769131</text:p>
          </table:table-cell>
          <table:table-cell office:value-type="float" office:value="0.942408916692" table:style-name="ce1">
            <text:p>0.942408917</text:p>
          </table:table-cell>
          <table:table-cell office:value-type="float" office:value="1.0140908454159998" table:style-name="ce1">
            <text:p>1.014090845</text:p>
          </table:table-cell>
          <table:table-cell office:value-type="float" office:value="1.0221465845359998" table:style-name="ce1">
            <text:p>1.022146585</text:p>
          </table:table-cell>
          <table:table-cell office:value-type="float" office:value="1.0175351978439997" table:style-name="ce1">
            <text:p>1.017535198</text:p>
          </table:table-cell>
          <table:table-cell office:value-type="float" office:value="1.0291910250349998" table:style-name="ce1">
            <text:p>1.029191025</text:p>
          </table:table-cell>
          <table:table-cell office:value-type="float" office:value="1.0510149020839998" table:style-name="ce1">
            <text:p>1.051014902</text:p>
          </table:table-cell>
          <table:table-cell office:value-type="float" office:value="1.0728087213589999" table:style-name="ce1">
            <text:p>1.07280872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0_load</text:p>
          </table:table-cell>
          <table:table-cell office:value-type="float" office:value="0.67094950001300002" table:style-name="ce1">
            <text:p>0.6709495</text:p>
          </table:table-cell>
          <table:table-cell office:value-type="float" office:value="0.67101679697799999" table:style-name="ce1">
            <text:p>0.671016797</text:p>
          </table:table-cell>
          <table:table-cell office:value-type="float" office:value="0.71778933756100016" table:style-name="ce1">
            <text:p>0.717789338</text:p>
          </table:table-cell>
          <table:table-cell office:value-type="float" office:value="0.72057401520400011" table:style-name="ce1">
            <text:p>0.720574015</text:p>
          </table:table-cell>
          <table:table-cell office:value-type="float" office:value="0.69338468866800007" table:style-name="ce1">
            <text:p>0.693384689</text:p>
          </table:table-cell>
          <table:table-cell office:value-type="float" office:value="0.74291278300600005" table:style-name="ce1">
            <text:p>0.742912783</text:p>
          </table:table-cell>
          <table:table-cell office:value-type="float" office:value="0.63330919459900004" table:style-name="ce1">
            <text:p>0.633309195</text:p>
          </table:table-cell>
          <table:table-cell office:value-type="float" office:value="0.61546229961100007" table:style-name="ce1">
            <text:p>0.6154623</text:p>
          </table:table-cell>
          <table:table-cell office:value-type="float" office:value="0.66672682573100006" table:style-name="ce1">
            <text:p>0.666726826</text:p>
          </table:table-cell>
          <table:table-cell office:value-type="float" office:value="0.58964559304200004" table:style-name="ce1">
            <text:p>0.589645593</text:p>
          </table:table-cell>
          <table:table-cell office:value-type="float" office:value="0.60538161445400007" table:style-name="ce1">
            <text:p>0.605381614</text:p>
          </table:table-cell>
          <table:table-cell office:value-type="float" office:value="0.58488723438500001" table:style-name="ce1">
            <text:p>0.584887234</text:p>
          </table:table-cell>
          <table:table-cell office:value-type="float" office:value="0.61286033994800004" table:style-name="ce1">
            <text:p>0.61286034</text:p>
          </table:table-cell>
          <table:table-cell office:value-type="float" office:value="0.61003952224400004" table:style-name="ce1">
            <text:p>0.610039522</text:p>
          </table:table-cell>
          <table:table-cell office:value-type="float" office:value="0.65641376711200006" table:style-name="ce1">
            <text:p>0.656413767</text:p>
          </table:table-cell>
          <table:table-cell office:value-type="float" office:value="0.66162538495200007" table:style-name="ce1">
            <text:p>0.661625385</text:p>
          </table:table-cell>
          <table:table-cell office:value-type="float" office:value="0.65864207270800001" table:style-name="ce1">
            <text:p>0.658642073</text:p>
          </table:table-cell>
          <table:table-cell office:value-type="float" office:value="0.66618274849500003" table:style-name="ce1">
            <text:p>0.666182748</text:p>
          </table:table-cell>
          <table:table-cell office:value-type="float" office:value="0.68030159038800009" table:style-name="ce1">
            <text:p>0.68030159</text:p>
          </table:table-cell>
          <table:table-cell office:value-type="float" office:value="0.69440098656300009" table:style-name="ce1">
            <text:p>0.69440098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1_load</text:p>
          </table:table-cell>
          <table:table-cell office:value-type="float" office:value="1.0516254527939999" table:style-name="ce1">
            <text:p>1.051625453</text:p>
          </table:table-cell>
          <table:table-cell office:value-type="float" office:value="1.0517309889639999" table:style-name="ce1">
            <text:p>1.051730989</text:p>
          </table:table-cell>
          <table:table-cell office:value-type="float" office:value="1.125080430418" table:style-name="ce1">
            <text:p>1.12508043</text:p>
          </table:table-cell>
          <table:table-cell office:value-type="float" office:value="1.1294474061519999" table:style-name="ce1">
            <text:p>1.129447406</text:p>
          </table:table-cell>
          <table:table-cell office:value-type="float" office:value="1.086808672184" table:style-name="ce1">
            <text:p>1.086808672</text:p>
          </table:table-cell>
          <table:table-cell office:value-type="float" office:value="1.1644794168279999" table:style-name="ce1">
            <text:p>1.164479417</text:p>
          </table:table-cell>
          <table:table-cell office:value-type="float" office:value="0.99259732766200004" table:style-name="ce1">
            <text:p>0.992597328</text:p>
          </table:table-cell>
          <table:table-cell office:value-type="float" office:value="0.96460954331800008" table:style-name="ce1">
            <text:p>0.964609543</text:p>
          </table:table-cell>
          <table:table-cell office:value-type="float" office:value="1.0450033878780001" table:style-name="ce1">
            <text:p>1.045003388</text:p>
          </table:table-cell>
          <table:table-cell office:value-type="float" office:value="0.92412337379600007" table:style-name="ce1">
            <text:p>0.924123374</text:p>
          </table:table-cell>
          <table:table-cell office:value-type="float" office:value="0.94880085265199998" table:style-name="ce1">
            <text:p>0.948800853</text:p>
          </table:table-cell>
          <table:table-cell office:value-type="float" office:value="0.91666124013000005" table:style-name="ce1">
            <text:p>0.91666124</text:p>
          </table:table-cell>
          <table:table-cell office:value-type="float" office:value="0.960529108824" table:style-name="ce1">
            <text:p>0.960529109</text:p>
          </table:table-cell>
          <table:table-cell office:value-type="float" office:value="0.95610545767200006" table:style-name="ce1">
            <text:p>0.956105458</text:p>
          </table:table-cell>
          <table:table-cell office:value-type="float" office:value="1.0288302854559999" table:style-name="ce1">
            <text:p>1.028830285</text:p>
          </table:table-cell>
          <table:table-cell office:value-type="float" office:value="1.0370032273759999" table:style-name="ce1">
            <text:p>1.037003227</text:p>
          </table:table-cell>
          <table:table-cell office:value-type="float" office:value="1.0323247497039998" table:style-name="ce1">
            <text:p>1.03232475</text:p>
          </table:table-cell>
          <table:table-cell office:value-type="float" office:value="1.0441501573099998" table:style-name="ce1">
            <text:p>1.044150157</text:p>
          </table:table-cell>
          <table:table-cell office:value-type="float" office:value="1.066291549544" table:style-name="ce1">
            <text:p>1.06629155</text:p>
          </table:table-cell>
          <table:table-cell office:value-type="float" office:value="1.0884024466939999" table:style-name="ce1">
            <text:p>1.08840244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2_load</text:p>
          </table:table-cell>
          <table:table-cell office:value-type="float" office:value="2.388511186703" table:style-name="ce1">
            <text:p>2.388511187</text:p>
          </table:table-cell>
          <table:table-cell office:value-type="float" office:value="2.3887510141179997" table:style-name="ce1">
            <text:p>2.388751014</text:p>
          </table:table-cell>
          <table:table-cell office:value-type="float" office:value="2.5554351654910006" table:style-name="ce1">
            <text:p>2.555435165</text:p>
          </table:table-cell>
          <table:table-cell office:value-type="float" office:value="2.5653589717240002" table:style-name="ce1">
            <text:p>2.565358972</text:p>
          </table:table-cell>
          <table:table-cell office:value-type="float" office:value="2.4684638755080002" table:style-name="ce1">
            <text:p>2.468463876</text:p>
          </table:table-cell>
          <table:table-cell office:value-type="float" office:value="2.6449680437860001" table:style-name="ce1">
            <text:p>2.644968044</text:p>
          </table:table-cell>
          <table:table-cell office:value-type="float" office:value="2.2543717474689999" table:style-name="ce1">
            <text:p>2.254371747</text:p>
          </table:table-cell>
          <table:table-cell office:value-type="float" office:value="2.1907704440410001" table:style-name="ce1">
            <text:p>2.190770444</text:p>
          </table:table-cell>
          <table:table-cell office:value-type="float" office:value="2.3734627657610003" table:style-name="ce1">
            <text:p>2.373462766</text:p>
          </table:table-cell>
          <table:table-cell office:value-type="float" office:value="2.0987669785020002" table:style-name="ce1">
            <text:p>2.098766979</text:p>
          </table:table-cell>
          <table:table-cell office:value-type="float" office:value="2.1548457234740002" table:style-name="ce1">
            <text:p>2.154845723</text:p>
          </table:table-cell>
          <table:table-cell office:value-type="float" office:value="2.0818095294350001" table:style-name="ce1">
            <text:p>2.081809529</text:p>
          </table:table-cell>
          <table:table-cell office:value-type="float" office:value="2.181497793188" table:style-name="ce1">
            <text:p>2.181497793</text:p>
          </table:table-cell>
          <table:table-cell office:value-type="float" office:value="2.1714451939640003" table:style-name="ce1">
            <text:p>2.171445194</text:p>
          </table:table-cell>
          <table:table-cell office:value-type="float" office:value="2.3367099316720004" table:style-name="ce1">
            <text:p>2.336709932</text:p>
          </table:table-cell>
          <table:table-cell office:value-type="float" office:value="2.3552826687120003" table:style-name="ce1">
            <text:p>2.355282669</text:p>
          </table:table-cell>
          <table:table-cell office:value-type="float" office:value="2.3446509847480002" table:style-name="ce1">
            <text:p>2.344650985</text:p>
          </table:table-cell>
          <table:table-cell office:value-type="float" office:value="2.3715238278449999" table:style-name="ce1">
            <text:p>2.371523828</text:p>
          </table:table-cell>
          <table:table-cell office:value-type="float" office:value="2.421839400828" table:style-name="ce1">
            <text:p>2.421839401</text:p>
          </table:table-cell>
          <table:table-cell office:value-type="float" office:value="2.472085674753" table:style-name="ce1">
            <text:p>2.47208567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3_load</text:p>
          </table:table-cell>
          <table:table-cell office:value-type="float" office:value="3.8931354011249999" table:style-name="ce1">
            <text:p>3.893135401</text:p>
          </table:table-cell>
          <table:table-cell office:value-type="float" office:value="3.8935263692499995" table:style-name="ce1">
            <text:p>3.893526369</text:p>
          </table:table-cell>
          <table:table-cell office:value-type="float" office:value="4.1652558966250011" table:style-name="ce1">
            <text:p>4.165255897</text:p>
          </table:table-cell>
          <table:table-cell office:value-type="float" office:value="4.1814337465000007" table:style-name="ce1">
            <text:p>4.181433747</text:p>
          </table:table-cell>
          <table:table-cell office:value-type="float" office:value="4.0234747655000005" table:style-name="ce1">
            <text:p>4.023474766</text:p>
          </table:table-cell>
          <table:table-cell office:value-type="float" office:value="4.3112129447500003" table:style-name="ce1">
            <text:p>4.311212945</text:p>
          </table:table-cell>
          <table:table-cell office:value-type="float" office:value="3.674460463375" table:style-name="ce1">
            <text:p>3.674460463</text:p>
          </table:table-cell>
          <table:table-cell office:value-type="float" office:value="3.5707772278749998" table:style-name="ce1">
            <text:p>3.570777228</text:p>
          </table:table-cell>
          <table:table-cell office:value-type="float" office:value="3.868603372875" table:style-name="ce1">
            <text:p>3.868603373</text:p>
          </table:table-cell>
          <table:table-cell office:value-type="float" office:value="3.4207926132500002" table:style-name="ce1">
            <text:p>3.420792613</text:p>
          </table:table-cell>
          <table:table-cell office:value-type="float" office:value="3.51221252775" table:style-name="ce1">
            <text:p>3.512212528</text:p>
          </table:table-cell>
          <table:table-cell office:value-type="float" office:value="3.3931484756249999" table:style-name="ce1">
            <text:p>3.393148476</text:p>
          </table:table-cell>
          <table:table-cell office:value-type="float" office:value="3.5556608955" table:style-name="ce1">
            <text:p>3.555660896</text:p>
          </table:table-cell>
          <table:table-cell office:value-type="float" office:value="3.5392730865000002" table:style-name="ce1">
            <text:p>3.539273087</text:p>
          </table:table-cell>
          <table:table-cell office:value-type="float" office:value="3.8086886770000001" table:style-name="ce1">
            <text:p>3.808688677</text:p>
          </table:table-cell>
          <table:table-cell office:value-type="float" office:value="3.8389660669999999" table:style-name="ce1">
            <text:p>3.838966067</text:p>
          </table:table-cell>
          <table:table-cell office:value-type="float" office:value="3.8216342304999995" table:style-name="ce1">
            <text:p>3.821634231</text:p>
          </table:table-cell>
          <table:table-cell office:value-type="float" office:value="3.8654425043749998" table:style-name="ce1">
            <text:p>3.865442504</text:p>
          </table:table-cell>
          <table:table-cell office:value-type="float" office:value="3.9474672604999999" table:style-name="ce1">
            <text:p>3.947467261</text:p>
          </table:table-cell>
          <table:table-cell office:value-type="float" office:value="4.0293790448750002" table:style-name="ce1">
            <text:p>4.02937904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4_load</text:p>
          </table:table-cell>
          <table:table-cell office:value-type="float" office:value="1.49758883811" table:style-name="ce1">
            <text:p>1.497588838</text:p>
          </table:table-cell>
          <table:table-cell office:value-type="float" office:value="1.4977391716599997" table:style-name="ce1">
            <text:p>1.497739172</text:p>
          </table:table-cell>
          <table:table-cell office:value-type="float" office:value="1.6022235576700001" table:style-name="ce1">
            <text:p>1.602223558</text:p>
          </table:table-cell>
          <table:table-cell office:value-type="float" office:value="1.60844420188" table:style-name="ce1">
            <text:p>1.608444202</text:p>
          </table:table-cell>
          <table:table-cell office:value-type="float" office:value="1.54770642596" table:style-name="ce1">
            <text:p>1.547706426</text:p>
          </table:table-cell>
          <table:table-cell office:value-type="float" office:value="1.6583463968199998" table:style-name="ce1">
            <text:p>1.658346397</text:p>
          </table:table-cell>
          <table:table-cell office:value-type="float" office:value="1.4135047975299999" table:style-name="ce1">
            <text:p>1.413504798</text:p>
          </table:table-cell>
          <table:table-cell office:value-type="float" office:value="1.3736369211699999" table:style-name="ce1">
            <text:p>1.373636921</text:p>
          </table:table-cell>
          <table:table-cell office:value-type="float" office:value="1.4881558775699999" table:style-name="ce1">
            <text:p>1.488155878</text:p>
          </table:table-cell>
          <table:table-cell office:value-type="float" office:value="1.31596541774" table:style-name="ce1">
            <text:p>1.315965418</text:p>
          </table:table-cell>
          <table:table-cell office:value-type="float" office:value="1.3511178493799998" table:style-name="ce1">
            <text:p>1.351117849</text:p>
          </table:table-cell>
          <table:table-cell office:value-type="float" office:value="1.30533580095" table:style-name="ce1">
            <text:p>1.305335801</text:p>
          </table:table-cell>
          <table:table-cell office:value-type="float" office:value="1.3678244475599999" table:style-name="ce1">
            <text:p>1.367824448</text:p>
          </table:table-cell>
          <table:table-cell office:value-type="float" office:value="1.3615230706799999" table:style-name="ce1">
            <text:p>1.361523071</text:p>
          </table:table-cell>
          <table:table-cell office:value-type="float" office:value="1.46511771064" table:style-name="ce1">
            <text:p>1.465117711</text:p>
          </table:table-cell>
          <table:table-cell office:value-type="float" office:value="1.4767598554399999" table:style-name="ce1">
            <text:p>1.476759855</text:p>
          </table:table-cell>
          <table:table-cell office:value-type="float" office:value="1.4700954847599998" table:style-name="ce1">
            <text:p>1.470095485</text:p>
          </table:table-cell>
          <table:table-cell office:value-type="float" office:value="1.4869404726499997" table:style-name="ce1">
            <text:p>1.486940473</text:p>
          </table:table-cell>
          <table:table-cell office:value-type="float" office:value="1.5184803143599999" table:style-name="ce1">
            <text:p>1.518480314</text:p>
          </table:table-cell>
          <table:table-cell office:value-type="float" office:value="1.54997671661" table:style-name="ce1">
            <text:p>1.54997671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5_load</text:p>
          </table:table-cell>
          <table:table-cell office:value-type="float" office:value="0.301322189661" table:style-name="ce1">
            <text:p>0.30132219</text:p>
          </table:table-cell>
          <table:table-cell office:value-type="float" office:value="0.30135235726599996" table:style-name="ce1">
            <text:p>0.301352357</text:p>
          </table:table-cell>
          <table:table-cell office:value-type="float" office:value="0.32231935821700003" table:style-name="ce1">
            <text:p>0.322319358</text:p>
          </table:table-cell>
          <table:table-cell office:value-type="float" office:value="0.32356766198800002" table:style-name="ce1">
            <text:p>0.323567662</text:p>
          </table:table-cell>
          <table:table-cell office:value-type="float" office:value="0.31137934319600002" table:style-name="ce1">
            <text:p>0.311379343</text:p>
          </table:table-cell>
          <table:table-cell office:value-type="float" office:value="0.33358159238200003" table:style-name="ce1">
            <text:p>0.333581592</text:p>
          </table:table-cell>
          <table:table-cell office:value-type="float" office:value="0.28444894930299996" table:style-name="ce1">
            <text:p>0.284448949</text:p>
          </table:table-cell>
          <table:table-cell office:value-type="float" office:value="0.27644861706700002" table:style-name="ce1">
            <text:p>0.276448617</text:p>
          </table:table-cell>
          <table:table-cell office:value-type="float" office:value="0.29942926670699999" table:style-name="ce1">
            <text:p>0.299429267</text:p>
          </table:table-cell>
          <table:table-cell office:value-type="float" office:value="0.26487561067400001" table:style-name="ce1">
            <text:p>0.264875611</text:p>
          </table:table-cell>
          <table:table-cell office:value-type="float" office:value="0.27192968923799998" table:style-name="ce1">
            <text:p>0.271929689</text:p>
          </table:table-cell>
          <table:table-cell office:value-type="float" office:value="0.26274255334500002" table:style-name="ce1">
            <text:p>0.262742553</text:p>
          </table:table-cell>
          <table:table-cell office:value-type="float" office:value="0.275282221356" table:style-name="ce1">
            <text:p>0.275282221</text:p>
          </table:table-cell>
          <table:table-cell office:value-type="float" office:value="0.27401771686799997" table:style-name="ce1">
            <text:p>0.274017717</text:p>
          </table:table-cell>
          <table:table-cell office:value-type="float" office:value="0.29480617146400001" table:style-name="ce1">
            <text:p>0.294806171</text:p>
          </table:table-cell>
          <table:table-cell office:value-type="float" office:value="0.29714241394399998" table:style-name="ce1">
            <text:p>0.297142414</text:p>
          </table:table-cell>
          <table:table-cell office:value-type="float" office:value="0.29580506707599996" table:style-name="ce1">
            <text:p>0.295805067</text:p>
          </table:table-cell>
          <table:table-cell office:value-type="float" office:value="0.29918537001499995" table:style-name="ce1">
            <text:p>0.29918537</text:p>
          </table:table-cell>
          <table:table-cell office:value-type="float" office:value="0.305514506036" table:style-name="ce1">
            <text:p>0.305514506</text:p>
          </table:table-cell>
          <table:table-cell office:value-type="float" office:value="0.31183492501100002" table:style-name="ce1">
            <text:p>0.31183492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6_load</text:p>
          </table:table-cell>
          <table:table-cell office:value-type="float" office:value="2.2006842654100001" table:style-name="ce1">
            <text:p>2.200684265</text:p>
          </table:table-cell>
          <table:table-cell office:value-type="float" office:value="2.2009052254599997" table:style-name="ce1">
            <text:p>2.200905225</text:p>
          </table:table-cell>
          <table:table-cell office:value-type="float" office:value="2.35447623577" table:style-name="ce1">
            <text:p>2.354476236</text:p>
          </table:table-cell>
          <table:table-cell office:value-type="float" office:value="2.3636193302799997" table:style-name="ce1">
            <text:p>2.36361933</text:p>
          </table:table-cell>
          <table:table-cell office:value-type="float" office:value="2.2743470287599998" table:style-name="ce1">
            <text:p>2.274347029</text:p>
          </table:table-cell>
          <table:table-cell office:value-type="float" office:value="2.4369655094199998" table:style-name="ce1">
            <text:p>2.436965509</text:p>
          </table:table-cell>
          <table:table-cell office:value-type="float" office:value="2.0770976554299998" table:style-name="ce1">
            <text:p>2.077097655</text:p>
          </table:table-cell>
          <table:table-cell office:value-type="float" office:value="2.01849990427" table:style-name="ce1">
            <text:p>2.018499904</text:p>
          </table:table-cell>
          <table:table-cell office:value-type="float" office:value="2.1868197126699997" table:style-name="ce1">
            <text:p>2.186819713</text:p>
          </table:table-cell>
          <table:table-cell office:value-type="float" office:value="1.9337344059399999" table:style-name="ce1">
            <text:p>1.933734406</text:p>
          </table:table-cell>
          <table:table-cell office:value-type="float" office:value="1.9854014027799998" table:style-name="ce1">
            <text:p>1.985401403</text:p>
          </table:table-cell>
          <table:table-cell office:value-type="float" office:value="1.91811100945" table:style-name="ce1">
            <text:p>1.918111009</text:p>
          </table:table-cell>
          <table:table-cell office:value-type="float" office:value="2.0099567383599997" table:style-name="ce1">
            <text:p>2.009956738</text:p>
          </table:table-cell>
          <table:table-cell office:value-type="float" office:value="2.0006949830799998" table:style-name="ce1">
            <text:p>2.000694983</text:p>
          </table:table-cell>
          <table:table-cell office:value-type="float" office:value="2.1529582458399998" table:style-name="ce1">
            <text:p>2.152958246</text:p>
          </table:table-cell>
          <table:table-cell office:value-type="float" office:value="2.1700698546399999" table:style-name="ce1">
            <text:p>2.170069855</text:p>
          </table:table-cell>
          <table:table-cell office:value-type="float" office:value="2.1602745715599996" table:style-name="ce1">
            <text:p>2.160274572</text:p>
          </table:table-cell>
          <table:table-cell office:value-type="float" office:value="2.1850333121499999" table:style-name="ce1">
            <text:p>2.185033312</text:p>
          </table:table-cell>
          <table:table-cell office:value-type="float" office:value="2.23139052916" table:style-name="ce1">
            <text:p>2.231390529</text:p>
          </table:table-cell>
          <table:table-cell office:value-type="float" office:value="2.2776838989099999" table:style-name="ce1">
            <text:p>2.27768389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7_load</text:p>
          </table:table-cell>
          <table:table-cell office:value-type="float" office:value="13.058486507" table:style-name="ce1">
            <text:p>13.05848651</text:p>
          </table:table-cell>
          <table:table-cell office:value-type="float" office:value="13.059798141999998" table:style-name="ce1">
            <text:p>13.05979814</text:p>
          </table:table-cell>
          <table:table-cell office:value-type="float" office:value="13.971406879000002" table:style-name="ce1">
            <text:p>13.97140688</text:p>
          </table:table-cell>
          <table:table-cell office:value-type="float" office:value="14.025680956" table:style-name="ce1">
            <text:p>14.02568096</text:p>
          </table:table-cell>
          <table:table-cell office:value-type="float" office:value="13.495754052000001" table:style-name="ce1">
            <text:p>13.49575405</text:p>
          </table:table-cell>
          <table:table-cell office:value-type="float" office:value="14.461069234" table:style-name="ce1">
            <text:p>14.46106923</text:p>
          </table:table-cell>
          <table:table-cell office:value-type="float" office:value="12.324867360999999" table:style-name="ce1">
            <text:p>12.32486736</text:p>
          </table:table-cell>
          <table:table-cell office:value-type="float" office:value="11.977026829" table:style-name="ce1">
            <text:p>11.97702683</text:p>
          </table:table-cell>
          <table:table-cell office:value-type="float" office:value="12.976185509" table:style-name="ce1">
            <text:p>12.97618551</text:p>
          </table:table-cell>
          <table:table-cell office:value-type="float" office:value="11.473852638" table:style-name="ce1">
            <text:p>11.47385264</text:p>
          </table:table-cell>
          <table:table-cell office:value-type="float" office:value="11.780551705999999" table:style-name="ce1">
            <text:p>11.78055171</text:p>
          </table:table-cell>
          <table:table-cell office:value-type="float" office:value="11.381111015" table:style-name="ce1">
            <text:p>11.38111102</text:p>
          </table:table-cell>
          <table:table-cell office:value-type="float" office:value="11.926313971999999" table:style-name="ce1">
            <text:p>11.92631397</text:p>
          </table:table-cell>
          <table:table-cell office:value-type="float" office:value="11.871335516" table:style-name="ce1">
            <text:p>11.87133552</text:p>
          </table:table-cell>
          <table:table-cell office:value-type="float" office:value="12.775181368" table:style-name="ce1">
            <text:p>12.77518137</text:p>
          </table:table-cell>
          <table:table-cell office:value-type="float" office:value="12.876757127999999" table:style-name="ce1">
            <text:p>12.87675713</text:p>
          </table:table-cell>
          <table:table-cell office:value-type="float" office:value="12.818611611999998" table:style-name="ce1">
            <text:p>12.81861161</text:p>
          </table:table-cell>
          <table:table-cell office:value-type="float" office:value="12.965581304999999" table:style-name="ce1">
            <text:p>12.96558131</text:p>
          </table:table-cell>
          <table:table-cell office:value-type="float" office:value="13.240761131999999" table:style-name="ce1">
            <text:p>13.24076113</text:p>
          </table:table-cell>
          <table:table-cell office:value-type="float" office:value="13.515561956999999" table:style-name="ce1">
            <text:p>13.5155619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8_load</text:p>
          </table:table-cell>
          <table:table-cell office:value-type="float" office:value="1.709521888339" table:style-name="ce1">
            <text:p>1.709521888</text:p>
          </table:table-cell>
          <table:table-cell office:value-type="float" office:value="1.7096935107339999" table:style-name="ce1">
            <text:p>1.709693511</text:p>
          </table:table-cell>
          <table:table-cell office:value-type="float" office:value="1.8289740077830001" table:style-name="ce1">
            <text:p>1.828974008</text:p>
          </table:table-cell>
          <table:table-cell office:value-type="float" office:value="1.836075562012" table:style-name="ce1">
            <text:p>1.836075562</text:p>
          </table:table-cell>
          <table:table-cell office:value-type="float" office:value="1.7667366648039999" table:style-name="ce1">
            <text:p>1.766736665</text:p>
          </table:table-cell>
          <table:table-cell office:value-type="float" office:value="1.8930444436180001" table:style-name="ce1">
            <text:p>1.893044444</text:p>
          </table:table-cell>
          <table:table-cell office:value-type="float" office:value="1.6135306446969999" table:style-name="ce1">
            <text:p>1.613530645</text:p>
          </table:table-cell>
          <table:table-cell office:value-type="float" office:value="1.5680170489330001" table:style-name="ce1">
            <text:p>1.568017049</text:p>
          </table:table-cell>
          <table:table-cell office:value-type="float" office:value="1.6987531192930001" table:style-name="ce1">
            <text:p>1.698753119</text:p>
          </table:table-cell>
          <table:table-cell office:value-type="float" office:value="1.5021786413260001" table:style-name="ce1">
            <text:p>1.502178641</text:p>
          </table:table-cell>
          <table:table-cell office:value-type="float" office:value="1.5423090347619999" table:style-name="ce1">
            <text:p>1.542309035</text:p>
          </table:table-cell>
          <table:table-cell office:value-type="float" office:value="1.490043756655" table:style-name="ce1">
            <text:p>1.490043757</text:p>
          </table:table-cell>
          <table:table-cell office:value-type="float" office:value="1.561381466644" table:style-name="ce1">
            <text:p>1.561381467</text:p>
          </table:table-cell>
          <table:table-cell office:value-type="float" office:value="1.554187747132" table:style-name="ce1">
            <text:p>1.554187747</text:p>
          </table:table-cell>
          <table:table-cell office:value-type="float" office:value="1.672452500536" table:style-name="ce1">
            <text:p>1.672452501</text:p>
          </table:table-cell>
          <table:table-cell office:value-type="float" office:value="1.6857432980560001" table:style-name="ce1">
            <text:p>1.685743298</text:p>
          </table:table-cell>
          <table:table-cell office:value-type="float" office:value="1.6781351809239999" table:style-name="ce1">
            <text:p>1.678135181</text:p>
          </table:table-cell>
          <table:table-cell office:value-type="float" office:value="1.6973655999849999" table:style-name="ce1">
            <text:p>1.6973656</text:p>
          </table:table-cell>
          <table:table-cell office:value-type="float" office:value="1.733371821964" table:style-name="ce1">
            <text:p>1.733371822</text:p>
          </table:table-cell>
          <table:table-cell office:value-type="float" office:value="1.7693284529890001" table:style-name="ce1">
            <text:p>1.76932845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9_load</text:p>
          </table:table-cell>
          <table:table-cell office:value-type="float" office:value="1.875251524774" table:style-name="ce1">
            <text:p>1.875251525</text:p>
          </table:table-cell>
          <table:table-cell office:value-type="float" office:value="1.8754397948439998" table:style-name="ce1">
            <text:p>1.875439795</text:p>
          </table:table-cell>
          <table:table-cell office:value-type="float" office:value="2.0062907104780003" table:style-name="ce1">
            <text:p>2.00629071</text:p>
          </table:table-cell>
          <table:table-cell office:value-type="float" office:value="2.0140811279920001" table:style-name="ce1">
            <text:p>2.014081128</text:p>
          </table:table-cell>
          <table:table-cell office:value-type="float" office:value="1.938016235464" table:style-name="ce1">
            <text:p>1.938016235</text:p>
          </table:table-cell>
          <table:table-cell office:value-type="float" office:value="2.0765760915880001" table:style-name="ce1">
            <text:p>2.076576092</text:p>
          </table:table-cell>
          <table:table-cell office:value-type="float" office:value="1.7699489612019998" table:style-name="ce1">
            <text:p>1.769948961</text:p>
          </table:table-cell>
          <table:table-cell office:value-type="float" office:value="1.7200204663780001" table:style-name="ce1">
            <text:p>1.720020466</text:p>
          </table:table-cell>
          <table:table-cell office:value-type="float" office:value="1.8634381661380002" table:style-name="ce1">
            <text:p>1.863438166</text:p>
          </table:table-cell>
          <table:table-cell office:value-type="float" office:value="1.647795617116" table:style-name="ce1">
            <text:p>1.647795617</text:p>
          </table:table-cell>
          <table:table-cell office:value-type="float" office:value="1.691818729492" table:style-name="ce1">
            <text:p>1.691818729</text:p>
          </table:table-cell>
          <table:table-cell office:value-type="float" office:value="1.6344836272300001" table:style-name="ce1">
            <text:p>1.634483627</text:p>
          </table:table-cell>
          <table:table-cell office:value-type="float" office:value="1.7127412209040001" table:style-name="ce1">
            <text:p>1.712741221</text:p>
          </table:table-cell>
          <table:table-cell office:value-type="float" office:value="1.704849697912" table:style-name="ce1">
            <text:p>1.704849698</text:p>
          </table:table-cell>
          <table:table-cell office:value-type="float" office:value="1.8345863409759999" table:style-name="ce1">
            <text:p>1.834586341</text:p>
          </table:table-cell>
          <table:table-cell office:value-type="float" office:value="1.8491663692960001" table:style-name="ce1">
            <text:p>1.849166369</text:p>
          </table:table-cell>
          <table:table-cell office:value-type="float" office:value="1.840820251384" table:style-name="ce1">
            <text:p>1.840820251</text:p>
          </table:table-cell>
          <table:table-cell office:value-type="float" office:value="1.86191605501" table:style-name="ce1">
            <text:p>1.861916055</text:p>
          </table:table-cell>
          <table:table-cell office:value-type="float" office:value="1.901414944024" table:style-name="ce1">
            <text:p>1.901414944</text:p>
          </table:table-cell>
          <table:table-cell office:value-type="float" office:value="1.940859431674" table:style-name="ce1">
            <text:p>1.94085943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0_load</text:p>
          </table:table-cell>
          <table:table-cell office:value-type="float" office:value="3.8941398231640001" table:style-name="ce1">
            <text:p>3.894139823</text:p>
          </table:table-cell>
          <table:table-cell office:value-type="float" office:value="3.8945308921839996" table:style-name="ce1">
            <text:p>3.894530892</text:p>
          </table:table-cell>
          <table:table-cell office:value-type="float" office:value="4.1663305433080007" table:style-name="ce1">
            <text:p>4.166330543</text:p>
          </table:table-cell>
          <table:table-cell office:value-type="float" office:value="4.1825125681120001" table:style-name="ce1">
            <text:p>4.182512568</text:p>
          </table:table-cell>
          <table:table-cell office:value-type="float" office:value="4.0245128235040006" table:style-name="ce1">
            <text:p>4.024512824</text:p>
          </table:table-cell>
          <table:table-cell office:value-type="float" office:value="4.3123252577680002" table:style-name="ce1">
            <text:p>4.312325258</text:p>
          </table:table-cell>
          <table:table-cell office:value-type="float" office:value="3.6754084531719995" table:style-name="ce1">
            <text:p>3.675408453</text:p>
          </table:table-cell>
          <table:table-cell office:value-type="float" office:value="3.5716984607079998" table:style-name="ce1">
            <text:p>3.571698461</text:p>
          </table:table-cell>
          <table:table-cell office:value-type="float" office:value="3.8696014640679999" table:style-name="ce1">
            <text:p>3.869601464</text:p>
          </table:table-cell>
          <table:table-cell office:value-type="float" office:value="3.4216751403760002" table:style-name="ce1">
            <text:p>3.42167514</text:p>
          </table:table-cell>
          <table:table-cell office:value-type="float" office:value="3.5131186471119999" table:style-name="ce1">
            <text:p>3.513118647</text:p>
          </table:table-cell>
          <table:table-cell office:value-type="float" office:value="3.3940238687799997" table:style-name="ce1">
            <text:p>3.394023869</text:p>
          </table:table-cell>
          <table:table-cell office:value-type="float" office:value="3.5565782273439996" table:style-name="ce1">
            <text:p>3.556578227</text:p>
          </table:table-cell>
          <table:table-cell office:value-type="float" office:value="3.5401861892319997" table:style-name="ce1">
            <text:p>3.540186189</text:p>
          </table:table-cell>
          <table:table-cell office:value-type="float" office:value="3.8096713063359999" table:style-name="ce1">
            <text:p>3.809671306</text:p>
          </table:table-cell>
          <table:table-cell office:value-type="float" office:value="3.839956509856" table:style-name="ce1">
            <text:p>3.83995651</text:p>
          </table:table-cell>
          <table:table-cell office:value-type="float" office:value="3.8226202006239998" table:style-name="ce1">
            <text:p>3.822620201</text:p>
          </table:table-cell>
          <table:table-cell office:value-type="float" office:value="3.8664397798599994" table:style-name="ce1">
            <text:p>3.86643978</text:p>
          </table:table-cell>
          <table:table-cell office:value-type="float" office:value="3.9484857036639998" table:style-name="ce1">
            <text:p>3.948485704</text:p>
          </table:table-cell>
          <table:table-cell office:value-type="float" office:value="4.0304186265640007" table:style-name="ce1">
            <text:p>4.03041862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1_load</text:p>
          </table:table-cell>
          <table:table-cell office:value-type="float" office:value="29.755998483336004" table:style-name="ce1">
            <text:p>29.75599848</text:p>
          </table:table-cell>
          <table:table-cell office:value-type="float" office:value="29.758987396816" table:style-name="ce1">
            <text:p>29.7589874</text:p>
          </table:table-cell>
          <table:table-cell office:value-type="float" office:value="31.836333337192006" table:style-name="ce1">
            <text:p>31.83633334</text:p>
          </table:table-cell>
          <table:table-cell office:value-type="float" office:value="31.960011433888006" table:style-name="ce1">
            <text:p>31.96001143</text:p>
          </table:table-cell>
          <table:table-cell office:value-type="float" office:value="30.752430310496006" table:style-name="ce1">
            <text:p>30.75243031</text:p>
          </table:table-cell>
          <table:table-cell office:value-type="float" office:value="32.952160845232001" table:style-name="ce1">
            <text:p>32.95216085</text:p>
          </table:table-cell>
          <table:table-cell office:value-type="float" office:value="28.084249746328002" table:style-name="ce1">
            <text:p>28.08424975</text:p>
          </table:table-cell>
          <table:table-cell office:value-type="float" office:value="27.291601444792004" table:style-name="ce1">
            <text:p>27.29160144</text:p>
          </table:table-cell>
          <table:table-cell office:value-type="float" office:value="29.568453501432003" table:style-name="ce1">
            <text:p>29.5684535</text:p>
          </table:table-cell>
          <table:table-cell office:value-type="float" office:value="26.144983580624004" table:style-name="ce1">
            <text:p>26.14498358</text:p>
          </table:table-cell>
          <table:table-cell office:value-type="float" office:value="26.843879979888001" table:style-name="ce1">
            <text:p>26.84387998</text:p>
          </table:table-cell>
          <table:table-cell office:value-type="float" office:value="25.933646823720004" table:style-name="ce1">
            <text:p>25.93364682</text:p>
          </table:table-cell>
          <table:table-cell office:value-type="float" office:value="27.176038546656002" table:style-name="ce1">
            <text:p>27.17603855</text:p>
          </table:table-cell>
          <table:table-cell office:value-type="float" office:value="27.050755332768006" table:style-name="ce1">
            <text:p>27.05075533</text:p>
          </table:table-cell>
          <table:table-cell office:value-type="float" office:value="29.110411449664003" table:style-name="ce1">
            <text:p>29.11041145</text:p>
          </table:table-cell>
          <table:table-cell office:value-type="float" office:value="29.341879166144004" table:style-name="ce1">
            <text:p>29.34187917</text:p>
          </table:table-cell>
          <table:table-cell office:value-type="float" office:value="29.209378953376003" table:style-name="ce1">
            <text:p>29.20937895</text:p>
          </table:table-cell>
          <table:table-cell office:value-type="float" office:value="29.544288967640004" table:style-name="ce1">
            <text:p>29.54428897</text:p>
          </table:table-cell>
          <table:table-cell office:value-type="float" office:value="30.171360290336004" table:style-name="ce1">
            <text:p>30.17136029</text:p>
          </table:table-cell>
          <table:table-cell office:value-type="float" office:value="30.797567954936003" table:style-name="ce1">
            <text:p>30.7975679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2_load</text:p>
          </table:table-cell>
          <table:table-cell office:value-type="float" office:value="18.869068002615002" table:style-name="ce1">
            <text:p>18.869068</text:p>
          </table:table-cell>
          <table:table-cell office:value-type="float" office:value="18.87096331519" table:style-name="ce1">
            <text:p>18.87096332</text:p>
          </table:table-cell>
          <table:table-cell office:value-type="float" office:value="20.188237940155002" table:style-name="ce1">
            <text:p>20.18823794</text:p>
          </table:table-cell>
          <table:table-cell office:value-type="float" office:value="20.266663981420002" table:style-name="ce1">
            <text:p>20.26666398</text:p>
          </table:table-cell>
          <table:table-cell office:value-type="float" office:value="19.500919605140002" table:style-name="ce1">
            <text:p>19.50091961</text:p>
          </table:table-cell>
          <table:table-cell office:value-type="float" office:value="20.895800043130002" table:style-name="ce1">
            <text:p>20.89580004</text:p>
          </table:table-cell>
          <table:table-cell office:value-type="float" office:value="17.808988336645001" table:style-name="ce1">
            <text:p>17.80898834</text:p>
          </table:table-cell>
          <table:table-cell office:value-type="float" office:value="17.306358767905003" table:style-name="ce1">
            <text:p>17.30635877</text:p>
          </table:table-cell>
          <table:table-cell office:value-type="float" office:value="18.750143060505003" table:style-name="ce1">
            <text:p>18.75014306</text:p>
          </table:table-cell>
          <table:table-cell office:value-type="float" office:value="16.579272061910004" table:style-name="ce1">
            <text:p>16.57927206</text:p>
          </table:table-cell>
          <table:table-cell office:value-type="float" office:value="17.022452215170002" table:style-name="ce1">
            <text:p>17.02245222</text:p>
          </table:table-cell>
          <table:table-cell office:value-type="float" office:value="16.445260416675001" table:style-name="ce1">
            <text:p>16.44526042</text:p>
          </table:table-cell>
          <table:table-cell office:value-type="float" office:value="17.233078689540001" table:style-name="ce1">
            <text:p>17.23307869</text:p>
          </table:table-cell>
          <table:table-cell office:value-type="float" office:value="17.153634820620002" table:style-name="ce1">
            <text:p>17.15363482</text:p>
          </table:table-cell>
          <table:table-cell office:value-type="float" office:value="18.459692076760003" table:style-name="ce1">
            <text:p>18.45969208</text:p>
          </table:table-cell>
          <table:table-cell office:value-type="float" office:value="18.606469049960001" table:style-name="ce1">
            <text:p>18.60646905</text:p>
          </table:table-cell>
          <table:table-cell office:value-type="float" office:value="18.522448779339999" table:style-name="ce1">
            <text:p>18.52244878</text:p>
          </table:table-cell>
          <table:table-cell office:value-type="float" office:value="18.734819985725" table:style-name="ce1">
            <text:p>18.73481999</text:p>
          </table:table-cell>
          <table:table-cell office:value-type="float" office:value="19.132454835740003" table:style-name="ce1">
            <text:p>19.13245484</text:p>
          </table:table-cell>
          <table:table-cell office:value-type="float" office:value="19.529542027865002" table:style-name="ce1">
            <text:p>19.5295420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3_load</text:p>
          </table:table-cell>
          <table:table-cell office:value-type="float" office:value="13.413047486767001" table:style-name="ce1">
            <text:p>13.41304749</text:p>
          </table:table-cell>
          <table:table-cell office:value-type="float" office:value="13.414394737701999" table:style-name="ce1">
            <text:p>13.41439474</text:p>
          </table:table-cell>
          <table:table-cell office:value-type="float" office:value="14.350757158099" table:style-name="ce1">
            <text:p>14.35075716</text:p>
          </table:table-cell>
          <table:table-cell office:value-type="float" office:value="14.406504985035999" table:style-name="ce1">
            <text:p>14.40650499</text:p>
          </table:table-cell>
          <table:table-cell office:value-type="float" office:value="13.862188527412" table:style-name="ce1">
            <text:p>13.86218853</text:p>
          </table:table-cell>
          <table:table-cell office:value-type="float" office:value="14.853715729354001" table:style-name="ce1">
            <text:p>14.85371573</text:p>
          </table:table-cell>
          <table:table-cell office:value-type="float" office:value="12.659507759340999" table:style-name="ce1">
            <text:p>12.65950776</text:p>
          </table:table-cell>
          <table:table-cell office:value-type="float" office:value="12.302222019048999" table:style-name="ce1">
            <text:p>12.30222202</text:p>
          </table:table-cell>
          <table:table-cell office:value-type="float" office:value="13.328511700128999" table:style-name="ce1">
            <text:p>13.3285117</text:p>
          </table:table-cell>
          <table:table-cell office:value-type="float" office:value="11.785384713478001" table:style-name="ce1">
            <text:p>11.78538471</text:p>
          </table:table-cell>
          <table:table-cell office:value-type="float" office:value="12.100411840785998" table:style-name="ce1">
            <text:p>12.10041184</text:p>
          </table:table-cell>
          <table:table-cell office:value-type="float" office:value="11.690124798714999" table:style-name="ce1">
            <text:p>11.6901248</text:p>
          </table:table-cell>
          <table:table-cell office:value-type="float" office:value="12.250132112931999" table:style-name="ce1">
            <text:p>12.25013211</text:p>
          </table:table-cell>
          <table:table-cell office:value-type="float" office:value="12.193660780396" table:style-name="ce1">
            <text:p>12.19366078</text:p>
          </table:table-cell>
          <table:table-cell office:value-type="float" office:value="13.122049523608" table:style-name="ce1">
            <text:p>13.12204952</text:p>
          </table:table-cell>
          <table:table-cell office:value-type="float" office:value="13.226383456168" table:style-name="ce1">
            <text:p>13.22638346</text:p>
          </table:table-cell>
          <table:table-cell office:value-type="float" office:value="13.166659065771999" table:style-name="ce1">
            <text:p>13.16665907</text:p>
          </table:table-cell>
          <table:table-cell office:value-type="float" office:value="13.317619551204999" table:style-name="ce1">
            <text:p>13.31761955</text:p>
          </table:table-cell>
          <table:table-cell office:value-type="float" office:value="13.600271568892" table:style-name="ce1">
            <text:p>13.60027157</text:p>
          </table:table-cell>
          <table:table-cell office:value-type="float" office:value="13.882534293216999" table:style-name="ce1">
            <text:p>13.8825342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4_load</text:p>
          </table:table-cell>
          <table:table-cell office:value-type="float" office:value="16.744715390130004" table:style-name="ce1">
            <text:p>16.74471539</text:p>
          </table:table-cell>
          <table:table-cell office:value-type="float" office:value="16.746397309780001" table:style-name="ce1">
            <text:p>16.74639731</text:p>
          </table:table-cell>
          <table:table-cell office:value-type="float" office:value="17.915360205610003" table:style-name="ce1">
            <text:p>17.91536021</text:p>
          </table:table-cell>
          <table:table-cell office:value-type="float" office:value="17.984956272040005" table:style-name="ce1">
            <text:p>17.98495627</text:p>
          </table:table-cell>
          <table:table-cell office:value-type="float" office:value="17.305426926680003" table:style-name="ce1">
            <text:p>17.30542693</text:p>
          </table:table-cell>
          <table:table-cell office:value-type="float" office:value="18.543258010060004" table:style-name="ce1">
            <text:p>18.54325801</text:p>
          </table:table-cell>
          <table:table-cell office:value-type="float" office:value="15.80398991599" table:style-name="ce1">
            <text:p>15.80398992</text:p>
          </table:table-cell>
          <table:table-cell office:value-type="float" office:value="15.357951326110001" table:style-name="ce1">
            <text:p>15.35795133</text:p>
          </table:table-cell>
          <table:table-cell office:value-type="float" office:value="16.639180187310004" table:style-name="ce1">
            <text:p>16.63918019</text:p>
          </table:table-cell>
          <table:table-cell office:value-type="float" office:value="14.712727190420003" table:style-name="ce1">
            <text:p>14.71272719</text:p>
          </table:table-cell>
          <table:table-cell office:value-type="float" office:value="15.106009764540001" table:style-name="ce1">
            <text:p>15.10600976</text:p>
          </table:table-cell>
          <table:table-cell office:value-type="float" office:value="14.593803893850001" table:style-name="ce1">
            <text:p>14.59380389</text:p>
          </table:table-cell>
          <table:table-cell office:value-type="float" office:value="15.292921839480002" table:style-name="ce1">
            <text:p>15.29292184</text:p>
          </table:table-cell>
          <table:table-cell office:value-type="float" office:value="15.222422542440002" table:style-name="ce1">
            <text:p>15.22242254</text:p>
          </table:table-cell>
          <table:table-cell office:value-type="float" office:value="16.381431031120002" table:style-name="ce1">
            <text:p>16.38143103</text:p>
          </table:table-cell>
          <table:table-cell office:value-type="float" office:value="16.511682409520002" table:style-name="ce1">
            <text:p>16.51168241</text:p>
          </table:table-cell>
          <table:table-cell office:value-type="float" office:value="16.437121967080003" table:style-name="ce1">
            <text:p>16.43712197</text:p>
          </table:table-cell>
          <table:table-cell office:value-type="float" office:value="16.625582334950003" table:style-name="ce1">
            <text:p>16.62558233</text:p>
          </table:table-cell>
          <table:table-cell office:value-type="float" office:value="16.978447543880002" table:style-name="ce1">
            <text:p>16.97844754</text:p>
          </table:table-cell>
          <table:table-cell office:value-type="float" office:value="17.330826755630003" table:style-name="ce1">
            <text:p>17.3308267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5_load</text:p>
          </table:table-cell>
          <table:table-cell office:value-type="float" office:value="12.666761911789999" table:style-name="ce1">
            <text:p>12.66676191</text:p>
          </table:table-cell>
          <table:table-cell office:value-type="float" office:value="12.668034197739997" table:style-name="ce1">
            <text:p>12.6680342</text:p>
          </table:table-cell>
          <table:table-cell office:value-type="float" office:value="13.55229467263" table:style-name="ce1">
            <text:p>13.55229467</text:p>
          </table:table-cell>
          <table:table-cell office:value-type="float" office:value="13.60494052732" table:style-name="ce1">
            <text:p>13.60494053</text:p>
          </table:table-cell>
          <table:table-cell office:value-type="float" office:value="13.090911430439998" table:style-name="ce1">
            <text:p>13.09091143</text:p>
          </table:table-cell>
          <table:table-cell office:value-type="float" office:value="14.027267156979999" table:style-name="ce1">
            <text:p>14.02726716</text:p>
          </table:table-cell>
          <table:table-cell office:value-type="float" office:value="11.955151340169998" table:style-name="ce1">
            <text:p>11.95515134</text:p>
          </table:table-cell>
          <table:table-cell office:value-type="float" office:value="11.61774602413" table:style-name="ce1">
            <text:p>11.61774602</text:p>
          </table:table-cell>
          <table:table-cell office:value-type="float" office:value="12.586929943729999" table:style-name="ce1">
            <text:p>12.58692994</text:p>
          </table:table-cell>
          <table:table-cell office:value-type="float" office:value="11.129667058859999" table:style-name="ce1">
            <text:p>11.12966706</text:p>
          </table:table-cell>
          <table:table-cell office:value-type="float" office:value="11.427165154819999" table:style-name="ce1">
            <text:p>11.42716515</text:p>
          </table:table-cell>
          <table:table-cell office:value-type="float" office:value="11.039707684549999" table:style-name="ce1">
            <text:p>11.03970768</text:p>
          </table:table-cell>
          <table:table-cell office:value-type="float" office:value="11.568554552839998" table:style-name="ce1">
            <text:p>11.56855455</text:p>
          </table:table-cell>
          <table:table-cell office:value-type="float" office:value="11.515225450519999" table:style-name="ce1">
            <text:p>11.51522545</text:p>
          </table:table-cell>
          <table:table-cell office:value-type="float" office:value="12.39195592696" table:style-name="ce1">
            <text:p>12.39195593</text:p>
          </table:table-cell>
          <table:table-cell office:value-type="float" office:value="12.490484414159999" table:style-name="ce1">
            <text:p>12.49048441</text:p>
          </table:table-cell>
          <table:table-cell office:value-type="float" office:value="12.434083263639998" table:style-name="ce1">
            <text:p>12.43408326</text:p>
          </table:table-cell>
          <table:table-cell office:value-type="float" office:value="12.576643865849999" table:style-name="ce1">
            <text:p>12.57664387</text:p>
          </table:table-cell>
          <table:table-cell office:value-type="float" office:value="12.843568298039999" table:style-name="ce1">
            <text:p>12.8435683</text:p>
          </table:table-cell>
          <table:table-cell office:value-type="float" office:value="13.110125098289998" table:style-name="ce1">
            <text:p>13.110125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6_load</text:p>
          </table:table-cell>
          <table:table-cell office:value-type="float" office:value="8.5888084334499997" table:style-name="ce1">
            <text:p>8.588808433</text:p>
          </table:table-cell>
          <table:table-cell office:value-type="float" office:value="8.5896710856999992" table:style-name="ce1">
            <text:p>8.589671086</text:p>
          </table:table-cell>
          <table:table-cell office:value-type="float" office:value="9.189229139650001" table:style-name="ce1">
            <text:p>9.18922914</text:p>
          </table:table-cell>
          <table:table-cell office:value-type="float" office:value="9.2249247826000005" table:style-name="ce1">
            <text:p>9.224924783</text:p>
          </table:table-cell>
          <table:table-cell office:value-type="float" office:value="8.8763959341999996" table:style-name="ce1">
            <text:p>8.876395934</text:p>
          </table:table-cell>
          <table:table-cell office:value-type="float" office:value="9.5112763039000008" table:style-name="ce1">
            <text:p>9.511276304</text:p>
          </table:table-cell>
          <table:table-cell office:value-type="float" office:value="8.1063127643499993" table:style-name="ce1">
            <text:p>8.106312764</text:p>
          </table:table-cell>
          <table:table-cell office:value-type="float" office:value="7.8775407221500009" table:style-name="ce1">
            <text:p>7.877540722</text:p>
          </table:table-cell>
          <table:table-cell office:value-type="float" office:value="8.5346797001500008" table:style-name="ce1">
            <text:p>8.5346797</text:p>
          </table:table-cell>
          <table:table-cell office:value-type="float" office:value="7.5466069273000018" table:style-name="ce1">
            <text:p>7.546606927</text:p>
          </table:table-cell>
          <table:table-cell office:value-type="float" office:value="7.7483205451000012" table:style-name="ce1">
            <text:p>7.748320545</text:p>
          </table:table-cell>
          <table:table-cell office:value-type="float" office:value="7.4856114752500016" table:style-name="ce1">
            <text:p>7.485611475</text:p>
          </table:table-cell>
          <table:table-cell office:value-type="float" office:value="7.8441872662000014" table:style-name="ce1">
            <text:p>7.844187266</text:p>
          </table:table-cell>
          <table:table-cell office:value-type="float" office:value="7.8080283586000014" table:style-name="ce1">
            <text:p>7.808028359</text:p>
          </table:table-cell>
          <table:table-cell office:value-type="float" office:value="8.4024808228000012" table:style-name="ce1">
            <text:p>8.402480823</text:p>
          </table:table-cell>
          <table:table-cell office:value-type="float" office:value="8.4692864188000012" table:style-name="ce1">
            <text:p>8.469286419</text:p>
          </table:table-cell>
          <table:table-cell office:value-type="float" office:value="8.4310445602000001" table:style-name="ce1">
            <text:p>8.43104456</text:p>
          </table:table-cell>
          <table:table-cell office:value-type="float" office:value="8.5277053967499992" table:style-name="ce1">
            <text:p>8.527705397</text:p>
          </table:table-cell>
          <table:table-cell office:value-type="float" office:value="8.7086890522000004" table:style-name="ce1">
            <text:p>8.708689052</text:p>
          </table:table-cell>
          <table:table-cell office:value-type="float" office:value="8.8894234409500008" table:style-name="ce1">
            <text:p>8.88942344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7_load</text:p>
          </table:table-cell>
          <table:table-cell office:value-type="float" office:value="8.3176144829199998" table:style-name="ce1">
            <text:p>8.317614483</text:p>
          </table:table-cell>
          <table:table-cell office:value-type="float" office:value="8.3184498935199986" table:style-name="ce1">
            <text:p>8.318449894</text:p>
          </table:table-cell>
          <table:table-cell office:value-type="float" office:value="8.8990745352400005" table:style-name="ce1">
            <text:p>8.899074535</text:p>
          </table:table-cell>
          <table:table-cell office:value-type="float" office:value="8.9336429473599992" table:style-name="ce1">
            <text:p>8.933642947</text:p>
          </table:table-cell>
          <table:table-cell office:value-type="float" office:value="8.5961202731199986" table:style-name="ce1">
            <text:p>8.596120273</text:p>
          </table:table-cell>
          <table:table-cell office:value-type="float" office:value="9.2109517890399992" table:style-name="ce1">
            <text:p>9.210951789</text:p>
          </table:table-cell>
          <table:table-cell office:value-type="float" office:value="7.8503555191599999" table:style-name="ce1">
            <text:p>7.850355519</text:p>
          </table:table-cell>
          <table:table-cell office:value-type="float" office:value="7.62880785724" table:style-name="ce1">
            <text:p>7.628807857</text:p>
          </table:table-cell>
          <table:table-cell office:value-type="float" office:value="8.2651950780399996" table:style-name="ce1">
            <text:p>8.265195078</text:p>
          </table:table-cell>
          <table:table-cell office:value-type="float" office:value="7.30832460328" table:style-name="ce1">
            <text:p>7.308324603</text:p>
          </table:table-cell>
          <table:table-cell office:value-type="float" office:value="7.5036683173599998" table:style-name="ce1">
            <text:p>7.503668317</text:p>
          </table:table-cell>
          <table:table-cell office:value-type="float" office:value="7.2492553233999999" table:style-name="ce1">
            <text:p>7.249255323</text:p>
          </table:table-cell>
          <table:table-cell office:value-type="float" office:value="7.5965076683200001" table:style-name="ce1">
            <text:p>7.596507668</text:p>
          </table:table-cell>
          <table:table-cell office:value-type="float" office:value="7.5614906209599999" table:style-name="ce1">
            <text:p>7.561490621</text:p>
          </table:table-cell>
          <table:table-cell office:value-type="float" office:value="8.1371709020799994" table:style-name="ce1">
            <text:p>8.137170902</text:p>
          </table:table-cell>
          <table:table-cell office:value-type="float" office:value="8.2018668476799999" table:style-name="ce1">
            <text:p>8.201866848</text:p>
          </table:table-cell>
          <table:table-cell office:value-type="float" office:value="8.1648326267199991" table:style-name="ce1">
            <text:p>8.164832627</text:p>
          </table:table-cell>
          <table:table-cell office:value-type="float" office:value="8.258441015799999" table:style-name="ce1">
            <text:p>8.258441016</text:p>
          </table:table-cell>
          <table:table-cell office:value-type="float" office:value="8.4337093979199995" table:style-name="ce1">
            <text:p>8.433709398</text:p>
          </table:table-cell>
          <table:table-cell office:value-type="float" office:value="8.6087363849199985" table:style-name="ce1">
            <text:p>8.60873638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8_load</text:p>
          </table:table-cell>
          <table:table-cell office:value-type="float" office:value="0.57352056223000014" table:style-name="ce1">
            <text:p>0.573520562</text:p>
          </table:table-cell>
          <table:table-cell office:value-type="float" office:value="0.57357807238000003" table:style-name="ce1">
            <text:p>0.573578072</text:p>
          </table:table-cell>
          <table:table-cell office:value-type="float" office:value="0.6135486093100001" table:style-name="ce1">
            <text:p>0.613548609</text:p>
          </table:table-cell>
          <table:table-cell office:value-type="float" office:value="0.6159283188400001" table:style-name="ce1">
            <text:p>0.615928319</text:p>
          </table:table-cell>
          <table:table-cell office:value-type="float" office:value="0.59269306228000007" table:style-name="ce1">
            <text:p>0.592693062</text:p>
          </table:table-cell>
          <table:table-cell office:value-type="float" office:value="0.6350184202600001" table:style-name="ce1">
            <text:p>0.63501842</text:p>
          </table:table-cell>
          <table:table-cell office:value-type="float" office:value="0.54135418429000004" table:style-name="ce1">
            <text:p>0.541354184</text:p>
          </table:table-cell>
          <table:table-cell office:value-type="float" office:value="0.52610271481000004" table:style-name="ce1">
            <text:p>0.526102715</text:p>
          </table:table-cell>
          <table:table-cell office:value-type="float" office:value="0.5699119800100001" table:style-name="ce1">
            <text:p>0.56991198</text:p>
          </table:table-cell>
          <table:table-cell office:value-type="float" office:value="0.50404046182000006" table:style-name="ce1">
            <text:p>0.504040462</text:p>
          </table:table-cell>
          <table:table-cell office:value-type="float" office:value="0.51748803634000007" table:style-name="ce1">
            <text:p>0.517488036</text:p>
          </table:table-cell>
          <table:table-cell office:value-type="float" office:value="0.49997409835000006" table:style-name="ce1">
            <text:p>0.499974098</text:p>
          </table:table-cell>
          <table:table-cell office:value-type="float" office:value="0.52387915108000005" table:style-name="ce1">
            <text:p>0.523879151</text:p>
          </table:table-cell>
          <table:table-cell office:value-type="float" office:value="0.52146855724000007" table:style-name="ce1">
            <text:p>0.521468557</text:p>
          </table:table-cell>
          <table:table-cell office:value-type="float" office:value="0.56109872152000007" table:style-name="ce1">
            <text:p>0.561098722</text:p>
          </table:table-cell>
          <table:table-cell office:value-type="float" office:value="0.56555242792000004" table:style-name="ce1">
            <text:p>0.565552428</text:p>
          </table:table-cell>
          <table:table-cell office:value-type="float" office:value="0.56300297068000005" table:style-name="ce1">
            <text:p>0.563002971</text:p>
          </table:table-cell>
          <table:table-cell office:value-type="float" office:value="0.56944702645" table:style-name="ce1">
            <text:p>0.569447026</text:p>
          </table:table-cell>
          <table:table-cell office:value-type="float" office:value="0.58151260348000011" table:style-name="ce1">
            <text:p>0.581512603</text:p>
          </table:table-cell>
          <table:table-cell office:value-type="float" office:value="0.59356156273000005" table:style-name="ce1">
            <text:p>0.59356156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9_load</text:p>
          </table:table-cell>
          <table:table-cell office:value-type="float" office:value="0.77038728187400007" table:style-name="ce1">
            <text:p>0.770387282</text:p>
          </table:table-cell>
          <table:table-cell office:value-type="float" office:value="0.77046456744399994" table:style-name="ce1">
            <text:p>0.770464567</text:p>
          </table:table-cell>
          <table:table-cell office:value-type="float" office:value="0.82417935917800011" table:style-name="ce1">
            <text:p>0.824179359</text:p>
          </table:table-cell>
          <table:table-cell office:value-type="float" office:value="0.82737735479200003" table:style-name="ce1">
            <text:p>0.827377355</text:p>
          </table:table-cell>
          <table:table-cell office:value-type="float" office:value="0.79615243106400002" table:style-name="ce1">
            <text:p>0.796152431</text:p>
          </table:table-cell>
          <table:table-cell office:value-type="float" office:value="0.85303177178800005" table:style-name="ce1">
            <text:p>0.853031772</text:p>
          </table:table-cell>
          <table:table-cell office:value-type="float" office:value="0.72716018450200004" table:style-name="ce1">
            <text:p>0.727160185</text:p>
          </table:table-cell>
          <table:table-cell office:value-type="float" office:value="0.70666435007799999" table:style-name="ce1">
            <text:p>0.70666435</text:p>
          </table:table-cell>
          <table:table-cell office:value-type="float" office:value="0.76553785383799999" table:style-name="ce1">
            <text:p>0.765537854</text:p>
          </table:table-cell>
          <table:table-cell office:value-type="float" office:value="0.67701577851600003" table:style-name="ce1">
            <text:p>0.677015779</text:p>
          </table:table-cell>
          <table:table-cell office:value-type="float" office:value="0.69508743129200001" table:style-name="ce1">
            <text:p>0.695087431</text:p>
          </table:table-cell>
          <table:table-cell office:value-type="float" office:value="0.67155115672999999" table:style-name="ce1">
            <text:p>0.671551157</text:p>
          </table:table-cell>
          <table:table-cell office:value-type="float" office:value="0.70367619250400004" table:style-name="ce1">
            <text:p>0.703676193</text:p>
          </table:table-cell>
          <table:table-cell office:value-type="float" office:value="0.70043669271200004" table:style-name="ce1">
            <text:p>0.700436693</text:p>
          </table:table-cell>
          <table:table-cell office:value-type="float" office:value="0.75369407137600009" table:style-name="ce1">
            <text:p>0.753694071</text:p>
          </table:table-cell>
          <table:table-cell office:value-type="float" office:value="0.75967922769600005" table:style-name="ce1">
            <text:p>0.759679228</text:p>
          </table:table-cell>
          <table:table-cell office:value-type="float" office:value="0.75625311498399994" table:style-name="ce1">
            <text:p>0.756253115</text:p>
          </table:table-cell>
          <table:table-cell office:value-type="float" office:value="0.76491302150999996" table:style-name="ce1">
            <text:p>0.764913022</text:p>
          </table:table-cell>
          <table:table-cell office:value-type="float" office:value="0.78112746362399998" table:style-name="ce1">
            <text:p>0.781127464</text:p>
          </table:table-cell>
          <table:table-cell office:value-type="float" office:value="0.79731957377400009" table:style-name="ce1">
            <text:p>0.79731957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0_load</text:p>
          </table:table-cell>
          <table:table-cell office:value-type="float" office:value="4.560071635021" table:style-name="ce1">
            <text:p>4.560071635</text:p>
          </table:table-cell>
          <table:table-cell office:value-type="float" office:value="4.5605295974260001" table:style-name="ce1">
            <text:p>4.560529597</text:p>
          </table:table-cell>
          <table:table-cell office:value-type="float" office:value="4.8788212941370004" table:style-name="ce1">
            <text:p>4.878821294</text:p>
          </table:table-cell>
          <table:table-cell office:value-type="float" office:value="4.8977712968680001" table:style-name="ce1">
            <text:p>4.897771297</text:p>
          </table:table-cell>
          <table:table-cell office:value-type="float" office:value="4.7127452801560006" table:style-name="ce1">
            <text:p>4.71274528</text:p>
          </table:table-cell>
          <table:table-cell office:value-type="float" office:value="5.0497887887020001" table:style-name="ce1">
            <text:p>5.049788789</text:p>
          </table:table-cell>
          <table:table-cell office:value-type="float" office:value="4.303925688583" table:style-name="ce1">
            <text:p>4.303925689</text:p>
          </table:table-cell>
          <table:table-cell office:value-type="float" office:value="4.1824758289870001" table:style-name="ce1">
            <text:p>4.182475829</text:p>
          </table:table-cell>
          <table:table-cell office:value-type="float" office:value="4.5313359250270002" table:style-name="ce1">
            <text:p>4.531335925</text:p>
          </table:table-cell>
          <table:table-cell office:value-type="float" office:value="4.0067906249140002" table:style-name="ce1">
            <text:p>4.006790625</text:p>
          </table:table-cell>
          <table:table-cell office:value-type="float" office:value="4.113875784118" table:style-name="ce1">
            <text:p>4.113875784</text:p>
          </table:table-cell>
          <table:table-cell office:value-type="float" office:value="3.9744095305449996" table:style-name="ce1">
            <text:p>3.974409531</text:p>
          </table:table-cell>
          <table:table-cell office:value-type="float" office:value="4.1647692399159997" table:style-name="ce1">
            <text:p>4.16476924</text:p>
          </table:table-cell>
          <table:table-cell office:value-type="float" office:value="4.1455733005480004" table:style-name="ce1">
            <text:p>4.145573301</text:p>
          </table:table-cell>
          <table:table-cell office:value-type="float" office:value="4.4611545561039998" table:style-name="ce1">
            <text:p>4.461154556</text:p>
          </table:table-cell>
          <table:table-cell office:value-type="float" office:value="4.496620123384" table:style-name="ce1">
            <text:p>4.496620123</text:p>
          </table:table-cell>
          <table:table-cell office:value-type="float" office:value="4.4763183928360002" table:style-name="ce1">
            <text:p>4.476318393</text:p>
          </table:table-cell>
          <table:table-cell office:value-type="float" office:value="4.527633426415" table:style-name="ce1">
            <text:p>4.527633426</text:p>
          </table:table-cell>
          <table:table-cell office:value-type="float" office:value="4.6237135213959997" table:style-name="ce1">
            <text:p>4.623713521</text:p>
          </table:table-cell>
          <table:table-cell office:value-type="float" office:value="4.7196612863710001" table:style-name="ce1">
            <text:p>4.71966128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1_load</text:p>
          </table:table-cell>
          <table:table-cell office:value-type="float" office:value="4.2999263269200005" table:style-name="ce1">
            <text:p>4.299926327</text:p>
          </table:table-cell>
          <table:table-cell office:value-type="float" office:value="4.3003581575199998" table:style-name="ce1">
            <text:p>4.300358158</text:p>
          </table:table-cell>
          <table:table-cell office:value-type="float" office:value="4.600487803240001" table:style-name="ce1">
            <text:p>4.600487803</text:p>
          </table:table-cell>
          <table:table-cell office:value-type="float" office:value="4.6183564993600008" table:style-name="ce1">
            <text:p>4.618356499</text:p>
          </table:table-cell>
          <table:table-cell office:value-type="float" office:value="4.4438882571200011" table:style-name="ce1">
            <text:p>4.443888257</text:p>
          </table:table-cell>
          <table:table-cell office:value-type="float" office:value="4.7616997170400008" table:style-name="ce1">
            <text:p>4.761699717</text:p>
          </table:table-cell>
          <table:table-cell office:value-type="float" office:value="4.0583963311600009" table:style-name="ce1">
            <text:p>4.058396331</text:p>
          </table:table-cell>
          <table:table-cell office:value-type="float" office:value="3.9438765252400003" table:style-name="ce1">
            <text:p>3.943876525</text:p>
          </table:table-cell>
          <table:table-cell office:value-type="float" office:value="4.2728303060400004" table:style-name="ce1">
            <text:p>4.272830306</text:p>
          </table:table-cell>
          <table:table-cell office:value-type="float" office:value="3.7782160992800002" table:style-name="ce1">
            <text:p>3.778216099</text:p>
          </table:table-cell>
          <table:table-cell office:value-type="float" office:value="3.8791908693599999" table:style-name="ce1">
            <text:p>3.879190869</text:p>
          </table:table-cell>
          <table:table-cell office:value-type="float" office:value="3.7476827034000002" table:style-name="ce1">
            <text:p>3.747682703</text:p>
          </table:table-cell>
          <table:table-cell office:value-type="float" office:value="3.9271802923200001" table:style-name="ce1">
            <text:p>3.927180292</text:p>
          </table:table-cell>
          <table:table-cell office:value-type="float" office:value="3.9090796929600002" table:style-name="ce1">
            <text:p>3.909079693</text:p>
          </table:table-cell>
          <table:table-cell office:value-type="float" office:value="4.2066535580800011" table:style-name="ce1">
            <text:p>4.206653558</text:p>
          </table:table-cell>
          <table:table-cell office:value-type="float" office:value="4.2400954236800006" table:style-name="ce1">
            <text:p>4.240095424</text:p>
          </table:table-cell>
          <table:table-cell office:value-type="float" office:value="4.2209521307200006" table:style-name="ce1">
            <text:p>4.220952131</text:p>
          </table:table-cell>
          <table:table-cell office:value-type="float" office:value="4.2693390758000005" table:style-name="ce1">
            <text:p>4.269339076</text:p>
          </table:table-cell>
          <table:table-cell office:value-type="float" office:value="4.3599367419200004" table:style-name="ce1">
            <text:p>4.359936742</text:p>
          </table:table-cell>
          <table:table-cell office:value-type="float" office:value="4.450409628920001" table:style-name="ce1">
            <text:p>4.45040962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2_load</text:p>
          </table:table-cell>
          <table:table-cell office:value-type="float" office:value="4.6112971590100003" table:style-name="ce1">
            <text:p>4.611297159</text:p>
          </table:table-cell>
          <table:table-cell office:value-type="float" office:value="4.6117602670600002" table:style-name="ce1">
            <text:p>4.611760267</text:p>
          </table:table-cell>
          <table:table-cell office:value-type="float" office:value="4.9336282749700002" table:style-name="ce1">
            <text:p>4.933628275</text:p>
          </table:table-cell>
          <table:table-cell office:value-type="float" office:value="4.95279119908" table:style-name="ce1">
            <text:p>4.952791199</text:p>
          </table:table-cell>
          <table:table-cell office:value-type="float" office:value="4.7656862383600007" table:style-name="ce1">
            <text:p>4.765686238</text:p>
          </table:table-cell>
          <table:table-cell office:value-type="float" office:value="5.1065167526200002" table:style-name="ce1">
            <text:p>5.106516753</text:p>
          </table:table-cell>
          <table:table-cell office:value-type="float" office:value="4.35227316823" table:style-name="ce1">
            <text:p>4.352273168</text:p>
          </table:table-cell>
          <table:table-cell office:value-type="float" office:value="4.2294587034700006" table:style-name="ce1">
            <text:p>4.229458703</text:p>
          </table:table-cell>
          <table:table-cell office:value-type="float" office:value="4.5822385758700008" table:style-name="ce1">
            <text:p>4.582238576</text:p>
          </table:table-cell>
          <table:table-cell office:value-type="float" office:value="4.0517995083400002" table:style-name="ce1">
            <text:p>4.051799508</text:p>
          </table:table-cell>
          <table:table-cell office:value-type="float" office:value="4.16008787158" table:style-name="ce1">
            <text:p>4.160087872</text:p>
          </table:table-cell>
          <table:table-cell office:value-type="float" office:value="4.0190545814500007" table:style-name="ce1">
            <text:p>4.019054581</text:p>
          </table:table-cell>
          <table:table-cell office:value-type="float" office:value="4.2115531639600006" table:style-name="ce1">
            <text:p>4.211553164</text:p>
          </table:table-cell>
          <table:table-cell office:value-type="float" office:value="4.1921415398800006" table:style-name="ce1">
            <text:p>4.19214154</text:p>
          </table:table-cell>
          <table:table-cell office:value-type="float" office:value="4.5112686522400001" table:style-name="ce1">
            <text:p>4.511268652</text:p>
          </table:table-cell>
          <table:table-cell office:value-type="float" office:value="4.5471327090400004" table:style-name="ce1">
            <text:p>4.547132709</text:p>
          </table:table-cell>
          <table:table-cell office:value-type="float" office:value="4.5266028691599995" table:style-name="ce1">
            <text:p>4.526602869</text:p>
          </table:table-cell>
          <table:table-cell office:value-type="float" office:value="4.5784944761500004" table:style-name="ce1">
            <text:p>4.578494476</text:p>
          </table:table-cell>
          <table:table-cell office:value-type="float" office:value="4.6756541227600001" table:style-name="ce1">
            <text:p>4.675654123</text:p>
          </table:table-cell>
          <table:table-cell office:value-type="float" office:value="4.7726799525100008" table:style-name="ce1">
            <text:p>4.77267995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3_load</text:p>
          </table:table-cell>
          <table:table-cell office:value-type="float" office:value="4.5008107347200008" table:style-name="ce1">
            <text:p>4.500810735</text:p>
          </table:table-cell>
          <table:table-cell office:value-type="float" office:value="4.5012627443200008" table:style-name="ce1">
            <text:p>4.501262744</text:p>
          </table:table-cell>
          <table:table-cell office:value-type="float" office:value="4.815417139840001" table:style-name="ce1">
            <text:p>4.81541714</text:p>
          </table:table-cell>
          <table:table-cell office:value-type="float" office:value="4.8341208217600009" table:style-name="ce1">
            <text:p>4.834120822</text:p>
          </table:table-cell>
          <table:table-cell office:value-type="float" office:value="4.6514998579200011" table:style-name="ce1">
            <text:p>4.651499858</text:p>
          </table:table-cell>
          <table:table-cell office:value-type="float" office:value="4.9841623206400012" table:style-name="ce1">
            <text:p>4.984162321</text:p>
          </table:table-cell>
          <table:table-cell office:value-type="float" office:value="4.2479942905600003" table:style-name="ce1">
            <text:p>4.247994291</text:p>
          </table:table-cell>
          <table:table-cell office:value-type="float" office:value="4.1281230918400009" table:style-name="ce1">
            <text:p>4.128123092</text:p>
          </table:table-cell>
          <table:table-cell office:value-type="float" office:value="4.4724485446400006" table:style-name="ce1">
            <text:p>4.472448545</text:p>
          </table:table-cell>
          <table:table-cell office:value-type="float" office:value="3.9547215244800005" table:style-name="ce1">
            <text:p>3.954721524</text:p>
          </table:table-cell>
          <table:table-cell office:value-type="float" office:value="4.0604147417600007" table:style-name="ce1">
            <text:p>4.060414742</text:p>
          </table:table-cell>
          <table:table-cell office:value-type="float" office:value="3.9227613344000005" table:style-name="ce1">
            <text:p>3.922761334</text:p>
          </table:table-cell>
          <table:table-cell office:value-type="float" office:value="4.1106466611200005" table:style-name="ce1">
            <text:p>4.110646661</text:p>
          </table:table-cell>
          <table:table-cell office:value-type="float" office:value="4.0917002393600006" table:style-name="ce1">
            <text:p>4.091700239</text:p>
          </table:table-cell>
          <table:table-cell office:value-type="float" office:value="4.4031794252800012" table:style-name="ce1">
            <text:p>4.403179425</text:p>
          </table:table-cell>
          <table:table-cell office:value-type="float" office:value="4.438183994880001" table:style-name="ce1">
            <text:p>4.438183995</text:p>
          </table:table-cell>
          <table:table-cell office:value-type="float" office:value="4.4181461555200006" table:style-name="ce1">
            <text:p>4.418146156</text:p>
          </table:table-cell>
          <table:table-cell office:value-type="float" office:value="4.4687941728000009" table:style-name="ce1">
            <text:p>4.468794173</text:p>
          </table:table-cell>
          <table:table-cell office:value-type="float" office:value="4.5636253747200008" table:style-name="ce1">
            <text:p>4.563625375</text:p>
          </table:table-cell>
          <table:table-cell office:value-type="float" office:value="4.6583259667200005" table:style-name="ce1">
            <text:p>4.65832596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4_load</text:p>
          </table:table-cell>
          <table:table-cell office:value-type="float" office:value="1.21635066719" table:style-name="ce1">
            <text:p>1.216350667</text:p>
          </table:table-cell>
          <table:table-cell office:value-type="float" office:value="1.2164727501399997" table:style-name="ce1">
            <text:p>1.21647275</text:p>
          </table:table-cell>
          <table:table-cell office:value-type="float" office:value="1.3013224864299999" table:style-name="ce1">
            <text:p>1.301322486</text:p>
          </table:table-cell>
          <table:table-cell office:value-type="float" office:value="1.3063741505199999" table:style-name="ce1">
            <text:p>1.306374151</text:p>
          </table:table-cell>
          <table:table-cell office:value-type="float" office:value="1.25705018484" table:style-name="ce1">
            <text:p>1.257050185</text:p>
          </table:table-cell>
          <table:table-cell office:value-type="float" office:value="1.34689875178" table:style-name="ce1">
            <text:p>1.346898752</text:p>
          </table:table-cell>
          <table:table-cell office:value-type="float" office:value="1.1480676543699999" table:style-name="ce1">
            <text:p>1.148067654</text:p>
          </table:table-cell>
          <table:table-cell office:value-type="float" office:value="1.1156917279299998" table:style-name="ce1">
            <text:p>1.115691728</text:p>
          </table:table-cell>
          <table:table-cell office:value-type="float" office:value="1.2086903435299998" table:style-name="ce1">
            <text:p>1.208690344</text:p>
          </table:table-cell>
          <table:table-cell office:value-type="float" office:value="1.0688578224599998" table:style-name="ce1">
            <text:p>1.068857822</text:p>
          </table:table-cell>
          <table:table-cell office:value-type="float" office:value="1.0974044280199999" table:style-name="ce1">
            <text:p>1.097404428</text:p>
          </table:table-cell>
          <table:table-cell office:value-type="float" office:value="1.0602257175499998" table:style-name="ce1">
            <text:p>1.060225718</text:p>
          </table:table-cell>
          <table:table-cell office:value-type="float" office:value="1.1109715312399999" table:style-name="ce1">
            <text:p>1.110971531</text:p>
          </table:table-cell>
          <table:table-cell office:value-type="float" office:value="1.1058543057199999" table:style-name="ce1">
            <text:p>1.105854306</text:p>
          </table:table-cell>
          <table:table-cell office:value-type="float" office:value="1.18998149656" table:style-name="ce1">
            <text:p>1.189981497</text:p>
          </table:table-cell>
          <table:table-cell office:value-type="float" office:value="1.19943585576" table:style-name="ce1">
            <text:p>1.199435856</text:p>
          </table:table-cell>
          <table:table-cell office:value-type="float" office:value="1.1940238500399998" table:style-name="ce1">
            <text:p>1.19402385</text:p>
          </table:table-cell>
          <table:table-cell office:value-type="float" office:value="1.2077033368499999" table:style-name="ce1">
            <text:p>1.207703337</text:p>
          </table:table-cell>
          <table:table-cell office:value-type="float" office:value="1.2333162284399999" table:style-name="ce1">
            <text:p>1.233316228</text:p>
          </table:table-cell>
          <table:table-cell office:value-type="float" office:value="1.2588938436899999" table:style-name="ce1">
            <text:p>1.25889384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5_load</text:p>
          </table:table-cell>
          <table:table-cell office:value-type="float" office:value="4.0739313681449998" table:style-name="ce1">
            <text:p>4.073931368</text:p>
          </table:table-cell>
          <table:table-cell office:value-type="float" office:value="4.0743404973699997" table:style-name="ce1">
            <text:p>4.074340497</text:p>
          </table:table-cell>
          <table:table-cell office:value-type="float" office:value="4.3586922995650008" table:style-name="ce1">
            <text:p>4.3586923</text:p>
          </table:table-cell>
          <table:table-cell office:value-type="float" office:value="4.37562163666" table:style-name="ce1">
            <text:p>4.375621637</text:p>
          </table:table-cell>
          <table:table-cell office:value-type="float" office:value="4.2103252062200003" table:style-name="ce1">
            <text:p>4.210325206</text:p>
          </table:table-cell>
          <table:table-cell office:value-type="float" office:value="4.5114292879900004" table:style-name="ce1">
            <text:p>4.511429288</text:p>
          </table:table-cell>
          <table:table-cell office:value-type="float" office:value="3.8450986268349996" table:style-name="ce1">
            <text:p>3.845098627</text:p>
          </table:table-cell>
          <table:table-cell office:value-type="float" office:value="3.7365991378149999" table:style-name="ce1">
            <text:p>3.736599138</text:p>
          </table:table-cell>
          <table:table-cell office:value-type="float" office:value="4.0482597876150006" table:style-name="ce1">
            <text:p>4.048259788</text:p>
          </table:table-cell>
          <table:table-cell office:value-type="float" office:value="3.5796474959299998" table:style-name="ce1">
            <text:p>3.579647496</text:p>
          </table:table-cell>
          <table:table-cell office:value-type="float" office:value="3.6753140129099995" table:style-name="ce1">
            <text:p>3.675314013</text:p>
          </table:table-cell>
          <table:table-cell office:value-type="float" office:value="3.5507192435249997" table:style-name="ce1">
            <text:p>3.550719244</text:p>
          </table:table-cell>
          <table:table-cell office:value-type="float" office:value="3.7207806274199995" table:style-name="ce1">
            <text:p>3.720780627</text:p>
          </table:table-cell>
          <table:table-cell office:value-type="float" office:value="3.7036315782599996" table:style-name="ce1">
            <text:p>3.703631578</text:p>
          </table:table-cell>
          <table:table-cell office:value-type="float" office:value="3.9855619574799999" table:style-name="ce1">
            <text:p>3.985561957</text:p>
          </table:table-cell>
          <table:table-cell office:value-type="float" office:value="4.0172457810800006" table:style-name="ce1">
            <text:p>4.017245781</text:p>
          </table:table-cell>
          <table:table-cell office:value-type="float" office:value="3.9991088528199996" table:style-name="ce1">
            <text:p>3.999108853</text:p>
          </table:table-cell>
          <table:table-cell office:value-type="float" office:value="4.0449520916749995" table:style-name="ce1">
            <text:p>4.044952092</text:p>
          </table:table-cell>
          <table:table-cell office:value-type="float" office:value="4.1307870300200005" table:style-name="ce1">
            <text:p>4.13078703</text:p>
          </table:table-cell>
          <table:table-cell office:value-type="float" office:value="4.2165037488950006" table:style-name="ce1">
            <text:p>4.21650374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6_load</text:p>
          </table:table-cell>
          <table:table-cell office:value-type="float" office:value="0.87685601800800006" table:style-name="ce1">
            <text:p>0.876856018</text:p>
          </table:table-cell>
          <table:table-cell office:value-type="float" office:value="0.87694399844799997" table:style-name="ce1">
            <text:p>0.876943998</text:p>
          </table:table-cell>
          <table:table-cell office:value-type="float" office:value="0.93809190757600014" table:style-name="ce1">
            <text:p>0.938091908</text:p>
          </table:table-cell>
          <table:table-cell office:value-type="float" office:value="0.94173244566400005" table:style-name="ce1">
            <text:p>0.941732446</text:p>
          </table:table-cell>
          <table:table-cell office:value-type="float" office:value="0.90618657948800008" table:style-name="ce1">
            <text:p>0.906186579</text:p>
          </table:table-cell>
          <table:table-cell office:value-type="float" office:value="0.97093695169600003" table:style-name="ce1">
            <text:p>0.970936952</text:p>
          </table:table-cell>
          <table:table-cell office:value-type="float" office:value="0.82764710298400002" table:style-name="ce1">
            <text:p>0.827647103</text:p>
          </table:table-cell>
          <table:table-cell office:value-type="float" office:value="0.80431503037600005" table:style-name="ce1">
            <text:p>0.80431503</text:p>
          </table:table-cell>
          <table:table-cell office:value-type="float" office:value="0.87133552029600003" table:style-name="ce1">
            <text:p>0.87133552</text:p>
          </table:table-cell>
          <table:table-cell office:value-type="float" office:value="0.77056365387199999" table:style-name="ce1">
            <text:p>0.770563654</text:p>
          </table:table-cell>
          <table:table-cell office:value-type="float" office:value="0.79113608366400001" table:style-name="ce1">
            <text:p>0.791136084</text:p>
          </table:table-cell>
          <table:table-cell office:value-type="float" office:value="0.76434283116000001" table:style-name="ce1">
            <text:p>0.764342831</text:p>
          </table:table-cell>
          <table:table-cell office:value-type="float" office:value="0.80091336796800006" table:style-name="ce1">
            <text:p>0.800913368</text:p>
          </table:table-cell>
          <table:table-cell office:value-type="float" office:value="0.79722558230399998" table:style-name="ce1">
            <text:p>0.797225582</text:p>
          </table:table-cell>
          <table:table-cell office:value-type="float" office:value="0.85785278099200002" table:style-name="ce1">
            <text:p>0.857852781</text:p>
          </table:table-cell>
          <table:table-cell office:value-type="float" office:value="0.864666170432" table:style-name="ce1">
            <text:p>0.86466617</text:p>
          </table:table-cell>
          <table:table-cell office:value-type="float" office:value="0.860765948128" table:style-name="ce1">
            <text:p>0.860765948</text:p>
          </table:table-cell>
          <table:table-cell office:value-type="float" office:value="0.87062422291999997" table:style-name="ce1">
            <text:p>0.870624223</text:p>
          </table:table-cell>
          <table:table-cell office:value-type="float" office:value="0.88908243900799999" table:style-name="ce1">
            <text:p>0.889082439</text:p>
          </table:table-cell>
          <table:table-cell office:value-type="float" office:value="0.90751523280800006" table:style-name="ce1">
            <text:p>0.90751523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7_load</text:p>
          </table:table-cell>
          <table:table-cell office:value-type="float" office:value="0.47609162444700004" table:style-name="ce1">
            <text:p>0.476091624</text:p>
          </table:table-cell>
          <table:table-cell office:value-type="float" office:value="0.47613934778200001" table:style-name="ce1">
            <text:p>0.476139348</text:p>
          </table:table-cell>
          <table:table-cell office:value-type="float" office:value="0.50930788105900004" table:style-name="ce1">
            <text:p>0.509307881</text:p>
          </table:table-cell>
          <table:table-cell office:value-type="float" office:value="0.51128262247600009" table:style-name="ce1">
            <text:p>0.511282622</text:p>
          </table:table-cell>
          <table:table-cell office:value-type="float" office:value="0.49200143589200007" table:style-name="ce1">
            <text:p>0.492001436</text:p>
          </table:table-cell>
          <table:table-cell office:value-type="float" office:value="0.52712405751400004" table:style-name="ce1">
            <text:p>0.527124058</text:p>
          </table:table-cell>
          <table:table-cell office:value-type="float" office:value="0.44939917398099999" table:style-name="ce1">
            <text:p>0.449399174</text:p>
          </table:table-cell>
          <table:table-cell office:value-type="float" office:value="0.43674313000900006" table:style-name="ce1">
            <text:p>0.43674313</text:p>
          </table:table-cell>
          <table:table-cell office:value-type="float" office:value="0.47309713428900008" table:style-name="ce1">
            <text:p>0.473097134</text:p>
          </table:table-cell>
          <table:table-cell office:value-type="float" office:value="0.41843533059800003" table:style-name="ce1">
            <text:p>0.418435331</text:p>
          </table:table-cell>
          <table:table-cell office:value-type="float" office:value="0.42959445822600001" table:style-name="ce1">
            <text:p>0.429594458</text:p>
          </table:table-cell>
          <table:table-cell office:value-type="float" office:value="0.41506096231500006" table:style-name="ce1">
            <text:p>0.415060962</text:p>
          </table:table-cell>
          <table:table-cell office:value-type="float" office:value="0.43489796221200006" table:style-name="ce1">
            <text:p>0.434897962</text:p>
          </table:table-cell>
          <table:table-cell office:value-type="float" office:value="0.43289759223600005" table:style-name="ce1">
            <text:p>0.432897592</text:p>
          </table:table-cell>
          <table:table-cell office:value-type="float" office:value="0.46578367592800002" table:style-name="ce1">
            <text:p>0.465783676</text:p>
          </table:table-cell>
          <table:table-cell office:value-type="float" office:value="0.46947947088800007" table:style-name="ce1">
            <text:p>0.469479471</text:p>
          </table:table-cell>
          <table:table-cell office:value-type="float" office:value="0.46736386865200003" table:style-name="ce1">
            <text:p>0.467363869</text:p>
          </table:table-cell>
          <table:table-cell office:value-type="float" office:value="0.47271130440500003" table:style-name="ce1">
            <text:p>0.472711304</text:p>
          </table:table-cell>
          <table:table-cell office:value-type="float" office:value="0.48272361657200002" table:style-name="ce1">
            <text:p>0.482723617</text:p>
          </table:table-cell>
          <table:table-cell office:value-type="float" office:value="0.49272213889700006" table:style-name="ce1">
            <text:p>0.49272213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8_load</text:p>
          </table:table-cell>
          <table:table-cell office:value-type="float" office:value="0.28123374888100006" table:style-name="ce1">
            <text:p>0.281233749</text:p>
          </table:table-cell>
          <table:table-cell office:value-type="float" office:value="0.28126189858599998" table:style-name="ce1">
            <text:p>0.281261899</text:p>
          </table:table-cell>
          <table:table-cell office:value-type="float" office:value="0.30082642455700004" table:style-name="ce1">
            <text:p>0.300826425</text:p>
          </table:table-cell>
          <table:table-cell office:value-type="float" office:value="0.30199122974800002" table:style-name="ce1">
            <text:p>0.30199123</text:p>
          </table:table-cell>
          <table:table-cell office:value-type="float" office:value="0.29061818311600002" table:style-name="ce1">
            <text:p>0.290618183</text:p>
          </table:table-cell>
          <table:table-cell office:value-type="float" office:value="0.31133533202200003" table:style-name="ce1">
            <text:p>0.311335332</text:p>
          </table:table-cell>
          <table:table-cell office:value-type="float" office:value="0.265489153363" table:style-name="ce1">
            <text:p>0.265489153</text:p>
          </table:table-cell>
          <table:table-cell office:value-type="float" office:value="0.25802396040700004" table:style-name="ce1">
            <text:p>0.25802396</text:p>
          </table:table-cell>
          <table:table-cell office:value-type="float" office:value="0.27946744284700004" table:style-name="ce1">
            <text:p>0.279467443</text:p>
          </table:table-cell>
          <table:table-cell office:value-type="float" office:value="0.24722506815400003" table:style-name="ce1">
            <text:p>0.247225068</text:p>
          </table:table-cell>
          <table:table-cell office:value-type="float" office:value="0.253807301998" table:style-name="ce1">
            <text:p>0.253807302</text:p>
          </table:table-cell>
          <table:table-cell office:value-type="float" office:value="0.24523469024500003" table:style-name="ce1">
            <text:p>0.24523469</text:p>
          </table:table-cell>
          <table:table-cell office:value-type="float" office:value="0.25693558447600001" table:style-name="ce1">
            <text:p>0.256935584</text:p>
          </table:table-cell>
          <table:table-cell office:value-type="float" office:value="0.25575566222800006" table:style-name="ce1">
            <text:p>0.255755662</text:p>
          </table:table-cell>
          <table:table-cell office:value-type="float" office:value="0.27515358474400003" table:style-name="ce1">
            <text:p>0.275153585</text:p>
          </table:table-cell>
          <table:table-cell office:value-type="float" office:value="0.27733355682400002" table:style-name="ce1">
            <text:p>0.277333557</text:p>
          </table:table-cell>
          <table:table-cell office:value-type="float" office:value="0.27608566459600004" table:style-name="ce1">
            <text:p>0.276085665</text:p>
          </table:table-cell>
          <table:table-cell office:value-type="float" office:value="0.27923986031500003" table:style-name="ce1">
            <text:p>0.27923986</text:p>
          </table:table-cell>
          <table:table-cell office:value-type="float" office:value="0.28514564275600002" table:style-name="ce1">
            <text:p>0.285145643</text:p>
          </table:table-cell>
          <table:table-cell office:value-type="float" office:value="0.29104329123100003" table:style-name="ce1">
            <text:p>0.29104329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9_load</text:p>
          </table:table-cell>
          <table:table-cell office:value-type="float" office:value="2.978106923596" table:style-name="ce1">
            <text:p>2.978106924</text:p>
          </table:table-cell>
          <table:table-cell office:value-type="float" office:value="2.9784059763759996" table:style-name="ce1">
            <text:p>2.978405976</text:p>
          </table:table-cell>
          <table:table-cell office:value-type="float" office:value="3.1862527684120003" table:style-name="ce1">
            <text:p>3.186252768</text:p>
          </table:table-cell>
          <table:table-cell office:value-type="float" office:value="3.198627257968" table:style-name="ce1">
            <text:p>3.198627258</text:p>
          </table:table-cell>
          <table:table-cell office:value-type="float" office:value="3.077803923856" table:style-name="ce1">
            <text:p>3.077803924</text:p>
          </table:table-cell>
          <table:table-cell office:value-type="float" office:value="3.2978957853519999" table:style-name="ce1">
            <text:p>3.297895785</text:p>
          </table:table-cell>
          <table:table-cell office:value-type="float" office:value="2.8108417583079999" table:style-name="ce1">
            <text:p>2.810841758</text:p>
          </table:table-cell>
          <table:table-cell office:value-type="float" office:value="2.731534117012" table:style-name="ce1">
            <text:p>2.731534117</text:p>
          </table:table-cell>
          <table:table-cell office:value-type="float" office:value="2.9593422960520002" table:style-name="ce1">
            <text:p>2.959342296</text:p>
          </table:table-cell>
          <table:table-cell office:value-type="float" office:value="2.6168104014639999" table:style-name="ce1">
            <text:p>2.616810401</text:p>
          </table:table-cell>
          <table:table-cell office:value-type="float" office:value="2.6867377889679998" table:style-name="ce1">
            <text:p>2.686737789</text:p>
          </table:table-cell>
          <table:table-cell office:value-type="float" office:value="2.5956653114199999" table:style-name="ce1">
            <text:p>2.595665311</text:p>
          </table:table-cell>
          <table:table-cell office:value-type="float" office:value="2.7199715856159998" table:style-name="ce1">
            <text:p>2.719971586</text:p>
          </table:table-cell>
          <table:table-cell office:value-type="float" office:value="2.7074364976480001" table:style-name="ce1">
            <text:p>2.707436498</text:p>
          </table:table-cell>
          <table:table-cell office:value-type="float" office:value="2.9135133519039997" table:style-name="ce1">
            <text:p>2.913513352</text:p>
          </table:table-cell>
          <table:table-cell office:value-type="float" office:value="2.9366726251839999" table:style-name="ce1">
            <text:p>2.936672625</text:p>
          </table:table-cell>
          <table:table-cell office:value-type="float" office:value="2.9234154475359997" table:style-name="ce1">
            <text:p>2.923415448</text:p>
          </table:table-cell>
          <table:table-cell office:value-type="float" office:value="2.95692453754" table:style-name="ce1">
            <text:p>2.956924538</text:p>
          </table:table-cell>
          <table:table-cell office:value-type="float" office:value="3.019665538096" table:style-name="ce1">
            <text:p>3.019665538</text:p>
          </table:table-cell>
          <table:table-cell office:value-type="float" office:value="3.082320126196" table:style-name="ce1">
            <text:p>3.08232012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0_load</text:p>
          </table:table-cell>
          <table:table-cell office:value-type="float" office:value="0.80051994304400009" table:style-name="ce1">
            <text:p>0.800519943</text:p>
          </table:table-cell>
          <table:table-cell office:value-type="float" office:value="0.80060025546399993" table:style-name="ce1">
            <text:p>0.800600255</text:p>
          </table:table-cell>
          <table:table-cell office:value-type="float" office:value="0.85641875966800007" table:style-name="ce1">
            <text:p>0.85641876</text:p>
          </table:table-cell>
          <table:table-cell office:value-type="float" office:value="0.85974200315200011" table:style-name="ce1">
            <text:p>0.859742003</text:p>
          </table:table-cell>
          <table:table-cell office:value-type="float" office:value="0.82729417118400006" table:style-name="ce1">
            <text:p>0.827294171</text:p>
          </table:table-cell>
          <table:table-cell office:value-type="float" office:value="0.88640116232800004" table:style-name="ce1">
            <text:p>0.886401162</text:p>
          </table:table-cell>
          <table:table-cell office:value-type="float" office:value="0.75559987841200005" table:style-name="ce1">
            <text:p>0.755599878</text:p>
          </table:table-cell>
          <table:table-cell office:value-type="float" office:value="0.73430133506800011" table:style-name="ce1">
            <text:p>0.734301335</text:p>
          </table:table-cell>
          <table:table-cell office:value-type="float" office:value="0.79548058962800006" table:style-name="ce1">
            <text:p>0.79548059</text:p>
          </table:table-cell>
          <table:table-cell office:value-type="float" office:value="0.70349159229600011" table:style-name="ce1">
            <text:p>0.703491592</text:p>
          </table:table-cell>
          <table:table-cell office:value-type="float" office:value="0.72227101215200007" table:style-name="ce1">
            <text:p>0.722271012</text:p>
          </table:table-cell>
          <table:table-cell office:value-type="float" office:value="0.6978129513800001" table:style-name="ce1">
            <text:p>0.697812951</text:p>
          </table:table-cell>
          <table:table-cell office:value-type="float" office:value="0.731196147824" table:style-name="ce1">
            <text:p>0.731196148</text:p>
          </table:table-cell>
          <table:table-cell office:value-type="float" office:value="0.72782977467200005" table:style-name="ce1">
            <text:p>0.727829775</text:p>
          </table:table-cell>
          <table:table-cell office:value-type="float" office:value="0.78317295145600008" table:style-name="ce1">
            <text:p>0.783172951</text:p>
          </table:table-cell>
          <table:table-cell office:value-type="float" office:value="0.78939251337600003" table:style-name="ce1">
            <text:p>0.789392513</text:p>
          </table:table-cell>
          <table:table-cell office:value-type="float" office:value="0.785832218704" table:style-name="ce1">
            <text:p>0.785832219</text:p>
          </table:table-cell>
          <table:table-cell office:value-type="float" office:value="0.79483128605999998" table:style-name="ce1">
            <text:p>0.794831286</text:p>
          </table:table-cell>
          <table:table-cell office:value-type="float" office:value="0.81168075854400001" table:style-name="ce1">
            <text:p>0.811680759</text:p>
          </table:table-cell>
          <table:table-cell office:value-type="float" office:value="0.82850702444400004" table:style-name="ce1">
            <text:p>0.82850702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1_load</text:p>
          </table:table-cell>
          <table:table-cell office:value-type="float" office:value="0.45198549551100003" table:style-name="ce1">
            <text:p>0.451985496</text:p>
          </table:table-cell>
          <table:table-cell office:value-type="float" office:value="0.45203079736599999" table:style-name="ce1">
            <text:p>0.452030797</text:p>
          </table:table-cell>
          <table:table-cell office:value-type="float" office:value="0.48351636066700004" table:style-name="ce1">
            <text:p>0.483516361</text:p>
          </table:table-cell>
          <table:table-cell office:value-type="float" office:value="0.48539090378800004" table:style-name="ce1">
            <text:p>0.485390904</text:p>
          </table:table-cell>
          <table:table-cell office:value-type="float" office:value="0.46708804379600005" table:style-name="ce1">
            <text:p>0.467088044</text:p>
          </table:table-cell>
          <table:table-cell office:value-type="float" office:value="0.50042854508199996" table:style-name="ce1">
            <text:p>0.500428545</text:p>
          </table:table-cell>
          <table:table-cell office:value-type="float" office:value="0.426647418853" table:style-name="ce1">
            <text:p>0.426647419</text:p>
          </table:table-cell>
          <table:table-cell office:value-type="float" office:value="0.41463354201700003" table:style-name="ce1">
            <text:p>0.414633542</text:p>
          </table:table-cell>
          <table:table-cell office:value-type="float" office:value="0.44914294565700003" table:style-name="ce1">
            <text:p>0.449142946</text:p>
          </table:table-cell>
          <table:table-cell office:value-type="float" office:value="0.39725467957400001" table:style-name="ce1">
            <text:p>0.39725468</text:p>
          </table:table-cell>
          <table:table-cell office:value-type="float" office:value="0.40784759353799999" table:style-name="ce1">
            <text:p>0.407847594</text:p>
          </table:table-cell>
          <table:table-cell office:value-type="float" office:value="0.39405152659500003" table:style-name="ce1">
            <text:p>0.394051527</text:p>
          </table:table-cell>
          <table:table-cell office:value-type="float" office:value="0.412881997956" table:style-name="ce1">
            <text:p>0.412881998</text:p>
          </table:table-cell>
          <table:table-cell office:value-type="float" office:value="0.41098312666800002" table:style-name="ce1">
            <text:p>0.410983127</text:p>
          </table:table-cell>
          <table:table-cell office:value-type="float" office:value="0.44220057186400002" table:style-name="ce1">
            <text:p>0.442200572</text:p>
          </table:table-cell>
          <table:table-cell office:value-type="float" office:value="0.44570884234400004" table:style-name="ce1">
            <text:p>0.445708842</text:p>
          </table:table-cell>
          <table:table-cell office:value-type="float" office:value="0.44370058567600001" table:style-name="ce1">
            <text:p>0.443700586</text:p>
          </table:table-cell>
          <table:table-cell office:value-type="float" office:value="0.44877669276499998" table:style-name="ce1">
            <text:p>0.448776693</text:p>
          </table:table-cell>
          <table:table-cell office:value-type="float" office:value="0.45828098063600003" table:style-name="ce1">
            <text:p>0.458280981</text:p>
          </table:table-cell>
          <table:table-cell office:value-type="float" office:value="0.46777217836100005" table:style-name="ce1">
            <text:p>0.46777217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2_load</text:p>
          </table:table-cell>
          <table:table-cell office:value-type="float" office:value="0.26717184033500002" table:style-name="ce1">
            <text:p>0.26717184</text:p>
          </table:table-cell>
          <table:table-cell office:value-type="float" office:value="0.26719857750999998" table:style-name="ce1">
            <text:p>0.267198578</text:p>
          </table:table-cell>
          <table:table-cell office:value-type="float" office:value="0.28578137099500006" table:style-name="ce1">
            <text:p>0.285781371</text:p>
          </table:table-cell>
          <table:table-cell office:value-type="float" office:value="0.28688772718000005" table:style-name="ce1">
            <text:p>0.286887727</text:p>
          </table:table-cell>
          <table:table-cell office:value-type="float" office:value="0.27608537106000003" table:style-name="ce1">
            <text:p>0.276085371</text:p>
          </table:table-cell>
          <table:table-cell office:value-type="float" office:value="0.29576294977000001" table:style-name="ce1">
            <text:p>0.29576295</text:p>
          </table:table-cell>
          <table:table-cell office:value-type="float" office:value="0.252217296205" table:style-name="ce1">
            <text:p>0.252217296</text:p>
          </table:table-cell>
          <table:table-cell office:value-type="float" office:value="0.24512670074500001" table:style-name="ce1">
            <text:p>0.245126701</text:p>
          </table:table-cell>
          <table:table-cell office:value-type="float" office:value="0.26549416614500004" table:style-name="ce1">
            <text:p>0.265494166</text:p>
          </table:table-cell>
          <table:table-cell office:value-type="float" office:value="0.23486968839000003" table:style-name="ce1">
            <text:p>0.234869688</text:p>
          </table:table-cell>
          <table:table-cell office:value-type="float" office:value="0.24112163093" table:style-name="ce1">
            <text:p>0.241121631</text:p>
          </table:table-cell>
          <table:table-cell office:value-type="float" office:value="0.23297918607500001" table:style-name="ce1">
            <text:p>0.232979186</text:p>
          </table:table-cell>
          <table:table-cell office:value-type="float" office:value="0.24409293866000001" table:style-name="ce1">
            <text:p>0.244092939</text:p>
          </table:table-cell>
          <table:table-cell office:value-type="float" office:value="0.24297222398000001" table:style-name="ce1">
            <text:p>0.242972224</text:p>
          </table:table-cell>
          <table:table-cell office:value-type="float" office:value="0.26139677404" table:style-name="ce1">
            <text:p>0.261396774</text:p>
          </table:table-cell>
          <table:table-cell office:value-type="float" office:value="0.26346735684" table:style-name="ce1">
            <text:p>0.263467357</text:p>
          </table:table-cell>
          <table:table-cell office:value-type="float" office:value="0.26228208285999999" table:style-name="ce1">
            <text:p>0.262282083</text:p>
          </table:table-cell>
          <table:table-cell office:value-type="float" office:value="0.26527800352500003" table:style-name="ce1">
            <text:p>0.265278004</text:p>
          </table:table-cell>
          <table:table-cell office:value-type="float" office:value="0.27088743846000002" table:style-name="ce1">
            <text:p>0.270887438</text:p>
          </table:table-cell>
          <table:table-cell office:value-type="float" office:value="0.27648914758500004" table:style-name="ce1">
            <text:p>0.27648914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3_load</text:p>
          </table:table-cell>
          <table:table-cell office:value-type="float" office:value="2.8274436177460003" table:style-name="ce1">
            <text:p>2.827443618</text:p>
          </table:table-cell>
          <table:table-cell office:value-type="float" office:value="2.8277275362759999" table:style-name="ce1">
            <text:p>2.827727536</text:p>
          </table:table-cell>
          <table:table-cell office:value-type="float" office:value="3.0250557659620001" table:style-name="ce1">
            <text:p>3.025055766</text:p>
          </table:table-cell>
          <table:table-cell office:value-type="float" office:value="3.0368040161679999" table:style-name="ce1">
            <text:p>3.036804016</text:p>
          </table:table-cell>
          <table:table-cell office:value-type="float" office:value="2.922095223256" table:style-name="ce1">
            <text:p>2.922095223</text:p>
          </table:table-cell>
          <table:table-cell office:value-type="float" office:value="3.1310488326520001" table:style-name="ce1">
            <text:p>3.131048833</text:p>
          </table:table-cell>
          <table:table-cell office:value-type="float" office:value="2.6686432887580001" table:style-name="ce1">
            <text:p>2.668643289</text:p>
          </table:table-cell>
          <table:table-cell office:value-type="float" office:value="2.593349192062" table:style-name="ce1">
            <text:p>2.593349192</text:p>
          </table:table-cell>
          <table:table-cell office:value-type="float" office:value="2.8096286171020002" table:style-name="ce1">
            <text:p>2.809628617</text:p>
          </table:table-cell>
          <table:table-cell office:value-type="float" office:value="2.4844313325640002" table:style-name="ce1">
            <text:p>2.484431333</text:p>
          </table:table-cell>
          <table:table-cell office:value-type="float" office:value="2.5508198846679999" table:style-name="ce1">
            <text:p>2.550819885</text:p>
          </table:table-cell>
          <table:table-cell office:value-type="float" office:value="2.46435633817" table:style-name="ce1">
            <text:p>2.464356338</text:p>
          </table:table-cell>
          <table:table-cell office:value-type="float" office:value="2.5823718090160002" table:style-name="ce1">
            <text:p>2.582371809</text:p>
          </table:table-cell>
          <table:table-cell office:value-type="float" office:value="2.5704710878479999" table:style-name="ce1">
            <text:p>2.570471088</text:p>
          </table:table-cell>
          <table:table-cell office:value-type="float" office:value="2.7661189515040001" table:style-name="ce1">
            <text:p>2.766118952</text:p>
          </table:table-cell>
          <table:table-cell office:value-type="float" office:value="2.7881061967840002" table:style-name="ce1">
            <text:p>2.788106197</text:p>
          </table:table-cell>
          <table:table-cell office:value-type="float" office:value="2.7755199289359997" table:style-name="ce1">
            <text:p>2.775519929</text:p>
          </table:table-cell>
          <table:table-cell office:value-type="float" office:value="2.8073332147899999" table:style-name="ce1">
            <text:p>2.807333215</text:p>
          </table:table-cell>
          <table:table-cell office:value-type="float" office:value="2.8668990634960001" table:style-name="ce1">
            <text:p>2.866899063</text:p>
          </table:table-cell>
          <table:table-cell office:value-type="float" office:value="2.9263828728460002" table:style-name="ce1">
            <text:p>2.92638287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4_load</text:p>
          </table:table-cell>
          <table:table-cell office:value-type="float" office:value="8.3577913644800006" table:style-name="ce1">
            <text:p>8.357791364</text:p>
          </table:table-cell>
          <table:table-cell office:value-type="float" office:value="8.3586308108799994" table:style-name="ce1">
            <text:p>8.358630811</text:p>
          </table:table-cell>
          <table:table-cell office:value-type="float" office:value="8.942060402560001" table:style-name="ce1">
            <text:p>8.942060403</text:p>
          </table:table-cell>
          <table:table-cell office:value-type="float" office:value="8.9767958118400006" table:style-name="ce1">
            <text:p>8.976795812</text:p>
          </table:table-cell>
          <table:table-cell office:value-type="float" office:value="8.6376425932800007" table:style-name="ce1">
            <text:p>8.637642593</text:p>
          </table:table-cell>
          <table:table-cell office:value-type="float" office:value="9.2554443097599997" table:style-name="ce1">
            <text:p>9.25544431</text:p>
          </table:table-cell>
          <table:table-cell office:value-type="float" office:value="7.8882751110400005" table:style-name="ce1">
            <text:p>7.888275111</text:p>
          </table:table-cell>
          <table:table-cell office:value-type="float" office:value="7.6656571705600012" table:style-name="ce1">
            <text:p>7.665657171</text:p>
          </table:table-cell>
          <table:table-cell office:value-type="float" office:value="8.3051187257599999" table:style-name="ce1">
            <text:p>8.305118726</text:p>
          </table:table-cell>
          <table:table-cell office:value-type="float" office:value="7.3436256883200013" table:style-name="ce1">
            <text:p>7.343625688</text:p>
          </table:table-cell>
          <table:table-cell office:value-type="float" office:value="7.5399130918400008" table:style-name="ce1">
            <text:p>7.539913092</text:p>
          </table:table-cell>
          <table:table-cell office:value-type="float" office:value="7.2842710496000009" table:style-name="ce1">
            <text:p>7.28427105</text:p>
          </table:table-cell>
          <table:table-cell office:value-type="float" office:value="7.6332009420800002" table:style-name="ce1">
            <text:p>7.633200942</text:p>
          </table:table-cell>
          <table:table-cell office:value-type="float" office:value="7.598014730240001" table:style-name="ce1">
            <text:p>7.59801473</text:p>
          </table:table-cell>
          <table:table-cell office:value-type="float" office:value="8.1764760755200001" table:style-name="ce1">
            <text:p>8.176476076</text:p>
          </table:table-cell>
          <table:table-cell office:value-type="float" office:value="8.2414845619200001" table:style-name="ce1">
            <text:p>8.241484562</text:p>
          </table:table-cell>
          <table:table-cell office:value-type="float" office:value="8.2042714316799987" table:style-name="ce1">
            <text:p>8.204271432</text:p>
          </table:table-cell>
          <table:table-cell office:value-type="float" office:value="8.2983320351999996" table:style-name="ce1">
            <text:p>8.298332035</text:p>
          </table:table-cell>
          <table:table-cell office:value-type="float" office:value="8.4744471244799993" table:style-name="ce1">
            <text:p>8.474447124</text:p>
          </table:table-cell>
          <table:table-cell office:value-type="float" office:value="8.6503196524800003" table:style-name="ce1">
            <text:p>8.65031965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5_load</text:p>
          </table:table-cell>
          <table:table-cell office:value-type="float" office:value="2.94395657427" table:style-name="ce1">
            <text:p>2.943956574</text:p>
          </table:table-cell>
          <table:table-cell office:value-type="float" office:value="2.9442521966199999" table:style-name="ce1">
            <text:p>2.944252197</text:p>
          </table:table-cell>
          <table:table-cell office:value-type="float" office:value="3.1497147811900001" table:style-name="ce1">
            <text:p>3.149714781</text:p>
          </table:table-cell>
          <table:table-cell office:value-type="float" office:value="3.1619473231600002" table:style-name="ce1">
            <text:p>3.161947323</text:p>
          </table:table-cell>
          <table:table-cell office:value-type="float" office:value="3.04250995172" table:style-name="ce1">
            <text:p>3.042509952</text:p>
          </table:table-cell>
          <table:table-cell office:value-type="float" office:value="3.2600771427400002" table:style-name="ce1">
            <text:p>3.260077143</text:p>
          </table:table-cell>
          <table:table-cell office:value-type="float" office:value="2.7786101052099998" table:style-name="ce1">
            <text:p>2.778610105</text:p>
          </table:table-cell>
          <table:table-cell office:value-type="float" office:value="2.7002122006900002" table:style-name="ce1">
            <text:p>2.700212201</text:p>
          </table:table-cell>
          <table:table-cell office:value-type="float" office:value="2.9254071954900001" table:style-name="ce1">
            <text:p>2.925407195</text:p>
          </table:table-cell>
          <table:table-cell office:value-type="float" office:value="2.58680447918" table:style-name="ce1">
            <text:p>2.586804479</text:p>
          </table:table-cell>
          <table:table-cell office:value-type="float" office:value="2.65592973066" table:style-name="ce1">
            <text:p>2.655929731</text:p>
          </table:table-cell>
          <table:table-cell office:value-type="float" office:value="2.5659019441500002" table:style-name="ce1">
            <text:p>2.565901944</text:p>
          </table:table-cell>
          <table:table-cell office:value-type="float" office:value="2.68878230292" table:style-name="ce1">
            <text:p>2.688782303</text:p>
          </table:table-cell>
          <table:table-cell office:value-type="float" office:value="2.6763910047600001" table:style-name="ce1">
            <text:p>2.676391005</text:p>
          </table:table-cell>
          <table:table-cell office:value-type="float" office:value="2.88010395448" table:style-name="ce1">
            <text:p>2.880103954</text:p>
          </table:table-cell>
          <table:table-cell office:value-type="float" office:value="2.90299756808" table:style-name="ce1">
            <text:p>2.902997568</text:p>
          </table:table-cell>
          <table:table-cell office:value-type="float" office:value="2.8898924633199998" table:style-name="ce1">
            <text:p>2.889892463</text:p>
          </table:table-cell>
          <table:table-cell office:value-type="float" office:value="2.9230171710500001" table:style-name="ce1">
            <text:p>2.923017171</text:p>
          </table:table-cell>
          <table:table-cell office:value-type="float" office:value="2.9850384705200002" table:style-name="ce1">
            <text:p>2.985038471</text:p>
          </table:table-cell>
          <table:table-cell office:value-type="float" office:value="3.0469743487700001" table:style-name="ce1">
            <text:p>3.04697434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6_load</text:p>
          </table:table-cell>
          <table:table-cell office:value-type="float" office:value="2.8535585907600001" table:style-name="ce1">
            <text:p>2.853558591</text:p>
          </table:table-cell>
          <table:table-cell office:value-type="float" office:value="2.8538451325599996" table:style-name="ce1">
            <text:p>2.853845133</text:p>
          </table:table-cell>
          <table:table-cell office:value-type="float" office:value="3.0529965797199998" table:style-name="ce1">
            <text:p>3.05299658</text:p>
          </table:table-cell>
          <table:table-cell office:value-type="float" office:value="3.06485337808" table:style-name="ce1">
            <text:p>3.064853378</text:p>
          </table:table-cell>
          <table:table-cell office:value-type="float" office:value="2.9490847313599997" table:style-name="ce1">
            <text:p>2.949084731</text:p>
          </table:table-cell>
          <table:table-cell office:value-type="float" office:value="3.1599689711199996" table:style-name="ce1">
            <text:p>3.159968971</text:p>
          </table:table-cell>
          <table:table-cell office:value-type="float" office:value="2.6932910234799996" table:style-name="ce1">
            <text:p>2.693291023</text:p>
          </table:table-cell>
          <table:table-cell office:value-type="float" office:value="2.6173012457199998" table:style-name="ce1">
            <text:p>2.617301246</text:p>
          </table:table-cell>
          <table:table-cell office:value-type="float" office:value="2.83557898812" table:style-name="ce1">
            <text:p>2.835578988</text:p>
          </table:table-cell>
          <table:table-cell office:value-type="float" office:value="2.50737703784" table:style-name="ce1">
            <text:p>2.507377038</text:p>
          </table:table-cell>
          <table:table-cell office:value-type="float" office:value="2.5743789880799999" table:style-name="ce1">
            <text:p>2.574378988</text:p>
          </table:table-cell>
          <table:table-cell office:value-type="float" office:value="2.4871165602" table:style-name="ce1">
            <text:p>2.48711656</text:p>
          </table:table-cell>
          <table:table-cell office:value-type="float" office:value="2.60622243696" table:style-name="ce1">
            <text:p>2.606222437</text:p>
          </table:table-cell>
          <table:table-cell office:value-type="float" office:value="2.5942117588799998" table:style-name="ce1">
            <text:p>2.594211759</text:p>
          </table:table-cell>
          <table:table-cell office:value-type="float" office:value="2.7916673142399997" table:style-name="ce1">
            <text:p>2.791667314</text:p>
          </table:table-cell>
          <table:table-cell office:value-type="float" office:value="2.8138577110399998" table:style-name="ce1">
            <text:p>2.813857711</text:p>
          </table:table-cell>
          <table:table-cell office:value-type="float" office:value="2.8011551521599998" table:style-name="ce1">
            <text:p>2.801155152</text:p>
          </table:table-cell>
          <table:table-cell office:value-type="float" office:value="2.8332623773999996" table:style-name="ce1">
            <text:p>2.833262377</text:p>
          </table:table-cell>
          <table:table-cell office:value-type="float" office:value="2.8933785857599998" table:style-name="ce1">
            <text:p>2.893378586</text:p>
          </table:table-cell>
          <table:table-cell office:value-type="float" office:value="2.9534119967599999" table:style-name="ce1">
            <text:p>2.95341199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7_load</text:p>
          </table:table-cell>
          <table:table-cell office:value-type="float" office:value="1.0154662593899999" table:style-name="ce1">
            <text:p>1.015466259</text:p>
          </table:table-cell>
          <table:table-cell office:value-type="float" office:value="1.0155681633399998" table:style-name="ce1">
            <text:p>1.015568163</text:p>
          </table:table-cell>
          <table:table-cell office:value-type="float" office:value="1.0863931498299999" table:style-name="ce1">
            <text:p>1.08639315</text:p>
          </table:table-cell>
          <table:table-cell office:value-type="float" office:value="1.0906098281199998" table:style-name="ce1">
            <text:p>1.090609828</text:p>
          </table:table-cell>
          <table:table-cell office:value-type="float" office:value="1.04943858404" table:style-name="ce1">
            <text:p>1.049438584</text:p>
          </table:table-cell>
          <table:table-cell office:value-type="float" office:value="1.12443614818" table:style-name="ce1">
            <text:p>1.124436148</text:p>
          </table:table-cell>
          <table:table-cell office:value-type="float" office:value="0.95846969497000001" table:style-name="ce1">
            <text:p>0.958469695</text:p>
          </table:table-cell>
          <table:table-cell office:value-type="float" office:value="0.93144516132999999" table:style-name="ce1">
            <text:p>0.931445161</text:p>
          </table:table-cell>
          <table:table-cell office:value-type="float" office:value="1.00907210493" table:style-name="ce1">
            <text:p>1.009072105</text:p>
          </table:table-cell>
          <table:table-cell office:value-type="float" office:value="0.89235239726000004" table:style-name="ce1">
            <text:p>0.892352397</text:p>
          </table:table-cell>
          <table:table-cell office:value-type="float" office:value="0.91618055562" table:style-name="ce1">
            <text:p>0.916180556</text:p>
          </table:table-cell>
          <table:table-cell office:value-type="float" office:value="0.88514708655000007" table:style-name="ce1">
            <text:p>0.885147087</text:p>
          </table:table-cell>
          <table:table-cell office:value-type="float" office:value="0.92750516244000003" table:style-name="ce1">
            <text:p>0.927505162</text:p>
          </table:table-cell>
          <table:table-cell office:value-type="float" office:value="0.92323375932000007" table:style-name="ce1">
            <text:p>0.923233759</text:p>
          </table:table-cell>
          <table:table-cell office:value-type="float" office:value="0.99345562935999998" table:style-name="ce1">
            <text:p>0.993455629</text:p>
          </table:table-cell>
          <table:table-cell office:value-type="float" office:value="1.00134728456" table:style-name="ce1">
            <text:p>1.001347285</text:p>
          </table:table-cell>
          <table:table-cell office:value-type="float" office:value="0.99682982523999997" table:style-name="ce1">
            <text:p>0.996829825</text:p>
          </table:table-cell>
          <table:table-cell office:value-type="float" office:value="1.0082482398499999" table:style-name="ce1">
            <text:p>1.00824824</text:p>
          </table:table-cell>
          <table:table-cell office:value-type="float" office:value="1.0296275956399998" table:style-name="ce1">
            <text:p>1.029627596</text:p>
          </table:table-cell>
          <table:table-cell office:value-type="float" office:value="1.0509775058899999" table:style-name="ce1">
            <text:p>1.05097750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8_load</text:p>
          </table:table-cell>
          <table:table-cell office:value-type="float" office:value="1.241461218165" table:style-name="ce1">
            <text:p>1.241461218</text:p>
          </table:table-cell>
          <table:table-cell office:value-type="float" office:value="1.2415858234899999" table:style-name="ce1">
            <text:p>1.241585823</text:p>
          </table:table-cell>
          <table:table-cell office:value-type="float" office:value="1.328188653505" table:style-name="ce1">
            <text:p>1.328188654</text:p>
          </table:table-cell>
          <table:table-cell office:value-type="float" office:value="1.33334469082" table:style-name="ce1">
            <text:p>1.333344691</text:p>
          </table:table-cell>
          <table:table-cell office:value-type="float" office:value="1.28300163494" table:style-name="ce1">
            <text:p>1.283001635</text:p>
          </table:table-cell>
          <table:table-cell office:value-type="float" office:value="1.37470657723" table:style-name="ce1">
            <text:p>1.374706577</text:p>
          </table:table-cell>
          <table:table-cell office:value-type="float" office:value="1.171767399295" table:style-name="ce1">
            <text:p>1.171767399</text:p>
          </table:table-cell>
          <table:table-cell office:value-type="float" office:value="1.1387225487550001" table:style-name="ce1">
            <text:p>1.138722549</text:p>
          </table:table-cell>
          <table:table-cell office:value-type="float" office:value="1.233642623355" table:style-name="ce1">
            <text:p>1.233642623</text:p>
          </table:table-cell>
          <table:table-cell office:value-type="float" office:value="1.0909210006100001" table:style-name="ce1">
            <text:p>1.090921001</text:p>
          </table:table-cell>
          <table:table-cell office:value-type="float" office:value="1.12005741207" table:style-name="ce1">
            <text:p>1.120057412</text:p>
          </table:table-cell>
          <table:table-cell office:value-type="float" office:value="1.082110546425" table:style-name="ce1">
            <text:p>1.082110546</text:p>
          </table:table-cell>
          <table:table-cell office:value-type="float" office:value="1.1339048273400001" table:style-name="ce1">
            <text:p>1.133904827</text:p>
          </table:table-cell>
          <table:table-cell office:value-type="float" office:value="1.12868187402" table:style-name="ce1">
            <text:p>1.128681874</text:p>
          </table:table-cell>
          <table:table-cell office:value-type="float" office:value="1.21454722996" table:style-name="ce1">
            <text:p>1.21454723</text:p>
          </table:table-cell>
          <table:table-cell office:value-type="float" office:value="1.2241969271599999" table:style-name="ce1">
            <text:p>1.224196927</text:p>
          </table:table-cell>
          <table:table-cell office:value-type="float" office:value="1.21867310314" table:style-name="ce1">
            <text:p>1.218673103</text:p>
          </table:table-cell>
          <table:table-cell office:value-type="float" office:value="1.232635223975" table:style-name="ce1">
            <text:p>1.232635224</text:p>
          </table:table-cell>
          <table:table-cell office:value-type="float" office:value="1.2587773075399999" table:style-name="ce1">
            <text:p>1.258777308</text:p>
          </table:table-cell>
          <table:table-cell office:value-type="float" office:value="1.284883385915" table:style-name="ce1">
            <text:p>1.28488338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9_load</text:p>
          </table:table-cell>
          <table:table-cell office:value-type="float" office:value="2.0901978411200002" table:style-name="ce1">
            <text:p>2.090197841</text:p>
          </table:table-cell>
          <table:table-cell office:value-type="float" office:value="2.0904077027199999" table:style-name="ce1">
            <text:p>2.090407703</text:p>
          </table:table-cell>
          <table:table-cell office:value-type="float" office:value="2.2362651006400003" table:style-name="ce1">
            <text:p>2.236265101</text:p>
          </table:table-cell>
          <table:table-cell office:value-type="float" office:value="2.2449489529600002" table:style-name="ce1">
            <text:p>2.244948953</text:p>
          </table:table-cell>
          <table:table-cell office:value-type="float" office:value="2.1601606483200002" table:style-name="ce1">
            <text:p>2.160160648</text:p>
          </table:table-cell>
          <table:table-cell office:value-type="float" office:value="2.3146110774399999" table:style-name="ce1">
            <text:p>2.314611077</text:p>
          </table:table-cell>
          <table:table-cell office:value-type="float" office:value="1.9728187777599999" table:style-name="ce1">
            <text:p>1.972818778</text:p>
          </table:table-cell>
          <table:table-cell office:value-type="float" office:value="1.9171642926400001" table:style-name="ce1">
            <text:p>1.917164293</text:p>
          </table:table-cell>
          <table:table-cell office:value-type="float" office:value="2.07702968144" table:style-name="ce1">
            <text:p>2.077029681</text:p>
          </table:table-cell>
          <table:table-cell office:value-type="float" office:value="1.8366564220800001" table:style-name="ce1">
            <text:p>1.836656422</text:p>
          </table:table-cell>
          <table:table-cell office:value-type="float" office:value="1.88572827296" table:style-name="ce1">
            <text:p>1.885728273</text:p>
          </table:table-cell>
          <table:table-cell office:value-type="float" office:value="1.8218177624" table:style-name="ce1">
            <text:p>1.821817762</text:p>
          </table:table-cell>
          <table:table-cell office:value-type="float" office:value="1.9090502355199999" table:style-name="ce1">
            <text:p>1.909050236</text:p>
          </table:table-cell>
          <table:table-cell office:value-type="float" office:value="1.90025368256" table:style-name="ce1">
            <text:p>1.900253683</text:p>
          </table:table-cell>
          <table:table-cell office:value-type="float" office:value="2.0448690188800001" table:style-name="ce1">
            <text:p>2.044869019</text:p>
          </table:table-cell>
          <table:table-cell office:value-type="float" office:value="2.0611211404800001" table:style-name="ce1">
            <text:p>2.06112114</text:p>
          </table:table-cell>
          <table:table-cell office:value-type="float" office:value="2.0518178579199997" table:style-name="ce1">
            <text:p>2.051817858</text:p>
          </table:table-cell>
          <table:table-cell office:value-type="float" office:value="2.0753330087999999" table:style-name="ce1">
            <text:p>2.075333009</text:p>
          </table:table-cell>
          <table:table-cell office:value-type="float" office:value="2.1193617811199998" table:style-name="ce1">
            <text:p>2.119361781</text:p>
          </table:table-cell>
          <table:table-cell office:value-type="float" office:value="2.1633299131200001" table:style-name="ce1">
            <text:p>2.16332991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0_load</text:p>
          </table:table-cell>
          <table:table-cell office:value-type="float" office:value="1.49758883811" table:style-name="ce1">
            <text:p>1.497588838</text:p>
          </table:table-cell>
          <table:table-cell office:value-type="float" office:value="1.4977391716599997" table:style-name="ce1">
            <text:p>1.497739172</text:p>
          </table:table-cell>
          <table:table-cell office:value-type="float" office:value="1.6022235576700001" table:style-name="ce1">
            <text:p>1.602223558</text:p>
          </table:table-cell>
          <table:table-cell office:value-type="float" office:value="1.60844420188" table:style-name="ce1">
            <text:p>1.608444202</text:p>
          </table:table-cell>
          <table:table-cell office:value-type="float" office:value="1.54770642596" table:style-name="ce1">
            <text:p>1.547706426</text:p>
          </table:table-cell>
          <table:table-cell office:value-type="float" office:value="1.6583463968199998" table:style-name="ce1">
            <text:p>1.658346397</text:p>
          </table:table-cell>
          <table:table-cell office:value-type="float" office:value="1.4135047975299999" table:style-name="ce1">
            <text:p>1.413504798</text:p>
          </table:table-cell>
          <table:table-cell office:value-type="float" office:value="1.3736369211699999" table:style-name="ce1">
            <text:p>1.373636921</text:p>
          </table:table-cell>
          <table:table-cell office:value-type="float" office:value="1.4881558775699999" table:style-name="ce1">
            <text:p>1.488155878</text:p>
          </table:table-cell>
          <table:table-cell office:value-type="float" office:value="1.31596541774" table:style-name="ce1">
            <text:p>1.315965418</text:p>
          </table:table-cell>
          <table:table-cell office:value-type="float" office:value="1.3511178493799998" table:style-name="ce1">
            <text:p>1.351117849</text:p>
          </table:table-cell>
          <table:table-cell office:value-type="float" office:value="1.30533580095" table:style-name="ce1">
            <text:p>1.305335801</text:p>
          </table:table-cell>
          <table:table-cell office:value-type="float" office:value="1.3678244475599999" table:style-name="ce1">
            <text:p>1.367824448</text:p>
          </table:table-cell>
          <table:table-cell office:value-type="float" office:value="1.3615230706799999" table:style-name="ce1">
            <text:p>1.361523071</text:p>
          </table:table-cell>
          <table:table-cell office:value-type="float" office:value="1.46511771064" table:style-name="ce1">
            <text:p>1.465117711</text:p>
          </table:table-cell>
          <table:table-cell office:value-type="float" office:value="1.4767598554399999" table:style-name="ce1">
            <text:p>1.476759855</text:p>
          </table:table-cell>
          <table:table-cell office:value-type="float" office:value="1.4700954847599998" table:style-name="ce1">
            <text:p>1.470095485</text:p>
          </table:table-cell>
          <table:table-cell office:value-type="float" office:value="1.4869404726499997" table:style-name="ce1">
            <text:p>1.486940473</text:p>
          </table:table-cell>
          <table:table-cell office:value-type="float" office:value="1.5184803143599999" table:style-name="ce1">
            <text:p>1.518480314</text:p>
          </table:table-cell>
          <table:table-cell office:value-type="float" office:value="1.54997671661" table:style-name="ce1">
            <text:p>1.54997671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1_load</text:p>
          </table:table-cell>
          <table:table-cell office:value-type="float" office:value="2.3513475712599998" table:style-name="ce1">
            <text:p>2.351347571</text:p>
          </table:table-cell>
          <table:table-cell office:value-type="float" office:value="2.3515836655599998" table:style-name="ce1">
            <text:p>2.351583666</text:p>
          </table:table-cell>
          <table:table-cell office:value-type="float" office:value="2.5156732382199998" table:style-name="ce1">
            <text:p>2.515673238</text:p>
          </table:table-cell>
          <table:table-cell office:value-type="float" office:value="2.5254425720799998" table:style-name="ce1">
            <text:p>2.525442572</text:p>
          </table:table-cell>
          <table:table-cell office:value-type="float" office:value="2.4300557293599998" table:style-name="ce1">
            <text:p>2.430055729</text:p>
          </table:table-cell>
          <table:table-cell office:value-type="float" office:value="2.6038124621199996" table:style-name="ce1">
            <text:p>2.603812462</text:p>
          </table:table-cell>
          <table:table-cell office:value-type="float" office:value="2.2192961249799996" table:style-name="ce1">
            <text:p>2.219296125</text:p>
          </table:table-cell>
          <table:table-cell office:value-type="float" office:value="2.15668482922" table:style-name="ce1">
            <text:p>2.156684829</text:p>
          </table:table-cell>
          <table:table-cell office:value-type="float" office:value="2.3365333916199997" table:style-name="ce1">
            <text:p>2.336533392</text:p>
          </table:table-cell>
          <table:table-cell office:value-type="float" office:value="2.0661134748399999" table:style-name="ce1">
            <text:p>2.066113475</text:p>
          </table:table-cell>
          <table:table-cell office:value-type="float" office:value="2.1213193070799998" table:style-name="ce1">
            <text:p>2.121319307</text:p>
          </table:table-cell>
          <table:table-cell office:value-type="float" office:value="2.0494199826999999" table:style-name="ce1">
            <text:p>2.049419983</text:p>
          </table:table-cell>
          <table:table-cell office:value-type="float" office:value="2.1475565149599998" table:style-name="ce1">
            <text:p>2.147556515</text:p>
          </table:table-cell>
          <table:table-cell office:value-type="float" office:value="2.13766039288" table:style-name="ce1">
            <text:p>2.137660393</text:p>
          </table:table-cell>
          <table:table-cell office:value-type="float" office:value="2.3003526462399999" table:style-name="ce1">
            <text:p>2.300352646</text:p>
          </table:table-cell>
          <table:table-cell office:value-type="float" office:value="2.31863628304" table:style-name="ce1">
            <text:p>2.318636283</text:p>
          </table:table-cell>
          <table:table-cell office:value-type="float" office:value="2.3081700901599995" table:style-name="ce1">
            <text:p>2.30817009</text:p>
          </table:table-cell>
          <table:table-cell office:value-type="float" office:value="2.3346246348999995" table:style-name="ce1">
            <text:p>2.334624635</text:p>
          </table:table-cell>
          <table:table-cell office:value-type="float" office:value="2.3841570037599999" table:style-name="ce1">
            <text:p>2.384157004</text:p>
          </table:table-cell>
          <table:table-cell office:value-type="float" office:value="2.4336211522599998" table:style-name="ce1">
            <text:p>2.43362115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2_load</text:p>
          </table:table-cell>
          <table:table-cell office:value-type="float" office:value="5.9632492235040004" table:style-name="ce1">
            <text:p>5.963249224</text:p>
          </table:table-cell>
          <table:table-cell office:value-type="float" office:value="5.9638481362239997" table:style-name="ce1">
            <text:p>5.963848136</text:p>
          </table:table-cell>
          <table:table-cell office:value-type="float" office:value="6.3801027102880008" table:style-name="ce1">
            <text:p>6.38010271</text:p>
          </table:table-cell>
          <table:table-cell office:value-type="float" office:value="6.4048850888320006" table:style-name="ce1">
            <text:p>6.404885089</text:p>
          </table:table-cell>
          <table:table-cell office:value-type="float" office:value="6.1629123117440008" table:style-name="ce1">
            <text:p>6.162912312</text:p>
          </table:table-cell>
          <table:table-cell office:value-type="float" office:value="6.6036900748480001" table:style-name="ce1">
            <text:p>6.603690075</text:p>
          </table:table-cell>
          <table:table-cell office:value-type="float" office:value="5.6282674349919999" table:style-name="ce1">
            <text:p>5.628267435</text:p>
          </table:table-cell>
          <table:table-cell office:value-type="float" office:value="5.4694380966880001" table:style-name="ce1">
            <text:p>5.469438097</text:p>
          </table:table-cell>
          <table:table-cell office:value-type="float" office:value="5.9256693216480008" table:style-name="ce1">
            <text:p>5.925669322</text:p>
          </table:table-cell>
          <table:table-cell office:value-type="float" office:value="5.2396810199360004" table:style-name="ce1">
            <text:p>5.23968102</text:p>
          </table:table-cell>
          <table:table-cell office:value-type="float" office:value="5.3797245328320002" table:style-name="ce1">
            <text:p>5.379724533</text:p>
          </table:table-cell>
          <table:table-cell office:value-type="float" office:value="5.1973337680800009" table:style-name="ce1">
            <text:p>5.197333768</text:p>
          </table:table-cell>
          <table:table-cell office:value-type="float" office:value="5.4462818259840002" table:style-name="ce1">
            <text:p>5.446281826</text:p>
          </table:table-cell>
          <table:table-cell office:value-type="float" office:value="5.4211778171520004" table:style-name="ce1">
            <text:p>5.421177817</text:p>
          </table:table-cell>
          <table:table-cell office:value-type="float" office:value="5.8338877384960002" table:style-name="ce1">
            <text:p>5.833887738</text:p>
          </table:table-cell>
          <table:table-cell office:value-type="float" office:value="5.8802687932160005" table:style-name="ce1">
            <text:p>5.880268793</text:p>
          </table:table-cell>
          <table:table-cell office:value-type="float" office:value="5.8537186560640002" table:style-name="ce1">
            <text:p>5.853718656</text:p>
          </table:table-cell>
          <table:table-cell office:value-type="float" office:value="5.9208272789600001" table:style-name="ce1">
            <text:p>5.920827279</text:p>
          </table:table-cell>
          <table:table-cell office:value-type="float" office:value="6.0464786215040007" table:style-name="ce1">
            <text:p>6.046478622</text:p>
          </table:table-cell>
          <table:table-cell office:value-type="float" office:value="6.1719569059040005" table:style-name="ce1">
            <text:p>6.17195690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3_load</text:p>
          </table:table-cell>
          <table:table-cell office:value-type="float" office:value="0.46705182609600004" table:style-name="ce1">
            <text:p>0.467051826</text:p>
          </table:table-cell>
          <table:table-cell office:value-type="float" office:value="0.46709864137599999" table:style-name="ce1">
            <text:p>0.467098641</text:p>
          </table:table-cell>
          <table:table-cell office:value-type="float" office:value="0.49963606091200008" table:style-name="ce1">
            <text:p>0.499636061</text:p>
          </table:table-cell>
          <table:table-cell office:value-type="float" office:value="0.50157322796800008" table:style-name="ce1">
            <text:p>0.501573228</text:p>
          </table:table-cell>
          <table:table-cell office:value-type="float" office:value="0.48265891385600002" table:style-name="ce1">
            <text:p>0.482658914</text:p>
          </table:table-cell>
          <table:table-cell office:value-type="float" office:value="0.51711324035200001" table:style-name="ce1">
            <text:p>0.51711324</text:p>
          </table:table-cell>
          <table:table-cell office:value-type="float" office:value="0.44086726580800001" table:style-name="ce1">
            <text:p>0.440867266</text:p>
          </table:table-cell>
          <table:table-cell office:value-type="float" office:value="0.42845203451200004" table:style-name="ce1">
            <text:p>0.428452035</text:p>
          </table:table-cell>
          <table:table-cell office:value-type="float" office:value="0.46411431355200006" table:style-name="ce1">
            <text:p>0.464114314</text:p>
          </table:table-cell>
          <table:table-cell office:value-type="float" office:value="0.41049258646400005" table:style-name="ce1">
            <text:p>0.410492586</text:p>
          </table:table-cell>
          <table:table-cell office:value-type="float" office:value="0.42143938396800001" table:style-name="ce1">
            <text:p>0.421439384</text:p>
          </table:table-cell>
          <table:table-cell office:value-type="float" office:value="0.40718242392000004" table:style-name="ce1">
            <text:p>0.407182424</text:p>
          </table:table-cell>
          <table:table-cell office:value-type="float" office:value="0.42664197561600004" table:style-name="ce1">
            <text:p>0.426641976</text:p>
          </table:table-cell>
          <table:table-cell office:value-type="float" office:value="0.42467966764800003" table:style-name="ce1">
            <text:p>0.424679668</text:p>
          </table:table-cell>
          <table:table-cell office:value-type="float" office:value="0.45694001190400002" table:style-name="ce1">
            <text:p>0.456940012</text:p>
          </table:table-cell>
          <table:table-cell office:value-type="float" office:value="0.46056548518400003" table:style-name="ce1">
            <text:p>0.460565485</text:p>
          </table:table-cell>
          <table:table-cell office:value-type="float" office:value="0.45849013753599999" table:style-name="ce1">
            <text:p>0.458490138</text:p>
          </table:table-cell>
          <table:table-cell office:value-type="float" office:value="0.46373582503999999" table:style-name="ce1">
            <text:p>0.463735825</text:p>
          </table:table-cell>
          <table:table-cell office:value-type="float" office:value="0.47355762809600005" table:style-name="ce1">
            <text:p>0.473557628</text:p>
          </table:table-cell>
          <table:table-cell office:value-type="float" office:value="0.48336590369600002" table:style-name="ce1">
            <text:p>0.48336590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4_load</text:p>
          </table:table-cell>
          <table:table-cell office:value-type="float" office:value="0.61369744379000002" table:style-name="ce1">
            <text:p>0.613697444</text:p>
          </table:table-cell>
          <table:table-cell office:value-type="float" office:value="0.61375898973999998" table:style-name="ce1">
            <text:p>0.61375899</text:p>
          </table:table-cell>
          <table:table-cell office:value-type="float" office:value="0.65653447663000009" table:style-name="ce1">
            <text:p>0.656534477</text:p>
          </table:table-cell>
          <table:table-cell office:value-type="float" office:value="0.65908118331999999" table:style-name="ce1">
            <text:p>0.659081183</text:p>
          </table:table-cell>
          <table:table-cell office:value-type="float" office:value="0.63421538243999998" table:style-name="ce1">
            <text:p>0.634215382</text:p>
          </table:table-cell>
          <table:table-cell office:value-type="float" office:value="0.67951094097999998" table:style-name="ce1">
            <text:p>0.679510941</text:p>
          </table:table-cell>
          <table:table-cell office:value-type="float" office:value="0.57927377616999998" table:style-name="ce1">
            <text:p>0.579273776</text:p>
          </table:table-cell>
          <table:table-cell office:value-type="float" office:value="0.56295202813" table:style-name="ce1">
            <text:p>0.562952028</text:p>
          </table:table-cell>
          <table:table-cell office:value-type="float" office:value="0.60983562773" table:style-name="ce1">
            <text:p>0.609835628</text:p>
          </table:table-cell>
          <table:table-cell office:value-type="float" office:value="0.53934154686000002" table:style-name="ce1">
            <text:p>0.539341547</text:p>
          </table:table-cell>
          <table:table-cell office:value-type="float" office:value="0.55373281082000003" table:style-name="ce1">
            <text:p>0.553732811</text:p>
          </table:table-cell>
          <table:table-cell office:value-type="float" office:value="0.53498982454999999" table:style-name="ce1">
            <text:p>0.534989825</text:p>
          </table:table-cell>
          <table:table-cell office:value-type="float" office:value="0.56057242484000003" table:style-name="ce1">
            <text:p>0.560572425</text:p>
          </table:table-cell>
          <table:table-cell office:value-type="float" office:value="0.55799266652000001" table:style-name="ce1">
            <text:p>0.557992667</text:p>
          </table:table-cell>
          <table:table-cell office:value-type="float" office:value="0.60040389496000002" table:style-name="ce1">
            <text:p>0.600403895</text:p>
          </table:table-cell>
          <table:table-cell office:value-type="float" office:value="0.60517014215999998" table:style-name="ce1">
            <text:p>0.605170142</text:p>
          </table:table-cell>
          <table:table-cell office:value-type="float" office:value="0.60244177564000001" table:style-name="ce1">
            <text:p>0.602441776</text:p>
          </table:table-cell>
          <table:table-cell office:value-type="float" office:value="0.60933804584999995" table:style-name="ce1">
            <text:p>0.609338046</text:p>
          </table:table-cell>
          <table:table-cell office:value-type="float" office:value="0.62225033003999997" table:style-name="ce1">
            <text:p>0.62225033</text:p>
          </table:table-cell>
          <table:table-cell office:value-type="float" office:value="0.63514483029000002" table:style-name="ce1">
            <text:p>0.6351448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5_load</text:p>
          </table:table-cell>
          <table:table-cell office:value-type="float" office:value="6.0978417767300011" table:style-name="ce1">
            <text:p>6.097841777</text:p>
          </table:table-cell>
          <table:table-cell office:value-type="float" office:value="6.0984542093799998" table:style-name="ce1">
            <text:p>6.098454209</text:p>
          </table:table-cell>
          <table:table-cell office:value-type="float" office:value="6.5241053658100014" table:style-name="ce1">
            <text:p>6.524105366</text:p>
          </table:table-cell>
          <table:table-cell office:value-type="float" office:value="6.5494471848400009" table:style-name="ce1">
            <text:p>6.549447185</text:p>
          </table:table-cell>
          <table:table-cell office:value-type="float" office:value="6.3020120842800011" table:style-name="ce1">
            <text:p>6.302012084</text:p>
          </table:table-cell>
          <table:table-cell office:value-type="float" office:value="6.7527400192600009" table:style-name="ce1">
            <text:p>6.752740019</text:p>
          </table:table-cell>
          <table:table-cell office:value-type="float" office:value="5.7552980677900001" table:style-name="ce1">
            <text:p>5.755298068</text:p>
          </table:table-cell>
          <table:table-cell office:value-type="float" office:value="5.592883296310001" table:style-name="ce1">
            <text:p>5.592883296</text:p>
          </table:table-cell>
          <table:table-cell office:value-type="float" office:value="6.0594135415100006" table:style-name="ce1">
            <text:p>6.059413542</text:p>
          </table:table-cell>
          <table:table-cell office:value-type="float" office:value="5.3579396548200009" table:style-name="ce1">
            <text:p>5.357939655</text:p>
          </table:table-cell>
          <table:table-cell office:value-type="float" office:value="5.5011445273400001" table:style-name="ce1">
            <text:p>5.501144527</text:p>
          </table:table-cell>
          <table:table-cell office:value-type="float" office:value="5.314636450850001" table:style-name="ce1">
            <text:p>5.314636451</text:p>
          </table:table-cell>
          <table:table-cell office:value-type="float" office:value="5.5692042930800003" table:style-name="ce1">
            <text:p>5.569204293</text:p>
          </table:table-cell>
          <table:table-cell office:value-type="float" office:value="5.5435335832400003" table:style-name="ce1">
            <text:p>5.543533583</text:p>
          </table:table-cell>
          <table:table-cell office:value-type="float" office:value="5.9655600695200004" table:style-name="ce1">
            <text:p>5.96556007</text:p>
          </table:table-cell>
          <table:table-cell office:value-type="float" office:value="6.0129881359200006" table:style-name="ce1">
            <text:p>6.012988136</text:p>
          </table:table-cell>
          <table:table-cell office:value-type="float" office:value="5.98583865268" table:style-name="ce1">
            <text:p>5.985838653</text:p>
          </table:table-cell>
          <table:table-cell office:value-type="float" office:value="6.0544621939500001" table:style-name="ce1">
            <text:p>6.054462194</text:p>
          </table:table-cell>
          <table:table-cell office:value-type="float" office:value="6.1829500054800004" table:style-name="ce1">
            <text:p>6.182950005</text:p>
          </table:table-cell>
          <table:table-cell office:value-type="float" office:value="6.3112608522300011" table:style-name="ce1">
            <text:p>6.31126085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6_load</text:p>
          </table:table-cell>
          <table:table-cell office:value-type="float" office:value="2.1705516042399999" table:style-name="ce1">
            <text:p>2.170551604</text:p>
          </table:table-cell>
          <table:table-cell office:value-type="float" office:value="2.17076953744" table:style-name="ce1">
            <text:p>2.170769537</text:p>
          </table:table-cell>
          <table:table-cell office:value-type="float" office:value="2.3222368352800005" table:style-name="ce1">
            <text:p>2.322236835</text:p>
          </table:table-cell>
          <table:table-cell office:value-type="float" office:value="2.33125468192" table:style-name="ce1">
            <text:p>2.331254682</text:p>
          </table:table-cell>
          <table:table-cell office:value-type="float" office:value="2.24320528864" table:style-name="ce1">
            <text:p>2.243205289</text:p>
          </table:table-cell>
          <table:table-cell office:value-type="float" office:value="2.4035961188800004" table:style-name="ce1">
            <text:p>2.403596119</text:p>
          </table:table-cell>
          <table:table-cell office:value-type="float" office:value="2.04865796152" table:style-name="ce1">
            <text:p>2.048657962</text:p>
          </table:table-cell>
          <table:table-cell office:value-type="float" office:value="1.99086291928" table:style-name="ce1">
            <text:p>1.990862919</text:p>
          </table:table-cell>
          <table:table-cell office:value-type="float" office:value="2.15687697688" table:style-name="ce1">
            <text:p>2.156876977</text:p>
          </table:table-cell>
          <table:table-cell office:value-type="float" office:value="1.90725859216" table:style-name="ce1">
            <text:p>1.907258592</text:p>
          </table:table-cell>
          <table:table-cell office:value-type="float" office:value="1.9582178219199999" table:style-name="ce1">
            <text:p>1.958217822</text:p>
          </table:table-cell>
          <table:table-cell office:value-type="float" office:value="1.8918492148000001" table:style-name="ce1">
            <text:p>1.891849215</text:p>
          </table:table-cell>
          <table:table-cell office:value-type="float" office:value="1.98243678304" table:style-name="ce1">
            <text:p>1.982436783</text:p>
          </table:table-cell>
          <table:table-cell office:value-type="float" office:value="1.9733019011200001" table:style-name="ce1">
            <text:p>1.973301901</text:p>
          </table:table-cell>
          <table:table-cell office:value-type="float" office:value="2.1234793657600002" table:style-name="ce1">
            <text:p>2.123479366</text:p>
          </table:table-cell>
          <table:table-cell office:value-type="float" office:value="2.1403565689600001" table:style-name="ce1">
            <text:p>2.140356569</text:p>
          </table:table-cell>
          <table:table-cell office:value-type="float" office:value="2.1306954678399999" table:style-name="ce1">
            <text:p>2.130695468</text:p>
          </table:table-cell>
          <table:table-cell office:value-type="float" office:value="2.1551150475999998" table:style-name="ce1">
            <text:p>2.155115048</text:p>
          </table:table-cell>
          <table:table-cell office:value-type="float" office:value="2.2008372342400002" table:style-name="ce1">
            <text:p>2.200837234</text:p>
          </table:table-cell>
          <table:table-cell office:value-type="float" office:value="2.2464964482400003" table:style-name="ce1">
            <text:p>2.24649644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7_load</text:p>
          </table:table-cell>
          <table:table-cell office:value-type="float" office:value="1.2565275487499998" table:style-name="ce1">
            <text:p>1.256527549</text:p>
          </table:table-cell>
          <table:table-cell office:value-type="float" office:value="1.2566536674999997" table:style-name="ce1">
            <text:p>1.256653668</text:p>
          </table:table-cell>
          <table:table-cell office:value-type="float" office:value="1.34430835375" table:style-name="ce1">
            <text:p>1.344308354</text:p>
          </table:table-cell>
          <table:table-cell office:value-type="float" office:value="1.3495270150000001" table:style-name="ce1">
            <text:p>1.349527015</text:p>
          </table:table-cell>
          <table:table-cell office:value-type="float" office:value="1.2985725049999999" table:style-name="ce1">
            <text:p>1.298572505</text:p>
          </table:table-cell>
          <table:table-cell office:value-type="float" office:value="1.3913912724999999" table:style-name="ce1">
            <text:p>1.391391273</text:p>
          </table:table-cell>
          <table:table-cell office:value-type="float" office:value="1.1859872462499998" table:style-name="ce1">
            <text:p>1.185987246</text:p>
          </table:table-cell>
          <table:table-cell office:value-type="float" office:value="1.1525410412499999" table:style-name="ce1">
            <text:p>1.152541041</text:p>
          </table:table-cell>
          <table:table-cell office:value-type="float" office:value="1.2486139912500001" table:style-name="ce1">
            <text:p>1.248613991</text:p>
          </table:table-cell>
          <table:table-cell office:value-type="float" office:value="1.1041589075" table:style-name="ce1">
            <text:p>1.104158908</text:p>
          </table:table-cell>
          <table:table-cell office:value-type="float" office:value="1.1336492024999998" table:style-name="ce1">
            <text:p>1.133649203</text:p>
          </table:table-cell>
          <table:table-cell office:value-type="float" office:value="1.09524144375" table:style-name="ce1">
            <text:p>1.095241444</text:p>
          </table:table-cell>
          <table:table-cell office:value-type="float" office:value="1.1476648049999998" table:style-name="ce1">
            <text:p>1.147664805</text:p>
          </table:table-cell>
          <table:table-cell office:value-type="float" office:value="1.142378415" table:style-name="ce1">
            <text:p>1.142378415</text:p>
          </table:table-cell>
          <table:table-cell office:value-type="float" office:value="1.22928667" table:style-name="ce1">
            <text:p>1.22928667</text:p>
          </table:table-cell>
          <table:table-cell office:value-type="float" office:value="1.2390535699999998" table:style-name="ce1">
            <text:p>1.23905357</text:p>
          </table:table-cell>
          <table:table-cell office:value-type="float" office:value="1.2334626549999999" table:style-name="ce1">
            <text:p>1.233462655</text:p>
          </table:table-cell>
          <table:table-cell office:value-type="float" office:value="1.2475943562499998" table:style-name="ce1">
            <text:p>1.247594356</text:p>
          </table:table-cell>
          <table:table-cell office:value-type="float" office:value="1.2740539549999998" table:style-name="ce1">
            <text:p>1.274053955</text:p>
          </table:table-cell>
          <table:table-cell office:value-type="float" office:value="1.30047711125" table:style-name="ce1">
            <text:p>1.30047711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8_load</text:p>
          </table:table-cell>
          <table:table-cell office:value-type="float" office:value="0.64885221515500002" table:style-name="ce1">
            <text:p>0.648852215</text:p>
          </table:table-cell>
          <table:table-cell office:value-type="float" office:value="0.64891729242999996" table:style-name="ce1">
            <text:p>0.648917292</text:p>
          </table:table-cell>
          <table:table-cell office:value-type="float" office:value="0.69414711053500011" table:style-name="ce1">
            <text:p>0.694147111</text:p>
          </table:table-cell>
          <table:table-cell office:value-type="float" office:value="0.69683993974000003" table:style-name="ce1">
            <text:p>0.69683994</text:p>
          </table:table-cell>
          <table:table-cell office:value-type="float" office:value="0.67054741258000006" table:style-name="ce1">
            <text:p>0.670547413</text:p>
          </table:table-cell>
          <table:table-cell office:value-type="float" office:value="0.71844189661000002" table:style-name="ce1">
            <text:p>0.718441897</text:p>
          </table:table-cell>
          <table:table-cell office:value-type="float" office:value="0.61245341906499995" table:style-name="ce1">
            <text:p>0.612453419</text:p>
          </table:table-cell>
          <table:table-cell office:value-type="float" office:value="0.59519517728500004" table:style-name="ce1">
            <text:p>0.595195177</text:p>
          </table:table-cell>
          <table:table-cell office:value-type="float" office:value="0.64476881948500009" table:style-name="ce1">
            <text:p>0.644768819</text:p>
          </table:table-cell>
          <table:table-cell office:value-type="float" office:value="0.57022999627000004" table:style-name="ce1">
            <text:p>0.570229996</text:p>
          </table:table-cell>
          <table:table-cell office:value-type="float" office:value="0.58544698848999999" table:style-name="ce1">
            <text:p>0.585446988</text:p>
          </table:table-cell>
          <table:table-cell office:value-type="float" office:value="0.56562858497500001" table:style-name="ce1">
            <text:p>0.565628585</text:p>
          </table:table-cell>
          <table:table-cell office:value-type="float" office:value="0.59267903937999999" table:style-name="ce1">
            <text:p>0.592679039</text:p>
          </table:table-cell>
          <table:table-cell office:value-type="float" office:value="0.58995126214000004" table:style-name="ce1">
            <text:p>0.589951262</text:p>
          </table:table-cell>
          <table:table-cell office:value-type="float" office:value="0.63479592171999999" table:style-name="ce1">
            <text:p>0.634795922</text:p>
          </table:table-cell>
          <table:table-cell office:value-type="float" office:value="0.63983564211999999" table:style-name="ce1">
            <text:p>0.639835642</text:p>
          </table:table-cell>
          <table:table-cell office:value-type="float" office:value="0.63695072998000002" table:style-name="ce1">
            <text:p>0.63695073</text:p>
          </table:table-cell>
          <table:table-cell office:value-type="float" office:value="0.64424268782500005" table:style-name="ce1">
            <text:p>0.644242688</text:p>
          </table:table-cell>
          <table:table-cell office:value-type="float" office:value="0.65789584078000007" table:style-name="ce1">
            <text:p>0.657895841</text:p>
          </table:table-cell>
          <table:table-cell office:value-type="float" office:value="0.67153018940500009" table:style-name="ce1">
            <text:p>0.67153018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9_load</text:p>
          </table:table-cell>
          <table:table-cell office:value-type="float" office:value="11.21034995524" table:style-name="ce1">
            <text:p>11.21034996</text:p>
          </table:table-cell>
          <table:table-cell office:value-type="float" office:value="11.211475943439998" table:style-name="ce1">
            <text:p>11.21147594</text:p>
          </table:table-cell>
          <table:table-cell office:value-type="float" office:value="11.99405698228" table:style-name="ce1">
            <text:p>11.99405698</text:p>
          </table:table-cell>
          <table:table-cell office:value-type="float" office:value="12.04064918992" table:style-name="ce1">
            <text:p>12.04064919</text:p>
          </table:table-cell>
          <table:table-cell office:value-type="float" office:value="11.585727324640001" table:style-name="ce1">
            <text:p>11.58572732</text:p>
          </table:table-cell>
          <table:table-cell office:value-type="float" office:value="12.41441328088" table:style-name="ce1">
            <text:p>12.41441328</text:p>
          </table:table-cell>
          <table:table-cell office:value-type="float" office:value="10.58056613452" table:style-name="ce1">
            <text:p>10.58056613</text:p>
          </table:table-cell>
          <table:table-cell office:value-type="float" office:value="10.28195841628" table:style-name="ce1">
            <text:p>10.28195842</text:p>
          </table:table-cell>
          <table:table-cell office:value-type="float" office:value="11.13969771388" table:style-name="ce1">
            <text:p>11.13969771</text:p>
          </table:table-cell>
          <table:table-cell office:value-type="float" office:value="9.8500027261599996" table:style-name="ce1">
            <text:p>9.850002726</text:p>
          </table:table-cell>
          <table:table-cell office:value-type="float" office:value="10.113292079919999" table:style-name="ce1">
            <text:p>10.11329208</text:p>
          </table:table-cell>
          <table:table-cell office:value-type="float" office:value="9.7703876098000002" table:style-name="ce1">
            <text:p>9.77038761</text:p>
          </table:table-cell>
          <table:table-cell office:value-type="float" office:value="10.23842337904" table:style-name="ce1">
            <text:p>10.23842338</text:p>
          </table:table-cell>
          <table:table-cell office:value-type="float" office:value="10.19122648912" table:style-name="ce1">
            <text:p>10.19122649</text:p>
          </table:table-cell>
          <table:table-cell office:value-type="float" office:value="10.96714338976" table:style-name="ce1">
            <text:p>10.96714339</text:p>
          </table:table-cell>
          <table:table-cell office:value-type="float" office:value="11.05434227296" table:style-name="ce1">
            <text:p>11.05434227</text:p>
          </table:table-cell>
          <table:table-cell office:value-type="float" office:value="11.004426583839999" table:style-name="ce1">
            <text:p>11.00442658</text:p>
          </table:table-cell>
          <table:table-cell office:value-type="float" office:value="11.130594412599999" table:style-name="ce1">
            <text:p>11.13059441</text:p>
          </table:table-cell>
          <table:table-cell office:value-type="float" office:value="11.366825710240001" table:style-name="ce1">
            <text:p>11.36682571</text:p>
          </table:table-cell>
          <table:table-cell office:value-type="float" office:value="11.602731649240001" table:style-name="ce1">
            <text:p>11.6027316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0_load</text:p>
          </table:table-cell>
          <table:table-cell office:value-type="float" office:value="10.86884646198" table:style-name="ce1">
            <text:p>10.86884646</text:p>
          </table:table-cell>
          <table:table-cell office:value-type="float" office:value="10.869938145879999" table:style-name="ce1">
            <text:p>10.86993815</text:p>
          </table:table-cell>
          <table:table-cell office:value-type="float" office:value="11.628677110060002" table:style-name="ce1">
            <text:p>11.62867711</text:p>
          </table:table-cell>
          <table:table-cell office:value-type="float" office:value="11.673849841840001" table:style-name="ce1">
            <text:p>11.67384984</text:p>
          </table:table-cell>
          <table:table-cell office:value-type="float" office:value="11.23278760328" table:style-name="ce1">
            <text:p>11.2327876</text:p>
          </table:table-cell>
          <table:table-cell office:value-type="float" office:value="12.036226854760001" table:style-name="ce1">
            <text:p>12.03622685</text:p>
          </table:table-cell>
          <table:table-cell office:value-type="float" office:value="10.258249603539999" table:style-name="ce1">
            <text:p>10.2582496</text:p>
          </table:table-cell>
          <table:table-cell office:value-type="float" office:value="9.9687392530600007" table:style-name="ce1">
            <text:p>9.968739253</text:p>
          </table:table-cell>
          <table:table-cell office:value-type="float" office:value="10.800346708259999" table:style-name="ce1">
            <text:p>10.80034671</text:p>
          </table:table-cell>
          <table:table-cell office:value-type="float" office:value="9.5499435033199997" table:style-name="ce1">
            <text:p>9.549943503</text:p>
          </table:table-cell>
          <table:table-cell office:value-type="float" office:value="9.8052114968400002" table:style-name="ce1">
            <text:p>9.805211497</text:p>
          </table:table-cell>
          <table:table-cell office:value-type="float" office:value="9.4727539371000002" table:style-name="ce1">
            <text:p>9.472753937</text:p>
          </table:table-cell>
          <table:table-cell office:value-type="float" office:value="9.9265305520799991" table:style-name="ce1">
            <text:p>9.926530552</text:p>
          </table:table-cell>
          <table:table-cell office:value-type="float" office:value="9.8807715602399995" table:style-name="ce1">
            <text:p>9.88077156</text:p>
          </table:table-cell>
          <table:table-cell office:value-type="float" office:value="10.63304941552" table:style-name="ce1">
            <text:p>10.63304942</text:p>
          </table:table-cell>
          <table:table-cell office:value-type="float" office:value="10.71759170192" table:style-name="ce1">
            <text:p>10.7175917</text:p>
          </table:table-cell>
          <table:table-cell office:value-type="float" office:value="10.669196741679999" table:style-name="ce1">
            <text:p>10.66919674</text:p>
          </table:table-cell>
          <table:table-cell office:value-type="float" office:value="10.7915207477" table:style-name="ce1">
            <text:p>10.79152075</text:p>
          </table:table-cell>
          <table:table-cell office:value-type="float" office:value="11.020555034479999" table:style-name="ce1">
            <text:p>11.02055503</text:p>
          </table:table-cell>
          <table:table-cell office:value-type="float" office:value="11.24927387498" table:style-name="ce1">
            <text:p>11.2492738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1_load</text:p>
          </table:table-cell>
          <table:table-cell office:value-type="float" office:value="16.674405847400003" table:style-name="ce1">
            <text:p>16.67440585</text:p>
          </table:table-cell>
          <table:table-cell office:value-type="float" office:value="16.6760807044" table:style-name="ce1">
            <text:p>16.6760807</text:p>
          </table:table-cell>
          <table:table-cell office:value-type="float" office:value="17.840134937800006" table:style-name="ce1">
            <text:p>17.84013494</text:p>
          </table:table-cell>
          <table:table-cell office:value-type="float" office:value="17.909438759200004" table:style-name="ce1">
            <text:p>17.90943876</text:p>
          </table:table-cell>
          <table:table-cell office:value-type="float" office:value="17.232762866400002" table:style-name="ce1">
            <text:p>17.23276287</text:p>
          </table:table-cell>
          <table:table-cell office:value-type="float" office:value="18.465396098800003" table:style-name="ce1">
            <text:p>18.4653961</text:p>
          </table:table-cell>
          <table:table-cell office:value-type="float" office:value="15.7376306302" table:style-name="ce1">
            <text:p>15.73763063</text:p>
          </table:table-cell>
          <table:table-cell office:value-type="float" office:value="15.293465027800002" table:style-name="ce1">
            <text:p>15.29346503</text:p>
          </table:table-cell>
          <table:table-cell office:value-type="float" office:value="16.569313803800004" table:style-name="ce1">
            <text:p>16.5693138</text:p>
          </table:table-cell>
          <table:table-cell office:value-type="float" office:value="14.650950291600001" table:style-name="ce1">
            <text:p>14.65095029</text:p>
          </table:table-cell>
          <table:table-cell office:value-type="float" office:value="15.0425814092" table:style-name="ce1">
            <text:p>15.04258141</text:p>
          </table:table-cell>
          <table:table-cell office:value-type="float" office:value="14.532526373000001" table:style-name="ce1">
            <text:p>14.53252637</text:p>
          </table:table-cell>
          <table:table-cell office:value-type="float" office:value="15.2287086104" table:style-name="ce1">
            <text:p>15.22870861</text:p>
          </table:table-cell>
          <table:table-cell office:value-type="float" office:value="15.158505351200001" table:style-name="ce1">
            <text:p>15.15850535</text:p>
          </table:table-cell>
          <table:table-cell office:value-type="float" office:value="16.312646977600004" table:style-name="ce1">
            <text:p>16.31264698</text:p>
          </table:table-cell>
          <table:table-cell office:value-type="float" office:value="16.442351409600004" table:style-name="ce1">
            <text:p>16.44235141</text:p>
          </table:table-cell>
          <table:table-cell office:value-type="float" office:value="16.3681040584" table:style-name="ce1">
            <text:p>16.36810406</text:p>
          </table:table-cell>
          <table:table-cell office:value-type="float" office:value="16.555773051000003" table:style-name="ce1">
            <text:p>16.55577305</text:p>
          </table:table-cell>
          <table:table-cell office:value-type="float" office:value="16.907156522400001" table:style-name="ce1">
            <text:p>16.90715652</text:p>
          </table:table-cell>
          <table:table-cell office:value-type="float" office:value="17.258056037400003" table:style-name="ce1">
            <text:p>17.2580560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2_load</text:p>
          </table:table-cell>
          <table:table-cell office:value-type="float" office:value="19.677627744010003" table:style-name="ce1">
            <text:p>19.67762774</text:p>
          </table:table-cell>
          <table:table-cell office:value-type="float" office:value="19.679604277060001" table:style-name="ce1">
            <text:p>19.67960428</text:p>
          </table:table-cell>
          <table:table-cell office:value-type="float" office:value="21.053328519970002" table:style-name="ce1">
            <text:p>21.05332852</text:p>
          </table:table-cell>
          <table:table-cell office:value-type="float" office:value="21.135115379080002" table:style-name="ce1">
            <text:p>21.13511538</text:p>
          </table:table-cell>
          <table:table-cell office:value-type="float" office:value="20.336556298360001" table:style-name="ce1">
            <text:p>20.3365563</text:p>
          </table:table-cell>
          <table:table-cell office:value-type="float" office:value="21.791212022620002" table:style-name="ce1">
            <text:p>21.79121202</text:p>
          </table:table-cell>
          <table:table-cell office:value-type="float" office:value="18.57212012323" table:style-name="ce1">
            <text:p>18.57212012</text:p>
          </table:table-cell>
          <table:table-cell office:value-type="float" office:value="18.047951198470003" table:style-name="ce1">
            <text:p>18.0479512</text:p>
          </table:table-cell>
          <table:table-cell office:value-type="float" office:value="19.553606470870001" table:style-name="ce1">
            <text:p>19.55360647</text:p>
          </table:table-cell>
          <table:table-cell office:value-type="float" office:value="17.289706398340002" table:style-name="ce1">
            <text:p>17.2897064</text:p>
          </table:table-cell>
          <table:table-cell office:value-type="float" office:value="17.75187830158" table:style-name="ce1">
            <text:p>17.7518783</text:p>
          </table:table-cell>
          <table:table-cell office:value-type="float" office:value="17.149951906450003" table:style-name="ce1">
            <text:p>17.14995191</text:p>
          </table:table-cell>
          <table:table-cell office:value-type="float" office:value="17.971530823960002" table:style-name="ce1">
            <text:p>17.97153082</text:p>
          </table:table-cell>
          <table:table-cell office:value-type="float" office:value="17.888682519880003" table:style-name="ce1">
            <text:p>17.88868252</text:p>
          </table:table-cell>
          <table:table-cell office:value-type="float" office:value="19.25070869224" table:style-name="ce1">
            <text:p>19.25070869</text:p>
          </table:table-cell>
          <table:table-cell office:value-type="float" office:value="19.403775549040002" table:style-name="ce1">
            <text:p>19.40377555</text:p>
          </table:table-cell>
          <table:table-cell office:value-type="float" office:value="19.316154729160001" table:style-name="ce1">
            <text:p>19.31615473</text:p>
          </table:table-cell>
          <table:table-cell office:value-type="float" office:value="19.53762675115" table:style-name="ce1">
            <text:p>19.53762675</text:p>
          </table:table-cell>
          <table:table-cell office:value-type="float" office:value="19.952301582760001" table:style-name="ce1">
            <text:p>19.95230158</text:p>
          </table:table-cell>
          <table:table-cell office:value-type="float" office:value="20.366405287510002" table:style-name="ce1">
            <text:p>20.3664052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3_load</text:p>
          </table:table-cell>
          <table:table-cell office:value-type="float" office:value="0.71413964769000005" table:style-name="ce1">
            <text:p>0.714139648</text:p>
          </table:table-cell>
          <table:table-cell office:value-type="float" office:value="0.71421128313999993" table:style-name="ce1">
            <text:p>0.714211283</text:p>
          </table:table-cell>
          <table:table-cell office:value-type="float" office:value="0.76399914492999998" table:style-name="ce1">
            <text:p>0.763999145</text:p>
          </table:table-cell>
          <table:table-cell office:value-type="float" office:value="0.76696334452000003" table:style-name="ce1">
            <text:p>0.766963345</text:p>
          </table:table-cell>
          <table:table-cell office:value-type="float" office:value="0.73802118283999996" table:style-name="ce1">
            <text:p>0.738021183</text:p>
          </table:table-cell>
          <table:table-cell office:value-type="float" office:value="0.79074224277999994" table:style-name="ce1">
            <text:p>0.790742243</text:p>
          </table:table-cell>
          <table:table-cell office:value-type="float" office:value="0.67407275586999993" table:style-name="ce1">
            <text:p>0.674072756</text:p>
          </table:table-cell>
          <table:table-cell office:value-type="float" office:value="0.65507531142999997" table:style-name="ce1">
            <text:p>0.655075311</text:p>
          </table:table-cell>
          <table:table-cell office:value-type="float" office:value="0.70964474703000002" table:style-name="ce1">
            <text:p>0.709644747</text:p>
          </table:table-cell>
          <table:table-cell office:value-type="float" office:value="0.62759425946000003" table:style-name="ce1">
            <text:p>0.627594259</text:p>
          </table:table-cell>
          <table:table-cell office:value-type="float" office:value="0.64434474702" table:style-name="ce1">
            <text:p>0.644344747</text:p>
          </table:table-cell>
          <table:table-cell office:value-type="float" office:value="0.62252914005000004" table:style-name="ce1">
            <text:p>0.62252914</text:p>
          </table:table-cell>
          <table:table-cell office:value-type="float" office:value="0.65230560924000003" table:style-name="ce1">
            <text:p>0.652305609</text:p>
          </table:table-cell>
          <table:table-cell office:value-type="float" office:value="0.64930293971999997" table:style-name="ce1">
            <text:p>0.64930294</text:p>
          </table:table-cell>
          <table:table-cell office:value-type="float" office:value="0.69866682855999995" table:style-name="ce1">
            <text:p>0.698666829</text:p>
          </table:table-cell>
          <table:table-cell office:value-type="float" office:value="0.70421442775999998" table:style-name="ce1">
            <text:p>0.704214428</text:p>
          </table:table-cell>
          <table:table-cell office:value-type="float" office:value="0.70103878803999997" table:style-name="ce1">
            <text:p>0.701038788</text:p>
          </table:table-cell>
          <table:table-cell office:value-type="float" office:value="0.70906559434999994" table:style-name="ce1">
            <text:p>0.709065594</text:p>
          </table:table-cell>
          <table:table-cell office:value-type="float" office:value="0.72409464643999999" table:style-name="ce1">
            <text:p>0.724094646</text:p>
          </table:table-cell>
          <table:table-cell office:value-type="float" office:value="0.73910299919" table:style-name="ce1">
            <text:p>0.73910299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4_load</text:p>
          </table:table-cell>
          <table:table-cell office:value-type="float" office:value="0.41281303599000008" table:style-name="ce1">
            <text:p>0.412813036</text:p>
          </table:table-cell>
          <table:table-cell office:value-type="float" office:value="0.41285440293999998" table:style-name="ce1">
            <text:p>0.412854403</text:p>
          </table:table-cell>
          <table:table-cell office:value-type="float" office:value="0.44160514003000007" table:style-name="ce1">
            <text:p>0.44160514</text:p>
          </table:table-cell>
          <table:table-cell office:value-type="float" office:value="0.44331686092000006" table:style-name="ce1">
            <text:p>0.443316861</text:p>
          </table:table-cell>
          <table:table-cell office:value-type="float" office:value="0.42660378164000007" table:style-name="ce1">
            <text:p>0.426603782</text:p>
          </table:table-cell>
          <table:table-cell office:value-type="float" office:value="0.45704833738000006" table:style-name="ce1">
            <text:p>0.457048337</text:p>
          </table:table-cell>
          <table:table-cell office:value-type="float" office:value="0.38967581677000002" table:style-name="ce1">
            <text:p>0.389675817</text:p>
          </table:table-cell>
          <table:table-cell office:value-type="float" office:value="0.37870546153000006" table:style-name="ce1">
            <text:p>0.378705462</text:p>
          </table:table-cell>
          <table:table-cell office:value-type="float" office:value="0.41021738913000005" table:style-name="ce1">
            <text:p>0.410217389</text:p>
          </table:table-cell>
          <table:table-cell office:value-type="float" office:value="0.36283612166000007" table:style-name="ce1">
            <text:p>0.362836122</text:p>
          </table:table-cell>
          <table:table-cell office:value-type="float" office:value="0.37250893842000005" table:style-name="ce1">
            <text:p>0.372508938</text:p>
          </table:table-cell>
          <table:table-cell office:value-type="float" office:value="0.35991119355000006" table:style-name="ce1">
            <text:p>0.359911194</text:p>
          </table:table-cell>
          <table:table-cell office:value-type="float" office:value="0.37710605604000003" table:style-name="ce1">
            <text:p>0.377106056</text:p>
          </table:table-cell>
          <table:table-cell office:value-type="float" office:value="0.37537212012000004" table:style-name="ce1">
            <text:p>0.37537212</text:p>
          </table:table-cell>
          <table:table-cell office:value-type="float" office:value="0.40387802776000004" table:style-name="ce1">
            <text:p>0.403878028</text:p>
          </table:table-cell>
          <table:table-cell office:value-type="float" office:value="0.40708157096000003" table:style-name="ce1">
            <text:p>0.407081571</text:p>
          </table:table-cell>
          <table:table-cell office:value-type="float" office:value="0.40524775084000003" table:style-name="ce1">
            <text:p>0.405247751</text:p>
          </table:table-cell>
          <table:table-cell office:value-type="float" office:value="0.40988294885000004" table:style-name="ce1">
            <text:p>0.409882949</text:p>
          </table:table-cell>
          <table:table-cell office:value-type="float" office:value="0.41856169724000003" table:style-name="ce1">
            <text:p>0.418561697</text:p>
          </table:table-cell>
          <table:table-cell office:value-type="float" office:value="0.42722849249000006" table:style-name="ce1">
            <text:p>0.42722849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5_load</text:p>
          </table:table-cell>
          <table:table-cell office:value-type="float" office:value="0.32241505248000002" table:style-name="ce1">
            <text:p>0.322415052</text:p>
          </table:table-cell>
          <table:table-cell office:value-type="float" office:value="0.32244733887999999" table:style-name="ce1">
            <text:p>0.322447339</text:p>
          </table:table-cell>
          <table:table-cell office:value-type="float" office:value="0.34488693856000002" table:style-name="ce1">
            <text:p>0.344886939</text:p>
          </table:table-cell>
          <table:table-cell office:value-type="float" office:value="0.34622291584000003" table:style-name="ce1">
            <text:p>0.346222916</text:p>
          </table:table-cell>
          <table:table-cell office:value-type="float" office:value="0.33317856128000001" table:style-name="ce1">
            <text:p>0.333178561</text:p>
          </table:table-cell>
          <table:table-cell office:value-type="float" office:value="0.35694016576000004" table:style-name="ce1">
            <text:p>0.356940166</text:p>
          </table:table-cell>
          <table:table-cell office:value-type="float" office:value="0.30435673503999999" table:style-name="ce1">
            <text:p>0.304356735</text:p>
          </table:table-cell>
          <table:table-cell office:value-type="float" office:value="0.29579450656" table:style-name="ce1">
            <text:p>0.295794507</text:p>
          </table:table-cell>
          <table:table-cell office:value-type="float" office:value="0.32038918176000003" table:style-name="ce1">
            <text:p>0.320389182</text:p>
          </table:table-cell>
          <table:table-cell office:value-type="float" office:value="0.28340868032000005" table:style-name="ce1">
            <text:p>0.28340868</text:p>
          </table:table-cell>
          <table:table-cell office:value-type="float" office:value="0.29095819583999999" table:style-name="ce1">
            <text:p>0.290958196</text:p>
          </table:table-cell>
          <table:table-cell office:value-type="float" office:value="0.2811258096" table:style-name="ce1">
            <text:p>0.28112581</text:p>
          </table:table-cell>
          <table:table-cell office:value-type="float" office:value="0.29454619007999999" table:style-name="ce1">
            <text:p>0.29454619</text:p>
          </table:table-cell>
          <table:table-cell office:value-type="float" office:value="0.29319287424000001" table:style-name="ce1">
            <text:p>0.293192874</text:p>
          </table:table-cell>
          <table:table-cell office:value-type="float" office:value="0.31544138752000001" table:style-name="ce1">
            <text:p>0.315441388</text:p>
          </table:table-cell>
          <table:table-cell office:value-type="float" office:value="0.31794171392000004" table:style-name="ce1">
            <text:p>0.317941714</text:p>
          </table:table-cell>
          <table:table-cell office:value-type="float" office:value="0.31651043967999998" table:style-name="ce1">
            <text:p>0.31651044</text:p>
          </table:table-cell>
          <table:table-cell office:value-type="float" office:value="0.32012815519999999" table:style-name="ce1">
            <text:p>0.320128155</text:p>
          </table:table-cell>
          <table:table-cell office:value-type="float" office:value="0.32690181248" table:style-name="ce1">
            <text:p>0.326901812</text:p>
          </table:table-cell>
          <table:table-cell office:value-type="float" office:value="0.33366614048000004" table:style-name="ce1">
            <text:p>0.3336661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6_load</text:p>
          </table:table-cell>
          <table:table-cell office:value-type="float" office:value="1.3449166881820001" table:style-name="ce1">
            <text:p>1.344916688</text:p>
          </table:table-cell>
          <table:table-cell office:value-type="float" office:value="1.3450516856919998" table:style-name="ce1">
            <text:p>1.345051686</text:p>
          </table:table-cell>
          <table:table-cell office:value-type="float" office:value="1.438877261854" table:style-name="ce1">
            <text:p>1.438877262</text:p>
          </table:table-cell>
          <table:table-cell office:value-type="float" office:value="1.4444633168559999" table:style-name="ce1">
            <text:p>1.444463317</text:p>
          </table:table-cell>
          <table:table-cell office:value-type="float" office:value="1.3899216093519999" table:style-name="ce1">
            <text:p>1.389921609</text:p>
          </table:table-cell>
          <table:table-cell office:value-type="float" office:value="1.4892748180840001" table:style-name="ce1">
            <text:p>1.489274818</text:p>
          </table:table-cell>
          <table:table-cell office:value-type="float" office:value="1.269410348386" table:style-name="ce1">
            <text:p>1.269410348</text:p>
          </table:table-cell>
          <table:table-cell office:value-type="float" office:value="1.233609530554" table:style-name="ce1">
            <text:p>1.233609531</text:p>
          </table:table-cell>
          <table:table-cell office:value-type="float" office:value="1.3364460162339999" table:style-name="ce1">
            <text:p>1.336446016</text:p>
          </table:table-cell>
          <table:table-cell office:value-type="float" office:value="1.181821294588" table:style-name="ce1">
            <text:p>1.181821295</text:p>
          </table:table-cell>
          <table:table-cell office:value-type="float" office:value="1.2133877063559999" table:style-name="ce1">
            <text:p>1.213387706</text:p>
          </table:table-cell>
          <table:table-cell office:value-type="float" office:value="1.17227604139" table:style-name="ce1">
            <text:p>1.172276041</text:p>
          </table:table-cell>
          <table:table-cell office:value-type="float" office:value="1.228390007272" table:style-name="ce1">
            <text:p>1.228390007</text:p>
          </table:table-cell>
          <table:table-cell office:value-type="float" office:value="1.222731455416" table:style-name="ce1">
            <text:p>1.222731455</text:p>
          </table:table-cell>
          <table:table-cell office:value-type="float" office:value="1.3157580515680001" table:style-name="ce1">
            <text:p>1.315758052</text:p>
          </table:table-cell>
          <table:table-cell office:value-type="float" office:value="1.3262125413279999" table:style-name="ce1">
            <text:p>1.326212541</text:p>
          </table:table-cell>
          <table:table-cell office:value-type="float" office:value="1.3202280259119998" table:style-name="ce1">
            <text:p>1.320228026</text:p>
          </table:table-cell>
          <table:table-cell office:value-type="float" office:value="1.33535459893" table:style-name="ce1">
            <text:p>1.335354599</text:p>
          </table:table-cell>
          <table:table-cell office:value-type="float" office:value="1.3636769534319999" table:style-name="ce1">
            <text:p>1.363676953</text:p>
          </table:table-cell>
          <table:table-cell office:value-type="float" office:value="1.391960299882" table:style-name="ce1">
            <text:p>1.391960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7_load</text:p>
          </table:table-cell>
          <table:table-cell office:value-type="float" office:value="0.33245927287000004" table:style-name="ce1">
            <text:p>0.332459273</text:p>
          </table:table-cell>
          <table:table-cell office:value-type="float" office:value="0.33249256822000001" table:style-name="ce1">
            <text:p>0.332492568</text:p>
          </table:table-cell>
          <table:table-cell office:value-type="float" office:value="0.35563340539000005" table:style-name="ce1">
            <text:p>0.355633405</text:p>
          </table:table-cell>
          <table:table-cell office:value-type="float" office:value="0.35701113196000001" table:style-name="ce1">
            <text:p>0.357011132</text:p>
          </table:table-cell>
          <table:table-cell office:value-type="float" office:value="0.34355914132000004" table:style-name="ce1">
            <text:p>0.343559141</text:p>
          </table:table-cell>
          <table:table-cell office:value-type="float" office:value="0.36806329594000003" table:style-name="ce1">
            <text:p>0.368063296</text:p>
          </table:table-cell>
          <table:table-cell office:value-type="float" office:value="0.31383663301000003" table:style-name="ce1">
            <text:p>0.313836633</text:p>
          </table:table-cell>
          <table:table-cell office:value-type="float" office:value="0.30500683489000002" table:style-name="ce1">
            <text:p>0.305006835</text:p>
          </table:table-cell>
          <table:table-cell office:value-type="float" office:value="0.33037009369000003" table:style-name="ce1">
            <text:p>0.330370094</text:p>
          </table:table-cell>
          <table:table-cell office:value-type="float" office:value="0.29223395158000004" table:style-name="ce1">
            <text:p>0.292233952</text:p>
          </table:table-cell>
          <table:table-cell office:value-type="float" office:value="0.30001938946000001" table:style-name="ce1">
            <text:p>0.300019389</text:p>
          </table:table-cell>
          <table:table-cell office:value-type="float" office:value="0.28987974115000004" table:style-name="ce1">
            <text:p>0.289879741</text:p>
          </table:table-cell>
          <table:table-cell office:value-type="float" office:value="0.30371950852000001" table:style-name="ce1">
            <text:p>0.303719509</text:p>
          </table:table-cell>
          <table:table-cell office:value-type="float" office:value="0.30232390156" table:style-name="ce1">
            <text:p>0.302323902</text:p>
          </table:table-cell>
          <table:table-cell office:value-type="float" office:value="0.32526768088000002" table:style-name="ce1">
            <text:p>0.325267681</text:p>
          </table:table-cell>
          <table:table-cell office:value-type="float" office:value="0.32784614248000005" table:style-name="ce1">
            <text:p>0.327846142</text:p>
          </table:table-cell>
          <table:table-cell office:value-type="float" office:value="0.32637014092" table:style-name="ce1">
            <text:p>0.326370141</text:p>
          </table:table-cell>
          <table:table-cell office:value-type="float" office:value="0.33010091005000003" table:style-name="ce1">
            <text:p>0.33010091</text:p>
          </table:table-cell>
          <table:table-cell office:value-type="float" office:value="0.33708624412000004" table:style-name="ce1">
            <text:p>0.337086244</text:p>
          </table:table-cell>
          <table:table-cell office:value-type="float" office:value="0.34406195737" table:style-name="ce1">
            <text:p>0.34406195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8_load</text:p>
          </table:table-cell>
          <table:table-cell office:value-type="float" office:value="0.85475873315000006" table:style-name="ce1">
            <text:p>0.854758733</text:p>
          </table:table-cell>
          <table:table-cell office:value-type="float" office:value="0.85484449389999995" table:style-name="ce1">
            <text:p>0.854844494</text:p>
          </table:table-cell>
          <table:table-cell office:value-type="float" office:value="0.91444968055000009" table:style-name="ce1">
            <text:p>0.914449681</text:p>
          </table:table-cell>
          <table:table-cell office:value-type="float" office:value="0.91799837019999997" table:style-name="ce1">
            <text:p>0.91799837</text:p>
          </table:table-cell>
          <table:table-cell office:value-type="float" office:value="0.88334930339999995" table:style-name="ce1">
            <text:p>0.883349303</text:p>
          </table:table-cell>
          <table:table-cell office:value-type="float" office:value="0.94646606529999999" table:style-name="ce1">
            <text:p>0.946466065</text:p>
          </table:table-cell>
          <table:table-cell office:value-type="float" office:value="0.80679132744999993" table:style-name="ce1">
            <text:p>0.806791327</text:p>
          </table:table-cell>
          <table:table-cell office:value-type="float" office:value="0.78404790805000002" table:style-name="ce1">
            <text:p>0.784047908</text:p>
          </table:table-cell>
          <table:table-cell office:value-type="float" office:value="0.84937751405000006" table:style-name="ce1">
            <text:p>0.849377514</text:p>
          </table:table-cell>
          <table:table-cell office:value-type="float" office:value="0.75114805709999999" table:style-name="ce1">
            <text:p>0.751148057</text:p>
          </table:table-cell>
          <table:table-cell office:value-type="float" office:value="0.77120145769999993" table:style-name="ce1">
            <text:p>0.771201458</text:p>
          </table:table-cell>
          <table:table-cell office:value-type="float" office:value="0.74508418175000002" table:style-name="ce1">
            <text:p>0.745084182</text:p>
          </table:table-cell>
          <table:table-cell office:value-type="float" office:value="0.78073206740000001" table:style-name="ce1">
            <text:p>0.780732067</text:p>
          </table:table-cell>
          <table:table-cell office:value-type="float" office:value="0.77713732219999998" table:style-name="ce1">
            <text:p>0.777137322</text:p>
          </table:table-cell>
          <table:table-cell office:value-type="float" office:value="0.83623493559999995" table:style-name="ce1">
            <text:p>0.836234936</text:p>
          </table:table-cell>
          <table:table-cell office:value-type="float" office:value="0.84287642760000003" table:style-name="ce1">
            <text:p>0.842876428</text:p>
          </table:table-cell>
          <table:table-cell office:value-type="float" office:value="0.8390746053999999" table:style-name="ce1">
            <text:p>0.839074605</text:p>
          </table:table-cell>
          <table:table-cell office:value-type="float" office:value="0.84868416224999998" table:style-name="ce1">
            <text:p>0.848684162</text:p>
          </table:table-cell>
          <table:table-cell office:value-type="float" office:value="0.86667668939999998" table:style-name="ce1">
            <text:p>0.866676689</text:p>
          </table:table-cell>
          <table:table-cell office:value-type="float" office:value="0.88464443564999995" table:style-name="ce1">
            <text:p>0.88464443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9_load</text:p>
          </table:table-cell>
          <table:table-cell office:value-type="float" office:value="3.5265213568900005" table:style-name="ce1">
            <text:p>3.526521357</text:p>
          </table:table-cell>
          <table:table-cell office:value-type="float" office:value="3.5268754983399999" table:style-name="ce1">
            <text:p>3.526875498</text:p>
          </table:table-cell>
          <table:table-cell office:value-type="float" office:value="3.7730098573300004" table:style-name="ce1">
            <text:p>3.773009857</text:p>
          </table:table-cell>
          <table:table-cell office:value-type="float" office:value="3.7876638581200002" table:style-name="ce1">
            <text:p>3.787663858</text:p>
          </table:table-cell>
          <table:table-cell office:value-type="float" office:value="3.6445835940400002" table:style-name="ce1">
            <text:p>3.644583594</text:p>
          </table:table-cell>
          <table:table-cell office:value-type="float" office:value="3.9052186931800001" table:style-name="ce1">
            <text:p>3.905218693</text:p>
          </table:table-cell>
          <table:table-cell office:value-type="float" office:value="3.3284441874700001" table:style-name="ce1">
            <text:p>3.328444187</text:p>
          </table:table-cell>
          <table:table-cell office:value-type="float" office:value="3.2345272438300001" table:style-name="ce1">
            <text:p>3.234527244</text:p>
          </table:table-cell>
          <table:table-cell office:value-type="float" office:value="3.5043000874300003" table:style-name="ce1">
            <text:p>3.504300087</text:p>
          </table:table-cell>
          <table:table-cell office:value-type="float" office:value="3.0986702122600001" table:style-name="ce1">
            <text:p>3.098670212</text:p>
          </table:table-cell>
          <table:table-cell office:value-type="float" office:value="3.1814789606200002" table:style-name="ce1">
            <text:p>3.181478961</text:p>
          </table:table-cell>
          <table:table-cell office:value-type="float" office:value="3.0736299740500002" table:style-name="ce1">
            <text:p>3.073629974</text:p>
          </table:table-cell>
          <table:table-cell office:value-type="float" office:value="3.2208347724399999" table:style-name="ce1">
            <text:p>3.220834772</text:p>
          </table:table-cell>
          <table:table-cell office:value-type="float" office:value="3.2059905893200003" table:style-name="ce1">
            <text:p>3.205990589</text:p>
          </table:table-cell>
          <table:table-cell office:value-type="float" office:value="3.4500289693600004" table:style-name="ce1">
            <text:p>3.450028969</text:p>
          </table:table-cell>
          <table:table-cell office:value-type="float" office:value="3.4774544245600003" table:style-name="ce1">
            <text:p>3.477454425</text:p>
          </table:table-cell>
          <table:table-cell office:value-type="float" office:value="3.4617551352399998" table:style-name="ce1">
            <text:p>3.461755135</text:p>
          </table:table-cell>
          <table:table-cell office:value-type="float" office:value="3.5014369523500002" table:style-name="ce1">
            <text:p>3.501436952</text:p>
          </table:table-cell>
          <table:table-cell office:value-type="float" office:value="3.57573550564" table:style-name="ce1">
            <text:p>3.575735506</text:p>
          </table:table-cell>
          <table:table-cell office:value-type="float" office:value="3.6499317283900004" table:style-name="ce1">
            <text:p>3.64993172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0_load</text:p>
          </table:table-cell>
          <table:table-cell office:value-type="float" office:value="3.10466410051" table:style-name="ce1">
            <text:p>3.104664101</text:p>
          </table:table-cell>
          <table:table-cell office:value-type="float" office:value="3.1049758660599993" table:style-name="ce1">
            <text:p>3.104975866</text:p>
          </table:table-cell>
          <table:table-cell office:value-type="float" office:value="3.3216582504700001" table:style-name="ce1">
            <text:p>3.32165825</text:p>
          </table:table-cell>
          <table:table-cell office:value-type="float" office:value="3.3345587810799997" table:style-name="ce1">
            <text:p>3.334558781</text:p>
          </table:table-cell>
          <table:table-cell office:value-type="float" office:value="3.2085992323599997" table:style-name="ce1">
            <text:p>3.208599232</text:p>
          </table:table-cell>
          <table:table-cell office:value-type="float" office:value="3.4380472256199996" table:style-name="ce1">
            <text:p>3.438047226</text:p>
          </table:table-cell>
          <table:table-cell office:value-type="float" office:value="2.9302884727299996" table:style-name="ce1">
            <text:p>2.930288473</text:p>
          </table:table-cell>
          <table:table-cell office:value-type="float" office:value="2.8476094539699996" table:style-name="ce1">
            <text:p>2.847609454</text:p>
          </table:table-cell>
          <table:table-cell office:value-type="float" office:value="3.0851017863700001" table:style-name="ce1">
            <text:p>3.085101786</text:p>
          </table:table-cell>
          <table:table-cell office:value-type="float" office:value="2.7280088193399998" table:style-name="ce1">
            <text:p>2.728008819</text:p>
          </table:table-cell>
          <table:table-cell office:value-type="float" office:value="2.8009088285799999" table:style-name="ce1">
            <text:p>2.800908829</text:p>
          </table:table-cell>
          <table:table-cell office:value-type="float" office:value="2.7059648489499999" table:style-name="ce1">
            <text:p>2.705964849</text:p>
          </table:table-cell>
          <table:table-cell office:value-type="float" office:value="2.8355553979599999" table:style-name="ce1">
            <text:p>2.835555398</text:p>
          </table:table-cell>
          <table:table-cell office:value-type="float" office:value="2.8224874418799999" table:style-name="ce1">
            <text:p>2.822487442</text:p>
          </table:table-cell>
          <table:table-cell office:value-type="float" office:value="3.0373246482399998" table:style-name="ce1">
            <text:p>3.037324648</text:p>
          </table:table-cell>
          <table:table-cell office:value-type="float" office:value="3.0614684250399997" table:style-name="ce1">
            <text:p>3.061468425</text:p>
          </table:table-cell>
          <table:table-cell office:value-type="float" office:value="3.0476476831599997" table:style-name="ce1">
            <text:p>3.047647683</text:p>
          </table:table-cell>
          <table:table-cell office:value-type="float" office:value="3.0825812486499995" table:style-name="ce1">
            <text:p>3.082581249</text:p>
          </table:table-cell>
          <table:table-cell office:value-type="float" office:value="3.1479893767599996" table:style-name="ce1">
            <text:p>3.147989377</text:p>
          </table:table-cell>
          <table:table-cell office:value-type="float" office:value="3.2133074190099999" table:style-name="ce1">
            <text:p>3.21330741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1_load</text:p>
          </table:table-cell>
          <table:table-cell office:value-type="float" office:value="2.9238681334900001" table:style-name="ce1">
            <text:p>2.923868133</text:p>
          </table:table-cell>
          <table:table-cell office:value-type="float" office:value="2.92416173794" table:style-name="ce1">
            <text:p>2.924161738</text:p>
          </table:table-cell>
          <table:table-cell office:value-type="float" office:value="3.1282218475300003" table:style-name="ce1">
            <text:p>3.128221848</text:p>
          </table:table-cell>
          <table:table-cell office:value-type="float" office:value="3.1403708909200003" table:style-name="ce1">
            <text:p>3.140370891</text:p>
          </table:table-cell>
          <table:table-cell office:value-type="float" office:value="3.0217487916400003" table:style-name="ce1">
            <text:p>3.021748792</text:p>
          </table:table-cell>
          <table:table-cell office:value-type="float" office:value="3.2378308823800004" table:style-name="ce1">
            <text:p>3.237830882</text:p>
          </table:table-cell>
          <table:table-cell office:value-type="float" office:value="2.75965030927" table:style-name="ce1">
            <text:p>2.759650309</text:p>
          </table:table-cell>
          <table:table-cell office:value-type="float" office:value="2.6817875440300001" table:style-name="ce1">
            <text:p>2.681787544</text:p>
          </table:table-cell>
          <table:table-cell office:value-type="float" office:value="2.9054453716299999" table:style-name="ce1">
            <text:p>2.905445372</text:p>
          </table:table-cell>
          <table:table-cell office:value-type="float" office:value="2.5691539366600002" table:style-name="ce1">
            <text:p>2.569153937</text:p>
          </table:table-cell>
          <table:table-cell office:value-type="float" office:value="2.63780734342" table:style-name="ce1">
            <text:p>2.637807343</text:p>
          </table:table-cell>
          <table:table-cell office:value-type="float" office:value="2.5483940810500001" table:style-name="ce1">
            <text:p>2.548394081</text:p>
          </table:table-cell>
          <table:table-cell office:value-type="float" office:value="2.6704356660399999" table:style-name="ce1">
            <text:p>2.670435666</text:p>
          </table:table-cell>
          <table:table-cell office:value-type="float" office:value="2.6581289501200001" table:style-name="ce1">
            <text:p>2.65812895</text:p>
          </table:table-cell>
          <table:table-cell office:value-type="float" office:value="2.8604513677600001" table:style-name="ce1">
            <text:p>2.860451368</text:p>
          </table:table-cell>
          <table:table-cell office:value-type="float" office:value="2.8831887109600003" table:style-name="ce1">
            <text:p>2.883188711</text:p>
          </table:table-cell>
          <table:table-cell office:value-type="float" office:value="2.87017306084" table:style-name="ce1">
            <text:p>2.870173061</text:p>
          </table:table-cell>
          <table:table-cell office:value-type="float" office:value="2.9030716613499998" table:style-name="ce1">
            <text:p>2.903071661</text:p>
          </table:table-cell>
          <table:table-cell office:value-type="float" office:value="2.9646696072400003" table:style-name="ce1">
            <text:p>2.964669607</text:p>
          </table:table-cell>
          <table:table-cell office:value-type="float" office:value="3.02618271499" table:style-name="ce1">
            <text:p>3.02618271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2_load</text:p>
          </table:table-cell>
          <table:table-cell office:value-type="float" office:value="21.324879887970003" table:style-name="ce1">
            <text:p>21.32487989</text:p>
          </table:table-cell>
          <table:table-cell office:value-type="float" office:value="21.327021888819999" table:style-name="ce1">
            <text:p>21.32702189</text:p>
          </table:table-cell>
          <table:table-cell office:value-type="float" office:value="22.815749080090004" table:style-name="ce1">
            <text:p>22.81574908</text:p>
          </table:table-cell>
          <table:table-cell office:value-type="float" office:value="22.904382822760002" table:style-name="ce1">
            <text:p>22.90438282</text:p>
          </table:table-cell>
          <table:table-cell office:value-type="float" office:value="22.038971424920003" table:style-name="ce1">
            <text:p>22.03897142</text:p>
          </table:table-cell>
          <table:table-cell office:value-type="float" office:value="23.615405372140003" table:style-name="ce1">
            <text:p>23.61540537</text:p>
          </table:table-cell>
          <table:table-cell office:value-type="float" office:value="20.126823390310001" table:style-name="ce1">
            <text:p>20.12682339</text:p>
          </table:table-cell>
          <table:table-cell office:value-type="float" office:value="19.558773044590001" table:style-name="ce1">
            <text:p>19.55877304</text:p>
          </table:table-cell>
          <table:table-cell office:value-type="float" office:value="21.190476027390002" table:style-name="ce1">
            <text:p>21.19047603</text:p>
          </table:table-cell>
          <table:table-cell office:value-type="float" office:value="18.737050884980004" table:style-name="ce1">
            <text:p>18.73705088</text:p>
          </table:table-cell>
          <table:table-cell office:value-type="float" office:value="19.237914055260003" table:style-name="ce1">
            <text:p>19.23791406</text:p>
          </table:table-cell>
          <table:table-cell office:value-type="float" office:value="18.585596680650003" table:style-name="ce1">
            <text:p>18.58559668</text:p>
          </table:table-cell>
          <table:table-cell office:value-type="float" office:value="19.475955048120003" table:style-name="ce1">
            <text:p>19.47595505</text:p>
          </table:table-cell>
          <table:table-cell office:value-type="float" office:value="19.386171000360001" table:style-name="ce1">
            <text:p>19.386171</text:p>
          </table:table-cell>
          <table:table-cell office:value-type="float" office:value="20.862220803280003" table:style-name="ce1">
            <text:p>20.8622208</text:p>
          </table:table-cell>
          <table:table-cell office:value-type="float" office:value="21.028101832880001" table:style-name="ce1">
            <text:p>21.02810183</text:p>
          </table:table-cell>
          <table:table-cell office:value-type="float" office:value="20.93314573252" table:style-name="ce1">
            <text:p>20.93314573</text:p>
          </table:table-cell>
          <table:table-cell office:value-type="float" office:value="21.173158546550003" table:style-name="ce1">
            <text:p>21.17315855</text:p>
          </table:table-cell>
          <table:table-cell office:value-type="float" office:value="21.622548371720001" table:style-name="ce1">
            <text:p>21.62254837</text:p>
          </table:table-cell>
          <table:table-cell office:value-type="float" office:value="22.071319257470002" table:style-name="ce1">
            <text:p>22.0713192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3_load</text:p>
          </table:table-cell>
          <table:table-cell office:value-type="float" office:value="21.796958246300001" table:style-name="ce1">
            <text:p>21.79695825</text:p>
          </table:table-cell>
          <table:table-cell office:value-type="float" office:value="21.7991476678" table:style-name="ce1">
            <text:p>21.79914767</text:p>
          </table:table-cell>
          <table:table-cell office:value-type="float" office:value="23.320833021100004" table:style-name="ce1">
            <text:p>23.32083302</text:p>
          </table:table-cell>
          <table:table-cell office:value-type="float" office:value="23.4114289804" table:style-name="ce1">
            <text:p>23.41142898</text:p>
          </table:table-cell>
          <table:table-cell office:value-type="float" office:value="22.526858686800001" table:style-name="ce1">
            <text:p>22.52685869</text:p>
          </table:table-cell>
          <table:table-cell office:value-type="float" office:value="24.138192490600002" table:style-name="ce1">
            <text:p>24.13819249</text:p>
          </table:table-cell>
          <table:table-cell office:value-type="float" office:value="20.572378594899998" table:style-name="ce1">
            <text:p>20.57237859</text:p>
          </table:table-cell>
          <table:table-cell office:value-type="float" office:value="19.9917524761" table:style-name="ce1">
            <text:p>19.99175248</text:p>
          </table:table-cell>
          <table:table-cell office:value-type="float" office:value="21.6595788881" table:style-name="ce1">
            <text:p>21.65957889</text:p>
          </table:table-cell>
          <table:table-cell office:value-type="float" office:value="19.151838634200001" table:style-name="ce1">
            <text:p>19.15183863</text:p>
          </table:table-cell>
          <table:table-cell office:value-type="float" office:value="19.663790155400001" table:style-name="ce1">
            <text:p>19.66379016</text:p>
          </table:table-cell>
          <table:table-cell office:value-type="float" office:value="18.997031463500001" table:style-name="ce1">
            <text:p>18.99703146</text:p>
          </table:table-cell>
          <table:table-cell office:value-type="float" office:value="19.907101014800002" table:style-name="ce1">
            <text:p>19.90710101</text:p>
          </table:table-cell>
          <table:table-cell office:value-type="float" office:value="19.815329284400001" table:style-name="ce1">
            <text:p>19.81532928</text:p>
          </table:table-cell>
          <table:table-cell office:value-type="float" office:value="21.324056591200002" table:style-name="ce1">
            <text:p>21.32405659</text:p>
          </table:table-cell>
          <table:table-cell office:value-type="float" office:value="21.493609975200002" table:style-name="ce1">
            <text:p>21.49360998</text:p>
          </table:table-cell>
          <table:table-cell office:value-type="float" office:value="21.396551690799999" table:style-name="ce1">
            <text:p>21.39655169</text:p>
          </table:table-cell>
          <table:table-cell office:value-type="float" office:value="21.641878024499999" table:style-name="ce1">
            <text:p>21.64187802</text:p>
          </table:table-cell>
          <table:table-cell office:value-type="float" office:value="22.101216658800002" table:style-name="ce1">
            <text:p>22.10121666</text:p>
          </table:table-cell>
          <table:table-cell office:value-type="float" office:value="22.559922651300003" table:style-name="ce1">
            <text:p>22.5599226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4_load</text:p>
          </table:table-cell>
          <table:table-cell office:value-type="float" office:value="0.79449341081000002" table:style-name="ce1">
            <text:p>0.794493411</text:p>
          </table:table-cell>
          <table:table-cell office:value-type="float" office:value="0.79457311785999996" table:style-name="ce1">
            <text:p>0.794573118</text:p>
          </table:table-cell>
          <table:table-cell office:value-type="float" office:value="0.84997087957000017" table:style-name="ce1">
            <text:p>0.84997088</text:p>
          </table:table-cell>
          <table:table-cell office:value-type="float" office:value="0.85326907348000003" table:style-name="ce1">
            <text:p>0.853269073</text:p>
          </table:table-cell>
          <table:table-cell office:value-type="float" office:value="0.8210658231600001" table:style-name="ce1">
            <text:p>0.821065823</text:p>
          </table:table-cell>
          <table:table-cell office:value-type="float" office:value="0.87972728422000013" table:style-name="ce1">
            <text:p>0.879727284</text:p>
          </table:table-cell>
          <table:table-cell office:value-type="float" office:value="0.74991193963000002" table:style-name="ce1">
            <text:p>0.74991194</text:p>
          </table:table-cell>
          <table:table-cell office:value-type="float" office:value="0.72877393807000002" table:style-name="ce1">
            <text:p>0.728773938</text:p>
          </table:table-cell>
          <table:table-cell office:value-type="float" office:value="0.78949204247000004" table:style-name="ce1">
            <text:p>0.789492042</text:p>
          </table:table-cell>
          <table:table-cell office:value-type="float" office:value="0.69819642954000005" table:style-name="ce1">
            <text:p>0.69819643</text:p>
          </table:table-cell>
          <table:table-cell office:value-type="float" office:value="0.71683429598000004" table:style-name="ce1">
            <text:p>0.716834296</text:p>
          </table:table-cell>
          <table:table-cell office:value-type="float" office:value="0.69256059245000001" table:style-name="ce1">
            <text:p>0.692560592</text:p>
          </table:table-cell>
          <table:table-cell office:value-type="float" office:value="0.72569215675999998" table:style-name="ce1">
            <text:p>0.725692157</text:p>
          </table:table-cell>
          <table:table-cell office:value-type="float" office:value="0.72235115828000007" table:style-name="ce1">
            <text:p>0.722351158</text:p>
          </table:table-cell>
          <table:table-cell office:value-type="float" office:value="0.77727717544000008" table:style-name="ce1">
            <text:p>0.777277175</text:p>
          </table:table-cell>
          <table:table-cell office:value-type="float" office:value="0.78344985624000008" table:style-name="ce1">
            <text:p>0.783449856</text:p>
          </table:table-cell>
          <table:table-cell office:value-type="float" office:value="0.77991639796000001" table:style-name="ce1">
            <text:p>0.779916398</text:p>
          </table:table-cell>
          <table:table-cell office:value-type="float" office:value="0.78884763315000006" table:style-name="ce1">
            <text:p>0.788847633</text:p>
          </table:table-cell>
          <table:table-cell office:value-type="float" office:value="0.80557009956000003" table:style-name="ce1">
            <text:p>0.8055701</text:p>
          </table:table-cell>
          <table:table-cell office:value-type="float" office:value="0.82226953431000005" table:style-name="ce1">
            <text:p>0.82226953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5_load</text:p>
          </table:table-cell>
          <table:table-cell office:value-type="float" office:value="0.85475873315000006" table:style-name="ce1">
            <text:p>0.854758733</text:p>
          </table:table-cell>
          <table:table-cell office:value-type="float" office:value="0.85484449389999995" table:style-name="ce1">
            <text:p>0.854844494</text:p>
          </table:table-cell>
          <table:table-cell office:value-type="float" office:value="0.91444968055000009" table:style-name="ce1">
            <text:p>0.914449681</text:p>
          </table:table-cell>
          <table:table-cell office:value-type="float" office:value="0.91799837019999997" table:style-name="ce1">
            <text:p>0.91799837</text:p>
          </table:table-cell>
          <table:table-cell office:value-type="float" office:value="0.88334930339999995" table:style-name="ce1">
            <text:p>0.883349303</text:p>
          </table:table-cell>
          <table:table-cell office:value-type="float" office:value="0.94646606529999999" table:style-name="ce1">
            <text:p>0.946466065</text:p>
          </table:table-cell>
          <table:table-cell office:value-type="float" office:value="0.80679132744999993" table:style-name="ce1">
            <text:p>0.806791327</text:p>
          </table:table-cell>
          <table:table-cell office:value-type="float" office:value="0.78404790805000002" table:style-name="ce1">
            <text:p>0.784047908</text:p>
          </table:table-cell>
          <table:table-cell office:value-type="float" office:value="0.84937751405000006" table:style-name="ce1">
            <text:p>0.849377514</text:p>
          </table:table-cell>
          <table:table-cell office:value-type="float" office:value="0.75114805709999999" table:style-name="ce1">
            <text:p>0.751148057</text:p>
          </table:table-cell>
          <table:table-cell office:value-type="float" office:value="0.77120145769999993" table:style-name="ce1">
            <text:p>0.771201458</text:p>
          </table:table-cell>
          <table:table-cell office:value-type="float" office:value="0.74508418175000002" table:style-name="ce1">
            <text:p>0.745084182</text:p>
          </table:table-cell>
          <table:table-cell office:value-type="float" office:value="0.78073206740000001" table:style-name="ce1">
            <text:p>0.780732067</text:p>
          </table:table-cell>
          <table:table-cell office:value-type="float" office:value="0.77713732219999998" table:style-name="ce1">
            <text:p>0.777137322</text:p>
          </table:table-cell>
          <table:table-cell office:value-type="float" office:value="0.83623493559999995" table:style-name="ce1">
            <text:p>0.836234936</text:p>
          </table:table-cell>
          <table:table-cell office:value-type="float" office:value="0.84287642760000003" table:style-name="ce1">
            <text:p>0.842876428</text:p>
          </table:table-cell>
          <table:table-cell office:value-type="float" office:value="0.8390746053999999" table:style-name="ce1">
            <text:p>0.839074605</text:p>
          </table:table-cell>
          <table:table-cell office:value-type="float" office:value="0.84868416224999998" table:style-name="ce1">
            <text:p>0.848684162</text:p>
          </table:table-cell>
          <table:table-cell office:value-type="float" office:value="0.86667668939999998" table:style-name="ce1">
            <text:p>0.866676689</text:p>
          </table:table-cell>
          <table:table-cell office:value-type="float" office:value="0.88464443564999995" table:style-name="ce1">
            <text:p>0.88464443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6_load</text:p>
          </table:table-cell>
          <table:table-cell office:value-type="float" office:value="7.172573358460002" table:style-name="ce1">
            <text:p>7.172573358</text:p>
          </table:table-cell>
          <table:table-cell office:value-type="float" office:value="7.1732937487600008" table:style-name="ce1">
            <text:p>7.173293749</text:p>
          </table:table-cell>
          <table:table-cell office:value-type="float" office:value="7.6739773166200029" table:style-name="ce1">
            <text:p>7.673977317</text:p>
          </table:table-cell>
          <table:table-cell office:value-type="float" office:value="7.7037863096800026" table:style-name="ce1">
            <text:p>7.70378631</text:p>
          </table:table-cell>
          <table:table-cell office:value-type="float" office:value="7.412734148560002" table:style-name="ce1">
            <text:p>7.412734149</text:p>
          </table:table-cell>
          <table:table-cell office:value-type="float" office:value="7.9429149485200021" table:style-name="ce1">
            <text:p>7.942914949</text:p>
          </table:table-cell>
          <table:table-cell office:value-type="float" office:value="6.7696471505800018" table:style-name="ce1">
            <text:p>6.769647151</text:p>
          </table:table-cell>
          <table:table-cell office:value-type="float" office:value="6.5786024276200017" table:style-name="ce1">
            <text:p>6.578602428</text:p>
          </table:table-cell>
          <table:table-cell office:value-type="float" office:value="7.1273711180200019" table:style-name="ce1">
            <text:p>7.127371118</text:p>
          </table:table-cell>
          <table:table-cell office:value-type="float" office:value="6.3022436796400019" table:style-name="ce1">
            <text:p>6.30224368</text:p>
          </table:table-cell>
          <table:table-cell office:value-type="float" office:value="6.4706922446800013" table:style-name="ce1">
            <text:p>6.470692245</text:p>
          </table:table-cell>
          <table:table-cell office:value-type="float" office:value="6.2513071267000022" table:style-name="ce1">
            <text:p>6.251307127</text:p>
          </table:table-cell>
          <table:table-cell office:value-type="float" office:value="6.5507493661600016" table:style-name="ce1">
            <text:p>6.550749366</text:p>
          </table:table-cell>
          <table:table-cell office:value-type="float" office:value="6.5205535064800015" table:style-name="ce1">
            <text:p>6.520553506</text:p>
          </table:table-cell>
          <table:table-cell office:value-type="float" office:value="7.0169734590400017" table:style-name="ce1">
            <text:p>7.016973459</text:p>
          </table:table-cell>
          <table:table-cell office:value-type="float" office:value="7.072761991840002" table:style-name="ce1">
            <text:p>7.072761992</text:p>
          </table:table-cell>
          <table:table-cell office:value-type="float" office:value="7.0408266853600017" table:style-name="ce1">
            <text:p>7.040826685</text:p>
          </table:table-cell>
          <table:table-cell office:value-type="float" office:value="7.1215469629000019" table:style-name="ce1">
            <text:p>7.121546963</text:p>
          </table:table-cell>
          <table:table-cell office:value-type="float" office:value="7.2726841909600015" table:style-name="ce1">
            <text:p>7.272684191</text:p>
          </table:table-cell>
          <table:table-cell office:value-type="float" office:value="7.4236132594600024" table:style-name="ce1">
            <text:p>7.42361325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7_load</text:p>
          </table:table-cell>
          <table:table-cell office:value-type="float" office:value="17.719004767960001" table:style-name="ce1">
            <text:p>17.71900477</text:p>
          </table:table-cell>
          <table:table-cell office:value-type="float" office:value="17.720784555760002" table:style-name="ce1">
            <text:p>17.72078456</text:p>
          </table:table-cell>
          <table:table-cell office:value-type="float" office:value="18.957767488120005" table:style-name="ce1">
            <text:p>18.95776749</text:p>
          </table:table-cell>
          <table:table-cell office:value-type="float" office:value="19.031413235680002" table:style-name="ce1">
            <text:p>19.03141324</text:p>
          </table:table-cell>
          <table:table-cell office:value-type="float" office:value="18.312343190560004" table:style-name="ce1">
            <text:p>18.31234319</text:p>
          </table:table-cell>
          <table:table-cell office:value-type="float" office:value="19.622201637520003" table:style-name="ce1">
            <text:p>19.62220164</text:p>
          </table:table-cell>
          <table:table-cell office:value-type="float" office:value="16.723540019080001" table:style-name="ce1">
            <text:p>16.72354002</text:p>
          </table:table-cell>
          <table:table-cell office:value-type="float" office:value="16.251547174120002" table:style-name="ce1">
            <text:p>16.25154717</text:p>
          </table:table-cell>
          <table:table-cell office:value-type="float" office:value="17.607328644520003" table:style-name="ce1">
            <text:p>17.60732864</text:p>
          </table:table-cell>
          <table:table-cell office:value-type="float" office:value="15.568778502640001" table:style-name="ce1">
            <text:p>15.5687785</text:p>
          </table:table-cell>
          <table:table-cell office:value-type="float" office:value="15.98494554568" table:style-name="ce1">
            <text:p>15.98494555</text:p>
          </table:table-cell>
          <table:table-cell office:value-type="float" office:value="15.4429352542" table:style-name="ce1">
            <text:p>15.44293525</text:p>
          </table:table-cell>
          <table:table-cell office:value-type="float" office:value="16.182733728160002" table:style-name="ce1">
            <text:p>16.18273373</text:p>
          </table:table-cell>
          <table:table-cell office:value-type="float" office:value="16.108132192480003" table:style-name="ce1">
            <text:p>16.10813219</text:p>
          </table:table-cell>
          <table:table-cell office:value-type="float" office:value="17.334581487040001" table:style-name="ce1">
            <text:p>17.33458149</text:p>
          </table:table-cell>
          <table:table-cell office:value-type="float" office:value="17.472411979840004" table:style-name="ce1">
            <text:p>17.47241198</text:p>
          </table:table-cell>
          <table:table-cell office:value-type="float" office:value="17.393512987360001" table:style-name="ce1">
            <text:p>17.39351299</text:p>
          </table:table-cell>
          <table:table-cell office:value-type="float" office:value="17.592939555400001" table:style-name="ce1">
            <text:p>17.59293956</text:p>
          </table:table-cell>
          <table:table-cell office:value-type="float" office:value="17.966337412960002" table:style-name="ce1">
            <text:p>17.96633741</text:p>
          </table:table-cell>
          <table:table-cell office:value-type="float" office:value="18.339220993960001" table:style-name="ce1">
            <text:p>18.3392209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8_load</text:p>
          </table:table-cell>
          <table:table-cell office:value-type="float" office:value="9.0407983509999994" table:style-name="ce1">
            <text:p>9.040798351</text:p>
          </table:table-cell>
          <table:table-cell office:value-type="float" office:value="9.0417064059999994" table:style-name="ce1">
            <text:p>9.041706406</text:p>
          </table:table-cell>
          <table:table-cell office:value-type="float" office:value="9.6728201470000013" table:style-name="ce1">
            <text:p>9.672820147</text:p>
          </table:table-cell>
          <table:table-cell office:value-type="float" office:value="9.7103945080000003" table:style-name="ce1">
            <text:p>9.710394508</text:p>
          </table:table-cell>
          <table:table-cell office:value-type="float" office:value="9.3435220359999995" table:style-name="ce1">
            <text:p>9.343522036</text:p>
          </table:table-cell>
          <table:table-cell office:value-type="float" office:value="10.011817162" table:style-name="ce1">
            <text:p>10.01181716</text:p>
          </table:table-cell>
          <table:table-cell office:value-type="float" office:value="8.5329081729999992" table:style-name="ce1">
            <text:p>8.532908173</text:p>
          </table:table-cell>
          <table:table-cell office:value-type="float" office:value="8.292095497" table:style-name="ce1">
            <text:p>8.292095497</text:p>
          </table:table-cell>
          <table:table-cell office:value-type="float" office:value="8.9838207370000003" table:style-name="ce1">
            <text:p>8.983820737</text:p>
          </table:table-cell>
          <table:table-cell office:value-type="float" office:value="7.943744134000001" table:style-name="ce1">
            <text:p>7.943744134</text:p>
          </table:table-cell>
          <table:table-cell office:value-type="float" office:value="8.1560742579999985" table:style-name="ce1">
            <text:p>8.156074258</text:p>
          </table:table-cell>
          <table:table-cell office:value-type="float" office:value="7.8795383950000009" table:style-name="ce1">
            <text:p>7.879538395</text:p>
          </table:table-cell>
          <table:table-cell office:value-type="float" office:value="8.2569865959999991" table:style-name="ce1">
            <text:p>8.256986596</text:p>
          </table:table-cell>
          <table:table-cell office:value-type="float" office:value="8.2189245880000001" table:style-name="ce1">
            <text:p>8.218924588</text:p>
          </table:table-cell>
          <table:table-cell office:value-type="float" office:value="8.8446640240000001" table:style-name="ce1">
            <text:p>8.844664024</text:p>
          </table:table-cell>
          <table:table-cell office:value-type="float" office:value="8.9149857039999993" table:style-name="ce1">
            <text:p>8.914985704</text:p>
          </table:table-cell>
          <table:table-cell office:value-type="float" office:value="8.8747311159999995" table:style-name="ce1">
            <text:p>8.874731116</text:p>
          </table:table-cell>
          <table:table-cell office:value-type="float" office:value="8.9764793649999994" table:style-name="ce1">
            <text:p>8.976479365</text:p>
          </table:table-cell>
          <table:table-cell office:value-type="float" office:value="9.1669884760000002" table:style-name="ce1">
            <text:p>9.166988476</text:p>
          </table:table-cell>
          <table:table-cell office:value-type="float" office:value="9.3572352009999999" table:style-name="ce1">
            <text:p>9.35723520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9_load</text:p>
          </table:table-cell>
          <table:table-cell office:value-type="float" office:value="30.133661170000003" table:style-name="ce1">
            <text:p>30.13366117</text:p>
          </table:table-cell>
          <table:table-cell office:value-type="float" office:value="30.136688019999998" table:style-name="ce1">
            <text:p>30.13668802</text:p>
          </table:table-cell>
          <table:table-cell office:value-type="float" office:value="32.240400489999999" table:style-name="ce1">
            <text:p>32.24040049</text:p>
          </table:table-cell>
          <table:table-cell office:value-type="float" office:value="32.365648360000002" table:style-name="ce1">
            <text:p>32.36564836</text:p>
          </table:table-cell>
          <table:table-cell office:value-type="float" office:value="31.142740120000003" table:style-name="ce1">
            <text:p>31.14274012</text:p>
          </table:table-cell>
          <table:table-cell office:value-type="float" office:value="33.370390539999995" table:style-name="ce1">
            <text:p>33.37039054</text:p>
          </table:table-cell>
          <table:table-cell office:value-type="float" office:value="28.44069391" table:style-name="ce1">
            <text:p>28.44069391</text:p>
          </table:table-cell>
          <table:table-cell office:value-type="float" office:value="27.637984990000003" table:style-name="ce1">
            <text:p>27.63798499</text:p>
          </table:table-cell>
          <table:table-cell office:value-type="float" office:value="29.943735790000002" table:style-name="ce1">
            <text:p>29.94373579</text:p>
          </table:table-cell>
          <table:table-cell office:value-type="float" office:value="26.476813780000004" table:style-name="ce1">
            <text:p>26.47681378</text:p>
          </table:table-cell>
          <table:table-cell office:value-type="float" office:value="27.184580860000001" table:style-name="ce1">
            <text:p>27.18458086</text:p>
          </table:table-cell>
          <table:table-cell office:value-type="float" office:value="26.262794650000004" table:style-name="ce1">
            <text:p>26.26279465</text:p>
          </table:table-cell>
          <table:table-cell office:value-type="float" office:value="27.520955320000002" table:style-name="ce1">
            <text:p>27.52095532</text:p>
          </table:table-cell>
          <table:table-cell office:value-type="float" office:value="27.394081960000001" table:style-name="ce1">
            <text:p>27.39408196</text:p>
          </table:table-cell>
          <table:table-cell office:value-type="float" office:value="29.479880080000001" table:style-name="ce1">
            <text:p>29.47988008</text:p>
          </table:table-cell>
          <table:table-cell office:value-type="float" office:value="29.714285680000003" table:style-name="ce1">
            <text:p>29.71428568</text:p>
          </table:table-cell>
          <table:table-cell office:value-type="float" office:value="29.58010372" table:style-name="ce1">
            <text:p>29.58010372</text:p>
          </table:table-cell>
          <table:table-cell office:value-type="float" office:value="29.919264550000001" table:style-name="ce1">
            <text:p>29.91926455</text:p>
          </table:table-cell>
          <table:table-cell office:value-type="float" office:value="30.55429492" table:style-name="ce1">
            <text:p>30.55429492</text:p>
          </table:table-cell>
          <table:table-cell office:value-type="float" office:value="31.188450670000002" table:style-name="ce1">
            <text:p>31.1884506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0_load</text:p>
          </table:table-cell>
          <table:table-cell office:value-type="float" office:value="4.0186881560000005" table:style-name="ce1">
            <text:p>4.018688156</text:p>
          </table:table-cell>
          <table:table-cell office:value-type="float" office:value="4.019091736" table:style-name="ce1">
            <text:p>4.019091736</text:p>
          </table:table-cell>
          <table:table-cell office:value-type="float" office:value="4.2995867320000007" table:style-name="ce1">
            <text:p>4.299586732</text:p>
          </table:table-cell>
          <table:table-cell office:value-type="float" office:value="4.3162864480000005" table:style-name="ce1">
            <text:p>4.316286448</text:p>
          </table:table-cell>
          <table:table-cell office:value-type="float" office:value="4.1532320160000005" table:style-name="ce1">
            <text:p>4.153232016</text:p>
          </table:table-cell>
          <table:table-cell office:value-type="float" office:value="4.4502520720000005" table:style-name="ce1">
            <text:p>4.450252072</text:p>
          </table:table-cell>
          <table:table-cell office:value-type="float" office:value="3.7929591879999998" table:style-name="ce1">
            <text:p>3.792959188</text:p>
          </table:table-cell>
          <table:table-cell office:value-type="float" office:value="3.685931332" table:style-name="ce1">
            <text:p>3.685931332</text:p>
          </table:table-cell>
          <table:table-cell office:value-type="float" office:value="3.9933647720000001" table:style-name="ce1">
            <text:p>3.993364772</text:p>
          </table:table-cell>
          <table:table-cell office:value-type="float" office:value="3.5311085040000001" table:style-name="ce1">
            <text:p>3.531108504</text:p>
          </table:table-cell>
          <table:table-cell office:value-type="float" office:value="3.6254774479999998" table:style-name="ce1">
            <text:p>3.625477448</text:p>
          </table:table-cell>
          <table:table-cell office:value-type="float" office:value="3.50257262" table:style-name="ce1">
            <text:p>3.50257262</text:p>
          </table:table-cell>
          <table:table-cell office:value-type="float" office:value="3.6703273759999999" table:style-name="ce1">
            <text:p>3.670327376</text:p>
          </table:table-cell>
          <table:table-cell office:value-type="float" office:value="3.653410928" table:style-name="ce1">
            <text:p>3.653410928</text:p>
          </table:table-cell>
          <table:table-cell office:value-type="float" office:value="3.931517344" table:style-name="ce1">
            <text:p>3.931517344</text:p>
          </table:table-cell>
          <table:table-cell office:value-type="float" office:value="3.962771424" table:style-name="ce1">
            <text:p>3.962771424</text:p>
          </table:table-cell>
          <table:table-cell office:value-type="float" office:value="3.9448804959999997" table:style-name="ce1">
            <text:p>3.944880496</text:p>
          </table:table-cell>
          <table:table-cell office:value-type="float" office:value="3.9901019399999997" table:style-name="ce1">
            <text:p>3.99010194</text:p>
          </table:table-cell>
          <table:table-cell office:value-type="float" office:value="4.0747726560000004" table:style-name="ce1">
            <text:p>4.074772656</text:p>
          </table:table-cell>
          <table:table-cell office:value-type="float" office:value="4.1593267560000005" table:style-name="ce1">
            <text:p>4.15932675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1_load</text:p>
          </table:table-cell>
          <table:table-cell office:value-type="float" office:value="1.3067486506999999" table:style-name="ce1">
            <text:p>1.306748651</text:p>
          </table:table-cell>
          <table:table-cell office:value-type="float" office:value="1.3068798141999998" table:style-name="ce1">
            <text:p>1.306879814</text:p>
          </table:table-cell>
          <table:table-cell office:value-type="float" office:value="1.3980406879" table:style-name="ce1">
            <text:p>1.398040688</text:p>
          </table:table-cell>
          <table:table-cell office:value-type="float" office:value="1.4034680956000001" table:style-name="ce1">
            <text:p>1.403468096</text:p>
          </table:table-cell>
          <table:table-cell office:value-type="float" office:value="1.3504754052000001" table:style-name="ce1">
            <text:p>1.350475405</text:p>
          </table:table-cell>
          <table:table-cell office:value-type="float" office:value="1.4470069234" table:style-name="ce1">
            <text:p>1.447006923</text:p>
          </table:table-cell>
          <table:table-cell office:value-type="float" office:value="1.2333867360999999" table:style-name="ce1">
            <text:p>1.233386736</text:p>
          </table:table-cell>
          <table:table-cell office:value-type="float" office:value="1.1986026829" table:style-name="ce1">
            <text:p>1.198602683</text:p>
          </table:table-cell>
          <table:table-cell office:value-type="float" office:value="1.2985185508999999" table:style-name="ce1">
            <text:p>1.298518551</text:p>
          </table:table-cell>
          <table:table-cell office:value-type="float" office:value="1.1482852638000001" table:style-name="ce1">
            <text:p>1.148285264</text:p>
          </table:table-cell>
          <table:table-cell office:value-type="float" office:value="1.1789551705999999" table:style-name="ce1">
            <text:p>1.178955171</text:p>
          </table:table-cell>
          <table:table-cell office:value-type="float" office:value="1.1390111015" table:style-name="ce1">
            <text:p>1.139011102</text:p>
          </table:table-cell>
          <table:table-cell office:value-type="float" office:value="1.1935313971999999" table:style-name="ce1">
            <text:p>1.193531397</text:p>
          </table:table-cell>
          <table:table-cell office:value-type="float" office:value="1.1880335516" table:style-name="ce1">
            <text:p>1.188033552</text:p>
          </table:table-cell>
          <table:table-cell office:value-type="float" office:value="1.2784181368" table:style-name="ce1">
            <text:p>1.278418137</text:p>
          </table:table-cell>
          <table:table-cell office:value-type="float" office:value="1.2885757127999999" table:style-name="ce1">
            <text:p>1.288575713</text:p>
          </table:table-cell>
          <table:table-cell office:value-type="float" office:value="1.2827611611999998" table:style-name="ce1">
            <text:p>1.282761161</text:p>
          </table:table-cell>
          <table:table-cell office:value-type="float" office:value="1.2974581304999999" table:style-name="ce1">
            <text:p>1.297458131</text:p>
          </table:table-cell>
          <table:table-cell office:value-type="float" office:value="1.3249761132" table:style-name="ce1">
            <text:p>1.324976113</text:p>
          </table:table-cell>
          <table:table-cell office:value-type="float" office:value="1.3524561957000001" table:style-name="ce1">
            <text:p>1.35245619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2_load</text:p>
          </table:table-cell>
          <table:table-cell office:value-type="float" office:value="0.50321101950000002" table:style-name="ce1">
            <text:p>0.50321102</text:p>
          </table:table-cell>
          <table:table-cell office:value-type="float" office:value="0.50326146699999996" table:style-name="ce1">
            <text:p>0.503261467</text:p>
          </table:table-cell>
          <table:table-cell office:value-type="float" office:value="0.53832334150000005" table:style-name="ce1">
            <text:p>0.538323342</text:p>
          </table:table-cell>
          <table:table-cell office:value-type="float" office:value="0.54041080600000002" table:style-name="ce1">
            <text:p>0.540410806</text:p>
          </table:table-cell>
          <table:table-cell office:value-type="float" office:value="0.52002900200000002" table:style-name="ce1">
            <text:p>0.520029002</text:p>
          </table:table-cell>
          <table:table-cell office:value-type="float" office:value="0.55715650900000002" table:style-name="ce1">
            <text:p>0.557156509</text:p>
          </table:table-cell>
          <table:table-cell office:value-type="float" office:value="0.47499489849999998" table:style-name="ce1">
            <text:p>0.474994899</text:p>
          </table:table-cell>
          <table:table-cell office:value-type="float" office:value="0.46161641650000002" table:style-name="ce1">
            <text:p>0.461616417</text:p>
          </table:table-cell>
          <table:table-cell office:value-type="float" office:value="0.50004559650000002" table:style-name="ce1">
            <text:p>0.500045597</text:p>
          </table:table-cell>
          <table:table-cell office:value-type="float" office:value="0.44226356300000003" table:style-name="ce1">
            <text:p>0.442263563</text:p>
          </table:table-cell>
          <table:table-cell office:value-type="float" office:value="0.45405968099999999" table:style-name="ce1">
            <text:p>0.454059681</text:p>
          </table:table-cell>
          <table:table-cell office:value-type="float" office:value="0.43869657750000002" table:style-name="ce1">
            <text:p>0.438696578</text:p>
          </table:table-cell>
          <table:table-cell office:value-type="float" office:value="0.459665922" table:style-name="ce1">
            <text:p>0.459665922</text:p>
          </table:table-cell>
          <table:table-cell office:value-type="float" office:value="0.45755136600000001" table:style-name="ce1">
            <text:p>0.457551366</text:p>
          </table:table-cell>
          <table:table-cell office:value-type="float" office:value="0.49231466800000001" table:style-name="ce1">
            <text:p>0.492314668</text:p>
          </table:table-cell>
          <table:table-cell office:value-type="float" office:value="0.49622142800000002" table:style-name="ce1">
            <text:p>0.496221428</text:p>
          </table:table-cell>
          <table:table-cell office:value-type="float" office:value="0.49398506199999997" table:style-name="ce1">
            <text:p>0.493985062</text:p>
          </table:table-cell>
          <table:table-cell office:value-type="float" office:value="0.49963774249999998" table:style-name="ce1">
            <text:p>0.499637743</text:p>
          </table:table-cell>
          <table:table-cell office:value-type="float" office:value="0.51022158200000001" table:style-name="ce1">
            <text:p>0.510221582</text:p>
          </table:table-cell>
          <table:table-cell office:value-type="float" office:value="0.52079084450000002" table:style-name="ce1">
            <text:p>0.52079084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3_load</text:p>
          </table:table-cell>
          <table:table-cell office:value-type="float" office:value="1.6080752624000001" table:style-name="ce1">
            <text:p>1.608075262</text:p>
          </table:table-cell>
          <table:table-cell office:value-type="float" office:value="1.6082366943999999" table:style-name="ce1">
            <text:p>1.608236694</text:p>
          </table:table-cell>
          <table:table-cell office:value-type="float" office:value="1.7204346928000001" table:style-name="ce1">
            <text:p>1.720434693</text:p>
          </table:table-cell>
          <table:table-cell office:value-type="float" office:value="1.7271145792" table:style-name="ce1">
            <text:p>1.727114579</text:p>
          </table:table-cell>
          <table:table-cell office:value-type="float" office:value="1.6618928064" table:style-name="ce1">
            <text:p>1.661892806</text:p>
          </table:table-cell>
          <table:table-cell office:value-type="float" office:value="1.7807008288000001" table:style-name="ce1">
            <text:p>1.780700829</text:p>
          </table:table-cell>
          <table:table-cell office:value-type="float" office:value="1.5177836752" table:style-name="ce1">
            <text:p>1.517783675</text:p>
          </table:table-cell>
          <table:table-cell office:value-type="float" office:value="1.4749725328000001" table:style-name="ce1">
            <text:p>1.474972533</text:p>
          </table:table-cell>
          <table:table-cell office:value-type="float" office:value="1.5979459088000001" table:style-name="ce1">
            <text:p>1.597945909</text:p>
          </table:table-cell>
          <table:table-cell office:value-type="float" office:value="1.4130434016" table:style-name="ce1">
            <text:p>1.413043402</text:p>
          </table:table-cell>
          <table:table-cell office:value-type="float" office:value="1.4507909792" table:style-name="ce1">
            <text:p>1.450790979</text:p>
          </table:table-cell>
          <table:table-cell office:value-type="float" office:value="1.401629048" table:style-name="ce1">
            <text:p>1.401629048</text:p>
          </table:table-cell>
          <table:table-cell office:value-type="float" office:value="1.4687309503999999" table:style-name="ce1">
            <text:p>1.46873095</text:p>
          </table:table-cell>
          <table:table-cell office:value-type="float" office:value="1.4619643712000001" table:style-name="ce1">
            <text:p>1.461964371</text:p>
          </table:table-cell>
          <table:table-cell office:value-type="float" office:value="1.5732069376" table:style-name="ce1">
            <text:p>1.573206938</text:p>
          </table:table-cell>
          <table:table-cell office:value-type="float" office:value="1.5857085696" table:style-name="ce1">
            <text:p>1.58570857</text:p>
          </table:table-cell>
          <table:table-cell office:value-type="float" office:value="1.5785521983999999" table:style-name="ce1">
            <text:p>1.578552198</text:p>
          </table:table-cell>
          <table:table-cell office:value-type="float" office:value="1.5966407759999999" table:style-name="ce1">
            <text:p>1.596640776</text:p>
          </table:table-cell>
          <table:table-cell office:value-type="float" office:value="1.6305090624" table:style-name="ce1">
            <text:p>1.630509062</text:p>
          </table:table-cell>
          <table:table-cell office:value-type="float" office:value="1.6643307024" table:style-name="ce1">
            <text:p>1.66433070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4_load</text:p>
          </table:table-cell>
          <table:table-cell office:value-type="float" office:value="9.0407983509999994" table:style-name="ce1">
            <text:p>9.040798351</text:p>
          </table:table-cell>
          <table:table-cell office:value-type="float" office:value="9.0417064059999994" table:style-name="ce1">
            <text:p>9.041706406</text:p>
          </table:table-cell>
          <table:table-cell office:value-type="float" office:value="9.6728201470000013" table:style-name="ce1">
            <text:p>9.672820147</text:p>
          </table:table-cell>
          <table:table-cell office:value-type="float" office:value="9.7103945080000003" table:style-name="ce1">
            <text:p>9.710394508</text:p>
          </table:table-cell>
          <table:table-cell office:value-type="float" office:value="9.3435220359999995" table:style-name="ce1">
            <text:p>9.343522036</text:p>
          </table:table-cell>
          <table:table-cell office:value-type="float" office:value="10.011817162" table:style-name="ce1">
            <text:p>10.01181716</text:p>
          </table:table-cell>
          <table:table-cell office:value-type="float" office:value="8.5329081729999992" table:style-name="ce1">
            <text:p>8.532908173</text:p>
          </table:table-cell>
          <table:table-cell office:value-type="float" office:value="8.292095497" table:style-name="ce1">
            <text:p>8.292095497</text:p>
          </table:table-cell>
          <table:table-cell office:value-type="float" office:value="8.9838207370000003" table:style-name="ce1">
            <text:p>8.983820737</text:p>
          </table:table-cell>
          <table:table-cell office:value-type="float" office:value="7.943744134000001" table:style-name="ce1">
            <text:p>7.943744134</text:p>
          </table:table-cell>
          <table:table-cell office:value-type="float" office:value="8.1560742579999985" table:style-name="ce1">
            <text:p>8.156074258</text:p>
          </table:table-cell>
          <table:table-cell office:value-type="float" office:value="7.8795383950000009" table:style-name="ce1">
            <text:p>7.879538395</text:p>
          </table:table-cell>
          <table:table-cell office:value-type="float" office:value="8.2569865959999991" table:style-name="ce1">
            <text:p>8.256986596</text:p>
          </table:table-cell>
          <table:table-cell office:value-type="float" office:value="8.2189245880000001" table:style-name="ce1">
            <text:p>8.218924588</text:p>
          </table:table-cell>
          <table:table-cell office:value-type="float" office:value="8.8446640240000001" table:style-name="ce1">
            <text:p>8.844664024</text:p>
          </table:table-cell>
          <table:table-cell office:value-type="float" office:value="8.9149857039999993" table:style-name="ce1">
            <text:p>8.914985704</text:p>
          </table:table-cell>
          <table:table-cell office:value-type="float" office:value="8.8747311159999995" table:style-name="ce1">
            <text:p>8.874731116</text:p>
          </table:table-cell>
          <table:table-cell office:value-type="float" office:value="8.9764793649999994" table:style-name="ce1">
            <text:p>8.976479365</text:p>
          </table:table-cell>
          <table:table-cell office:value-type="float" office:value="9.1669884760000002" table:style-name="ce1">
            <text:p>9.166988476</text:p>
          </table:table-cell>
          <table:table-cell office:value-type="float" office:value="9.3572352009999999" table:style-name="ce1">
            <text:p>9.35723520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5_load</text:p>
          </table:table-cell>
          <table:table-cell office:value-type="float" office:value="1.0054220389999999" table:style-name="ce1">
            <text:p>1.005422039</text:p>
          </table:table-cell>
          <table:table-cell office:value-type="float" office:value="1.0055229339999998" table:style-name="ce1">
            <text:p>1.005522934</text:p>
          </table:table-cell>
          <table:table-cell office:value-type="float" office:value="1.075646683" table:style-name="ce1">
            <text:p>1.075646683</text:p>
          </table:table-cell>
          <table:table-cell office:value-type="float" office:value="1.0798216119999999" table:style-name="ce1">
            <text:p>1.079821612</text:p>
          </table:table-cell>
          <table:table-cell office:value-type="float" office:value="1.0390580039999999" table:style-name="ce1">
            <text:p>1.039058004</text:p>
          </table:table-cell>
          <table:table-cell office:value-type="float" office:value="1.1133130179999999" table:style-name="ce1">
            <text:p>1.113313018</text:p>
          </table:table-cell>
          <table:table-cell office:value-type="float" office:value="0.94898979699999997" table:style-name="ce1">
            <text:p>0.948989797</text:p>
          </table:table-cell>
          <table:table-cell office:value-type="float" office:value="0.92223283300000003" table:style-name="ce1">
            <text:p>0.922232833</text:p>
          </table:table-cell>
          <table:table-cell office:value-type="float" office:value="0.99909119300000004" table:style-name="ce1">
            <text:p>0.999091193</text:p>
          </table:table-cell>
          <table:table-cell office:value-type="float" office:value="0.88352712600000005" table:style-name="ce1">
            <text:p>0.883527126</text:p>
          </table:table-cell>
          <table:table-cell office:value-type="float" office:value="0.90711936199999998" table:style-name="ce1">
            <text:p>0.907119362</text:p>
          </table:table-cell>
          <table:table-cell office:value-type="float" office:value="0.87639315500000003" table:style-name="ce1">
            <text:p>0.876393155</text:p>
          </table:table-cell>
          <table:table-cell office:value-type="float" office:value="0.91833184400000001" table:style-name="ce1">
            <text:p>0.918331844</text:p>
          </table:table-cell>
          <table:table-cell office:value-type="float" office:value="0.91410273200000003" table:style-name="ce1">
            <text:p>0.914102732</text:p>
          </table:table-cell>
          <table:table-cell office:value-type="float" office:value="0.98362933600000002" table:style-name="ce1">
            <text:p>0.983629336</text:p>
          </table:table-cell>
          <table:table-cell office:value-type="float" office:value="0.99144285600000004" table:style-name="ce1">
            <text:p>0.991442856</text:p>
          </table:table-cell>
          <table:table-cell office:value-type="float" office:value="0.98697012399999995" table:style-name="ce1">
            <text:p>0.986970124</text:p>
          </table:table-cell>
          <table:table-cell office:value-type="float" office:value="0.99827548499999996" table:style-name="ce1">
            <text:p>0.998275485</text:p>
          </table:table-cell>
          <table:table-cell office:value-type="float" office:value="1.0194431639999999" table:style-name="ce1">
            <text:p>1.019443164</text:p>
          </table:table-cell>
          <table:table-cell office:value-type="float" office:value="1.0405816889999999" table:style-name="ce1">
            <text:p>1.04058168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6_load</text:p>
          </table:table-cell>
          <table:table-cell office:value-type="float" office:value="0.8045376312000001" table:style-name="ce1">
            <text:p>0.804537631</text:p>
          </table:table-cell>
          <table:table-cell office:value-type="float" office:value="0.80461834720000003" table:style-name="ce1">
            <text:p>0.804618347</text:p>
          </table:table-cell>
          <table:table-cell office:value-type="float" office:value="0.86071734640000008" table:style-name="ce1">
            <text:p>0.860717346</text:p>
          </table:table-cell>
          <table:table-cell office:value-type="float" office:value="0.86405728960000006" table:style-name="ce1">
            <text:p>0.86405729</text:p>
          </table:table-cell>
          <table:table-cell office:value-type="float" office:value="0.83144640320000007" table:style-name="ce1">
            <text:p>0.831446403</text:p>
          </table:table-cell>
          <table:table-cell office:value-type="float" office:value="0.89085041440000012" table:style-name="ce1">
            <text:p>0.890850414</text:p>
          </table:table-cell>
          <table:table-cell office:value-type="float" office:value="0.75939183760000006" table:style-name="ce1">
            <text:p>0.759391838</text:p>
          </table:table-cell>
          <table:table-cell office:value-type="float" office:value="0.73798626640000009" table:style-name="ce1">
            <text:p>0.737986266</text:p>
          </table:table-cell>
          <table:table-cell office:value-type="float" office:value="0.7994729544000001" table:style-name="ce1">
            <text:p>0.799472954</text:p>
          </table:table-cell>
          <table:table-cell office:value-type="float" office:value="0.70702170080000004" table:style-name="ce1">
            <text:p>0.707021701</text:p>
          </table:table-cell>
          <table:table-cell office:value-type="float" office:value="0.72589548960000005" table:style-name="ce1">
            <text:p>0.72589549</text:p>
          </table:table-cell>
          <table:table-cell office:value-type="float" office:value="0.70131452400000005" table:style-name="ce1">
            <text:p>0.701314524</text:p>
          </table:table-cell>
          <table:table-cell office:value-type="float" office:value="0.73486547520000001" table:style-name="ce1">
            <text:p>0.734865475</text:p>
          </table:table-cell>
          <table:table-cell office:value-type="float" office:value="0.73148218560000011" table:style-name="ce1">
            <text:p>0.731482186</text:p>
          </table:table-cell>
          <table:table-cell office:value-type="float" office:value="0.78710346880000004" table:style-name="ce1">
            <text:p>0.787103469</text:p>
          </table:table-cell>
          <table:table-cell office:value-type="float" office:value="0.79335428480000003" table:style-name="ce1">
            <text:p>0.793354285</text:p>
          </table:table-cell>
          <table:table-cell office:value-type="float" office:value="0.78977609920000003" table:style-name="ce1">
            <text:p>0.789776099</text:p>
          </table:table-cell>
          <table:table-cell office:value-type="float" office:value="0.79882038799999999" table:style-name="ce1">
            <text:p>0.798820388</text:p>
          </table:table-cell>
          <table:table-cell office:value-type="float" office:value="0.81575453120000008" table:style-name="ce1">
            <text:p>0.815754531</text:p>
          </table:table-cell>
          <table:table-cell office:value-type="float" office:value="0.83266535120000007" table:style-name="ce1">
            <text:p>0.83266535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7_load</text:p>
          </table:table-cell>
          <table:table-cell office:value-type="float" office:value="51.025639581200004" table:style-name="ce1">
            <text:p>51.02563958</text:p>
          </table:table-cell>
          <table:table-cell office:value-type="float" office:value="51.030765047199999" table:style-name="ce1">
            <text:p>51.03076505</text:p>
          </table:table-cell>
          <table:table-cell office:value-type="float" office:value="54.593051496400008" table:style-name="ce1">
            <text:p>54.5930515</text:p>
          </table:table-cell>
          <table:table-cell office:value-type="float" office:value="54.805137889600005" table:style-name="ce1">
            <text:p>54.80513789</text:p>
          </table:table-cell>
          <table:table-cell office:value-type="float" office:value="52.734346603200002" table:style-name="ce1">
            <text:p>52.7343466</text:p>
          </table:table-cell>
          <table:table-cell office:value-type="float" office:value="56.506501314400005" table:style-name="ce1">
            <text:p>56.50650131</text:p>
          </table:table-cell>
          <table:table-cell office:value-type="float" office:value="48.158881687600001" table:style-name="ce1">
            <text:p>48.15888169</text:p>
          </table:table-cell>
          <table:table-cell office:value-type="float" office:value="46.799627916400006" table:style-name="ce1">
            <text:p>46.79962792</text:p>
          </table:table-cell>
          <table:table-cell office:value-type="float" office:value="50.704032604400005" table:style-name="ce1">
            <text:p>50.7040326</text:p>
          </table:table-cell>
          <table:table-cell office:value-type="float" office:value="44.833378000800003" table:style-name="ce1">
            <text:p>44.833378</text:p>
          </table:table-cell>
          <table:table-cell office:value-type="float" office:value="46.0318635896" table:style-name="ce1">
            <text:p>46.03186359</text:p>
          </table:table-cell>
          <table:table-cell office:value-type="float" office:value="44.470972274000005" table:style-name="ce1">
            <text:p>44.47097227</text:p>
          </table:table-cell>
          <table:table-cell office:value-type="float" office:value="46.601457675200002" table:style-name="ce1">
            <text:p>46.60145768</text:p>
          </table:table-cell>
          <table:table-cell office:value-type="float" office:value="46.3866187856" table:style-name="ce1">
            <text:p>46.38661879</text:p>
          </table:table-cell>
          <table:table-cell office:value-type="float" office:value="49.918570268800003" table:style-name="ce1">
            <text:p>49.91857027</text:p>
          </table:table-cell>
          <table:table-cell office:value-type="float" office:value="50.3154970848" table:style-name="ce1">
            <text:p>50.31549708</text:p>
          </table:table-cell>
          <table:table-cell office:value-type="float" office:value="50.088282299199996" table:style-name="ce1">
            <text:p>50.0882823</text:p>
          </table:table-cell>
          <table:table-cell office:value-type="float" office:value="50.662594638000002" table:style-name="ce1">
            <text:p>50.66259464</text:p>
          </table:table-cell>
          <table:table-cell office:value-type="float" office:value="51.737912731200005" table:style-name="ce1">
            <text:p>51.73791273</text:p>
          </table:table-cell>
          <table:table-cell office:value-type="float" office:value="52.811749801200001" table:style-name="ce1">
            <text:p>52.811749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8_load</text:p>
          </table:table-cell>
          <table:table-cell office:value-type="float" office:value="27.421721664700001" table:style-name="ce1">
            <text:p>27.42172166</text:p>
          </table:table-cell>
          <table:table-cell office:value-type="float" office:value="27.4244760982" table:style-name="ce1">
            <text:p>27.4244761</text:p>
          </table:table-cell>
          <table:table-cell office:value-type="float" office:value="29.338854445900004" table:style-name="ce1">
            <text:p>29.33885445</text:p>
          </table:table-cell>
          <table:table-cell office:value-type="float" office:value="29.452830007600003" table:style-name="ce1">
            <text:p>29.45283001</text:p>
          </table:table-cell>
          <table:table-cell office:value-type="float" office:value="28.339983509200003" table:style-name="ce1">
            <text:p>28.33998351</text:p>
          </table:table-cell>
          <table:table-cell office:value-type="float" office:value="30.367145391400005" table:style-name="ce1">
            <text:p>30.36714539</text:p>
          </table:table-cell>
          <table:table-cell office:value-type="float" office:value="25.881121458100001" table:style-name="ce1">
            <text:p>25.88112146</text:p>
          </table:table-cell>
          <table:table-cell office:value-type="float" office:value="25.150656340900003" table:style-name="ce1">
            <text:p>25.15065634</text:p>
          </table:table-cell>
          <table:table-cell office:value-type="float" office:value="27.248889568900005" table:style-name="ce1">
            <text:p>27.24888957</text:p>
          </table:table-cell>
          <table:table-cell office:value-type="float" office:value="24.093990539800004" table:style-name="ce1">
            <text:p>24.09399054</text:p>
          </table:table-cell>
          <table:table-cell office:value-type="float" office:value="24.738058582600001" table:style-name="ce1">
            <text:p>24.73805858</text:p>
          </table:table-cell>
          <table:table-cell office:value-type="float" office:value="23.899233131500004" table:style-name="ce1">
            <text:p>23.89923313</text:p>
          </table:table-cell>
          <table:table-cell office:value-type="float" office:value="25.0441593412" table:style-name="ce1">
            <text:p>25.04415934</text:p>
          </table:table-cell>
          <table:table-cell office:value-type="float" office:value="24.928704583600002" table:style-name="ce1">
            <text:p>24.92870458</text:p>
          </table:table-cell>
          <table:table-cell office:value-type="float" office:value="26.826780872800004" table:style-name="ce1">
            <text:p>26.82678087</text:p>
          </table:table-cell>
          <table:table-cell office:value-type="float" office:value="27.040089968800004" table:style-name="ce1">
            <text:p>27.04008997</text:p>
          </table:table-cell>
          <table:table-cell office:value-type="float" office:value="26.9179843852" table:style-name="ce1">
            <text:p>26.91798439</text:p>
          </table:table-cell>
          <table:table-cell office:value-type="float" office:value="27.2266207405" table:style-name="ce1">
            <text:p>27.22662074</text:p>
          </table:table-cell>
          <table:table-cell office:value-type="float" office:value="27.804498377200002" table:style-name="ce1">
            <text:p>27.80449838</text:p>
          </table:table-cell>
          <table:table-cell office:value-type="float" office:value="28.381580109700003" table:style-name="ce1">
            <text:p>28.3815801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9_load</text:p>
          </table:table-cell>
          <table:table-cell office:value-type="float" office:value="50.222101950000003" table:style-name="ce1">
            <text:p>50.22210195</text:p>
          </table:table-cell>
          <table:table-cell office:value-type="float" office:value="50.227146699999992" table:style-name="ce1">
            <text:p>50.2271467</text:p>
          </table:table-cell>
          <table:table-cell office:value-type="float" office:value="53.733334150000005" table:style-name="ce1">
            <text:p>53.73333415</text:p>
          </table:table-cell>
          <table:table-cell office:value-type="float" office:value="53.942080599999997" table:style-name="ce1">
            <text:p>53.9420806</text:p>
          </table:table-cell>
          <table:table-cell office:value-type="float" office:value="51.903900200000002" table:style-name="ce1">
            <text:p>51.9039002</text:p>
          </table:table-cell>
          <table:table-cell office:value-type="float" office:value="55.616650900000003" table:style-name="ce1">
            <text:p>55.6166509</text:p>
          </table:table-cell>
          <table:table-cell office:value-type="float" office:value="47.400489849999992" table:style-name="ce1">
            <text:p>47.40048985</text:p>
          </table:table-cell>
          <table:table-cell office:value-type="float" office:value="46.062641649999996" table:style-name="ce1">
            <text:p>46.06264165</text:p>
          </table:table-cell>
          <table:table-cell office:value-type="float" office:value="49.905559650000001" table:style-name="ce1">
            <text:p>49.90555965</text:p>
          </table:table-cell>
          <table:table-cell office:value-type="float" office:value="44.127356300000002" table:style-name="ce1">
            <text:p>44.1273563</text:p>
          </table:table-cell>
          <table:table-cell office:value-type="float" office:value="45.306968099999999" table:style-name="ce1">
            <text:p>45.3069681</text:p>
          </table:table-cell>
          <table:table-cell office:value-type="float" office:value="43.770657749999998" table:style-name="ce1">
            <text:p>43.77065775</text:p>
          </table:table-cell>
          <table:table-cell office:value-type="float" office:value="45.867592199999997" table:style-name="ce1">
            <text:p>45.8675922</text:p>
          </table:table-cell>
          <table:table-cell office:value-type="float" office:value="45.656136599999996" table:style-name="ce1">
            <text:p>45.6561366</text:p>
          </table:table-cell>
          <table:table-cell office:value-type="float" office:value="49.132466799999996" table:style-name="ce1">
            <text:p>49.1324668</text:p>
          </table:table-cell>
          <table:table-cell office:value-type="float" office:value="49.523142800000002" table:style-name="ce1">
            <text:p>49.5231428</text:p>
          </table:table-cell>
          <table:table-cell office:value-type="float" office:value="49.299506199999996" table:style-name="ce1">
            <text:p>49.2995062</text:p>
          </table:table-cell>
          <table:table-cell office:value-type="float" office:value="49.864774249999996" table:style-name="ce1">
            <text:p>49.86477425</text:p>
          </table:table-cell>
          <table:table-cell office:value-type="float" office:value="50.923158199999996" table:style-name="ce1">
            <text:p>50.9231582</text:p>
          </table:table-cell>
          <table:table-cell office:value-type="float" office:value="51.98008445" table:style-name="ce1">
            <text:p>51.9800844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00_load</text:p>
          </table:table-cell>
          <table:table-cell office:value-type="float" office:value="64.886663719400005" table:style-name="ce1">
            <text:p>64.88666372</text:p>
          </table:table-cell>
          <table:table-cell office:value-type="float" office:value="64.893181536399993" table:style-name="ce1">
            <text:p>64.89318154</text:p>
          </table:table-cell>
          <table:table-cell office:value-type="float" office:value="69.423175721800007" table:style-name="ce1">
            <text:p>69.42317572</text:p>
          </table:table-cell>
          <table:table-cell office:value-type="float" office:value="69.692876135199995" table:style-name="ce1">
            <text:p>69.69287614</text:p>
          </table:table-cell>
          <table:table-cell office:value-type="float" office:value="67.0595470584" table:style-name="ce1">
            <text:p>67.05954706</text:p>
          </table:table-cell>
          <table:table-cell office:value-type="float" office:value="71.856420962800001" table:style-name="ce1">
            <text:p>71.85642096</text:p>
          </table:table-cell>
          <table:table-cell office:value-type="float" office:value="61.241140886199993" table:style-name="ce1">
            <text:p>61.24114089</text:p>
          </table:table-cell>
          <table:table-cell office:value-type="float" office:value="59.512641011799992" table:style-name="ce1">
            <text:p>59.51264101</text:p>
          </table:table-cell>
          <table:table-cell office:value-type="float" office:value="64.477691067799995" table:style-name="ce1">
            <text:p>64.47769107</text:p>
          </table:table-cell>
          <table:table-cell office:value-type="float" office:value="57.012252339599996" table:style-name="ce1">
            <text:p>57.01225234</text:p>
          </table:table-cell>
          <table:table-cell office:value-type="float" office:value="58.536310785199994" table:style-name="ce1">
            <text:p>58.53631079</text:p>
          </table:table-cell>
          <table:table-cell office:value-type="float" office:value="56.551397812999994" table:style-name="ce1">
            <text:p>56.55139781</text:p>
          </table:table-cell>
          <table:table-cell office:value-type="float" office:value="59.260637122399991" table:style-name="ce1">
            <text:p>59.26063712</text:p>
          </table:table-cell>
          <table:table-cell office:value-type="float" office:value="58.987436487199993" table:style-name="ce1">
            <text:p>58.98743649</text:p>
          </table:table-cell>
          <table:table-cell office:value-type="float" office:value="63.47885510559999" table:style-name="ce1">
            <text:p>63.47885511</text:p>
          </table:table-cell>
          <table:table-cell office:value-type="float" office:value="63.983608497599995" table:style-name="ce1">
            <text:p>63.9836085</text:p>
          </table:table-cell>
          <table:table-cell office:value-type="float" office:value="63.694670010399989" table:style-name="ce1">
            <text:p>63.69467001</text:p>
          </table:table-cell>
          <table:table-cell office:value-type="float" office:value="64.424996331000003" table:style-name="ce1">
            <text:p>64.42499633</text:p>
          </table:table-cell>
          <table:table-cell office:value-type="float" office:value="65.792428394400005" table:style-name="ce1">
            <text:p>65.79242839</text:p>
          </table:table-cell>
          <table:table-cell office:value-type="float" office:value="67.157977109400008" table:style-name="ce1">
            <text:p>67.1579771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01_load</text:p>
          </table:table-cell>
          <table:table-cell office:value-type="float" office:value="13.5606975265" table:style-name="ce1">
            <text:p>13.56069753</text:p>
          </table:table-cell>
          <table:table-cell office:value-type="float" office:value="13.562059608999999" table:style-name="ce1">
            <text:p>13.56205961</text:p>
          </table:table-cell>
          <table:table-cell office:value-type="float" office:value="14.5087302205" table:style-name="ce1">
            <text:p>14.50873022</text:p>
          </table:table-cell>
          <table:table-cell office:value-type="float" office:value="14.565091762" table:style-name="ce1">
            <text:p>14.56509176</text:p>
          </table:table-cell>
          <table:table-cell office:value-type="float" office:value="14.014783054" table:style-name="ce1">
            <text:p>14.01478305</text:p>
          </table:table-cell>
          <table:table-cell office:value-type="float" office:value="15.017225742999999" table:style-name="ce1">
            <text:p>15.01722574</text:p>
          </table:table-cell>
          <table:table-cell office:value-type="float" office:value="12.7988622595" table:style-name="ce1">
            <text:p>12.79886226</text:p>
          </table:table-cell>
          <table:table-cell office:value-type="float" office:value="12.4376432455" table:style-name="ce1">
            <text:p>12.43764325</text:p>
          </table:table-cell>
          <table:table-cell office:value-type="float" office:value="13.475231105500001" table:style-name="ce1">
            <text:p>13.47523111</text:p>
          </table:table-cell>
          <table:table-cell office:value-type="float" office:value="11.915116201" table:style-name="ce1">
            <text:p>11.9151162</text:p>
          </table:table-cell>
          <table:table-cell office:value-type="float" office:value="12.233611387" table:style-name="ce1">
            <text:p>12.23361139</text:p>
          </table:table-cell>
          <table:table-cell office:value-type="float" office:value="11.818807592500001" table:style-name="ce1">
            <text:p>11.81880759</text:p>
          </table:table-cell>
          <table:table-cell office:value-type="float" office:value="12.384979893999999" table:style-name="ce1">
            <text:p>12.38497989</text:p>
          </table:table-cell>
          <table:table-cell office:value-type="float" office:value="12.327886882" table:style-name="ce1">
            <text:p>12.32788688</text:p>
          </table:table-cell>
          <table:table-cell office:value-type="float" office:value="13.266496035999999" table:style-name="ce1">
            <text:p>13.26649604</text:p>
          </table:table-cell>
          <table:table-cell office:value-type="float" office:value="13.371978556" table:style-name="ce1">
            <text:p>13.37197856</text:p>
          </table:table-cell>
          <table:table-cell office:value-type="float" office:value="13.311596673999999" table:style-name="ce1">
            <text:p>13.31159667</text:p>
          </table:table-cell>
          <table:table-cell office:value-type="float" office:value="13.464219047499999" table:style-name="ce1">
            <text:p>13.46421905</text:p>
          </table:table-cell>
          <table:table-cell office:value-type="float" office:value="13.749982714" table:style-name="ce1">
            <text:p>13.74998271</text:p>
          </table:table-cell>
          <table:table-cell office:value-type="float" office:value="14.0353528015" table:style-name="ce1">
            <text:p>14.035352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02_load</text:p>
          </table:table-cell>
          <table:table-cell office:value-type="float" office:value="21.902422560395003" table:style-name="ce1">
            <text:p>21.90242256</text:p>
          </table:table-cell>
          <table:table-cell office:value-type="float" office:value="21.90462257587" table:style-name="ce1">
            <text:p>21.90462258</text:p>
          </table:table-cell>
          <table:table-cell office:value-type="float" office:value="23.433670922815004" table:style-name="ce1">
            <text:p>23.43367092</text:p>
          </table:table-cell>
          <table:table-cell office:value-type="float" office:value="23.524705249660002" table:style-name="ce1">
            <text:p>23.52470525</text:p>
          </table:table-cell>
          <table:table-cell office:value-type="float" office:value="22.63585477722" table:style-name="ce1">
            <text:p>22.63585478</text:p>
          </table:table-cell>
          <table:table-cell office:value-type="float" office:value="24.254985357490003" table:style-name="ce1">
            <text:p>24.25498536</text:p>
          </table:table-cell>
          <table:table-cell office:value-type="float" office:value="20.671917523585002" table:style-name="ce1">
            <text:p>20.67191752</text:p>
          </table:table-cell>
          <table:table-cell office:value-type="float" office:value="20.088481923565002" table:style-name="ce1">
            <text:p>20.08848192</text:p>
          </table:table-cell>
          <table:table-cell office:value-type="float" office:value="21.764378463365002" table:style-name="ce1">
            <text:p>21.76437846</text:p>
          </table:table-cell>
          <table:table-cell office:value-type="float" office:value="19.24450398243" table:style-name="ce1">
            <text:p>19.24450398</text:p>
          </table:table-cell>
          <table:table-cell office:value-type="float" office:value="19.758932688409999" table:style-name="ce1">
            <text:p>19.75893269</text:p>
          </table:table-cell>
          <table:table-cell office:value-type="float" office:value="19.088947744775002" table:style-name="ce1">
            <text:p>19.08894774</text:p>
          </table:table-cell>
          <table:table-cell office:value-type="float" office:value="20.00342085842" table:style-name="ce1">
            <text:p>20.00342086</text:p>
          </table:table-cell>
          <table:table-cell office:value-type="float" office:value="19.911205071260003" table:style-name="ce1">
            <text:p>19.91120507</text:p>
          </table:table-cell>
          <table:table-cell office:value-type="float" office:value="21.427232671480002" table:style-name="ce1">
            <text:p>21.42723267</text:p>
          </table:table-cell>
          <table:table-cell office:value-type="float" office:value="21.597606475080003" table:style-name="ce1">
            <text:p>21.59760648</text:p>
          </table:table-cell>
          <table:table-cell office:value-type="float" office:value="21.50007855382" table:style-name="ce1">
            <text:p>21.50007855</text:p>
          </table:table-cell>
          <table:table-cell office:value-type="float" office:value="21.746591950425" table:style-name="ce1">
            <text:p>21.74659195</text:p>
          </table:table-cell>
          <table:table-cell office:value-type="float" office:value="22.208153191020003" table:style-name="ce1">
            <text:p>22.20815319</text:p>
          </table:table-cell>
          <table:table-cell office:value-type="float" office:value="22.669078728645001" table:style-name="ce1">
            <text:p>22.6690787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_load</text:p>
          </table:table-cell>
          <table:table-cell office:value-type="float" office:value="0.78833198905599999" table:style-name="ce1">
            <text:p>0.788331989</text:p>
          </table:table-cell>
          <table:table-cell office:value-type="float" office:value="1.151284339424" table:style-name="ce1">
            <text:p>1.151284339</text:p>
          </table:table-cell>
          <table:table-cell office:value-type="float" office:value="1.132020240928" table:style-name="ce1">
            <text:p>1.132020241</text:p>
          </table:table-cell>
          <table:table-cell office:value-type="float" office:value="1.1470495412639998" table:style-name="ce1">
            <text:p>1.147049541</text:p>
          </table:table-cell>
          <table:table-cell office:value-type="float" office:value="1.1557843864799999" table:style-name="ce1">
            <text:p>1.155784386</text:p>
          </table:table-cell>
          <table:table-cell office:value-type="float" office:value="0.92207341184000002" table:style-name="ce1">
            <text:p>0.922073412</text:p>
          </table:table-cell>
          <table:table-cell office:value-type="float" office:value="1E-3" table:style-name="ce1">
            <text:p>0.001</text:p>
          </table:table-cell>
          <table:table-cell office:value-type="float" office:value="1.070022422608" table:style-name="ce1">
            <text:p>1.070022423</text:p>
          </table:table-cell>
          <table:table-cell office:value-type="float" office:value="1.194583398192" table:style-name="ce1">
            <text:p>1.194583398</text:p>
          </table:table-cell>
          <table:table-cell office:value-type="float" office:value="0.98344360043200008" table:style-name="ce1">
            <text:p>0.9834436</text:p>
          </table:table-cell>
          <table:table-cell office:value-type="float" office:value="0.99069279732800009" table:style-name="ce1">
            <text:p>0.990692797</text:p>
          </table:table-cell>
          <table:table-cell office:value-type="float" office:value="1.0205971474560001" table:style-name="ce1">
            <text:p>1.020597147</text:p>
          </table:table-cell>
          <table:table-cell office:value-type="float" office:value="0.94876139632000012" table:style-name="ce1">
            <text:p>0.948761396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0.92225954315199998" table:style-name="ce1">
            <text:p>0.922259543</text:p>
          </table:table-cell>
          <table:table-cell office:value-type="float" office:value="1.083254065632" table:style-name="ce1">
            <text:p>1.083254066</text:p>
          </table:table-cell>
          <table:table-cell office:value-type="float" office:value="1.00031766368" table:style-name="ce1">
            <text:p>1.000317664</text:p>
          </table:table-cell>
          <table:table-cell office:value-type="float" office:value="0.87497835726399997" table:style-name="ce1">
            <text:p>0.874978357</text:p>
          </table:table-cell>
          <table:table-cell office:value-type="float" office:value="0.71240238745600004" table:style-name="ce1">
            <text:p>0.71240238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_load</text:p>
          </table:table-cell>
          <table:table-cell office:value-type="float" office:value="5.0052287440000001" table:style-name="ce1">
            <text:p>5.005228744</text:p>
          </table:table-cell>
          <table:table-cell office:value-type="float" office:value="7.3121292760000012" table:style-name="ce1">
            <text:p>7.312129276</text:p>
          </table:table-cell>
          <table:table-cell office:value-type="float" office:value="7.1896879720000006" table:style-name="ce1">
            <text:p>7.189687972</text:p>
          </table:table-cell>
          <table:table-cell office:value-type="float" office:value="7.285213186" table:style-name="ce1">
            <text:p>7.285213186</text:p>
          </table:table-cell>
          <table:table-cell office:value-type="float" office:value="7.34073127" table:style-name="ce1">
            <text:p>7.34073127</text:p>
          </table:table-cell>
          <table:table-cell office:value-type="float" office:value="5.8552801600000004" table:style-name="ce1">
            <text:p>5.85528016</text:p>
          </table:table-cell>
          <table:table-cell office:value-type="float" office:value="1E-3" table:style-name="ce1">
            <text:p>0.001</text:p>
          </table:table-cell>
          <table:table-cell office:value-type="float" office:value="6.7956340420000005" table:style-name="ce1">
            <text:p>6.795634042</text:p>
          </table:table-cell>
          <table:table-cell office:value-type="float" office:value="7.5873351580000001" table:style-name="ce1">
            <text:p>7.587335158</text:p>
          </table:table-cell>
          <table:table-cell office:value-type="float" office:value="6.2453449179999998" table:style-name="ce1">
            <text:p>6.245344918</text:p>
          </table:table-cell>
          <table:table-cell office:value-type="float" office:value="6.2914203220000005" table:style-name="ce1">
            <text:p>6.291420322</text:p>
          </table:table-cell>
          <table:table-cell office:value-type="float" office:value="6.481490344" table:style-name="ce1">
            <text:p>6.481490344</text:p>
          </table:table-cell>
          <table:table-cell office:value-type="float" office:value="6.0249071800000005" table:style-name="ce1">
            <text:p>6.02490718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5.8564631980000001" table:style-name="ce1">
            <text:p>5.856463198</text:p>
          </table:table-cell>
          <table:table-cell office:value-type="float" office:value="6.8797334680000004" table:style-name="ce1">
            <text:p>6.879733468</text:p>
          </table:table-cell>
          <table:table-cell office:value-type="float" office:value="6.3525953200000007" table:style-name="ce1">
            <text:p>6.35259532</text:p>
          </table:table-cell>
          <table:table-cell office:value-type="float" office:value="5.555947186" table:style-name="ce1">
            <text:p>5.555947186</text:p>
          </table:table-cell>
          <table:table-cell office:value-type="float" office:value="4.5226253440000006" table:style-name="ce1">
            <text:p>4.52262534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_load</text:p>
          </table:table-cell>
          <table:table-cell office:value-type="float" office:value="0.2512114372" table:style-name="ce1">
            <text:p>0.251211437</text:p>
          </table:table-cell>
          <table:table-cell office:value-type="float" office:value="0.36655646380000001" table:style-name="ce1">
            <text:p>0.366556464</text:p>
          </table:table-cell>
          <table:table-cell office:value-type="float" office:value="0.36043439859999998" table:style-name="ce1">
            <text:p>0.360434399</text:p>
          </table:table-cell>
          <table:table-cell office:value-type="float" office:value="0.36521065929999996" table:style-name="ce1">
            <text:p>0.365210659</text:p>
          </table:table-cell>
          <table:table-cell office:value-type="float" office:value="0.36798656349999997" table:style-name="ce1">
            <text:p>0.367986564</text:p>
          </table:table-cell>
          <table:table-cell office:value-type="float" office:value="0.29371400799999997" table:style-name="ce1">
            <text:p>0.293714008</text:p>
          </table:table-cell>
          <table:table-cell office:value-type="float" office:value="1E-3" table:style-name="ce1">
            <text:p>0.001</text:p>
          </table:table-cell>
          <table:table-cell office:value-type="float" office:value="0.34073170210000003" table:style-name="ce1">
            <text:p>0.340731702</text:p>
          </table:table-cell>
          <table:table-cell office:value-type="float" office:value="0.38031675789999997" table:style-name="ce1">
            <text:p>0.380316758</text:p>
          </table:table-cell>
          <table:table-cell office:value-type="float" office:value="0.3132172459" table:style-name="ce1">
            <text:p>0.313217246</text:p>
          </table:table-cell>
          <table:table-cell office:value-type="float" office:value="0.3155210161" table:style-name="ce1">
            <text:p>0.315521016</text:p>
          </table:table-cell>
          <table:table-cell office:value-type="float" office:value="0.32502451719999997" table:style-name="ce1">
            <text:p>0.325024517</text:p>
          </table:table-cell>
          <table:table-cell office:value-type="float" office:value="0.302195359" table:style-name="ce1">
            <text:p>0.302195359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0.29377315989999997" table:style-name="ce1">
            <text:p>0.29377316</text:p>
          </table:table-cell>
          <table:table-cell office:value-type="float" office:value="0.3449366734" table:style-name="ce1">
            <text:p>0.344936673</text:p>
          </table:table-cell>
          <table:table-cell office:value-type="float" office:value="0.31857976599999999" table:style-name="ce1">
            <text:p>0.318579766</text:p>
          </table:table-cell>
          <table:table-cell office:value-type="float" office:value="0.2787473593" table:style-name="ce1">
            <text:p>0.278747359</text:p>
          </table:table-cell>
          <table:table-cell office:value-type="float" office:value="0.22708126719999999" table:style-name="ce1">
            <text:p>0.22708126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_load</text:p>
          </table:table-cell>
          <table:table-cell office:value-type="float" office:value="2.6855181844000001E-2" table:style-name="ce1">
            <text:p>0.026855182</text:p>
          </table:table-cell>
          <table:table-cell office:value-type="float" office:value="3.8774167926000004E-2" table:style-name="ce1">
            <text:p>0.038774168</text:p>
          </table:table-cell>
          <table:table-cell office:value-type="float" office:value="3.8141554522E-2" table:style-name="ce1">
            <text:p>0.038141555</text:p>
          </table:table-cell>
          <table:table-cell office:value-type="float" office:value="3.8635101461E-2" table:style-name="ce1">
            <text:p>0.038635101</text:p>
          </table:table-cell>
          <table:table-cell office:value-type="float" office:value="3.8921944894999998E-2" table:style-name="ce1">
            <text:p>0.038921945</text:p>
          </table:table-cell>
          <table:table-cell office:value-type="float" office:value="3.1247114159999999E-2" table:style-name="ce1">
            <text:p>0.031247114</text:p>
          </table:table-cell>
          <table:table-cell office:value-type="float" office:value="1E-3" table:style-name="ce1">
            <text:p>0.001</text:p>
          </table:table-cell>
          <table:table-cell office:value-type="float" office:value="3.6105609217000005E-2" table:style-name="ce1">
            <text:p>0.036105609</text:p>
          </table:table-cell>
          <table:table-cell office:value-type="float" office:value="4.0196064982999997E-2" table:style-name="ce1">
            <text:p>0.040196065</text:p>
          </table:table-cell>
          <table:table-cell office:value-type="float" office:value="3.3262448743000002E-2" table:style-name="ce1">
            <text:p>0.033262449</text:p>
          </table:table-cell>
          <table:table-cell office:value-type="float" office:value="3.3500504997000004E-2" table:style-name="ce1">
            <text:p>0.033500505</text:p>
          </table:table-cell>
          <table:table-cell office:value-type="float" office:value="3.4482533443999999E-2" table:style-name="ce1">
            <text:p>0.034482533</text:p>
          </table:table-cell>
          <table:table-cell office:value-type="float" office:value="3.2123520430000004E-2" table:style-name="ce1">
            <text:p>0.03212352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3.1253226522999999E-2" table:style-name="ce1">
            <text:p>0.031253227</text:p>
          </table:table-cell>
          <table:table-cell office:value-type="float" office:value="3.6540122918000004E-2" table:style-name="ce1">
            <text:p>0.036540123</text:p>
          </table:table-cell>
          <table:table-cell office:value-type="float" office:value="3.381657582E-2" table:style-name="ce1">
            <text:p>0.033816576</text:p>
          </table:table-cell>
          <table:table-cell office:value-type="float" office:value="2.9700560460999999E-2" table:style-name="ce1">
            <text:p>0.02970056</text:p>
          </table:table-cell>
          <table:table-cell office:value-type="float" office:value="2.4361730944000001E-2" table:style-name="ce1">
            <text:p>0.02436173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5_load</text:p>
          </table:table-cell>
          <table:table-cell office:value-type="float" office:value="0.69051564484126982" table:style-name="ce1">
            <text:p>0.690515645</text:p>
          </table:table-cell>
          <table:table-cell office:value-type="float" office:value="1.0083756167328042" table:style-name="ce1">
            <text:p>1.008375617</text:p>
          </table:table-cell>
          <table:table-cell office:value-type="float" office:value="0.99150484623015878" table:style-name="ce1">
            <text:p>0.991504846</text:p>
          </table:table-cell>
          <table:table-cell office:value-type="float" office:value="1.0046669403108464" table:style-name="ce1">
            <text:p>1.00466694</text:p>
          </table:table-cell>
          <table:table-cell office:value-type="float" office:value="1.0123165881283067" table:style-name="ce1">
            <text:p>1.012316588</text:p>
          </table:table-cell>
          <table:table-cell office:value-type="float" office:value="0.80764133597883603" table:style-name="ce1">
            <text:p>0.807641336</text:p>
          </table:table-cell>
          <table:table-cell office:value-type="float" office:value="1E-3" table:style-name="ce1">
            <text:p>0.001</text:p>
          </table:table-cell>
          <table:table-cell office:value-type="float" office:value="0.93720949652777785" table:style-name="ce1">
            <text:p>0.937209497</text:p>
          </table:table-cell>
          <table:table-cell office:value-type="float" office:value="1.0462952984457672" table:style-name="ce1">
            <text:p>1.046295298</text:p>
          </table:table-cell>
          <table:table-cell office:value-type="float" office:value="0.86138703125000005" table:style-name="ce1">
            <text:p>0.861387031</text:p>
          </table:table-cell>
          <table:table-cell office:value-type="float" office:value="0.86773560433201058" table:style-name="ce1">
            <text:p>0.867735604</text:p>
          </table:table-cell>
          <table:table-cell office:value-type="float" office:value="0.89392470568783078" table:style-name="ce1">
            <text:p>0.893924706</text:p>
          </table:table-cell>
          <table:table-cell office:value-type="float" office:value="0.83101366567460333" table:style-name="ce1">
            <text:p>0.831013666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0.80780434275793656" table:style-name="ce1">
            <text:p>0.807804343</text:p>
          </table:table-cell>
          <table:table-cell office:value-type="float" office:value="0.94879727017195781" table:style-name="ce1">
            <text:p>0.94879727</text:p>
          </table:table-cell>
          <table:table-cell office:value-type="float" office:value="0.87616469907407413" table:style-name="ce1">
            <text:p>0.876164699</text:p>
          </table:table-cell>
          <table:table-cell office:value-type="float" office:value="0.76639726438492062" table:style-name="ce1">
            <text:p>0.766397264</text:p>
          </table:table-cell>
          <table:table-cell office:value-type="float" office:value="0.62401936507936517" table:style-name="ce1">
            <text:p>0.62401936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6_load</text:p>
          </table:table-cell>
          <table:table-cell office:value-type="float" office:value="0.82841877380952378" table:style-name="ce1">
            <text:p>0.828418774</text:p>
          </table:table-cell>
          <table:table-cell office:value-type="float" office:value="1.209850740079365" table:style-name="ce1">
            <text:p>1.20985074</text:p>
          </table:table-cell>
          <table:table-cell office:value-type="float" office:value="1.1896058154761904" table:style-name="ce1">
            <text:p>1.189605815</text:p>
          </table:table-cell>
          <table:table-cell office:value-type="float" office:value="1.2054003283730157" table:style-name="ce1">
            <text:p>1.205400328</text:p>
          </table:table-cell>
          <table:table-cell office:value-type="float" office:value="1.2145799057539681" table:style-name="ce1">
            <text:p>1.214579906</text:p>
          </table:table-cell>
          <table:table-cell office:value-type="float" office:value="0.96896960317460312" table:style-name="ce1">
            <text:p>0.968969603</text:p>
          </table:table-cell>
          <table:table-cell office:value-type="float" office:value="1E-3" table:style-name="ce1">
            <text:p>0.001</text:p>
          </table:table-cell>
          <table:table-cell office:value-type="float" office:value="1.1244513958333333" table:style-name="ce1">
            <text:p>1.124451396</text:p>
          </table:table-cell>
          <table:table-cell office:value-type="float" office:value="1.2553543581349205" table:style-name="ce1">
            <text:p>1.255354358</text:p>
          </table:table-cell>
          <table:table-cell office:value-type="float" office:value="1.0334644374999999" table:style-name="ce1">
            <text:p>1.033464438</text:p>
          </table:table-cell>
          <table:table-cell office:value-type="float" office:value="1.0410827251984127" table:style-name="ce1">
            <text:p>1.041082725</text:p>
          </table:table-cell>
          <table:table-cell office:value-type="float" office:value="1.0725096468253967" table:style-name="ce1">
            <text:p>1.072509647</text:p>
          </table:table-cell>
          <table:table-cell office:value-type="float" office:value="0.99701639880952397" table:style-name="ce1">
            <text:p>0.997016399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0.96916521130952382" table:style-name="ce1">
            <text:p>0.969165211</text:p>
          </table:table-cell>
          <table:table-cell office:value-type="float" office:value="1.1383567242063493" table:style-name="ce1">
            <text:p>1.138356724</text:p>
          </table:table-cell>
          <table:table-cell office:value-type="float" office:value="1.0511976388888888" table:style-name="ce1">
            <text:p>1.051197639</text:p>
          </table:table-cell>
          <table:table-cell office:value-type="float" office:value="0.91947671726190472" table:style-name="ce1">
            <text:p>0.919476717</text:p>
          </table:table-cell>
          <table:table-cell office:value-type="float" office:value="0.74862323809523812" table:style-name="ce1">
            <text:p>0.74862323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7_load</text:p>
          </table:table-cell>
          <table:table-cell office:value-type="float" office:value="0.55261251587301585" table:style-name="ce1">
            <text:p>0.552612516</text:p>
          </table:table-cell>
          <table:table-cell office:value-type="float" office:value="0.80690049338624348" table:style-name="ce1">
            <text:p>0.806900493</text:p>
          </table:table-cell>
          <table:table-cell office:value-type="float" office:value="0.79340387698412707" table:style-name="ce1">
            <text:p>0.793403877</text:p>
          </table:table-cell>
          <table:table-cell office:value-type="float" office:value="0.80393355224867724" table:style-name="ce1">
            <text:p>0.803933552</text:p>
          </table:table-cell>
          <table:table-cell office:value-type="float" office:value="0.81005327050264553" table:style-name="ce1">
            <text:p>0.810053271</text:p>
          </table:table-cell>
          <table:table-cell office:value-type="float" office:value="0.64631306878306882" table:style-name="ce1">
            <text:p>0.646313069</text:p>
          </table:table-cell>
          <table:table-cell office:value-type="float" office:value="1E-3" table:style-name="ce1">
            <text:p>0.001</text:p>
          </table:table-cell>
          <table:table-cell office:value-type="float" office:value="0.74996759722222228" table:style-name="ce1">
            <text:p>0.749967597</text:p>
          </table:table-cell>
          <table:table-cell office:value-type="float" office:value="0.83723623875661379" table:style-name="ce1">
            <text:p>0.837236239</text:p>
          </table:table-cell>
          <table:table-cell office:value-type="float" office:value="0.68930962500000004" table:style-name="ce1">
            <text:p>0.689309625</text:p>
          </table:table-cell>
          <table:table-cell office:value-type="float" office:value="0.69438848346560855" table:style-name="ce1">
            <text:p>0.694388483</text:p>
          </table:table-cell>
          <table:table-cell office:value-type="float" office:value="0.7153397645502646" table:style-name="ce1">
            <text:p>0.715339765</text:p>
          </table:table-cell>
          <table:table-cell office:value-type="float" office:value="0.66501093253968258" table:style-name="ce1">
            <text:p>0.665010933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0.64644347420634918" table:style-name="ce1">
            <text:p>0.646443474</text:p>
          </table:table-cell>
          <table:table-cell office:value-type="float" office:value="0.75923781613756625" table:style-name="ce1">
            <text:p>0.759237816</text:p>
          </table:table-cell>
          <table:table-cell office:value-type="float" office:value="0.7011317592592593" table:style-name="ce1">
            <text:p>0.701131759</text:p>
          </table:table-cell>
          <table:table-cell office:value-type="float" office:value="0.61331781150793652" table:style-name="ce1">
            <text:p>0.613317812</text:p>
          </table:table-cell>
          <table:table-cell office:value-type="float" office:value="0.49941549206349212" table:style-name="ce1">
            <text:p>0.49941549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8_load</text:p>
          </table:table-cell>
          <table:table-cell office:value-type="float" office:value="0.74913219722800006" table:style-name="ce1">
            <text:p>0.749132197</text:p>
          </table:table-cell>
          <table:table-cell office:value-type="float" office:value="1.0940138267619999" table:style-name="ce1">
            <text:p>1.094013827</text:p>
          </table:table-cell>
          <table:table-cell office:value-type="float" office:value="1.0757088518139999" table:style-name="ce1">
            <text:p>1.075708852</text:p>
          </table:table-cell>
          <table:table-cell office:value-type="float" office:value="1.0899898713069998" table:style-name="ce1">
            <text:p>1.089989871</text:p>
          </table:table-cell>
          <table:table-cell office:value-type="float" office:value="1.0982898248649999" table:style-name="ce1">
            <text:p>1.098289825</text:p>
          </table:table-cell>
          <table:table-cell office:value-type="float" office:value="0.87621488392000002" table:style-name="ce1">
            <text:p>0.876214884</text:p>
          </table:table-cell>
          <table:table-cell office:value-type="float" office:value="1E-3" table:style-name="ce1">
            <text:p>0.001</text:p>
          </table:table-cell>
          <table:table-cell office:value-type="float" office:value="1.0167977892790001" table:style-name="ce1">
            <text:p>1.016797789</text:p>
          </table:table-cell>
          <table:table-cell office:value-type="float" office:value="1.135157106121" table:style-name="ce1">
            <text:p>1.135157106</text:p>
          </table:table-cell>
          <table:table-cell office:value-type="float" office:value="0.93452956524100006" table:style-name="ce1">
            <text:p>0.934529565</text:p>
          </table:table-cell>
          <table:table-cell office:value-type="float" office:value="0.94141783813900004" table:style-name="ce1">
            <text:p>0.941417838</text:p>
          </table:table-cell>
          <table:table-cell office:value-type="float" office:value="0.96983330642800003" table:style-name="ce1">
            <text:p>0.969833306</text:p>
          </table:table-cell>
          <table:table-cell office:value-type="float" office:value="0.90157412341000009" table:style-name="ce1">
            <text:p>0.901574123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0.87639174810099996" table:style-name="ce1">
            <text:p>0.876391748</text:p>
          </table:table-cell>
          <table:table-cell office:value-type="float" office:value="1.0293706534660001" table:style-name="ce1">
            <text:p>1.029370653</text:p>
          </table:table-cell>
          <table:table-cell office:value-type="float" office:value="0.95056350034000003" table:style-name="ce1">
            <text:p>0.9505635</text:p>
          </table:table-cell>
          <table:table-cell office:value-type="float" office:value="0.83146460430699998" table:style-name="ce1">
            <text:p>0.831464604</text:p>
          </table:table-cell>
          <table:table-cell office:value-type="float" office:value="0.67698298892800002" table:style-name="ce1">
            <text:p>0.67698298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9_load</text:p>
          </table:table-cell>
          <table:table-cell office:value-type="float" office:value="2.4832563214285708" table:style-name="ce1">
            <text:p>2.483256321</text:p>
          </table:table-cell>
          <table:table-cell office:value-type="float" office:value="3.627552220238095" table:style-name="ce1">
            <text:p>3.62755222</text:p>
          </table:table-cell>
          <table:table-cell office:value-type="float" office:value="3.5668174464285709" table:style-name="ce1">
            <text:p>3.566817446</text:p>
          </table:table-cell>
          <table:table-cell office:value-type="float" office:value="3.6142009851190471" table:style-name="ce1">
            <text:p>3.614200985</text:p>
          </table:table-cell>
          <table:table-cell office:value-type="float" office:value="3.6417397172619039" table:style-name="ce1">
            <text:p>3.641739717</text:p>
          </table:table-cell>
          <table:table-cell office:value-type="float" office:value="2.9049088095238091" table:style-name="ce1">
            <text:p>2.90490881</text:p>
          </table:table-cell>
          <table:table-cell office:value-type="float" office:value="1E-3" table:style-name="ce1">
            <text:p>0.001</text:p>
          </table:table-cell>
          <table:table-cell office:value-type="float" office:value="3.3713541874999997" table:style-name="ce1">
            <text:p>3.371354188</text:p>
          </table:table-cell>
          <table:table-cell office:value-type="float" office:value="3.7640630744047612" table:style-name="ce1">
            <text:p>3.764063074</text:p>
          </table:table-cell>
          <table:table-cell office:value-type="float" office:value="3.0983933124999994" table:style-name="ce1">
            <text:p>3.098393313</text:p>
          </table:table-cell>
          <table:table-cell office:value-type="float" office:value="3.1212481755952375" table:style-name="ce1">
            <text:p>3.121248176</text:p>
          </table:table-cell>
          <table:table-cell office:value-type="float" office:value="3.2155289404761902" table:style-name="ce1">
            <text:p>3.21552894</text:p>
          </table:table-cell>
          <table:table-cell office:value-type="float" office:value="2.9890491964285713" table:style-name="ce1">
            <text:p>2.989049196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2.9054956339285707" table:style-name="ce1">
            <text:p>2.905495634</text:p>
          </table:table-cell>
          <table:table-cell office:value-type="float" office:value="3.4130701726190473" table:style-name="ce1">
            <text:p>3.413070173</text:p>
          </table:table-cell>
          <table:table-cell office:value-type="float" office:value="3.1515929166666665" table:style-name="ce1">
            <text:p>3.151592917</text:p>
          </table:table-cell>
          <table:table-cell office:value-type="float" office:value="2.7564301517857137" table:style-name="ce1">
            <text:p>2.756430152</text:p>
          </table:table-cell>
          <table:table-cell office:value-type="float" office:value="2.2438697142857142" table:style-name="ce1">
            <text:p>2.24386971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0_load</text:p>
          </table:table-cell>
          <table:table-cell office:value-type="float" office:value="0.24922563214285715" table:style-name="ce1">
            <text:p>0.249225632</text:p>
          </table:table-cell>
          <table:table-cell office:value-type="float" office:value="0.36365522202380957" table:style-name="ce1">
            <text:p>0.363655222</text:p>
          </table:table-cell>
          <table:table-cell office:value-type="float" office:value="0.35758174464285714" table:style-name="ce1">
            <text:p>0.357581745</text:p>
          </table:table-cell>
          <table:table-cell office:value-type="float" office:value="0.36232009851190472" table:style-name="ce1">
            <text:p>0.362320099</text:p>
          </table:table-cell>
          <table:table-cell office:value-type="float" office:value="0.36507397172619044" table:style-name="ce1">
            <text:p>0.365073972</text:p>
          </table:table-cell>
          <table:table-cell office:value-type="float" office:value="0.29139088095238097" table:style-name="ce1">
            <text:p>0.291390881</text:p>
          </table:table-cell>
          <table:table-cell office:value-type="float" office:value="1E-3" table:style-name="ce1">
            <text:p>0.001</text:p>
          </table:table-cell>
          <table:table-cell office:value-type="float" office:value="0.33803541875000004" table:style-name="ce1">
            <text:p>0.338035419</text:p>
          </table:table-cell>
          <table:table-cell office:value-type="float" office:value="0.37730630744047616" table:style-name="ce1">
            <text:p>0.377306307</text:p>
          </table:table-cell>
          <table:table-cell office:value-type="float" office:value="0.31073933124999997" table:style-name="ce1">
            <text:p>0.310739331</text:p>
          </table:table-cell>
          <table:table-cell office:value-type="float" office:value="0.31302481755952383" table:style-name="ce1">
            <text:p>0.313024818</text:p>
          </table:table-cell>
          <table:table-cell office:value-type="float" office:value="0.32245289404761907" table:style-name="ce1">
            <text:p>0.322452894</text:p>
          </table:table-cell>
          <table:table-cell office:value-type="float" office:value="0.29980491964285716" table:style-name="ce1">
            <text:p>0.29980492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0.29144956339285716" table:style-name="ce1">
            <text:p>0.291449563</text:p>
          </table:table-cell>
          <table:table-cell office:value-type="float" office:value="0.34220701726190478" table:style-name="ce1">
            <text:p>0.342207017</text:p>
          </table:table-cell>
          <table:table-cell office:value-type="float" office:value="0.31605929166666669" table:style-name="ce1">
            <text:p>0.316059292</text:p>
          </table:table-cell>
          <table:table-cell office:value-type="float" office:value="0.27654301517857144" table:style-name="ce1">
            <text:p>0.276543015</text:p>
          </table:table-cell>
          <table:table-cell office:value-type="float" office:value="0.22528697142857143" table:style-name="ce1">
            <text:p>0.22528697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1_load</text:p>
          </table:table-cell>
          <table:table-cell office:value-type="float" office:value="3.0348688373015871" table:style-name="ce1">
            <text:p>3.034868837</text:p>
          </table:table-cell>
          <table:table-cell office:value-type="float" office:value="4.4334527136243391" table:style-name="ce1">
            <text:p>4.433452714</text:p>
          </table:table-cell>
          <table:table-cell office:value-type="float" office:value="4.3592213234126982" table:style-name="ce1">
            <text:p>4.359221323</text:p>
          </table:table-cell>
          <table:table-cell office:value-type="float" office:value="4.4171345373677244" table:style-name="ce1">
            <text:p>4.417134537</text:p>
          </table:table-cell>
          <table:table-cell office:value-type="float" office:value="4.45079298776455" table:style-name="ce1">
            <text:p>4.450792988</text:p>
          </table:table-cell>
          <table:table-cell office:value-type="float" office:value="3.550221878306878" table:style-name="ce1">
            <text:p>3.550221878</text:p>
          </table:table-cell>
          <table:table-cell office:value-type="float" office:value="1E-3" table:style-name="ce1">
            <text:p>0.001</text:p>
          </table:table-cell>
          <table:table-cell office:value-type="float" office:value="4.1203217847222229" table:style-name="ce1">
            <text:p>4.120321785</text:p>
          </table:table-cell>
          <table:table-cell office:value-type="float" office:value="4.6002993131613756" table:style-name="ce1">
            <text:p>4.600299313</text:p>
          </table:table-cell>
          <table:table-cell office:value-type="float" office:value="3.7867029374999994" table:style-name="ce1">
            <text:p>3.786702938</text:p>
          </table:table-cell>
          <table:table-cell office:value-type="float" office:value="3.814636659060846" table:style-name="ce1">
            <text:p>3.814636659</text:p>
          </table:table-cell>
          <table:table-cell office:value-type="float" office:value="3.9298687050264545" table:style-name="ce1">
            <text:p>3.929868705</text:p>
          </table:table-cell>
          <table:table-cell office:value-type="float" office:value="3.6530601289682538" table:style-name="ce1">
            <text:p>3.653060129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3.5509391081349202" table:style-name="ce1">
            <text:p>3.550939108</text:p>
          </table:table-cell>
          <table:table-cell office:value-type="float" office:value="4.171307988756614" table:style-name="ce1">
            <text:p>4.171307989</text:p>
          </table:table-cell>
          <table:table-cell office:value-type="float" office:value="3.8517246759259258" table:style-name="ce1">
            <text:p>3.851724676</text:p>
          </table:table-cell>
          <table:table-cell office:value-type="float" office:value="3.3687479632936501" table:style-name="ce1">
            <text:p>3.368747963</text:p>
          </table:table-cell>
          <table:table-cell office:value-type="float" office:value="2.742285206349206" table:style-name="ce1">
            <text:p>2.74228520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2_load</text:p>
          </table:table-cell>
          <table:table-cell office:value-type="float" office:value="1.1042250317460316" table:style-name="ce1">
            <text:p>1.104225032</text:p>
          </table:table-cell>
          <table:table-cell office:value-type="float" office:value="1.6128009867724868" table:style-name="ce1">
            <text:p>1.612800987</text:p>
          </table:table-cell>
          <table:table-cell office:value-type="float" office:value="1.585807753968254" table:style-name="ce1">
            <text:p>1.585807754</text:p>
          </table:table-cell>
          <table:table-cell office:value-type="float" office:value="1.6068671044973544" table:style-name="ce1">
            <text:p>1.606867104</text:p>
          </table:table-cell>
          <table:table-cell office:value-type="float" office:value="1.6191065410052909" table:style-name="ce1">
            <text:p>1.619106541</text:p>
          </table:table-cell>
          <table:table-cell office:value-type="float" office:value="1.2916261375661375" table:style-name="ce1">
            <text:p>1.291626138</text:p>
          </table:table-cell>
          <table:table-cell office:value-type="float" office:value="1E-3" table:style-name="ce1">
            <text:p>0.001</text:p>
          </table:table-cell>
          <table:table-cell office:value-type="float" office:value="1.4989351944444445" table:style-name="ce1">
            <text:p>1.498935194</text:p>
          </table:table-cell>
          <table:table-cell office:value-type="float" office:value="1.6734724775132275" table:style-name="ce1">
            <text:p>1.673472478</text:p>
          </table:table-cell>
          <table:table-cell office:value-type="float" office:value="1.37761925" table:style-name="ce1">
            <text:p>1.37761925</text:p>
          </table:table-cell>
          <table:table-cell office:value-type="float" office:value="1.387776966931217" table:style-name="ce1">
            <text:p>1.387776967</text:p>
          </table:table-cell>
          <table:table-cell office:value-type="float" office:value="1.4296795291005291" table:style-name="ce1">
            <text:p>1.429679529</text:p>
          </table:table-cell>
          <table:table-cell office:value-type="float" office:value="1.329021865079365" table:style-name="ce1">
            <text:p>1.329021865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.2918869484126982" table:style-name="ce1">
            <text:p>1.291886948</text:p>
          </table:table-cell>
          <table:table-cell office:value-type="float" office:value="1.5174756322751324" table:style-name="ce1">
            <text:p>1.517475632</text:p>
          </table:table-cell>
          <table:table-cell office:value-type="float" office:value="1.4012635185185185" table:style-name="ce1">
            <text:p>1.401263519</text:p>
          </table:table-cell>
          <table:table-cell office:value-type="float" office:value="1.2256356230158729" table:style-name="ce1">
            <text:p>1.225635623</text:p>
          </table:table-cell>
          <table:table-cell office:value-type="float" office:value="0.99783098412698423" table:style-name="ce1">
            <text:p>0.99783098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3_load</text:p>
          </table:table-cell>
          <table:table-cell office:value-type="float" office:value="1.2421281607142853" table:style-name="ce1">
            <text:p>1.242128161</text:p>
          </table:table-cell>
          <table:table-cell office:value-type="float" office:value="1.8142761101190474" table:style-name="ce1">
            <text:p>1.81427611</text:p>
          </table:table-cell>
          <table:table-cell office:value-type="float" office:value="1.7839087232142854" table:style-name="ce1">
            <text:p>1.783908723</text:p>
          </table:table-cell>
          <table:table-cell office:value-type="float" office:value="1.8076004925595235" table:style-name="ce1">
            <text:p>1.807600493</text:p>
          </table:table-cell>
          <table:table-cell office:value-type="float" office:value="1.8213698586309519" table:style-name="ce1">
            <text:p>1.821369859</text:p>
          </table:table-cell>
          <table:table-cell office:value-type="float" office:value="1.4529544047619045" table:style-name="ce1">
            <text:p>1.452954405</text:p>
          </table:table-cell>
          <table:table-cell office:value-type="float" office:value="1E-3" table:style-name="ce1">
            <text:p>0.001</text:p>
          </table:table-cell>
          <table:table-cell office:value-type="float" office:value="1.6861770937499998" table:style-name="ce1">
            <text:p>1.686177094</text:p>
          </table:table-cell>
          <table:table-cell office:value-type="float" office:value="1.8825315372023805" table:style-name="ce1">
            <text:p>1.882531537</text:p>
          </table:table-cell>
          <table:table-cell office:value-type="float" office:value="1.5496966562499996" table:style-name="ce1">
            <text:p>1.549696656</text:p>
          </table:table-cell>
          <table:table-cell office:value-type="float" office:value="1.5611240877976187" table:style-name="ce1">
            <text:p>1.561124088</text:p>
          </table:table-cell>
          <table:table-cell office:value-type="float" office:value="1.608264470238095" table:style-name="ce1">
            <text:p>1.60826447</text:p>
          </table:table-cell>
          <table:table-cell office:value-type="float" office:value="1.4950245982142856" table:style-name="ce1">
            <text:p>1.495024598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.4532478169642853" table:style-name="ce1">
            <text:p>1.453247817</text:p>
          </table:table-cell>
          <table:table-cell office:value-type="float" office:value="1.7070350863095236" table:style-name="ce1">
            <text:p>1.707035086</text:p>
          </table:table-cell>
          <table:table-cell office:value-type="float" office:value="1.5762964583333332" table:style-name="ce1">
            <text:p>1.576296458</text:p>
          </table:table-cell>
          <table:table-cell office:value-type="float" office:value="1.3787150758928568" table:style-name="ce1">
            <text:p>1.378715076</text:p>
          </table:table-cell>
          <table:table-cell office:value-type="float" office:value="1.1224348571428571" table:style-name="ce1">
            <text:p>1.12243485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4_load</text:p>
          </table:table-cell>
          <table:table-cell office:value-type="float" office:value="0.41470938690476189" table:style-name="ce1">
            <text:p>0.414709387</text:p>
          </table:table-cell>
          <table:table-cell office:value-type="float" office:value="0.60542537003968255" table:style-name="ce1">
            <text:p>0.60542537</text:p>
          </table:table-cell>
          <table:table-cell office:value-type="float" office:value="0.59530290773809524" table:style-name="ce1">
            <text:p>0.595302908</text:p>
          </table:table-cell>
          <table:table-cell office:value-type="float" office:value="0.6032001641865079" table:style-name="ce1">
            <text:p>0.603200164</text:p>
          </table:table-cell>
          <table:table-cell office:value-type="float" office:value="0.60778995287698412" table:style-name="ce1">
            <text:p>0.607789953</text:p>
          </table:table-cell>
          <table:table-cell office:value-type="float" office:value="0.48498480158730156" table:style-name="ce1">
            <text:p>0.484984802</text:p>
          </table:table-cell>
          <table:table-cell office:value-type="float" office:value="1E-3" table:style-name="ce1">
            <text:p>0.001</text:p>
          </table:table-cell>
          <table:table-cell office:value-type="float" office:value="0.56272569791666671" table:style-name="ce1">
            <text:p>0.562725698</text:p>
          </table:table-cell>
          <table:table-cell office:value-type="float" office:value="0.62817717906746029" table:style-name="ce1">
            <text:p>0.628177179</text:p>
          </table:table-cell>
          <table:table-cell office:value-type="float" office:value="0.51723221875000003" table:style-name="ce1">
            <text:p>0.517232219</text:p>
          </table:table-cell>
          <table:table-cell office:value-type="float" office:value="0.52104136259920641" table:style-name="ce1">
            <text:p>0.521041363</text:p>
          </table:table-cell>
          <table:table-cell office:value-type="float" office:value="0.53675482341269842" table:style-name="ce1">
            <text:p>0.536754823</text:p>
          </table:table-cell>
          <table:table-cell office:value-type="float" office:value="0.49900819940476199" table:style-name="ce1">
            <text:p>0.499008199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0.48508260565476191" table:style-name="ce1">
            <text:p>0.485082606</text:p>
          </table:table-cell>
          <table:table-cell office:value-type="float" office:value="0.56967836210317468" table:style-name="ce1">
            <text:p>0.569678362</text:p>
          </table:table-cell>
          <table:table-cell office:value-type="float" office:value="0.52609881944444448" table:style-name="ce1">
            <text:p>0.526098819</text:p>
          </table:table-cell>
          <table:table-cell office:value-type="float" office:value="0.46023835863095236" table:style-name="ce1">
            <text:p>0.460238359</text:p>
          </table:table-cell>
          <table:table-cell office:value-type="float" office:value="0.37481161904761906" table:style-name="ce1">
            <text:p>0.37481161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5_load</text:p>
          </table:table-cell>
          <table:table-cell office:value-type="float" office:value="1.7937406765873014" table:style-name="ce1">
            <text:p>1.793740677</text:p>
          </table:table-cell>
          <table:table-cell office:value-type="float" office:value="2.6201766035052909" table:style-name="ce1">
            <text:p>2.620176604</text:p>
          </table:table-cell>
          <table:table-cell office:value-type="float" office:value="2.5763126001984129" table:style-name="ce1">
            <text:p>2.5763126</text:p>
          </table:table-cell>
          <table:table-cell office:value-type="float" office:value="2.6105340448082011" table:style-name="ce1">
            <text:p>2.610534045</text:p>
          </table:table-cell>
          <table:table-cell office:value-type="float" office:value="2.6304231291335975" table:style-name="ce1">
            <text:p>2.630423129</text:p>
          </table:table-cell>
          <table:table-cell office:value-type="float" office:value="2.0982674735449733" table:style-name="ce1">
            <text:p>2.098267474</text:p>
          </table:table-cell>
          <table:table-cell office:value-type="float" office:value="1E-3" table:style-name="ce1">
            <text:p>0.001</text:p>
          </table:table-cell>
          <table:table-cell office:value-type="float" office:value="2.4351446909722223" table:style-name="ce1">
            <text:p>2.435144691</text:p>
          </table:table-cell>
          <table:table-cell office:value-type="float" office:value="2.7187677759589945" table:style-name="ce1">
            <text:p>2.718767776</text:p>
          </table:table-cell>
          <table:table-cell office:value-type="float" office:value="2.2380062812500001" table:style-name="ce1">
            <text:p>2.238006281</text:p>
          </table:table-cell>
          <table:table-cell office:value-type="float" office:value="2.2545125712632275" table:style-name="ce1">
            <text:p>2.254512571</text:p>
          </table:table-cell>
          <table:table-cell office:value-type="float" office:value="2.32260423478836" table:style-name="ce1">
            <text:p>2.322604235</text:p>
          </table:table-cell>
          <table:table-cell office:value-type="float" office:value="2.1590355307539686" table:style-name="ce1">
            <text:p>2.15903553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2.0986912911706348" table:style-name="ce1">
            <text:p>2.098691291</text:p>
          </table:table-cell>
          <table:table-cell office:value-type="float" office:value="2.4652729024470901" table:style-name="ce1">
            <text:p>2.465272902</text:p>
          </table:table-cell>
          <table:table-cell office:value-type="float" office:value="2.2764282175925925" table:style-name="ce1">
            <text:p>2.276428218</text:p>
          </table:table-cell>
          <table:table-cell office:value-type="float" office:value="1.9910328874007934" table:style-name="ce1">
            <text:p>1.991032887</text:p>
          </table:table-cell>
          <table:table-cell office:value-type="float" office:value="1.6208503492063493" table:style-name="ce1">
            <text:p>1.62085034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6_load</text:p>
          </table:table-cell>
          <table:table-cell office:value-type="float" office:value="2.0695469345238093" table:style-name="ce1">
            <text:p>2.069546935</text:p>
          </table:table-cell>
          <table:table-cell office:value-type="float" office:value="3.023126850198413" table:style-name="ce1">
            <text:p>3.02312685</text:p>
          </table:table-cell>
          <table:table-cell office:value-type="float" office:value="2.9725145386904761" table:style-name="ce1">
            <text:p>2.972514539</text:p>
          </table:table-cell>
          <table:table-cell office:value-type="float" office:value="3.0120008209325397" table:style-name="ce1">
            <text:p>3.012000821</text:p>
          </table:table-cell>
          <table:table-cell office:value-type="float" office:value="3.0349497643849204" table:style-name="ce1">
            <text:p>3.034949764</text:p>
          </table:table-cell>
          <table:table-cell office:value-type="float" office:value="2.4209240079365077" table:style-name="ce1">
            <text:p>2.420924008</text:p>
          </table:table-cell>
          <table:table-cell office:value-type="float" office:value="1E-3" table:style-name="ce1">
            <text:p>0.001</text:p>
          </table:table-cell>
          <table:table-cell office:value-type="float" office:value="2.8096284895833334" table:style-name="ce1">
            <text:p>2.80962849</text:p>
          </table:table-cell>
          <table:table-cell office:value-type="float" office:value="3.1368858953373016" table:style-name="ce1">
            <text:p>3.136885895</text:p>
          </table:table-cell>
          <table:table-cell office:value-type="float" office:value="2.5821610937499999" table:style-name="ce1">
            <text:p>2.582161094</text:p>
          </table:table-cell>
          <table:table-cell office:value-type="float" office:value="2.6012068129960317" table:style-name="ce1">
            <text:p>2.601206813</text:p>
          </table:table-cell>
          <table:table-cell office:value-type="float" office:value="2.6797741170634919" table:style-name="ce1">
            <text:p>2.679774117</text:p>
          </table:table-cell>
          <table:table-cell office:value-type="float" office:value="2.4910409970238097" table:style-name="ce1">
            <text:p>2.491040997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2.4214130282738093" table:style-name="ce1">
            <text:p>2.421413028</text:p>
          </table:table-cell>
          <table:table-cell office:value-type="float" office:value="2.8443918105158734" table:style-name="ce1">
            <text:p>2.844391811</text:p>
          </table:table-cell>
          <table:table-cell office:value-type="float" office:value="2.6264940972222224" table:style-name="ce1">
            <text:p>2.626494097</text:p>
          </table:table-cell>
          <table:table-cell office:value-type="float" office:value="2.2971917931547616" table:style-name="ce1">
            <text:p>2.297191793</text:p>
          </table:table-cell>
          <table:table-cell office:value-type="float" office:value="1.8700580952380952" table:style-name="ce1">
            <text:p>1.87005809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7_load</text:p>
          </table:table-cell>
          <table:table-cell office:value-type="float" office:value="0.24922563214285715" table:style-name="ce1">
            <text:p>0.249225632</text:p>
          </table:table-cell>
          <table:table-cell office:value-type="float" office:value="0.36365522202380957" table:style-name="ce1">
            <text:p>0.363655222</text:p>
          </table:table-cell>
          <table:table-cell office:value-type="float" office:value="0.35758174464285714" table:style-name="ce1">
            <text:p>0.357581745</text:p>
          </table:table-cell>
          <table:table-cell office:value-type="float" office:value="0.36232009851190472" table:style-name="ce1">
            <text:p>0.362320099</text:p>
          </table:table-cell>
          <table:table-cell office:value-type="float" office:value="0.36507397172619044" table:style-name="ce1">
            <text:p>0.365073972</text:p>
          </table:table-cell>
          <table:table-cell office:value-type="float" office:value="0.29139088095238097" table:style-name="ce1">
            <text:p>0.291390881</text:p>
          </table:table-cell>
          <table:table-cell office:value-type="float" office:value="1E-3" table:style-name="ce1">
            <text:p>0.001</text:p>
          </table:table-cell>
          <table:table-cell office:value-type="float" office:value="0.33803541875000004" table:style-name="ce1">
            <text:p>0.338035419</text:p>
          </table:table-cell>
          <table:table-cell office:value-type="float" office:value="0.37730630744047616" table:style-name="ce1">
            <text:p>0.377306307</text:p>
          </table:table-cell>
          <table:table-cell office:value-type="float" office:value="0.31073933124999997" table:style-name="ce1">
            <text:p>0.310739331</text:p>
          </table:table-cell>
          <table:table-cell office:value-type="float" office:value="0.31302481755952383" table:style-name="ce1">
            <text:p>0.313024818</text:p>
          </table:table-cell>
          <table:table-cell office:value-type="float" office:value="0.32245289404761907" table:style-name="ce1">
            <text:p>0.322452894</text:p>
          </table:table-cell>
          <table:table-cell office:value-type="float" office:value="0.29980491964285716" table:style-name="ce1">
            <text:p>0.29980492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0.29144956339285716" table:style-name="ce1">
            <text:p>0.291449563</text:p>
          </table:table-cell>
          <table:table-cell office:value-type="float" office:value="0.34220701726190478" table:style-name="ce1">
            <text:p>0.342207017</text:p>
          </table:table-cell>
          <table:table-cell office:value-type="float" office:value="0.31605929166666669" table:style-name="ce1">
            <text:p>0.316059292</text:p>
          </table:table-cell>
          <table:table-cell office:value-type="float" office:value="0.27654301517857144" table:style-name="ce1">
            <text:p>0.276543015</text:p>
          </table:table-cell>
          <table:table-cell office:value-type="float" office:value="0.22528697142857143" table:style-name="ce1">
            <text:p>0.22528697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8_load</text:p>
          </table:table-cell>
          <table:table-cell office:value-type="float" office:value="0.22164500634920634" table:style-name="ce1">
            <text:p>0.221645006</text:p>
          </table:table-cell>
          <table:table-cell office:value-type="float" office:value="0.32336019735449734" table:style-name="ce1">
            <text:p>0.323360197</text:p>
          </table:table-cell>
          <table:table-cell office:value-type="float" office:value="0.31796155079365079" table:style-name="ce1">
            <text:p>0.317961551</text:p>
          </table:table-cell>
          <table:table-cell office:value-type="float" office:value="0.32217342089947087" table:style-name="ce1">
            <text:p>0.322173421</text:p>
          </table:table-cell>
          <table:table-cell office:value-type="float" office:value="0.32462130820105817" table:style-name="ce1">
            <text:p>0.324621308</text:p>
          </table:table-cell>
          <table:table-cell office:value-type="float" office:value="0.25912522751322747" table:style-name="ce1">
            <text:p>0.259125228</text:p>
          </table:table-cell>
          <table:table-cell office:value-type="float" office:value="1E-3" table:style-name="ce1">
            <text:p>0.001</text:p>
          </table:table-cell>
          <table:table-cell office:value-type="float" office:value="0.30058703888888888" table:style-name="ce1">
            <text:p>0.300587039</text:p>
          </table:table-cell>
          <table:table-cell office:value-type="float" office:value="0.33549449550264548" table:style-name="ce1">
            <text:p>0.335494496</text:p>
          </table:table-cell>
          <table:table-cell office:value-type="float" office:value="0.27632384999999998" table:style-name="ce1">
            <text:p>0.27632385</text:p>
          </table:table-cell>
          <table:table-cell office:value-type="float" office:value="0.27835539338624338" table:style-name="ce1">
            <text:p>0.278355393</text:p>
          </table:table-cell>
          <table:table-cell office:value-type="float" office:value="0.28673590582010583" table:style-name="ce1">
            <text:p>0.286735906</text:p>
          </table:table-cell>
          <table:table-cell office:value-type="float" office:value="0.26660437301587303" table:style-name="ce1">
            <text:p>0.266604373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0.25917738968253967" table:style-name="ce1">
            <text:p>0.25917739</text:p>
          </table:table-cell>
          <table:table-cell office:value-type="float" office:value="0.30429512645502649" table:style-name="ce1">
            <text:p>0.304295126</text:p>
          </table:table-cell>
          <table:table-cell office:value-type="float" office:value="0.28105270370370372" table:style-name="ce1">
            <text:p>0.281052704</text:p>
          </table:table-cell>
          <table:table-cell office:value-type="float" office:value="0.24592712460317459" table:style-name="ce1">
            <text:p>0.245927125</text:p>
          </table:table-cell>
          <table:table-cell office:value-type="float" office:value="0.20036619682539683" table:style-name="ce1">
            <text:p>0.20036619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9_load</text:p>
          </table:table-cell>
          <table:table-cell office:value-type="float" office:value="10.619540930555557" table:style-name="ce1">
            <text:p>10.61954093</text:p>
          </table:table-cell>
          <table:table-cell office:value-type="float" office:value="15.514584497685187" table:style-name="ce1">
            <text:p>15.5145845</text:p>
          </table:table-cell>
          <table:table-cell office:value-type="float" office:value="15.254774631944446" table:style-name="ce1">
            <text:p>15.25477463</text:p>
          </table:table-cell>
          <table:table-cell office:value-type="float" office:value="15.457470880787037" table:style-name="ce1">
            <text:p>15.45747088</text:p>
          </table:table-cell>
          <table:table-cell office:value-type="float" office:value="15.575275457175927" table:style-name="ce1">
            <text:p>15.57527546</text:p>
          </table:table-cell>
          <table:table-cell office:value-type="float" office:value="12.423276574074075" table:style-name="ce1">
            <text:p>12.42327657</text:p>
          </table:table-cell>
          <table:table-cell office:value-type="float" office:value="1E-3" table:style-name="ce1">
            <text:p>0.001</text:p>
          </table:table-cell>
          <table:table-cell office:value-type="float" office:value="14.418626246527779" table:style-name="ce1">
            <text:p>14.41862625</text:p>
          </table:table-cell>
          <table:table-cell office:value-type="float" office:value="16.098547596064819" table:style-name="ce1">
            <text:p>16.0985476</text:p>
          </table:table-cell>
          <table:table-cell office:value-type="float" office:value="13.25096028125" table:style-name="ce1">
            <text:p>13.25096028</text:p>
          </table:table-cell>
          <table:table-cell office:value-type="float" office:value="13.348728306712964" table:style-name="ce1">
            <text:p>13.34872831</text:p>
          </table:table-cell>
          <table:table-cell office:value-type="float" office:value="13.752040467592593" table:style-name="ce1">
            <text:p>13.75204047</text:p>
          </table:table-cell>
          <table:table-cell office:value-type="float" office:value="12.783210451388891" table:style-name="ce1">
            <text:p>12.78321045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2.425786878472222" table:style-name="ce1">
            <text:p>12.42578688</text:p>
          </table:table-cell>
          <table:table-cell office:value-type="float" office:value="14.59707796064815" table:style-name="ce1">
            <text:p>14.59707796</text:p>
          </table:table-cell>
          <table:table-cell office:value-type="float" office:value="13.478536365740743" table:style-name="ce1">
            <text:p>13.47853637</text:p>
          </table:table-cell>
          <table:table-cell office:value-type="float" office:value="11.788117871527778" table:style-name="ce1">
            <text:p>11.78811787</text:p>
          </table:table-cell>
          <table:table-cell office:value-type="float" office:value="9.5954982222222238" table:style-name="ce1">
            <text:p>9.5954982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0_load</text:p>
          </table:table-cell>
          <table:table-cell office:value-type="float" office:value="0.27680625793650793" table:style-name="ce1">
            <text:p>0.276806258</text:p>
          </table:table-cell>
          <table:table-cell office:value-type="float" office:value="0.40395024669312174" table:style-name="ce1">
            <text:p>0.403950247</text:p>
          </table:table-cell>
          <table:table-cell office:value-type="float" office:value="0.39720193849206353" table:style-name="ce1">
            <text:p>0.397201938</text:p>
          </table:table-cell>
          <table:table-cell office:value-type="float" office:value="0.40246677612433862" table:style-name="ce1">
            <text:p>0.402466776</text:p>
          </table:table-cell>
          <table:table-cell office:value-type="float" office:value="0.40552663525132276" table:style-name="ce1">
            <text:p>0.405526635</text:p>
          </table:table-cell>
          <table:table-cell office:value-type="float" office:value="0.32365653439153441" table:style-name="ce1">
            <text:p>0.323656534</text:p>
          </table:table-cell>
          <table:table-cell office:value-type="float" office:value="1E-3" table:style-name="ce1">
            <text:p>0.001</text:p>
          </table:table-cell>
          <table:table-cell office:value-type="float" office:value="0.37548379861111114" table:style-name="ce1">
            <text:p>0.375483799</text:p>
          </table:table-cell>
          <table:table-cell office:value-type="float" office:value="0.4191181193783069" table:style-name="ce1">
            <text:p>0.419118119</text:p>
          </table:table-cell>
          <table:table-cell office:value-type="float" office:value="0.34515481250000002" table:style-name="ce1">
            <text:p>0.345154813</text:p>
          </table:table-cell>
          <table:table-cell office:value-type="float" office:value="0.34769424173280428" table:style-name="ce1">
            <text:p>0.347694242</text:p>
          </table:table-cell>
          <table:table-cell office:value-type="float" office:value="0.3581698822751323" table:style-name="ce1">
            <text:p>0.358169882</text:p>
          </table:table-cell>
          <table:table-cell office:value-type="float" office:value="0.33300546626984129" table:style-name="ce1">
            <text:p>0.333005466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0.32372173710317459" table:style-name="ce1">
            <text:p>0.323721737</text:p>
          </table:table-cell>
          <table:table-cell office:value-type="float" office:value="0.38011890806878312" table:style-name="ce1">
            <text:p>0.380118908</text:p>
          </table:table-cell>
          <table:table-cell office:value-type="float" office:value="0.35106587962962965" table:style-name="ce1">
            <text:p>0.35106588</text:p>
          </table:table-cell>
          <table:table-cell office:value-type="float" office:value="0.30715890575396826" table:style-name="ce1">
            <text:p>0.307158906</text:p>
          </table:table-cell>
          <table:table-cell office:value-type="float" office:value="0.25020774603174606" table:style-name="ce1">
            <text:p>0.25020774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1_load</text:p>
          </table:table-cell>
          <table:table-cell office:value-type="float" office:value="0.53645247560800002" table:style-name="ce1">
            <text:p>0.536452476</text:p>
          </table:table-cell>
          <table:table-cell office:value-type="float" office:value="0.78329083253200005" table:style-name="ce1">
            <text:p>0.783290833</text:p>
          </table:table-cell>
          <table:table-cell office:value-type="float" office:value="0.77018961300400002" table:style-name="ce1">
            <text:p>0.770189613</text:p>
          </table:table-cell>
          <table:table-cell office:value-type="float" office:value="0.78041081090199993" table:style-name="ce1">
            <text:p>0.780410811</text:p>
          </table:table-cell>
          <table:table-cell office:value-type="float" office:value="0.78635124588999994" table:style-name="ce1">
            <text:p>0.786351246</text:p>
          </table:table-cell>
          <table:table-cell office:value-type="float" office:value="0.62740797711999996" table:style-name="ce1">
            <text:p>0.627407977</text:p>
          </table:table-cell>
          <table:table-cell office:value-type="float" office:value="1E-3" table:style-name="ce1">
            <text:p>0.001</text:p>
          </table:table-cell>
          <table:table-cell office:value-type="float" office:value="0.72802584249400004" table:style-name="ce1">
            <text:p>0.728025842</text:p>
          </table:table-cell>
          <table:table-cell office:value-type="float" office:value="0.81273786190599995" table:style-name="ce1">
            <text:p>0.812737862</text:p>
          </table:table-cell>
          <table:table-cell office:value-type="float" office:value="0.66914490622599998" table:style-name="ce1">
            <text:p>0.669144906</text:p>
          </table:table-cell>
          <table:table-cell office:value-type="float" office:value="0.674074974454" table:style-name="ce1">
            <text:p>0.674074974</text:p>
          </table:table-cell>
          <table:table-cell office:value-type="float" office:value="0.69441246680800006" table:style-name="ce1">
            <text:p>0.694412467</text:p>
          </table:table-cell>
          <table:table-cell office:value-type="float" office:value="0.64555806826000006" table:style-name="ce1">
            <text:p>0.645558068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0.62753456218600001" table:style-name="ce1">
            <text:p>0.627534562</text:p>
          </table:table-cell>
          <table:table-cell office:value-type="float" office:value="0.73702448107600005" table:style-name="ce1">
            <text:p>0.737024481</text:p>
          </table:table-cell>
          <table:table-cell office:value-type="float" office:value="0.68062069924000002" table:style-name="ce1">
            <text:p>0.680620699</text:p>
          </table:table-cell>
          <table:table-cell office:value-type="float" office:value="0.59537934890199995" table:style-name="ce1">
            <text:p>0.595379349</text:p>
          </table:table-cell>
          <table:table-cell office:value-type="float" office:value="0.48481391180800004" table:style-name="ce1">
            <text:p>0.48481391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2_load</text:p>
          </table:table-cell>
          <table:table-cell office:value-type="float" office:value="2.0860953099999997" table:style-name="ce1">
            <text:p>2.08609531</text:p>
          </table:table-cell>
          <table:table-cell office:value-type="float" office:value="3.0473038649999999" table:style-name="ce1">
            <text:p>3.047303865</text:p>
          </table:table-cell>
          <table:table-cell office:value-type="float" office:value="2.996286655" table:style-name="ce1">
            <text:p>2.996286655</text:p>
          </table:table-cell>
          <table:table-cell office:value-type="float" office:value="3.0360888275" table:style-name="ce1">
            <text:p>3.036088828</text:p>
          </table:table-cell>
          <table:table-cell office:value-type="float" office:value="3.0592213624999998" table:style-name="ce1">
            <text:p>3.059221363</text:p>
          </table:table-cell>
          <table:table-cell office:value-type="float" office:value="2.4402833999999998" table:style-name="ce1">
            <text:p>2.4402834</text:p>
          </table:table-cell>
          <table:table-cell office:value-type="float" office:value="1E-3" table:style-name="ce1">
            <text:p>0.001</text:p>
          </table:table-cell>
          <table:table-cell office:value-type="float" office:value="2.8320975175000003" table:style-name="ce1">
            <text:p>2.832097518</text:p>
          </table:table-cell>
          <table:table-cell office:value-type="float" office:value="3.1619729824999996" table:style-name="ce1">
            <text:p>3.161972983</text:p>
          </table:table-cell>
          <table:table-cell office:value-type="float" office:value="2.6028103825" table:style-name="ce1">
            <text:p>2.602810383</text:p>
          </table:table-cell>
          <table:table-cell office:value-type="float" office:value="2.6220084675000002" table:style-name="ce1">
            <text:p>2.622008468</text:p>
          </table:table-cell>
          <table:table-cell office:value-type="float" office:value="2.7012043100000001" table:style-name="ce1">
            <text:p>2.70120431</text:p>
          </table:table-cell>
          <table:table-cell office:value-type="float" office:value="2.5109613250000002" table:style-name="ce1">
            <text:p>2.510961325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2.4407763325" table:style-name="ce1">
            <text:p>2.440776333</text:p>
          </table:table-cell>
          <table:table-cell office:value-type="float" office:value="2.8671389450000002" table:style-name="ce1">
            <text:p>2.867138945</text:p>
          </table:table-cell>
          <table:table-cell office:value-type="float" office:value="2.6474980499999998" table:style-name="ce1">
            <text:p>2.64749805</text:p>
          </table:table-cell>
          <table:table-cell office:value-type="float" office:value="2.3155613274999998" table:style-name="ce1">
            <text:p>2.315561328</text:p>
          </table:table-cell>
          <table:table-cell office:value-type="float" office:value="1.88501056" table:style-name="ce1">
            <text:p>1.8850105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3_load</text:p>
          </table:table-cell>
          <table:table-cell office:value-type="float" office:value="0.49745126428571429" table:style-name="ce1">
            <text:p>0.497451264</text:p>
          </table:table-cell>
          <table:table-cell office:value-type="float" office:value="0.72631044404761913" table:style-name="ce1">
            <text:p>0.726310444</text:p>
          </table:table-cell>
          <table:table-cell office:value-type="float" office:value="0.71416348928571427" table:style-name="ce1">
            <text:p>0.714163489</text:p>
          </table:table-cell>
          <table:table-cell office:value-type="float" office:value="0.72364019702380944" table:style-name="ce1">
            <text:p>0.723640197</text:p>
          </table:table-cell>
          <table:table-cell office:value-type="float" office:value="0.72914794345238088" table:style-name="ce1">
            <text:p>0.729147943</text:p>
          </table:table-cell>
          <table:table-cell office:value-type="float" office:value="0.58178176190476194" table:style-name="ce1">
            <text:p>0.581781762</text:p>
          </table:table-cell>
          <table:table-cell office:value-type="float" office:value="1E-3" table:style-name="ce1">
            <text:p>0.001</text:p>
          </table:table-cell>
          <table:table-cell office:value-type="float" office:value="0.67507083750000008" table:style-name="ce1">
            <text:p>0.675070838</text:p>
          </table:table-cell>
          <table:table-cell office:value-type="float" office:value="0.75361261488095233" table:style-name="ce1">
            <text:p>0.753612615</text:p>
          </table:table-cell>
          <table:table-cell office:value-type="float" office:value="0.62047866249999994" table:style-name="ce1">
            <text:p>0.620478663</text:p>
          </table:table-cell>
          <table:table-cell office:value-type="float" office:value="0.62504963511904765" table:style-name="ce1">
            <text:p>0.625049635</text:p>
          </table:table-cell>
          <table:table-cell office:value-type="float" office:value="0.64390578809523813" table:style-name="ce1">
            <text:p>0.643905788</text:p>
          </table:table-cell>
          <table:table-cell office:value-type="float" office:value="0.59860983928571432" table:style-name="ce1">
            <text:p>0.598609839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0.58189912678571432" table:style-name="ce1">
            <text:p>0.581899127</text:p>
          </table:table-cell>
          <table:table-cell office:value-type="float" office:value="0.68341403452380955" table:style-name="ce1">
            <text:p>0.683414035</text:p>
          </table:table-cell>
          <table:table-cell office:value-type="float" office:value="0.63111858333333337" table:style-name="ce1">
            <text:p>0.631118583</text:p>
          </table:table-cell>
          <table:table-cell office:value-type="float" office:value="0.55208603035714288" table:style-name="ce1">
            <text:p>0.55208603</text:p>
          </table:table-cell>
          <table:table-cell office:value-type="float" office:value="0.44957394285714286" table:style-name="ce1">
            <text:p>0.44957394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4_load</text:p>
          </table:table-cell>
          <table:table-cell office:value-type="float" office:value="2.6855181844000001E-2" table:style-name="ce1">
            <text:p>0.026855182</text:p>
          </table:table-cell>
          <table:table-cell office:value-type="float" office:value="3.8774167926000004E-2" table:style-name="ce1">
            <text:p>0.038774168</text:p>
          </table:table-cell>
          <table:table-cell office:value-type="float" office:value="3.8141554522E-2" table:style-name="ce1">
            <text:p>0.038141555</text:p>
          </table:table-cell>
          <table:table-cell office:value-type="float" office:value="3.8635101461E-2" table:style-name="ce1">
            <text:p>0.038635101</text:p>
          </table:table-cell>
          <table:table-cell office:value-type="float" office:value="3.8921944894999998E-2" table:style-name="ce1">
            <text:p>0.038921945</text:p>
          </table:table-cell>
          <table:table-cell office:value-type="float" office:value="3.1247114159999999E-2" table:style-name="ce1">
            <text:p>0.031247114</text:p>
          </table:table-cell>
          <table:table-cell office:value-type="float" office:value="1E-3" table:style-name="ce1">
            <text:p>0.001</text:p>
          </table:table-cell>
          <table:table-cell office:value-type="float" office:value="3.6105609217000005E-2" table:style-name="ce1">
            <text:p>0.036105609</text:p>
          </table:table-cell>
          <table:table-cell office:value-type="float" office:value="4.0196064982999997E-2" table:style-name="ce1">
            <text:p>0.040196065</text:p>
          </table:table-cell>
          <table:table-cell office:value-type="float" office:value="3.3262448743000002E-2" table:style-name="ce1">
            <text:p>0.033262449</text:p>
          </table:table-cell>
          <table:table-cell office:value-type="float" office:value="3.3500504997000004E-2" table:style-name="ce1">
            <text:p>0.033500505</text:p>
          </table:table-cell>
          <table:table-cell office:value-type="float" office:value="3.4482533443999999E-2" table:style-name="ce1">
            <text:p>0.034482533</text:p>
          </table:table-cell>
          <table:table-cell office:value-type="float" office:value="3.2123520430000004E-2" table:style-name="ce1">
            <text:p>0.03212352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3.1253226522999999E-2" table:style-name="ce1">
            <text:p>0.031253227</text:p>
          </table:table-cell>
          <table:table-cell office:value-type="float" office:value="3.6540122918000004E-2" table:style-name="ce1">
            <text:p>0.036540123</text:p>
          </table:table-cell>
          <table:table-cell office:value-type="float" office:value="3.381657582E-2" table:style-name="ce1">
            <text:p>0.033816576</text:p>
          </table:table-cell>
          <table:table-cell office:value-type="float" office:value="2.9700560460999999E-2" table:style-name="ce1">
            <text:p>0.02970056</text:p>
          </table:table-cell>
          <table:table-cell office:value-type="float" office:value="2.4361730944000001E-2" table:style-name="ce1">
            <text:p>0.02436173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5_load</text:p>
          </table:table-cell>
          <table:table-cell office:value-type="float" office:value="0.2512114372" table:style-name="ce1">
            <text:p>0.251211437</text:p>
          </table:table-cell>
          <table:table-cell office:value-type="float" office:value="0.36655646380000001" table:style-name="ce1">
            <text:p>0.366556464</text:p>
          </table:table-cell>
          <table:table-cell office:value-type="float" office:value="0.36043439859999998" table:style-name="ce1">
            <text:p>0.360434399</text:p>
          </table:table-cell>
          <table:table-cell office:value-type="float" office:value="0.36521065929999996" table:style-name="ce1">
            <text:p>0.365210659</text:p>
          </table:table-cell>
          <table:table-cell office:value-type="float" office:value="0.36798656349999997" table:style-name="ce1">
            <text:p>0.367986564</text:p>
          </table:table-cell>
          <table:table-cell office:value-type="float" office:value="0.29371400799999997" table:style-name="ce1">
            <text:p>0.293714008</text:p>
          </table:table-cell>
          <table:table-cell office:value-type="float" office:value="1E-3" table:style-name="ce1">
            <text:p>0.001</text:p>
          </table:table-cell>
          <table:table-cell office:value-type="float" office:value="0.34073170210000003" table:style-name="ce1">
            <text:p>0.340731702</text:p>
          </table:table-cell>
          <table:table-cell office:value-type="float" office:value="0.38031675789999997" table:style-name="ce1">
            <text:p>0.380316758</text:p>
          </table:table-cell>
          <table:table-cell office:value-type="float" office:value="0.3132172459" table:style-name="ce1">
            <text:p>0.313217246</text:p>
          </table:table-cell>
          <table:table-cell office:value-type="float" office:value="0.3155210161" table:style-name="ce1">
            <text:p>0.315521016</text:p>
          </table:table-cell>
          <table:table-cell office:value-type="float" office:value="0.32502451719999997" table:style-name="ce1">
            <text:p>0.325024517</text:p>
          </table:table-cell>
          <table:table-cell office:value-type="float" office:value="0.302195359" table:style-name="ce1">
            <text:p>0.302195359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0.29377315989999997" table:style-name="ce1">
            <text:p>0.29377316</text:p>
          </table:table-cell>
          <table:table-cell office:value-type="float" office:value="0.3449366734" table:style-name="ce1">
            <text:p>0.344936673</text:p>
          </table:table-cell>
          <table:table-cell office:value-type="float" office:value="0.31857976599999999" table:style-name="ce1">
            <text:p>0.318579766</text:p>
          </table:table-cell>
          <table:table-cell office:value-type="float" office:value="0.2787473593" table:style-name="ce1">
            <text:p>0.278747359</text:p>
          </table:table-cell>
          <table:table-cell office:value-type="float" office:value="0.22708126719999999" table:style-name="ce1">
            <text:p>0.22708126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6_load</text:p>
          </table:table-cell>
          <table:table-cell office:value-type="float" office:value="1.3800312896825395" table:style-name="ce1">
            <text:p>1.38003129</text:p>
          </table:table-cell>
          <table:table-cell office:value-type="float" office:value="2.0157512334656085" table:style-name="ce1">
            <text:p>2.015751233</text:p>
          </table:table-cell>
          <table:table-cell office:value-type="float" office:value="1.9820096924603174" table:style-name="ce1">
            <text:p>1.982009692</text:p>
          </table:table-cell>
          <table:table-cell office:value-type="float" office:value="2.0083338806216928" table:style-name="ce1">
            <text:p>2.008333881</text:p>
          </table:table-cell>
          <table:table-cell office:value-type="float" office:value="2.0236331762566135" table:style-name="ce1">
            <text:p>2.023633176</text:p>
          </table:table-cell>
          <table:table-cell office:value-type="float" office:value="1.6142826719576719" table:style-name="ce1">
            <text:p>1.614282672</text:p>
          </table:table-cell>
          <table:table-cell office:value-type="float" office:value="1E-3" table:style-name="ce1">
            <text:p>0.001</text:p>
          </table:table-cell>
          <table:table-cell office:value-type="float" office:value="1.8734189930555556" table:style-name="ce1">
            <text:p>1.873418993</text:p>
          </table:table-cell>
          <table:table-cell office:value-type="float" office:value="2.0915905968915345" table:style-name="ce1">
            <text:p>2.091590597</text:p>
          </table:table-cell>
          <table:table-cell office:value-type="float" office:value="1.7217740625" table:style-name="ce1">
            <text:p>1.721774063</text:p>
          </table:table-cell>
          <table:table-cell office:value-type="float" office:value="1.734471208664021" table:style-name="ce1">
            <text:p>1.734471209</text:p>
          </table:table-cell>
          <table:table-cell office:value-type="float" office:value="1.7868494113756614" table:style-name="ce1">
            <text:p>1.786849411</text:p>
          </table:table-cell>
          <table:table-cell office:value-type="float" office:value="1.6610273313492065" table:style-name="ce1">
            <text:p>1.66102733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.614608685515873" table:style-name="ce1">
            <text:p>1.614608686</text:p>
          </table:table-cell>
          <table:table-cell office:value-type="float" office:value="1.8965945403439155" table:style-name="ce1">
            <text:p>1.89659454</text:p>
          </table:table-cell>
          <table:table-cell office:value-type="float" office:value="1.7513293981481481" table:style-name="ce1">
            <text:p>1.751329398</text:p>
          </table:table-cell>
          <table:table-cell office:value-type="float" office:value="1.5317945287698411" table:style-name="ce1">
            <text:p>1.531794529</text:p>
          </table:table-cell>
          <table:table-cell office:value-type="float" office:value="1.2470387301587302" table:style-name="ce1">
            <text:p>1.2470387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7_load</text:p>
          </table:table-cell>
          <table:table-cell office:value-type="float" office:value="3.0348688373015871" table:style-name="ce1">
            <text:p>3.034868837</text:p>
          </table:table-cell>
          <table:table-cell office:value-type="float" office:value="4.4334527136243391" table:style-name="ce1">
            <text:p>4.433452714</text:p>
          </table:table-cell>
          <table:table-cell office:value-type="float" office:value="4.3592213234126982" table:style-name="ce1">
            <text:p>4.359221323</text:p>
          </table:table-cell>
          <table:table-cell office:value-type="float" office:value="4.4171345373677244" table:style-name="ce1">
            <text:p>4.417134537</text:p>
          </table:table-cell>
          <table:table-cell office:value-type="float" office:value="4.45079298776455" table:style-name="ce1">
            <text:p>4.450792988</text:p>
          </table:table-cell>
          <table:table-cell office:value-type="float" office:value="3.550221878306878" table:style-name="ce1">
            <text:p>3.550221878</text:p>
          </table:table-cell>
          <table:table-cell office:value-type="float" office:value="1E-3" table:style-name="ce1">
            <text:p>0.001</text:p>
          </table:table-cell>
          <table:table-cell office:value-type="float" office:value="4.1203217847222229" table:style-name="ce1">
            <text:p>4.120321785</text:p>
          </table:table-cell>
          <table:table-cell office:value-type="float" office:value="4.6002993131613756" table:style-name="ce1">
            <text:p>4.600299313</text:p>
          </table:table-cell>
          <table:table-cell office:value-type="float" office:value="3.7867029374999994" table:style-name="ce1">
            <text:p>3.786702938</text:p>
          </table:table-cell>
          <table:table-cell office:value-type="float" office:value="3.814636659060846" table:style-name="ce1">
            <text:p>3.814636659</text:p>
          </table:table-cell>
          <table:table-cell office:value-type="float" office:value="3.9298687050264545" table:style-name="ce1">
            <text:p>3.929868705</text:p>
          </table:table-cell>
          <table:table-cell office:value-type="float" office:value="3.6530601289682538" table:style-name="ce1">
            <text:p>3.653060129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3.5509391081349202" table:style-name="ce1">
            <text:p>3.550939108</text:p>
          </table:table-cell>
          <table:table-cell office:value-type="float" office:value="4.171307988756614" table:style-name="ce1">
            <text:p>4.171307989</text:p>
          </table:table-cell>
          <table:table-cell office:value-type="float" office:value="3.8517246759259258" table:style-name="ce1">
            <text:p>3.851724676</text:p>
          </table:table-cell>
          <table:table-cell office:value-type="float" office:value="3.3687479632936501" table:style-name="ce1">
            <text:p>3.368747963</text:p>
          </table:table-cell>
          <table:table-cell office:value-type="float" office:value="2.742285206349206" table:style-name="ce1">
            <text:p>2.74228520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8_load</text:p>
          </table:table-cell>
          <table:table-cell office:value-type="float" office:value="5.5171251587301589" table:style-name="ce1">
            <text:p>5.517125159</text:p>
          </table:table-cell>
          <table:table-cell office:value-type="float" office:value="8.0600049338624338" table:style-name="ce1">
            <text:p>8.060004934</text:p>
          </table:table-cell>
          <table:table-cell office:value-type="float" office:value="7.9250387698412705" table:style-name="ce1">
            <text:p>7.92503877</text:p>
          </table:table-cell>
          <table:table-cell office:value-type="float" office:value="8.0303355224867712" table:style-name="ce1">
            <text:p>8.030335522</text:p>
          </table:table-cell>
          <table:table-cell office:value-type="float" office:value="8.0915327050264541" table:style-name="ce1">
            <text:p>8.091532705</text:p>
          </table:table-cell>
          <table:table-cell office:value-type="float" office:value="6.4541306878306886" table:style-name="ce1">
            <text:p>6.454130688</text:p>
          </table:table-cell>
          <table:table-cell office:value-type="float" office:value="1E-3" table:style-name="ce1">
            <text:p>0.001</text:p>
          </table:table-cell>
          <table:table-cell office:value-type="float" office:value="7.4906759722222231" table:style-name="ce1">
            <text:p>7.490675972</text:p>
          </table:table-cell>
          <table:table-cell office:value-type="float" office:value="8.3633623875661378" table:style-name="ce1">
            <text:p>8.363362388</text:p>
          </table:table-cell>
          <table:table-cell office:value-type="float" office:value="6.8840962500000007" table:style-name="ce1">
            <text:p>6.88409625</text:p>
          </table:table-cell>
          <table:table-cell office:value-type="float" office:value="6.934884834656085" table:style-name="ce1">
            <text:p>6.934884835</text:p>
          </table:table-cell>
          <table:table-cell office:value-type="float" office:value="7.1443976455026466" table:style-name="ce1">
            <text:p>7.144397646</text:p>
          </table:table-cell>
          <table:table-cell office:value-type="float" office:value="6.641109325396827" table:style-name="ce1">
            <text:p>6.641109325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6.4554347420634928" table:style-name="ce1">
            <text:p>6.455434742</text:p>
          </table:table-cell>
          <table:table-cell office:value-type="float" office:value="7.5833781613756628" table:style-name="ce1">
            <text:p>7.583378161</text:p>
          </table:table-cell>
          <table:table-cell office:value-type="float" office:value="7.0023175925925933" table:style-name="ce1">
            <text:p>7.002317593</text:p>
          </table:table-cell>
          <table:table-cell office:value-type="float" office:value="6.1241781150793653" table:style-name="ce1">
            <text:p>6.124178115</text:p>
          </table:table-cell>
          <table:table-cell office:value-type="float" office:value="4.9851549206349217" table:style-name="ce1">
            <text:p>4.98515492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9_load</text:p>
          </table:table-cell>
          <table:table-cell office:value-type="float" office:value="6.0687376746031747" table:style-name="ce1">
            <text:p>6.068737675</text:p>
          </table:table-cell>
          <table:table-cell office:value-type="float" office:value="8.865905427248677" table:style-name="ce1">
            <text:p>8.865905427</text:p>
          </table:table-cell>
          <table:table-cell office:value-type="float" office:value="8.7174426468253952" table:style-name="ce1">
            <text:p>8.717442647</text:p>
          </table:table-cell>
          <table:table-cell office:value-type="float" office:value="8.8332690747354476" table:style-name="ce1">
            <text:p>8.833269075</text:p>
          </table:table-cell>
          <table:table-cell office:value-type="float" office:value="8.9005859755290988" table:style-name="ce1">
            <text:p>8.900585976</text:p>
          </table:table-cell>
          <table:table-cell office:value-type="float" office:value="7.0994437566137565" table:style-name="ce1">
            <text:p>7.099443757</text:p>
          </table:table-cell>
          <table:table-cell office:value-type="float" office:value="1E-3" table:style-name="ce1">
            <text:p>0.001</text:p>
          </table:table-cell>
          <table:table-cell office:value-type="float" office:value="8.2396435694444445" table:style-name="ce1">
            <text:p>8.239643569</text:p>
          </table:table-cell>
          <table:table-cell office:value-type="float" office:value="9.1995986263227501" table:style-name="ce1">
            <text:p>9.199598626</text:p>
          </table:table-cell>
          <table:table-cell office:value-type="float" office:value="7.5724058749999994" table:style-name="ce1">
            <text:p>7.572405875</text:p>
          </table:table-cell>
          <table:table-cell office:value-type="float" office:value="7.6282733181216926" table:style-name="ce1">
            <text:p>7.628273318</text:p>
          </table:table-cell>
          <table:table-cell office:value-type="float" office:value="7.8587374100529095" table:style-name="ce1">
            <text:p>7.85873741</text:p>
          </table:table-cell>
          <table:table-cell office:value-type="float" office:value="7.3051202579365082" table:style-name="ce1">
            <text:p>7.305120258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7.1008782162698409" table:style-name="ce1">
            <text:p>7.100878216</text:p>
          </table:table-cell>
          <table:table-cell office:value-type="float" office:value="8.3416159775132268" table:style-name="ce1">
            <text:p>8.341615978</text:p>
          </table:table-cell>
          <table:table-cell office:value-type="float" office:value="7.7024493518518522" table:style-name="ce1">
            <text:p>7.702449352</text:p>
          </table:table-cell>
          <table:table-cell office:value-type="float" office:value="6.7364959265873008" table:style-name="ce1">
            <text:p>6.736495927</text:p>
          </table:table-cell>
          <table:table-cell office:value-type="float" office:value="5.4835704126984126" table:style-name="ce1">
            <text:p>5.48357041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0_load</text:p>
          </table:table-cell>
          <table:table-cell office:value-type="float" office:value="2.0695469345238093" table:style-name="ce1">
            <text:p>2.069546935</text:p>
          </table:table-cell>
          <table:table-cell office:value-type="float" office:value="3.023126850198413" table:style-name="ce1">
            <text:p>3.02312685</text:p>
          </table:table-cell>
          <table:table-cell office:value-type="float" office:value="2.9725145386904761" table:style-name="ce1">
            <text:p>2.972514539</text:p>
          </table:table-cell>
          <table:table-cell office:value-type="float" office:value="3.0120008209325397" table:style-name="ce1">
            <text:p>3.012000821</text:p>
          </table:table-cell>
          <table:table-cell office:value-type="float" office:value="3.0349497643849204" table:style-name="ce1">
            <text:p>3.034949764</text:p>
          </table:table-cell>
          <table:table-cell office:value-type="float" office:value="2.4209240079365077" table:style-name="ce1">
            <text:p>2.420924008</text:p>
          </table:table-cell>
          <table:table-cell office:value-type="float" office:value="1E-3" table:style-name="ce1">
            <text:p>0.001</text:p>
          </table:table-cell>
          <table:table-cell office:value-type="float" office:value="2.8096284895833334" table:style-name="ce1">
            <text:p>2.80962849</text:p>
          </table:table-cell>
          <table:table-cell office:value-type="float" office:value="3.1368858953373016" table:style-name="ce1">
            <text:p>3.136885895</text:p>
          </table:table-cell>
          <table:table-cell office:value-type="float" office:value="2.5821610937499999" table:style-name="ce1">
            <text:p>2.582161094</text:p>
          </table:table-cell>
          <table:table-cell office:value-type="float" office:value="2.6012068129960317" table:style-name="ce1">
            <text:p>2.601206813</text:p>
          </table:table-cell>
          <table:table-cell office:value-type="float" office:value="2.6797741170634919" table:style-name="ce1">
            <text:p>2.679774117</text:p>
          </table:table-cell>
          <table:table-cell office:value-type="float" office:value="2.4910409970238097" table:style-name="ce1">
            <text:p>2.491040997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2.4214130282738093" table:style-name="ce1">
            <text:p>2.421413028</text:p>
          </table:table-cell>
          <table:table-cell office:value-type="float" office:value="2.8443918105158734" table:style-name="ce1">
            <text:p>2.844391811</text:p>
          </table:table-cell>
          <table:table-cell office:value-type="float" office:value="2.6264940972222224" table:style-name="ce1">
            <text:p>2.626494097</text:p>
          </table:table-cell>
          <table:table-cell office:value-type="float" office:value="2.2971917931547616" table:style-name="ce1">
            <text:p>2.297191793</text:p>
          </table:table-cell>
          <table:table-cell office:value-type="float" office:value="1.8700580952380952" table:style-name="ce1">
            <text:p>1.87005809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1_load</text:p>
          </table:table-cell>
          <table:table-cell office:value-type="float" office:value="0.41470938690476189" table:style-name="ce1">
            <text:p>0.414709387</text:p>
          </table:table-cell>
          <table:table-cell office:value-type="float" office:value="0.60542537003968255" table:style-name="ce1">
            <text:p>0.60542537</text:p>
          </table:table-cell>
          <table:table-cell office:value-type="float" office:value="0.59530290773809524" table:style-name="ce1">
            <text:p>0.595302908</text:p>
          </table:table-cell>
          <table:table-cell office:value-type="float" office:value="0.6032001641865079" table:style-name="ce1">
            <text:p>0.603200164</text:p>
          </table:table-cell>
          <table:table-cell office:value-type="float" office:value="0.60778995287698412" table:style-name="ce1">
            <text:p>0.607789953</text:p>
          </table:table-cell>
          <table:table-cell office:value-type="float" office:value="0.48498480158730156" table:style-name="ce1">
            <text:p>0.484984802</text:p>
          </table:table-cell>
          <table:table-cell office:value-type="float" office:value="1E-3" table:style-name="ce1">
            <text:p>0.001</text:p>
          </table:table-cell>
          <table:table-cell office:value-type="float" office:value="0.56272569791666671" table:style-name="ce1">
            <text:p>0.562725698</text:p>
          </table:table-cell>
          <table:table-cell office:value-type="float" office:value="0.62817717906746029" table:style-name="ce1">
            <text:p>0.628177179</text:p>
          </table:table-cell>
          <table:table-cell office:value-type="float" office:value="0.51723221875000003" table:style-name="ce1">
            <text:p>0.517232219</text:p>
          </table:table-cell>
          <table:table-cell office:value-type="float" office:value="0.52104136259920641" table:style-name="ce1">
            <text:p>0.521041363</text:p>
          </table:table-cell>
          <table:table-cell office:value-type="float" office:value="0.53675482341269842" table:style-name="ce1">
            <text:p>0.536754823</text:p>
          </table:table-cell>
          <table:table-cell office:value-type="float" office:value="0.49900819940476199" table:style-name="ce1">
            <text:p>0.499008199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0.48508260565476191" table:style-name="ce1">
            <text:p>0.485082606</text:p>
          </table:table-cell>
          <table:table-cell office:value-type="float" office:value="0.56967836210317468" table:style-name="ce1">
            <text:p>0.569678362</text:p>
          </table:table-cell>
          <table:table-cell office:value-type="float" office:value="0.52609881944444448" table:style-name="ce1">
            <text:p>0.526098819</text:p>
          </table:table-cell>
          <table:table-cell office:value-type="float" office:value="0.46023835863095236" table:style-name="ce1">
            <text:p>0.460238359</text:p>
          </table:table-cell>
          <table:table-cell office:value-type="float" office:value="0.37481161904761906" table:style-name="ce1">
            <text:p>0.37481161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2_load</text:p>
          </table:table-cell>
          <table:table-cell office:value-type="float" office:value="2.2074500634920633" table:style-name="ce1">
            <text:p>2.207450063</text:p>
          </table:table-cell>
          <table:table-cell office:value-type="float" office:value="3.2246019735449738" table:style-name="ce1">
            <text:p>3.224601974</text:p>
          </table:table-cell>
          <table:table-cell office:value-type="float" office:value="3.1706155079365081" table:style-name="ce1">
            <text:p>3.170615508</text:p>
          </table:table-cell>
          <table:table-cell office:value-type="float" office:value="3.2127342089947089" table:style-name="ce1">
            <text:p>3.212734209</text:p>
          </table:table-cell>
          <table:table-cell office:value-type="float" office:value="3.237213082010582" table:style-name="ce1">
            <text:p>3.237213082</text:p>
          </table:table-cell>
          <table:table-cell office:value-type="float" office:value="2.5822522751322752" table:style-name="ce1">
            <text:p>2.582252275</text:p>
          </table:table-cell>
          <table:table-cell office:value-type="float" office:value="1E-3" table:style-name="ce1">
            <text:p>0.001</text:p>
          </table:table-cell>
          <table:table-cell office:value-type="float" office:value="2.996870388888889" table:style-name="ce1">
            <text:p>2.996870389</text:p>
          </table:table-cell>
          <table:table-cell office:value-type="float" office:value="3.3459449550264551" table:style-name="ce1">
            <text:p>3.345944955</text:p>
          </table:table-cell>
          <table:table-cell office:value-type="float" office:value="2.7542385" table:style-name="ce1">
            <text:p>2.7542385</text:p>
          </table:table-cell>
          <table:table-cell office:value-type="float" office:value="2.7745539338624341" table:style-name="ce1">
            <text:p>2.774553934</text:p>
          </table:table-cell>
          <table:table-cell office:value-type="float" office:value="2.8583590582010583" table:style-name="ce1">
            <text:p>2.858359058</text:p>
          </table:table-cell>
          <table:table-cell office:value-type="float" office:value="2.6570437301587302" table:style-name="ce1">
            <text:p>2.65704373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2.5827738968253966" table:style-name="ce1">
            <text:p>2.582773897</text:p>
          </table:table-cell>
          <table:table-cell office:value-type="float" office:value="3.0339512645502649" table:style-name="ce1">
            <text:p>3.033951265</text:p>
          </table:table-cell>
          <table:table-cell office:value-type="float" office:value="2.8015270370370371" table:style-name="ce1">
            <text:p>2.801527037</text:p>
          </table:table-cell>
          <table:table-cell office:value-type="float" office:value="2.450271246031746" table:style-name="ce1">
            <text:p>2.450271246</text:p>
          </table:table-cell>
          <table:table-cell office:value-type="float" office:value="1.9946619682539684" table:style-name="ce1">
            <text:p>1.99466196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3_load</text:p>
          </table:table-cell>
          <table:table-cell office:value-type="float" office:value="0.27680625793650793" table:style-name="ce1">
            <text:p>0.276806258</text:p>
          </table:table-cell>
          <table:table-cell office:value-type="float" office:value="0.40395024669312174" table:style-name="ce1">
            <text:p>0.403950247</text:p>
          </table:table-cell>
          <table:table-cell office:value-type="float" office:value="0.39720193849206353" table:style-name="ce1">
            <text:p>0.397201938</text:p>
          </table:table-cell>
          <table:table-cell office:value-type="float" office:value="0.40246677612433862" table:style-name="ce1">
            <text:p>0.402466776</text:p>
          </table:table-cell>
          <table:table-cell office:value-type="float" office:value="0.40552663525132276" table:style-name="ce1">
            <text:p>0.405526635</text:p>
          </table:table-cell>
          <table:table-cell office:value-type="float" office:value="0.32365653439153441" table:style-name="ce1">
            <text:p>0.323656534</text:p>
          </table:table-cell>
          <table:table-cell office:value-type="float" office:value="1E-3" table:style-name="ce1">
            <text:p>0.001</text:p>
          </table:table-cell>
          <table:table-cell office:value-type="float" office:value="0.37548379861111114" table:style-name="ce1">
            <text:p>0.375483799</text:p>
          </table:table-cell>
          <table:table-cell office:value-type="float" office:value="0.4191181193783069" table:style-name="ce1">
            <text:p>0.419118119</text:p>
          </table:table-cell>
          <table:table-cell office:value-type="float" office:value="0.34515481250000002" table:style-name="ce1">
            <text:p>0.345154813</text:p>
          </table:table-cell>
          <table:table-cell office:value-type="float" office:value="0.34769424173280428" table:style-name="ce1">
            <text:p>0.347694242</text:p>
          </table:table-cell>
          <table:table-cell office:value-type="float" office:value="0.3581698822751323" table:style-name="ce1">
            <text:p>0.358169882</text:p>
          </table:table-cell>
          <table:table-cell office:value-type="float" office:value="0.33300546626984129" table:style-name="ce1">
            <text:p>0.333005466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0.32372173710317459" table:style-name="ce1">
            <text:p>0.323721737</text:p>
          </table:table-cell>
          <table:table-cell office:value-type="float" office:value="0.38011890806878312" table:style-name="ce1">
            <text:p>0.380118908</text:p>
          </table:table-cell>
          <table:table-cell office:value-type="float" office:value="0.35106587962962965" table:style-name="ce1">
            <text:p>0.35106588</text:p>
          </table:table-cell>
          <table:table-cell office:value-type="float" office:value="0.30715890575396826" table:style-name="ce1">
            <text:p>0.307158906</text:p>
          </table:table-cell>
          <table:table-cell office:value-type="float" office:value="0.25020774603174606" table:style-name="ce1">
            <text:p>0.25020774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4_load</text:p>
          </table:table-cell>
          <table:table-cell office:value-type="float" office:value="0.41470938690476189" table:style-name="ce1">
            <text:p>0.414709387</text:p>
          </table:table-cell>
          <table:table-cell office:value-type="float" office:value="0.60542537003968255" table:style-name="ce1">
            <text:p>0.60542537</text:p>
          </table:table-cell>
          <table:table-cell office:value-type="float" office:value="0.59530290773809524" table:style-name="ce1">
            <text:p>0.595302908</text:p>
          </table:table-cell>
          <table:table-cell office:value-type="float" office:value="0.6032001641865079" table:style-name="ce1">
            <text:p>0.603200164</text:p>
          </table:table-cell>
          <table:table-cell office:value-type="float" office:value="0.60778995287698412" table:style-name="ce1">
            <text:p>0.607789953</text:p>
          </table:table-cell>
          <table:table-cell office:value-type="float" office:value="0.48498480158730156" table:style-name="ce1">
            <text:p>0.484984802</text:p>
          </table:table-cell>
          <table:table-cell office:value-type="float" office:value="1E-3" table:style-name="ce1">
            <text:p>0.001</text:p>
          </table:table-cell>
          <table:table-cell office:value-type="float" office:value="0.56272569791666671" table:style-name="ce1">
            <text:p>0.562725698</text:p>
          </table:table-cell>
          <table:table-cell office:value-type="float" office:value="0.62817717906746029" table:style-name="ce1">
            <text:p>0.628177179</text:p>
          </table:table-cell>
          <table:table-cell office:value-type="float" office:value="0.51723221875000003" table:style-name="ce1">
            <text:p>0.517232219</text:p>
          </table:table-cell>
          <table:table-cell office:value-type="float" office:value="0.52104136259920641" table:style-name="ce1">
            <text:p>0.521041363</text:p>
          </table:table-cell>
          <table:table-cell office:value-type="float" office:value="0.53675482341269842" table:style-name="ce1">
            <text:p>0.536754823</text:p>
          </table:table-cell>
          <table:table-cell office:value-type="float" office:value="0.49900819940476199" table:style-name="ce1">
            <text:p>0.499008199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0.48508260565476191" table:style-name="ce1">
            <text:p>0.485082606</text:p>
          </table:table-cell>
          <table:table-cell office:value-type="float" office:value="0.56967836210317468" table:style-name="ce1">
            <text:p>0.569678362</text:p>
          </table:table-cell>
          <table:table-cell office:value-type="float" office:value="0.52609881944444448" table:style-name="ce1">
            <text:p>0.526098819</text:p>
          </table:table-cell>
          <table:table-cell office:value-type="float" office:value="0.46023835863095236" table:style-name="ce1">
            <text:p>0.460238359</text:p>
          </table:table-cell>
          <table:table-cell office:value-type="float" office:value="0.37481161904761906" table:style-name="ce1">
            <text:p>0.37481161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5_load</text:p>
          </table:table-cell>
          <table:table-cell office:value-type="float" office:value="1.4495896279341267" table:style-name="ce1">
            <text:p>1.449589628</text:p>
          </table:table-cell>
          <table:table-cell office:value-type="float" office:value="2.1173752856816135" table:style-name="ce1">
            <text:p>2.117375286</text:p>
          </table:table-cell>
          <table:table-cell office:value-type="float" office:value="2.0819318213480158" table:style-name="ce1">
            <text:p>2.081931821</text:p>
          </table:table-cell>
          <table:table-cell office:value-type="float" office:value="2.1095838015602508" table:style-name="ce1">
            <text:p>2.109583802</text:p>
          </table:table-cell>
          <table:table-cell office:value-type="float" office:value="2.1256547936669969" table:style-name="ce1">
            <text:p>2.125654794</text:p>
          </table:table-cell>
          <table:table-cell office:value-type="float" office:value="1.6956566499312167" table:style-name="ce1">
            <text:p>1.69565665</text:p>
          </table:table-cell>
          <table:table-cell office:value-type="float" office:value="1E-3" table:style-name="ce1">
            <text:p>0.001</text:p>
          </table:table-cell>
          <table:table-cell office:value-type="float" office:value="1.9678638070652776" table:style-name="ce1">
            <text:p>1.967863807</text:p>
          </table:table-cell>
          <table:table-cell office:value-type="float" office:value="2.1970399865987429" table:style-name="ce1">
            <text:p>2.197039987</text:p>
          </table:table-cell>
          <table:table-cell office:value-type="float" office:value="1.8085699062124998" table:style-name="ce1">
            <text:p>1.808569906</text:p>
          </table:table-cell>
          <table:table-cell office:value-type="float" office:value="1.8219074964290343" table:style-name="ce1">
            <text:p>1.821907496</text:p>
          </table:table-cell>
          <table:table-cell office:value-type="float" office:value="1.8769276556854495" table:style-name="ce1">
            <text:p>1.876927656</text:p>
          </table:table-cell>
          <table:table-cell office:value-type="float" office:value="1.7447591099424602" table:style-name="ce1">
            <text:p>1.7447591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.6959991076132934" table:style-name="ce1">
            <text:p>1.695999108</text:p>
          </table:table-cell>
          <table:table-cell office:value-type="float" office:value="1.9922083289588624" table:style-name="ce1">
            <text:p>1.992208329</text:p>
          </table:table-cell>
          <table:table-cell office:value-type="float" office:value="1.8396160129907406" table:style-name="ce1">
            <text:p>1.839616013</text:p>
          </table:table-cell>
          <table:table-cell office:value-type="float" office:value="1.6090078048009917" table:style-name="ce1">
            <text:p>1.609007805</text:p>
          </table:table-cell>
          <table:table-cell office:value-type="float" office:value="1.3098889237079363" table:style-name="ce1">
            <text:p>1.30988892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6_load</text:p>
          </table:table-cell>
          <table:table-cell office:value-type="float" office:value="0.64512764316519999" table:style-name="ce1">
            <text:p>0.645127643</text:p>
          </table:table-cell>
          <table:table-cell office:value-type="float" office:value="0.94206418997579999" table:style-name="ce1">
            <text:p>0.94206419</text:p>
          </table:table-cell>
          <table:table-cell office:value-type="float" office:value="0.92630395346259997" table:style-name="ce1">
            <text:p>0.926303953</text:p>
          </table:table-cell>
          <table:table-cell office:value-type="float" office:value="0.93859964059129997" table:style-name="ce1">
            <text:p>0.938599641</text:p>
          </table:table-cell>
          <table:table-cell office:value-type="float" office:value="0.94574574330349992" table:style-name="ce1">
            <text:p>0.945745743</text:p>
          </table:table-cell>
          <table:table-cell office:value-type="float" office:value="0.754543427928" table:style-name="ce1">
            <text:p>0.754543428</text:p>
          </table:table-cell>
          <table:table-cell office:value-type="float" office:value="1E-3" table:style-name="ce1">
            <text:p>0.001</text:p>
          </table:table-cell>
          <table:table-cell office:value-type="float" office:value="0.87558264510610007" table:style-name="ce1">
            <text:p>0.875582645</text:p>
          </table:table-cell>
          <table:table-cell office:value-type="float" office:value="0.97748777375389995" table:style-name="ce1">
            <text:p>0.977487774</text:p>
          </table:table-cell>
          <table:table-cell office:value-type="float" office:value="0.80475126336189995" table:style-name="ce1">
            <text:p>0.804751263</text:p>
          </table:table-cell>
          <table:table-cell office:value-type="float" office:value="0.81068193578009995" table:style-name="ce1">
            <text:p>0.810681936</text:p>
          </table:table-cell>
          <table:table-cell office:value-type="float" office:value="0.83514711544520004" table:style-name="ce1">
            <text:p>0.835147115</text:p>
          </table:table-cell>
          <table:table-cell office:value-type="float" office:value="0.77637725251900003" table:style-name="ce1">
            <text:p>0.776377253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0.75469570463589997" table:style-name="ce1">
            <text:p>0.754695705</text:p>
          </table:table-cell>
          <table:table-cell office:value-type="float" office:value="0.8864076428894001" table:style-name="ce1">
            <text:p>0.886407643</text:p>
          </table:table-cell>
          <table:table-cell office:value-type="float" office:value="0.81855617760600008" table:style-name="ce1">
            <text:p>0.818556178</text:p>
          </table:table-cell>
          <table:table-cell office:value-type="float" office:value="0.71601428529129996" table:style-name="ce1">
            <text:p>0.716014285</text:p>
          </table:table-cell>
          <table:table-cell office:value-type="float" office:value="0.58300854219520004" table:style-name="ce1">
            <text:p>0.58300854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7_load</text:p>
          </table:table-cell>
          <table:table-cell office:value-type="float" office:value="0.27680625793650793" table:style-name="ce1">
            <text:p>0.276806258</text:p>
          </table:table-cell>
          <table:table-cell office:value-type="float" office:value="0.40395024669312174" table:style-name="ce1">
            <text:p>0.403950247</text:p>
          </table:table-cell>
          <table:table-cell office:value-type="float" office:value="0.39720193849206353" table:style-name="ce1">
            <text:p>0.397201938</text:p>
          </table:table-cell>
          <table:table-cell office:value-type="float" office:value="0.40246677612433862" table:style-name="ce1">
            <text:p>0.402466776</text:p>
          </table:table-cell>
          <table:table-cell office:value-type="float" office:value="0.40552663525132276" table:style-name="ce1">
            <text:p>0.405526635</text:p>
          </table:table-cell>
          <table:table-cell office:value-type="float" office:value="0.32365653439153441" table:style-name="ce1">
            <text:p>0.323656534</text:p>
          </table:table-cell>
          <table:table-cell office:value-type="float" office:value="1E-3" table:style-name="ce1">
            <text:p>0.001</text:p>
          </table:table-cell>
          <table:table-cell office:value-type="float" office:value="0.37548379861111114" table:style-name="ce1">
            <text:p>0.375483799</text:p>
          </table:table-cell>
          <table:table-cell office:value-type="float" office:value="0.4191181193783069" table:style-name="ce1">
            <text:p>0.419118119</text:p>
          </table:table-cell>
          <table:table-cell office:value-type="float" office:value="0.34515481250000002" table:style-name="ce1">
            <text:p>0.345154813</text:p>
          </table:table-cell>
          <table:table-cell office:value-type="float" office:value="0.34769424173280428" table:style-name="ce1">
            <text:p>0.347694242</text:p>
          </table:table-cell>
          <table:table-cell office:value-type="float" office:value="0.3581698822751323" table:style-name="ce1">
            <text:p>0.358169882</text:p>
          </table:table-cell>
          <table:table-cell office:value-type="float" office:value="0.33300546626984129" table:style-name="ce1">
            <text:p>0.333005466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0.32372173710317459" table:style-name="ce1">
            <text:p>0.323721737</text:p>
          </table:table-cell>
          <table:table-cell office:value-type="float" office:value="0.38011890806878312" table:style-name="ce1">
            <text:p>0.380118908</text:p>
          </table:table-cell>
          <table:table-cell office:value-type="float" office:value="0.35106587962962965" table:style-name="ce1">
            <text:p>0.35106588</text:p>
          </table:table-cell>
          <table:table-cell office:value-type="float" office:value="0.30715890575396826" table:style-name="ce1">
            <text:p>0.307158906</text:p>
          </table:table-cell>
          <table:table-cell office:value-type="float" office:value="0.25020774603174606" table:style-name="ce1">
            <text:p>0.25020774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8_load</text:p>
          </table:table-cell>
          <table:table-cell office:value-type="float" office:value="1.9316438055555554" table:style-name="ce1">
            <text:p>1.931643806</text:p>
          </table:table-cell>
          <table:table-cell office:value-type="float" office:value="2.8216517268518522" table:style-name="ce1">
            <text:p>2.821651727</text:p>
          </table:table-cell>
          <table:table-cell office:value-type="float" office:value="2.7744135694444445" table:style-name="ce1">
            <text:p>2.774413569</text:p>
          </table:table-cell>
          <table:table-cell office:value-type="float" office:value="2.8112674328703702" table:style-name="ce1">
            <text:p>2.811267433</text:p>
          </table:table-cell>
          <table:table-cell office:value-type="float" office:value="2.8326864467592592" table:style-name="ce1">
            <text:p>2.832686447</text:p>
          </table:table-cell>
          <table:table-cell office:value-type="float" office:value="2.2595957407407408" table:style-name="ce1">
            <text:p>2.259595741</text:p>
          </table:table-cell>
          <table:table-cell office:value-type="float" office:value="1E-3" table:style-name="ce1">
            <text:p>0.001</text:p>
          </table:table-cell>
          <table:table-cell office:value-type="float" office:value="2.6223865902777779" table:style-name="ce1">
            <text:p>2.62238659</text:p>
          </table:table-cell>
          <table:table-cell office:value-type="float" office:value="2.9278268356481481" table:style-name="ce1">
            <text:p>2.927826836</text:p>
          </table:table-cell>
          <table:table-cell office:value-type="float" office:value="2.4100836874999998" table:style-name="ce1">
            <text:p>2.410083688</text:p>
          </table:table-cell>
          <table:table-cell office:value-type="float" office:value="2.4278596921296298" table:style-name="ce1">
            <text:p>2.427859692</text:p>
          </table:table-cell>
          <table:table-cell office:value-type="float" office:value="2.5011891759259259" table:style-name="ce1">
            <text:p>2.501189176</text:p>
          </table:table-cell>
          <table:table-cell office:value-type="float" office:value="2.3250382638888891" table:style-name="ce1">
            <text:p>2.325038264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2.2600521597222221" table:style-name="ce1">
            <text:p>2.26005216</text:p>
          </table:table-cell>
          <table:table-cell office:value-type="float" office:value="2.6548323564814815" table:style-name="ce1">
            <text:p>2.654832356</text:p>
          </table:table-cell>
          <table:table-cell office:value-type="float" office:value="2.4514611574074077" table:style-name="ce1">
            <text:p>2.451461157</text:p>
          </table:table-cell>
          <table:table-cell office:value-type="float" office:value="2.1441123402777778" table:style-name="ce1">
            <text:p>2.14411234</text:p>
          </table:table-cell>
          <table:table-cell office:value-type="float" office:value="1.7454542222222222" table:style-name="ce1">
            <text:p>1.7454542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9_load</text:p>
          </table:table-cell>
          <table:table-cell office:value-type="float" office:value="0.27680625793650793" table:style-name="ce1">
            <text:p>0.276806258</text:p>
          </table:table-cell>
          <table:table-cell office:value-type="float" office:value="0.40395024669312174" table:style-name="ce1">
            <text:p>0.403950247</text:p>
          </table:table-cell>
          <table:table-cell office:value-type="float" office:value="0.39720193849206353" table:style-name="ce1">
            <text:p>0.397201938</text:p>
          </table:table-cell>
          <table:table-cell office:value-type="float" office:value="0.40246677612433862" table:style-name="ce1">
            <text:p>0.402466776</text:p>
          </table:table-cell>
          <table:table-cell office:value-type="float" office:value="0.40552663525132276" table:style-name="ce1">
            <text:p>0.405526635</text:p>
          </table:table-cell>
          <table:table-cell office:value-type="float" office:value="0.32365653439153441" table:style-name="ce1">
            <text:p>0.323656534</text:p>
          </table:table-cell>
          <table:table-cell office:value-type="float" office:value="1E-3" table:style-name="ce1">
            <text:p>0.001</text:p>
          </table:table-cell>
          <table:table-cell office:value-type="float" office:value="0.37548379861111114" table:style-name="ce1">
            <text:p>0.375483799</text:p>
          </table:table-cell>
          <table:table-cell office:value-type="float" office:value="0.4191181193783069" table:style-name="ce1">
            <text:p>0.419118119</text:p>
          </table:table-cell>
          <table:table-cell office:value-type="float" office:value="0.34515481250000002" table:style-name="ce1">
            <text:p>0.345154813</text:p>
          </table:table-cell>
          <table:table-cell office:value-type="float" office:value="0.34769424173280428" table:style-name="ce1">
            <text:p>0.347694242</text:p>
          </table:table-cell>
          <table:table-cell office:value-type="float" office:value="0.3581698822751323" table:style-name="ce1">
            <text:p>0.358169882</text:p>
          </table:table-cell>
          <table:table-cell office:value-type="float" office:value="0.33300546626984129" table:style-name="ce1">
            <text:p>0.333005466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0.32372173710317459" table:style-name="ce1">
            <text:p>0.323721737</text:p>
          </table:table-cell>
          <table:table-cell office:value-type="float" office:value="0.38011890806878312" table:style-name="ce1">
            <text:p>0.380118908</text:p>
          </table:table-cell>
          <table:table-cell office:value-type="float" office:value="0.35106587962962965" table:style-name="ce1">
            <text:p>0.35106588</text:p>
          </table:table-cell>
          <table:table-cell office:value-type="float" office:value="0.30715890575396826" table:style-name="ce1">
            <text:p>0.307158906</text:p>
          </table:table-cell>
          <table:table-cell office:value-type="float" office:value="0.25020774603174606" table:style-name="ce1">
            <text:p>0.25020774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0_load</text:p>
          </table:table-cell>
          <table:table-cell office:value-type="float" office:value="5.848092668253968" table:style-name="ce1">
            <text:p>5.848092668</text:p>
          </table:table-cell>
          <table:table-cell office:value-type="float" office:value="8.5435452298941801" table:style-name="ce1">
            <text:p>8.54354523</text:p>
          </table:table-cell>
          <table:table-cell office:value-type="float" office:value="8.4004810960317453" table:style-name="ce1">
            <text:p>8.400481096</text:p>
          </table:table-cell>
          <table:table-cell office:value-type="float" office:value="8.5120956538359778" table:style-name="ce1">
            <text:p>8.512095654</text:p>
          </table:table-cell>
          <table:table-cell office:value-type="float" office:value="8.5769646673280402" table:style-name="ce1">
            <text:p>8.576964667</text:p>
          </table:table-cell>
          <table:table-cell office:value-type="float" office:value="6.841318529100529" table:style-name="ce1">
            <text:p>6.841318529</text:p>
          </table:table-cell>
          <table:table-cell office:value-type="float" office:value="1E-3" table:style-name="ce1">
            <text:p>0.001</text:p>
          </table:table-cell>
          <table:table-cell office:value-type="float" office:value="7.9400565305555562" table:style-name="ce1">
            <text:p>7.940056531</text:p>
          </table:table-cell>
          <table:table-cell office:value-type="float" office:value="8.8651041308201037" table:style-name="ce1">
            <text:p>8.865104131</text:p>
          </table:table-cell>
          <table:table-cell office:value-type="float" office:value="7.2970820249999999" table:style-name="ce1">
            <text:p>7.297082025</text:p>
          </table:table-cell>
          <table:table-cell office:value-type="float" office:value="7.3509179247354499" table:style-name="ce1">
            <text:p>7.350917925</text:p>
          </table:table-cell>
          <table:table-cell office:value-type="float" office:value="7.5730015042328045" table:style-name="ce1">
            <text:p>7.573001504</text:p>
          </table:table-cell>
          <table:table-cell office:value-type="float" office:value="7.0395158849206352" table:style-name="ce1">
            <text:p>7.039515885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6.8427008265873015" table:style-name="ce1">
            <text:p>6.842700827</text:p>
          </table:table-cell>
          <table:table-cell office:value-type="float" office:value="8.0383208510582005" table:style-name="ce1">
            <text:p>8.038320851</text:p>
          </table:table-cell>
          <table:table-cell office:value-type="float" office:value="7.4223966481481485" table:style-name="ce1">
            <text:p>7.422396648</text:p>
          </table:table-cell>
          <table:table-cell office:value-type="float" office:value="6.4915688019841262" table:style-name="ce1">
            <text:p>6.491568802</text:p>
          </table:table-cell>
          <table:table-cell office:value-type="float" office:value="5.2842042158730163" table:style-name="ce1">
            <text:p>5.28420421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1_load</text:p>
          </table:table-cell>
          <table:table-cell office:value-type="float" office:value="0.41470938690476189" table:style-name="ce1">
            <text:p>0.414709387</text:p>
          </table:table-cell>
          <table:table-cell office:value-type="float" office:value="0.60542537003968255" table:style-name="ce1">
            <text:p>0.60542537</text:p>
          </table:table-cell>
          <table:table-cell office:value-type="float" office:value="0.59530290773809524" table:style-name="ce1">
            <text:p>0.595302908</text:p>
          </table:table-cell>
          <table:table-cell office:value-type="float" office:value="0.6032001641865079" table:style-name="ce1">
            <text:p>0.603200164</text:p>
          </table:table-cell>
          <table:table-cell office:value-type="float" office:value="0.60778995287698412" table:style-name="ce1">
            <text:p>0.607789953</text:p>
          </table:table-cell>
          <table:table-cell office:value-type="float" office:value="0.48498480158730156" table:style-name="ce1">
            <text:p>0.484984802</text:p>
          </table:table-cell>
          <table:table-cell office:value-type="float" office:value="1E-3" table:style-name="ce1">
            <text:p>0.001</text:p>
          </table:table-cell>
          <table:table-cell office:value-type="float" office:value="0.56272569791666671" table:style-name="ce1">
            <text:p>0.562725698</text:p>
          </table:table-cell>
          <table:table-cell office:value-type="float" office:value="0.62817717906746029" table:style-name="ce1">
            <text:p>0.628177179</text:p>
          </table:table-cell>
          <table:table-cell office:value-type="float" office:value="0.51723221875000003" table:style-name="ce1">
            <text:p>0.517232219</text:p>
          </table:table-cell>
          <table:table-cell office:value-type="float" office:value="0.52104136259920641" table:style-name="ce1">
            <text:p>0.521041363</text:p>
          </table:table-cell>
          <table:table-cell office:value-type="float" office:value="0.53675482341269842" table:style-name="ce1">
            <text:p>0.536754823</text:p>
          </table:table-cell>
          <table:table-cell office:value-type="float" office:value="0.49900819940476199" table:style-name="ce1">
            <text:p>0.499008199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0.48508260565476191" table:style-name="ce1">
            <text:p>0.485082606</text:p>
          </table:table-cell>
          <table:table-cell office:value-type="float" office:value="0.56967836210317468" table:style-name="ce1">
            <text:p>0.569678362</text:p>
          </table:table-cell>
          <table:table-cell office:value-type="float" office:value="0.52609881944444448" table:style-name="ce1">
            <text:p>0.526098819</text:p>
          </table:table-cell>
          <table:table-cell office:value-type="float" office:value="0.46023835863095236" table:style-name="ce1">
            <text:p>0.460238359</text:p>
          </table:table-cell>
          <table:table-cell office:value-type="float" office:value="0.37481161904761906" table:style-name="ce1">
            <text:p>0.37481161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2_load</text:p>
          </table:table-cell>
          <table:table-cell office:value-type="float" office:value="1.9501470957880001" table:style-name="ce1">
            <text:p>1.950147096</text:p>
          </table:table-cell>
          <table:table-cell office:value-type="float" office:value="2.8486848530020001" table:style-name="ce1">
            <text:p>2.848684853</text:p>
          </table:table-cell>
          <table:table-cell office:value-type="float" office:value="2.8009939650940003" table:style-name="ce1">
            <text:p>2.800993965</text:p>
          </table:table-cell>
          <table:table-cell office:value-type="float" office:value="2.8382010359469998" table:style-name="ce1">
            <text:p>2.838201036</text:p>
          </table:table-cell>
          <table:table-cell office:value-type="float" office:value="2.859825329665" table:style-name="ce1">
            <text:p>2.85982533</text:p>
          </table:table-cell>
          <table:table-cell office:value-type="float" office:value="2.2812421223200001" table:style-name="ce1">
            <text:p>2.281242122</text:p>
          </table:table-cell>
          <table:table-cell office:value-type="float" office:value="1E-3" table:style-name="ce1">
            <text:p>0.001</text:p>
          </table:table-cell>
          <table:table-cell office:value-type="float" office:value="2.6475099593590006" table:style-name="ce1">
            <text:p>2.647509959</text:p>
          </table:table-cell>
          <table:table-cell office:value-type="float" office:value="2.9558775440409999" table:style-name="ce1">
            <text:p>2.955877544</text:p>
          </table:table-cell>
          <table:table-cell office:value-type="float" office:value="2.4331723455610001" table:style-name="ce1">
            <text:p>2.433172346</text:p>
          </table:table-cell>
          <table:table-cell office:value-type="float" office:value="2.4511187154190002" table:style-name="ce1">
            <text:p>2.451118715</text:p>
          </table:table-cell>
          <table:table-cell office:value-type="float" office:value="2.5251509889879999" table:style-name="ce1">
            <text:p>2.525150989</text:p>
          </table:table-cell>
          <table:table-cell office:value-type="float" office:value="2.3473118466100003" table:style-name="ce1">
            <text:p>2.347311847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2.281702915621" table:style-name="ce1">
            <text:p>2.281702916</text:p>
          </table:table-cell>
          <table:table-cell office:value-type="float" office:value="2.6802666857860005" table:style-name="ce1">
            <text:p>2.680266686</text:p>
          </table:table-cell>
          <table:table-cell office:value-type="float" office:value="2.4749463771400002" table:style-name="ce1">
            <text:p>2.474946377</text:p>
          </table:table-cell>
          <table:table-cell office:value-type="float" office:value="2.1646519289469999" table:style-name="ce1">
            <text:p>2.164651929</text:p>
          </table:table-cell>
          <table:table-cell office:value-type="float" office:value="1.7621730714880002" table:style-name="ce1">
            <text:p>1.76217307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3_load</text:p>
          </table:table-cell>
          <table:table-cell office:value-type="float" office:value="0.3346152496" table:style-name="ce1">
            <text:p>0.33461525</text:p>
          </table:table-cell>
          <table:table-cell office:value-type="float" office:value="0.48840861840000005" table:style-name="ce1">
            <text:p>0.488408618</text:p>
          </table:table-cell>
          <table:table-cell office:value-type="float" office:value="0.48024586480000003" table:style-name="ce1">
            <text:p>0.480245865</text:p>
          </table:table-cell>
          <table:table-cell office:value-type="float" office:value="0.48661421240000002" table:style-name="ce1">
            <text:p>0.486614212</text:p>
          </table:table-cell>
          <table:table-cell office:value-type="float" office:value="0.490315418" table:style-name="ce1">
            <text:p>0.490315418</text:p>
          </table:table-cell>
          <table:table-cell office:value-type="float" office:value="0.39128534400000003" table:style-name="ce1">
            <text:p>0.391285344</text:p>
          </table:table-cell>
          <table:table-cell office:value-type="float" office:value="1E-3" table:style-name="ce1">
            <text:p>0.001</text:p>
          </table:table-cell>
          <table:table-cell office:value-type="float" office:value="0.45397560280000004" table:style-name="ce1">
            <text:p>0.453975603</text:p>
          </table:table-cell>
          <table:table-cell office:value-type="float" office:value="0.50675567720000003" table:style-name="ce1">
            <text:p>0.506755677</text:p>
          </table:table-cell>
          <table:table-cell office:value-type="float" office:value="0.41728966119999999" table:style-name="ce1">
            <text:p>0.417289661</text:p>
          </table:table-cell>
          <table:table-cell office:value-type="float" office:value="0.42036135480000003" table:style-name="ce1">
            <text:p>0.420361355</text:p>
          </table:table-cell>
          <table:table-cell office:value-type="float" office:value="0.43303268960000002" table:style-name="ce1">
            <text:p>0.43303269</text:p>
          </table:table-cell>
          <table:table-cell office:value-type="float" office:value="0.40259381200000005" table:style-name="ce1">
            <text:p>0.402593812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0.39136421320000003" table:style-name="ce1">
            <text:p>0.391364213</text:p>
          </table:table-cell>
          <table:table-cell office:value-type="float" office:value="0.45958223120000008" table:style-name="ce1">
            <text:p>0.459582231</text:p>
          </table:table-cell>
          <table:table-cell office:value-type="float" office:value="0.42443968800000004" table:style-name="ce1">
            <text:p>0.424439688</text:p>
          </table:table-cell>
          <table:table-cell office:value-type="float" office:value="0.37132981240000001" table:style-name="ce1">
            <text:p>0.371329812</text:p>
          </table:table-cell>
          <table:table-cell office:value-type="float" office:value="0.30244168960000006" table:style-name="ce1">
            <text:p>0.3024416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4_load</text:p>
          </table:table-cell>
          <table:table-cell office:value-type="float" office:value="0.46987063849206345" table:style-name="ce1">
            <text:p>0.469870638</text:p>
          </table:table-cell>
          <table:table-cell office:value-type="float" office:value="0.68601541937830679" table:style-name="ce1">
            <text:p>0.686015419</text:p>
          </table:table-cell>
          <table:table-cell office:value-type="float" office:value="0.67454329543650793" table:style-name="ce1">
            <text:p>0.674543295</text:p>
          </table:table-cell>
          <table:table-cell office:value-type="float" office:value="0.68349351941137559" table:style-name="ce1">
            <text:p>0.683493519</text:p>
          </table:table-cell>
          <table:table-cell office:value-type="float" office:value="0.68869527992724855" table:style-name="ce1">
            <text:p>0.68869528</text:p>
          </table:table-cell>
          <table:table-cell office:value-type="float" office:value="0.54951610846560839" table:style-name="ce1">
            <text:p>0.549516108</text:p>
          </table:table-cell>
          <table:table-cell office:value-type="float" office:value="1E-3" table:style-name="ce1">
            <text:p>0.001</text:p>
          </table:table-cell>
          <table:table-cell office:value-type="float" office:value="0.63762245763888892" table:style-name="ce1">
            <text:p>0.637622458</text:p>
          </table:table-cell>
          <table:table-cell office:value-type="float" office:value="0.71180080294312154" table:style-name="ce1">
            <text:p>0.711800803</text:p>
          </table:table-cell>
          <table:table-cell office:value-type="float" office:value="0.5860631812499999" table:style-name="ce1">
            <text:p>0.586063181</text:p>
          </table:table-cell>
          <table:table-cell office:value-type="float" office:value="0.59038021094576709" table:style-name="ce1">
            <text:p>0.590380211</text:p>
          </table:table-cell>
          <table:table-cell office:value-type="float" office:value="0.60818879986772478" table:style-name="ce1">
            <text:p>0.6081888</text:p>
          </table:table-cell>
          <table:table-cell office:value-type="float" office:value="0.56540929265873019" table:style-name="ce1">
            <text:p>0.565409293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0.54962695307539677" table:style-name="ce1">
            <text:p>0.549626953</text:p>
          </table:table-cell>
          <table:table-cell office:value-type="float" office:value="0.64550214371693115" table:style-name="ce1">
            <text:p>0.645502144</text:p>
          </table:table-cell>
          <table:table-cell office:value-type="float" office:value="0.5961119953703703" table:style-name="ce1">
            <text:p>0.596111995</text:p>
          </table:table-cell>
          <table:table-cell office:value-type="float" office:value="0.52147013978174594" table:style-name="ce1">
            <text:p>0.52147014</text:p>
          </table:table-cell>
          <table:table-cell office:value-type="float" office:value="0.42465316825396821" table:style-name="ce1">
            <text:p>0.42465316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5_load</text:p>
          </table:table-cell>
          <table:table-cell office:value-type="float" office:value="3.310675095238095" table:style-name="ce1">
            <text:p>3.310675095</text:p>
          </table:table-cell>
          <table:table-cell office:value-type="float" office:value="4.8364029603174608" table:style-name="ce1">
            <text:p>4.83640296</text:p>
          </table:table-cell>
          <table:table-cell office:value-type="float" office:value="4.7554232619047623" table:style-name="ce1">
            <text:p>4.755423262</text:p>
          </table:table-cell>
          <table:table-cell office:value-type="float" office:value="4.8186013134920636" table:style-name="ce1">
            <text:p>4.818601313</text:p>
          </table:table-cell>
          <table:table-cell office:value-type="float" office:value="4.8553196230158733" table:style-name="ce1">
            <text:p>4.855319623</text:p>
          </table:table-cell>
          <table:table-cell office:value-type="float" office:value="3.8728784126984124" table:style-name="ce1">
            <text:p>3.872878413</text:p>
          </table:table-cell>
          <table:table-cell office:value-type="float" office:value="1E-3" table:style-name="ce1">
            <text:p>0.001</text:p>
          </table:table-cell>
          <table:table-cell office:value-type="float" office:value="4.494805583333334" table:style-name="ce1">
            <text:p>4.494805583</text:p>
          </table:table-cell>
          <table:table-cell office:value-type="float" office:value="5.0184174325396826" table:style-name="ce1">
            <text:p>5.018417433</text:p>
          </table:table-cell>
          <table:table-cell office:value-type="float" office:value="4.1308577500000006" table:style-name="ce1">
            <text:p>4.13085775</text:p>
          </table:table-cell>
          <table:table-cell office:value-type="float" office:value="4.1613309007936516" table:style-name="ce1">
            <text:p>4.161330901</text:p>
          </table:table-cell>
          <table:table-cell office:value-type="float" office:value="4.2870385873015877" table:style-name="ce1">
            <text:p>4.287038587</text:p>
          </table:table-cell>
          <table:table-cell office:value-type="float" office:value="3.9850655952380958" table:style-name="ce1">
            <text:p>3.985065595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3.8736608452380952" table:style-name="ce1">
            <text:p>3.873660845</text:p>
          </table:table-cell>
          <table:table-cell office:value-type="float" office:value="4.5504268968253978" table:style-name="ce1">
            <text:p>4.550426897</text:p>
          </table:table-cell>
          <table:table-cell office:value-type="float" office:value="4.2017905555555561" table:style-name="ce1">
            <text:p>4.201790556</text:p>
          </table:table-cell>
          <table:table-cell office:value-type="float" office:value="3.6749068690476188" table:style-name="ce1">
            <text:p>3.674906869</text:p>
          </table:table-cell>
          <table:table-cell office:value-type="float" office:value="2.9914929523809524" table:style-name="ce1">
            <text:p>2.99149295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6_load</text:p>
          </table:table-cell>
          <table:table-cell office:value-type="float" office:value="0.41470938690476189" table:style-name="ce1">
            <text:p>0.414709387</text:p>
          </table:table-cell>
          <table:table-cell office:value-type="float" office:value="0.60542537003968255" table:style-name="ce1">
            <text:p>0.60542537</text:p>
          </table:table-cell>
          <table:table-cell office:value-type="float" office:value="0.59530290773809524" table:style-name="ce1">
            <text:p>0.595302908</text:p>
          </table:table-cell>
          <table:table-cell office:value-type="float" office:value="0.6032001641865079" table:style-name="ce1">
            <text:p>0.603200164</text:p>
          </table:table-cell>
          <table:table-cell office:value-type="float" office:value="0.60778995287698412" table:style-name="ce1">
            <text:p>0.607789953</text:p>
          </table:table-cell>
          <table:table-cell office:value-type="float" office:value="0.48498480158730156" table:style-name="ce1">
            <text:p>0.484984802</text:p>
          </table:table-cell>
          <table:table-cell office:value-type="float" office:value="1E-3" table:style-name="ce1">
            <text:p>0.001</text:p>
          </table:table-cell>
          <table:table-cell office:value-type="float" office:value="0.56272569791666671" table:style-name="ce1">
            <text:p>0.562725698</text:p>
          </table:table-cell>
          <table:table-cell office:value-type="float" office:value="0.62817717906746029" table:style-name="ce1">
            <text:p>0.628177179</text:p>
          </table:table-cell>
          <table:table-cell office:value-type="float" office:value="0.51723221875000003" table:style-name="ce1">
            <text:p>0.517232219</text:p>
          </table:table-cell>
          <table:table-cell office:value-type="float" office:value="0.52104136259920641" table:style-name="ce1">
            <text:p>0.521041363</text:p>
          </table:table-cell>
          <table:table-cell office:value-type="float" office:value="0.53675482341269842" table:style-name="ce1">
            <text:p>0.536754823</text:p>
          </table:table-cell>
          <table:table-cell office:value-type="float" office:value="0.49900819940476199" table:style-name="ce1">
            <text:p>0.499008199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0.48508260565476191" table:style-name="ce1">
            <text:p>0.485082606</text:p>
          </table:table-cell>
          <table:table-cell office:value-type="float" office:value="0.56967836210317468" table:style-name="ce1">
            <text:p>0.569678362</text:p>
          </table:table-cell>
          <table:table-cell office:value-type="float" office:value="0.52609881944444448" table:style-name="ce1">
            <text:p>0.526098819</text:p>
          </table:table-cell>
          <table:table-cell office:value-type="float" office:value="0.46023835863095236" table:style-name="ce1">
            <text:p>0.460238359</text:p>
          </table:table-cell>
          <table:table-cell office:value-type="float" office:value="0.37481161904761906" table:style-name="ce1">
            <text:p>0.37481161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7_load</text:p>
          </table:table-cell>
          <table:table-cell office:value-type="float" office:value="1.3730809719825394" table:style-name="ce1">
            <text:p>1.373080972</text:p>
          </table:table-cell>
          <table:table-cell office:value-type="float" office:value="2.0055968872489416" table:style-name="ce1">
            <text:p>2.005596887</text:p>
          </table:table-cell>
          <table:table-cell office:value-type="float" office:value="1.9720254036103173" table:style-name="ce1">
            <text:p>1.972025404</text:p>
          </table:table-cell>
          <table:table-cell office:value-type="float" office:value="1.9982169178633593" table:style-name="ce1">
            <text:p>1.998216918</text:p>
          </table:table-cell>
          <table:table-cell office:value-type="float" office:value="2.0134391050482798" table:style-name="ce1">
            <text:p>2.013439105</text:p>
          </table:table-cell>
          <table:table-cell office:value-type="float" office:value="1.6061517272910051" table:style-name="ce1">
            <text:p>1.606151727</text:p>
          </table:table-cell>
          <table:table-cell office:value-type="float" office:value="1E-3" table:style-name="ce1">
            <text:p>0.001</text:p>
          </table:table-cell>
          <table:table-cell office:value-type="float" office:value="1.8639820013305555" table:style-name="ce1">
            <text:p>1.863982001</text:p>
          </table:table-cell>
          <table:table-cell office:value-type="float" office:value="2.0810540202832009" table:style-name="ce1">
            <text:p>2.08105402</text:p>
          </table:table-cell>
          <table:table-cell office:value-type="float" office:value="1.7131013612249997" table:style-name="ce1">
            <text:p>1.713101361</text:p>
          </table:table-cell>
          <table:table-cell office:value-type="float" office:value="1.7257345137723543" table:style-name="ce1">
            <text:p>1.725734514</text:p>
          </table:table-cell>
          <table:table-cell office:value-type="float" office:value="1.7778487303423278" table:style-name="ce1">
            <text:p>1.77784873</text:p>
          </table:table-cell>
          <table:table-cell office:value-type="float" office:value="1.6526607935992061" table:style-name="ce1">
            <text:p>1.652660794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.6064760977408727" table:style-name="ce1">
            <text:p>1.606476098</text:p>
          </table:table-cell>
          <table:table-cell office:value-type="float" office:value="1.8870407438605818" table:style-name="ce1">
            <text:p>1.887040744</text:p>
          </table:table-cell>
          <table:table-cell office:value-type="float" office:value="1.7425077379814813" table:style-name="ce1">
            <text:p>1.742507738</text:p>
          </table:table-cell>
          <table:table-cell office:value-type="float" office:value="1.5240793243448409" table:style-name="ce1">
            <text:p>1.524079324</text:p>
          </table:table-cell>
          <table:table-cell office:value-type="float" office:value="1.2407586949587299" table:style-name="ce1">
            <text:p>1.24075869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8_load</text:p>
          </table:table-cell>
          <table:table-cell office:value-type="float" office:value="0.33196750952380949" table:style-name="ce1">
            <text:p>0.33196751</text:p>
          </table:table-cell>
          <table:table-cell office:value-type="float" office:value="0.48454029603174603" table:style-name="ce1">
            <text:p>0.484540296</text:p>
          </table:table-cell>
          <table:table-cell office:value-type="float" office:value="0.47644232619047616" table:style-name="ce1">
            <text:p>0.476442326</text:p>
          </table:table-cell>
          <table:table-cell office:value-type="float" office:value="0.48276013134920631" table:style-name="ce1">
            <text:p>0.482760131</text:p>
          </table:table-cell>
          <table:table-cell office:value-type="float" office:value="0.48643196230158725" table:style-name="ce1">
            <text:p>0.486431962</text:p>
          </table:table-cell>
          <table:table-cell office:value-type="float" office:value="0.38818784126984124" table:style-name="ce1">
            <text:p>0.388187841</text:p>
          </table:table-cell>
          <table:table-cell office:value-type="float" office:value="1E-3" table:style-name="ce1">
            <text:p>0.001</text:p>
          </table:table-cell>
          <table:table-cell office:value-type="float" office:value="0.45038055833333335" table:style-name="ce1">
            <text:p>0.450380558</text:p>
          </table:table-cell>
          <table:table-cell office:value-type="float" office:value="0.50274174325396825" table:style-name="ce1">
            <text:p>0.502741743</text:p>
          </table:table-cell>
          <table:table-cell office:value-type="float" office:value="0.41398577499999994" table:style-name="ce1">
            <text:p>0.413985775</text:p>
          </table:table-cell>
          <table:table-cell office:value-type="float" office:value="0.41703309007936507" table:style-name="ce1">
            <text:p>0.41703309</text:p>
          </table:table-cell>
          <table:table-cell office:value-type="float" office:value="0.42960385873015872" table:style-name="ce1">
            <text:p>0.429603859</text:p>
          </table:table-cell>
          <table:table-cell office:value-type="float" office:value="0.39940655952380955" table:style-name="ce1">
            <text:p>0.39940656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0.38826608452380951" table:style-name="ce1">
            <text:p>0.388266085</text:p>
          </table:table-cell>
          <table:table-cell office:value-type="float" office:value="0.4559426896825397" table:style-name="ce1">
            <text:p>0.45594269</text:p>
          </table:table-cell>
          <table:table-cell office:value-type="float" office:value="0.42107905555555558" table:style-name="ce1">
            <text:p>0.421079056</text:p>
          </table:table-cell>
          <table:table-cell office:value-type="float" office:value="0.36839068690476184" table:style-name="ce1">
            <text:p>0.368390687</text:p>
          </table:table-cell>
          <table:table-cell office:value-type="float" office:value="0.30004929523809526" table:style-name="ce1">
            <text:p>0.30004929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9_load</text:p>
          </table:table-cell>
          <table:table-cell office:value-type="float" office:value="0.60777376746031753" table:style-name="ce1">
            <text:p>0.607773767</text:p>
          </table:table-cell>
          <table:table-cell office:value-type="float" office:value="0.88749054272486783" table:style-name="ce1">
            <text:p>0.887490543</text:p>
          </table:table-cell>
          <table:table-cell office:value-type="float" office:value="0.87264426468253975" table:style-name="ce1">
            <text:p>0.872644265</text:p>
          </table:table-cell>
          <table:table-cell office:value-type="float" office:value="0.88422690747354493" table:style-name="ce1">
            <text:p>0.884226907</text:p>
          </table:table-cell>
          <table:table-cell office:value-type="float" office:value="0.89095859755291007" table:style-name="ce1">
            <text:p>0.890958598</text:p>
          </table:table-cell>
          <table:table-cell office:value-type="float" office:value="0.7108443756613757" table:style-name="ce1">
            <text:p>0.710844376</text:p>
          </table:table-cell>
          <table:table-cell office:value-type="float" office:value="1E-3" table:style-name="ce1">
            <text:p>0.001</text:p>
          </table:table-cell>
          <table:table-cell office:value-type="float" office:value="0.8248643569444446" table:style-name="ce1">
            <text:p>0.824864357</text:p>
          </table:table-cell>
          <table:table-cell office:value-type="float" office:value="0.92085986263227515" table:style-name="ce1">
            <text:p>0.920859863</text:p>
          </table:table-cell>
          <table:table-cell office:value-type="float" office:value="0.75814058750000002" table:style-name="ce1">
            <text:p>0.758140588</text:p>
          </table:table-cell>
          <table:table-cell office:value-type="float" office:value="0.76372733181216934" table:style-name="ce1">
            <text:p>0.763727332</text:p>
          </table:table-cell>
          <table:table-cell office:value-type="float" office:value="0.78677374100529107" table:style-name="ce1">
            <text:p>0.786773741</text:p>
          </table:table-cell>
          <table:table-cell office:value-type="float" office:value="0.73141202579365094" table:style-name="ce1">
            <text:p>0.731412026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0.71098782162698415" table:style-name="ce1">
            <text:p>0.710987822</text:p>
          </table:table-cell>
          <table:table-cell office:value-type="float" office:value="0.83506159775132283" table:style-name="ce1">
            <text:p>0.835061598</text:p>
          </table:table-cell>
          <table:table-cell office:value-type="float" office:value="0.77114493518518523" table:style-name="ce1">
            <text:p>0.771144935</text:p>
          </table:table-cell>
          <table:table-cell office:value-type="float" office:value="0.67454959265873016" table:style-name="ce1">
            <text:p>0.674549593</text:p>
          </table:table-cell>
          <table:table-cell office:value-type="float" office:value="0.54925704126984132" table:style-name="ce1">
            <text:p>0.54925704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50_load</text:p>
          </table:table-cell>
          <table:table-cell office:value-type="float" office:value="0.22164500634920634" table:style-name="ce1">
            <text:p>0.221645006</text:p>
          </table:table-cell>
          <table:table-cell office:value-type="float" office:value="0.32336019735449734" table:style-name="ce1">
            <text:p>0.323360197</text:p>
          </table:table-cell>
          <table:table-cell office:value-type="float" office:value="0.31796155079365079" table:style-name="ce1">
            <text:p>0.317961551</text:p>
          </table:table-cell>
          <table:table-cell office:value-type="float" office:value="0.32217342089947087" table:style-name="ce1">
            <text:p>0.322173421</text:p>
          </table:table-cell>
          <table:table-cell office:value-type="float" office:value="0.32462130820105817" table:style-name="ce1">
            <text:p>0.324621308</text:p>
          </table:table-cell>
          <table:table-cell office:value-type="float" office:value="0.25912522751322747" table:style-name="ce1">
            <text:p>0.259125228</text:p>
          </table:table-cell>
          <table:table-cell office:value-type="float" office:value="1E-3" table:style-name="ce1">
            <text:p>0.001</text:p>
          </table:table-cell>
          <table:table-cell office:value-type="float" office:value="0.30058703888888888" table:style-name="ce1">
            <text:p>0.300587039</text:p>
          </table:table-cell>
          <table:table-cell office:value-type="float" office:value="0.33549449550264548" table:style-name="ce1">
            <text:p>0.335494496</text:p>
          </table:table-cell>
          <table:table-cell office:value-type="float" office:value="0.27632384999999998" table:style-name="ce1">
            <text:p>0.27632385</text:p>
          </table:table-cell>
          <table:table-cell office:value-type="float" office:value="0.27835539338624338" table:style-name="ce1">
            <text:p>0.278355393</text:p>
          </table:table-cell>
          <table:table-cell office:value-type="float" office:value="0.28673590582010583" table:style-name="ce1">
            <text:p>0.286735906</text:p>
          </table:table-cell>
          <table:table-cell office:value-type="float" office:value="0.26660437301587303" table:style-name="ce1">
            <text:p>0.266604373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0.25917738968253967" table:style-name="ce1">
            <text:p>0.25917739</text:p>
          </table:table-cell>
          <table:table-cell office:value-type="float" office:value="0.30429512645502649" table:style-name="ce1">
            <text:p>0.304295126</text:p>
          </table:table-cell>
          <table:table-cell office:value-type="float" office:value="0.28105270370370372" table:style-name="ce1">
            <text:p>0.281052704</text:p>
          </table:table-cell>
          <table:table-cell office:value-type="float" office:value="0.24592712460317459" table:style-name="ce1">
            <text:p>0.245927125</text:p>
          </table:table-cell>
          <table:table-cell office:value-type="float" office:value="0.20036619682539683" table:style-name="ce1">
            <text:p>0.20036619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51_load</text:p>
          </table:table-cell>
          <table:table-cell office:value-type="float" office:value="2.2028606473600001" table:style-name="ce1">
            <text:p>2.202860647</text:p>
          </table:table-cell>
          <table:table-cell office:value-type="float" office:value="3.2178968814400002" table:style-name="ce1">
            <text:p>3.217896881</text:p>
          </table:table-cell>
          <table:table-cell office:value-type="float" office:value="3.16402270768" table:style-name="ce1">
            <text:p>3.164022708</text:p>
          </table:table-cell>
          <table:table-cell office:value-type="float" office:value="3.20605380184" table:style-name="ce1">
            <text:p>3.206053802</text:p>
          </table:table-cell>
          <table:table-cell office:value-type="float" office:value="3.2304817587999999" table:style-name="ce1">
            <text:p>3.230481759</text:p>
          </table:table-cell>
          <table:table-cell office:value-type="float" office:value="2.5768832703999998" table:style-name="ce1">
            <text:p>2.57688327</text:p>
          </table:table-cell>
          <table:table-cell office:value-type="float" office:value="1E-3" table:style-name="ce1">
            <text:p>0.001</text:p>
          </table:table-cell>
          <table:table-cell office:value-type="float" office:value="2.9906389784800003" table:style-name="ce1">
            <text:p>2.990638978</text:p>
          </table:table-cell>
          <table:table-cell office:value-type="float" office:value="3.3389874695200001" table:style-name="ce1">
            <text:p>3.33898747</text:p>
          </table:table-cell>
          <table:table-cell office:value-type="float" office:value="2.7485117639199999" table:style-name="ce1">
            <text:p>2.748511764</text:p>
          </table:table-cell>
          <table:table-cell office:value-type="float" office:value="2.7687849416799999" table:style-name="ce1">
            <text:p>2.768784942</text:p>
          </table:table-cell>
          <table:table-cell office:value-type="float" office:value="2.8524157513600001" table:style-name="ce1">
            <text:p>2.852415751</text:p>
          </table:table-cell>
          <table:table-cell office:value-type="float" office:value="2.6515191592000003" table:style-name="ce1">
            <text:p>2.651519159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2.5774038071200001" table:style-name="ce1">
            <text:p>2.577403807</text:p>
          </table:table-cell>
          <table:table-cell office:value-type="float" office:value="3.0276427259200003" table:style-name="ce1">
            <text:p>3.027642726</text:p>
          </table:table-cell>
          <table:table-cell office:value-type="float" office:value="2.7957019408000003" table:style-name="ce1">
            <text:p>2.795701941</text:p>
          </table:table-cell>
          <table:table-cell office:value-type="float" office:value="2.44517676184" table:style-name="ce1">
            <text:p>2.445176762</text:p>
          </table:table-cell>
          <table:table-cell office:value-type="float" office:value="1.9905151513600001" table:style-name="ce1">
            <text:p>1.99051515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52_load</text:p>
          </table:table-cell>
          <table:table-cell office:value-type="float" office:value="1.1086026286719999" table:style-name="ce1">
            <text:p>1.108602629</text:p>
          </table:table-cell>
          <table:table-cell office:value-type="float" office:value="1.619196613088" table:style-name="ce1">
            <text:p>1.619196613</text:p>
          </table:table-cell>
          <table:table-cell office:value-type="float" office:value="1.5920962711360001" table:style-name="ce1">
            <text:p>1.592096271</text:p>
          </table:table-cell>
          <table:table-cell office:value-type="float" office:value="1.6132391851679999" table:style-name="ce1">
            <text:p>1.613239185</text:p>
          </table:table-cell>
          <table:table-cell office:value-type="float" office:value="1.6255271877599999" table:style-name="ce1">
            <text:p>1.625527188</text:p>
          </table:table-cell>
          <table:table-cell office:value-type="float" office:value="1.29674734208" table:style-name="ce1">
            <text:p>1.296747342</text:p>
          </table:table-cell>
          <table:table-cell office:value-type="float" office:value="1E-3" table:style-name="ce1">
            <text:p>0.001</text:p>
          </table:table-cell>
          <table:table-cell office:value-type="float" office:value="1.5048790012960001" table:style-name="ce1">
            <text:p>1.504879001</text:p>
          </table:table-cell>
          <table:table-cell office:value-type="float" office:value="1.6801088483039999" table:style-name="ce1">
            <text:p>1.680108848</text:p>
          </table:table-cell>
          <table:table-cell office:value-type="float" office:value="1.383081675184" table:style-name="ce1">
            <text:p>1.383081675</text:p>
          </table:table-cell>
          <table:table-cell office:value-type="float" office:value="1.393279697936" table:style-name="ce1">
            <text:p>1.393279698</text:p>
          </table:table-cell>
          <table:table-cell office:value-type="float" office:value="1.4353485294720001" table:style-name="ce1">
            <text:p>1.435348529</text:p>
          </table:table-cell>
          <table:table-cell office:value-type="float" office:value="1.3342914558400001" table:style-name="ce1">
            <text:p>1.334291456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.297009187824" table:style-name="ce1">
            <text:p>1.297009188</text:p>
          </table:table-cell>
          <table:table-cell office:value-type="float" office:value="1.5234930075840001" table:style-name="ce1">
            <text:p>1.523493008</text:p>
          </table:table-cell>
          <table:table-cell office:value-type="float" office:value="1.40681976416" table:style-name="ce1">
            <text:p>1.406819764</text:p>
          </table:table-cell>
          <table:table-cell office:value-type="float" office:value="1.2304949771679998" table:style-name="ce1">
            <text:p>1.230494977</text:p>
          </table:table-cell>
          <table:table-cell office:value-type="float" office:value="1.0017864094719999" table:style-name="ce1">
            <text:p>1.00178640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53_load</text:p>
          </table:table-cell>
          <table:table-cell office:value-type="float" office:value="2.1011079962320003" table:style-name="ce1">
            <text:p>2.101107996</text:p>
          </table:table-cell>
          <table:table-cell office:value-type="float" office:value="3.0692372528280005" table:style-name="ce1">
            <text:p>3.069237253</text:p>
          </table:table-cell>
          <table:table-cell office:value-type="float" office:value="3.0178527189160005" table:style-name="ce1">
            <text:p>3.017852719</text:p>
          </table:table-cell>
          <table:table-cell office:value-type="float" office:value="3.0579414670579999" table:style-name="ce1">
            <text:p>3.057941467</text:p>
          </table:table-cell>
          <table:table-cell office:value-type="float" office:value="3.08124055631" table:style-name="ce1">
            <text:p>3.081240556</text:p>
          </table:table-cell>
          <table:table-cell office:value-type="float" office:value="2.4578462404799999" table:style-name="ce1">
            <text:p>2.45784624</text:p>
          </table:table-cell>
          <table:table-cell office:value-type="float" office:value="1E-3" table:style-name="ce1">
            <text:p>0.001</text:p>
          </table:table-cell>
          <table:table-cell office:value-type="float" office:value="2.8524814196260002" table:style-name="ce1">
            <text:p>2.85248142</text:p>
          </table:table-cell>
          <table:table-cell office:value-type="float" office:value="3.1847319879740001" table:style-name="ce1">
            <text:p>3.184731988</text:p>
          </table:table-cell>
          <table:table-cell office:value-type="float" office:value="2.6215434172540002" table:style-name="ce1">
            <text:p>2.621543417</text:p>
          </table:table-cell>
          <table:table-cell office:value-type="float" office:value="2.6408797284660004" table:style-name="ce1">
            <text:p>2.640879728</text:p>
          </table:table-cell>
          <table:table-cell office:value-type="float" office:value="2.7206457810320002" table:style-name="ce1">
            <text:p>2.720645781</text:p>
          </table:table-cell>
          <table:table-cell office:value-type="float" office:value="2.5290330465400004" table:style-name="ce1">
            <text:p>2.529033047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2.4583427220940002" table:style-name="ce1">
            <text:p>2.458342722</text:p>
          </table:table-cell>
          <table:table-cell office:value-type="float" office:value="2.8877751454040004" table:style-name="ce1">
            <text:p>2.887775145</text:p>
          </table:table-cell>
          <table:table-cell office:value-type="float" office:value="2.6665528359600001" table:style-name="ce1">
            <text:p>2.666552836</text:p>
          </table:table-cell>
          <table:table-cell office:value-type="float" office:value="2.332226169058" table:style-name="ce1">
            <text:p>2.332226169</text:p>
          </table:table-cell>
          <table:table-cell office:value-type="float" office:value="1.8985754360320002" table:style-name="ce1">
            <text:p>1.89857543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54_load</text:p>
          </table:table-cell>
          <table:table-cell office:value-type="float" office:value="2.2604092779160001" table:style-name="ce1">
            <text:p>2.260409278</text:p>
          </table:table-cell>
          <table:table-cell office:value-type="float" office:value="3.3019748681140002" table:style-name="ce1">
            <text:p>3.301974868</text:p>
          </table:table-cell>
          <table:table-cell office:value-type="float" office:value="3.2466926193579999" table:style-name="ce1">
            <text:p>3.246692619</text:p>
          </table:table-cell>
          <table:table-cell office:value-type="float" office:value="3.289822253479" table:style-name="ce1">
            <text:p>3.289822253</text:p>
          </table:table-cell>
          <table:table-cell office:value-type="float" office:value="3.3148886684049996" table:style-name="ce1">
            <text:p>3.314888668</text:p>
          </table:table-cell>
          <table:table-cell office:value-type="float" office:value="2.6442074922400001" table:style-name="ce1">
            <text:p>2.644207492</text:p>
          </table:table-cell>
          <table:table-cell office:value-type="float" office:value="1E-3" table:style-name="ce1">
            <text:p>0.001</text:p>
          </table:table-cell>
          <table:table-cell office:value-type="float" office:value="3.0687772699630003" table:style-name="ce1">
            <text:p>3.06877727</text:p>
          </table:table-cell>
          <table:table-cell office:value-type="float" office:value="3.4262303238369998" table:style-name="ce1">
            <text:p>3.426230324</text:p>
          </table:table-cell>
          <table:table-cell office:value-type="float" office:value="2.8203217304770001" table:style-name="ce1">
            <text:p>2.82032173</text:p>
          </table:table-cell>
          <table:table-cell office:value-type="float" office:value="2.8411247753830002" table:style-name="ce1">
            <text:p>2.841124775</text:p>
          </table:table-cell>
          <table:table-cell office:value-type="float" office:value="2.9269413903160002" table:style-name="ce1">
            <text:p>2.92694139</text:p>
          </table:table-cell>
          <table:table-cell office:value-type="float" office:value="2.7207940917700002" table:style-name="ce1">
            <text:p>2.720794092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2.644741633897" table:style-name="ce1">
            <text:p>2.644741634</text:p>
          </table:table-cell>
          <table:table-cell office:value-type="float" office:value="3.1067481608020002" table:style-name="ce1">
            <text:p>3.106748161</text:p>
          </table:table-cell>
          <table:table-cell office:value-type="float" office:value="2.8687452869800003" table:style-name="ce1">
            <text:p>2.868745287</text:p>
          </table:table-cell>
          <table:table-cell office:value-type="float" office:value="2.5090586544789999" table:style-name="ce1">
            <text:p>2.509058654</text:p>
          </table:table-cell>
          <table:table-cell office:value-type="float" office:value="2.0425138428160001" table:style-name="ce1">
            <text:p>2.04251384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55_load</text:p>
          </table:table-cell>
          <table:table-cell office:value-type="float" office:value="5.9134962610360002" table:style-name="ce1">
            <text:p>5.913496261</text:p>
          </table:table-cell>
          <table:table-cell office:value-type="float" office:value="8.6390992395939996" table:style-name="ce1">
            <text:p>8.63909924</text:p>
          </table:table-cell>
          <table:table-cell office:value-type="float" office:value="8.494434838918" table:style-name="ce1">
            <text:p>8.494434839</text:p>
          </table:table-cell>
          <table:table-cell office:value-type="float" office:value="8.6072978792589989" table:style-name="ce1">
            <text:p>8.607297879</text:p>
          </table:table-cell>
          <table:table-cell office:value-type="float" office:value="8.6728924955049997" table:style-name="ce1">
            <text:p>8.672892496</text:p>
          </table:table-cell>
          <table:table-cell office:value-type="float" office:value="6.9178320090400005" table:style-name="ce1">
            <text:p>6.917832009</text:p>
          </table:table-cell>
          <table:table-cell office:value-type="float" office:value="1E-3" table:style-name="ce1">
            <text:p>0.001</text:p>
          </table:table-cell>
          <table:table-cell office:value-type="float" office:value="8.0288601206230013" table:style-name="ce1">
            <text:p>8.028860121</text:p>
          </table:table-cell>
          <table:table-cell office:value-type="float" office:value="8.9642549891770003" table:style-name="ce1">
            <text:p>8.964254989</text:p>
          </table:table-cell>
          <table:table-cell office:value-type="float" office:value="7.3786935206170003" table:style-name="ce1">
            <text:p>7.378693521</text:p>
          </table:table-cell>
          <table:table-cell office:value-type="float" office:value="7.4331316104430005" table:style-name="ce1">
            <text:p>7.43313161</text:p>
          </table:table-cell>
          <table:table-cell office:value-type="float" office:value="7.6576993414360013" table:style-name="ce1">
            <text:p>7.657699341</text:p>
          </table:table-cell>
          <table:table-cell office:value-type="float" office:value="7.118246333170001" table:style-name="ce1">
            <text:p>7.118246333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6.9192297684370008" table:style-name="ce1">
            <text:p>6.919229768</text:p>
          </table:table-cell>
          <table:table-cell office:value-type="float" office:value="8.1282235924419997" table:style-name="ce1">
            <text:p>8.128223592</text:p>
          </table:table-cell>
          <table:table-cell office:value-type="float" office:value="7.5054098705800012" table:style-name="ce1">
            <text:p>7.505409871</text:p>
          </table:table-cell>
          <table:table-cell office:value-type="float" office:value="6.5641701002590001" table:style-name="ce1">
            <text:p>6.5641701</text:p>
          </table:table-cell>
          <table:table-cell office:value-type="float" office:value="5.3433003439360007" table:style-name="ce1">
            <text:p>5.34330034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_load</text:p>
          </table:table-cell>
          <table:table-cell office:value-type="float" office:value="0.79818650162800009" table:style-name="ce1">
            <text:p>0.798186502</text:p>
          </table:table-cell>
          <table:table-cell office:value-type="float" office:value="0.80636440700100009" table:style-name="ce1">
            <text:p>0.806364407</text:p>
          </table:table-cell>
          <table:table-cell office:value-type="float" office:value="0.80087571811400005" table:style-name="ce1">
            <text:p>0.800875718</text:p>
          </table:table-cell>
          <table:table-cell office:value-type="float" office:value="0.79495442341600009" table:style-name="ce1">
            <text:p>0.794954423</text:p>
          </table:table-cell>
          <table:table-cell office:value-type="float" office:value="0.79431795357099999" table:style-name="ce1">
            <text:p>0.794317954</text:p>
          </table:table-cell>
          <table:table-cell office:value-type="float" office:value="0.80391743473700006" table:style-name="ce1">
            <text:p>0.803917435</text:p>
          </table:table-cell>
          <table:table-cell office:value-type="float" office:value="0.80690796332199999" table:style-name="ce1">
            <text:p>0.806907963</text:p>
          </table:table-cell>
          <table:table-cell office:value-type="float" office:value="0.80833949149700002" table:style-name="ce1">
            <text:p>0.808339491</text:p>
          </table:table-cell>
          <table:table-cell office:value-type="float" office:value="0.80558788512300006" table:style-name="ce1">
            <text:p>0.805587885</text:p>
          </table:table-cell>
          <table:table-cell office:value-type="float" office:value="0.80220880330700006" table:style-name="ce1">
            <text:p>0.802208803</text:p>
          </table:table-cell>
          <table:table-cell office:value-type="float" office:value="0.79462590808600009" table:style-name="ce1">
            <text:p>0.794625908</text:p>
          </table:table-cell>
          <table:table-cell office:value-type="float" office:value="0.79673328843800006" table:style-name="ce1">
            <text:p>0.796733288</text:p>
          </table:table-cell>
          <table:table-cell office:value-type="float" office:value="0.798527817581" table:style-name="ce1">
            <text:p>0.798527818</text:p>
          </table:table-cell>
          <table:table-cell office:value-type="float" office:value="0.80633036783099998" table:style-name="ce1">
            <text:p>0.806330368</text:p>
          </table:table-cell>
          <table:table-cell office:value-type="float" office:value="0.82801476532399998" table:style-name="ce1">
            <text:p>0.828014765</text:p>
          </table:table-cell>
          <table:table-cell office:value-type="float" office:value="0.82805720869200017" table:style-name="ce1">
            <text:p>0.828057209</text:p>
          </table:table-cell>
          <table:table-cell office:value-type="float" office:value="0.82533211015100016" table:style-name="ce1">
            <text:p>0.82533211</text:p>
          </table:table-cell>
          <table:table-cell office:value-type="float" office:value="0.80989840678900005" table:style-name="ce1">
            <text:p>0.809898407</text:p>
          </table:table-cell>
          <table:table-cell office:value-type="float" office:value="0.80711714964000003" table:style-name="ce1">
            <text:p>0.80711715</text:p>
          </table:table-cell>
          <table:table-cell office:value-type="float" office:value="0.80713872384100016" table:style-name="ce1">
            <text:p>0.80713872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_load</text:p>
          </table:table-cell>
          <table:table-cell office:value-type="float" office:value="0.70983083706399996" table:style-name="ce1">
            <text:p>0.709830837</text:p>
          </table:table-cell>
          <table:table-cell office:value-type="float" office:value="0.717102349438" table:style-name="ce1">
            <text:p>0.717102349</text:p>
          </table:table-cell>
          <table:table-cell office:value-type="float" office:value="0.71222199593199997" table:style-name="ce1">
            <text:p>0.712221996</text:p>
          </table:table-cell>
          <table:table-cell office:value-type="float" office:value="0.70695698420800002" table:style-name="ce1">
            <text:p>0.706956984</text:p>
          </table:table-cell>
          <table:table-cell office:value-type="float" office:value="0.70639105709799999" table:style-name="ce1">
            <text:p>0.706391057</text:p>
          </table:table-cell>
          <table:table-cell office:value-type="float" office:value="0.71492658580599999" table:style-name="ce1">
            <text:p>0.714926586</text:p>
          </table:table-cell>
          <table:table-cell office:value-type="float" office:value="0.71758566103599997" table:style-name="ce1">
            <text:p>0.717585661</text:p>
          </table:table-cell>
          <table:table-cell office:value-type="float" office:value="0.71885852668599992" table:style-name="ce1">
            <text:p>0.718858527</text:p>
          </table:table-cell>
          <table:table-cell office:value-type="float" office:value="0.71641189287399998" table:style-name="ce1">
            <text:p>0.716411893</text:p>
          </table:table-cell>
          <table:table-cell office:value-type="float" office:value="0.71340732946599994" table:style-name="ce1">
            <text:p>0.713407329</text:p>
          </table:table-cell>
          <table:table-cell office:value-type="float" office:value="0.70666487966799996" table:style-name="ce1">
            <text:p>0.70666488</text:p>
          </table:table-cell>
          <table:table-cell office:value-type="float" office:value="0.70853868984399992" table:style-name="ce1">
            <text:p>0.70853869</text:p>
          </table:table-cell>
          <table:table-cell office:value-type="float" office:value="0.71013432347799998" table:style-name="ce1">
            <text:p>0.710134323</text:p>
          </table:table-cell>
          <table:table-cell office:value-type="float" office:value="0.71707208297799985" table:style-name="ce1">
            <text:p>0.717072083</text:p>
          </table:table-cell>
          <table:table-cell office:value-type="float" office:value="0.73635310391199993" table:style-name="ce1">
            <text:p>0.736353104</text:p>
          </table:table-cell>
          <table:table-cell office:value-type="float" office:value="0.736390843096" table:style-name="ce1">
            <text:p>0.736390843</text:p>
          </table:table-cell>
          <table:table-cell office:value-type="float" office:value="0.73396777913800004" table:style-name="ce1">
            <text:p>0.733967779</text:p>
          </table:table-cell>
          <table:table-cell office:value-type="float" office:value="0.72024466058199998" table:style-name="ce1">
            <text:p>0.720244661</text:p>
          </table:table-cell>
          <table:table-cell office:value-type="float" office:value="0.71777166232" table:style-name="ce1">
            <text:p>0.717771662</text:p>
          </table:table-cell>
          <table:table-cell office:value-type="float" office:value="0.71779084535800008" table:style-name="ce1">
            <text:p>0.71779084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_load</text:p>
          </table:table-cell>
          <table:table-cell office:value-type="float" office:value="20.005119561400004" table:style-name="ce1">
            <text:p>20.00511956</text:p>
          </table:table-cell>
          <table:table-cell office:value-type="float" office:value="20.210331010050005" table:style-name="ce1">
            <text:p>20.21033101</text:p>
          </table:table-cell>
          <table:table-cell office:value-type="float" office:value="20.072601145700002" table:style-name="ce1">
            <text:p>20.07260115</text:p>
          </table:table-cell>
          <table:table-cell office:value-type="float" office:value="19.924015730800004" table:style-name="ce1">
            <text:p>19.92401573</text:p>
          </table:table-cell>
          <table:table-cell office:value-type="float" office:value="19.908044538550001" table:style-name="ce1">
            <text:p>19.90804454</text:p>
          </table:table-cell>
          <table:table-cell office:value-type="float" office:value="20.148928156850001" table:style-name="ce1">
            <text:p>20.14892816</text:p>
          </table:table-cell>
          <table:table-cell office:value-type="float" office:value="20.223970686100003" table:style-name="ce1">
            <text:p>20.22397069</text:p>
          </table:table-cell>
          <table:table-cell office:value-type="float" office:value="20.259892594850001" table:style-name="ce1">
            <text:p>20.25989259</text:p>
          </table:table-cell>
          <table:table-cell office:value-type="float" office:value="20.190845436150003" table:style-name="ce1">
            <text:p>20.19084544</text:p>
          </table:table-cell>
          <table:table-cell office:value-type="float" office:value="20.106052785350002" table:style-name="ce1">
            <text:p>20.10605279</text:p>
          </table:table-cell>
          <table:table-cell office:value-type="float" office:value="19.915772164300005" table:style-name="ce1">
            <text:p>19.91577216</text:p>
          </table:table-cell>
          <table:table-cell office:value-type="float" office:value="19.968653501900004" table:style-name="ce1">
            <text:p>19.9686535</text:p>
          </table:table-cell>
          <table:table-cell office:value-type="float" office:value="20.013684339050002" table:style-name="ce1">
            <text:p>20.01368434</text:p>
          </table:table-cell>
          <table:table-cell office:value-type="float" office:value="20.209476851550001" table:style-name="ce1">
            <text:p>20.20947685</text:p>
          </table:table-cell>
          <table:table-cell office:value-type="float" office:value="20.753612106200002" table:style-name="ce1">
            <text:p>20.75361211</text:p>
          </table:table-cell>
          <table:table-cell office:value-type="float" office:value="20.754677154600007" table:style-name="ce1">
            <text:p>20.75467715</text:p>
          </table:table-cell>
          <table:table-cell office:value-type="float" office:value="20.686295167550007" table:style-name="ce1">
            <text:p>20.68629517</text:p>
          </table:table-cell>
          <table:table-cell office:value-type="float" office:value="20.299011079450004" table:style-name="ce1">
            <text:p>20.29901108</text:p>
          </table:table-cell>
          <table:table-cell office:value-type="float" office:value="20.229219882000002" table:style-name="ce1">
            <text:p>20.22921988</text:p>
          </table:table-cell>
          <table:table-cell office:value-type="float" office:value="20.229761252050004" table:style-name="ce1">
            <text:p>20.2297612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_load</text:p>
          </table:table-cell>
          <table:table-cell office:value-type="float" office:value="1.4405024002" table:style-name="ce1">
            <text:p>1.4405024</text:p>
          </table:table-cell>
          <table:table-cell office:value-type="float" office:value="1.4552694771499999" table:style-name="ce1">
            <text:p>1.455269477</text:p>
          </table:table-cell>
          <table:table-cell office:value-type="float" office:value="1.4453583950999997" table:style-name="ce1">
            <text:p>1.445358395</text:p>
          </table:table-cell>
          <table:table-cell office:value-type="float" office:value="1.4346661444" table:style-name="ce1">
            <text:p>1.434666144</text:p>
          </table:table-cell>
          <table:table-cell office:value-type="float" office:value="1.4335168526499997" table:style-name="ce1">
            <text:p>1.433516853</text:p>
          </table:table-cell>
          <table:table-cell office:value-type="float" office:value="1.4508509095499997" table:style-name="ce1">
            <text:p>1.45085091</text:p>
          </table:table-cell>
          <table:table-cell office:value-type="float" office:value="1.4562509922999998" table:style-name="ce1">
            <text:p>1.456250992</text:p>
          </table:table-cell>
          <table:table-cell office:value-type="float" office:value="1.4588359435499998" table:style-name="ce1">
            <text:p>1.458835944</text:p>
          </table:table-cell>
          <table:table-cell office:value-type="float" office:value="1.4538672894499998" table:style-name="ce1">
            <text:p>1.453867289</text:p>
          </table:table-cell>
          <table:table-cell office:value-type="float" office:value="1.44776558505" table:style-name="ce1">
            <text:p>1.447765585</text:p>
          </table:table-cell>
          <table:table-cell office:value-type="float" office:value="1.4340729348999999" table:style-name="ce1">
            <text:p>1.434072935</text:p>
          </table:table-cell>
          <table:table-cell office:value-type="float" office:value="1.4378782916999999" table:style-name="ce1">
            <text:p>1.437878292</text:p>
          </table:table-cell>
          <table:table-cell office:value-type="float" office:value="1.4411187241499999" table:style-name="ce1">
            <text:p>1.441118724</text:p>
          </table:table-cell>
          <table:table-cell office:value-type="float" office:value="1.4552080116499997" table:style-name="ce1">
            <text:p>1.455208012</text:p>
          </table:table-cell>
          <table:table-cell office:value-type="float" office:value="1.4943641465999997" table:style-name="ce1">
            <text:p>1.494364147</text:p>
          </table:table-cell>
          <table:table-cell office:value-type="float" office:value="1.4944407877999999" table:style-name="ce1">
            <text:p>1.494440788</text:p>
          </table:table-cell>
          <table:table-cell office:value-type="float" office:value="1.4895199996499999" table:style-name="ce1">
            <text:p>1.48952</text:p>
          </table:table-cell>
          <table:table-cell office:value-type="float" office:value="1.46165092135" table:style-name="ce1">
            <text:p>1.461650921</text:p>
          </table:table-cell>
          <table:table-cell office:value-type="float" office:value="1.4566287259999999" table:style-name="ce1">
            <text:p>1.456628726</text:p>
          </table:table-cell>
          <table:table-cell office:value-type="float" office:value="1.4566676831500001" table:style-name="ce1">
            <text:p>1.45666768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_load</text:p>
          </table:table-cell>
          <table:table-cell office:value-type="float" office:value="1.21216753672" table:style-name="ce1">
            <text:p>1.212167537</text:p>
          </table:table-cell>
          <table:table-cell office:value-type="float" office:value="1.2245922497399999" table:style-name="ce1">
            <text:p>1.22459225</text:p>
          </table:table-cell>
          <table:table-cell office:value-type="float" office:value="1.2162532703599997" table:style-name="ce1">
            <text:p>1.21625327</text:p>
          </table:table-cell>
          <table:table-cell office:value-type="float" office:value="1.2072570318399998" table:style-name="ce1">
            <text:p>1.207257032</text:p>
          </table:table-cell>
          <table:table-cell office:value-type="float" office:value="1.2062900415399997" table:style-name="ce1">
            <text:p>1.206290042</text:p>
          </table:table-cell>
          <table:table-cell office:value-type="float" office:value="1.2208745583799998" table:style-name="ce1">
            <text:p>1.220874558</text:p>
          </table:table-cell>
          <table:table-cell office:value-type="float" office:value="1.2254180762799998" table:style-name="ce1">
            <text:p>1.225418076</text:p>
          </table:table-cell>
          <table:table-cell office:value-type="float" office:value="1.2275930007799998" table:style-name="ce1">
            <text:p>1.227593001</text:p>
          </table:table-cell>
          <table:table-cell office:value-type="float" office:value="1.2234124780199997" table:style-name="ce1">
            <text:p>1.223412478</text:p>
          </table:table-cell>
          <table:table-cell office:value-type="float" office:value="1.2182786301799999" table:style-name="ce1">
            <text:p>1.21827863</text:p>
          </table:table-cell>
          <table:table-cell office:value-type="float" office:value="1.2067579176399998" table:style-name="ce1">
            <text:p>1.206757918</text:p>
          </table:table-cell>
          <table:table-cell office:value-type="float" office:value="1.2099596661199998" table:style-name="ce1">
            <text:p>1.209959666</text:p>
          </table:table-cell>
          <table:table-cell office:value-type="float" office:value="1.2126860989399999" table:style-name="ce1">
            <text:p>1.212686099</text:p>
          </table:table-cell>
          <table:table-cell office:value-type="float" office:value="1.2245405339399997" table:style-name="ce1">
            <text:p>1.224540534</text:p>
          </table:table-cell>
          <table:table-cell office:value-type="float" office:value="1.2574856957599998" table:style-name="ce1">
            <text:p>1.257485696</text:p>
          </table:table-cell>
          <table:table-cell office:value-type="float" office:value="1.25755018008" table:style-name="ce1">
            <text:p>1.25755018</text:p>
          </table:table-cell>
          <table:table-cell office:value-type="float" office:value="1.25340993074" table:style-name="ce1">
            <text:p>1.253409931</text:p>
          </table:table-cell>
          <table:table-cell office:value-type="float" office:value="1.2299614648599999" table:style-name="ce1">
            <text:p>1.229961465</text:p>
          </table:table-cell>
          <table:table-cell office:value-type="float" office:value="1.2257358935999998" table:style-name="ce1">
            <text:p>1.225735894</text:p>
          </table:table-cell>
          <table:table-cell office:value-type="float" office:value="1.22576867134" table:style-name="ce1">
            <text:p>1.22576867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_load</text:p>
          </table:table-cell>
          <table:table-cell office:value-type="float" office:value="3.8231270626000002" table:style-name="ce1">
            <text:p>3.823127063</text:p>
          </table:table-cell>
          <table:table-cell office:value-type="float" office:value="3.8623361979500004" table:style-name="ce1">
            <text:p>3.862336198</text:p>
          </table:table-cell>
          <table:table-cell office:value-type="float" office:value="3.8360205662999998" table:style-name="ce1">
            <text:p>3.836020566</text:p>
          </table:table-cell>
          <table:table-cell office:value-type="float" office:value="3.8076307971999999" table:style-name="ce1">
            <text:p>3.807630797</text:p>
          </table:table-cell>
          <table:table-cell office:value-type="float" office:value="3.8045792294499998" table:style-name="ce1">
            <text:p>3.804579229</text:p>
          </table:table-cell>
          <table:table-cell office:value-type="float" office:value="3.8506041391499997" table:style-name="ce1">
            <text:p>3.850604139</text:p>
          </table:table-cell>
          <table:table-cell office:value-type="float" office:value="3.8649422898999997" table:style-name="ce1">
            <text:p>3.86494229</text:p>
          </table:table-cell>
          <table:table-cell office:value-type="float" office:value="3.87180578115" table:style-name="ce1">
            <text:p>3.871805781</text:p>
          </table:table-cell>
          <table:table-cell office:value-type="float" office:value="3.8586131478499999" table:style-name="ce1">
            <text:p>3.858613148</text:p>
          </table:table-cell>
          <table:table-cell office:value-type="float" office:value="3.84241207065" table:style-name="ce1">
            <text:p>3.842412071</text:p>
          </table:table-cell>
          <table:table-cell office:value-type="float" office:value="3.8060557237000001" table:style-name="ce1">
            <text:p>3.806055724</text:p>
          </table:table-cell>
          <table:table-cell office:value-type="float" office:value="3.8161596020999999" table:style-name="ce1">
            <text:p>3.816159602</text:p>
          </table:table-cell>
          <table:table-cell office:value-type="float" office:value="3.8247635089499998" table:style-name="ce1">
            <text:p>3.824763509</text:p>
          </table:table-cell>
          <table:table-cell office:value-type="float" office:value="3.8621729964499996" table:style-name="ce1">
            <text:p>3.862172996</text:p>
          </table:table-cell>
          <table:table-cell office:value-type="float" office:value="3.9661392857999997" table:style-name="ce1">
            <text:p>3.966139286</text:p>
          </table:table-cell>
          <table:table-cell office:value-type="float" office:value="3.9663427814000003" table:style-name="ce1">
            <text:p>3.966342781</text:p>
          </table:table-cell>
          <table:table-cell office:value-type="float" office:value="3.9532772404500003" table:style-name="ce1">
            <text:p>3.95327724</text:p>
          </table:table-cell>
          <table:table-cell office:value-type="float" office:value="3.8792800325500001" table:style-name="ce1">
            <text:p>3.879280033</text:p>
          </table:table-cell>
          <table:table-cell office:value-type="float" office:value="3.8659452380000001" table:style-name="ce1">
            <text:p>3.865945238</text:p>
          </table:table-cell>
          <table:table-cell office:value-type="float" office:value="3.8660486759500006" table:style-name="ce1">
            <text:p>3.86604867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_load</text:p>
          </table:table-cell>
          <table:table-cell office:value-type="float" office:value="0.34846609660000005" table:style-name="ce1">
            <text:p>0.348466097</text:p>
          </table:table-cell>
          <table:table-cell office:value-type="float" office:value="0.35203056345000006" table:style-name="ce1">
            <text:p>0.352030563</text:p>
          </table:table-cell>
          <table:table-cell office:value-type="float" office:value="0.34963823329999999" table:style-name="ce1">
            <text:p>0.349638233</text:p>
          </table:table-cell>
          <table:table-cell office:value-type="float" office:value="0.34705734520000003" table:style-name="ce1">
            <text:p>0.347057345</text:p>
          </table:table-cell>
          <table:table-cell office:value-type="float" office:value="0.34677992995000001" table:style-name="ce1">
            <text:p>0.34677993</text:p>
          </table:table-cell>
          <table:table-cell office:value-type="float" office:value="0.35096401265000005" table:style-name="ce1">
            <text:p>0.350964013</text:p>
          </table:table-cell>
          <table:table-cell office:value-type="float" office:value="0.35226748090000004" table:style-name="ce1">
            <text:p>0.352267481</text:p>
          </table:table-cell>
          <table:table-cell office:value-type="float" office:value="0.35289143465" table:style-name="ce1">
            <text:p>0.352891435</text:p>
          </table:table-cell>
          <table:table-cell office:value-type="float" office:value="0.35169210435000003" table:style-name="ce1">
            <text:p>0.351692104</text:p>
          </table:table-cell>
          <table:table-cell office:value-type="float" office:value="0.35021927915000006" table:style-name="ce1">
            <text:p>0.350219279</text:p>
          </table:table-cell>
          <table:table-cell office:value-type="float" office:value="0.34691415670000003" table:style-name="ce1">
            <text:p>0.346914157</text:p>
          </table:table-cell>
          <table:table-cell office:value-type="float" office:value="0.34783269110000004" table:style-name="ce1">
            <text:p>0.347832691</text:p>
          </table:table-cell>
          <table:table-cell office:value-type="float" office:value="0.34861486445000001" table:style-name="ce1">
            <text:p>0.348614864</text:p>
          </table:table-cell>
          <table:table-cell office:value-type="float" office:value="0.35201572695" table:style-name="ce1">
            <text:p>0.352015727</text:p>
          </table:table-cell>
          <table:table-cell office:value-type="float" office:value="0.36146720780000002" table:style-name="ce1">
            <text:p>0.361467208</text:p>
          </table:table-cell>
          <table:table-cell office:value-type="float" office:value="0.36148570740000008" table:style-name="ce1">
            <text:p>0.361485707</text:p>
          </table:table-cell>
          <table:table-cell office:value-type="float" office:value="0.36029793095000007" table:style-name="ce1">
            <text:p>0.360297931</text:p>
          </table:table-cell>
          <table:table-cell office:value-type="float" office:value="0.35357091205000007" table:style-name="ce1">
            <text:p>0.353570912</text:p>
          </table:table-cell>
          <table:table-cell office:value-type="float" office:value="0.35235865800000005" table:style-name="ce1">
            <text:p>0.352358658</text:p>
          </table:table-cell>
          <table:table-cell office:value-type="float" office:value="0.35236806145000005" table:style-name="ce1">
            <text:p>0.35236806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8_load</text:p>
          </table:table-cell>
          <table:table-cell office:value-type="float" office:value="1.4901404139999999" table:style-name="ce1">
            <text:p>1.490140414</text:p>
          </table:table-cell>
          <table:table-cell office:value-type="float" office:value="1.5054167005000001" table:style-name="ce1">
            <text:p>1.505416701</text:p>
          </table:table-cell>
          <table:table-cell office:value-type="float" office:value="1.4951638569999999" table:style-name="ce1">
            <text:p>1.495163857</text:p>
          </table:table-cell>
          <table:table-cell office:value-type="float" office:value="1.4841029079999999" table:style-name="ce1">
            <text:p>1.484102908</text:p>
          </table:table-cell>
          <table:table-cell office:value-type="float" office:value="1.4829139854999998" table:style-name="ce1">
            <text:p>1.482913986</text:p>
          </table:table-cell>
          <table:table-cell office:value-type="float" office:value="1.5008457684999998" table:style-name="ce1">
            <text:p>1.500845769</text:p>
          </table:table-cell>
          <table:table-cell office:value-type="float" office:value="1.5064320609999999" table:style-name="ce1">
            <text:p>1.506432061</text:p>
          </table:table-cell>
          <table:table-cell office:value-type="float" office:value="1.5091061484999999" table:style-name="ce1">
            <text:p>1.509106149</text:p>
          </table:table-cell>
          <table:table-cell office:value-type="float" office:value="1.5039661614999997" table:style-name="ce1">
            <text:p>1.503966162</text:p>
          </table:table-cell>
          <table:table-cell office:value-type="float" office:value="1.4976540534999998" table:style-name="ce1">
            <text:p>1.497654054</text:p>
          </table:table-cell>
          <table:table-cell office:value-type="float" office:value="1.483489243" table:style-name="ce1">
            <text:p>1.483489243</text:p>
          </table:table-cell>
          <table:table-cell office:value-type="float" office:value="1.4874258189999998" table:style-name="ce1">
            <text:p>1.487425819</text:p>
          </table:table-cell>
          <table:table-cell office:value-type="float" office:value="1.4907779904999998" table:style-name="ce1">
            <text:p>1.490777991</text:p>
          </table:table-cell>
          <table:table-cell office:value-type="float" office:value="1.5053531154999997" table:style-name="ce1">
            <text:p>1.505353116</text:p>
          </table:table-cell>
          <table:table-cell office:value-type="float" office:value="1.5458594619999997" table:style-name="ce1">
            <text:p>1.545859462</text:p>
          </table:table-cell>
          <table:table-cell office:value-type="float" office:value="1.545938746" table:style-name="ce1">
            <text:p>1.545938746</text:p>
          </table:table-cell>
          <table:table-cell office:value-type="float" office:value="1.5408482755000001" table:style-name="ce1">
            <text:p>1.540848276</text:p>
          </table:table-cell>
          <table:table-cell office:value-type="float" office:value="1.5120181945" table:style-name="ce1">
            <text:p>1.512018195</text:p>
          </table:table-cell>
          <table:table-cell office:value-type="float" office:value="1.50682282" table:style-name="ce1">
            <text:p>1.50682282</text:p>
          </table:table-cell>
          <table:table-cell office:value-type="float" office:value="1.5068631205" table:style-name="ce1">
            <text:p>1.50686312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9_load</text:p>
          </table:table-cell>
          <table:table-cell office:value-type="float" office:value="2.8800048004000001" table:style-name="ce1">
            <text:p>2.8800048</text:p>
          </table:table-cell>
          <table:table-cell office:value-type="float" office:value="2.9095389542999999" table:style-name="ce1">
            <text:p>2.909538954</text:p>
          </table:table-cell>
          <table:table-cell office:value-type="float" office:value="2.8897167901999996" table:style-name="ce1">
            <text:p>2.88971679</text:p>
          </table:table-cell>
          <table:table-cell office:value-type="float" office:value="2.8683322888" table:style-name="ce1">
            <text:p>2.868332289</text:p>
          </table:table-cell>
          <table:table-cell office:value-type="float" office:value="2.8660337052999996" table:style-name="ce1">
            <text:p>2.866033705</text:p>
          </table:table-cell>
          <table:table-cell office:value-type="float" office:value="2.9007018190999996" table:style-name="ce1">
            <text:p>2.900701819</text:p>
          </table:table-cell>
          <table:table-cell office:value-type="float" office:value="2.9115019845999996" table:style-name="ce1">
            <text:p>2.911501985</text:p>
          </table:table-cell>
          <table:table-cell office:value-type="float" office:value="2.9166718870999997" table:style-name="ce1">
            <text:p>2.916671887</text:p>
          </table:table-cell>
          <table:table-cell office:value-type="float" office:value="2.9067345788999996" table:style-name="ce1">
            <text:p>2.906734579</text:p>
          </table:table-cell>
          <table:table-cell office:value-type="float" office:value="2.8945311701000001" table:style-name="ce1">
            <text:p>2.89453117</text:p>
          </table:table-cell>
          <table:table-cell office:value-type="float" office:value="2.8671458697999999" table:style-name="ce1">
            <text:p>2.86714587</text:p>
          </table:table-cell>
          <table:table-cell office:value-type="float" office:value="2.8747565834" table:style-name="ce1">
            <text:p>2.874756583</text:p>
          </table:table-cell>
          <table:table-cell office:value-type="float" office:value="2.8812374482999998" table:style-name="ce1">
            <text:p>2.881237448</text:p>
          </table:table-cell>
          <table:table-cell office:value-type="float" office:value="2.9094160232999995" table:style-name="ce1">
            <text:p>2.909416023</text:p>
          </table:table-cell>
          <table:table-cell office:value-type="float" office:value="2.9877282931999996" table:style-name="ce1">
            <text:p>2.987728293</text:p>
          </table:table-cell>
          <table:table-cell office:value-type="float" office:value="2.9878815755999999" table:style-name="ce1">
            <text:p>2.987881576</text:p>
          </table:table-cell>
          <table:table-cell office:value-type="float" office:value="2.9780399993" table:style-name="ce1">
            <text:p>2.978039999</text:p>
          </table:table-cell>
          <table:table-cell office:value-type="float" office:value="2.9223018427" table:style-name="ce1">
            <text:p>2.922301843</text:p>
          </table:table-cell>
          <table:table-cell office:value-type="float" office:value="2.912257452" table:style-name="ce1">
            <text:p>2.912257452</text:p>
          </table:table-cell>
          <table:table-cell office:value-type="float" office:value="2.9123353663000002" table:style-name="ce1">
            <text:p>2.91233536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0_load</text:p>
          </table:table-cell>
          <table:table-cell office:value-type="float" office:value="0.31868328832000004" table:style-name="ce1">
            <text:p>0.318683288</text:p>
          </table:table-cell>
          <table:table-cell office:value-type="float" office:value="0.32194222944000001" table:style-name="ce1">
            <text:p>0.321942229</text:p>
          </table:table-cell>
          <table:table-cell office:value-type="float" office:value="0.31975495615999999" table:style-name="ce1">
            <text:p>0.319754956</text:p>
          </table:table-cell>
          <table:table-cell office:value-type="float" office:value="0.31739528704000003" table:style-name="ce1">
            <text:p>0.317395287</text:p>
          </table:table-cell>
          <table:table-cell office:value-type="float" office:value="0.31714165024000002" table:style-name="ce1">
            <text:p>0.31714165</text:p>
          </table:table-cell>
          <table:table-cell office:value-type="float" office:value="0.32096709728" table:style-name="ce1">
            <text:p>0.320967097</text:p>
          </table:table-cell>
          <table:table-cell office:value-type="float" office:value="0.32215883967999998" table:style-name="ce1">
            <text:p>0.32215884</text:p>
          </table:table-cell>
          <table:table-cell office:value-type="float" office:value="0.32272931167999996" table:style-name="ce1">
            <text:p>0.322729312</text:p>
          </table:table-cell>
          <table:table-cell office:value-type="float" office:value="0.32163278111999999" table:style-name="ce1">
            <text:p>0.321632781</text:p>
          </table:table-cell>
          <table:table-cell office:value-type="float" office:value="0.32028619808000003" table:style-name="ce1">
            <text:p>0.320286198</text:p>
          </table:table-cell>
          <table:table-cell office:value-type="float" office:value="0.31726437184" table:style-name="ce1">
            <text:p>0.317264372</text:p>
          </table:table-cell>
          <table:table-cell office:value-type="float" office:value="0.31810417472000002" table:style-name="ce1">
            <text:p>0.318104175</text:p>
          </table:table-cell>
          <table:table-cell office:value-type="float" office:value="0.31881930463999997" table:style-name="ce1">
            <text:p>0.318819305</text:p>
          </table:table-cell>
          <table:table-cell office:value-type="float" office:value="0.32192866463999997" table:style-name="ce1">
            <text:p>0.321928665</text:p>
          </table:table-cell>
          <table:table-cell office:value-type="float" office:value="0.33057001856000001" table:style-name="ce1">
            <text:p>0.330570019</text:p>
          </table:table-cell>
          <table:table-cell office:value-type="float" office:value="0.33058693248000004" table:style-name="ce1">
            <text:p>0.330586932</text:p>
          </table:table-cell>
          <table:table-cell office:value-type="float" office:value="0.32950096544000002" table:style-name="ce1">
            <text:p>0.329500965</text:p>
          </table:table-cell>
          <table:table-cell office:value-type="float" office:value="0.32335054816000003" table:style-name="ce1">
            <text:p>0.323350548</text:p>
          </table:table-cell>
          <table:table-cell office:value-type="float" office:value="0.3222422016" table:style-name="ce1">
            <text:p>0.322242202</text:p>
          </table:table-cell>
          <table:table-cell office:value-type="float" office:value="0.32225079904000004" table:style-name="ce1">
            <text:p>0.32225079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1_load</text:p>
          </table:table-cell>
          <table:table-cell office:value-type="float" office:value="0.37824890488000001" table:style-name="ce1">
            <text:p>0.378248905</text:p>
          </table:table-cell>
          <table:table-cell office:value-type="float" office:value="0.38211889746000005" table:style-name="ce1">
            <text:p>0.382118897</text:p>
          </table:table-cell>
          <table:table-cell office:value-type="float" office:value="0.37952151043999999" table:style-name="ce1">
            <text:p>0.37952151</text:p>
          </table:table-cell>
          <table:table-cell office:value-type="float" office:value="0.37671940335999998" table:style-name="ce1">
            <text:p>0.376719403</text:p>
          </table:table-cell>
          <table:table-cell office:value-type="float" office:value="0.37641820966" table:style-name="ce1">
            <text:p>0.37641821</text:p>
          </table:table-cell>
          <table:table-cell office:value-type="float" office:value="0.38096092801999998" table:style-name="ce1">
            <text:p>0.380960928</text:p>
          </table:table-cell>
          <table:table-cell office:value-type="float" office:value="0.38237612211999999" table:style-name="ce1">
            <text:p>0.382376122</text:p>
          </table:table-cell>
          <table:table-cell office:value-type="float" office:value="0.38305355761999998" table:style-name="ce1">
            <text:p>0.383053558</text:p>
          </table:table-cell>
          <table:table-cell office:value-type="float" office:value="0.38175142757999997" table:style-name="ce1">
            <text:p>0.381751428</text:p>
          </table:table-cell>
          <table:table-cell office:value-type="float" office:value="0.38015236021999999" table:style-name="ce1">
            <text:p>0.38015236</text:p>
          </table:table-cell>
          <table:table-cell office:value-type="float" office:value="0.37656394156" table:style-name="ce1">
            <text:p>0.376563942</text:p>
          </table:table-cell>
          <table:table-cell office:value-type="float" office:value="0.37756120747999999" table:style-name="ce1">
            <text:p>0.377561207</text:p>
          </table:table-cell>
          <table:table-cell office:value-type="float" office:value="0.37841042425999999" table:style-name="ce1">
            <text:p>0.378410424</text:p>
          </table:table-cell>
          <table:table-cell office:value-type="float" office:value="0.38210278925999996" table:style-name="ce1">
            <text:p>0.382102789</text:p>
          </table:table-cell>
          <table:table-cell office:value-type="float" office:value="0.39236439703999998" table:style-name="ce1">
            <text:p>0.392364397</text:p>
          </table:table-cell>
          <table:table-cell office:value-type="float" office:value="0.39238448232000006" table:style-name="ce1">
            <text:p>0.392384482</text:p>
          </table:table-cell>
          <table:table-cell office:value-type="float" office:value="0.39109489646000006" table:style-name="ce1">
            <text:p>0.391094896</text:p>
          </table:table-cell>
          <table:table-cell office:value-type="float" office:value="0.38379127594000001" table:style-name="ce1">
            <text:p>0.383791276</text:p>
          </table:table-cell>
          <table:table-cell office:value-type="float" office:value="0.38247511439999998" table:style-name="ce1">
            <text:p>0.382475114</text:p>
          </table:table-cell>
          <table:table-cell office:value-type="float" office:value="0.38248532386000006" table:style-name="ce1">
            <text:p>0.38248532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2_load</text:p>
          </table:table-cell>
          <table:table-cell office:value-type="float" office:value="0.65622178216000004" table:style-name="ce1">
            <text:p>0.656221782</text:p>
          </table:table-cell>
          <table:table-cell office:value-type="float" office:value="0.66294334822000012" table:style-name="ce1">
            <text:p>0.662943348</text:p>
          </table:table-cell>
          <table:table-cell office:value-type="float" office:value="0.65843209707999995" table:style-name="ce1">
            <text:p>0.658432097</text:p>
          </table:table-cell>
          <table:table-cell office:value-type="float" office:value="0.65356527951999999" table:style-name="ce1">
            <text:p>0.65356528</text:p>
          </table:table-cell>
          <table:table-cell office:value-type="float" office:value="0.65304215361999995" table:style-name="ce1">
            <text:p>0.653042154</text:p>
          </table:table-cell>
          <table:table-cell office:value-type="float" office:value="0.66093213813999996" table:style-name="ce1">
            <text:p>0.660932138</text:p>
          </table:table-cell>
          <table:table-cell office:value-type="float" office:value="0.66339010683999999" table:style-name="ce1">
            <text:p>0.663390107</text:p>
          </table:table-cell>
          <table:table-cell office:value-type="float" office:value="0.66456670533999995" table:style-name="ce1">
            <text:p>0.664566705</text:p>
          </table:table-cell>
          <table:table-cell office:value-type="float" office:value="0.66230511106000001" table:style-name="ce1">
            <text:p>0.662305111</text:p>
          </table:table-cell>
          <table:table-cell office:value-type="float" office:value="0.65952778354000008" table:style-name="ce1">
            <text:p>0.659527784</text:p>
          </table:table-cell>
          <table:table-cell office:value-type="float" office:value="0.65329526692000006" table:style-name="ce1">
            <text:p>0.653295267</text:p>
          </table:table-cell>
          <table:table-cell office:value-type="float" office:value="0.65502736035999998" table:style-name="ce1">
            <text:p>0.65502736</text:p>
          </table:table-cell>
          <table:table-cell office:value-type="float" office:value="0.65650231581999996" table:style-name="ce1">
            <text:p>0.656502316</text:p>
          </table:table-cell>
          <table:table-cell office:value-type="float" office:value="0.66291537081999996" table:style-name="ce1">
            <text:p>0.662915371</text:p>
          </table:table-cell>
          <table:table-cell office:value-type="float" office:value="0.68073816328000003" table:style-name="ce1">
            <text:p>0.680738163</text:p>
          </table:table-cell>
          <table:table-cell office:value-type="float" office:value="0.68077304824000007" table:style-name="ce1">
            <text:p>0.680773048</text:p>
          </table:table-cell>
          <table:table-cell office:value-type="float" office:value="0.67853324122000014" table:style-name="ce1">
            <text:p>0.678533241</text:p>
          </table:table-cell>
          <table:table-cell office:value-type="float" office:value="0.66584800558000001" table:style-name="ce1">
            <text:p>0.665848006</text:p>
          </table:table-cell>
          <table:table-cell office:value-type="float" office:value="0.66356204080000003" table:style-name="ce1">
            <text:p>0.663562041</text:p>
          </table:table-cell>
          <table:table-cell office:value-type="float" office:value="0.66357977302000015" table:style-name="ce1">
            <text:p>0.66357977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3_load</text:p>
          </table:table-cell>
          <table:table-cell office:value-type="float" office:value="0.99376027600000005" table:style-name="ce1">
            <text:p>0.993760276</text:p>
          </table:table-cell>
          <table:table-cell office:value-type="float" office:value="1.003944467" table:style-name="ce1">
            <text:p>1.003944467</text:p>
          </table:table-cell>
          <table:table-cell office:value-type="float" office:value="0.99710923799999995" table:style-name="ce1">
            <text:p>0.997109238</text:p>
          </table:table-cell>
          <table:table-cell office:value-type="float" office:value="0.989735272" table:style-name="ce1">
            <text:p>0.989735272</text:p>
          </table:table-cell>
          <table:table-cell office:value-type="float" office:value="0.98894265699999995" table:style-name="ce1">
            <text:p>0.988942657</text:p>
          </table:table-cell>
          <table:table-cell office:value-type="float" office:value="1.0008971789999999" table:style-name="ce1">
            <text:p>1.000897179</text:p>
          </table:table-cell>
          <table:table-cell office:value-type="float" office:value="1.0046213739999998" table:style-name="ce1">
            <text:p>1.004621374</text:p>
          </table:table-cell>
          <table:table-cell office:value-type="float" office:value="1.0064040989999998" table:style-name="ce1">
            <text:p>1.006404099</text:p>
          </table:table-cell>
          <table:table-cell office:value-type="float" office:value="1.0029774409999999" table:style-name="ce1">
            <text:p>1.002977441</text:p>
          </table:table-cell>
          <table:table-cell office:value-type="float" office:value="0.99876936900000002" table:style-name="ce1">
            <text:p>0.998769369</text:p>
          </table:table-cell>
          <table:table-cell office:value-type="float" office:value="0.98932616200000001" table:style-name="ce1">
            <text:p>0.989326162</text:p>
          </table:table-cell>
          <table:table-cell office:value-type="float" office:value="0.99195054599999999" table:style-name="ce1">
            <text:p>0.991950546</text:p>
          </table:table-cell>
          <table:table-cell office:value-type="float" office:value="0.99418532699999995" table:style-name="ce1">
            <text:p>0.994185327</text:p>
          </table:table-cell>
          <table:table-cell office:value-type="float" office:value="1.0039020769999998" table:style-name="ce1">
            <text:p>1.003902077</text:p>
          </table:table-cell>
          <table:table-cell office:value-type="float" office:value="1.0309063079999998" table:style-name="ce1">
            <text:p>1.030906308</text:p>
          </table:table-cell>
          <table:table-cell office:value-type="float" office:value="1.030959164" table:style-name="ce1">
            <text:p>1.030959164</text:p>
          </table:table-cell>
          <table:table-cell office:value-type="float" office:value="1.027565517" table:style-name="ce1">
            <text:p>1.027565517</text:p>
          </table:table-cell>
          <table:table-cell office:value-type="float" office:value="1.0083454629999999" table:style-name="ce1">
            <text:p>1.008345463</text:p>
          </table:table-cell>
          <table:table-cell office:value-type="float" office:value="1.0048818799999999" table:style-name="ce1">
            <text:p>1.00488188</text:p>
          </table:table-cell>
          <table:table-cell office:value-type="float" office:value="1.004908747" table:style-name="ce1">
            <text:p>1.00490874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4_load</text:p>
          </table:table-cell>
          <table:table-cell office:value-type="float" office:value="2.1850726072" table:style-name="ce1">
            <text:p>2.185072607</text:p>
          </table:table-cell>
          <table:table-cell office:value-type="float" office:value="2.2074778274000004" table:style-name="ce1">
            <text:p>2.207477827</text:p>
          </table:table-cell>
          <table:table-cell office:value-type="float" office:value="2.1924403236000001" table:style-name="ce1">
            <text:p>2.192440324</text:p>
          </table:table-cell>
          <table:table-cell office:value-type="float" office:value="2.1762175984000001" table:style-name="ce1">
            <text:p>2.176217598</text:p>
          </table:table-cell>
          <table:table-cell office:value-type="float" office:value="2.1744738454000001" table:style-name="ce1">
            <text:p>2.174473845</text:p>
          </table:table-cell>
          <table:table-cell office:value-type="float" office:value="2.2007737937999998" table:style-name="ce1">
            <text:p>2.200773794</text:p>
          </table:table-cell>
          <table:table-cell office:value-type="float" office:value="2.2089670228" table:style-name="ce1">
            <text:p>2.208967023</text:p>
          </table:table-cell>
          <table:table-cell office:value-type="float" office:value="2.2128890177999998" table:style-name="ce1">
            <text:p>2.212889018</text:p>
          </table:table-cell>
          <table:table-cell office:value-type="float" office:value="2.2053503702000001" table:style-name="ce1">
            <text:p>2.20535037</text:p>
          </table:table-cell>
          <table:table-cell office:value-type="float" office:value="2.1960926118000001" table:style-name="ce1">
            <text:p>2.196092612</text:p>
          </table:table-cell>
          <table:table-cell office:value-type="float" office:value="2.1753175564" table:style-name="ce1">
            <text:p>2.175317556</text:p>
          </table:table-cell>
          <table:table-cell office:value-type="float" office:value="2.1810912012000001" table:style-name="ce1">
            <text:p>2.181091201</text:p>
          </table:table-cell>
          <table:table-cell office:value-type="float" office:value="2.1860077194" table:style-name="ce1">
            <text:p>2.186007719</text:p>
          </table:table-cell>
          <table:table-cell office:value-type="float" office:value="2.2073845693999998" table:style-name="ce1">
            <text:p>2.207384569</text:p>
          </table:table-cell>
          <table:table-cell office:value-type="float" office:value="2.2667938776000001" table:style-name="ce1">
            <text:p>2.266793878</text:p>
          </table:table-cell>
          <table:table-cell office:value-type="float" office:value="2.2669101608000002" table:style-name="ce1">
            <text:p>2.266910161</text:p>
          </table:table-cell>
          <table:table-cell office:value-type="float" office:value="2.2594441374000005" table:style-name="ce1">
            <text:p>2.259444137</text:p>
          </table:table-cell>
          <table:table-cell office:value-type="float" office:value="2.2171600186" table:style-name="ce1">
            <text:p>2.217160019</text:p>
          </table:table-cell>
          <table:table-cell office:value-type="float" office:value="2.2095401360000002" table:style-name="ce1">
            <text:p>2.209540136</text:p>
          </table:table-cell>
          <table:table-cell office:value-type="float" office:value="2.2095992434000005" table:style-name="ce1">
            <text:p>2.20959924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5_load</text:p>
          </table:table-cell>
          <table:table-cell office:value-type="float" office:value="3.475660966" table:style-name="ce1">
            <text:p>3.475660966</text:p>
          </table:table-cell>
          <table:table-cell office:value-type="float" office:value="3.5113056345000002" table:style-name="ce1">
            <text:p>3.511305635</text:p>
          </table:table-cell>
          <table:table-cell office:value-type="float" office:value="3.4873823329999998" table:style-name="ce1">
            <text:p>3.487382333</text:p>
          </table:table-cell>
          <table:table-cell office:value-type="float" office:value="3.4615734520000001" table:style-name="ce1">
            <text:p>3.461573452</text:p>
          </table:table-cell>
          <table:table-cell office:value-type="float" office:value="3.4587992994999999" table:style-name="ce1">
            <text:p>3.4587993</text:p>
          </table:table-cell>
          <table:table-cell office:value-type="float" office:value="3.5006401265" table:style-name="ce1">
            <text:p>3.500640127</text:p>
          </table:table-cell>
          <table:table-cell office:value-type="float" office:value="3.5136748089999998" table:style-name="ce1">
            <text:p>3.513674809</text:p>
          </table:table-cell>
          <table:table-cell office:value-type="float" office:value="3.5199143464999998" table:style-name="ce1">
            <text:p>3.519914347</text:p>
          </table:table-cell>
          <table:table-cell office:value-type="float" office:value="3.5079210434999997" table:style-name="ce1">
            <text:p>3.507921044</text:p>
          </table:table-cell>
          <table:table-cell office:value-type="float" office:value="3.4931927914999998" table:style-name="ce1">
            <text:p>3.493192792</text:p>
          </table:table-cell>
          <table:table-cell office:value-type="float" office:value="3.460141567" table:style-name="ce1">
            <text:p>3.460141567</text:p>
          </table:table-cell>
          <table:table-cell office:value-type="float" office:value="3.469326911" table:style-name="ce1">
            <text:p>3.469326911</text:p>
          </table:table-cell>
          <table:table-cell office:value-type="float" office:value="3.4771486444999997" table:style-name="ce1">
            <text:p>3.477148645</text:p>
          </table:table-cell>
          <table:table-cell office:value-type="float" office:value="3.5111572694999995" table:style-name="ce1">
            <text:p>3.51115727</text:p>
          </table:table-cell>
          <table:table-cell office:value-type="float" office:value="3.6056720779999996" table:style-name="ce1">
            <text:p>3.605672078</text:p>
          </table:table-cell>
          <table:table-cell office:value-type="float" office:value="3.6058570740000002" table:style-name="ce1">
            <text:p>3.605857074</text:p>
          </table:table-cell>
          <table:table-cell office:value-type="float" office:value="3.5939793095000003" table:style-name="ce1">
            <text:p>3.59397931</text:p>
          </table:table-cell>
          <table:table-cell office:value-type="float" office:value="3.5267091205000001" table:style-name="ce1">
            <text:p>3.526709121</text:p>
          </table:table-cell>
          <table:table-cell office:value-type="float" office:value="3.51458658" table:style-name="ce1">
            <text:p>3.51458658</text:p>
          </table:table-cell>
          <table:table-cell office:value-type="float" office:value="3.5146806145" table:style-name="ce1">
            <text:p>3.51468061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6_load</text:p>
          </table:table-cell>
          <table:table-cell office:value-type="float" office:value="6.8510459044000012" table:style-name="ce1">
            <text:p>6.851045904</text:p>
          </table:table-cell>
          <table:table-cell office:value-type="float" office:value="6.9213168223000014" table:style-name="ce1">
            <text:p>6.921316822</text:p>
          </table:table-cell>
          <table:table-cell office:value-type="float" office:value="6.8741537422000007" table:style-name="ce1">
            <text:p>6.874153742</text:p>
          </table:table-cell>
          <table:table-cell office:value-type="float" office:value="6.8232733768000005" table:style-name="ce1">
            <text:p>6.823273377</text:p>
          </table:table-cell>
          <table:table-cell office:value-type="float" office:value="6.8178043333000007" table:style-name="ce1">
            <text:p>6.817804333</text:p>
          </table:table-cell>
          <table:table-cell office:value-type="float" office:value="6.9002905351000008" table:style-name="ce1">
            <text:p>6.900290535</text:p>
          </table:table-cell>
          <table:table-cell office:value-type="float" office:value="6.9259874806000008" table:style-name="ce1">
            <text:p>6.925987481</text:p>
          </table:table-cell>
          <table:table-cell office:value-type="float" office:value="6.9382882831000003" table:style-name="ce1">
            <text:p>6.938288283</text:p>
          </table:table-cell>
          <table:table-cell office:value-type="float" office:value="6.9146443429000009" table:style-name="ce1">
            <text:p>6.914644343</text:p>
          </table:table-cell>
          <table:table-cell office:value-type="float" office:value="6.8856086461000006" table:style-name="ce1">
            <text:p>6.885608646</text:p>
          </table:table-cell>
          <table:table-cell office:value-type="float" office:value="6.8204505178000003" table:style-name="ce1">
            <text:p>6.820450518</text:p>
          </table:table-cell>
          <table:table-cell office:value-type="float" office:value="6.8385587674000003" table:style-name="ce1">
            <text:p>6.838558767</text:p>
          </table:table-cell>
          <table:table-cell office:value-type="float" office:value="6.8539787563000001" table:style-name="ce1">
            <text:p>6.853978756</text:p>
          </table:table-cell>
          <table:table-cell office:value-type="float" office:value="6.9210243312999999" table:style-name="ce1">
            <text:p>6.921024331</text:p>
          </table:table-cell>
          <table:table-cell office:value-type="float" office:value="7.1073535252000006" table:style-name="ce1">
            <text:p>7.107353525</text:p>
          </table:table-cell>
          <table:table-cell office:value-type="float" office:value="7.1077182316000016" table:style-name="ce1">
            <text:p>7.107718232</text:p>
          </table:table-cell>
          <table:table-cell office:value-type="float" office:value="7.0843020673000012" table:style-name="ce1">
            <text:p>7.084302067</text:p>
          </table:table-cell>
          <table:table-cell office:value-type="float" office:value="6.9516836947000007" table:style-name="ce1">
            <text:p>6.951683695</text:p>
          </table:table-cell>
          <table:table-cell office:value-type="float" office:value="6.9277849720000004" table:style-name="ce1">
            <text:p>6.927784972</text:p>
          </table:table-cell>
          <table:table-cell office:value-type="float" office:value="6.9279703543000011" table:style-name="ce1">
            <text:p>6.92797035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7_load</text:p>
          </table:table-cell>
          <table:table-cell office:value-type="float" office:value="1.5894164416000001" table:style-name="ce1">
            <text:p>1.589416442</text:p>
          </table:table-cell>
          <table:table-cell office:value-type="float" office:value="1.6057111472000001" table:style-name="ce1">
            <text:p>1.605711147</text:p>
          </table:table-cell>
          <table:table-cell office:value-type="float" office:value="1.5947747807999999" table:style-name="ce1">
            <text:p>1.594774781</text:p>
          </table:table-cell>
          <table:table-cell office:value-type="float" office:value="1.5829764352" table:style-name="ce1">
            <text:p>1.582976435</text:p>
          </table:table-cell>
          <table:table-cell office:value-type="float" office:value="1.5817082511999998" table:style-name="ce1">
            <text:p>1.581708251</text:p>
          </table:table-cell>
          <table:table-cell office:value-type="float" office:value="1.6008354863999998" table:style-name="ce1">
            <text:p>1.600835486</text:p>
          </table:table-cell>
          <table:table-cell office:value-type="float" office:value="1.6067941983999998" table:style-name="ce1">
            <text:p>1.606794198</text:p>
          </table:table-cell>
          <table:table-cell office:value-type="float" office:value="1.6096465583999999" table:style-name="ce1">
            <text:p>1.609646558</text:p>
          </table:table-cell>
          <table:table-cell office:value-type="float" office:value="1.6041639055999999" table:style-name="ce1">
            <text:p>1.604163906</text:p>
          </table:table-cell>
          <table:table-cell office:value-type="float" office:value="1.5974309903999999" table:style-name="ce1">
            <text:p>1.59743099</text:p>
          </table:table-cell>
          <table:table-cell office:value-type="float" office:value="1.5823218591999999" table:style-name="ce1">
            <text:p>1.582321859</text:p>
          </table:table-cell>
          <table:table-cell office:value-type="float" office:value="1.5865208736" table:style-name="ce1">
            <text:p>1.586520874</text:p>
          </table:table-cell>
          <table:table-cell office:value-type="float" office:value="1.5900965231999999" table:style-name="ce1">
            <text:p>1.590096523</text:p>
          </table:table-cell>
          <table:table-cell office:value-type="float" office:value="1.6056433231999998" table:style-name="ce1">
            <text:p>1.605643323</text:p>
          </table:table-cell>
          <table:table-cell office:value-type="float" office:value="1.6488500927999998" table:style-name="ce1">
            <text:p>1.648850093</text:p>
          </table:table-cell>
          <table:table-cell office:value-type="float" office:value="1.6489346624000001" table:style-name="ce1">
            <text:p>1.648934662</text:p>
          </table:table-cell>
          <table:table-cell office:value-type="float" office:value="1.6435048272000001" table:style-name="ce1">
            <text:p>1.643504827</text:p>
          </table:table-cell>
          <table:table-cell office:value-type="float" office:value="1.6127527408" table:style-name="ce1">
            <text:p>1.612752741</text:p>
          </table:table-cell>
          <table:table-cell office:value-type="float" office:value="1.6072110079999999" table:style-name="ce1">
            <text:p>1.607211008</text:p>
          </table:table-cell>
          <table:table-cell office:value-type="float" office:value="1.6072539952000002" table:style-name="ce1">
            <text:p>1.60725399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8_load</text:p>
          </table:table-cell>
          <table:table-cell office:value-type="float" office:value="16.480820581600003" table:style-name="ce1">
            <text:p>16.48082058</text:p>
          </table:table-cell>
          <table:table-cell office:value-type="float" office:value="16.649878152200003" table:style-name="ce1">
            <text:p>16.64987815</text:p>
          </table:table-cell>
          <table:table-cell office:value-type="float" office:value="16.5364133508" table:style-name="ce1">
            <text:p>16.53641335</text:p>
          </table:table-cell>
          <table:table-cell office:value-type="float" office:value="16.414005515200003" table:style-name="ce1">
            <text:p>16.41400552</text:p>
          </table:table-cell>
          <table:table-cell office:value-type="float" office:value="16.400848106200002" table:style-name="ce1">
            <text:p>16.40084811</text:p>
          </table:table-cell>
          <table:table-cell office:value-type="float" office:value="16.599293171400003" table:style-name="ce1">
            <text:p>16.59929317</text:p>
          </table:table-cell>
          <table:table-cell office:value-type="float" office:value="16.661114808400001" table:style-name="ce1">
            <text:p>16.66111481</text:p>
          </table:table-cell>
          <table:table-cell office:value-type="float" office:value="16.690708043400001" table:style-name="ce1">
            <text:p>16.69070804</text:p>
          </table:table-cell>
          <table:table-cell office:value-type="float" office:value="16.633825520600002" table:style-name="ce1">
            <text:p>16.63382552</text:p>
          </table:table-cell>
          <table:table-cell office:value-type="float" office:value="16.563971525400003" table:style-name="ce1">
            <text:p>16.56397153</text:p>
          </table:table-cell>
          <table:table-cell office:value-type="float" office:value="16.407214289200002" table:style-name="ce1">
            <text:p>16.40721429</text:p>
          </table:table-cell>
          <table:table-cell office:value-type="float" office:value="16.450779063600002" table:style-name="ce1">
            <text:p>16.45077906</text:p>
          </table:table-cell>
          <table:table-cell office:value-type="float" office:value="16.487876428200003" table:style-name="ce1">
            <text:p>16.48787643</text:p>
          </table:table-cell>
          <table:table-cell office:value-type="float" office:value="16.649174478200003" table:style-name="ce1">
            <text:p>16.64917448</text:p>
          </table:table-cell>
          <table:table-cell office:value-type="float" office:value="17.097444712800002" table:style-name="ce1">
            <text:p>17.09744471</text:p>
          </table:table-cell>
          <table:table-cell office:value-type="float" office:value="17.098322122400003" table:style-name="ce1">
            <text:p>17.09832212</text:p>
          </table:table-cell>
          <table:table-cell office:value-type="float" office:value="17.041987582200004" table:style-name="ce1">
            <text:p>17.04198758</text:p>
          </table:table-cell>
          <table:table-cell office:value-type="float" office:value="16.722934685800002" table:style-name="ce1">
            <text:p>16.72293469</text:p>
          </table:table-cell>
          <table:table-cell office:value-type="float" office:value="16.665439208000002" table:style-name="ce1">
            <text:p>16.66543921</text:p>
          </table:table-cell>
          <table:table-cell office:value-type="float" office:value="16.665885200200005" table:style-name="ce1">
            <text:p>16.665885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9_load</text:p>
          </table:table-cell>
          <table:table-cell office:value-type="float" office:value="4.4684212420000007" table:style-name="ce1">
            <text:p>4.468421242</text:p>
          </table:table-cell>
          <table:table-cell office:value-type="float" office:value="4.5142501015000009" table:style-name="ce1">
            <text:p>4.514250102</text:p>
          </table:table-cell>
          <table:table-cell office:value-type="float" office:value="4.4834915710000001" table:style-name="ce1">
            <text:p>4.483491571</text:p>
          </table:table-cell>
          <table:table-cell office:value-type="float" office:value="4.4503087240000001" table:style-name="ce1">
            <text:p>4.450308724</text:p>
          </table:table-cell>
          <table:table-cell office:value-type="float" office:value="4.4467419565000004" table:style-name="ce1">
            <text:p>4.446741957</text:p>
          </table:table-cell>
          <table:table-cell office:value-type="float" office:value="4.5005373055" table:style-name="ce1">
            <text:p>4.500537306</text:p>
          </table:table-cell>
          <table:table-cell office:value-type="float" office:value="4.517296183" table:style-name="ce1">
            <text:p>4.517296183</text:p>
          </table:table-cell>
          <table:table-cell office:value-type="float" office:value="4.5253184455" table:style-name="ce1">
            <text:p>4.525318446</text:p>
          </table:table-cell>
          <table:table-cell office:value-type="float" office:value="4.5098984844999999" table:style-name="ce1">
            <text:p>4.509898485</text:p>
          </table:table-cell>
          <table:table-cell office:value-type="float" office:value="4.4909621605000005" table:style-name="ce1">
            <text:p>4.490962161</text:p>
          </table:table-cell>
          <table:table-cell office:value-type="float" office:value="4.4484677290000008" table:style-name="ce1">
            <text:p>4.448467729</text:p>
          </table:table-cell>
          <table:table-cell office:value-type="float" office:value="4.4602774570000001" table:style-name="ce1">
            <text:p>4.460277457</text:p>
          </table:table-cell>
          <table:table-cell office:value-type="float" office:value="4.4703339714999997" table:style-name="ce1">
            <text:p>4.470333972</text:p>
          </table:table-cell>
          <table:table-cell office:value-type="float" office:value="4.5140593464999998" table:style-name="ce1">
            <text:p>4.514059347</text:p>
          </table:table-cell>
          <table:table-cell office:value-type="float" office:value="4.6355783859999997" table:style-name="ce1">
            <text:p>4.635578386</text:p>
          </table:table-cell>
          <table:table-cell office:value-type="float" office:value="4.6358162380000012" table:style-name="ce1">
            <text:p>4.635816238</text:p>
          </table:table-cell>
          <table:table-cell office:value-type="float" office:value="4.6205448265000006" table:style-name="ce1">
            <text:p>4.620544827</text:p>
          </table:table-cell>
          <table:table-cell office:value-type="float" office:value="4.5340545835000006" table:style-name="ce1">
            <text:p>4.534054584</text:p>
          </table:table-cell>
          <table:table-cell office:value-type="float" office:value="4.5184684600000002" table:style-name="ce1">
            <text:p>4.51846846</text:p>
          </table:table-cell>
          <table:table-cell office:value-type="float" office:value="4.518589361500001" table:style-name="ce1">
            <text:p>4.51858936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0_load</text:p>
          </table:table-cell>
          <table:table-cell office:value-type="float" office:value="6.2057517250000007" table:style-name="ce1">
            <text:p>6.205751725</text:p>
          </table:table-cell>
          <table:table-cell office:value-type="float" office:value="6.2694029187500009" table:style-name="ce1">
            <text:p>6.269402919</text:p>
          </table:table-cell>
          <table:table-cell office:value-type="float" office:value="6.2266827375" table:style-name="ce1">
            <text:p>6.226682738</text:p>
          </table:table-cell>
          <table:table-cell office:value-type="float" office:value="6.1805954500000002" table:style-name="ce1">
            <text:p>6.18059545</text:p>
          </table:table-cell>
          <table:table-cell office:value-type="float" office:value="6.1756416062500001" table:style-name="ce1">
            <text:p>6.175641606</text:p>
          </table:table-cell>
          <table:table-cell office:value-type="float" office:value="6.2503573687500005" table:style-name="ce1">
            <text:p>6.250357369</text:p>
          </table:table-cell>
          <table:table-cell office:value-type="float" office:value="6.2736335875" table:style-name="ce1">
            <text:p>6.273633588</text:p>
          </table:table-cell>
          <table:table-cell office:value-type="float" office:value="6.2847756187500003" table:style-name="ce1">
            <text:p>6.284775619</text:p>
          </table:table-cell>
          <table:table-cell office:value-type="float" office:value="6.26335900625" table:style-name="ce1">
            <text:p>6.263359006</text:p>
          </table:table-cell>
          <table:table-cell office:value-type="float" office:value="6.2370585562500001" table:style-name="ce1">
            <text:p>6.237058556</text:p>
          </table:table-cell>
          <table:table-cell office:value-type="float" office:value="6.1780385125000006" table:style-name="ce1">
            <text:p>6.178038513</text:p>
          </table:table-cell>
          <table:table-cell office:value-type="float" office:value="6.1944409125000002" table:style-name="ce1">
            <text:p>6.194440913</text:p>
          </table:table-cell>
          <table:table-cell office:value-type="float" office:value="6.2084082937499998" table:style-name="ce1">
            <text:p>6.208408294</text:p>
          </table:table-cell>
          <table:table-cell office:value-type="float" office:value="6.2691379812500001" table:style-name="ce1">
            <text:p>6.269137981</text:p>
          </table:table-cell>
          <table:table-cell office:value-type="float" office:value="6.4379144249999998" table:style-name="ce1">
            <text:p>6.437914425</text:p>
          </table:table-cell>
          <table:table-cell office:value-type="float" office:value="6.4382447750000011" table:style-name="ce1">
            <text:p>6.438244775</text:p>
          </table:table-cell>
          <table:table-cell office:value-type="float" office:value="6.4170344812500009" table:style-name="ce1">
            <text:p>6.417034481</text:p>
          </table:table-cell>
          <table:table-cell office:value-type="float" office:value="6.2969091437500007" table:style-name="ce1">
            <text:p>6.296909144</text:p>
          </table:table-cell>
          <table:table-cell office:value-type="float" office:value="6.2752617500000003" table:style-name="ce1">
            <text:p>6.27526175</text:p>
          </table:table-cell>
          <table:table-cell office:value-type="float" office:value="6.2754296687500011" table:style-name="ce1">
            <text:p>6.27542966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1_load</text:p>
          </table:table-cell>
          <table:table-cell office:value-type="float" office:value="6.2057517250000007" table:style-name="ce1">
            <text:p>6.205751725</text:p>
          </table:table-cell>
          <table:table-cell office:value-type="float" office:value="6.2694029187500009" table:style-name="ce1">
            <text:p>6.269402919</text:p>
          </table:table-cell>
          <table:table-cell office:value-type="float" office:value="6.2266827375" table:style-name="ce1">
            <text:p>6.226682738</text:p>
          </table:table-cell>
          <table:table-cell office:value-type="float" office:value="6.1805954500000002" table:style-name="ce1">
            <text:p>6.18059545</text:p>
          </table:table-cell>
          <table:table-cell office:value-type="float" office:value="6.1756416062500001" table:style-name="ce1">
            <text:p>6.175641606</text:p>
          </table:table-cell>
          <table:table-cell office:value-type="float" office:value="6.2503573687500005" table:style-name="ce1">
            <text:p>6.250357369</text:p>
          </table:table-cell>
          <table:table-cell office:value-type="float" office:value="6.2736335875" table:style-name="ce1">
            <text:p>6.273633588</text:p>
          </table:table-cell>
          <table:table-cell office:value-type="float" office:value="6.2847756187500003" table:style-name="ce1">
            <text:p>6.284775619</text:p>
          </table:table-cell>
          <table:table-cell office:value-type="float" office:value="6.26335900625" table:style-name="ce1">
            <text:p>6.263359006</text:p>
          </table:table-cell>
          <table:table-cell office:value-type="float" office:value="6.2370585562500001" table:style-name="ce1">
            <text:p>6.237058556</text:p>
          </table:table-cell>
          <table:table-cell office:value-type="float" office:value="6.1780385125000006" table:style-name="ce1">
            <text:p>6.178038513</text:p>
          </table:table-cell>
          <table:table-cell office:value-type="float" office:value="6.1944409125000002" table:style-name="ce1">
            <text:p>6.194440913</text:p>
          </table:table-cell>
          <table:table-cell office:value-type="float" office:value="6.2084082937499998" table:style-name="ce1">
            <text:p>6.208408294</text:p>
          </table:table-cell>
          <table:table-cell office:value-type="float" office:value="6.2691379812500001" table:style-name="ce1">
            <text:p>6.269137981</text:p>
          </table:table-cell>
          <table:table-cell office:value-type="float" office:value="6.4379144249999998" table:style-name="ce1">
            <text:p>6.437914425</text:p>
          </table:table-cell>
          <table:table-cell office:value-type="float" office:value="6.4382447750000011" table:style-name="ce1">
            <text:p>6.438244775</text:p>
          </table:table-cell>
          <table:table-cell office:value-type="float" office:value="6.4170344812500009" table:style-name="ce1">
            <text:p>6.417034481</text:p>
          </table:table-cell>
          <table:table-cell office:value-type="float" office:value="6.2969091437500007" table:style-name="ce1">
            <text:p>6.296909144</text:p>
          </table:table-cell>
          <table:table-cell office:value-type="float" office:value="6.2752617500000003" table:style-name="ce1">
            <text:p>6.27526175</text:p>
          </table:table-cell>
          <table:table-cell office:value-type="float" office:value="6.2754296687500011" table:style-name="ce1">
            <text:p>6.27542966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2_load</text:p>
          </table:table-cell>
          <table:table-cell office:value-type="float" office:value="12.112675367200001" table:style-name="ce1">
            <text:p>12.11267537</text:p>
          </table:table-cell>
          <table:table-cell office:value-type="float" office:value="12.236922497400002" table:style-name="ce1">
            <text:p>12.2369225</text:p>
          </table:table-cell>
          <table:table-cell office:value-type="float" office:value="12.1535327036" table:style-name="ce1">
            <text:p>12.1535327</text:p>
          </table:table-cell>
          <table:table-cell office:value-type="float" office:value="12.0635703184" table:style-name="ce1">
            <text:p>12.06357032</text:p>
          </table:table-cell>
          <table:table-cell office:value-type="float" office:value="12.053900415399999" table:style-name="ce1">
            <text:p>12.05390042</text:p>
          </table:table-cell>
          <table:table-cell office:value-type="float" office:value="12.1997455838" table:style-name="ce1">
            <text:p>12.19974558</text:p>
          </table:table-cell>
          <table:table-cell office:value-type="float" office:value="12.2451807628" table:style-name="ce1">
            <text:p>12.24518076</text:p>
          </table:table-cell>
          <table:table-cell office:value-type="float" office:value="12.266930007799999" table:style-name="ce1">
            <text:p>12.26693001</text:p>
          </table:table-cell>
          <table:table-cell office:value-type="float" office:value="12.2251247802" table:style-name="ce1">
            <text:p>12.22512478</text:p>
          </table:table-cell>
          <table:table-cell office:value-type="float" office:value="12.1737863018" table:style-name="ce1">
            <text:p>12.1737863</text:p>
          </table:table-cell>
          <table:table-cell office:value-type="float" office:value="12.0585791764" table:style-name="ce1">
            <text:p>12.05857918</text:p>
          </table:table-cell>
          <table:table-cell office:value-type="float" office:value="12.090596661200001" table:style-name="ce1">
            <text:p>12.09059666</text:p>
          </table:table-cell>
          <table:table-cell office:value-type="float" office:value="12.1178609894" table:style-name="ce1">
            <text:p>12.11786099</text:p>
          </table:table-cell>
          <table:table-cell office:value-type="float" office:value="12.236405339399999" table:style-name="ce1">
            <text:p>12.23640534</text:p>
          </table:table-cell>
          <table:table-cell office:value-type="float" office:value="12.565856957599999" table:style-name="ce1">
            <text:p>12.56585696</text:p>
          </table:table-cell>
          <table:table-cell office:value-type="float" office:value="12.566501800800001" table:style-name="ce1">
            <text:p>12.5665018</text:p>
          </table:table-cell>
          <table:table-cell office:value-type="float" office:value="12.525099307400001" table:style-name="ce1">
            <text:p>12.52509931</text:p>
          </table:table-cell>
          <table:table-cell office:value-type="float" office:value="12.290614648600002" table:style-name="ce1">
            <text:p>12.29061465</text:p>
          </table:table-cell>
          <table:table-cell office:value-type="float" office:value="12.248358936000001" table:style-name="ce1">
            <text:p>12.24835894</text:p>
          </table:table-cell>
          <table:table-cell office:value-type="float" office:value="12.248686713400001" table:style-name="ce1">
            <text:p>12.2486867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3_load</text:p>
          </table:table-cell>
          <table:table-cell office:value-type="float" office:value="10.325706870399999" table:style-name="ce1">
            <text:p>10.32570687</text:p>
          </table:table-cell>
          <table:table-cell office:value-type="float" office:value="10.431622456800001" table:style-name="ce1">
            <text:p>10.43162246</text:p>
          </table:table-cell>
          <table:table-cell office:value-type="float" office:value="10.360536075199999" table:style-name="ce1">
            <text:p>10.36053608</text:p>
          </table:table-cell>
          <table:table-cell office:value-type="float" office:value="10.2838468288" table:style-name="ce1">
            <text:p>10.28384683</text:p>
          </table:table-cell>
          <table:table-cell office:value-type="float" office:value="10.275603632799999" table:style-name="ce1">
            <text:p>10.27560363</text:p>
          </table:table-cell>
          <table:table-cell office:value-type="float" office:value="10.399930661599999" table:style-name="ce1">
            <text:p>10.39993066</text:p>
          </table:table-cell>
          <table:table-cell office:value-type="float" office:value="10.4386622896" table:style-name="ce1">
            <text:p>10.43866229</text:p>
          </table:table-cell>
          <table:table-cell office:value-type="float" office:value="10.457202629599999" table:style-name="ce1">
            <text:p>10.45720263</text:p>
          </table:table-cell>
          <table:table-cell office:value-type="float" office:value="10.421565386399999" table:style-name="ce1">
            <text:p>10.42156539</text:p>
          </table:table-cell>
          <table:table-cell office:value-type="float" office:value="10.377801437600001" table:style-name="ce1">
            <text:p>10.37780144</text:p>
          </table:table-cell>
          <table:table-cell office:value-type="float" office:value="10.279592084799999" table:style-name="ce1">
            <text:p>10.27959208</text:p>
          </table:table-cell>
          <table:table-cell office:value-type="float" office:value="10.3068856784" table:style-name="ce1">
            <text:p>10.30688568</text:p>
          </table:table-cell>
          <table:table-cell office:value-type="float" office:value="10.330127400799999" table:style-name="ce1">
            <text:p>10.3301274</text:p>
          </table:table-cell>
          <table:table-cell office:value-type="float" office:value="10.431181600799999" table:style-name="ce1">
            <text:p>10.4311816</text:p>
          </table:table-cell>
          <table:table-cell office:value-type="float" office:value="10.712025603199999" table:style-name="ce1">
            <text:p>10.7120256</text:p>
          </table:table-cell>
          <table:table-cell office:value-type="float" office:value="10.712575305600001" table:style-name="ce1">
            <text:p>10.71257531</text:p>
          </table:table-cell>
          <table:table-cell office:value-type="float" office:value="10.677281376800002" table:style-name="ce1">
            <text:p>10.67728138</text:p>
          </table:table-cell>
          <table:table-cell office:value-type="float" office:value="10.4773928152" table:style-name="ce1">
            <text:p>10.47739282</text:p>
          </table:table-cell>
          <table:table-cell office:value-type="float" office:value="10.441371552" table:style-name="ce1">
            <text:p>10.44137155</text:p>
          </table:table-cell>
          <table:table-cell office:value-type="float" office:value="10.441650968800001" table:style-name="ce1">
            <text:p>10.4416509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4_load</text:p>
          </table:table-cell>
          <table:table-cell office:value-type="float" office:value="10.127154815200001" table:style-name="ce1">
            <text:p>10.12715482</text:p>
          </table:table-cell>
          <table:table-cell office:value-type="float" office:value="10.2310335634" table:style-name="ce1">
            <text:p>10.23103356</text:p>
          </table:table-cell>
          <table:table-cell office:value-type="float" office:value="10.1613142276" table:style-name="ce1">
            <text:p>10.16131423</text:p>
          </table:table-cell>
          <table:table-cell office:value-type="float" office:value="10.086099774400001" table:style-name="ce1">
            <text:p>10.08609977</text:p>
          </table:table-cell>
          <table:table-cell office:value-type="float" office:value="10.0780151014" table:style-name="ce1">
            <text:p>10.0780151</text:p>
          </table:table-cell>
          <table:table-cell office:value-type="float" office:value="10.1999512258" table:style-name="ce1">
            <text:p>10.19995123</text:p>
          </table:table-cell>
          <table:table-cell office:value-type="float" office:value="10.237938014799999" table:style-name="ce1">
            <text:p>10.23793801</text:p>
          </table:table-cell>
          <table:table-cell office:value-type="float" office:value="10.2561218098" table:style-name="ce1">
            <text:p>10.25612181</text:p>
          </table:table-cell>
          <table:table-cell office:value-type="float" office:value="10.221169898199999" table:style-name="ce1">
            <text:p>10.2211699</text:p>
          </table:table-cell>
          <table:table-cell office:value-type="float" office:value="10.178247563800001" table:style-name="ce1">
            <text:p>10.17824756</text:p>
          </table:table-cell>
          <table:table-cell office:value-type="float" office:value="10.081926852400001" table:style-name="ce1">
            <text:p>10.08192685</text:p>
          </table:table-cell>
          <table:table-cell office:value-type="float" office:value="10.1086955692" table:style-name="ce1">
            <text:p>10.10869557</text:p>
          </table:table-cell>
          <table:table-cell office:value-type="float" office:value="10.131490335400001" table:style-name="ce1">
            <text:p>10.13149034</text:p>
          </table:table-cell>
          <table:table-cell office:value-type="float" office:value="10.230601185399999" table:style-name="ce1">
            <text:p>10.23060119</text:p>
          </table:table-cell>
          <table:table-cell office:value-type="float" office:value="10.506044341599999" table:style-name="ce1">
            <text:p>10.50604434</text:p>
          </table:table-cell>
          <table:table-cell office:value-type="float" office:value="10.506583472800001" table:style-name="ce1">
            <text:p>10.50658347</text:p>
          </table:table-cell>
          <table:table-cell office:value-type="float" office:value="10.471968273400002" table:style-name="ce1">
            <text:p>10.47196827</text:p>
          </table:table-cell>
          <table:table-cell office:value-type="float" office:value="10.275923722600002" table:style-name="ce1">
            <text:p>10.27592372</text:p>
          </table:table-cell>
          <table:table-cell office:value-type="float" office:value="10.240595176000001" table:style-name="ce1">
            <text:p>10.24059518</text:p>
          </table:table-cell>
          <table:table-cell office:value-type="float" office:value="10.240869219400002" table:style-name="ce1">
            <text:p>10.240869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5_load</text:p>
          </table:table-cell>
          <table:table-cell office:value-type="float" office:value="5.7590096008000007" table:style-name="ce1">
            <text:p>5.759009601</text:p>
          </table:table-cell>
          <table:table-cell office:value-type="float" office:value="5.8180779086000003" table:style-name="ce1">
            <text:p>5.818077909</text:p>
          </table:table-cell>
          <table:table-cell office:value-type="float" office:value="5.7784335803999998" table:style-name="ce1">
            <text:p>5.77843358</text:p>
          </table:table-cell>
          <table:table-cell office:value-type="float" office:value="5.7356645776000006" table:style-name="ce1">
            <text:p>5.735664578</text:p>
          </table:table-cell>
          <table:table-cell office:value-type="float" office:value="5.7310674105999997" table:style-name="ce1">
            <text:p>5.731067411</text:p>
          </table:table-cell>
          <table:table-cell office:value-type="float" office:value="5.8004036381999997" table:style-name="ce1">
            <text:p>5.800403638</text:p>
          </table:table-cell>
          <table:table-cell office:value-type="float" office:value="5.8220039691999999" table:style-name="ce1">
            <text:p>5.822003969</text:p>
          </table:table-cell>
          <table:table-cell office:value-type="float" office:value="5.8323437741999999" table:style-name="ce1">
            <text:p>5.832343774</text:p>
          </table:table-cell>
          <table:table-cell office:value-type="float" office:value="5.8124691577999998" table:style-name="ce1">
            <text:p>5.812469158</text:p>
          </table:table-cell>
          <table:table-cell office:value-type="float" office:value="5.7880623402000007" table:style-name="ce1">
            <text:p>5.78806234</text:p>
          </table:table-cell>
          <table:table-cell office:value-type="float" office:value="5.7332917396000003" table:style-name="ce1">
            <text:p>5.73329174</text:p>
          </table:table-cell>
          <table:table-cell office:value-type="float" office:value="5.7485131668000005" table:style-name="ce1">
            <text:p>5.748513167</text:p>
          </table:table-cell>
          <table:table-cell office:value-type="float" office:value="5.7614748966000002" table:style-name="ce1">
            <text:p>5.761474897</text:p>
          </table:table-cell>
          <table:table-cell office:value-type="float" office:value="5.8178320465999995" table:style-name="ce1">
            <text:p>5.817832047</text:p>
          </table:table-cell>
          <table:table-cell office:value-type="float" office:value="5.9744565863999997" table:style-name="ce1">
            <text:p>5.974456586</text:p>
          </table:table-cell>
          <table:table-cell office:value-type="float" office:value="5.9747631512000003" table:style-name="ce1">
            <text:p>5.974763151</text:p>
          </table:table-cell>
          <table:table-cell office:value-type="float" office:value="5.9550799986000005" table:style-name="ce1">
            <text:p>5.955079999</text:p>
          </table:table-cell>
          <table:table-cell office:value-type="float" office:value="5.8436036854000006" table:style-name="ce1">
            <text:p>5.843603685</text:p>
          </table:table-cell>
          <table:table-cell office:value-type="float" office:value="5.8235149040000005" table:style-name="ce1">
            <text:p>5.823514904</text:p>
          </table:table-cell>
          <table:table-cell office:value-type="float" office:value="5.823670732600001" table:style-name="ce1">
            <text:p>5.82367073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6_load</text:p>
          </table:table-cell>
          <table:table-cell office:value-type="float" office:value="4.9648013800000008" table:style-name="ce1">
            <text:p>4.96480138</text:p>
          </table:table-cell>
          <table:table-cell office:value-type="float" office:value="5.0157223350000004" table:style-name="ce1">
            <text:p>5.015722335</text:p>
          </table:table-cell>
          <table:table-cell office:value-type="float" office:value="4.9815461900000004" table:style-name="ce1">
            <text:p>4.98154619</text:p>
          </table:table-cell>
          <table:table-cell office:value-type="float" office:value="4.9446763599999999" table:style-name="ce1">
            <text:p>4.94467636</text:p>
          </table:table-cell>
          <table:table-cell office:value-type="float" office:value="4.9407132850000002" table:style-name="ce1">
            <text:p>4.940713285</text:p>
          </table:table-cell>
          <table:table-cell office:value-type="float" office:value="5.0004858949999997" table:style-name="ce1">
            <text:p>5.000485895</text:p>
          </table:table-cell>
          <table:table-cell office:value-type="float" office:value="5.0191068699999999" table:style-name="ce1">
            <text:p>5.01910687</text:p>
          </table:table-cell>
          <table:table-cell office:value-type="float" office:value="5.0280204949999998" table:style-name="ce1">
            <text:p>5.028020495</text:p>
          </table:table-cell>
          <table:table-cell office:value-type="float" office:value="5.0108872050000004" table:style-name="ce1">
            <text:p>5.010887205</text:p>
          </table:table-cell>
          <table:table-cell office:value-type="float" office:value="4.9898468450000006" table:style-name="ce1">
            <text:p>4.989846845</text:p>
          </table:table-cell>
          <table:table-cell office:value-type="float" office:value="4.9426308100000007" table:style-name="ce1">
            <text:p>4.94263081</text:p>
          </table:table-cell>
          <table:table-cell office:value-type="float" office:value="4.9557527300000004" table:style-name="ce1">
            <text:p>4.95575273</text:p>
          </table:table-cell>
          <table:table-cell office:value-type="float" office:value="4.9669266350000001" table:style-name="ce1">
            <text:p>4.966926635</text:p>
          </table:table-cell>
          <table:table-cell office:value-type="float" office:value="5.0155103849999998" table:style-name="ce1">
            <text:p>5.015510385</text:p>
          </table:table-cell>
          <table:table-cell office:value-type="float" office:value="5.1505315400000002" table:style-name="ce1">
            <text:p>5.15053154</text:p>
          </table:table-cell>
          <table:table-cell office:value-type="float" office:value="5.1507958200000008" table:style-name="ce1">
            <text:p>5.15079582</text:p>
          </table:table-cell>
          <table:table-cell office:value-type="float" office:value="5.1338275850000006" table:style-name="ce1">
            <text:p>5.133827585</text:p>
          </table:table-cell>
          <table:table-cell office:value-type="float" office:value="5.0377273150000006" table:style-name="ce1">
            <text:p>5.037727315</text:p>
          </table:table-cell>
          <table:table-cell office:value-type="float" office:value="5.0204094000000001" table:style-name="ce1">
            <text:p>5.0204094</text:p>
          </table:table-cell>
          <table:table-cell office:value-type="float" office:value="5.0205437350000013" table:style-name="ce1">
            <text:p>5.02054373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7_load</text:p>
          </table:table-cell>
          <table:table-cell office:value-type="float" office:value="0.6462941794" table:style-name="ce1">
            <text:p>0.646294179</text:p>
          </table:table-cell>
          <table:table-cell office:value-type="float" office:value="0.65291390355000012" table:style-name="ce1">
            <text:p>0.652913904</text:p>
          </table:table-cell>
          <table:table-cell office:value-type="float" office:value="0.64847100469999996" table:style-name="ce1">
            <text:p>0.648471005</text:p>
          </table:table-cell>
          <table:table-cell office:value-type="float" office:value="0.64367792680000002" table:style-name="ce1">
            <text:p>0.643677927</text:p>
          </table:table-cell>
          <table:table-cell office:value-type="float" office:value="0.64316272704999999" table:style-name="ce1">
            <text:p>0.643162727</text:p>
          </table:table-cell>
          <table:table-cell office:value-type="float" office:value="0.65093316634999998" table:style-name="ce1">
            <text:p>0.650933166</text:p>
          </table:table-cell>
          <table:table-cell office:value-type="float" office:value="0.65335389310000003" table:style-name="ce1">
            <text:p>0.653353893</text:p>
          </table:table-cell>
          <table:table-cell office:value-type="float" office:value="0.65451266435" table:style-name="ce1">
            <text:p>0.654512664</text:p>
          </table:table-cell>
          <table:table-cell office:value-type="float" office:value="0.65228533664999999" table:style-name="ce1">
            <text:p>0.652285337</text:p>
          </table:table-cell>
          <table:table-cell office:value-type="float" office:value="0.64955008985000007" table:style-name="ce1">
            <text:p>0.64955009</text:p>
          </table:table-cell>
          <table:table-cell office:value-type="float" office:value="0.64341200529999998" table:style-name="ce1">
            <text:p>0.643412005</text:p>
          </table:table-cell>
          <table:table-cell office:value-type="float" office:value="0.64511785490000007" table:style-name="ce1">
            <text:p>0.645117855</text:p>
          </table:table-cell>
          <table:table-cell office:value-type="float" office:value="0.64657046254999995" table:style-name="ce1">
            <text:p>0.646570463</text:p>
          </table:table-cell>
          <table:table-cell office:value-type="float" office:value="0.65288635004999995" table:style-name="ce1">
            <text:p>0.65288635</text:p>
          </table:table-cell>
          <table:table-cell office:value-type="float" office:value="0.67043910019999997" table:style-name="ce1">
            <text:p>0.6704391</text:p>
          </table:table-cell>
          <table:table-cell office:value-type="float" office:value="0.67047345660000013" table:style-name="ce1">
            <text:p>0.670473457</text:p>
          </table:table-cell>
          <table:table-cell office:value-type="float" office:value="0.66826758605000014" table:style-name="ce1">
            <text:p>0.668267586</text:p>
          </table:table-cell>
          <table:table-cell office:value-type="float" office:value="0.65577455095000003" table:style-name="ce1">
            <text:p>0.655774551</text:p>
          </table:table-cell>
          <table:table-cell office:value-type="float" office:value="0.65352322200000001" table:style-name="ce1">
            <text:p>0.653523222</text:p>
          </table:table-cell>
          <table:table-cell office:value-type="float" office:value="0.65354068555000011" table:style-name="ce1">
            <text:p>0.65354068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8_load</text:p>
          </table:table-cell>
          <table:table-cell office:value-type="float" office:value="3.0785568556" table:style-name="ce1">
            <text:p>3.078556856</text:p>
          </table:table-cell>
          <table:table-cell office:value-type="float" office:value="3.1101278477000003" table:style-name="ce1">
            <text:p>3.110127848</text:p>
          </table:table-cell>
          <table:table-cell office:value-type="float" office:value="3.0889386377999997" table:style-name="ce1">
            <text:p>3.088938638</text:p>
          </table:table-cell>
          <table:table-cell office:value-type="float" office:value="3.0660793431999998" table:style-name="ce1">
            <text:p>3.066079343</text:p>
          </table:table-cell>
          <table:table-cell office:value-type="float" office:value="3.0636222366999997" table:style-name="ce1">
            <text:p>3.063622237</text:p>
          </table:table-cell>
          <table:table-cell office:value-type="float" office:value="3.1006812549" table:style-name="ce1">
            <text:p>3.100681255</text:p>
          </table:table-cell>
          <table:table-cell office:value-type="float" office:value="3.1122262593999999" table:style-name="ce1">
            <text:p>3.112226259</text:p>
          </table:table-cell>
          <table:table-cell office:value-type="float" office:value="3.1177527068999997" table:style-name="ce1">
            <text:p>3.117752707</text:p>
          </table:table-cell>
          <table:table-cell office:value-type="float" office:value="3.1071300670999999" table:style-name="ce1">
            <text:p>3.107130067</text:p>
          </table:table-cell>
          <table:table-cell office:value-type="float" office:value="3.0940850438999998" table:style-name="ce1">
            <text:p>3.094085044</text:p>
          </table:table-cell>
          <table:table-cell office:value-type="float" office:value="3.0648111022000002" table:style-name="ce1">
            <text:p>3.064811102</text:p>
          </table:table-cell>
          <table:table-cell office:value-type="float" office:value="3.0729466926" table:style-name="ce1">
            <text:p>3.072946693</text:p>
          </table:table-cell>
          <table:table-cell office:value-type="float" office:value="3.0798745136999996" table:style-name="ce1">
            <text:p>3.079874514</text:p>
          </table:table-cell>
          <table:table-cell office:value-type="float" office:value="3.1099964386999996" table:style-name="ce1">
            <text:p>3.109996439</text:p>
          </table:table-cell>
          <table:table-cell office:value-type="float" office:value="3.1937095547999999" table:style-name="ce1">
            <text:p>3.193709555</text:p>
          </table:table-cell>
          <table:table-cell office:value-type="float" office:value="3.1938734084000004" table:style-name="ce1">
            <text:p>3.193873408</text:p>
          </table:table-cell>
          <table:table-cell office:value-type="float" office:value="3.1833531027000004" table:style-name="ce1">
            <text:p>3.183353103</text:p>
          </table:table-cell>
          <table:table-cell office:value-type="float" office:value="3.1237709353000001" table:style-name="ce1">
            <text:p>3.123770935</text:p>
          </table:table-cell>
          <table:table-cell office:value-type="float" office:value="3.1130338279999998" table:style-name="ce1">
            <text:p>3.113033828</text:p>
          </table:table-cell>
          <table:table-cell office:value-type="float" office:value="3.1131171157000002" table:style-name="ce1">
            <text:p>3.11311711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9_load</text:p>
          </table:table-cell>
          <table:table-cell office:value-type="float" office:value="4.0713171315999999" table:style-name="ce1">
            <text:p>4.071317132</text:p>
          </table:table-cell>
          <table:table-cell office:value-type="float" office:value="4.1130723147000001" table:style-name="ce1">
            <text:p>4.113072315</text:p>
          </table:table-cell>
          <table:table-cell office:value-type="float" office:value="4.0850478758" table:style-name="ce1">
            <text:p>4.085047876</text:p>
          </table:table-cell>
          <table:table-cell office:value-type="float" office:value="4.0548146151999997" table:style-name="ce1">
            <text:p>4.054814615</text:p>
          </table:table-cell>
          <table:table-cell office:value-type="float" office:value="4.0515648937000002" table:style-name="ce1">
            <text:p>4.051564894</text:p>
          </table:table-cell>
          <table:table-cell office:value-type="float" office:value="4.1005784339" table:style-name="ce1">
            <text:p>4.100578434</text:p>
          </table:table-cell>
          <table:table-cell office:value-type="float" office:value="4.1158476333999996" table:style-name="ce1">
            <text:p>4.115847633</text:p>
          </table:table-cell>
          <table:table-cell office:value-type="float" office:value="4.1231568058999999" table:style-name="ce1">
            <text:p>4.123156806</text:p>
          </table:table-cell>
          <table:table-cell office:value-type="float" office:value="4.1091075081000001" table:style-name="ce1">
            <text:p>4.109107508</text:p>
          </table:table-cell>
          <table:table-cell office:value-type="float" office:value="4.0918544129000001" table:style-name="ce1">
            <text:p>4.091854413</text:p>
          </table:table-cell>
          <table:table-cell office:value-type="float" office:value="4.0531372642000001" table:style-name="ce1">
            <text:p>4.053137264</text:p>
          </table:table-cell>
          <table:table-cell office:value-type="float" office:value="4.0638972386000001" table:style-name="ce1">
            <text:p>4.063897239</text:p>
          </table:table-cell>
          <table:table-cell office:value-type="float" office:value="4.0730598407" table:style-name="ce1">
            <text:p>4.073059841</text:p>
          </table:table-cell>
          <table:table-cell office:value-type="float" office:value="4.1128985156999995" table:style-name="ce1">
            <text:p>4.112898516</text:p>
          </table:table-cell>
          <table:table-cell office:value-type="float" office:value="4.2236158628" table:style-name="ce1">
            <text:p>4.223615863</text:p>
          </table:table-cell>
          <table:table-cell office:value-type="float" office:value="4.2238325724000001" table:style-name="ce1">
            <text:p>4.223832572</text:p>
          </table:table-cell>
          <table:table-cell office:value-type="float" office:value="4.2099186197000007" table:style-name="ce1">
            <text:p>4.20991862</text:p>
          </table:table-cell>
          <table:table-cell office:value-type="float" office:value="4.1311163983000005" table:style-name="ce1">
            <text:p>4.131116398</text:p>
          </table:table-cell>
          <table:table-cell office:value-type="float" office:value="4.1169157079999996" table:style-name="ce1">
            <text:p>4.116915708</text:p>
          </table:table-cell>
          <table:table-cell office:value-type="float" office:value="4.1170258627000003" table:style-name="ce1">
            <text:p>4.11702586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0_load</text:p>
          </table:table-cell>
          <table:table-cell office:value-type="float" office:value="0.54701815180000002" table:style-name="ce1">
            <text:p>0.547018152</text:p>
          </table:table-cell>
          <table:table-cell office:value-type="float" office:value="0.55261945685000013" table:style-name="ce1">
            <text:p>0.552619457</text:p>
          </table:table-cell>
          <table:table-cell office:value-type="float" office:value="0.54886008090000005" table:style-name="ce1">
            <text:p>0.548860081</text:p>
          </table:table-cell>
          <table:table-cell office:value-type="float" office:value="0.54480439960000004" table:style-name="ce1">
            <text:p>0.5448044</text:p>
          </table:table-cell>
          <table:table-cell office:value-type="float" office:value="0.54436846135000005" table:style-name="ce1">
            <text:p>0.544368461</text:p>
          </table:table-cell>
          <table:table-cell office:value-type="float" office:value="0.55094344844999998" table:style-name="ce1">
            <text:p>0.550943448</text:p>
          </table:table-cell>
          <table:table-cell office:value-type="float" office:value="0.55299175570000003" table:style-name="ce1">
            <text:p>0.552991756</text:p>
          </table:table-cell>
          <table:table-cell office:value-type="float" office:value="0.55397225444999998" table:style-name="ce1">
            <text:p>0.553972254</text:p>
          </table:table-cell>
          <table:table-cell office:value-type="float" office:value="0.55208759255000006" table:style-name="ce1">
            <text:p>0.552087593</text:p>
          </table:table-cell>
          <table:table-cell office:value-type="float" office:value="0.54977315295000007" table:style-name="ce1">
            <text:p>0.549773153</text:p>
          </table:table-cell>
          <table:table-cell office:value-type="float" office:value="0.54457938910000003" table:style-name="ce1">
            <text:p>0.544579389</text:p>
          </table:table-cell>
          <table:table-cell office:value-type="float" office:value="0.54602280030000006" table:style-name="ce1">
            <text:p>0.5460228</text:p>
          </table:table-cell>
          <table:table-cell office:value-type="float" office:value="0.54725192985000004" table:style-name="ce1">
            <text:p>0.54725193</text:p>
          </table:table-cell>
          <table:table-cell office:value-type="float" office:value="0.55259614234999999" table:style-name="ce1">
            <text:p>0.552596142</text:p>
          </table:table-cell>
          <table:table-cell office:value-type="float" office:value="0.56744846940000004" table:style-name="ce1">
            <text:p>0.567448469</text:p>
          </table:table-cell>
          <table:table-cell office:value-type="float" office:value="0.56747754020000007" table:style-name="ce1">
            <text:p>0.56747754</text:p>
          </table:table-cell>
          <table:table-cell office:value-type="float" office:value="0.56561103435000015" table:style-name="ce1">
            <text:p>0.565611034</text:p>
          </table:table-cell>
          <table:table-cell office:value-type="float" office:value="0.55504000465000003" table:style-name="ce1">
            <text:p>0.555040005</text:p>
          </table:table-cell>
          <table:table-cell office:value-type="float" office:value="0.55313503400000008" table:style-name="ce1">
            <text:p>0.553135034</text:p>
          </table:table-cell>
          <table:table-cell office:value-type="float" office:value="0.55314981085000015" table:style-name="ce1">
            <text:p>0.55314981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1_load</text:p>
          </table:table-cell>
          <table:table-cell office:value-type="float" office:value="0.37824890488000001" table:style-name="ce1">
            <text:p>0.378248905</text:p>
          </table:table-cell>
          <table:table-cell office:value-type="float" office:value="0.38211889746000005" table:style-name="ce1">
            <text:p>0.382118897</text:p>
          </table:table-cell>
          <table:table-cell office:value-type="float" office:value="0.37952151043999999" table:style-name="ce1">
            <text:p>0.37952151</text:p>
          </table:table-cell>
          <table:table-cell office:value-type="float" office:value="0.37671940335999998" table:style-name="ce1">
            <text:p>0.376719403</text:p>
          </table:table-cell>
          <table:table-cell office:value-type="float" office:value="0.37641820966" table:style-name="ce1">
            <text:p>0.37641821</text:p>
          </table:table-cell>
          <table:table-cell office:value-type="float" office:value="0.38096092801999998" table:style-name="ce1">
            <text:p>0.380960928</text:p>
          </table:table-cell>
          <table:table-cell office:value-type="float" office:value="0.38237612211999999" table:style-name="ce1">
            <text:p>0.382376122</text:p>
          </table:table-cell>
          <table:table-cell office:value-type="float" office:value="0.38305355761999998" table:style-name="ce1">
            <text:p>0.383053558</text:p>
          </table:table-cell>
          <table:table-cell office:value-type="float" office:value="0.38175142757999997" table:style-name="ce1">
            <text:p>0.381751428</text:p>
          </table:table-cell>
          <table:table-cell office:value-type="float" office:value="0.38015236021999999" table:style-name="ce1">
            <text:p>0.38015236</text:p>
          </table:table-cell>
          <table:table-cell office:value-type="float" office:value="0.37656394156" table:style-name="ce1">
            <text:p>0.376563942</text:p>
          </table:table-cell>
          <table:table-cell office:value-type="float" office:value="0.37756120747999999" table:style-name="ce1">
            <text:p>0.377561207</text:p>
          </table:table-cell>
          <table:table-cell office:value-type="float" office:value="0.37841042425999999" table:style-name="ce1">
            <text:p>0.378410424</text:p>
          </table:table-cell>
          <table:table-cell office:value-type="float" office:value="0.38210278925999996" table:style-name="ce1">
            <text:p>0.382102789</text:p>
          </table:table-cell>
          <table:table-cell office:value-type="float" office:value="0.39236439703999998" table:style-name="ce1">
            <text:p>0.392364397</text:p>
          </table:table-cell>
          <table:table-cell office:value-type="float" office:value="0.39238448232000006" table:style-name="ce1">
            <text:p>0.392384482</text:p>
          </table:table-cell>
          <table:table-cell office:value-type="float" office:value="0.39109489646000006" table:style-name="ce1">
            <text:p>0.391094896</text:p>
          </table:table-cell>
          <table:table-cell office:value-type="float" office:value="0.38379127594000001" table:style-name="ce1">
            <text:p>0.383791276</text:p>
          </table:table-cell>
          <table:table-cell office:value-type="float" office:value="0.38247511439999998" table:style-name="ce1">
            <text:p>0.382475114</text:p>
          </table:table-cell>
          <table:table-cell office:value-type="float" office:value="0.38248532386000006" table:style-name="ce1">
            <text:p>0.38248532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2_load</text:p>
          </table:table-cell>
          <table:table-cell office:value-type="float" office:value="0.45766972696000002" table:style-name="ce1">
            <text:p>0.457669727</text:p>
          </table:table-cell>
          <table:table-cell office:value-type="float" office:value="0.46235445482000004" table:style-name="ce1">
            <text:p>0.462354455</text:p>
          </table:table-cell>
          <table:table-cell office:value-type="float" office:value="0.45921024948" table:style-name="ce1">
            <text:p>0.459210249</text:p>
          </table:table-cell>
          <table:table-cell office:value-type="float" office:value="0.45581822512000003" table:style-name="ce1">
            <text:p>0.455818225</text:p>
          </table:table-cell>
          <table:table-cell office:value-type="float" office:value="0.45545362222000002" table:style-name="ce1">
            <text:p>0.455453622</text:p>
          </table:table-cell>
          <table:table-cell office:value-type="float" office:value="0.46095270234000002" table:style-name="ce1">
            <text:p>0.460952702</text:p>
          </table:table-cell>
          <table:table-cell office:value-type="float" office:value="0.46266583204" table:style-name="ce1">
            <text:p>0.462665832</text:p>
          </table:table-cell>
          <table:table-cell office:value-type="float" office:value="0.46348588553999998" table:style-name="ce1">
            <text:p>0.463485886</text:p>
          </table:table-cell>
          <table:table-cell office:value-type="float" office:value="0.46190962285999998" table:style-name="ce1">
            <text:p>0.461909623</text:p>
          </table:table-cell>
          <table:table-cell office:value-type="float" office:value="0.45997390974000002" table:style-name="ce1">
            <text:p>0.45997391</text:p>
          </table:table-cell>
          <table:table-cell office:value-type="float" office:value="0.45563003452" table:style-name="ce1">
            <text:p>0.455630035</text:p>
          </table:table-cell>
          <table:table-cell office:value-type="float" office:value="0.45683725116000001" table:style-name="ce1">
            <text:p>0.456837251</text:p>
          </table:table-cell>
          <table:table-cell office:value-type="float" office:value="0.45786525041999998" table:style-name="ce1">
            <text:p>0.45786525</text:p>
          </table:table-cell>
          <table:table-cell office:value-type="float" office:value="0.46233495541999997" table:style-name="ce1">
            <text:p>0.462334955</text:p>
          </table:table-cell>
          <table:table-cell office:value-type="float" office:value="0.47475690168000001" table:style-name="ce1">
            <text:p>0.474756902</text:p>
          </table:table-cell>
          <table:table-cell office:value-type="float" office:value="0.47478121544000007" table:style-name="ce1">
            <text:p>0.474781215</text:p>
          </table:table-cell>
          <table:table-cell office:value-type="float" office:value="0.47322013782000005" table:style-name="ce1">
            <text:p>0.473220138</text:p>
          </table:table-cell>
          <table:table-cell office:value-type="float" office:value="0.46437891298000006" table:style-name="ce1">
            <text:p>0.464378913</text:p>
          </table:table-cell>
          <table:table-cell office:value-type="float" office:value="0.4627856648" table:style-name="ce1">
            <text:p>0.462785665</text:p>
          </table:table-cell>
          <table:table-cell office:value-type="float" office:value="0.46279802362000005" table:style-name="ce1">
            <text:p>0.46279802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3_load</text:p>
          </table:table-cell>
          <table:table-cell office:value-type="float" office:value="0.10027602760000001" table:style-name="ce1">
            <text:p>0.100276028</text:p>
          </table:table-cell>
          <table:table-cell office:value-type="float" office:value="0.10129444670000001" table:style-name="ce1">
            <text:p>0.101294447</text:p>
          </table:table-cell>
          <table:table-cell office:value-type="float" office:value="0.1006109238" table:style-name="ce1">
            <text:p>0.100610924</text:p>
          </table:table-cell>
          <table:table-cell office:value-type="float" office:value="9.9873527200000006E-2" table:style-name="ce1">
            <text:p>0.099873527</text:p>
          </table:table-cell>
          <table:table-cell office:value-type="float" office:value="9.9794265699999996E-2" table:style-name="ce1">
            <text:p>0.099794266</text:p>
          </table:table-cell>
          <table:table-cell office:value-type="float" office:value="0.1009897179" table:style-name="ce1">
            <text:p>0.100989718</text:p>
          </table:table-cell>
          <table:table-cell office:value-type="float" office:value="0.1013621374" table:style-name="ce1">
            <text:p>0.101362137</text:p>
          </table:table-cell>
          <table:table-cell office:value-type="float" office:value="0.1015404099" table:style-name="ce1">
            <text:p>0.10154041</text:p>
          </table:table-cell>
          <table:table-cell office:value-type="float" office:value="0.1011977441" table:style-name="ce1">
            <text:p>0.101197744</text:p>
          </table:table-cell>
          <table:table-cell office:value-type="float" office:value="0.1007769369" table:style-name="ce1">
            <text:p>0.100776937</text:p>
          </table:table-cell>
          <table:table-cell office:value-type="float" office:value="9.9832616200000002E-2" table:style-name="ce1">
            <text:p>0.099832616</text:p>
          </table:table-cell>
          <table:table-cell office:value-type="float" office:value="0.10009505460000001" table:style-name="ce1">
            <text:p>0.100095055</text:p>
          </table:table-cell>
          <table:table-cell office:value-type="float" office:value="0.1003185327" table:style-name="ce1">
            <text:p>0.100318533</text:p>
          </table:table-cell>
          <table:table-cell office:value-type="float" office:value="0.1012902077" table:style-name="ce1">
            <text:p>0.101290208</text:p>
          </table:table-cell>
          <table:table-cell office:value-type="float" office:value="0.1039906308" table:style-name="ce1">
            <text:p>0.103990631</text:p>
          </table:table-cell>
          <table:table-cell office:value-type="float" office:value="0.10399591640000001" table:style-name="ce1">
            <text:p>0.103995916</text:p>
          </table:table-cell>
          <table:table-cell office:value-type="float" office:value="0.10365655170000002" table:style-name="ce1">
            <text:p>0.103656552</text:p>
          </table:table-cell>
          <table:table-cell office:value-type="float" office:value="0.10173454630000001" table:style-name="ce1">
            <text:p>0.101734546</text:p>
          </table:table-cell>
          <table:table-cell office:value-type="float" office:value="0.101388188" table:style-name="ce1">
            <text:p>0.101388188</text:p>
          </table:table-cell>
          <table:table-cell office:value-type="float" office:value="0.10139087470000002" table:style-name="ce1">
            <text:p>0.10139087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4_load</text:p>
          </table:table-cell>
          <table:table-cell office:value-type="float" office:value="0.29882808280000001" table:style-name="ce1">
            <text:p>0.298828083</text:p>
          </table:table-cell>
          <table:table-cell office:value-type="float" office:value="0.30188334010000001" table:style-name="ce1">
            <text:p>0.30188334</text:p>
          </table:table-cell>
          <table:table-cell office:value-type="float" office:value="0.29983277139999998" table:style-name="ce1">
            <text:p>0.299832771</text:p>
          </table:table-cell>
          <table:table-cell office:value-type="float" office:value="0.29762058159999999" table:style-name="ce1">
            <text:p>0.297620582</text:p>
          </table:table-cell>
          <table:table-cell office:value-type="float" office:value="0.29738279709999998" table:style-name="ce1">
            <text:p>0.297382797</text:p>
          </table:table-cell>
          <table:table-cell office:value-type="float" office:value="0.30096915369999999" table:style-name="ce1">
            <text:p>0.300969154</text:p>
          </table:table-cell>
          <table:table-cell office:value-type="float" office:value="0.30208641219999999" table:style-name="ce1">
            <text:p>0.302086412</text:p>
          </table:table-cell>
          <table:table-cell office:value-type="float" office:value="0.30262122969999999" table:style-name="ce1">
            <text:p>0.30262123</text:p>
          </table:table-cell>
          <table:table-cell office:value-type="float" office:value="0.30159323229999996" table:style-name="ce1">
            <text:p>0.301593232</text:p>
          </table:table-cell>
          <table:table-cell office:value-type="float" office:value="0.30033081070000001" table:style-name="ce1">
            <text:p>0.300330811</text:p>
          </table:table-cell>
          <table:table-cell office:value-type="float" office:value="0.2974978486" table:style-name="ce1">
            <text:p>0.297497849</text:p>
          </table:table-cell>
          <table:table-cell office:value-type="float" office:value="0.29828516379999997" table:style-name="ce1">
            <text:p>0.298285164</text:p>
          </table:table-cell>
          <table:table-cell office:value-type="float" office:value="0.2989555981" table:style-name="ce1">
            <text:p>0.298955598</text:p>
          </table:table-cell>
          <table:table-cell office:value-type="float" office:value="0.30187062309999996" table:style-name="ce1">
            <text:p>0.301870623</text:p>
          </table:table-cell>
          <table:table-cell office:value-type="float" office:value="0.30997189239999995" table:style-name="ce1">
            <text:p>0.309971892</text:p>
          </table:table-cell>
          <table:table-cell office:value-type="float" office:value="0.3099877492" table:style-name="ce1">
            <text:p>0.309987749</text:p>
          </table:table-cell>
          <table:table-cell office:value-type="float" office:value="0.30896965510000002" table:style-name="ce1">
            <text:p>0.308969655</text:p>
          </table:table-cell>
          <table:table-cell office:value-type="float" office:value="0.30320363890000002" table:style-name="ce1">
            <text:p>0.303203639</text:p>
          </table:table-cell>
          <table:table-cell office:value-type="float" office:value="0.30216456399999997" table:style-name="ce1">
            <text:p>0.302164564</text:p>
          </table:table-cell>
          <table:table-cell office:value-type="float" office:value="0.30217262410000001" table:style-name="ce1">
            <text:p>0.30217262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5_load</text:p>
          </table:table-cell>
          <table:table-cell office:value-type="float" office:value="2.4829006900000001" table:style-name="ce1">
            <text:p>2.48290069</text:p>
          </table:table-cell>
          <table:table-cell office:value-type="float" office:value="2.5083611674999999" table:style-name="ce1">
            <text:p>2.508361168</text:p>
          </table:table-cell>
          <table:table-cell office:value-type="float" office:value="2.4912730949999999" table:style-name="ce1">
            <text:p>2.491273095</text:p>
          </table:table-cell>
          <table:table-cell office:value-type="float" office:value="2.4728381799999997" table:style-name="ce1">
            <text:p>2.47283818</text:p>
          </table:table-cell>
          <table:table-cell office:value-type="float" office:value="2.4708566424999998" table:style-name="ce1">
            <text:p>2.470856643</text:p>
          </table:table-cell>
          <table:table-cell office:value-type="float" office:value="2.5007429474999996" table:style-name="ce1">
            <text:p>2.500742948</text:p>
          </table:table-cell>
          <table:table-cell office:value-type="float" office:value="2.5100534349999997" table:style-name="ce1">
            <text:p>2.510053435</text:p>
          </table:table-cell>
          <table:table-cell office:value-type="float" office:value="2.5145102474999996" table:style-name="ce1">
            <text:p>2.514510248</text:p>
          </table:table-cell>
          <table:table-cell office:value-type="float" office:value="2.5059436024999999" table:style-name="ce1">
            <text:p>2.505943603</text:p>
          </table:table-cell>
          <table:table-cell office:value-type="float" office:value="2.4954234225" table:style-name="ce1">
            <text:p>2.495423423</text:p>
          </table:table-cell>
          <table:table-cell office:value-type="float" office:value="2.4718154050000001" table:style-name="ce1">
            <text:p>2.471815405</text:p>
          </table:table-cell>
          <table:table-cell office:value-type="float" office:value="2.4783763649999999" table:style-name="ce1">
            <text:p>2.478376365</text:p>
          </table:table-cell>
          <table:table-cell office:value-type="float" office:value="2.4839633174999998" table:style-name="ce1">
            <text:p>2.483963318</text:p>
          </table:table-cell>
          <table:table-cell office:value-type="float" office:value="2.5082551924999996" table:style-name="ce1">
            <text:p>2.508255193</text:p>
          </table:table-cell>
          <table:table-cell office:value-type="float" office:value="2.5757657699999998" table:style-name="ce1">
            <text:p>2.57576577</text:p>
          </table:table-cell>
          <table:table-cell office:value-type="float" office:value="2.5758979100000001" table:style-name="ce1">
            <text:p>2.57589791</text:p>
          </table:table-cell>
          <table:table-cell office:value-type="float" office:value="2.5674137925" table:style-name="ce1">
            <text:p>2.567413793</text:p>
          </table:table-cell>
          <table:table-cell office:value-type="float" office:value="2.5193636575" table:style-name="ce1">
            <text:p>2.519363658</text:p>
          </table:table-cell>
          <table:table-cell office:value-type="float" office:value="2.5107046999999998" table:style-name="ce1">
            <text:p>2.5107047</text:p>
          </table:table-cell>
          <table:table-cell office:value-type="float" office:value="2.5107718675000004" table:style-name="ce1">
            <text:p>2.51077186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6_load</text:p>
          </table:table-cell>
          <table:table-cell office:value-type="float" office:value="1.4901404139999999" table:style-name="ce1">
            <text:p>1.490140414</text:p>
          </table:table-cell>
          <table:table-cell office:value-type="float" office:value="1.5054167005000001" table:style-name="ce1">
            <text:p>1.505416701</text:p>
          </table:table-cell>
          <table:table-cell office:value-type="float" office:value="1.4951638569999999" table:style-name="ce1">
            <text:p>1.495163857</text:p>
          </table:table-cell>
          <table:table-cell office:value-type="float" office:value="1.4841029079999999" table:style-name="ce1">
            <text:p>1.484102908</text:p>
          </table:table-cell>
          <table:table-cell office:value-type="float" office:value="1.4829139854999998" table:style-name="ce1">
            <text:p>1.482913986</text:p>
          </table:table-cell>
          <table:table-cell office:value-type="float" office:value="1.5008457684999998" table:style-name="ce1">
            <text:p>1.500845769</text:p>
          </table:table-cell>
          <table:table-cell office:value-type="float" office:value="1.5064320609999999" table:style-name="ce1">
            <text:p>1.506432061</text:p>
          </table:table-cell>
          <table:table-cell office:value-type="float" office:value="1.5091061484999999" table:style-name="ce1">
            <text:p>1.509106149</text:p>
          </table:table-cell>
          <table:table-cell office:value-type="float" office:value="1.5039661614999997" table:style-name="ce1">
            <text:p>1.503966162</text:p>
          </table:table-cell>
          <table:table-cell office:value-type="float" office:value="1.4976540534999998" table:style-name="ce1">
            <text:p>1.497654054</text:p>
          </table:table-cell>
          <table:table-cell office:value-type="float" office:value="1.483489243" table:style-name="ce1">
            <text:p>1.483489243</text:p>
          </table:table-cell>
          <table:table-cell office:value-type="float" office:value="1.4874258189999998" table:style-name="ce1">
            <text:p>1.487425819</text:p>
          </table:table-cell>
          <table:table-cell office:value-type="float" office:value="1.4907779904999998" table:style-name="ce1">
            <text:p>1.490777991</text:p>
          </table:table-cell>
          <table:table-cell office:value-type="float" office:value="1.5053531154999997" table:style-name="ce1">
            <text:p>1.505353116</text:p>
          </table:table-cell>
          <table:table-cell office:value-type="float" office:value="1.5458594619999997" table:style-name="ce1">
            <text:p>1.545859462</text:p>
          </table:table-cell>
          <table:table-cell office:value-type="float" office:value="1.545938746" table:style-name="ce1">
            <text:p>1.545938746</text:p>
          </table:table-cell>
          <table:table-cell office:value-type="float" office:value="1.5408482755000001" table:style-name="ce1">
            <text:p>1.540848276</text:p>
          </table:table-cell>
          <table:table-cell office:value-type="float" office:value="1.5120181945" table:style-name="ce1">
            <text:p>1.512018195</text:p>
          </table:table-cell>
          <table:table-cell office:value-type="float" office:value="1.50682282" table:style-name="ce1">
            <text:p>1.50682282</text:p>
          </table:table-cell>
          <table:table-cell office:value-type="float" office:value="1.5068631205" table:style-name="ce1">
            <text:p>1.50686312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7_load</text:p>
          </table:table-cell>
          <table:table-cell office:value-type="float" office:value="0.92426705668000009" table:style-name="ce1">
            <text:p>0.924267057</text:p>
          </table:table-cell>
          <table:table-cell office:value-type="float" office:value="0.93373835431000007" table:style-name="ce1">
            <text:p>0.933738354</text:p>
          </table:table-cell>
          <table:table-cell office:value-type="float" office:value="0.92738159133999998" table:style-name="ce1">
            <text:p>0.927381591</text:p>
          </table:table-cell>
          <table:table-cell office:value-type="float" office:value="0.92052380296000003" table:style-name="ce1">
            <text:p>0.920523803</text:p>
          </table:table-cell>
          <table:table-cell office:value-type="float" office:value="0.91978667101" table:style-name="ce1">
            <text:p>0.919786671</text:p>
          </table:table-cell>
          <table:table-cell office:value-type="float" office:value="0.93090437647000002" table:style-name="ce1">
            <text:p>0.930904376</text:p>
          </table:table-cell>
          <table:table-cell office:value-type="float" office:value="0.93436787781999997" table:style-name="ce1">
            <text:p>0.934367878</text:p>
          </table:table-cell>
          <table:table-cell office:value-type="float" office:value="0.93602581207000002" table:style-name="ce1">
            <text:p>0.936025812</text:p>
          </table:table-cell>
          <table:table-cell office:value-type="float" office:value="0.93283902012999997" table:style-name="ce1">
            <text:p>0.93283902</text:p>
          </table:table-cell>
          <table:table-cell office:value-type="float" office:value="0.92892551317000005" table:style-name="ce1">
            <text:p>0.928925513</text:p>
          </table:table-cell>
          <table:table-cell office:value-type="float" office:value="0.92014333066000009" table:style-name="ce1">
            <text:p>0.920143331</text:p>
          </table:table-cell>
          <table:table-cell office:value-type="float" office:value="0.92258400778000005" table:style-name="ce1">
            <text:p>0.922584008</text:p>
          </table:table-cell>
          <table:table-cell office:value-type="float" office:value="0.92466235410999997" table:style-name="ce1">
            <text:p>0.924662354</text:p>
          </table:table-cell>
          <table:table-cell office:value-type="float" office:value="0.93369893160999995" table:style-name="ce1">
            <text:p>0.933698932</text:p>
          </table:table-cell>
          <table:table-cell office:value-type="float" office:value="0.95881286643999997" table:style-name="ce1">
            <text:p>0.958812866</text:p>
          </table:table-cell>
          <table:table-cell office:value-type="float" office:value="0.95886202252000019" table:style-name="ce1">
            <text:p>0.958862023</text:p>
          </table:table-cell>
          <table:table-cell office:value-type="float" office:value="0.9557059308100001" table:style-name="ce1">
            <text:p>0.955705931</text:p>
          </table:table-cell>
          <table:table-cell office:value-type="float" office:value="0.93783128059000009" table:style-name="ce1">
            <text:p>0.937831281</text:p>
          </table:table-cell>
          <table:table-cell office:value-type="float" office:value="0.93461014840000001" table:style-name="ce1">
            <text:p>0.934610148</text:p>
          </table:table-cell>
          <table:table-cell office:value-type="float" office:value="0.93463513471000015" table:style-name="ce1">
            <text:p>0.93463513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8_load</text:p>
          </table:table-cell>
          <table:table-cell office:value-type="float" office:value="0.99376027600000005" table:style-name="ce1">
            <text:p>0.993760276</text:p>
          </table:table-cell>
          <table:table-cell office:value-type="float" office:value="1.003944467" table:style-name="ce1">
            <text:p>1.003944467</text:p>
          </table:table-cell>
          <table:table-cell office:value-type="float" office:value="0.99710923799999995" table:style-name="ce1">
            <text:p>0.997109238</text:p>
          </table:table-cell>
          <table:table-cell office:value-type="float" office:value="0.989735272" table:style-name="ce1">
            <text:p>0.989735272</text:p>
          </table:table-cell>
          <table:table-cell office:value-type="float" office:value="0.98894265699999995" table:style-name="ce1">
            <text:p>0.988942657</text:p>
          </table:table-cell>
          <table:table-cell office:value-type="float" office:value="1.0008971789999999" table:style-name="ce1">
            <text:p>1.000897179</text:p>
          </table:table-cell>
          <table:table-cell office:value-type="float" office:value="1.0046213739999998" table:style-name="ce1">
            <text:p>1.004621374</text:p>
          </table:table-cell>
          <table:table-cell office:value-type="float" office:value="1.0064040989999998" table:style-name="ce1">
            <text:p>1.006404099</text:p>
          </table:table-cell>
          <table:table-cell office:value-type="float" office:value="1.0029774409999999" table:style-name="ce1">
            <text:p>1.002977441</text:p>
          </table:table-cell>
          <table:table-cell office:value-type="float" office:value="0.99876936900000002" table:style-name="ce1">
            <text:p>0.998769369</text:p>
          </table:table-cell>
          <table:table-cell office:value-type="float" office:value="0.98932616200000001" table:style-name="ce1">
            <text:p>0.989326162</text:p>
          </table:table-cell>
          <table:table-cell office:value-type="float" office:value="0.99195054599999999" table:style-name="ce1">
            <text:p>0.991950546</text:p>
          </table:table-cell>
          <table:table-cell office:value-type="float" office:value="0.99418532699999995" table:style-name="ce1">
            <text:p>0.994185327</text:p>
          </table:table-cell>
          <table:table-cell office:value-type="float" office:value="1.0039020769999998" table:style-name="ce1">
            <text:p>1.003902077</text:p>
          </table:table-cell>
          <table:table-cell office:value-type="float" office:value="1.0309063079999998" table:style-name="ce1">
            <text:p>1.030906308</text:p>
          </table:table-cell>
          <table:table-cell office:value-type="float" office:value="1.030959164" table:style-name="ce1">
            <text:p>1.030959164</text:p>
          </table:table-cell>
          <table:table-cell office:value-type="float" office:value="1.027565517" table:style-name="ce1">
            <text:p>1.027565517</text:p>
          </table:table-cell>
          <table:table-cell office:value-type="float" office:value="1.0083454629999999" table:style-name="ce1">
            <text:p>1.008345463</text:p>
          </table:table-cell>
          <table:table-cell office:value-type="float" office:value="1.0048818799999999" table:style-name="ce1">
            <text:p>1.00488188</text:p>
          </table:table-cell>
          <table:table-cell office:value-type="float" office:value="1.004908747" table:style-name="ce1">
            <text:p>1.00490874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9_load</text:p>
          </table:table-cell>
          <table:table-cell office:value-type="float" office:value="0.92426705668000009" table:style-name="ce1">
            <text:p>0.924267057</text:p>
          </table:table-cell>
          <table:table-cell office:value-type="float" office:value="0.93373835431000007" table:style-name="ce1">
            <text:p>0.933738354</text:p>
          </table:table-cell>
          <table:table-cell office:value-type="float" office:value="0.92738159133999998" table:style-name="ce1">
            <text:p>0.927381591</text:p>
          </table:table-cell>
          <table:table-cell office:value-type="float" office:value="0.92052380296000003" table:style-name="ce1">
            <text:p>0.920523803</text:p>
          </table:table-cell>
          <table:table-cell office:value-type="float" office:value="0.91978667101" table:style-name="ce1">
            <text:p>0.919786671</text:p>
          </table:table-cell>
          <table:table-cell office:value-type="float" office:value="0.93090437647000002" table:style-name="ce1">
            <text:p>0.930904376</text:p>
          </table:table-cell>
          <table:table-cell office:value-type="float" office:value="0.93436787781999997" table:style-name="ce1">
            <text:p>0.934367878</text:p>
          </table:table-cell>
          <table:table-cell office:value-type="float" office:value="0.93602581207000002" table:style-name="ce1">
            <text:p>0.936025812</text:p>
          </table:table-cell>
          <table:table-cell office:value-type="float" office:value="0.93283902012999997" table:style-name="ce1">
            <text:p>0.93283902</text:p>
          </table:table-cell>
          <table:table-cell office:value-type="float" office:value="0.92892551317000005" table:style-name="ce1">
            <text:p>0.928925513</text:p>
          </table:table-cell>
          <table:table-cell office:value-type="float" office:value="0.92014333066000009" table:style-name="ce1">
            <text:p>0.920143331</text:p>
          </table:table-cell>
          <table:table-cell office:value-type="float" office:value="0.92258400778000005" table:style-name="ce1">
            <text:p>0.922584008</text:p>
          </table:table-cell>
          <table:table-cell office:value-type="float" office:value="0.92466235410999997" table:style-name="ce1">
            <text:p>0.924662354</text:p>
          </table:table-cell>
          <table:table-cell office:value-type="float" office:value="0.93369893160999995" table:style-name="ce1">
            <text:p>0.933698932</text:p>
          </table:table-cell>
          <table:table-cell office:value-type="float" office:value="0.95881286643999997" table:style-name="ce1">
            <text:p>0.958812866</text:p>
          </table:table-cell>
          <table:table-cell office:value-type="float" office:value="0.95886202252000019" table:style-name="ce1">
            <text:p>0.958862023</text:p>
          </table:table-cell>
          <table:table-cell office:value-type="float" office:value="0.9557059308100001" table:style-name="ce1">
            <text:p>0.955705931</text:p>
          </table:table-cell>
          <table:table-cell office:value-type="float" office:value="0.93783128059000009" table:style-name="ce1">
            <text:p>0.937831281</text:p>
          </table:table-cell>
          <table:table-cell office:value-type="float" office:value="0.93461014840000001" table:style-name="ce1">
            <text:p>0.934610148</text:p>
          </table:table-cell>
          <table:table-cell office:value-type="float" office:value="0.93463513471000015" table:style-name="ce1">
            <text:p>0.93463513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0_load</text:p>
          </table:table-cell>
          <table:table-cell office:value-type="float" office:value="0.72075120010000004" table:style-name="ce1">
            <text:p>0.7207512</text:p>
          </table:table-cell>
          <table:table-cell office:value-type="float" office:value="0.728134738575" table:style-name="ce1">
            <text:p>0.728134739</text:p>
          </table:table-cell>
          <table:table-cell office:value-type="float" office:value="0.72317919754999993" table:style-name="ce1">
            <text:p>0.723179198</text:p>
          </table:table-cell>
          <table:table-cell office:value-type="float" office:value="0.71783307220000003" table:style-name="ce1">
            <text:p>0.717833072</text:p>
          </table:table-cell>
          <table:table-cell office:value-type="float" office:value="0.71725842632499992" table:style-name="ce1">
            <text:p>0.717258426</text:p>
          </table:table-cell>
          <table:table-cell office:value-type="float" office:value="0.72592545477499992" table:style-name="ce1">
            <text:p>0.725925455</text:p>
          </table:table-cell>
          <table:table-cell office:value-type="float" office:value="0.72862549614999994" table:style-name="ce1">
            <text:p>0.728625496</text:p>
          </table:table-cell>
          <table:table-cell office:value-type="float" office:value="0.72991797177499995" table:style-name="ce1">
            <text:p>0.729917972</text:p>
          </table:table-cell>
          <table:table-cell office:value-type="float" office:value="0.72743364472499994" table:style-name="ce1">
            <text:p>0.727433645</text:p>
          </table:table-cell>
          <table:table-cell office:value-type="float" office:value="0.72438279252500004" table:style-name="ce1">
            <text:p>0.724382793</text:p>
          </table:table-cell>
          <table:table-cell office:value-type="float" office:value="0.71753646744999999" table:style-name="ce1">
            <text:p>0.717536467</text:p>
          </table:table-cell>
          <table:table-cell office:value-type="float" office:value="0.71943914585000002" table:style-name="ce1">
            <text:p>0.719439146</text:p>
          </table:table-cell>
          <table:table-cell office:value-type="float" office:value="0.72105936207499999" table:style-name="ce1">
            <text:p>0.721059362</text:p>
          </table:table-cell>
          <table:table-cell office:value-type="float" office:value="0.7281040058249999" table:style-name="ce1">
            <text:p>0.728104006</text:p>
          </table:table-cell>
          <table:table-cell office:value-type="float" office:value="0.74768207329999992" table:style-name="ce1">
            <text:p>0.747682073</text:p>
          </table:table-cell>
          <table:table-cell office:value-type="float" office:value="0.7477203939" table:style-name="ce1">
            <text:p>0.747720394</text:p>
          </table:table-cell>
          <table:table-cell office:value-type="float" office:value="0.74525999982500002" table:style-name="ce1">
            <text:p>0.74526</text:p>
          </table:table-cell>
          <table:table-cell office:value-type="float" office:value="0.73132546067500004" table:style-name="ce1">
            <text:p>0.731325461</text:p>
          </table:table-cell>
          <table:table-cell office:value-type="float" office:value="0.72881436300000002" table:style-name="ce1">
            <text:p>0.728814363</text:p>
          </table:table-cell>
          <table:table-cell office:value-type="float" office:value="0.72883384157500009" table:style-name="ce1">
            <text:p>0.72883384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1_load</text:p>
          </table:table-cell>
          <table:table-cell office:value-type="float" office:value="0.42788691868000001" table:style-name="ce1">
            <text:p>0.427886919</text:p>
          </table:table-cell>
          <table:table-cell office:value-type="float" office:value="0.43226612081000004" table:style-name="ce1">
            <text:p>0.432266121</text:p>
          </table:table-cell>
          <table:table-cell office:value-type="float" office:value="0.42932697234" table:style-name="ce1">
            <text:p>0.429326972</text:p>
          </table:table-cell>
          <table:table-cell office:value-type="float" office:value="0.42615616695999997" table:style-name="ce1">
            <text:p>0.426156167</text:p>
          </table:table-cell>
          <table:table-cell office:value-type="float" office:value="0.42581534250999997" table:style-name="ce1">
            <text:p>0.425815343</text:p>
          </table:table-cell>
          <table:table-cell office:value-type="float" office:value="0.43095578696999998" table:style-name="ce1">
            <text:p>0.430955787</text:p>
          </table:table-cell>
          <table:table-cell office:value-type="float" office:value="0.43255719081999999" table:style-name="ce1">
            <text:p>0.432557191</text:p>
          </table:table-cell>
          <table:table-cell office:value-type="float" office:value="0.43332376256999999" table:style-name="ce1">
            <text:p>0.433323763</text:p>
          </table:table-cell>
          <table:table-cell office:value-type="float" office:value="0.43185029962999999" table:style-name="ce1">
            <text:p>0.4318503</text:p>
          </table:table-cell>
          <table:table-cell office:value-type="float" office:value="0.43004082866999999" table:style-name="ce1">
            <text:p>0.430040829</text:p>
          </table:table-cell>
          <table:table-cell office:value-type="float" office:value="0.42598024965999998" table:style-name="ce1">
            <text:p>0.42598025</text:p>
          </table:table-cell>
          <table:table-cell office:value-type="float" office:value="0.42710873478" table:style-name="ce1">
            <text:p>0.427108735</text:p>
          </table:table-cell>
          <table:table-cell office:value-type="float" office:value="0.42806969061" table:style-name="ce1">
            <text:p>0.428069691</text:p>
          </table:table-cell>
          <table:table-cell office:value-type="float" office:value="0.43224789310999995" table:style-name="ce1">
            <text:p>0.432247893</text:p>
          </table:table-cell>
          <table:table-cell office:value-type="float" office:value="0.44385971243999994" table:style-name="ce1">
            <text:p>0.443859712</text:p>
          </table:table-cell>
          <table:table-cell office:value-type="float" office:value="0.44388244052000003" table:style-name="ce1">
            <text:p>0.443882441</text:p>
          </table:table-cell>
          <table:table-cell office:value-type="float" office:value="0.44242317231000006" table:style-name="ce1">
            <text:p>0.442423172</text:p>
          </table:table-cell>
          <table:table-cell office:value-type="float" office:value="0.43415854909000001" table:style-name="ce1">
            <text:p>0.434158549</text:p>
          </table:table-cell>
          <table:table-cell office:value-type="float" office:value="0.4326692084" table:style-name="ce1">
            <text:p>0.432669208</text:p>
          </table:table-cell>
          <table:table-cell office:value-type="float" office:value="0.43268076121000004" table:style-name="ce1">
            <text:p>0.43268076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2_load</text:p>
          </table:table-cell>
          <table:table-cell office:value-type="float" office:value="2.1850726072" table:style-name="ce1">
            <text:p>2.185072607</text:p>
          </table:table-cell>
          <table:table-cell office:value-type="float" office:value="2.2074778274000004" table:style-name="ce1">
            <text:p>2.207477827</text:p>
          </table:table-cell>
          <table:table-cell office:value-type="float" office:value="2.1924403236000001" table:style-name="ce1">
            <text:p>2.192440324</text:p>
          </table:table-cell>
          <table:table-cell office:value-type="float" office:value="2.1762175984000001" table:style-name="ce1">
            <text:p>2.176217598</text:p>
          </table:table-cell>
          <table:table-cell office:value-type="float" office:value="2.1744738454000001" table:style-name="ce1">
            <text:p>2.174473845</text:p>
          </table:table-cell>
          <table:table-cell office:value-type="float" office:value="2.2007737937999998" table:style-name="ce1">
            <text:p>2.200773794</text:p>
          </table:table-cell>
          <table:table-cell office:value-type="float" office:value="2.2089670228" table:style-name="ce1">
            <text:p>2.208967023</text:p>
          </table:table-cell>
          <table:table-cell office:value-type="float" office:value="2.2128890177999998" table:style-name="ce1">
            <text:p>2.212889018</text:p>
          </table:table-cell>
          <table:table-cell office:value-type="float" office:value="2.2053503702000001" table:style-name="ce1">
            <text:p>2.20535037</text:p>
          </table:table-cell>
          <table:table-cell office:value-type="float" office:value="2.1960926118000001" table:style-name="ce1">
            <text:p>2.196092612</text:p>
          </table:table-cell>
          <table:table-cell office:value-type="float" office:value="2.1753175564" table:style-name="ce1">
            <text:p>2.175317556</text:p>
          </table:table-cell>
          <table:table-cell office:value-type="float" office:value="2.1810912012000001" table:style-name="ce1">
            <text:p>2.181091201</text:p>
          </table:table-cell>
          <table:table-cell office:value-type="float" office:value="2.1860077194" table:style-name="ce1">
            <text:p>2.186007719</text:p>
          </table:table-cell>
          <table:table-cell office:value-type="float" office:value="2.2073845693999998" table:style-name="ce1">
            <text:p>2.207384569</text:p>
          </table:table-cell>
          <table:table-cell office:value-type="float" office:value="2.2667938776000001" table:style-name="ce1">
            <text:p>2.266793878</text:p>
          </table:table-cell>
          <table:table-cell office:value-type="float" office:value="2.2669101608000002" table:style-name="ce1">
            <text:p>2.266910161</text:p>
          </table:table-cell>
          <table:table-cell office:value-type="float" office:value="2.2594441374000005" table:style-name="ce1">
            <text:p>2.259444137</text:p>
          </table:table-cell>
          <table:table-cell office:value-type="float" office:value="2.2171600186" table:style-name="ce1">
            <text:p>2.217160019</text:p>
          </table:table-cell>
          <table:table-cell office:value-type="float" office:value="2.2095401360000002" table:style-name="ce1">
            <text:p>2.209540136</text:p>
          </table:table-cell>
          <table:table-cell office:value-type="float" office:value="2.2095992434000005" table:style-name="ce1">
            <text:p>2.20959924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3_load</text:p>
          </table:table-cell>
          <table:table-cell office:value-type="float" office:value="2.2843486348000002" table:style-name="ce1">
            <text:p>2.284348635</text:p>
          </table:table-cell>
          <table:table-cell office:value-type="float" office:value="2.3077722741000004" table:style-name="ce1">
            <text:p>2.307772274</text:p>
          </table:table-cell>
          <table:table-cell office:value-type="float" office:value="2.2920512473999999" table:style-name="ce1">
            <text:p>2.292051247</text:p>
          </table:table-cell>
          <table:table-cell office:value-type="float" office:value="2.2750911255999999" table:style-name="ce1">
            <text:p>2.275091126</text:p>
          </table:table-cell>
          <table:table-cell office:value-type="float" office:value="2.2732681111000002" table:style-name="ce1">
            <text:p>2.273268111</text:p>
          </table:table-cell>
          <table:table-cell office:value-type="float" office:value="2.3007635117" table:style-name="ce1">
            <text:p>2.300763512</text:p>
          </table:table-cell>
          <table:table-cell office:value-type="float" office:value="2.3093291601999999" table:style-name="ce1">
            <text:p>2.30932916</text:p>
          </table:table-cell>
          <table:table-cell office:value-type="float" office:value="2.3134294277" table:style-name="ce1">
            <text:p>2.313429428</text:p>
          </table:table-cell>
          <table:table-cell office:value-type="float" office:value="2.3055481143000001" table:style-name="ce1">
            <text:p>2.305548114</text:p>
          </table:table-cell>
          <table:table-cell office:value-type="float" office:value="2.2958695487000003" table:style-name="ce1">
            <text:p>2.295869549</text:p>
          </table:table-cell>
          <table:table-cell office:value-type="float" office:value="2.2741501726000002" table:style-name="ce1">
            <text:p>2.274150173</text:p>
          </table:table-cell>
          <table:table-cell office:value-type="float" office:value="2.2801862558000003" table:style-name="ce1">
            <text:p>2.280186256</text:p>
          </table:table-cell>
          <table:table-cell office:value-type="float" office:value="2.2853262521" table:style-name="ce1">
            <text:p>2.285326252</text:p>
          </table:table-cell>
          <table:table-cell office:value-type="float" office:value="2.3076747770999999" table:style-name="ce1">
            <text:p>2.307674777</text:p>
          </table:table-cell>
          <table:table-cell office:value-type="float" office:value="2.3697845084" table:style-name="ce1">
            <text:p>2.369784508</text:p>
          </table:table-cell>
          <table:table-cell office:value-type="float" office:value="2.3699060772000005" table:style-name="ce1">
            <text:p>2.369906077</text:p>
          </table:table-cell>
          <table:table-cell office:value-type="float" office:value="2.3621006891000005" table:style-name="ce1">
            <text:p>2.362100689</text:p>
          </table:table-cell>
          <table:table-cell office:value-type="float" office:value="2.3178945649000005" table:style-name="ce1">
            <text:p>2.317894565</text:p>
          </table:table-cell>
          <table:table-cell office:value-type="float" office:value="2.3099283240000004" table:style-name="ce1">
            <text:p>2.309928324</text:p>
          </table:table-cell>
          <table:table-cell office:value-type="float" office:value="2.3099901181000004" table:style-name="ce1">
            <text:p>2.30999011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4_load</text:p>
          </table:table-cell>
          <table:table-cell office:value-type="float" office:value="0.30875568555999999" table:style-name="ce1">
            <text:p>0.308755686</text:p>
          </table:table-cell>
          <table:table-cell office:value-type="float" office:value="0.31191278477000001" table:style-name="ce1">
            <text:p>0.311912785</text:p>
          </table:table-cell>
          <table:table-cell office:value-type="float" office:value="0.30979386377999996" table:style-name="ce1">
            <text:p>0.309793864</text:p>
          </table:table-cell>
          <table:table-cell office:value-type="float" office:value="0.30750793432000001" table:style-name="ce1">
            <text:p>0.307507934</text:p>
          </table:table-cell>
          <table:table-cell office:value-type="float" office:value="0.30726222367" table:style-name="ce1">
            <text:p>0.307262224</text:p>
          </table:table-cell>
          <table:table-cell office:value-type="float" office:value="0.31096812548999997" table:style-name="ce1">
            <text:p>0.310968125</text:p>
          </table:table-cell>
          <table:table-cell office:value-type="float" office:value="0.31212262594000001" table:style-name="ce1">
            <text:p>0.312122626</text:p>
          </table:table-cell>
          <table:table-cell office:value-type="float" office:value="0.31267527069000001" table:style-name="ce1">
            <text:p>0.312675271</text:p>
          </table:table-cell>
          <table:table-cell office:value-type="float" office:value="0.31161300670999997" table:style-name="ce1">
            <text:p>0.311613007</text:p>
          </table:table-cell>
          <table:table-cell office:value-type="float" office:value="0.31030850439000002" table:style-name="ce1">
            <text:p>0.310308504</text:p>
          </table:table-cell>
          <table:table-cell office:value-type="float" office:value="0.30738111021999998" table:style-name="ce1">
            <text:p>0.30738111</text:p>
          </table:table-cell>
          <table:table-cell office:value-type="float" office:value="0.30819466926" table:style-name="ce1">
            <text:p>0.308194669</text:p>
          </table:table-cell>
          <table:table-cell office:value-type="float" office:value="0.30888745137000001" table:style-name="ce1">
            <text:p>0.308887451</text:p>
          </table:table-cell>
          <table:table-cell office:value-type="float" office:value="0.31189964386999997" table:style-name="ce1">
            <text:p>0.311899644</text:p>
          </table:table-cell>
          <table:table-cell office:value-type="float" office:value="0.32027095547999995" table:style-name="ce1">
            <text:p>0.320270955</text:p>
          </table:table-cell>
          <table:table-cell office:value-type="float" office:value="0.32028734084000005" table:style-name="ce1">
            <text:p>0.320287341</text:p>
          </table:table-cell>
          <table:table-cell office:value-type="float" office:value="0.31923531027000002" table:style-name="ce1">
            <text:p>0.31923531</text:p>
          </table:table-cell>
          <table:table-cell office:value-type="float" office:value="0.31327709352999999" table:style-name="ce1">
            <text:p>0.313277094</text:p>
          </table:table-cell>
          <table:table-cell office:value-type="float" office:value="0.31220338279999998" table:style-name="ce1">
            <text:p>0.312203383</text:p>
          </table:table-cell>
          <table:table-cell office:value-type="float" office:value="0.31221171157000005" table:style-name="ce1">
            <text:p>0.31221171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5_load</text:p>
          </table:table-cell>
          <table:table-cell office:value-type="float" office:value="1.3908643864000001" table:style-name="ce1">
            <text:p>1.390864386</text:p>
          </table:table-cell>
          <table:table-cell office:value-type="float" office:value="1.4051222538000001" table:style-name="ce1">
            <text:p>1.405122254</text:p>
          </table:table-cell>
          <table:table-cell office:value-type="float" office:value="1.3955529331999998" table:style-name="ce1">
            <text:p>1.395552933</text:p>
          </table:table-cell>
          <table:table-cell office:value-type="float" office:value="1.3852293808" table:style-name="ce1">
            <text:p>1.385229381</text:p>
          </table:table-cell>
          <table:table-cell office:value-type="float" office:value="1.3841197197999999" table:style-name="ce1">
            <text:p>1.38411972</text:p>
          </table:table-cell>
          <table:table-cell office:value-type="float" office:value="1.4008560506000001" table:style-name="ce1">
            <text:p>1.400856051</text:p>
          </table:table-cell>
          <table:table-cell office:value-type="float" office:value="1.4060699236" table:style-name="ce1">
            <text:p>1.406069924</text:p>
          </table:table-cell>
          <table:table-cell office:value-type="float" office:value="1.4085657385999999" table:style-name="ce1">
            <text:p>1.408565739</text:p>
          </table:table-cell>
          <table:table-cell office:value-type="float" office:value="1.4037684174" table:style-name="ce1">
            <text:p>1.403768417</text:p>
          </table:table-cell>
          <table:table-cell office:value-type="float" office:value="1.3978771166000001" table:style-name="ce1">
            <text:p>1.397877117</text:p>
          </table:table-cell>
          <table:table-cell office:value-type="float" office:value="1.3846566268" table:style-name="ce1">
            <text:p>1.384656627</text:p>
          </table:table-cell>
          <table:table-cell office:value-type="float" office:value="1.3883307644" table:style-name="ce1">
            <text:p>1.388330764</text:p>
          </table:table-cell>
          <table:table-cell office:value-type="float" office:value="1.3914594577999999" table:style-name="ce1">
            <text:p>1.391459458</text:p>
          </table:table-cell>
          <table:table-cell office:value-type="float" office:value="1.4050629077999999" table:style-name="ce1">
            <text:p>1.405062908</text:p>
          </table:table-cell>
          <table:table-cell office:value-type="float" office:value="1.4428688312" table:style-name="ce1">
            <text:p>1.442868831</text:p>
          </table:table-cell>
          <table:table-cell office:value-type="float" office:value="1.4429428296000002" table:style-name="ce1">
            <text:p>1.44294283</text:p>
          </table:table-cell>
          <table:table-cell office:value-type="float" office:value="1.4381917238000002" table:style-name="ce1">
            <text:p>1.438191724</text:p>
          </table:table-cell>
          <table:table-cell office:value-type="float" office:value="1.4112836482000002" table:style-name="ce1">
            <text:p>1.411283648</text:p>
          </table:table-cell>
          <table:table-cell office:value-type="float" office:value="1.4064346320000001" table:style-name="ce1">
            <text:p>1.406434632</text:p>
          </table:table-cell>
          <table:table-cell office:value-type="float" office:value="1.4064722458000001" table:style-name="ce1">
            <text:p>1.40647224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6_load</text:p>
          </table:table-cell>
          <table:table-cell office:value-type="float" office:value="1.4901404139999999" table:style-name="ce1">
            <text:p>1.490140414</text:p>
          </table:table-cell>
          <table:table-cell office:value-type="float" office:value="1.5054167005000001" table:style-name="ce1">
            <text:p>1.505416701</text:p>
          </table:table-cell>
          <table:table-cell office:value-type="float" office:value="1.4951638569999999" table:style-name="ce1">
            <text:p>1.495163857</text:p>
          </table:table-cell>
          <table:table-cell office:value-type="float" office:value="1.4841029079999999" table:style-name="ce1">
            <text:p>1.484102908</text:p>
          </table:table-cell>
          <table:table-cell office:value-type="float" office:value="1.4829139854999998" table:style-name="ce1">
            <text:p>1.482913986</text:p>
          </table:table-cell>
          <table:table-cell office:value-type="float" office:value="1.5008457684999998" table:style-name="ce1">
            <text:p>1.500845769</text:p>
          </table:table-cell>
          <table:table-cell office:value-type="float" office:value="1.5064320609999999" table:style-name="ce1">
            <text:p>1.506432061</text:p>
          </table:table-cell>
          <table:table-cell office:value-type="float" office:value="1.5091061484999999" table:style-name="ce1">
            <text:p>1.509106149</text:p>
          </table:table-cell>
          <table:table-cell office:value-type="float" office:value="1.5039661614999997" table:style-name="ce1">
            <text:p>1.503966162</text:p>
          </table:table-cell>
          <table:table-cell office:value-type="float" office:value="1.4976540534999998" table:style-name="ce1">
            <text:p>1.497654054</text:p>
          </table:table-cell>
          <table:table-cell office:value-type="float" office:value="1.483489243" table:style-name="ce1">
            <text:p>1.483489243</text:p>
          </table:table-cell>
          <table:table-cell office:value-type="float" office:value="1.4874258189999998" table:style-name="ce1">
            <text:p>1.487425819</text:p>
          </table:table-cell>
          <table:table-cell office:value-type="float" office:value="1.4907779904999998" table:style-name="ce1">
            <text:p>1.490777991</text:p>
          </table:table-cell>
          <table:table-cell office:value-type="float" office:value="1.5053531154999997" table:style-name="ce1">
            <text:p>1.505353116</text:p>
          </table:table-cell>
          <table:table-cell office:value-type="float" office:value="1.5458594619999997" table:style-name="ce1">
            <text:p>1.545859462</text:p>
          </table:table-cell>
          <table:table-cell office:value-type="float" office:value="1.545938746" table:style-name="ce1">
            <text:p>1.545938746</text:p>
          </table:table-cell>
          <table:table-cell office:value-type="float" office:value="1.5408482755000001" table:style-name="ce1">
            <text:p>1.540848276</text:p>
          </table:table-cell>
          <table:table-cell office:value-type="float" office:value="1.5120181945" table:style-name="ce1">
            <text:p>1.512018195</text:p>
          </table:table-cell>
          <table:table-cell office:value-type="float" office:value="1.50682282" table:style-name="ce1">
            <text:p>1.50682282</text:p>
          </table:table-cell>
          <table:table-cell office:value-type="float" office:value="1.5068631205" table:style-name="ce1">
            <text:p>1.50686312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7_load</text:p>
          </table:table-cell>
          <table:table-cell office:value-type="float" office:value="1.3908643864000001" table:style-name="ce1">
            <text:p>1.390864386</text:p>
          </table:table-cell>
          <table:table-cell office:value-type="float" office:value="1.4051222538000001" table:style-name="ce1">
            <text:p>1.405122254</text:p>
          </table:table-cell>
          <table:table-cell office:value-type="float" office:value="1.3955529331999998" table:style-name="ce1">
            <text:p>1.395552933</text:p>
          </table:table-cell>
          <table:table-cell office:value-type="float" office:value="1.3852293808" table:style-name="ce1">
            <text:p>1.385229381</text:p>
          </table:table-cell>
          <table:table-cell office:value-type="float" office:value="1.3841197197999999" table:style-name="ce1">
            <text:p>1.38411972</text:p>
          </table:table-cell>
          <table:table-cell office:value-type="float" office:value="1.4008560506000001" table:style-name="ce1">
            <text:p>1.400856051</text:p>
          </table:table-cell>
          <table:table-cell office:value-type="float" office:value="1.4060699236" table:style-name="ce1">
            <text:p>1.406069924</text:p>
          </table:table-cell>
          <table:table-cell office:value-type="float" office:value="1.4085657385999999" table:style-name="ce1">
            <text:p>1.408565739</text:p>
          </table:table-cell>
          <table:table-cell office:value-type="float" office:value="1.4037684174" table:style-name="ce1">
            <text:p>1.403768417</text:p>
          </table:table-cell>
          <table:table-cell office:value-type="float" office:value="1.3978771166000001" table:style-name="ce1">
            <text:p>1.397877117</text:p>
          </table:table-cell>
          <table:table-cell office:value-type="float" office:value="1.3846566268" table:style-name="ce1">
            <text:p>1.384656627</text:p>
          </table:table-cell>
          <table:table-cell office:value-type="float" office:value="1.3883307644" table:style-name="ce1">
            <text:p>1.388330764</text:p>
          </table:table-cell>
          <table:table-cell office:value-type="float" office:value="1.3914594577999999" table:style-name="ce1">
            <text:p>1.391459458</text:p>
          </table:table-cell>
          <table:table-cell office:value-type="float" office:value="1.4050629077999999" table:style-name="ce1">
            <text:p>1.405062908</text:p>
          </table:table-cell>
          <table:table-cell office:value-type="float" office:value="1.4428688312" table:style-name="ce1">
            <text:p>1.442868831</text:p>
          </table:table-cell>
          <table:table-cell office:value-type="float" office:value="1.4429428296000002" table:style-name="ce1">
            <text:p>1.44294283</text:p>
          </table:table-cell>
          <table:table-cell office:value-type="float" office:value="1.4381917238000002" table:style-name="ce1">
            <text:p>1.438191724</text:p>
          </table:table-cell>
          <table:table-cell office:value-type="float" office:value="1.4112836482000002" table:style-name="ce1">
            <text:p>1.411283648</text:p>
          </table:table-cell>
          <table:table-cell office:value-type="float" office:value="1.4064346320000001" table:style-name="ce1">
            <text:p>1.406434632</text:p>
          </table:table-cell>
          <table:table-cell office:value-type="float" office:value="1.4064722458000001" table:style-name="ce1">
            <text:p>1.40647224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8_load</text:p>
          </table:table-cell>
          <table:table-cell office:value-type="float" office:value="0.99376027600000005" table:style-name="ce1">
            <text:p>0.993760276</text:p>
          </table:table-cell>
          <table:table-cell office:value-type="float" office:value="1.003944467" table:style-name="ce1">
            <text:p>1.003944467</text:p>
          </table:table-cell>
          <table:table-cell office:value-type="float" office:value="0.99710923799999995" table:style-name="ce1">
            <text:p>0.997109238</text:p>
          </table:table-cell>
          <table:table-cell office:value-type="float" office:value="0.989735272" table:style-name="ce1">
            <text:p>0.989735272</text:p>
          </table:table-cell>
          <table:table-cell office:value-type="float" office:value="0.98894265699999995" table:style-name="ce1">
            <text:p>0.988942657</text:p>
          </table:table-cell>
          <table:table-cell office:value-type="float" office:value="1.0008971789999999" table:style-name="ce1">
            <text:p>1.000897179</text:p>
          </table:table-cell>
          <table:table-cell office:value-type="float" office:value="1.0046213739999998" table:style-name="ce1">
            <text:p>1.004621374</text:p>
          </table:table-cell>
          <table:table-cell office:value-type="float" office:value="1.0064040989999998" table:style-name="ce1">
            <text:p>1.006404099</text:p>
          </table:table-cell>
          <table:table-cell office:value-type="float" office:value="1.0029774409999999" table:style-name="ce1">
            <text:p>1.002977441</text:p>
          </table:table-cell>
          <table:table-cell office:value-type="float" office:value="0.99876936900000002" table:style-name="ce1">
            <text:p>0.998769369</text:p>
          </table:table-cell>
          <table:table-cell office:value-type="float" office:value="0.98932616200000001" table:style-name="ce1">
            <text:p>0.989326162</text:p>
          </table:table-cell>
          <table:table-cell office:value-type="float" office:value="0.99195054599999999" table:style-name="ce1">
            <text:p>0.991950546</text:p>
          </table:table-cell>
          <table:table-cell office:value-type="float" office:value="0.99418532699999995" table:style-name="ce1">
            <text:p>0.994185327</text:p>
          </table:table-cell>
          <table:table-cell office:value-type="float" office:value="1.0039020769999998" table:style-name="ce1">
            <text:p>1.003902077</text:p>
          </table:table-cell>
          <table:table-cell office:value-type="float" office:value="1.0309063079999998" table:style-name="ce1">
            <text:p>1.030906308</text:p>
          </table:table-cell>
          <table:table-cell office:value-type="float" office:value="1.030959164" table:style-name="ce1">
            <text:p>1.030959164</text:p>
          </table:table-cell>
          <table:table-cell office:value-type="float" office:value="1.027565517" table:style-name="ce1">
            <text:p>1.027565517</text:p>
          </table:table-cell>
          <table:table-cell office:value-type="float" office:value="1.0083454629999999" table:style-name="ce1">
            <text:p>1.008345463</text:p>
          </table:table-cell>
          <table:table-cell office:value-type="float" office:value="1.0048818799999999" table:style-name="ce1">
            <text:p>1.00488188</text:p>
          </table:table-cell>
          <table:table-cell office:value-type="float" office:value="1.004908747" table:style-name="ce1">
            <text:p>1.00490874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9_load</text:p>
          </table:table-cell>
          <table:table-cell office:value-type="float" office:value="0.49738013800000003" table:style-name="ce1">
            <text:p>0.497380138</text:p>
          </table:table-cell>
          <table:table-cell office:value-type="float" office:value="0.50247223350000003" table:style-name="ce1">
            <text:p>0.502472234</text:p>
          </table:table-cell>
          <table:table-cell office:value-type="float" office:value="0.49905461899999998" table:style-name="ce1">
            <text:p>0.499054619</text:p>
          </table:table-cell>
          <table:table-cell office:value-type="float" office:value="0.495367636" table:style-name="ce1">
            <text:p>0.495367636</text:p>
          </table:table-cell>
          <table:table-cell office:value-type="float" office:value="0.49497132849999997" table:style-name="ce1">
            <text:p>0.494971329</text:p>
          </table:table-cell>
          <table:table-cell office:value-type="float" office:value="0.50094858949999999" table:style-name="ce1">
            <text:p>0.50094859</text:p>
          </table:table-cell>
          <table:table-cell office:value-type="float" office:value="0.50281068699999998" table:style-name="ce1">
            <text:p>0.502810687</text:p>
          </table:table-cell>
          <table:table-cell office:value-type="float" office:value="0.50370204949999997" table:style-name="ce1">
            <text:p>0.50370205</text:p>
          </table:table-cell>
          <table:table-cell office:value-type="float" office:value="0.50198872049999999" table:style-name="ce1">
            <text:p>0.501988721</text:p>
          </table:table-cell>
          <table:table-cell office:value-type="float" office:value="0.49988468450000001" table:style-name="ce1">
            <text:p>0.499884685</text:p>
          </table:table-cell>
          <table:table-cell office:value-type="float" office:value="0.495163081" table:style-name="ce1">
            <text:p>0.495163081</text:p>
          </table:table-cell>
          <table:table-cell office:value-type="float" office:value="0.49647527299999999" table:style-name="ce1">
            <text:p>0.496475273</text:p>
          </table:table-cell>
          <table:table-cell office:value-type="float" office:value="0.49759266349999998" table:style-name="ce1">
            <text:p>0.497592664</text:p>
          </table:table-cell>
          <table:table-cell office:value-type="float" office:value="0.50245103849999995" table:style-name="ce1">
            <text:p>0.502451039</text:p>
          </table:table-cell>
          <table:table-cell office:value-type="float" office:value="0.51595315399999997" table:style-name="ce1">
            <text:p>0.515953154</text:p>
          </table:table-cell>
          <table:table-cell office:value-type="float" office:value="0.51597958200000005" table:style-name="ce1">
            <text:p>0.515979582</text:p>
          </table:table-cell>
          <table:table-cell office:value-type="float" office:value="0.51428275850000005" table:style-name="ce1">
            <text:p>0.514282759</text:p>
          </table:table-cell>
          <table:table-cell office:value-type="float" office:value="0.50467273150000003" table:style-name="ce1">
            <text:p>0.504672732</text:p>
          </table:table-cell>
          <table:table-cell office:value-type="float" office:value="0.50294094" table:style-name="ce1">
            <text:p>0.50294094</text:p>
          </table:table-cell>
          <table:table-cell office:value-type="float" office:value="0.50295437350000005" table:style-name="ce1">
            <text:p>0.50295437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0_load</text:p>
          </table:table-cell>
          <table:table-cell office:value-type="float" office:value="1.4901404139999999" table:style-name="ce1">
            <text:p>1.490140414</text:p>
          </table:table-cell>
          <table:table-cell office:value-type="float" office:value="1.5054167005000001" table:style-name="ce1">
            <text:p>1.505416701</text:p>
          </table:table-cell>
          <table:table-cell office:value-type="float" office:value="1.4951638569999999" table:style-name="ce1">
            <text:p>1.495163857</text:p>
          </table:table-cell>
          <table:table-cell office:value-type="float" office:value="1.4841029079999999" table:style-name="ce1">
            <text:p>1.484102908</text:p>
          </table:table-cell>
          <table:table-cell office:value-type="float" office:value="1.4829139854999998" table:style-name="ce1">
            <text:p>1.482913986</text:p>
          </table:table-cell>
          <table:table-cell office:value-type="float" office:value="1.5008457684999998" table:style-name="ce1">
            <text:p>1.500845769</text:p>
          </table:table-cell>
          <table:table-cell office:value-type="float" office:value="1.5064320609999999" table:style-name="ce1">
            <text:p>1.506432061</text:p>
          </table:table-cell>
          <table:table-cell office:value-type="float" office:value="1.5091061484999999" table:style-name="ce1">
            <text:p>1.509106149</text:p>
          </table:table-cell>
          <table:table-cell office:value-type="float" office:value="1.5039661614999997" table:style-name="ce1">
            <text:p>1.503966162</text:p>
          </table:table-cell>
          <table:table-cell office:value-type="float" office:value="1.4976540534999998" table:style-name="ce1">
            <text:p>1.497654054</text:p>
          </table:table-cell>
          <table:table-cell office:value-type="float" office:value="1.483489243" table:style-name="ce1">
            <text:p>1.483489243</text:p>
          </table:table-cell>
          <table:table-cell office:value-type="float" office:value="1.4874258189999998" table:style-name="ce1">
            <text:p>1.487425819</text:p>
          </table:table-cell>
          <table:table-cell office:value-type="float" office:value="1.4907779904999998" table:style-name="ce1">
            <text:p>1.490777991</text:p>
          </table:table-cell>
          <table:table-cell office:value-type="float" office:value="1.5053531154999997" table:style-name="ce1">
            <text:p>1.505353116</text:p>
          </table:table-cell>
          <table:table-cell office:value-type="float" office:value="1.5458594619999997" table:style-name="ce1">
            <text:p>1.545859462</text:p>
          </table:table-cell>
          <table:table-cell office:value-type="float" office:value="1.545938746" table:style-name="ce1">
            <text:p>1.545938746</text:p>
          </table:table-cell>
          <table:table-cell office:value-type="float" office:value="1.5408482755000001" table:style-name="ce1">
            <text:p>1.540848276</text:p>
          </table:table-cell>
          <table:table-cell office:value-type="float" office:value="1.5120181945" table:style-name="ce1">
            <text:p>1.512018195</text:p>
          </table:table-cell>
          <table:table-cell office:value-type="float" office:value="1.50682282" table:style-name="ce1">
            <text:p>1.50682282</text:p>
          </table:table-cell>
          <table:table-cell office:value-type="float" office:value="1.5068631205" table:style-name="ce1">
            <text:p>1.50686312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1_load</text:p>
          </table:table-cell>
          <table:table-cell office:value-type="float" office:value="1.3908643864000001" table:style-name="ce1">
            <text:p>1.390864386</text:p>
          </table:table-cell>
          <table:table-cell office:value-type="float" office:value="1.4051222538000001" table:style-name="ce1">
            <text:p>1.405122254</text:p>
          </table:table-cell>
          <table:table-cell office:value-type="float" office:value="1.3955529331999998" table:style-name="ce1">
            <text:p>1.395552933</text:p>
          </table:table-cell>
          <table:table-cell office:value-type="float" office:value="1.3852293808" table:style-name="ce1">
            <text:p>1.385229381</text:p>
          </table:table-cell>
          <table:table-cell office:value-type="float" office:value="1.3841197197999999" table:style-name="ce1">
            <text:p>1.38411972</text:p>
          </table:table-cell>
          <table:table-cell office:value-type="float" office:value="1.4008560506000001" table:style-name="ce1">
            <text:p>1.400856051</text:p>
          </table:table-cell>
          <table:table-cell office:value-type="float" office:value="1.4060699236" table:style-name="ce1">
            <text:p>1.406069924</text:p>
          </table:table-cell>
          <table:table-cell office:value-type="float" office:value="1.4085657385999999" table:style-name="ce1">
            <text:p>1.408565739</text:p>
          </table:table-cell>
          <table:table-cell office:value-type="float" office:value="1.4037684174" table:style-name="ce1">
            <text:p>1.403768417</text:p>
          </table:table-cell>
          <table:table-cell office:value-type="float" office:value="1.3978771166000001" table:style-name="ce1">
            <text:p>1.397877117</text:p>
          </table:table-cell>
          <table:table-cell office:value-type="float" office:value="1.3846566268" table:style-name="ce1">
            <text:p>1.384656627</text:p>
          </table:table-cell>
          <table:table-cell office:value-type="float" office:value="1.3883307644" table:style-name="ce1">
            <text:p>1.388330764</text:p>
          </table:table-cell>
          <table:table-cell office:value-type="float" office:value="1.3914594577999999" table:style-name="ce1">
            <text:p>1.391459458</text:p>
          </table:table-cell>
          <table:table-cell office:value-type="float" office:value="1.4050629077999999" table:style-name="ce1">
            <text:p>1.405062908</text:p>
          </table:table-cell>
          <table:table-cell office:value-type="float" office:value="1.4428688312" table:style-name="ce1">
            <text:p>1.442868831</text:p>
          </table:table-cell>
          <table:table-cell office:value-type="float" office:value="1.4429428296000002" table:style-name="ce1">
            <text:p>1.44294283</text:p>
          </table:table-cell>
          <table:table-cell office:value-type="float" office:value="1.4381917238000002" table:style-name="ce1">
            <text:p>1.438191724</text:p>
          </table:table-cell>
          <table:table-cell office:value-type="float" office:value="1.4112836482000002" table:style-name="ce1">
            <text:p>1.411283648</text:p>
          </table:table-cell>
          <table:table-cell office:value-type="float" office:value="1.4064346320000001" table:style-name="ce1">
            <text:p>1.406434632</text:p>
          </table:table-cell>
          <table:table-cell office:value-type="float" office:value="1.4064722458000001" table:style-name="ce1">
            <text:p>1.40647224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2_load</text:p>
          </table:table-cell>
          <table:table-cell office:value-type="float" office:value="0.65622178216000004" table:style-name="ce1">
            <text:p>0.656221782</text:p>
          </table:table-cell>
          <table:table-cell office:value-type="float" office:value="0.66294334822000012" table:style-name="ce1">
            <text:p>0.662943348</text:p>
          </table:table-cell>
          <table:table-cell office:value-type="float" office:value="0.65843209707999995" table:style-name="ce1">
            <text:p>0.658432097</text:p>
          </table:table-cell>
          <table:table-cell office:value-type="float" office:value="0.65356527951999999" table:style-name="ce1">
            <text:p>0.65356528</text:p>
          </table:table-cell>
          <table:table-cell office:value-type="float" office:value="0.65304215361999995" table:style-name="ce1">
            <text:p>0.653042154</text:p>
          </table:table-cell>
          <table:table-cell office:value-type="float" office:value="0.66093213813999996" table:style-name="ce1">
            <text:p>0.660932138</text:p>
          </table:table-cell>
          <table:table-cell office:value-type="float" office:value="0.66339010683999999" table:style-name="ce1">
            <text:p>0.663390107</text:p>
          </table:table-cell>
          <table:table-cell office:value-type="float" office:value="0.66456670533999995" table:style-name="ce1">
            <text:p>0.664566705</text:p>
          </table:table-cell>
          <table:table-cell office:value-type="float" office:value="0.66230511106000001" table:style-name="ce1">
            <text:p>0.662305111</text:p>
          </table:table-cell>
          <table:table-cell office:value-type="float" office:value="0.65952778354000008" table:style-name="ce1">
            <text:p>0.659527784</text:p>
          </table:table-cell>
          <table:table-cell office:value-type="float" office:value="0.65329526692000006" table:style-name="ce1">
            <text:p>0.653295267</text:p>
          </table:table-cell>
          <table:table-cell office:value-type="float" office:value="0.65502736035999998" table:style-name="ce1">
            <text:p>0.65502736</text:p>
          </table:table-cell>
          <table:table-cell office:value-type="float" office:value="0.65650231581999996" table:style-name="ce1">
            <text:p>0.656502316</text:p>
          </table:table-cell>
          <table:table-cell office:value-type="float" office:value="0.66291537081999996" table:style-name="ce1">
            <text:p>0.662915371</text:p>
          </table:table-cell>
          <table:table-cell office:value-type="float" office:value="0.68073816328000003" table:style-name="ce1">
            <text:p>0.680738163</text:p>
          </table:table-cell>
          <table:table-cell office:value-type="float" office:value="0.68077304824000007" table:style-name="ce1">
            <text:p>0.680773048</text:p>
          </table:table-cell>
          <table:table-cell office:value-type="float" office:value="0.67853324122000014" table:style-name="ce1">
            <text:p>0.678533241</text:p>
          </table:table-cell>
          <table:table-cell office:value-type="float" office:value="0.66584800558000001" table:style-name="ce1">
            <text:p>0.665848006</text:p>
          </table:table-cell>
          <table:table-cell office:value-type="float" office:value="0.66356204080000003" table:style-name="ce1">
            <text:p>0.663562041</text:p>
          </table:table-cell>
          <table:table-cell office:value-type="float" office:value="0.66357977302000015" table:style-name="ce1">
            <text:p>0.66357977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3_load</text:p>
          </table:table-cell>
          <table:table-cell office:value-type="float" office:value="1.986520552" table:style-name="ce1">
            <text:p>1.986520552</text:p>
          </table:table-cell>
          <table:table-cell office:value-type="float" office:value="2.006888934" table:style-name="ce1">
            <text:p>2.006888934</text:p>
          </table:table-cell>
          <table:table-cell office:value-type="float" office:value="1.9932184759999998" table:style-name="ce1">
            <text:p>1.993218476</text:p>
          </table:table-cell>
          <table:table-cell office:value-type="float" office:value="1.9784705439999999" table:style-name="ce1">
            <text:p>1.978470544</text:p>
          </table:table-cell>
          <table:table-cell office:value-type="float" office:value="1.9768853139999998" table:style-name="ce1">
            <text:p>1.976885314</text:p>
          </table:table-cell>
          <table:table-cell office:value-type="float" office:value="2.0007943579999998" table:style-name="ce1">
            <text:p>2.000794358</text:p>
          </table:table-cell>
          <table:table-cell office:value-type="float" office:value="2.0082427479999998" table:style-name="ce1">
            <text:p>2.008242748</text:p>
          </table:table-cell>
          <table:table-cell office:value-type="float" office:value="2.0118081979999998" table:style-name="ce1">
            <text:p>2.011808198</text:p>
          </table:table-cell>
          <table:table-cell office:value-type="float" office:value="2.0049548819999998" table:style-name="ce1">
            <text:p>2.004954882</text:p>
          </table:table-cell>
          <table:table-cell office:value-type="float" office:value="1.9965387379999999" table:style-name="ce1">
            <text:p>1.996538738</text:p>
          </table:table-cell>
          <table:table-cell office:value-type="float" office:value="1.9776523239999999" table:style-name="ce1">
            <text:p>1.977652324</text:p>
          </table:table-cell>
          <table:table-cell office:value-type="float" office:value="1.9829010919999999" table:style-name="ce1">
            <text:p>1.982901092</text:p>
          </table:table-cell>
          <table:table-cell office:value-type="float" office:value="1.9873706539999998" table:style-name="ce1">
            <text:p>1.987370654</text:p>
          </table:table-cell>
          <table:table-cell office:value-type="float" office:value="2.0068041539999997" table:style-name="ce1">
            <text:p>2.006804154</text:p>
          </table:table-cell>
          <table:table-cell office:value-type="float" office:value="2.0608126159999998" table:style-name="ce1">
            <text:p>2.060812616</text:p>
          </table:table-cell>
          <table:table-cell office:value-type="float" office:value="2.0609183280000001" table:style-name="ce1">
            <text:p>2.060918328</text:p>
          </table:table-cell>
          <table:table-cell office:value-type="float" office:value="2.0541310340000001" table:style-name="ce1">
            <text:p>2.054131034</text:p>
          </table:table-cell>
          <table:table-cell office:value-type="float" office:value="2.015690926" table:style-name="ce1">
            <text:p>2.015690926</text:p>
          </table:table-cell>
          <table:table-cell office:value-type="float" office:value="2.0087637599999999" table:style-name="ce1">
            <text:p>2.00876376</text:p>
          </table:table-cell>
          <table:table-cell office:value-type="float" office:value="2.0088174940000001" table:style-name="ce1">
            <text:p>2.00881749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4_load</text:p>
          </table:table-cell>
          <table:table-cell office:value-type="float" office:value="1.3908643864000001" table:style-name="ce1">
            <text:p>1.390864386</text:p>
          </table:table-cell>
          <table:table-cell office:value-type="float" office:value="1.4051222538000001" table:style-name="ce1">
            <text:p>1.405122254</text:p>
          </table:table-cell>
          <table:table-cell office:value-type="float" office:value="1.3955529331999998" table:style-name="ce1">
            <text:p>1.395552933</text:p>
          </table:table-cell>
          <table:table-cell office:value-type="float" office:value="1.3852293808" table:style-name="ce1">
            <text:p>1.385229381</text:p>
          </table:table-cell>
          <table:table-cell office:value-type="float" office:value="1.3841197197999999" table:style-name="ce1">
            <text:p>1.38411972</text:p>
          </table:table-cell>
          <table:table-cell office:value-type="float" office:value="1.4008560506000001" table:style-name="ce1">
            <text:p>1.400856051</text:p>
          </table:table-cell>
          <table:table-cell office:value-type="float" office:value="1.4060699236" table:style-name="ce1">
            <text:p>1.406069924</text:p>
          </table:table-cell>
          <table:table-cell office:value-type="float" office:value="1.4085657385999999" table:style-name="ce1">
            <text:p>1.408565739</text:p>
          </table:table-cell>
          <table:table-cell office:value-type="float" office:value="1.4037684174" table:style-name="ce1">
            <text:p>1.403768417</text:p>
          </table:table-cell>
          <table:table-cell office:value-type="float" office:value="1.3978771166000001" table:style-name="ce1">
            <text:p>1.397877117</text:p>
          </table:table-cell>
          <table:table-cell office:value-type="float" office:value="1.3846566268" table:style-name="ce1">
            <text:p>1.384656627</text:p>
          </table:table-cell>
          <table:table-cell office:value-type="float" office:value="1.3883307644" table:style-name="ce1">
            <text:p>1.388330764</text:p>
          </table:table-cell>
          <table:table-cell office:value-type="float" office:value="1.3914594577999999" table:style-name="ce1">
            <text:p>1.391459458</text:p>
          </table:table-cell>
          <table:table-cell office:value-type="float" office:value="1.4050629077999999" table:style-name="ce1">
            <text:p>1.405062908</text:p>
          </table:table-cell>
          <table:table-cell office:value-type="float" office:value="1.4428688312" table:style-name="ce1">
            <text:p>1.442868831</text:p>
          </table:table-cell>
          <table:table-cell office:value-type="float" office:value="1.4429428296000002" table:style-name="ce1">
            <text:p>1.44294283</text:p>
          </table:table-cell>
          <table:table-cell office:value-type="float" office:value="1.4381917238000002" table:style-name="ce1">
            <text:p>1.438191724</text:p>
          </table:table-cell>
          <table:table-cell office:value-type="float" office:value="1.4112836482000002" table:style-name="ce1">
            <text:p>1.411283648</text:p>
          </table:table-cell>
          <table:table-cell office:value-type="float" office:value="1.4064346320000001" table:style-name="ce1">
            <text:p>1.406434632</text:p>
          </table:table-cell>
          <table:table-cell office:value-type="float" office:value="1.4064722458000001" table:style-name="ce1">
            <text:p>1.40647224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5_load</text:p>
          </table:table-cell>
          <table:table-cell office:value-type="float" office:value="0.29882808280000001" table:style-name="ce1">
            <text:p>0.298828083</text:p>
          </table:table-cell>
          <table:table-cell office:value-type="float" office:value="0.30188334010000001" table:style-name="ce1">
            <text:p>0.30188334</text:p>
          </table:table-cell>
          <table:table-cell office:value-type="float" office:value="0.29983277139999998" table:style-name="ce1">
            <text:p>0.299832771</text:p>
          </table:table-cell>
          <table:table-cell office:value-type="float" office:value="0.29762058159999999" table:style-name="ce1">
            <text:p>0.297620582</text:p>
          </table:table-cell>
          <table:table-cell office:value-type="float" office:value="0.29738279709999998" table:style-name="ce1">
            <text:p>0.297382797</text:p>
          </table:table-cell>
          <table:table-cell office:value-type="float" office:value="0.30096915369999999" table:style-name="ce1">
            <text:p>0.300969154</text:p>
          </table:table-cell>
          <table:table-cell office:value-type="float" office:value="0.30208641219999999" table:style-name="ce1">
            <text:p>0.302086412</text:p>
          </table:table-cell>
          <table:table-cell office:value-type="float" office:value="0.30262122969999999" table:style-name="ce1">
            <text:p>0.30262123</text:p>
          </table:table-cell>
          <table:table-cell office:value-type="float" office:value="0.30159323229999996" table:style-name="ce1">
            <text:p>0.301593232</text:p>
          </table:table-cell>
          <table:table-cell office:value-type="float" office:value="0.30033081070000001" table:style-name="ce1">
            <text:p>0.300330811</text:p>
          </table:table-cell>
          <table:table-cell office:value-type="float" office:value="0.2974978486" table:style-name="ce1">
            <text:p>0.297497849</text:p>
          </table:table-cell>
          <table:table-cell office:value-type="float" office:value="0.29828516379999997" table:style-name="ce1">
            <text:p>0.298285164</text:p>
          </table:table-cell>
          <table:table-cell office:value-type="float" office:value="0.2989555981" table:style-name="ce1">
            <text:p>0.298955598</text:p>
          </table:table-cell>
          <table:table-cell office:value-type="float" office:value="0.30187062309999996" table:style-name="ce1">
            <text:p>0.301870623</text:p>
          </table:table-cell>
          <table:table-cell office:value-type="float" office:value="0.30997189239999995" table:style-name="ce1">
            <text:p>0.309971892</text:p>
          </table:table-cell>
          <table:table-cell office:value-type="float" office:value="0.3099877492" table:style-name="ce1">
            <text:p>0.309987749</text:p>
          </table:table-cell>
          <table:table-cell office:value-type="float" office:value="0.30896965510000002" table:style-name="ce1">
            <text:p>0.308969655</text:p>
          </table:table-cell>
          <table:table-cell office:value-type="float" office:value="0.30320363890000002" table:style-name="ce1">
            <text:p>0.303203639</text:p>
          </table:table-cell>
          <table:table-cell office:value-type="float" office:value="0.30216456399999997" table:style-name="ce1">
            <text:p>0.302164564</text:p>
          </table:table-cell>
          <table:table-cell office:value-type="float" office:value="0.30217262410000001" table:style-name="ce1">
            <text:p>0.30217262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6_load</text:p>
          </table:table-cell>
          <table:table-cell office:value-type="float" office:value="1.1923123311999999" table:style-name="ce1">
            <text:p>1.192312331</text:p>
          </table:table-cell>
          <table:table-cell office:value-type="float" office:value="1.2045333603999999" table:style-name="ce1">
            <text:p>1.20453336</text:p>
          </table:table-cell>
          <table:table-cell office:value-type="float" office:value="1.1963310855999998" table:style-name="ce1">
            <text:p>1.196331086</text:p>
          </table:table-cell>
          <table:table-cell office:value-type="float" office:value="1.1874823263999998" table:style-name="ce1">
            <text:p>1.187482326</text:p>
          </table:table-cell>
          <table:table-cell office:value-type="float" office:value="1.1865311883999998" table:style-name="ce1">
            <text:p>1.186531188</text:p>
          </table:table-cell>
          <table:table-cell office:value-type="float" office:value="1.2008766147999999" table:style-name="ce1">
            <text:p>1.200876615</text:p>
          </table:table-cell>
          <table:table-cell office:value-type="float" office:value="1.2053456487999998" table:style-name="ce1">
            <text:p>1.205345649</text:p>
          </table:table-cell>
          <table:table-cell office:value-type="float" office:value="1.2074849187999999" table:style-name="ce1">
            <text:p>1.207484919</text:p>
          </table:table-cell>
          <table:table-cell office:value-type="float" office:value="1.2033729291999997" table:style-name="ce1">
            <text:p>1.203372929</text:p>
          </table:table-cell>
          <table:table-cell office:value-type="float" office:value="1.1983232427999999" table:style-name="ce1">
            <text:p>1.198323243</text:p>
          </table:table-cell>
          <table:table-cell office:value-type="float" office:value="1.1869913943999999" table:style-name="ce1">
            <text:p>1.186991394</text:p>
          </table:table-cell>
          <table:table-cell office:value-type="float" office:value="1.1901406551999998" table:style-name="ce1">
            <text:p>1.190140655</text:p>
          </table:table-cell>
          <table:table-cell office:value-type="float" office:value="1.1928223923999999" table:style-name="ce1">
            <text:p>1.192822392</text:p>
          </table:table-cell>
          <table:table-cell office:value-type="float" office:value="1.2044824923999997" table:style-name="ce1">
            <text:p>1.204482492</text:p>
          </table:table-cell>
          <table:table-cell office:value-type="float" office:value="1.2368875695999997" table:style-name="ce1">
            <text:p>1.23688757</text:p>
          </table:table-cell>
          <table:table-cell office:value-type="float" office:value="1.2369509967999999" table:style-name="ce1">
            <text:p>1.236950997</text:p>
          </table:table-cell>
          <table:table-cell office:value-type="float" office:value="1.2328786204" table:style-name="ce1">
            <text:p>1.23287862</text:p>
          </table:table-cell>
          <table:table-cell office:value-type="float" office:value="1.2098145556" table:style-name="ce1">
            <text:p>1.209814556</text:p>
          </table:table-cell>
          <table:table-cell office:value-type="float" office:value="1.2056582559999998" table:style-name="ce1">
            <text:p>1.205658256</text:p>
          </table:table-cell>
          <table:table-cell office:value-type="float" office:value="1.2056904963999999" table:style-name="ce1">
            <text:p>1.20569049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7_load</text:p>
          </table:table-cell>
          <table:table-cell office:value-type="float" office:value="2.6814527452000001" table:style-name="ce1">
            <text:p>2.681452745</text:p>
          </table:table-cell>
          <table:table-cell office:value-type="float" office:value="2.7089500609000003" table:style-name="ce1">
            <text:p>2.708950061</text:p>
          </table:table-cell>
          <table:table-cell office:value-type="float" office:value="2.6904949426" table:style-name="ce1">
            <text:p>2.690494943</text:p>
          </table:table-cell>
          <table:table-cell office:value-type="float" office:value="2.6705852343999998" table:style-name="ce1">
            <text:p>2.670585234</text:p>
          </table:table-cell>
          <table:table-cell office:value-type="float" office:value="2.6684451738999999" table:style-name="ce1">
            <text:p>2.668445174</text:p>
          </table:table-cell>
          <table:table-cell office:value-type="float" office:value="2.7007223833" table:style-name="ce1">
            <text:p>2.700722383</text:p>
          </table:table-cell>
          <table:table-cell office:value-type="float" office:value="2.7107777097999999" table:style-name="ce1">
            <text:p>2.71077771</text:p>
          </table:table-cell>
          <table:table-cell office:value-type="float" office:value="2.7155910673000001" table:style-name="ce1">
            <text:p>2.715591067</text:p>
          </table:table-cell>
          <table:table-cell office:value-type="float" office:value="2.7063390906999998" table:style-name="ce1">
            <text:p>2.706339091</text:p>
          </table:table-cell>
          <table:table-cell office:value-type="float" office:value="2.6949772963000003" table:style-name="ce1">
            <text:p>2.694977296</text:p>
          </table:table-cell>
          <table:table-cell office:value-type="float" office:value="2.6694806374" table:style-name="ce1">
            <text:p>2.669480637</text:p>
          </table:table-cell>
          <table:table-cell office:value-type="float" office:value="2.6765664741999999" table:style-name="ce1">
            <text:p>2.676566474</text:p>
          </table:table-cell>
          <table:table-cell office:value-type="float" office:value="2.6826003829" table:style-name="ce1">
            <text:p>2.682600383</text:p>
          </table:table-cell>
          <table:table-cell office:value-type="float" office:value="2.7088356078999998" table:style-name="ce1">
            <text:p>2.708835608</text:p>
          </table:table-cell>
          <table:table-cell office:value-type="float" office:value="2.7817470315999997" table:style-name="ce1">
            <text:p>2.781747032</text:p>
          </table:table-cell>
          <table:table-cell office:value-type="float" office:value="2.7818897428000002" table:style-name="ce1">
            <text:p>2.781889743</text:p>
          </table:table-cell>
          <table:table-cell office:value-type="float" office:value="2.7727268959000004" table:style-name="ce1">
            <text:p>2.772726896</text:p>
          </table:table-cell>
          <table:table-cell office:value-type="float" office:value="2.7208327501" table:style-name="ce1">
            <text:p>2.72083275</text:p>
          </table:table-cell>
          <table:table-cell office:value-type="float" office:value="2.7114810760000001" table:style-name="ce1">
            <text:p>2.711481076</text:p>
          </table:table-cell>
          <table:table-cell office:value-type="float" office:value="2.7115536169000003" table:style-name="ce1">
            <text:p>2.71155361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8_load</text:p>
          </table:table-cell>
          <table:table-cell office:value-type="float" office:value="2.5821767175999999" table:style-name="ce1">
            <text:p>2.582176718</text:p>
          </table:table-cell>
          <table:table-cell office:value-type="float" office:value="2.6086556142000004" table:style-name="ce1">
            <text:p>2.608655614</text:p>
          </table:table-cell>
          <table:table-cell office:value-type="float" office:value="2.5908840187999997" table:style-name="ce1">
            <text:p>2.590884019</text:p>
          </table:table-cell>
          <table:table-cell office:value-type="float" office:value="2.5717117072" table:style-name="ce1">
            <text:p>2.571711707</text:p>
          </table:table-cell>
          <table:table-cell office:value-type="float" office:value="2.5696509081999999" table:style-name="ce1">
            <text:p>2.569650908</text:p>
          </table:table-cell>
          <table:table-cell office:value-type="float" office:value="2.6007326653999998" table:style-name="ce1">
            <text:p>2.600732665</text:p>
          </table:table-cell>
          <table:table-cell office:value-type="float" office:value="2.6104155724" table:style-name="ce1">
            <text:p>2.610415572</text:p>
          </table:table-cell>
          <table:table-cell office:value-type="float" office:value="2.6150506573999999" table:style-name="ce1">
            <text:p>2.615050657</text:p>
          </table:table-cell>
          <table:table-cell office:value-type="float" office:value="2.6061413465999999" table:style-name="ce1">
            <text:p>2.606141347</text:p>
          </table:table-cell>
          <table:table-cell office:value-type="float" office:value="2.5952003594000002" table:style-name="ce1">
            <text:p>2.595200359</text:p>
          </table:table-cell>
          <table:table-cell office:value-type="float" office:value="2.5706480211999998" table:style-name="ce1">
            <text:p>2.570648021</text:p>
          </table:table-cell>
          <table:table-cell office:value-type="float" office:value="2.5774714196000001" table:style-name="ce1">
            <text:p>2.57747142</text:p>
          </table:table-cell>
          <table:table-cell office:value-type="float" office:value="2.5832818501999997" table:style-name="ce1">
            <text:p>2.58328185</text:p>
          </table:table-cell>
          <table:table-cell office:value-type="float" office:value="2.6085454001999997" table:style-name="ce1">
            <text:p>2.6085454</text:p>
          </table:table-cell>
          <table:table-cell office:value-type="float" office:value="2.6787564007999998" table:style-name="ce1">
            <text:p>2.678756401</text:p>
          </table:table-cell>
          <table:table-cell office:value-type="float" office:value="2.6788938264000004" table:style-name="ce1">
            <text:p>2.678893826</text:p>
          </table:table-cell>
          <table:table-cell office:value-type="float" office:value="2.6700703442000004" table:style-name="ce1">
            <text:p>2.670070344</text:p>
          </table:table-cell>
          <table:table-cell office:value-type="float" office:value="2.6200982038" table:style-name="ce1">
            <text:p>2.620098204</text:p>
          </table:table-cell>
          <table:table-cell office:value-type="float" office:value="2.6110928879999999" table:style-name="ce1">
            <text:p>2.611092888</text:p>
          </table:table-cell>
          <table:table-cell office:value-type="float" office:value="2.6111627422000003" table:style-name="ce1">
            <text:p>2.61116274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9_load</text:p>
          </table:table-cell>
          <table:table-cell office:value-type="float" office:value="0.49738013800000003" table:style-name="ce1">
            <text:p>0.497380138</text:p>
          </table:table-cell>
          <table:table-cell office:value-type="float" office:value="0.50247223350000003" table:style-name="ce1">
            <text:p>0.502472234</text:p>
          </table:table-cell>
          <table:table-cell office:value-type="float" office:value="0.49905461899999998" table:style-name="ce1">
            <text:p>0.499054619</text:p>
          </table:table-cell>
          <table:table-cell office:value-type="float" office:value="0.495367636" table:style-name="ce1">
            <text:p>0.495367636</text:p>
          </table:table-cell>
          <table:table-cell office:value-type="float" office:value="0.49497132849999997" table:style-name="ce1">
            <text:p>0.494971329</text:p>
          </table:table-cell>
          <table:table-cell office:value-type="float" office:value="0.50094858949999999" table:style-name="ce1">
            <text:p>0.50094859</text:p>
          </table:table-cell>
          <table:table-cell office:value-type="float" office:value="0.50281068699999998" table:style-name="ce1">
            <text:p>0.502810687</text:p>
          </table:table-cell>
          <table:table-cell office:value-type="float" office:value="0.50370204949999997" table:style-name="ce1">
            <text:p>0.50370205</text:p>
          </table:table-cell>
          <table:table-cell office:value-type="float" office:value="0.50198872049999999" table:style-name="ce1">
            <text:p>0.501988721</text:p>
          </table:table-cell>
          <table:table-cell office:value-type="float" office:value="0.49988468450000001" table:style-name="ce1">
            <text:p>0.499884685</text:p>
          </table:table-cell>
          <table:table-cell office:value-type="float" office:value="0.495163081" table:style-name="ce1">
            <text:p>0.495163081</text:p>
          </table:table-cell>
          <table:table-cell office:value-type="float" office:value="0.49647527299999999" table:style-name="ce1">
            <text:p>0.496475273</text:p>
          </table:table-cell>
          <table:table-cell office:value-type="float" office:value="0.49759266349999998" table:style-name="ce1">
            <text:p>0.497592664</text:p>
          </table:table-cell>
          <table:table-cell office:value-type="float" office:value="0.50245103849999995" table:style-name="ce1">
            <text:p>0.502451039</text:p>
          </table:table-cell>
          <table:table-cell office:value-type="float" office:value="0.51595315399999997" table:style-name="ce1">
            <text:p>0.515953154</text:p>
          </table:table-cell>
          <table:table-cell office:value-type="float" office:value="0.51597958200000005" table:style-name="ce1">
            <text:p>0.515979582</text:p>
          </table:table-cell>
          <table:table-cell office:value-type="float" office:value="0.51428275850000005" table:style-name="ce1">
            <text:p>0.514282759</text:p>
          </table:table-cell>
          <table:table-cell office:value-type="float" office:value="0.50467273150000003" table:style-name="ce1">
            <text:p>0.504672732</text:p>
          </table:table-cell>
          <table:table-cell office:value-type="float" office:value="0.50294094" table:style-name="ce1">
            <text:p>0.50294094</text:p>
          </table:table-cell>
          <table:table-cell office:value-type="float" office:value="0.50295437350000005" table:style-name="ce1">
            <text:p>0.50295437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0_load</text:p>
          </table:table-cell>
          <table:table-cell office:value-type="float" office:value="0.44774212420000004" table:style-name="ce1">
            <text:p>0.447742124</text:p>
          </table:table-cell>
          <table:table-cell office:value-type="float" office:value="0.45232501015000004" table:style-name="ce1">
            <text:p>0.45232501</text:p>
          </table:table-cell>
          <table:table-cell office:value-type="float" office:value="0.44924915709999996" table:style-name="ce1">
            <text:p>0.449249157</text:p>
          </table:table-cell>
          <table:table-cell office:value-type="float" office:value="0.44593087240000001" table:style-name="ce1">
            <text:p>0.445930872</text:p>
          </table:table-cell>
          <table:table-cell office:value-type="float" office:value="0.44557419565" table:style-name="ce1">
            <text:p>0.445574196</text:p>
          </table:table-cell>
          <table:table-cell office:value-type="float" office:value="0.45095373054999999" table:style-name="ce1">
            <text:p>0.450953731</text:p>
          </table:table-cell>
          <table:table-cell office:value-type="float" office:value="0.45262961829999998" table:style-name="ce1">
            <text:p>0.452629618</text:p>
          </table:table-cell>
          <table:table-cell office:value-type="float" office:value="0.45343184454999996" table:style-name="ce1">
            <text:p>0.453431845</text:p>
          </table:table-cell>
          <table:table-cell office:value-type="float" office:value="0.45188984845000002" table:style-name="ce1">
            <text:p>0.451889848</text:p>
          </table:table-cell>
          <table:table-cell office:value-type="float" office:value="0.44999621605000001" table:style-name="ce1">
            <text:p>0.449996216</text:p>
          </table:table-cell>
          <table:table-cell office:value-type="float" office:value="0.44574677290000003" table:style-name="ce1">
            <text:p>0.445746773</text:p>
          </table:table-cell>
          <table:table-cell office:value-type="float" office:value="0.44692774569999999" table:style-name="ce1">
            <text:p>0.446927746</text:p>
          </table:table-cell>
          <table:table-cell office:value-type="float" office:value="0.44793339714999997" table:style-name="ce1">
            <text:p>0.447933397</text:p>
          </table:table-cell>
          <table:table-cell office:value-type="float" office:value="0.45230593464999996" table:style-name="ce1">
            <text:p>0.452305935</text:p>
          </table:table-cell>
          <table:table-cell office:value-type="float" office:value="0.46445783860000001" table:style-name="ce1">
            <text:p>0.464457839</text:p>
          </table:table-cell>
          <table:table-cell office:value-type="float" office:value="0.46448162380000008" table:style-name="ce1">
            <text:p>0.464481624</text:p>
          </table:table-cell>
          <table:table-cell office:value-type="float" office:value="0.46295448265000005" table:style-name="ce1">
            <text:p>0.462954483</text:p>
          </table:table-cell>
          <table:table-cell office:value-type="float" office:value="0.45430545835000002" table:style-name="ce1">
            <text:p>0.454305458</text:p>
          </table:table-cell>
          <table:table-cell office:value-type="float" office:value="0.45274684600000004" table:style-name="ce1">
            <text:p>0.452746846</text:p>
          </table:table-cell>
          <table:table-cell office:value-type="float" office:value="0.45275893615000007" table:style-name="ce1">
            <text:p>0.45275893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1_load</text:p>
          </table:table-cell>
          <table:table-cell office:value-type="float" office:value="4.0713171315999999" table:style-name="ce1">
            <text:p>4.071317132</text:p>
          </table:table-cell>
          <table:table-cell office:value-type="float" office:value="4.1130723147000001" table:style-name="ce1">
            <text:p>4.113072315</text:p>
          </table:table-cell>
          <table:table-cell office:value-type="float" office:value="4.0850478758" table:style-name="ce1">
            <text:p>4.085047876</text:p>
          </table:table-cell>
          <table:table-cell office:value-type="float" office:value="4.0548146151999997" table:style-name="ce1">
            <text:p>4.054814615</text:p>
          </table:table-cell>
          <table:table-cell office:value-type="float" office:value="4.0515648937000002" table:style-name="ce1">
            <text:p>4.051564894</text:p>
          </table:table-cell>
          <table:table-cell office:value-type="float" office:value="4.1005784339" table:style-name="ce1">
            <text:p>4.100578434</text:p>
          </table:table-cell>
          <table:table-cell office:value-type="float" office:value="4.1158476333999996" table:style-name="ce1">
            <text:p>4.115847633</text:p>
          </table:table-cell>
          <table:table-cell office:value-type="float" office:value="4.1231568058999999" table:style-name="ce1">
            <text:p>4.123156806</text:p>
          </table:table-cell>
          <table:table-cell office:value-type="float" office:value="4.1091075081000001" table:style-name="ce1">
            <text:p>4.109107508</text:p>
          </table:table-cell>
          <table:table-cell office:value-type="float" office:value="4.0918544129000001" table:style-name="ce1">
            <text:p>4.091854413</text:p>
          </table:table-cell>
          <table:table-cell office:value-type="float" office:value="4.0531372642000001" table:style-name="ce1">
            <text:p>4.053137264</text:p>
          </table:table-cell>
          <table:table-cell office:value-type="float" office:value="4.0638972386000001" table:style-name="ce1">
            <text:p>4.063897239</text:p>
          </table:table-cell>
          <table:table-cell office:value-type="float" office:value="4.0730598407" table:style-name="ce1">
            <text:p>4.073059841</text:p>
          </table:table-cell>
          <table:table-cell office:value-type="float" office:value="4.1128985156999995" table:style-name="ce1">
            <text:p>4.112898516</text:p>
          </table:table-cell>
          <table:table-cell office:value-type="float" office:value="4.2236158628" table:style-name="ce1">
            <text:p>4.223615863</text:p>
          </table:table-cell>
          <table:table-cell office:value-type="float" office:value="4.2238325724000001" table:style-name="ce1">
            <text:p>4.223832572</text:p>
          </table:table-cell>
          <table:table-cell office:value-type="float" office:value="4.2099186197000007" table:style-name="ce1">
            <text:p>4.20991862</text:p>
          </table:table-cell>
          <table:table-cell office:value-type="float" office:value="4.1311163983000005" table:style-name="ce1">
            <text:p>4.131116398</text:p>
          </table:table-cell>
          <table:table-cell office:value-type="float" office:value="4.1169157079999996" table:style-name="ce1">
            <text:p>4.116915708</text:p>
          </table:table-cell>
          <table:table-cell office:value-type="float" office:value="4.1170258627000003" table:style-name="ce1">
            <text:p>4.11702586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2_load</text:p>
          </table:table-cell>
          <table:table-cell office:value-type="float" office:value="0.54701815180000002" table:style-name="ce1">
            <text:p>0.547018152</text:p>
          </table:table-cell>
          <table:table-cell office:value-type="float" office:value="0.55261945685000013" table:style-name="ce1">
            <text:p>0.552619457</text:p>
          </table:table-cell>
          <table:table-cell office:value-type="float" office:value="0.54886008090000005" table:style-name="ce1">
            <text:p>0.548860081</text:p>
          </table:table-cell>
          <table:table-cell office:value-type="float" office:value="0.54480439960000004" table:style-name="ce1">
            <text:p>0.5448044</text:p>
          </table:table-cell>
          <table:table-cell office:value-type="float" office:value="0.54436846135000005" table:style-name="ce1">
            <text:p>0.544368461</text:p>
          </table:table-cell>
          <table:table-cell office:value-type="float" office:value="0.55094344844999998" table:style-name="ce1">
            <text:p>0.550943448</text:p>
          </table:table-cell>
          <table:table-cell office:value-type="float" office:value="0.55299175570000003" table:style-name="ce1">
            <text:p>0.552991756</text:p>
          </table:table-cell>
          <table:table-cell office:value-type="float" office:value="0.55397225444999998" table:style-name="ce1">
            <text:p>0.553972254</text:p>
          </table:table-cell>
          <table:table-cell office:value-type="float" office:value="0.55208759255000006" table:style-name="ce1">
            <text:p>0.552087593</text:p>
          </table:table-cell>
          <table:table-cell office:value-type="float" office:value="0.54977315295000007" table:style-name="ce1">
            <text:p>0.549773153</text:p>
          </table:table-cell>
          <table:table-cell office:value-type="float" office:value="0.54457938910000003" table:style-name="ce1">
            <text:p>0.544579389</text:p>
          </table:table-cell>
          <table:table-cell office:value-type="float" office:value="0.54602280030000006" table:style-name="ce1">
            <text:p>0.5460228</text:p>
          </table:table-cell>
          <table:table-cell office:value-type="float" office:value="0.54725192985000004" table:style-name="ce1">
            <text:p>0.54725193</text:p>
          </table:table-cell>
          <table:table-cell office:value-type="float" office:value="0.55259614234999999" table:style-name="ce1">
            <text:p>0.552596142</text:p>
          </table:table-cell>
          <table:table-cell office:value-type="float" office:value="0.56744846940000004" table:style-name="ce1">
            <text:p>0.567448469</text:p>
          </table:table-cell>
          <table:table-cell office:value-type="float" office:value="0.56747754020000007" table:style-name="ce1">
            <text:p>0.56747754</text:p>
          </table:table-cell>
          <table:table-cell office:value-type="float" office:value="0.56561103435000015" table:style-name="ce1">
            <text:p>0.565611034</text:p>
          </table:table-cell>
          <table:table-cell office:value-type="float" office:value="0.55504000465000003" table:style-name="ce1">
            <text:p>0.555040005</text:p>
          </table:table-cell>
          <table:table-cell office:value-type="float" office:value="0.55313503400000008" table:style-name="ce1">
            <text:p>0.553135034</text:p>
          </table:table-cell>
          <table:table-cell office:value-type="float" office:value="0.55314981085000015" table:style-name="ce1">
            <text:p>0.55314981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3_load</text:p>
          </table:table-cell>
          <table:table-cell office:value-type="float" office:value="0.99376027600000005" table:style-name="ce1">
            <text:p>0.993760276</text:p>
          </table:table-cell>
          <table:table-cell office:value-type="float" office:value="1.003944467" table:style-name="ce1">
            <text:p>1.003944467</text:p>
          </table:table-cell>
          <table:table-cell office:value-type="float" office:value="0.99710923799999995" table:style-name="ce1">
            <text:p>0.997109238</text:p>
          </table:table-cell>
          <table:table-cell office:value-type="float" office:value="0.989735272" table:style-name="ce1">
            <text:p>0.989735272</text:p>
          </table:table-cell>
          <table:table-cell office:value-type="float" office:value="0.98894265699999995" table:style-name="ce1">
            <text:p>0.988942657</text:p>
          </table:table-cell>
          <table:table-cell office:value-type="float" office:value="1.0008971789999999" table:style-name="ce1">
            <text:p>1.000897179</text:p>
          </table:table-cell>
          <table:table-cell office:value-type="float" office:value="1.0046213739999998" table:style-name="ce1">
            <text:p>1.004621374</text:p>
          </table:table-cell>
          <table:table-cell office:value-type="float" office:value="1.0064040989999998" table:style-name="ce1">
            <text:p>1.006404099</text:p>
          </table:table-cell>
          <table:table-cell office:value-type="float" office:value="1.0029774409999999" table:style-name="ce1">
            <text:p>1.002977441</text:p>
          </table:table-cell>
          <table:table-cell office:value-type="float" office:value="0.99876936900000002" table:style-name="ce1">
            <text:p>0.998769369</text:p>
          </table:table-cell>
          <table:table-cell office:value-type="float" office:value="0.98932616200000001" table:style-name="ce1">
            <text:p>0.989326162</text:p>
          </table:table-cell>
          <table:table-cell office:value-type="float" office:value="0.99195054599999999" table:style-name="ce1">
            <text:p>0.991950546</text:p>
          </table:table-cell>
          <table:table-cell office:value-type="float" office:value="0.99418532699999995" table:style-name="ce1">
            <text:p>0.994185327</text:p>
          </table:table-cell>
          <table:table-cell office:value-type="float" office:value="1.0039020769999998" table:style-name="ce1">
            <text:p>1.003902077</text:p>
          </table:table-cell>
          <table:table-cell office:value-type="float" office:value="1.0309063079999998" table:style-name="ce1">
            <text:p>1.030906308</text:p>
          </table:table-cell>
          <table:table-cell office:value-type="float" office:value="1.030959164" table:style-name="ce1">
            <text:p>1.030959164</text:p>
          </table:table-cell>
          <table:table-cell office:value-type="float" office:value="1.027565517" table:style-name="ce1">
            <text:p>1.027565517</text:p>
          </table:table-cell>
          <table:table-cell office:value-type="float" office:value="1.0083454629999999" table:style-name="ce1">
            <text:p>1.008345463</text:p>
          </table:table-cell>
          <table:table-cell office:value-type="float" office:value="1.0048818799999999" table:style-name="ce1">
            <text:p>1.00488188</text:p>
          </table:table-cell>
          <table:table-cell office:value-type="float" office:value="1.004908747" table:style-name="ce1">
            <text:p>1.00490874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4_load</text:p>
          </table:table-cell>
          <table:table-cell office:value-type="float" office:value="0.30875568555999999" table:style-name="ce1">
            <text:p>0.308755686</text:p>
          </table:table-cell>
          <table:table-cell office:value-type="float" office:value="0.31191278477000001" table:style-name="ce1">
            <text:p>0.311912785</text:p>
          </table:table-cell>
          <table:table-cell office:value-type="float" office:value="0.30979386377999996" table:style-name="ce1">
            <text:p>0.309793864</text:p>
          </table:table-cell>
          <table:table-cell office:value-type="float" office:value="0.30750793432000001" table:style-name="ce1">
            <text:p>0.307507934</text:p>
          </table:table-cell>
          <table:table-cell office:value-type="float" office:value="0.30726222367" table:style-name="ce1">
            <text:p>0.307262224</text:p>
          </table:table-cell>
          <table:table-cell office:value-type="float" office:value="0.31096812548999997" table:style-name="ce1">
            <text:p>0.310968125</text:p>
          </table:table-cell>
          <table:table-cell office:value-type="float" office:value="0.31212262594000001" table:style-name="ce1">
            <text:p>0.312122626</text:p>
          </table:table-cell>
          <table:table-cell office:value-type="float" office:value="0.31267527069000001" table:style-name="ce1">
            <text:p>0.312675271</text:p>
          </table:table-cell>
          <table:table-cell office:value-type="float" office:value="0.31161300670999997" table:style-name="ce1">
            <text:p>0.311613007</text:p>
          </table:table-cell>
          <table:table-cell office:value-type="float" office:value="0.31030850439000002" table:style-name="ce1">
            <text:p>0.310308504</text:p>
          </table:table-cell>
          <table:table-cell office:value-type="float" office:value="0.30738111021999998" table:style-name="ce1">
            <text:p>0.30738111</text:p>
          </table:table-cell>
          <table:table-cell office:value-type="float" office:value="0.30819466926" table:style-name="ce1">
            <text:p>0.308194669</text:p>
          </table:table-cell>
          <table:table-cell office:value-type="float" office:value="0.30888745137000001" table:style-name="ce1">
            <text:p>0.308887451</text:p>
          </table:table-cell>
          <table:table-cell office:value-type="float" office:value="0.31189964386999997" table:style-name="ce1">
            <text:p>0.311899644</text:p>
          </table:table-cell>
          <table:table-cell office:value-type="float" office:value="0.32027095547999995" table:style-name="ce1">
            <text:p>0.320270955</text:p>
          </table:table-cell>
          <table:table-cell office:value-type="float" office:value="0.32028734084000005" table:style-name="ce1">
            <text:p>0.320287341</text:p>
          </table:table-cell>
          <table:table-cell office:value-type="float" office:value="0.31923531027000002" table:style-name="ce1">
            <text:p>0.31923531</text:p>
          </table:table-cell>
          <table:table-cell office:value-type="float" office:value="0.31327709352999999" table:style-name="ce1">
            <text:p>0.313277094</text:p>
          </table:table-cell>
          <table:table-cell office:value-type="float" office:value="0.31220338279999998" table:style-name="ce1">
            <text:p>0.312203383</text:p>
          </table:table-cell>
          <table:table-cell office:value-type="float" office:value="0.31221171157000005" table:style-name="ce1">
            <text:p>0.31221171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5_load</text:p>
          </table:table-cell>
          <table:table-cell office:value-type="float" office:value="0.99376027600000005" table:style-name="ce1">
            <text:p>0.993760276</text:p>
          </table:table-cell>
          <table:table-cell office:value-type="float" office:value="1.003944467" table:style-name="ce1">
            <text:p>1.003944467</text:p>
          </table:table-cell>
          <table:table-cell office:value-type="float" office:value="0.99710923799999995" table:style-name="ce1">
            <text:p>0.997109238</text:p>
          </table:table-cell>
          <table:table-cell office:value-type="float" office:value="0.989735272" table:style-name="ce1">
            <text:p>0.989735272</text:p>
          </table:table-cell>
          <table:table-cell office:value-type="float" office:value="0.98894265699999995" table:style-name="ce1">
            <text:p>0.988942657</text:p>
          </table:table-cell>
          <table:table-cell office:value-type="float" office:value="1.0008971789999999" table:style-name="ce1">
            <text:p>1.000897179</text:p>
          </table:table-cell>
          <table:table-cell office:value-type="float" office:value="1.0046213739999998" table:style-name="ce1">
            <text:p>1.004621374</text:p>
          </table:table-cell>
          <table:table-cell office:value-type="float" office:value="1.0064040989999998" table:style-name="ce1">
            <text:p>1.006404099</text:p>
          </table:table-cell>
          <table:table-cell office:value-type="float" office:value="1.0029774409999999" table:style-name="ce1">
            <text:p>1.002977441</text:p>
          </table:table-cell>
          <table:table-cell office:value-type="float" office:value="0.99876936900000002" table:style-name="ce1">
            <text:p>0.998769369</text:p>
          </table:table-cell>
          <table:table-cell office:value-type="float" office:value="0.98932616200000001" table:style-name="ce1">
            <text:p>0.989326162</text:p>
          </table:table-cell>
          <table:table-cell office:value-type="float" office:value="0.99195054599999999" table:style-name="ce1">
            <text:p>0.991950546</text:p>
          </table:table-cell>
          <table:table-cell office:value-type="float" office:value="0.99418532699999995" table:style-name="ce1">
            <text:p>0.994185327</text:p>
          </table:table-cell>
          <table:table-cell office:value-type="float" office:value="1.0039020769999998" table:style-name="ce1">
            <text:p>1.003902077</text:p>
          </table:table-cell>
          <table:table-cell office:value-type="float" office:value="1.0309063079999998" table:style-name="ce1">
            <text:p>1.030906308</text:p>
          </table:table-cell>
          <table:table-cell office:value-type="float" office:value="1.030959164" table:style-name="ce1">
            <text:p>1.030959164</text:p>
          </table:table-cell>
          <table:table-cell office:value-type="float" office:value="1.027565517" table:style-name="ce1">
            <text:p>1.027565517</text:p>
          </table:table-cell>
          <table:table-cell office:value-type="float" office:value="1.0083454629999999" table:style-name="ce1">
            <text:p>1.008345463</text:p>
          </table:table-cell>
          <table:table-cell office:value-type="float" office:value="1.0048818799999999" table:style-name="ce1">
            <text:p>1.00488188</text:p>
          </table:table-cell>
          <table:table-cell office:value-type="float" office:value="1.004908747" table:style-name="ce1">
            <text:p>1.00490874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6_load</text:p>
          </table:table-cell>
          <table:table-cell office:value-type="float" office:value="1.0930363035999999" table:style-name="ce1">
            <text:p>1.093036304</text:p>
          </table:table-cell>
          <table:table-cell office:value-type="float" office:value="1.1042389137000002" table:style-name="ce1">
            <text:p>1.104238914</text:p>
          </table:table-cell>
          <table:table-cell office:value-type="float" office:value="1.0967201618" table:style-name="ce1">
            <text:p>1.096720162</text:p>
          </table:table-cell>
          <table:table-cell office:value-type="float" office:value="1.0886087992" table:style-name="ce1">
            <text:p>1.088608799</text:p>
          </table:table-cell>
          <table:table-cell office:value-type="float" office:value="1.0877369227" table:style-name="ce1">
            <text:p>1.087736923</text:p>
          </table:table-cell>
          <table:table-cell office:value-type="float" office:value="1.1008868968999999" table:style-name="ce1">
            <text:p>1.100886897</text:p>
          </table:table-cell>
          <table:table-cell office:value-type="float" office:value="1.1049835114" table:style-name="ce1">
            <text:p>1.104983511</text:p>
          </table:table-cell>
          <table:table-cell office:value-type="float" office:value="1.1069445088999998" table:style-name="ce1">
            <text:p>1.106944509</text:p>
          </table:table-cell>
          <table:table-cell office:value-type="float" office:value="1.1031751851" table:style-name="ce1">
            <text:p>1.103175185</text:p>
          </table:table-cell>
          <table:table-cell office:value-type="float" office:value="1.0985463059" table:style-name="ce1">
            <text:p>1.098546306</text:p>
          </table:table-cell>
          <table:table-cell office:value-type="float" office:value="1.0881587782" table:style-name="ce1">
            <text:p>1.088158778</text:p>
          </table:table-cell>
          <table:table-cell office:value-type="float" office:value="1.0910456006" table:style-name="ce1">
            <text:p>1.091045601</text:p>
          </table:table-cell>
          <table:table-cell office:value-type="float" office:value="1.0935038597" table:style-name="ce1">
            <text:p>1.09350386</text:p>
          </table:table-cell>
          <table:table-cell office:value-type="float" office:value="1.1041922846999999" table:style-name="ce1">
            <text:p>1.104192285</text:p>
          </table:table-cell>
          <table:table-cell office:value-type="float" office:value="1.1338969388" table:style-name="ce1">
            <text:p>1.133896939</text:p>
          </table:table-cell>
          <table:table-cell office:value-type="float" office:value="1.1339550804" table:style-name="ce1">
            <text:p>1.13395508</text:p>
          </table:table-cell>
          <table:table-cell office:value-type="float" office:value="1.1302220687000002" table:style-name="ce1">
            <text:p>1.130222069</text:p>
          </table:table-cell>
          <table:table-cell office:value-type="float" office:value="1.1090800092999999" table:style-name="ce1">
            <text:p>1.109080009</text:p>
          </table:table-cell>
          <table:table-cell office:value-type="float" office:value="1.105270068" table:style-name="ce1">
            <text:p>1.105270068</text:p>
          </table:table-cell>
          <table:table-cell office:value-type="float" office:value="1.1052996217000002" table:style-name="ce1">
            <text:p>1.1052996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7_load</text:p>
          </table:table-cell>
          <table:table-cell office:value-type="float" office:value="4.0713171315999999" table:style-name="ce1">
            <text:p>4.071317132</text:p>
          </table:table-cell>
          <table:table-cell office:value-type="float" office:value="4.1130723147000001" table:style-name="ce1">
            <text:p>4.113072315</text:p>
          </table:table-cell>
          <table:table-cell office:value-type="float" office:value="4.0850478758" table:style-name="ce1">
            <text:p>4.085047876</text:p>
          </table:table-cell>
          <table:table-cell office:value-type="float" office:value="4.0548146151999997" table:style-name="ce1">
            <text:p>4.054814615</text:p>
          </table:table-cell>
          <table:table-cell office:value-type="float" office:value="4.0515648937000002" table:style-name="ce1">
            <text:p>4.051564894</text:p>
          </table:table-cell>
          <table:table-cell office:value-type="float" office:value="4.1005784339" table:style-name="ce1">
            <text:p>4.100578434</text:p>
          </table:table-cell>
          <table:table-cell office:value-type="float" office:value="4.1158476333999996" table:style-name="ce1">
            <text:p>4.115847633</text:p>
          </table:table-cell>
          <table:table-cell office:value-type="float" office:value="4.1231568058999999" table:style-name="ce1">
            <text:p>4.123156806</text:p>
          </table:table-cell>
          <table:table-cell office:value-type="float" office:value="4.1091075081000001" table:style-name="ce1">
            <text:p>4.109107508</text:p>
          </table:table-cell>
          <table:table-cell office:value-type="float" office:value="4.0918544129000001" table:style-name="ce1">
            <text:p>4.091854413</text:p>
          </table:table-cell>
          <table:table-cell office:value-type="float" office:value="4.0531372642000001" table:style-name="ce1">
            <text:p>4.053137264</text:p>
          </table:table-cell>
          <table:table-cell office:value-type="float" office:value="4.0638972386000001" table:style-name="ce1">
            <text:p>4.063897239</text:p>
          </table:table-cell>
          <table:table-cell office:value-type="float" office:value="4.0730598407" table:style-name="ce1">
            <text:p>4.073059841</text:p>
          </table:table-cell>
          <table:table-cell office:value-type="float" office:value="4.1128985156999995" table:style-name="ce1">
            <text:p>4.112898516</text:p>
          </table:table-cell>
          <table:table-cell office:value-type="float" office:value="4.2236158628" table:style-name="ce1">
            <text:p>4.223615863</text:p>
          </table:table-cell>
          <table:table-cell office:value-type="float" office:value="4.2238325724000001" table:style-name="ce1">
            <text:p>4.223832572</text:p>
          </table:table-cell>
          <table:table-cell office:value-type="float" office:value="4.2099186197000007" table:style-name="ce1">
            <text:p>4.20991862</text:p>
          </table:table-cell>
          <table:table-cell office:value-type="float" office:value="4.1311163983000005" table:style-name="ce1">
            <text:p>4.131116398</text:p>
          </table:table-cell>
          <table:table-cell office:value-type="float" office:value="4.1169157079999996" table:style-name="ce1">
            <text:p>4.116915708</text:p>
          </table:table-cell>
          <table:table-cell office:value-type="float" office:value="4.1170258627000003" table:style-name="ce1">
            <text:p>4.11702586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8_load</text:p>
          </table:table-cell>
          <table:table-cell office:value-type="float" office:value="0.59665616560000001" table:style-name="ce1">
            <text:p>0.596656166</text:p>
          </table:table-cell>
          <table:table-cell office:value-type="float" office:value="0.60276668020000002" table:style-name="ce1">
            <text:p>0.60276668</text:p>
          </table:table-cell>
          <table:table-cell office:value-type="float" office:value="0.59866554279999995" table:style-name="ce1">
            <text:p>0.598665543</text:p>
          </table:table-cell>
          <table:table-cell office:value-type="float" office:value="0.59424116319999998" table:style-name="ce1">
            <text:p>0.594241163</text:p>
          </table:table-cell>
          <table:table-cell office:value-type="float" office:value="0.59376559419999997" table:style-name="ce1">
            <text:p>0.593765594</text:p>
          </table:table-cell>
          <table:table-cell office:value-type="float" office:value="0.60093830739999998" table:style-name="ce1">
            <text:p>0.600938307</text:p>
          </table:table-cell>
          <table:table-cell office:value-type="float" office:value="0.60317282439999997" table:style-name="ce1">
            <text:p>0.603172824</text:p>
          </table:table-cell>
          <table:table-cell office:value-type="float" office:value="0.60424245939999999" table:style-name="ce1">
            <text:p>0.604242459</text:p>
          </table:table-cell>
          <table:table-cell office:value-type="float" office:value="0.60218646459999992" table:style-name="ce1">
            <text:p>0.602186465</text:p>
          </table:table-cell>
          <table:table-cell office:value-type="float" office:value="0.59966162140000001" table:style-name="ce1">
            <text:p>0.599661621</text:p>
          </table:table-cell>
          <table:table-cell office:value-type="float" office:value="0.59399569720000001" table:style-name="ce1">
            <text:p>0.593995697</text:p>
          </table:table-cell>
          <table:table-cell office:value-type="float" office:value="0.59557032759999995" table:style-name="ce1">
            <text:p>0.595570328</text:p>
          </table:table-cell>
          <table:table-cell office:value-type="float" office:value="0.59691119619999999" table:style-name="ce1">
            <text:p>0.596911196</text:p>
          </table:table-cell>
          <table:table-cell office:value-type="float" office:value="0.60274124619999991" table:style-name="ce1">
            <text:p>0.602741246</text:p>
          </table:table-cell>
          <table:table-cell office:value-type="float" office:value="0.6189437847999999" table:style-name="ce1">
            <text:p>0.618943785</text:p>
          </table:table-cell>
          <table:table-cell office:value-type="float" office:value="0.61897549839999999" table:style-name="ce1">
            <text:p>0.618975498</text:p>
          </table:table-cell>
          <table:table-cell office:value-type="float" office:value="0.61693931020000004" table:style-name="ce1">
            <text:p>0.61693931</text:p>
          </table:table-cell>
          <table:table-cell office:value-type="float" office:value="0.60540727780000003" table:style-name="ce1">
            <text:p>0.605407278</text:p>
          </table:table-cell>
          <table:table-cell office:value-type="float" office:value="0.60332912799999994" table:style-name="ce1">
            <text:p>0.603329128</text:p>
          </table:table-cell>
          <table:table-cell office:value-type="float" office:value="0.60334524820000002" table:style-name="ce1">
            <text:p>0.60334524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9_load</text:p>
          </table:table-cell>
          <table:table-cell office:value-type="float" office:value="0.76542541252000007" table:style-name="ce1">
            <text:p>0.765425413</text:p>
          </table:table-cell>
          <table:table-cell office:value-type="float" office:value="0.7732672395900001" table:style-name="ce1">
            <text:p>0.77326724</text:p>
          </table:table-cell>
          <table:table-cell office:value-type="float" office:value="0.76800411325999995" table:style-name="ce1">
            <text:p>0.768004113</text:p>
          </table:table-cell>
          <table:table-cell office:value-type="float" office:value="0.76232615944000004" table:style-name="ce1">
            <text:p>0.762326159</text:p>
          </table:table-cell>
          <table:table-cell office:value-type="float" office:value="0.76171584588999997" table:style-name="ce1">
            <text:p>0.761715846</text:p>
          </table:table-cell>
          <table:table-cell office:value-type="float" office:value="0.77092082783000004" table:style-name="ce1">
            <text:p>0.770920828</text:p>
          </table:table-cell>
          <table:table-cell office:value-type="float" office:value="0.77378845797999996" table:style-name="ce1">
            <text:p>0.773788458</text:p>
          </table:table-cell>
          <table:table-cell office:value-type="float" office:value="0.77516115622999993" table:style-name="ce1">
            <text:p>0.775161156</text:p>
          </table:table-cell>
          <table:table-cell office:value-type="float" office:value="0.77252262956999995" table:style-name="ce1">
            <text:p>0.77252263</text:p>
          </table:table-cell>
          <table:table-cell office:value-type="float" office:value="0.76928241412999998" table:style-name="ce1">
            <text:p>0.769282414</text:p>
          </table:table-cell>
          <table:table-cell office:value-type="float" office:value="0.76201114473999998" table:style-name="ce1">
            <text:p>0.762011145</text:p>
          </table:table-cell>
          <table:table-cell office:value-type="float" office:value="0.76403192042000001" table:style-name="ce1">
            <text:p>0.76403192</text:p>
          </table:table-cell>
          <table:table-cell office:value-type="float" office:value="0.76575270178999999" table:style-name="ce1">
            <text:p>0.765752702</text:p>
          </table:table-cell>
          <table:table-cell office:value-type="float" office:value="0.77323459928999994" table:style-name="ce1">
            <text:p>0.773234599</text:p>
          </table:table-cell>
          <table:table-cell office:value-type="float" office:value="0.79402785716000002" table:style-name="ce1">
            <text:p>0.794027857</text:p>
          </table:table-cell>
          <table:table-cell office:value-type="float" office:value="0.79406855628000006" table:style-name="ce1">
            <text:p>0.794068556</text:p>
          </table:table-cell>
          <table:table-cell office:value-type="float" office:value="0.79145544809000012" table:style-name="ce1">
            <text:p>0.791455448</text:p>
          </table:table-cell>
          <table:table-cell office:value-type="float" office:value="0.77665600651000011" table:style-name="ce1">
            <text:p>0.776656007</text:p>
          </table:table-cell>
          <table:table-cell office:value-type="float" office:value="0.77398904759999998" table:style-name="ce1">
            <text:p>0.773989048</text:p>
          </table:table-cell>
          <table:table-cell office:value-type="float" office:value="0.77400973519000005" table:style-name="ce1">
            <text:p>0.77400973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0_load</text:p>
          </table:table-cell>
          <table:table-cell office:value-type="float" office:value="0.85477383736000001" table:style-name="ce1">
            <text:p>0.854773837</text:p>
          </table:table-cell>
          <table:table-cell office:value-type="float" office:value="0.86353224162000009" table:style-name="ce1">
            <text:p>0.863532242</text:p>
          </table:table-cell>
          <table:table-cell office:value-type="float" office:value="0.85765394468" table:style-name="ce1">
            <text:p>0.857653945</text:p>
          </table:table-cell>
          <table:table-cell office:value-type="float" office:value="0.85131233391999994" table:style-name="ce1">
            <text:p>0.851312334</text:p>
          </table:table-cell>
          <table:table-cell office:value-type="float" office:value="0.85063068501999994" table:style-name="ce1">
            <text:p>0.850630685</text:p>
          </table:table-cell>
          <table:table-cell office:value-type="float" office:value="0.86091157393999995" table:style-name="ce1">
            <text:p>0.860911574</text:p>
          </table:table-cell>
          <table:table-cell office:value-type="float" office:value="0.86411438163999998" table:style-name="ce1">
            <text:p>0.864114382</text:p>
          </table:table-cell>
          <table:table-cell office:value-type="float" office:value="0.86564752513999998" table:style-name="ce1">
            <text:p>0.865647525</text:p>
          </table:table-cell>
          <table:table-cell office:value-type="float" office:value="0.86270059925999998" table:style-name="ce1">
            <text:p>0.862700599</text:p>
          </table:table-cell>
          <table:table-cell office:value-type="float" office:value="0.85908165733999997" table:style-name="ce1">
            <text:p>0.859081657</text:p>
          </table:table-cell>
          <table:table-cell office:value-type="float" office:value="0.85096049931999995" table:style-name="ce1">
            <text:p>0.850960499</text:p>
          </table:table-cell>
          <table:table-cell office:value-type="float" office:value="0.85321746956" table:style-name="ce1">
            <text:p>0.85321747</text:p>
          </table:table-cell>
          <table:table-cell office:value-type="float" office:value="0.85513938121999999" table:style-name="ce1">
            <text:p>0.855139381</text:p>
          </table:table-cell>
          <table:table-cell office:value-type="float" office:value="0.86349578621999989" table:style-name="ce1">
            <text:p>0.863495786</text:p>
          </table:table-cell>
          <table:table-cell office:value-type="float" office:value="0.88671942487999988" table:style-name="ce1">
            <text:p>0.886719425</text:p>
          </table:table-cell>
          <table:table-cell office:value-type="float" office:value="0.88676488104000006" table:style-name="ce1">
            <text:p>0.886764881</text:p>
          </table:table-cell>
          <table:table-cell office:value-type="float" office:value="0.88384634462000011" table:style-name="ce1">
            <text:p>0.883846345</text:p>
          </table:table-cell>
          <table:table-cell office:value-type="float" office:value="0.86731709818000002" table:style-name="ce1">
            <text:p>0.867317098</text:p>
          </table:table-cell>
          <table:table-cell office:value-type="float" office:value="0.86433841680000001" table:style-name="ce1">
            <text:p>0.864338417</text:p>
          </table:table-cell>
          <table:table-cell office:value-type="float" office:value="0.86436152242000008" table:style-name="ce1">
            <text:p>0.8643615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1_load</text:p>
          </table:table-cell>
          <table:table-cell office:value-type="float" office:value="0.8249910290800001" table:style-name="ce1">
            <text:p>0.824991029</text:p>
          </table:table-cell>
          <table:table-cell office:value-type="float" office:value="0.83344390761000009" table:style-name="ce1">
            <text:p>0.833443908</text:p>
          </table:table-cell>
          <table:table-cell office:value-type="float" office:value="0.82777066754000006" table:style-name="ce1">
            <text:p>0.827770668</text:p>
          </table:table-cell>
          <table:table-cell office:value-type="float" office:value="0.82165027576000005" table:style-name="ce1">
            <text:p>0.821650276</text:p>
          </table:table-cell>
          <table:table-cell office:value-type="float" office:value="0.82099240531000006" table:style-name="ce1">
            <text:p>0.820992405</text:p>
          </table:table-cell>
          <table:table-cell office:value-type="float" office:value="0.83091465857000002" table:style-name="ce1">
            <text:p>0.830914659</text:p>
          </table:table-cell>
          <table:table-cell office:value-type="float" office:value="0.83400574042000009" table:style-name="ce1">
            <text:p>0.83400574</text:p>
          </table:table-cell>
          <table:table-cell office:value-type="float" office:value="0.83548540217" table:style-name="ce1">
            <text:p>0.835485402</text:p>
          </table:table-cell>
          <table:table-cell office:value-type="float" office:value="0.83264127603000004" table:style-name="ce1">
            <text:p>0.832641276</text:p>
          </table:table-cell>
          <table:table-cell office:value-type="float" office:value="0.82914857627000005" table:style-name="ce1">
            <text:p>0.829148576</text:p>
          </table:table-cell>
          <table:table-cell office:value-type="float" office:value="0.82131071446000004" table:style-name="ce1">
            <text:p>0.821310714</text:p>
          </table:table-cell>
          <table:table-cell office:value-type="float" office:value="0.82348895318000004" table:style-name="ce1">
            <text:p>0.823488953</text:p>
          </table:table-cell>
          <table:table-cell office:value-type="float" office:value="0.82534382141000007" table:style-name="ce1">
            <text:p>0.825343821</text:p>
          </table:table-cell>
          <table:table-cell office:value-type="float" office:value="0.83340872390999998" table:style-name="ce1">
            <text:p>0.833408724</text:p>
          </table:table-cell>
          <table:table-cell office:value-type="float" office:value="0.85582223564000004" table:style-name="ce1">
            <text:p>0.855822236</text:p>
          </table:table-cell>
          <table:table-cell office:value-type="float" office:value="0.85586610612000014" table:style-name="ce1">
            <text:p>0.855866106</text:p>
          </table:table-cell>
          <table:table-cell office:value-type="float" office:value="0.85304937911000012" table:style-name="ce1">
            <text:p>0.853049379</text:p>
          </table:table-cell>
          <table:table-cell office:value-type="float" office:value="0.83709673429000009" table:style-name="ce1">
            <text:p>0.837096734</text:p>
          </table:table-cell>
          <table:table-cell office:value-type="float" office:value="0.83422196040000007" table:style-name="ce1">
            <text:p>0.83422196</text:p>
          </table:table-cell>
          <table:table-cell office:value-type="float" office:value="0.83424426001000018" table:style-name="ce1">
            <text:p>0.8342442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2_load</text:p>
          </table:table-cell>
          <table:table-cell office:value-type="float" office:value="0.67607698768000013" table:style-name="ce1">
            <text:p>0.676076988</text:p>
          </table:table-cell>
          <table:table-cell office:value-type="float" office:value="0.68300223756000011" table:style-name="ce1">
            <text:p>0.683002238</text:p>
          </table:table-cell>
          <table:table-cell office:value-type="float" office:value="0.67835428184000002" table:style-name="ce1">
            <text:p>0.678354282</text:p>
          </table:table-cell>
          <table:table-cell office:value-type="float" office:value="0.67333998496000003" table:style-name="ce1">
            <text:p>0.673339985</text:p>
          </table:table-cell>
          <table:table-cell office:value-type="float" office:value="0.67280100675999999" table:style-name="ce1">
            <text:p>0.672801007</text:p>
          </table:table-cell>
          <table:table-cell office:value-type="float" office:value="0.68093008172000002" table:style-name="ce1">
            <text:p>0.680930082</text:p>
          </table:table-cell>
          <table:table-cell office:value-type="float" office:value="0.68346253432000004" table:style-name="ce1">
            <text:p>0.683462534</text:p>
          </table:table-cell>
          <table:table-cell office:value-type="float" office:value="0.68467478731999998" table:style-name="ce1">
            <text:p>0.684674787</text:p>
          </table:table-cell>
          <table:table-cell office:value-type="float" office:value="0.68234465988000004" table:style-name="ce1">
            <text:p>0.68234466</text:p>
          </table:table-cell>
          <table:table-cell office:value-type="float" office:value="0.6794831709200001" table:style-name="ce1">
            <text:p>0.679483171</text:p>
          </table:table-cell>
          <table:table-cell office:value-type="float" office:value="0.67306179016000001" table:style-name="ce1">
            <text:p>0.67306179</text:p>
          </table:table-cell>
          <table:table-cell office:value-type="float" office:value="0.67484637128000002" table:style-name="ce1">
            <text:p>0.674846371</text:p>
          </table:table-cell>
          <table:table-cell office:value-type="float" office:value="0.67636602235999999" table:style-name="ce1">
            <text:p>0.676366022</text:p>
          </table:table-cell>
          <table:table-cell office:value-type="float" office:value="0.68297341235999998" table:style-name="ce1">
            <text:p>0.682973412</text:p>
          </table:table-cell>
          <table:table-cell office:value-type="float" office:value="0.70133628944000004" table:style-name="ce1">
            <text:p>0.701336289</text:p>
          </table:table-cell>
          <table:table-cell office:value-type="float" office:value="0.70137223152000017" table:style-name="ce1">
            <text:p>0.701372232</text:p>
          </table:table-cell>
          <table:table-cell office:value-type="float" office:value="0.69906455156000014" table:style-name="ce1">
            <text:p>0.699064552</text:p>
          </table:table-cell>
          <table:table-cell office:value-type="float" office:value="0.68599491484000008" table:style-name="ce1">
            <text:p>0.685994915</text:p>
          </table:table-cell>
          <table:table-cell office:value-type="float" office:value="0.68363967840000006" table:style-name="ce1">
            <text:p>0.683639678</text:p>
          </table:table-cell>
          <table:table-cell office:value-type="float" office:value="0.68365794796000012" table:style-name="ce1">
            <text:p>0.68365794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3_load</text:p>
          </table:table-cell>
          <table:table-cell office:value-type="float" office:value="0.66614938492000009" table:style-name="ce1">
            <text:p>0.666149385</text:p>
          </table:table-cell>
          <table:table-cell office:value-type="float" office:value="0.67297279289000012" table:style-name="ce1">
            <text:p>0.672972793</text:p>
          </table:table-cell>
          <table:table-cell office:value-type="float" office:value="0.66839318946000004" table:style-name="ce1">
            <text:p>0.668393189</text:p>
          </table:table-cell>
          <table:table-cell office:value-type="float" office:value="0.66345263224000006" table:style-name="ce1">
            <text:p>0.663452632</text:p>
          </table:table-cell>
          <table:table-cell office:value-type="float" office:value="0.66292158019000003" table:style-name="ce1">
            <text:p>0.66292158</text:p>
          </table:table-cell>
          <table:table-cell office:value-type="float" office:value="0.67093110993000005" table:style-name="ce1">
            <text:p>0.67093111</text:p>
          </table:table-cell>
          <table:table-cell office:value-type="float" office:value="0.67342632057999996" table:style-name="ce1">
            <text:p>0.673426321</text:p>
          </table:table-cell>
          <table:table-cell office:value-type="float" office:value="0.67462074633000002" table:style-name="ce1">
            <text:p>0.674620746</text:p>
          </table:table-cell>
          <table:table-cell office:value-type="float" office:value="0.67232488547000002" table:style-name="ce1">
            <text:p>0.672324885</text:p>
          </table:table-cell>
          <table:table-cell office:value-type="float" office:value="0.66950547723000009" table:style-name="ce1">
            <text:p>0.669505477</text:p>
          </table:table-cell>
          <table:table-cell office:value-type="float" office:value="0.66317852854000003" table:style-name="ce1">
            <text:p>0.663178529</text:p>
          </table:table-cell>
          <table:table-cell office:value-type="float" office:value="0.66493686582" table:style-name="ce1">
            <text:p>0.664936866</text:p>
          </table:table-cell>
          <table:table-cell office:value-type="float" office:value="0.66643416908999997" table:style-name="ce1">
            <text:p>0.666434169</text:p>
          </table:table-cell>
          <table:table-cell office:value-type="float" office:value="0.67294439158999997" table:style-name="ce1">
            <text:p>0.672944392</text:p>
          </table:table-cell>
          <table:table-cell office:value-type="float" office:value="0.69103722635999998" table:style-name="ce1">
            <text:p>0.691037226</text:p>
          </table:table-cell>
          <table:table-cell office:value-type="float" office:value="0.69107263988000012" table:style-name="ce1">
            <text:p>0.69107264</text:p>
          </table:table-cell>
          <table:table-cell office:value-type="float" office:value="0.68879889639000014" table:style-name="ce1">
            <text:p>0.688798896</text:p>
          </table:table-cell>
          <table:table-cell office:value-type="float" office:value="0.6759214602100001" table:style-name="ce1">
            <text:p>0.67592146</text:p>
          </table:table-cell>
          <table:table-cell office:value-type="float" office:value="0.67360085960000005" table:style-name="ce1">
            <text:p>0.67360086</text:p>
          </table:table-cell>
          <table:table-cell office:value-type="float" office:value="0.67361886049000008" table:style-name="ce1">
            <text:p>0.6736188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4_load</text:p>
          </table:table-cell>
          <table:table-cell office:value-type="float" office:value="3.8727650763999999" table:style-name="ce1">
            <text:p>3.872765076</text:p>
          </table:table-cell>
          <table:table-cell office:value-type="float" office:value="3.9124834213000002" table:style-name="ce1">
            <text:p>3.912483421</text:p>
          </table:table-cell>
          <table:table-cell office:value-type="float" office:value="3.8858260281999994" table:style-name="ce1">
            <text:p>3.885826028</text:p>
          </table:table-cell>
          <table:table-cell office:value-type="float" office:value="3.8570675608" table:style-name="ce1">
            <text:p>3.857067561</text:p>
          </table:table-cell>
          <table:table-cell office:value-type="float" office:value="3.8539763622999996" table:style-name="ce1">
            <text:p>3.853976362</text:p>
          </table:table-cell>
          <table:table-cell office:value-type="float" office:value="3.9005989980999995" table:style-name="ce1">
            <text:p>3.900598998</text:p>
          </table:table-cell>
          <table:table-cell office:value-type="float" office:value="3.9151233585999998" table:style-name="ce1">
            <text:p>3.915123359</text:p>
          </table:table-cell>
          <table:table-cell office:value-type="float" office:value="3.9220759860999994" table:style-name="ce1">
            <text:p>3.922075986</text:p>
          </table:table-cell>
          <table:table-cell office:value-type="float" office:value="3.9087120198999998" table:style-name="ce1">
            <text:p>3.90871202</text:p>
          </table:table-cell>
          <table:table-cell office:value-type="float" office:value="3.8923005390999998" table:style-name="ce1">
            <text:p>3.892300539</text:p>
          </table:table-cell>
          <table:table-cell office:value-type="float" office:value="3.8554720317999998" table:style-name="ce1">
            <text:p>3.855472032</text:p>
          </table:table-cell>
          <table:table-cell office:value-type="float" office:value="3.8657071293999996" table:style-name="ce1">
            <text:p>3.865707129</text:p>
          </table:table-cell>
          <table:table-cell office:value-type="float" office:value="3.8744227752999998" table:style-name="ce1">
            <text:p>3.874422775</text:p>
          </table:table-cell>
          <table:table-cell office:value-type="float" office:value="3.9123181002999994" table:style-name="ce1">
            <text:p>3.9123181</text:p>
          </table:table-cell>
          <table:table-cell office:value-type="float" office:value="4.0176346012000002" table:style-name="ce1">
            <text:p>4.017634601</text:p>
          </table:table-cell>
          <table:table-cell office:value-type="float" office:value="4.0178407396000004" table:style-name="ce1">
            <text:p>4.01784074</text:p>
          </table:table-cell>
          <table:table-cell office:value-type="float" office:value="4.0046055163000007" table:style-name="ce1">
            <text:p>4.004605516</text:p>
          </table:table-cell>
          <table:table-cell office:value-type="float" office:value="3.9296473057000001" table:style-name="ce1">
            <text:p>3.929647306</text:p>
          </table:table-cell>
          <table:table-cell office:value-type="float" office:value="3.9161393319999998" table:style-name="ce1">
            <text:p>3.916139332</text:p>
          </table:table-cell>
          <table:table-cell office:value-type="float" office:value="3.9162441133000003" table:style-name="ce1">
            <text:p>3.91624411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5_load</text:p>
          </table:table-cell>
          <table:table-cell office:value-type="float" office:value="0.60658376836000005" table:style-name="ce1">
            <text:p>0.606583768</text:p>
          </table:table-cell>
          <table:table-cell office:value-type="float" office:value="0.61279612487000001" table:style-name="ce1">
            <text:p>0.612796125</text:p>
          </table:table-cell>
          <table:table-cell office:value-type="float" office:value="0.60862663517999993" table:style-name="ce1">
            <text:p>0.608626635</text:p>
          </table:table-cell>
          <table:table-cell office:value-type="float" office:value="0.60412851591999994" table:style-name="ce1">
            <text:p>0.604128516</text:p>
          </table:table-cell>
          <table:table-cell office:value-type="float" office:value="0.60364502076999993" table:style-name="ce1">
            <text:p>0.603645021</text:p>
          </table:table-cell>
          <table:table-cell office:value-type="float" office:value="0.61093727918999996" table:style-name="ce1">
            <text:p>0.610937279</text:p>
          </table:table-cell>
          <table:table-cell office:value-type="float" office:value="0.61320903813999994" table:style-name="ce1">
            <text:p>0.613209038</text:p>
          </table:table-cell>
          <table:table-cell office:value-type="float" office:value="0.61429650038999994" table:style-name="ce1">
            <text:p>0.6142965</text:p>
          </table:table-cell>
          <table:table-cell office:value-type="float" office:value="0.61220623900999993" table:style-name="ce1">
            <text:p>0.612206239</text:p>
          </table:table-cell>
          <table:table-cell office:value-type="float" office:value="0.60963931509000002" table:style-name="ce1">
            <text:p>0.609639315</text:p>
          </table:table-cell>
          <table:table-cell office:value-type="float" office:value="0.60387895881999998" table:style-name="ce1">
            <text:p>0.603878959</text:p>
          </table:table-cell>
          <table:table-cell office:value-type="float" office:value="0.60547983305999997" table:style-name="ce1">
            <text:p>0.605479833</text:p>
          </table:table-cell>
          <table:table-cell office:value-type="float" office:value="0.60684304947000001" table:style-name="ce1">
            <text:p>0.606843049</text:p>
          </table:table-cell>
          <table:table-cell office:value-type="float" office:value="0.61277026696999992" table:style-name="ce1">
            <text:p>0.612770267</text:p>
          </table:table-cell>
          <table:table-cell office:value-type="float" office:value="0.62924284787999996" table:style-name="ce1">
            <text:p>0.629242848</text:p>
          </table:table-cell>
          <table:table-cell office:value-type="float" office:value="0.62927509004000004" table:style-name="ce1">
            <text:p>0.62927509</text:p>
          </table:table-cell>
          <table:table-cell office:value-type="float" office:value="0.62720496537000003" table:style-name="ce1">
            <text:p>0.627204965</text:p>
          </table:table-cell>
          <table:table-cell office:value-type="float" office:value="0.61548073243000001" table:style-name="ce1">
            <text:p>0.615480732</text:p>
          </table:table-cell>
          <table:table-cell office:value-type="float" office:value="0.61336794679999995" table:style-name="ce1">
            <text:p>0.613367947</text:p>
          </table:table-cell>
          <table:table-cell office:value-type="float" office:value="0.61338433567000006" table:style-name="ce1">
            <text:p>0.61338433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6_load</text:p>
          </table:table-cell>
          <table:table-cell office:value-type="float" office:value="6.354665766400001" table:style-name="ce1">
            <text:p>6.354665766</text:p>
          </table:table-cell>
          <table:table-cell office:value-type="float" office:value="6.4198445888000011" table:style-name="ce1">
            <text:p>6.419844589</text:p>
          </table:table-cell>
          <table:table-cell office:value-type="float" office:value="6.3760991232000004" table:style-name="ce1">
            <text:p>6.376099123</text:p>
          </table:table-cell>
          <table:table-cell office:value-type="float" office:value="6.3289057408000007" table:style-name="ce1">
            <text:p>6.328905741</text:p>
          </table:table-cell>
          <table:table-cell office:value-type="float" office:value="6.3238330048" table:style-name="ce1">
            <text:p>6.323833005</text:p>
          </table:table-cell>
          <table:table-cell office:value-type="float" office:value="6.4003419456000001" table:style-name="ce1">
            <text:p>6.400341946</text:p>
          </table:table-cell>
          <table:table-cell office:value-type="float" office:value="6.4241767936" table:style-name="ce1">
            <text:p>6.424176794</text:p>
          </table:table-cell>
          <table:table-cell office:value-type="float" office:value="6.4355862336000005" table:style-name="ce1">
            <text:p>6.435586234</text:p>
          </table:table-cell>
          <table:table-cell office:value-type="float" office:value="6.4136556224000003" table:style-name="ce1">
            <text:p>6.413655622</text:p>
          </table:table-cell>
          <table:table-cell office:value-type="float" office:value="6.3867239616000004" table:style-name="ce1">
            <text:p>6.386723962</text:p>
          </table:table-cell>
          <table:table-cell office:value-type="float" office:value="6.3262874368000004" table:style-name="ce1">
            <text:p>6.326287437</text:p>
          </table:table-cell>
          <table:table-cell office:value-type="float" office:value="6.343083494400001" table:style-name="ce1">
            <text:p>6.343083494</text:p>
          </table:table-cell>
          <table:table-cell office:value-type="float" office:value="6.3573860928000006" table:style-name="ce1">
            <text:p>6.357386093</text:p>
          </table:table-cell>
          <table:table-cell office:value-type="float" office:value="6.4195732928" table:style-name="ce1">
            <text:p>6.419573293</text:p>
          </table:table-cell>
          <table:table-cell office:value-type="float" office:value="6.5924003712000001" table:style-name="ce1">
            <text:p>6.592400371</text:p>
          </table:table-cell>
          <table:table-cell office:value-type="float" office:value="6.5927386496000011" table:style-name="ce1">
            <text:p>6.59273865</text:p>
          </table:table-cell>
          <table:table-cell office:value-type="float" office:value="6.5710193088000013" table:style-name="ce1">
            <text:p>6.571019309</text:p>
          </table:table-cell>
          <table:table-cell office:value-type="float" office:value="6.4480109632000007" table:style-name="ce1">
            <text:p>6.448010963</text:p>
          </table:table-cell>
          <table:table-cell office:value-type="float" office:value="6.4258440320000005" table:style-name="ce1">
            <text:p>6.425844032</text:p>
          </table:table-cell>
          <table:table-cell office:value-type="float" office:value="6.4260159808000017" table:style-name="ce1">
            <text:p>6.42601598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7_load</text:p>
          </table:table-cell>
          <table:table-cell office:value-type="float" office:value="0.5668733573200001" table:style-name="ce1">
            <text:p>0.566873357</text:p>
          </table:table-cell>
          <table:table-cell office:value-type="float" office:value="0.57267834619000013" table:style-name="ce1">
            <text:p>0.572678346</text:p>
          </table:table-cell>
          <table:table-cell office:value-type="float" office:value="0.56878226566000001" table:style-name="ce1">
            <text:p>0.568782266</text:p>
          </table:table-cell>
          <table:table-cell office:value-type="float" office:value="0.56457910504000008" table:style-name="ce1">
            <text:p>0.564579105</text:p>
          </table:table-cell>
          <table:table-cell office:value-type="float" office:value="0.56412731449000009" table:style-name="ce1">
            <text:p>0.564127314</text:p>
          </table:table-cell>
          <table:table-cell office:value-type="float" office:value="0.57094139203000005" table:style-name="ce1">
            <text:p>0.570941392</text:p>
          </table:table-cell>
          <table:table-cell office:value-type="float" office:value="0.57306418318000008" table:style-name="ce1">
            <text:p>0.573064183</text:p>
          </table:table-cell>
          <table:table-cell office:value-type="float" office:value="0.57408033643" table:style-name="ce1">
            <text:p>0.574080336</text:p>
          </table:table-cell>
          <table:table-cell office:value-type="float" office:value="0.57212714137000009" table:style-name="ce1">
            <text:p>0.572127141</text:p>
          </table:table-cell>
          <table:table-cell office:value-type="float" office:value="0.56972854033000009" table:style-name="ce1">
            <text:p>0.56972854</text:p>
          </table:table-cell>
          <table:table-cell office:value-type="float" office:value="0.56434591234000009" table:style-name="ce1">
            <text:p>0.564345912</text:p>
          </table:table-cell>
          <table:table-cell office:value-type="float" office:value="0.5658418112200001" table:style-name="ce1">
            <text:p>0.565841811</text:p>
          </table:table-cell>
          <table:table-cell office:value-type="float" office:value="0.56711563639000007" table:style-name="ce1">
            <text:p>0.567115636</text:p>
          </table:table-cell>
          <table:table-cell office:value-type="float" office:value="0.57265418389" table:style-name="ce1">
            <text:p>0.572654184</text:p>
          </table:table-cell>
          <table:table-cell office:value-type="float" office:value="0.58804659556000005" table:style-name="ce1">
            <text:p>0.588046596</text:p>
          </table:table-cell>
          <table:table-cell office:value-type="float" office:value="0.58807672348000006" table:style-name="ce1">
            <text:p>0.588076723</text:p>
          </table:table-cell>
          <table:table-cell office:value-type="float" office:value="0.58614234469000015" table:style-name="ce1">
            <text:p>0.586142345</text:p>
          </table:table-cell>
          <table:table-cell office:value-type="float" office:value="0.5751869139100001" table:style-name="ce1">
            <text:p>0.575186914</text:p>
          </table:table-cell>
          <table:table-cell office:value-type="float" office:value="0.57321267160000011" table:style-name="ce1">
            <text:p>0.573212672</text:p>
          </table:table-cell>
          <table:table-cell office:value-type="float" office:value="0.57322798579000012" table:style-name="ce1">
            <text:p>0.57322798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8_load</text:p>
          </table:table-cell>
          <table:table-cell office:value-type="float" office:value="2.9792808279999998" table:style-name="ce1">
            <text:p>2.979280828</text:p>
          </table:table-cell>
          <table:table-cell office:value-type="float" office:value="3.0098334010000003" table:style-name="ce1">
            <text:p>3.009833401</text:p>
          </table:table-cell>
          <table:table-cell office:value-type="float" office:value="2.9893277139999999" table:style-name="ce1">
            <text:p>2.989327714</text:p>
          </table:table-cell>
          <table:table-cell office:value-type="float" office:value="2.9672058159999999" table:style-name="ce1">
            <text:p>2.967205816</text:p>
          </table:table-cell>
          <table:table-cell office:value-type="float" office:value="2.9648279709999996" table:style-name="ce1">
            <text:p>2.964827971</text:p>
          </table:table-cell>
          <table:table-cell office:value-type="float" office:value="3.0006915369999998" table:style-name="ce1">
            <text:p>3.000691537</text:p>
          </table:table-cell>
          <table:table-cell office:value-type="float" office:value="3.011864122" table:style-name="ce1">
            <text:p>3.011864122</text:p>
          </table:table-cell>
          <table:table-cell office:value-type="float" office:value="3.0172122969999999" table:style-name="ce1">
            <text:p>3.017212297</text:p>
          </table:table-cell>
          <table:table-cell office:value-type="float" office:value="3.0069323229999996" table:style-name="ce1">
            <text:p>3.006932323</text:p>
          </table:table-cell>
          <table:table-cell office:value-type="float" office:value="2.9943081069999997" table:style-name="ce1">
            <text:p>2.994308107</text:p>
          </table:table-cell>
          <table:table-cell office:value-type="float" office:value="2.965978486" table:style-name="ce1">
            <text:p>2.965978486</text:p>
          </table:table-cell>
          <table:table-cell office:value-type="float" office:value="2.9738516379999997" table:style-name="ce1">
            <text:p>2.973851638</text:p>
          </table:table-cell>
          <table:table-cell office:value-type="float" office:value="2.9805559809999997" table:style-name="ce1">
            <text:p>2.980555981</text:p>
          </table:table-cell>
          <table:table-cell office:value-type="float" office:value="3.0097062309999996" table:style-name="ce1">
            <text:p>3.009706231</text:p>
          </table:table-cell>
          <table:table-cell office:value-type="float" office:value="3.0907189239999995" table:style-name="ce1">
            <text:p>3.090718924</text:p>
          </table:table-cell>
          <table:table-cell office:value-type="float" office:value="3.0908774920000002" table:style-name="ce1">
            <text:p>3.090877492</text:p>
          </table:table-cell>
          <table:table-cell office:value-type="float" office:value="3.0806965510000004" table:style-name="ce1">
            <text:p>3.080696551</text:p>
          </table:table-cell>
          <table:table-cell office:value-type="float" office:value="3.023036389" table:style-name="ce1">
            <text:p>3.023036389</text:p>
          </table:table-cell>
          <table:table-cell office:value-type="float" office:value="3.0126456400000001" table:style-name="ce1">
            <text:p>3.01264564</text:p>
          </table:table-cell>
          <table:table-cell office:value-type="float" office:value="3.0127262410000002" table:style-name="ce1">
            <text:p>3.01272624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9_load</text:p>
          </table:table-cell>
          <table:table-cell office:value-type="float" office:value="1.986520552" table:style-name="ce1">
            <text:p>1.986520552</text:p>
          </table:table-cell>
          <table:table-cell office:value-type="float" office:value="2.006888934" table:style-name="ce1">
            <text:p>2.006888934</text:p>
          </table:table-cell>
          <table:table-cell office:value-type="float" office:value="1.9932184759999998" table:style-name="ce1">
            <text:p>1.993218476</text:p>
          </table:table-cell>
          <table:table-cell office:value-type="float" office:value="1.9784705439999999" table:style-name="ce1">
            <text:p>1.978470544</text:p>
          </table:table-cell>
          <table:table-cell office:value-type="float" office:value="1.9768853139999998" table:style-name="ce1">
            <text:p>1.976885314</text:p>
          </table:table-cell>
          <table:table-cell office:value-type="float" office:value="2.0007943579999998" table:style-name="ce1">
            <text:p>2.000794358</text:p>
          </table:table-cell>
          <table:table-cell office:value-type="float" office:value="2.0082427479999998" table:style-name="ce1">
            <text:p>2.008242748</text:p>
          </table:table-cell>
          <table:table-cell office:value-type="float" office:value="2.0118081979999998" table:style-name="ce1">
            <text:p>2.011808198</text:p>
          </table:table-cell>
          <table:table-cell office:value-type="float" office:value="2.0049548819999998" table:style-name="ce1">
            <text:p>2.004954882</text:p>
          </table:table-cell>
          <table:table-cell office:value-type="float" office:value="1.9965387379999999" table:style-name="ce1">
            <text:p>1.996538738</text:p>
          </table:table-cell>
          <table:table-cell office:value-type="float" office:value="1.9776523239999999" table:style-name="ce1">
            <text:p>1.977652324</text:p>
          </table:table-cell>
          <table:table-cell office:value-type="float" office:value="1.9829010919999999" table:style-name="ce1">
            <text:p>1.982901092</text:p>
          </table:table-cell>
          <table:table-cell office:value-type="float" office:value="1.9873706539999998" table:style-name="ce1">
            <text:p>1.987370654</text:p>
          </table:table-cell>
          <table:table-cell office:value-type="float" office:value="2.0068041539999997" table:style-name="ce1">
            <text:p>2.006804154</text:p>
          </table:table-cell>
          <table:table-cell office:value-type="float" office:value="2.0608126159999998" table:style-name="ce1">
            <text:p>2.060812616</text:p>
          </table:table-cell>
          <table:table-cell office:value-type="float" office:value="2.0609183280000001" table:style-name="ce1">
            <text:p>2.060918328</text:p>
          </table:table-cell>
          <table:table-cell office:value-type="float" office:value="2.0541310340000001" table:style-name="ce1">
            <text:p>2.054131034</text:p>
          </table:table-cell>
          <table:table-cell office:value-type="float" office:value="2.015690926" table:style-name="ce1">
            <text:p>2.015690926</text:p>
          </table:table-cell>
          <table:table-cell office:value-type="float" office:value="2.0087637599999999" table:style-name="ce1">
            <text:p>2.00876376</text:p>
          </table:table-cell>
          <table:table-cell office:value-type="float" office:value="2.0088174940000001" table:style-name="ce1">
            <text:p>2.00881749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80_load</text:p>
          </table:table-cell>
          <table:table-cell office:value-type="float" office:value="0.36832130212000003" table:style-name="ce1">
            <text:p>0.368321302</text:p>
          </table:table-cell>
          <table:table-cell office:value-type="float" office:value="0.37208945279" table:style-name="ce1">
            <text:p>0.372089453</text:p>
          </table:table-cell>
          <table:table-cell office:value-type="float" office:value="0.36956041806000001" table:style-name="ce1">
            <text:p>0.369560418</text:p>
          </table:table-cell>
          <table:table-cell office:value-type="float" office:value="0.36683205064000002" table:style-name="ce1">
            <text:p>0.366832051</text:p>
          </table:table-cell>
          <table:table-cell office:value-type="float" office:value="0.36653878308999999" table:style-name="ce1">
            <text:p>0.366538783</text:p>
          </table:table-cell>
          <table:table-cell office:value-type="float" office:value="0.37096195623" table:style-name="ce1">
            <text:p>0.370961956</text:p>
          </table:table-cell>
          <table:table-cell office:value-type="float" office:value="0.37233990837999997" table:style-name="ce1">
            <text:p>0.372339908</text:p>
          </table:table-cell>
          <table:table-cell office:value-type="float" office:value="0.37299951662999997" table:style-name="ce1">
            <text:p>0.372999517</text:p>
          </table:table-cell>
          <table:table-cell office:value-type="float" office:value="0.37173165317000001" table:style-name="ce1">
            <text:p>0.371731653</text:p>
          </table:table-cell>
          <table:table-cell office:value-type="float" office:value="0.37017466653000003" table:style-name="ce1">
            <text:p>0.370174667</text:p>
          </table:table-cell>
          <table:table-cell office:value-type="float" office:value="0.36668067993999998" table:style-name="ce1">
            <text:p>0.36668068</text:p>
          </table:table-cell>
          <table:table-cell office:value-type="float" office:value="0.36765170201999997" table:style-name="ce1">
            <text:p>0.367651702</text:p>
          </table:table-cell>
          <table:table-cell office:value-type="float" office:value="0.36847857098999998" table:style-name="ce1">
            <text:p>0.368478571</text:p>
          </table:table-cell>
          <table:table-cell office:value-type="float" office:value="0.37207376848999996" table:style-name="ce1">
            <text:p>0.372073768</text:p>
          </table:table-cell>
          <table:table-cell office:value-type="float" office:value="0.38206533395999998" table:style-name="ce1">
            <text:p>0.382065334</text:p>
          </table:table-cell>
          <table:table-cell office:value-type="float" office:value="0.38208489068000001" table:style-name="ce1">
            <text:p>0.382084891</text:p>
          </table:table-cell>
          <table:table-cell office:value-type="float" office:value="0.38082924129000001" table:style-name="ce1">
            <text:p>0.380829241</text:p>
          </table:table-cell>
          <table:table-cell office:value-type="float" office:value="0.37371782131000003" table:style-name="ce1">
            <text:p>0.373717821</text:p>
          </table:table-cell>
          <table:table-cell office:value-type="float" office:value="0.37243629560000002" table:style-name="ce1">
            <text:p>0.372436296</text:p>
          </table:table-cell>
          <table:table-cell office:value-type="float" office:value="0.37244623639000002" table:style-name="ce1">
            <text:p>0.37244623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81_load</text:p>
          </table:table-cell>
          <table:table-cell office:value-type="float" office:value="2.9792808279999998" table:style-name="ce1">
            <text:p>2.979280828</text:p>
          </table:table-cell>
          <table:table-cell office:value-type="float" office:value="3.0098334010000003" table:style-name="ce1">
            <text:p>3.009833401</text:p>
          </table:table-cell>
          <table:table-cell office:value-type="float" office:value="2.9893277139999999" table:style-name="ce1">
            <text:p>2.989327714</text:p>
          </table:table-cell>
          <table:table-cell office:value-type="float" office:value="2.9672058159999999" table:style-name="ce1">
            <text:p>2.967205816</text:p>
          </table:table-cell>
          <table:table-cell office:value-type="float" office:value="2.9648279709999996" table:style-name="ce1">
            <text:p>2.964827971</text:p>
          </table:table-cell>
          <table:table-cell office:value-type="float" office:value="3.0006915369999998" table:style-name="ce1">
            <text:p>3.000691537</text:p>
          </table:table-cell>
          <table:table-cell office:value-type="float" office:value="3.011864122" table:style-name="ce1">
            <text:p>3.011864122</text:p>
          </table:table-cell>
          <table:table-cell office:value-type="float" office:value="3.0172122969999999" table:style-name="ce1">
            <text:p>3.017212297</text:p>
          </table:table-cell>
          <table:table-cell office:value-type="float" office:value="3.0069323229999996" table:style-name="ce1">
            <text:p>3.006932323</text:p>
          </table:table-cell>
          <table:table-cell office:value-type="float" office:value="2.9943081069999997" table:style-name="ce1">
            <text:p>2.994308107</text:p>
          </table:table-cell>
          <table:table-cell office:value-type="float" office:value="2.965978486" table:style-name="ce1">
            <text:p>2.965978486</text:p>
          </table:table-cell>
          <table:table-cell office:value-type="float" office:value="2.9738516379999997" table:style-name="ce1">
            <text:p>2.973851638</text:p>
          </table:table-cell>
          <table:table-cell office:value-type="float" office:value="2.9805559809999997" table:style-name="ce1">
            <text:p>2.980555981</text:p>
          </table:table-cell>
          <table:table-cell office:value-type="float" office:value="3.0097062309999996" table:style-name="ce1">
            <text:p>3.009706231</text:p>
          </table:table-cell>
          <table:table-cell office:value-type="float" office:value="3.0907189239999995" table:style-name="ce1">
            <text:p>3.090718924</text:p>
          </table:table-cell>
          <table:table-cell office:value-type="float" office:value="3.0908774920000002" table:style-name="ce1">
            <text:p>3.090877492</text:p>
          </table:table-cell>
          <table:table-cell office:value-type="float" office:value="3.0806965510000004" table:style-name="ce1">
            <text:p>3.080696551</text:p>
          </table:table-cell>
          <table:table-cell office:value-type="float" office:value="3.023036389" table:style-name="ce1">
            <text:p>3.023036389</text:p>
          </table:table-cell>
          <table:table-cell office:value-type="float" office:value="3.0126456400000001" table:style-name="ce1">
            <text:p>3.01264564</text:p>
          </table:table-cell>
          <table:table-cell office:value-type="float" office:value="3.0127262410000002" table:style-name="ce1">
            <text:p>3.01272624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82_load</text:p>
          </table:table-cell>
          <table:table-cell office:value-type="float" office:value="5.9575616560000002" table:style-name="ce1">
            <text:p>5.957561656</text:p>
          </table:table-cell>
          <table:table-cell office:value-type="float" office:value="6.0186668020000011" table:style-name="ce1">
            <text:p>6.018666802</text:p>
          </table:table-cell>
          <table:table-cell office:value-type="float" office:value="5.9776554280000003" table:style-name="ce1">
            <text:p>5.977655428</text:p>
          </table:table-cell>
          <table:table-cell office:value-type="float" office:value="5.9334116320000003" table:style-name="ce1">
            <text:p>5.933411632</text:p>
          </table:table-cell>
          <table:table-cell office:value-type="float" office:value="5.9286559419999998" table:style-name="ce1">
            <text:p>5.928655942</text:p>
          </table:table-cell>
          <table:table-cell office:value-type="float" office:value="6.0003830740000001" table:style-name="ce1">
            <text:p>6.000383074</text:p>
          </table:table-cell>
          <table:table-cell office:value-type="float" office:value="6.0227282440000005" table:style-name="ce1">
            <text:p>6.022728244</text:p>
          </table:table-cell>
          <table:table-cell office:value-type="float" office:value="6.0334245940000004" table:style-name="ce1">
            <text:p>6.033424594</text:p>
          </table:table-cell>
          <table:table-cell office:value-type="float" office:value="6.0128646459999997" table:style-name="ce1">
            <text:p>6.012864646</text:p>
          </table:table-cell>
          <table:table-cell office:value-type="float" office:value="5.987616214" table:style-name="ce1">
            <text:p>5.987616214</text:p>
          </table:table-cell>
          <table:table-cell office:value-type="float" office:value="5.9309569720000006" table:style-name="ce1">
            <text:p>5.930956972</text:p>
          </table:table-cell>
          <table:table-cell office:value-type="float" office:value="5.946703276" table:style-name="ce1">
            <text:p>5.946703276</text:p>
          </table:table-cell>
          <table:table-cell office:value-type="float" office:value="5.960111962" table:style-name="ce1">
            <text:p>5.960111962</text:p>
          </table:table-cell>
          <table:table-cell office:value-type="float" office:value="6.0184124619999997" table:style-name="ce1">
            <text:p>6.018412462</text:p>
          </table:table-cell>
          <table:table-cell office:value-type="float" office:value="6.1804378479999995" table:style-name="ce1">
            <text:p>6.180437848</text:p>
          </table:table-cell>
          <table:table-cell office:value-type="float" office:value="6.1807549840000009" table:style-name="ce1">
            <text:p>6.180754984</text:p>
          </table:table-cell>
          <table:table-cell office:value-type="float" office:value="6.1603931020000013" table:style-name="ce1">
            <text:p>6.160393102</text:p>
          </table:table-cell>
          <table:table-cell office:value-type="float" office:value="6.0450727780000006" table:style-name="ce1">
            <text:p>6.045072778</text:p>
          </table:table-cell>
          <table:table-cell office:value-type="float" office:value="6.0242912800000008" table:style-name="ce1">
            <text:p>6.02429128</text:p>
          </table:table-cell>
          <table:table-cell office:value-type="float" office:value="6.0244524820000009" table:style-name="ce1">
            <text:p>6.02445248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83_load</text:p>
          </table:table-cell>
          <table:table-cell office:value-type="float" office:value="3.9720411040000001" table:style-name="ce1">
            <text:p>3.972041104</text:p>
          </table:table-cell>
          <table:table-cell office:value-type="float" office:value="4.0127778680000006" table:style-name="ce1">
            <text:p>4.012777868</text:p>
          </table:table-cell>
          <table:table-cell office:value-type="float" office:value="3.9854369519999997" table:style-name="ce1">
            <text:p>3.985436952</text:p>
          </table:table-cell>
          <table:table-cell office:value-type="float" office:value="3.9559410879999999" table:style-name="ce1">
            <text:p>3.955941088</text:p>
          </table:table-cell>
          <table:table-cell office:value-type="float" office:value="3.9527706279999997" table:style-name="ce1">
            <text:p>3.952770628</text:p>
          </table:table-cell>
          <table:table-cell office:value-type="float" office:value="4.0005887160000002" table:style-name="ce1">
            <text:p>4.000588716</text:p>
          </table:table-cell>
          <table:table-cell office:value-type="float" office:value="4.0154854960000002" table:style-name="ce1">
            <text:p>4.015485496</text:p>
          </table:table-cell>
          <table:table-cell office:value-type="float" office:value="4.0226163960000001" table:style-name="ce1">
            <text:p>4.022616396</text:p>
          </table:table-cell>
          <table:table-cell office:value-type="float" office:value="4.0089097640000002" table:style-name="ce1">
            <text:p>4.008909764</text:p>
          </table:table-cell>
          <table:table-cell office:value-type="float" office:value="3.992077476" table:style-name="ce1">
            <text:p>3.992077476</text:p>
          </table:table-cell>
          <table:table-cell office:value-type="float" office:value="3.9543046479999999" table:style-name="ce1">
            <text:p>3.954304648</text:p>
          </table:table-cell>
          <table:table-cell office:value-type="float" office:value="3.9648021839999998" table:style-name="ce1">
            <text:p>3.964802184</text:p>
          </table:table-cell>
          <table:table-cell office:value-type="float" office:value="3.9737413079999997" table:style-name="ce1">
            <text:p>3.973741308</text:p>
          </table:table-cell>
          <table:table-cell office:value-type="float" office:value="4.0126083079999999" table:style-name="ce1">
            <text:p>4.012608308</text:p>
          </table:table-cell>
          <table:table-cell office:value-type="float" office:value="4.1206252320000001" table:style-name="ce1">
            <text:p>4.120625232</text:p>
          </table:table-cell>
          <table:table-cell office:value-type="float" office:value="4.1208366560000007" table:style-name="ce1">
            <text:p>4.120836656</text:p>
          </table:table-cell>
          <table:table-cell office:value-type="float" office:value="4.1072620680000007" table:style-name="ce1">
            <text:p>4.107262068</text:p>
          </table:table-cell>
          <table:table-cell office:value-type="float" office:value="4.0303818520000005" table:style-name="ce1">
            <text:p>4.030381852</text:p>
          </table:table-cell>
          <table:table-cell office:value-type="float" office:value="4.0165275200000004" table:style-name="ce1">
            <text:p>4.01652752</text:p>
          </table:table-cell>
          <table:table-cell office:value-type="float" office:value="4.0166349880000007" table:style-name="ce1">
            <text:p>4.01663498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84_load</text:p>
          </table:table-cell>
          <table:table-cell office:value-type="float" office:value="11.3184671464" table:style-name="ce1">
            <text:p>11.31846715</text:p>
          </table:table-cell>
          <table:table-cell office:value-type="float" office:value="11.4345669238" table:style-name="ce1">
            <text:p>11.43456692</text:p>
          </table:table-cell>
          <table:table-cell office:value-type="float" office:value="11.3566453132" table:style-name="ce1">
            <text:p>11.35664531</text:p>
          </table:table-cell>
          <table:table-cell office:value-type="float" office:value="11.272582100799999" table:style-name="ce1">
            <text:p>11.2725821</text:p>
          </table:table-cell>
          <table:table-cell office:value-type="float" office:value="11.263546289799999" table:style-name="ce1">
            <text:p>11.26354629</text:p>
          </table:table-cell>
          <table:table-cell office:value-type="float" office:value="11.399827840599999" table:style-name="ce1">
            <text:p>11.39982784</text:p>
          </table:table-cell>
          <table:table-cell office:value-type="float" office:value="11.4422836636" table:style-name="ce1">
            <text:p>11.44228366</text:p>
          </table:table-cell>
          <table:table-cell office:value-type="float" office:value="11.462606728599999" table:style-name="ce1">
            <text:p>11.46260673</text:p>
          </table:table-cell>
          <table:table-cell office:value-type="float" office:value="11.423542827399999" table:style-name="ce1">
            <text:p>11.42354283</text:p>
          </table:table-cell>
          <table:table-cell office:value-type="float" office:value="11.375570806600001" table:style-name="ce1">
            <text:p>11.37557081</text:p>
          </table:table-cell>
          <table:table-cell office:value-type="float" office:value="11.267918246800001" table:style-name="ce1">
            <text:p>11.26791825</text:p>
          </table:table-cell>
          <table:table-cell office:value-type="float" office:value="11.297836224399999" table:style-name="ce1">
            <text:p>11.29783622</text:p>
          </table:table-cell>
          <table:table-cell office:value-type="float" office:value="11.323312727799999" table:style-name="ce1">
            <text:p>11.32331273</text:p>
          </table:table-cell>
          <table:table-cell office:value-type="float" office:value="11.434083677799999" table:style-name="ce1">
            <text:p>11.43408368</text:p>
          </table:table-cell>
          <table:table-cell office:value-type="float" office:value="11.741931911199998" table:style-name="ce1">
            <text:p>11.74193191</text:p>
          </table:table-cell>
          <table:table-cell office:value-type="float" office:value="11.742534469600001" table:style-name="ce1">
            <text:p>11.74253447</text:p>
          </table:table-cell>
          <table:table-cell office:value-type="float" office:value="11.703846893800002" table:style-name="ce1">
            <text:p>11.70384689</text:p>
          </table:table-cell>
          <table:table-cell office:value-type="float" office:value="11.4847382782" table:style-name="ce1">
            <text:p>11.48473828</text:p>
          </table:table-cell>
          <table:table-cell office:value-type="float" office:value="11.445253431999999" table:style-name="ce1">
            <text:p>11.44525343</text:p>
          </table:table-cell>
          <table:table-cell office:value-type="float" office:value="11.445559715800002" table:style-name="ce1">
            <text:p>11.4455597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85_load</text:p>
          </table:table-cell>
          <table:table-cell office:value-type="float" office:value="15.0909561952" table:style-name="ce1">
            <text:p>15.0909562</text:p>
          </table:table-cell>
          <table:table-cell office:value-type="float" office:value="15.245755898400002" table:style-name="ce1">
            <text:p>15.2457559</text:p>
          </table:table-cell>
          <table:table-cell office:value-type="float" office:value="15.1418604176" table:style-name="ce1">
            <text:p>15.14186042</text:p>
          </table:table-cell>
          <table:table-cell office:value-type="float" office:value="15.0297761344" table:style-name="ce1">
            <text:p>15.02977613</text:p>
          </table:table-cell>
          <table:table-cell office:value-type="float" office:value="15.0177283864" table:style-name="ce1">
            <text:p>15.01772839</text:p>
          </table:table-cell>
          <table:table-cell office:value-type="float" office:value="15.199437120800001" table:style-name="ce1">
            <text:p>15.19943712</text:p>
          </table:table-cell>
          <table:table-cell office:value-type="float" office:value="15.2560448848" table:style-name="ce1">
            <text:p>15.25604488</text:p>
          </table:table-cell>
          <table:table-cell office:value-type="float" office:value="15.2831423048" table:style-name="ce1">
            <text:p>15.2831423</text:p>
          </table:table-cell>
          <table:table-cell office:value-type="float" office:value="15.2310571032" table:style-name="ce1">
            <text:p>15.2310571</text:p>
          </table:table-cell>
          <table:table-cell office:value-type="float" office:value="15.167094408800001" table:style-name="ce1">
            <text:p>15.16709441</text:p>
          </table:table-cell>
          <table:table-cell office:value-type="float" office:value="15.0235576624" table:style-name="ce1">
            <text:p>15.02355766</text:p>
          </table:table-cell>
          <table:table-cell office:value-type="float" office:value="15.063448299200001" table:style-name="ce1">
            <text:p>15.0634483</text:p>
          </table:table-cell>
          <table:table-cell office:value-type="float" office:value="15.097416970399999" table:style-name="ce1">
            <text:p>15.09741697</text:p>
          </table:table-cell>
          <table:table-cell office:value-type="float" office:value="15.245111570399999" table:style-name="ce1">
            <text:p>15.24511157</text:p>
          </table:table-cell>
          <table:table-cell office:value-type="float" office:value="15.655575881599999" table:style-name="ce1">
            <text:p>15.65557588</text:p>
          </table:table-cell>
          <table:table-cell office:value-type="float" office:value="15.656379292800002" table:style-name="ce1">
            <text:p>15.65637929</text:p>
          </table:table-cell>
          <table:table-cell office:value-type="float" office:value="15.604795858400003" table:style-name="ce1">
            <text:p>15.60479586</text:p>
          </table:table-cell>
          <table:table-cell office:value-type="float" office:value="15.312651037600002" table:style-name="ce1">
            <text:p>15.31265104</text:p>
          </table:table-cell>
          <table:table-cell office:value-type="float" office:value="15.260004576" table:style-name="ce1">
            <text:p>15.26000458</text:p>
          </table:table-cell>
          <table:table-cell office:value-type="float" office:value="15.260412954400001" table:style-name="ce1">
            <text:p>15.2604129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86_load</text:p>
          </table:table-cell>
          <table:table-cell office:value-type="float" office:value="3.5729514730480001" table:style-name="ce1">
            <text:p>3.572951473</text:p>
          </table:table-cell>
          <table:table-cell office:value-type="float" office:value="3.609594192266" table:style-name="ce1">
            <text:p>3.609594192</text:p>
          </table:table-cell>
          <table:table-cell office:value-type="float" office:value="3.5850010383239996" table:style-name="ce1">
            <text:p>3.585001038</text:p>
          </table:table-cell>
          <table:table-cell office:value-type="float" office:value="3.5584695086559996" table:style-name="ce1">
            <text:p>3.558469509</text:p>
          </table:table-cell>
          <table:table-cell office:value-type="float" office:value="3.5556176798859997" table:style-name="ce1">
            <text:p>3.55561768</text:p>
          </table:table-cell>
          <table:table-cell office:value-type="float" office:value="3.5986300500419994" table:style-name="ce1">
            <text:p>3.59863005</text:p>
          </table:table-cell>
          <table:table-cell office:value-type="float" office:value="3.6120297036519995" table:style-name="ce1">
            <text:p>3.612029704</text:p>
          </table:table-cell>
          <table:table-cell office:value-type="float" office:value="3.6184439482019997" table:style-name="ce1">
            <text:p>3.618443948</text:p>
          </table:table-cell>
          <table:table-cell office:value-type="float" office:value="3.6061148327179997" table:style-name="ce1">
            <text:p>3.606114833</text:p>
          </table:table-cell>
          <table:table-cell office:value-type="float" office:value="3.590974189662" table:style-name="ce1">
            <text:p>3.59097419</text:p>
          </table:table-cell>
          <table:table-cell office:value-type="float" office:value="3.5569975308759996" table:style-name="ce1">
            <text:p>3.556997531</text:p>
          </table:table-cell>
          <table:table-cell office:value-type="float" office:value="3.5664400645079999" table:style-name="ce1">
            <text:p>3.566440065</text:p>
          </table:table-cell>
          <table:table-cell office:value-type="float" office:value="3.5744808065459996" table:style-name="ce1">
            <text:p>3.574480807</text:p>
          </table:table-cell>
          <table:table-cell office:value-type="float" office:value="3.6094416730459993" table:style-name="ce1">
            <text:p>3.609441673</text:p>
          </table:table-cell>
          <table:table-cell office:value-type="float" office:value="3.7066028961839996" table:style-name="ce1">
            <text:p>3.706602896</text:p>
          </table:table-cell>
          <table:table-cell office:value-type="float" office:value="3.7067930720720002" table:style-name="ce1">
            <text:p>3.706793072</text:p>
          </table:table-cell>
          <table:table-cell office:value-type="float" office:value="3.6945827301660001" table:style-name="ce1">
            <text:p>3.69458273</text:p>
          </table:table-cell>
          <table:table-cell office:value-type="float" office:value="3.6254289758740001" table:style-name="ce1">
            <text:p>3.625428976</text:p>
          </table:table-cell>
          <table:table-cell office:value-type="float" office:value="3.6129670042399997" table:style-name="ce1">
            <text:p>3.612967004</text:p>
          </table:table-cell>
          <table:table-cell office:value-type="float" office:value="3.6130636717060001" table:style-name="ce1">
            <text:p>3.613063672</text:p>
          </table:table-cell>
          <table:table-cell table:number-columns-repeated="16363"/>
        </table:table-row>
        <table:table-row table:number-rows-repeated="1048214" table:style-name="ro1">
          <table:table-cell table:number-columns-repeated="16384"/>
        </table:table-row>
      </table:table>
      <table:table table:name="Sheet2" table:style-name="ta1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Windows User</meta:initial-creator>
    <dc:creator>Windows User</dc:creator>
    <meta:creation-date>2014-03-14T09:30:32Z</meta:creation-date>
    <dc:date>2014-03-14T14:12:38Z</dc:date>
  </office:meta>
</office:document-meta>
</file>